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8.523cm"/>
    </style:style>
    <style:style style:name="co3" style:family="table-column">
      <style:table-column-properties fo:break-before="auto" style:column-width="7.218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2.992cm"/>
    </style:style>
    <style:style style:name="co6" style:family="table-column">
      <style:table-column-properties fo:break-before="auto" style:column-width="1.2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94" style:family="table-cell" style:parent-style-name="Default">
      <style:table-cell-properties fo:background-color="#ff333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fo:background-color="#008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ackground-color="#93c9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ackground-color="#008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0" style:family="table-cell" style:parent-style-name="Default">
      <style:table-cell-properties fo:background-color="#02810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fo:background-color="#01810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fo:background-color="#01800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fo:background-color="#b7db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fo:background-color="#03820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ackground-color="#0e870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fo:background-color="#10881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ackground-color="#0d860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ackground-color="#04820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fo:background-color="#ffa1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fo:background-color="#ff878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168b1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fo:background-color="#03810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fo:background-color="#ff8d8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fo:background-color="#05830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fo:background-color="#ff5c5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fo:background-color="#01800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7" style:family="table-cell" style:parent-style-name="Default">
      <style:table-cell-properties fo:background-color="#6fb76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fo:background-color="#95ca9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ackground-color="#afd7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ackground-color="#ffb7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ackground-color="#0d870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ackground-color="#11881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fo:background-color="#ff7a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fo:background-color="#9cce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56ab5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fo:background-color="#1c8e1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fo:background-color="#83c18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ackground-color="#99cc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fo:background-color="#05820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fo:background-color="#09850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fo:background-color="#b8dcb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fo:background-color="#379b3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fo:background-color="#64b26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fo:background-color="#0f880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fo:background-color="#03810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6" style:family="table-cell" style:parent-style-name="Default">
      <style:table-cell-properties fo:background-color="#55ab5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fo:background-color="#ff393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fo:background-color="#01810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9" style:family="table-cell" style:parent-style-name="Default">
      <style:table-cell-properties fo:background-color="#fcfd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fo:background-color="#1d8e1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fo:background-color="#06830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fo:background-color="#11891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3" style:family="table-cell" style:parent-style-name="Default">
      <style:table-cell-properties fo:background-color="#26932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fo:background-color="#1b8e1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fo:background-color="#3d9f3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fo:background-color="#28942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fo:background-color="#54aa5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fo:background-color="#cde6c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fo:background-color="#8ac58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fo:background-color="#80c0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fo:background-color="#6db66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fo:background-color="#a5d2a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fo:background-color="#11881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4" style:family="table-cell" style:parent-style-name="Default">
      <style:table-cell-properties fo:background-color="#0f880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5" style:family="table-cell" style:parent-style-name="Default">
      <style:table-cell-properties fo:background-color="#52a95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fo:background-color="#cae5c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fo:background-color="#86c38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fo:background-color="#e4f2e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fo:background-color="#47a34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fo:background-color="#b5dab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ackground-color="#c8e3c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fo:background-color="#ff848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fo:background-color="#07830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fo:background-color="#ffd5d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fo:background-color="#a6d3a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fo:background-color="#7fbf7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fo:background-color="#ff90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fo:background-color="#e5f2e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fo:background-color="#6eb76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ackground-color="#0a850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ackground-color="#07840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2" style:family="table-cell" style:parent-style-name="Default">
      <style:table-cell-properties fo:background-color="#0b850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fo:background-color="#ffa7a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fo:background-color="#94ca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fo:background-color="#ff3d3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fo:background-color="#11891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fo:background-color="#66b36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ackground-color="#acd6a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fo:background-color="#03820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0" style:family="table-cell" style:parent-style-name="Default">
      <style:table-cell-properties fo:background-color="#ff353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fo:background-color="#72b97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fo:background-color="#0c860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ackground-color="#fffd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fo:background-color="#ffd9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fo:background-color="#07840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fo:background-color="#ffe4e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fo:background-color="#47a44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fo:background-color="#25932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fo:background-color="#23912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fo:background-color="#50a85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fo:background-color="#399c3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fo:background-color="#4fa74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fo:background-color="#02810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4" style:family="table-cell" style:parent-style-name="Default">
      <style:table-cell-properties fo:background-color="#b0d8b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fo:background-color="#4da74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fo:background-color="#eaf5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fo:background-color="#65b26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fo:background-color="#6bb56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fo:background-color="#2e972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1f8f1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369b3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fo:background-color="#ff454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fo:background-color="#4fa84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fo:background-color="#58ac5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fo:background-color="#57ab5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ackground-color="#3e9f3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fo:background-color="#98cc9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ackground-color="#f8fc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fo:background-color="#1a8d1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fo:background-color="#3d9e3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fo:background-color="#389c3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fo:background-color="#349a3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fo:background-color="#21912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fo:background-color="#3c9e3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fo:background-color="#29952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background-color="#2d972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fo:background-color="#87c38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fo:background-color="#84c28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fo:background-color="#ffe0e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fo:background-color="#a1d0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fo:background-color="#08840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fo:background-color="#ff343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fo:background-color="#b4d9b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fo:background-color="#ffd2d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fo:background-color="#32993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fo:background-color="#ff606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fo:background-color="#47a34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8" style:family="table-cell" style:parent-style-name="Default">
      <style:table-cell-properties fo:background-color="#ff94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fo:background-color="#ff525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fo:background-color="#ffd8d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fo:background-color="#85c28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2" style:family="table-cell" style:parent-style-name="Default">
      <style:table-cell-properties fo:background-color="#cbe5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fo:background-color="#ff383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fo:background-color="#ffd6d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5" style:family="table-cell" style:parent-style-name="Default">
      <style:table-cell-properties fo:background-color="#daecd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fo:background-color="#ff464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fo:background-color="#ffaa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ffa0a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9" style:family="table-cell" style:parent-style-name="Default">
      <style:table-cell-properties fo:background-color="#ff959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fo:background-color="#66b36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1" style:family="table-cell" style:parent-style-name="Default">
      <style:table-cell-properties fo:background-color="#ffded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fo:background-color="#ffeee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fo:background-color="#ff8c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fo:background-color="#ff545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fo:background-color="#ffa0a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ackground-color="#ff828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ff5b5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fo:background-color="#ff9e9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background-color="#ffc9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fo:background-color="#ffb1b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fo:background-color="#ffd0d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fo:background-color="#ff3b3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fo:background-color="#ff434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5" style:family="table-cell" style:parent-style-name="Default">
      <style:table-cell-properties fo:background-color="#04820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6" style:family="table-cell" style:parent-style-name="Default">
      <style:table-cell-properties fo:background-color="#10881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7" style:family="table-cell" style:parent-style-name="Default">
      <style:table-cell-properties fo:background-color="#ff8e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fo:background-color="#46a34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fo:background-color="#ff3c3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fo:background-color="#ffaf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fo:background-color="#21902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fo:background-color="#e9f4e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fo:background-color="#fff5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fo:background-color="#fff5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5" style:family="table-cell" style:parent-style-name="Default">
      <style:table-cell-properties fo:background-color="#ff666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fo:background-color="#ff404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fo:background-color="#ff424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fo:background-color="#178c1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fo:background-color="#76bb7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0" style:family="table-cell" style:parent-style-name="Default">
      <style:table-cell-properties fo:background-color="#76bb7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fo:background-color="#ff4b4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fo:background-color="#ff4b4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3" style:family="table-cell" style:parent-style-name="Default">
      <style:table-cell-properties fo:background-color="#09840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fo:background-color="#07830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5" style:family="table-cell" style:parent-style-name="Default">
      <style:table-cell-properties fo:background-color="#48a44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fo:background-color="#12891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fo:background-color="#ff3e3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fo:background-color="#369b3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9" style:family="table-cell" style:parent-style-name="Default">
      <style:table-cell-properties fo:background-color="#e2f0e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fo:background-color="#ff444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fo:background-color="#ff747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fo:background-color="#13891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fo:background-color="#13891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4" style:family="table-cell" style:parent-style-name="Default">
      <style:table-cell-properties fo:background-color="#ff414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fo:background-color="#add6a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fo:background-color="#3f9f3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fo:background-color="#138a1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fo:background-color="#2f982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ackground-color="#59ac5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fo:background-color="#ffc2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fo:background-color="#148a1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fo:background-color="#feff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fo:background-color="#ffe0e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4" style:family="table-cell" style:parent-style-name="Default">
      <style:table-cell-properties fo:background-color="#ffa4a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fo:background-color="#43a14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fo:background-color="#cae4c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fo:background-color="#188c1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fo:background-color="#ff6b6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ackground-color="#ffc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fo:background-color="#ff7b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fo:background-color="#ffdad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fo:background-color="#ff99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3" style:family="table-cell" style:parent-style-name="Default">
      <style:table-cell-properties fo:background-color="#cce6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fo:background-color="#53aa5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fo:background-color="#c9e4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fo:background-color="#fff3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fo:background-color="#d4ead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fo:background-color="#ffefe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fo:background-color="#ff565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0" style:family="table-cell" style:parent-style-name="Default">
      <style:table-cell-properties fo:background-color="#ff8b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fo:background-color="#ffaa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2" style:family="table-cell" style:parent-style-name="Default">
      <style:table-cell-properties fo:background-color="#2a952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fo:background-color="#d7ebd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fo:background-color="#7bbd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fo:background-color="#bfd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fo:background-color="#ff5f5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fo:background-color="#ff373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fo:background-color="#ffc5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fo:background-color="#44a24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0" style:family="table-cell" style:parent-style-name="Default">
      <style:table-cell-properties fo:background-color="#ff89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fo:background-color="#ffdd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fo:background-color="#e6f2e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fo:background-color="#f3f9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fo:background-color="#ff8a8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fo:background-color="#ff858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fo:background-color="#ffd6d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fo:background-color="#ff4c4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fo:background-color="#ffb0b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9" style:family="table-cell" style:parent-style-name="Default">
      <style:table-cell-properties fo:background-color="#ffc8c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fo:background-color="#ffd4d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fo:background-color="#31983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fo:background-color="#a4d2a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fo:background-color="#399c3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4" style:family="table-cell" style:parent-style-name="Default">
      <style:table-cell-properties fo:background-color="#ffcac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fo:background-color="#8ec7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6" style:family="table-cell" style:parent-style-name="Default">
      <style:table-cell-properties fo:background-color="#31993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fo:background-color="#ffe8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8" style:family="table-cell" style:parent-style-name="Default">
      <style:table-cell-properties fo:background-color="#ff363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fo:background-color="#ff373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0" style:family="table-cell" style:parent-style-name="Default">
      <style:table-cell-properties fo:background-color="#ff838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fo:background-color="#148a1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2" style:family="table-cell" style:parent-style-name="Default">
      <style:table-cell-properties fo:background-color="#7cbe7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fo:background-color="#4ca64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fo:background-color="#ff6d6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fo:background-color="#ffbbb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fo:background-color="#41a04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fo:background-color="#d4e9d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fo:background-color="#06830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9" style:family="table-cell" style:parent-style-name="Default">
      <style:table-cell-properties fo:background-color="#05820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0" style:family="table-cell" style:parent-style-name="Default">
      <style:table-cell-properties fo:background-color="#ff3a3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fo:background-color="#ffcf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fo:background-color="#fff7f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3" style:family="table-cell" style:parent-style-name="Default">
      <style:table-cell-properties fo:background-color="#2c962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fo:background-color="#2c962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5" style:family="table-cell" style:parent-style-name="Default">
      <style:table-cell-properties fo:background-color="#41a04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6" style:family="table-cell" style:parent-style-name="Default">
      <style:table-cell-properties fo:background-color="#20902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fo:background-color="#ff858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8" style:family="table-cell" style:parent-style-name="Default">
      <style:table-cell-properties fo:background-color="#0e870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9" style:family="table-cell" style:parent-style-name="Default">
      <style:table-cell-properties fo:background-color="#3e9f3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0" style:family="table-cell" style:parent-style-name="Default">
      <style:table-cell-properties fo:background-color="#80c0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1" style:family="table-cell" style:parent-style-name="Default">
      <style:table-cell-properties fo:background-color="#ff434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fo:background-color="#69b46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fo:background-color="#69b46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4" style:family="table-cell" style:parent-style-name="Default">
      <style:table-cell-properties fo:background-color="#20902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5" style:family="table-cell" style:parent-style-name="Default">
      <style:table-cell-properties fo:background-color="#44a24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fo:background-color="#cfe7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339a3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fo:background-color="#ffb5b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fo:background-color="#c5e2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fo:background-color="#4aa54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fo:background-color="#ff797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fo:background-color="#73b97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fo:background-color="#4ba54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fo:background-color="#30983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5" style:family="table-cell" style:parent-style-name="Default">
      <style:table-cell-properties fo:background-color="#ffaea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fo:background-color="#ffcc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fo:background-color="#ffb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fo:background-color="#ffc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9" style:family="table-cell" style:parent-style-name="Default">
      <style:table-cell-properties fo:background-color="#71b87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0" style:family="table-cell" style:parent-style-name="Default">
      <style:table-cell-properties fo:background-color="#afd7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1" style:family="table-cell" style:parent-style-name="Default">
      <style:table-cell-properties fo:background-color="#ffbcb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fo:background-color="#70b87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fo:background-color="#2b952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>
      <style:table-cell-properties fo:background-color="#42a14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fo:background-color="#30983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fo:background-color="#c1e0c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fo:background-color="#158a1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8" style:family="table-cell" style:parent-style-name="Default">
      <style:table-cell-properties fo:background-color="#fff8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9" style:family="table-cell" style:parent-style-name="Default">
      <style:table-cell-properties fo:background-color="#a3d1a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fo:background-color="#1d8f1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fo:background-color="#24922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fo:background-color="#33993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fo:background-color="#e3f1e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fo:background-color="#40a04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fo:background-color="#5dae5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fo:background-color="#29942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fo:background-color="#0f870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fo:background-color="#ffa8a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9" style:family="table-cell" style:parent-style-name="Default">
      <style:table-cell-properties fo:background-color="#9acd9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fo:background-color="#ff535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fo:background-color="#ff5a5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fo:background-color="#f5fa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fo:background-color="#3a9d3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fo:background-color="#4aa54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5" style:family="table-cell" style:parent-style-name="Default">
      <style:table-cell-properties fo:background-color="#27942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fo:background-color="#a8d3a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fo:background-color="#ffaba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fo:background-color="#9fcf9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fo:background-color="#a9d4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fo:background-color="#198c1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fo:background-color="#6cb66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fo:background-color="#deeed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3" style:family="table-cell" style:parent-style-name="Default">
      <style:table-cell-properties fo:background-color="#ff989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fo:background-color="#8bc5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fo:background-color="#63b26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>
      <style:table-cell-properties fo:background-color="#0b860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fo:background-color="#ff9e9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8" style:family="table-cell" style:parent-style-name="Default">
      <style:table-cell-properties fo:background-color="#ff75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>
      <style:table-cell-properties fo:background-color="#7ebf7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able-cell-properties fo:background-color="#9bcd9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1" style:family="table-cell" style:parent-style-name="Default">
      <style:table-cell-properties fo:background-color="#c2e1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>
      <style:table-cell-properties fo:background-color="#61b06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>
      <style:table-cell-properties fo:background-color="#ffe8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>
      <style:table-cell-properties fo:background-color="#2b962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>
      <style:table-cell-properties fo:background-color="#ff686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fo:background-color="#ddee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>
      <style:table-cell-properties fo:background-color="#d3e9d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8" style:family="table-cell" style:parent-style-name="Default">
      <style:table-cell-properties fo:background-color="#ffbeb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>
      <style:table-cell-properties fo:background-color="#a6d2a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fo:background-color="#0d870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1" style:family="table-cell" style:parent-style-name="Default">
      <style:table-cell-properties fo:background-color="#8cc6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fo:background-color="#e6f3e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fo:background-color="#ff7d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>
      <style:table-cell-properties fo:background-color="#51a85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background-color="#51a85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6" style:family="table-cell" style:parent-style-name="Default">
      <style:table-cell-properties fo:background-color="#ff636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>
      <style:table-cell-properties fo:background-color="#ff99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fo:background-color="#c4e2c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>
      <style:table-cell-properties fo:background-color="#ffc6c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fo:background-color="#95ca9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1" style:family="table-cell" style:parent-style-name="Default">
      <style:table-cell-properties fo:background-color="#ffec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fo:background-color="#ff7f7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3" style:family="table-cell" style:parent-style-name="Default">
      <style:table-cell-properties fo:background-color="#ff7f7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4" style:family="table-cell" style:parent-style-name="Default">
      <style:table-cell-properties fo:background-color="#ff88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>
      <style:table-cell-properties fo:background-color="#ff393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6" style:family="table-cell" style:parent-style-name="Default">
      <style:table-cell-properties fo:background-color="#d0e8d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>
      <style:table-cell-properties fo:background-color="#ffd7d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fo:background-color="#49a54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>
      <style:table-cell-properties fo:background-color="#eef7e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ackground-color="#ffc4c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>
      <style:table-cell-properties fo:background-color="#ff6f6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2" style:family="table-cell" style:parent-style-name="Default">
      <style:table-cell-properties fo:background-color="#ff6f6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3" style:family="table-cell" style:parent-style-name="Default">
      <style:table-cell-properties fo:background-color="#90c8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>
      <style:table-cell-properties fo:background-color="#ffc9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5" style:family="table-cell" style:parent-style-name="Default">
      <style:table-cell-properties fo:background-color="#fdfe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>
      <style:table-cell-properties fo:background-color="#badcb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fo:background-color="#ff646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8" style:family="table-cell" style:parent-style-name="Default">
      <style:table-cell-properties fo:background-color="#ff9c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9" style:family="table-cell" style:parent-style-name="Default">
      <style:table-cell-properties fo:background-color="#fff7f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0" style:family="table-cell" style:parent-style-name="Default">
      <style:table-cell-properties fo:background-color="#fefe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1" style:family="table-cell" style:parent-style-name="Default">
      <style:table-cell-properties fo:background-color="#09840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2" style:family="table-cell" style:parent-style-name="Default">
      <style:table-cell-properties fo:background-color="#53aa5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3" style:family="table-cell" style:parent-style-name="Default">
      <style:table-cell-properties fo:background-color="#f4f9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fo:background-color="#a8d4a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5" style:family="table-cell" style:parent-style-name="Default">
      <style:table-cell-properties fo:background-color="#82c18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6" style:family="table-cell" style:parent-style-name="Default">
      <style:table-cell-properties fo:background-color="#fafc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7" style:family="table-cell" style:parent-style-name="Default">
      <style:table-cell-properties fo:background-color="#abd5a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>
      <style:table-cell-properties fo:background-color="#ecf5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9" style:family="table-cell" style:parent-style-name="Default">
      <style:table-cell-properties fo:background-color="#93c9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0" style:family="table-cell" style:parent-style-name="Default">
      <style:table-cell-properties fo:background-color="#75ba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1" style:family="table-cell" style:parent-style-name="Default">
      <style:table-cell-properties fo:background-color="#ff80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2" style:family="table-cell" style:parent-style-name="Default">
      <style:table-cell-properties fo:background-color="#2d972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3" style:family="table-cell" style:parent-style-name="Default">
      <style:table-cell-properties fo:background-color="#fbfd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4" style:family="table-cell" style:parent-style-name="Default">
      <style:table-cell-properties fo:background-color="#32993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5" style:family="table-cell" style:parent-style-name="Default">
      <style:table-cell-properties fo:background-color="#1b8e1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6" style:family="table-cell" style:parent-style-name="Default">
      <style:table-cell-properties fo:background-color="#d1e8d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7" style:family="table-cell" style:parent-style-name="Default">
      <style:table-cell-properties fo:background-color="#e7f3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8" style:family="table-cell" style:parent-style-name="Default">
      <style:table-cell-properties fo:background-color="#b2d8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9" style:family="table-cell" style:parent-style-name="Default">
      <style:table-cell-properties fo:background-color="#b2d8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0" style:family="table-cell" style:parent-style-name="Default">
      <style:table-cell-properties fo:background-color="#27932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1" style:family="table-cell" style:parent-style-name="Default">
      <style:table-cell-properties fo:background-color="#ff656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2" style:family="table-cell" style:parent-style-name="Default">
      <style:table-cell-properties fo:background-color="#ffd7d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3" style:family="table-cell" style:parent-style-name="Default">
      <style:table-cell-properties fo:background-color="#92c99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4" style:family="table-cell" style:parent-style-name="Default">
      <style:table-cell-properties fo:background-color="#ff9a9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5" style:family="table-cell" style:parent-style-name="Default">
      <style:table-cell-properties fo:background-color="#ff5d5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>
      <style:table-cell-properties fo:background-color="#ff3f3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7" style:family="table-cell" style:parent-style-name="Default">
      <style:table-cell-properties fo:background-color="#ff464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8" style:family="table-cell" style:parent-style-name="Default">
      <style:table-cell-properties fo:background-color="#bedfb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9" style:family="table-cell" style:parent-style-name="Default">
      <style:table-cell-properties fo:background-color="#88c4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0" style:family="table-cell" style:parent-style-name="Default">
      <style:table-cell-properties fo:background-color="#fff8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fo:background-color="#158b1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2" style:family="table-cell" style:parent-style-name="Default">
      <style:table-cell-properties fo:background-color="#1b8d1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>
      <style:table-cell-properties fo:background-color="#158a1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fo:background-color="#cfe7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5" style:family="table-cell" style:parent-style-name="Default">
      <style:table-cell-properties fo:background-color="#d2e9d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6" style:family="table-cell" style:parent-style-name="Default">
      <style:table-cell-properties fo:background-color="#ffdcd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7" style:family="table-cell" style:parent-style-name="Default">
      <style:table-cell-properties fo:background-color="#d9ec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8" style:family="table-cell" style:parent-style-name="Default">
      <style:table-cell-properties fo:background-color="#a2d0a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9" style:family="table-cell" style:parent-style-name="Default">
      <style:text-properties style:text-outline="false" style:text-line-through-style="none" style:text-line-through-type="none" style:font-name="Cambria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0" style:family="table-cell" style:parent-style-name="Default">
      <style:text-properties fo:font-weight="normal" style:font-weight-asian="normal" style:font-weight-complex="normal"/>
    </style:style>
    <style:style style:name="ce991" style:family="table-cell" style:parent-style-name="Default">
      <style:text-properties style:font-name="Cambria" fo:font-weight="normal" style:font-weight-asian="normal" style:font-weight-complex="normal"/>
    </style:style>
    <style:style style:name="ce496" style:family="table-cell" style:parent-style-name="Default">
      <style:text-properties fo:color="#000000" style:text-outline="false" style:text-line-through-style="none" style:text-line-through-type="none" style:font-name="Calibri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497" style:family="table-cell" style:parent-style-name="Default">
      <style:text-properties style:text-outline="false" style:text-line-through-style="none" style:text-line-through-type="none" style:font-name="Cambria" fo:font-size="11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4" style:family="table-cell" style:parent-style-name="Default">
      <style:text-properties fo:color="#000000" style:text-outline="false" style:text-line-through-style="none" style:text-line-through-type="none" style:font-name="Cambria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" style:family="text">
      <style:text-properties fo:color="#000000" style:font-name="Cambria" fo:font-size="11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mbria" fo:font-size="11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16347" table:default-cell-style-name="Default"/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 office:value-type="string" calcext:value-type="string" table:number-columns-spanned="2" table:number-rows-spanned="1">
            <text:p>Note that when this file was made AUV was still being defined</text:p>
          </table:table-cell>
          <table:covered-table-cell/>
          <table:table-cell office:value-type="string" calcext:value-type="string">
            <text:p>Table showing how often a given calibrator was ranked</text:p>
          </table:table-cell>
          <table:table-cell table:number-columns-repeated="2"/>
          <table:table-cell table:style-name="ce899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/>
          <table:table-cell table:style-name="ce899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/>
          <table:table-cell table:style-name="ce899" office:value-type="string" calcext:value-type="string" table:number-columns-spanned="5" table:number-rows-spanned="1">
            <text:p>BackBlaze_2021</text:p>
          </table:table-cell>
          <table:covered-table-cell table:number-columns-repeated="4"/>
          <table:table-cell table:style-name="ce899" office:value-type="string" calcext:value-type="string" table:number-columns-spanned="5" table:number-rows-spanned="1">
            <text:p>BackBlaze_2023</text:p>
          </table:table-cell>
          <table:covered-table-cell table:number-columns-repeated="4"/>
          <table:table-cell table:style-name="ce899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/>
          <table:table-cell table:number-columns-repeated="16327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office:value-type="string" calcext:value-type="string" table:number-columns-spanned="2" table:number-rows-spanned="1">
            <text:p>the left contains the AUV tables for the 10 to 1000 range</text:p>
          </table:table-cell>
          <table:covered-table-cell/>
          <table:table-cell table:number-columns-repeated="3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5"/>
          <table:table-cell office:value-type="string" calcext:value-type="string" table:number-columns-spanned="2" table:number-rows-spanned="1">
            <text:p>When the document was made AUV did not expect the division by the cardinality</text:p>
          </table:table-cell>
          <table:covered-table-cell table:style-name="ce899"/>
          <table:table-cell table:style-name="ce899" office:value-type="string" calcext:value-type="string">
            <text:p>LinearDiscriminantAnalysis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ase</text:p>
          </table:table-cell>
          <table:table-cell table:formula="of:=COUNTIF(([.C17]~ [.C44]~ [.C71]~ [.C98]~ [.C125]~ [.C152]~ [.C179]~ [.C206]~ [.C233]~ [.C260]);1)" office:value-type="float" office:value="0" calcext:value-type="float">
            <text:p>0</text:p>
          </table:table-cell>
          <table:table-cell table:formula="of:=COUNTIF(([.C17]~[.C44]~[.C71]~[.C98]~[.C125]~[.C152]~[.C179]~[.C206]~[.C233]~[.C260]);2)" office:value-type="float" office:value="0" calcext:value-type="float">
            <text:p>0</text:p>
          </table:table-cell>
          <table:table-cell table:formula="of:=COUNTIF(([.C17]~[.C44]~[.C71]~[.C98]~[.C125]~[.C152]~[.C179]~[.C206]~[.C233]~[.C260]);3)" office:value-type="float" office:value="0" calcext:value-type="float">
            <text:p>0</text:p>
          </table:table-cell>
          <table:table-cell table:formula="of:=COUNTIF(([.C17]~[.C44]~[.C71]~[.C98]~[.C125]~[.C152]~[.C179]~[.C206]~[.C233]~[.C260]);4)" office:value-type="float" office:value="0" calcext:value-type="float">
            <text:p>0</text:p>
          </table:table-cell>
          <table:table-cell table:formula="of:=COUNTIF(([.C17]~[.C44]~[.C71]~[.C98]~[.C125]~[.C152]~[.C179]~[.C206]~[.C233]~[.C260]);5)" office:value-type="float" office:value="10" calcext:value-type="float">
            <text:p>10</text:p>
          </table:table-cell>
          <table:table-cell table:formula="of:=COUNTIF(([.H17]~ [.H44]~ [.H71]~ [.H98]~ [.H125]~ [.H152]~ [.H179]~ [.H206]~ [.H233]~ [.H260]);1)" office:value-type="float" office:value="0" calcext:value-type="float">
            <text:p>0</text:p>
          </table:table-cell>
          <table:table-cell table:formula="of:=COUNTIF(([.H17]~[.H44]~[.H71]~[.H98]~[.H125]~[.H152]~[.H179]~[.H206]~[.H233]~[.H260]);2)" office:value-type="float" office:value="0" calcext:value-type="float">
            <text:p>0</text:p>
          </table:table-cell>
          <table:table-cell table:formula="of:=COUNTIF(([.H17]~[.H44]~[.H71]~[.H98]~[.H125]~[.H152]~[.H179]~[.H206]~[.H233]~[.H260]);3)" office:value-type="float" office:value="0" calcext:value-type="float">
            <text:p>0</text:p>
          </table:table-cell>
          <table:table-cell table:formula="of:=COUNTIF(([.H17]~[.H44]~[.H71]~[.H98]~[.H125]~[.H152]~[.H179]~[.H206]~[.H233]~[.H260]);4)" office:value-type="float" office:value="0" calcext:value-type="float">
            <text:p>0</text:p>
          </table:table-cell>
          <table:table-cell table:formula="of:=COUNTIF(([.H17]~[.H44]~[.H71]~[.H98]~[.H125]~[.H152]~[.H179]~[.H206]~[.H233]~[.H260]);5)" office:value-type="float" office:value="10" calcext:value-type="float">
            <text:p>10</text:p>
          </table:table-cell>
          <table:table-cell table:formula="of:=COUNTIF(([.M17]~ [.M44]~ [.M71]~ [.M98]~ [.M125]~ [.M152]~ [.M179]~ [.M206]~ [.M233]~ [.M260]);1)" office:value-type="float" office:value="0" calcext:value-type="float">
            <text:p>0</text:p>
          </table:table-cell>
          <table:table-cell table:formula="of:=COUNTIF(([.M17]~[.M44]~[.M71]~[.M98]~[.M125]~[.M152]~[.M179]~[.M206]~[.M233]~[.M260]);2)" office:value-type="float" office:value="0" calcext:value-type="float">
            <text:p>0</text:p>
          </table:table-cell>
          <table:table-cell table:formula="of:=COUNTIF(([.M17]~[.M44]~[.M71]~[.M98]~[.M125]~[.M152]~[.M179]~[.M206]~[.M233]~[.M260]);3)" office:value-type="float" office:value="0" calcext:value-type="float">
            <text:p>0</text:p>
          </table:table-cell>
          <table:table-cell table:formula="of:=COUNTIF(([.M17]~[.M44]~[.M71]~[.M98]~[.M125]~[.M152]~[.M179]~[.M206]~[.M233]~[.M260]);4)" office:value-type="float" office:value="0" calcext:value-type="float">
            <text:p>0</text:p>
          </table:table-cell>
          <table:table-cell table:formula="of:=COUNTIF(([.M17]~[.M44]~[.M71]~[.M98]~[.M125]~[.M152]~[.M179]~[.M206]~[.M233]~[.M260]);5)" office:value-type="float" office:value="10" calcext:value-type="float">
            <text:p>10</text:p>
          </table:table-cell>
          <table:table-cell table:formula="of:=COUNTIF(([.R17]~ [.R44]~ [.R71]~ [.R98]~ [.R125]~ [.R152]~ [.R179]~ [.R206]~ [.R233]~ [.R260]);1)" office:value-type="float" office:value="0" calcext:value-type="float">
            <text:p>0</text:p>
          </table:table-cell>
          <table:table-cell table:formula="of:=COUNTIF(([.R17]~[.R44]~[.R71]~[.R98]~[.R125]~[.R152]~[.R179]~[.R206]~[.R233]~[.R260]);2)" office:value-type="float" office:value="0" calcext:value-type="float">
            <text:p>0</text:p>
          </table:table-cell>
          <table:table-cell table:formula="of:=COUNTIF(([.R17]~[.R44]~[.R71]~[.R98]~[.R125]~[.R152]~[.R179]~[.R206]~[.R233]~[.R260]);3)" office:value-type="float" office:value="0" calcext:value-type="float">
            <text:p>0</text:p>
          </table:table-cell>
          <table:table-cell table:formula="of:=COUNTIF(([.R17]~[.R44]~[.R71]~[.R98]~[.R125]~[.R152]~[.R179]~[.R206]~[.R233]~[.R260]);4)" office:value-type="float" office:value="0" calcext:value-type="float">
            <text:p>0</text:p>
          </table:table-cell>
          <table:table-cell table:formula="of:=COUNTIF(([.R17]~[.R44]~[.R71]~[.R98]~[.R125]~[.R152]~[.R179]~[.R206]~[.R233]~[.R260]);5)" office:value-type="float" office:value="10" calcext:value-type="float">
            <text:p>10</text:p>
          </table:table-cell>
          <table:table-cell table:formula="of:=COUNTIF(([.W17]~ [.W44]~ [.W71]~ [.W98]~ [.W125]~ [.W152]~ [.W179]~ [.W206]~ [.W233]~ [.W260]);1)" office:value-type="float" office:value="0" calcext:value-type="float">
            <text:p>0</text:p>
          </table:table-cell>
          <table:table-cell table:formula="of:=COUNTIF(([.W17]~[.W44]~[.W71]~[.W98]~[.W125]~[.W152]~[.W179]~[.W206]~[.W233]~[.W260]);2)" office:value-type="float" office:value="0" calcext:value-type="float">
            <text:p>0</text:p>
          </table:table-cell>
          <table:table-cell table:formula="of:=COUNTIF(([.W17]~[.W44]~[.W71]~[.W98]~[.W125]~[.W152]~[.W179]~[.W206]~[.W233]~[.W260]);3)" office:value-type="float" office:value="0" calcext:value-type="float">
            <text:p>0</text:p>
          </table:table-cell>
          <table:table-cell table:formula="of:=COUNTIF(([.W17]~[.W44]~[.W71]~[.W98]~[.W125]~[.W152]~[.W179]~[.W206]~[.W233]~[.W260]);4)" office:value-type="float" office:value="0" calcext:value-type="float">
            <text:p>0</text:p>
          </table:table-cell>
          <table:table-cell table:formula="of:=COUNTIF(([.W17]~[.W44]~[.W71]~[.W98]~[.W125]~[.W152]~[.W179]~[.W206]~[.W233]~[.W260]);5)" office:value-type="float" office:value="10" calcext:value-type="float">
            <text:p>1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10043844841094" calcext:value-type="float">
            <text:p>-1,10043844841094</text:p>
          </table:table-cell>
          <table:table-cell table:style-name="ce516" office:value-type="float" office:value="-0.00120143308567521" calcext:value-type="float">
            <text:p>-0,00120143308567521</text:p>
          </table:table-cell>
          <table:table-cell table:style-name="ce505" office:value-type="float" office:value="-0.0305652722304829" calcext:value-type="float">
            <text:p>-0,0305652722304829</text:p>
          </table:table-cell>
          <table:table-cell table:style-name="ce540" office:value-type="float" office:value="-0.061822895730677" calcext:value-type="float">
            <text:p>-0,061822895730677</text:p>
          </table:table-cell>
          <table:table-cell table:style-name="ce559" office:value-type="float" office:value="-0.1535149112779" calcext:value-type="float">
            <text:p>-0,1535149112779</text:p>
          </table:table-cell>
          <table:table-cell table:style-name="ce494" office:value-type="float" office:value="-1.65139735493473" calcext:value-type="float">
            <text:p>-1,65139735493473</text:p>
          </table:table-cell>
          <table:table-cell table:style-name="ce516" office:value-type="float" office:value="-0.000387085910483533" calcext:value-type="float">
            <text:p>-0,000387085910483533</text:p>
          </table:table-cell>
          <table:table-cell table:style-name="ce502" office:value-type="float" office:value="-0.000476040063531737" calcext:value-type="float">
            <text:p>-0,000476040063531737</text:p>
          </table:table-cell>
          <table:table-cell table:style-name="ce506" office:value-type="float" office:value="-0.050614259696096" calcext:value-type="float">
            <text:p>-0,050614259696096</text:p>
          </table:table-cell>
          <table:table-cell table:style-name="ce609" office:value-type="float" office:value="-0.0826273939214724" calcext:value-type="float">
            <text:p>-0,0826273939214724</text:p>
          </table:table-cell>
          <table:table-cell table:style-name="ce494" office:value-type="float" office:value="-1.31396073836804" calcext:value-type="float">
            <text:p>-1,31396073836804</text:p>
          </table:table-cell>
          <table:table-cell table:style-name="ce499" office:value-type="float" office:value="-0.000650732742829127" calcext:value-type="float">
            <text:p>-0,000650732742829127</text:p>
          </table:table-cell>
          <table:table-cell table:style-name="ce673" office:value-type="float" office:value="-0.022141687261692" calcext:value-type="float">
            <text:p>-0,022141687261692</text:p>
          </table:table-cell>
          <table:table-cell table:style-name="ce507" office:value-type="float" office:value="-0.0331237273340018" calcext:value-type="float">
            <text:p>-0,0331237273340018</text:p>
          </table:table-cell>
          <table:table-cell table:style-name="ce521" office:value-type="float" office:value="-0.0346333878291171" calcext:value-type="float">
            <text:p>-0,0346333878291171</text:p>
          </table:table-cell>
          <table:table-cell table:style-name="ce494" office:value-type="float" office:value="-1.02352365641539" calcext:value-type="float">
            <text:p>-1,02352365641539</text:p>
          </table:table-cell>
          <table:table-cell table:style-name="ce585" office:value-type="float" office:value="-0.0147667225820647" calcext:value-type="float">
            <text:p>-0,0147667225820647</text:p>
          </table:table-cell>
          <table:table-cell table:style-name="ce499" office:value-type="float" office:value="0" calcext:value-type="float">
            <text:p>0</text:p>
          </table:table-cell>
          <table:table-cell table:style-name="ce502" office:value-type="float" office:value="-0.00185459970984881" calcext:value-type="float">
            <text:p>-0,00185459970984881</text:p>
          </table:table-cell>
          <table:table-cell table:style-name="ce790" office:value-type="float" office:value="-0.0591976049162272" calcext:value-type="float">
            <text:p>-0,0591976049162272</text:p>
          </table:table-cell>
          <table:table-cell table:style-name="ce494" office:value-type="float" office:value="-2.52849542729617" calcext:value-type="float">
            <text:p>-2,52849542729617</text:p>
          </table:table-cell>
          <table:table-cell table:style-name="ce572" office:value-type="float" office:value="0.0135644431207818" calcext:value-type="float">
            <text:p>0,0135644431207818</text:p>
          </table:table-cell>
          <table:table-cell table:style-name="ce508" office:value-type="float" office:value="0.0452458039451966" calcext:value-type="float">
            <text:p>0,0452458039451966</text:p>
          </table:table-cell>
          <table:table-cell table:style-name="ce516" office:value-type="float" office:value="0.0641960903267222" calcext:value-type="float">
            <text:p>0,0641960903267222</text:p>
          </table:table-cell>
          <table:table-cell table:style-name="ce582" office:value-type="float" office:value="0.00595354959626022" calcext:value-type="float">
            <text:p>0,00595354959626022</text:p>
          </table:table-cell>
          <table:table-cell office:value-type="string" calcext:value-type="string" table:number-columns-spanned="2" table:number-rows-spanned="1">
            <text:p><text:s/>Under the big table on the right thereare smaller tables showing the sum of the results</text:p>
          </table:table-cell>
          <table:covered-table-cell table:style-name="ce899"/>
          <table:table-cell table:style-name="ce899" office:value-type="string" calcext:value-type="string">
            <text:p>LinearDiscriminantAnalysis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bq</text:p>
          </table:table-cell>
          <table:table-cell table:formula="of:=COUNTIF(([.D17]~ [.D44]~ [.D71]~ [.D98]~ [.D125]~ [.D152]~ [.D179]~ [.D206]~ [.D233]~ [.D260]);1)" office:value-type="float" office:value="2" calcext:value-type="float">
            <text:p>2</text:p>
          </table:table-cell>
          <table:table-cell table:formula="of:=COUNTIF(([.D17]~[.D44]~[.D71]~[.D98]~[.D125]~[.D152]~[.D179]~[.D206]~[.D233]~[.D260]);2)" office:value-type="float" office:value="4" calcext:value-type="float">
            <text:p>4</text:p>
          </table:table-cell>
          <table:table-cell table:formula="of:=COUNTIF(([.D17]~[.D44]~[.D71]~[.D98]~[.D125]~[.D152]~[.D179]~[.D206]~[.D233]~[.D260]);3)" office:value-type="float" office:value="2" calcext:value-type="float">
            <text:p>2</text:p>
          </table:table-cell>
          <table:table-cell table:formula="of:=COUNTIF(([.D17]~[.D44]~[.D71]~[.D98]~[.D125]~[.D152]~[.D179]~[.D206]~[.D233]~[.D260]);4)" office:value-type="float" office:value="2" calcext:value-type="float">
            <text:p>2</text:p>
          </table:table-cell>
          <table:table-cell table:formula="of:=COUNTIF(([.D17]~[.D44]~[.D71]~[.D98]~[.D125]~[.D152]~[.D179]~[.D206]~[.D233]~[.D260]);5)" office:value-type="float" office:value="0" calcext:value-type="float">
            <text:p>0</text:p>
          </table:table-cell>
          <table:table-cell table:formula="of:=COUNTIF(([.I17]~ [.I44]~ [.I71]~ [.I98]~ [.I125]~ [.I152]~ [.I179]~ [.I206]~ [.I233]~ [.I260]);1)" office:value-type="float" office:value="5" calcext:value-type="float">
            <text:p>5</text:p>
          </table:table-cell>
          <table:table-cell table:formula="of:=COUNTIF(([.I17]~[.I44]~[.I71]~[.I98]~[.I125]~[.I152]~[.I179]~[.I206]~[.I233]~[.I260]);2)" office:value-type="float" office:value="2" calcext:value-type="float">
            <text:p>2</text:p>
          </table:table-cell>
          <table:table-cell table:formula="of:=COUNTIF(([.I17]~[.I44]~[.I71]~[.I98]~[.I125]~[.I152]~[.I179]~[.I206]~[.I233]~[.I260]);3)" office:value-type="float" office:value="3" calcext:value-type="float">
            <text:p>3</text:p>
          </table:table-cell>
          <table:table-cell table:formula="of:=COUNTIF(([.I17]~[.I44]~[.I71]~[.I98]~[.I125]~[.I152]~[.I179]~[.I206]~[.I233]~[.I260]);4)" office:value-type="float" office:value="0" calcext:value-type="float">
            <text:p>0</text:p>
          </table:table-cell>
          <table:table-cell table:formula="of:=COUNTIF(([.I17]~[.I44]~[.I71]~[.I98]~[.I125]~[.I152]~[.I179]~[.I206]~[.I233]~[.I260]);5)" office:value-type="float" office:value="0" calcext:value-type="float">
            <text:p>0</text:p>
          </table:table-cell>
          <table:table-cell table:formula="of:=COUNTIF(([.N17]~ [.N44]~ [.N71]~ [.N98]~ [.N125]~ [.N152]~ [.N179]~ [.N206]~ [.N233]~ [.N260]);1)" office:value-type="float" office:value="3" calcext:value-type="float">
            <text:p>3</text:p>
          </table:table-cell>
          <table:table-cell table:formula="of:=COUNTIF(([.N17]~[.N44]~[.N71]~[.N98]~[.N125]~[.N152]~[.N179]~[.N206]~[.N233]~[.N260]);2)" office:value-type="float" office:value="3" calcext:value-type="float">
            <text:p>3</text:p>
          </table:table-cell>
          <table:table-cell table:formula="of:=COUNTIF(([.N17]~[.N44]~[.N71]~[.N98]~[.N125]~[.N152]~[.N179]~[.N206]~[.N233]~[.N260]);3)" office:value-type="float" office:value="3" calcext:value-type="float">
            <text:p>3</text:p>
          </table:table-cell>
          <table:table-cell table:formula="of:=COUNTIF(([.N17]~[.N44]~[.N71]~[.N98]~[.N125]~[.N152]~[.N179]~[.N206]~[.N233]~[.N260]);4)" office:value-type="float" office:value="1" calcext:value-type="float">
            <text:p>1</text:p>
          </table:table-cell>
          <table:table-cell table:formula="of:=COUNTIF(([.N17]~[.N44]~[.N71]~[.N98]~[.N125]~[.N152]~[.N179]~[.N206]~[.N233]~[.N260]);5)" office:value-type="float" office:value="0" calcext:value-type="float">
            <text:p>0</text:p>
          </table:table-cell>
          <table:table-cell table:formula="of:=COUNTIF(([.S17]~ [.S44]~ [.S71]~ [.S98]~ [.S125]~ [.S152]~ [.S179]~ [.S206]~ [.S233]~ [.S260]);1)" office:value-type="float" office:value="3" calcext:value-type="float">
            <text:p>3</text:p>
          </table:table-cell>
          <table:table-cell table:formula="of:=COUNTIF(([.S17]~[.S44]~[.S71]~[.S98]~[.S125]~[.S152]~[.S179]~[.S206]~[.S233]~[.S260]);2)" office:value-type="float" office:value="2" calcext:value-type="float">
            <text:p>2</text:p>
          </table:table-cell>
          <table:table-cell table:formula="of:=COUNTIF(([.S17]~[.S44]~[.S71]~[.S98]~[.S125]~[.S152]~[.S179]~[.S206]~[.S233]~[.S260]);3)" office:value-type="float" office:value="3" calcext:value-type="float">
            <text:p>3</text:p>
          </table:table-cell>
          <table:table-cell table:formula="of:=COUNTIF(([.S17]~[.S44]~[.S71]~[.S98]~[.S125]~[.S152]~[.S179]~[.S206]~[.S233]~[.S260]);4)" office:value-type="float" office:value="2" calcext:value-type="float">
            <text:p>2</text:p>
          </table:table-cell>
          <table:table-cell table:formula="of:=COUNTIF(([.S17]~[.S44]~[.S71]~[.S98]~[.S125]~[.S152]~[.S179]~[.S206]~[.S233]~[.S260]);5)" office:value-type="float" office:value="0" calcext:value-type="float">
            <text:p>0</text:p>
          </table:table-cell>
          <table:table-cell table:formula="of:=COUNTIF(([.X17]~ [.X44]~ [.X71]~ [.X98]~ [.X125]~ [.X152]~ [.X179]~ [.X206]~ [.X233]~ [.X260]);1)" office:value-type="float" office:value="4" calcext:value-type="float">
            <text:p>4</text:p>
          </table:table-cell>
          <table:table-cell table:formula="of:=COUNTIF(([.X17]~[.X44]~[.X71]~[.X98]~[.X125]~[.X152]~[.X179]~[.X206]~[.X233]~[.X260]);2)" office:value-type="float" office:value="2" calcext:value-type="float">
            <text:p>2</text:p>
          </table:table-cell>
          <table:table-cell table:formula="of:=COUNTIF(([.X17]~[.X44]~[.X71]~[.X98]~[.X125]~[.X152]~[.X179]~[.X206]~[.X233]~[.X260]);3)" office:value-type="float" office:value="2" calcext:value-type="float">
            <text:p>2</text:p>
          </table:table-cell>
          <table:table-cell table:formula="of:=COUNTIF(([.X17]~[.X44]~[.X71]~[.X98]~[.X125]~[.X152]~[.X179]~[.X206]~[.X233]~[.X260]);4)" office:value-type="float" office:value="2" calcext:value-type="float">
            <text:p>2</text:p>
          </table:table-cell>
          <table:table-cell table:formula="of:=COUNTIF(([.X17]~[.X44]~[.X71]~[.X98]~[.X125]~[.X152]~[.X179]~[.X206]~[.X233]~[.X260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5" office:value-type="float" office:value="-0.000712714542349701" calcext:value-type="float">
            <text:p>-0,000712714542349701</text:p>
          </table:table-cell>
          <table:table-cell table:style-name="ce502" office:value-type="float" office:value="-0.00120143308567521" calcext:value-type="float">
            <text:p>-0,00120143308567521</text:p>
          </table:table-cell>
          <table:table-cell table:style-name="ce499" office:value-type="float" office:value="-0.0000610898179156886" calcext:value-type="float">
            <text:p>-6,10898179156886E-05</text:p>
          </table:table-cell>
          <table:table-cell table:style-name="ce495" office:value-type="float" office:value="-0.000834894178181078" calcext:value-type="float">
            <text:p>-0,000834894178181078</text:p>
          </table:table-cell>
          <table:table-cell table:style-name="ce526" office:value-type="float" office:value="-0.0603160135554233" calcext:value-type="float">
            <text:p>-0,0603160135554233</text:p>
          </table:table-cell>
          <table:table-cell table:style-name="ce499" office:value-type="float" office:value="0.00168014140070029" calcext:value-type="float">
            <text:p>0,00168014140070029</text:p>
          </table:table-cell>
          <table:table-cell table:style-name="ce570" office:value-type="float" office:value="-0.0318246783649312" calcext:value-type="float">
            <text:p>-0,0318246783649312</text:p>
          </table:table-cell>
          <table:table-cell table:style-name="ce502" office:value-type="float" office:value="-0.000476040063531737" calcext:value-type="float">
            <text:p>-0,000476040063531737</text:p>
          </table:table-cell>
          <table:table-cell table:style-name="ce506" office:value-type="float" office:value="-0.0505862573394177" calcext:value-type="float">
            <text:p>-0,0505862573394177</text:p>
          </table:table-cell>
          <table:table-cell table:style-name="ce610" office:value-type="float" office:value="-0.194630380092789" calcext:value-type="float">
            <text:p>-0,194630380092789</text:p>
          </table:table-cell>
          <table:table-cell table:style-name="ce495" office:value-type="float" office:value="-0.000976839143898174" calcext:value-type="float">
            <text:p>-0,000976839143898174</text:p>
          </table:table-cell>
          <table:table-cell table:style-name="ce521" office:value-type="float" office:value="-0.0339081587677381" calcext:value-type="float">
            <text:p>-0,0339081587677381</text:p>
          </table:table-cell>
          <table:table-cell table:style-name="ce499" office:value-type="float" office:value="0" calcext:value-type="float">
            <text:p>0</text:p>
          </table:table-cell>
          <table:table-cell table:style-name="ce673" office:value-type="float" office:value="-0.0220380831100664" calcext:value-type="float">
            <text:p>-0,0220380831100664</text:p>
          </table:table-cell>
          <table:table-cell table:style-name="ce611" office:value-type="float" office:value="-0.145534231847739" calcext:value-type="float">
            <text:p>-0,145534231847739</text:p>
          </table:table-cell>
          <table:table-cell table:style-name="ce502" office:value-type="float" office:value="-0.00178332943642825" calcext:value-type="float">
            <text:p>-0,00178332943642825</text:p>
          </table:table-cell>
          <table:table-cell table:style-name="ce585" office:value-type="float" office:value="-0.0147667225820647" calcext:value-type="float">
            <text:p>-0,0147667225820647</text:p>
          </table:table-cell>
          <table:table-cell table:style-name="ce499" office:value-type="float" office:value="0" calcext:value-type="float">
            <text:p>0</text:p>
          </table:table-cell>
          <table:table-cell table:style-name="ce502" office:value-type="float" office:value="-0.00184937867481447" calcext:value-type="float">
            <text:p>-0,00184937867481447</text:p>
          </table:table-cell>
          <table:table-cell table:style-name="ce791" office:value-type="float" office:value="-0.0715124539613219" calcext:value-type="float">
            <text:p>-0,0715124539613219</text:p>
          </table:table-cell>
          <table:table-cell table:style-name="ce502" office:value-type="float" office:value="0.0627869569922397" calcext:value-type="float">
            <text:p>0,0627869569922397</text:p>
          </table:table-cell>
          <table:table-cell table:style-name="ce499" office:value-type="float" office:value="0.0670926752936954" calcext:value-type="float">
            <text:p>0,0670926752936954</text:p>
          </table:table-cell>
          <table:table-cell table:style-name="ce508" office:value-type="float" office:value="0.0452458039451966" calcext:value-type="float">
            <text:p>0,0452458039451966</text:p>
          </table:table-cell>
          <table:table-cell table:style-name="ce512" office:value-type="float" office:value="0.0537426359640819" calcext:value-type="float">
            <text:p>0,0537426359640819</text:p>
          </table:table-cell>
          <table:table-cell table:style-name="ce512" office:value-type="float" office:value="0.0522950944779735" calcext:value-type="float">
            <text:p>0,0522950944779735</text:p>
          </table:table-cell>
          <table:table-cell/>
          <table:table-cell table:style-name="ce900"/>
          <table:table-cell table:style-name="ce900" office:value-type="string" calcext:value-type="string">
            <text:p>LinearDiscriminantAnalysis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his</text:p>
          </table:table-cell>
          <table:table-cell table:formula="of:=COUNTIF(([.E17]~ [.E44]~ [.E71]~ [.E98]~ [.E125]~ [.E152]~ [.E179]~ [.E206]~ [.E233]~ [.E260]);1)" office:value-type="float" office:value="6" calcext:value-type="float">
            <text:p>6</text:p>
          </table:table-cell>
          <table:table-cell table:formula="of:=COUNTIF(([.E17]~[.E44]~[.E71]~[.E98]~[.E125]~[.E152]~[.E179]~[.E206]~[.E233]~[.E260]);2)" office:value-type="float" office:value="1" calcext:value-type="float">
            <text:p>1</text:p>
          </table:table-cell>
          <table:table-cell table:formula="of:=COUNTIF(([.E17]~[.E44]~[.E71]~[.E98]~[.E125]~[.E152]~[.E179]~[.E206]~[.E233]~[.E260]);3)" office:value-type="float" office:value="1" calcext:value-type="float">
            <text:p>1</text:p>
          </table:table-cell>
          <table:table-cell table:formula="of:=COUNTIF(([.E17]~[.E44]~[.E71]~[.E98]~[.E125]~[.E152]~[.E179]~[.E206]~[.E233]~[.E260]);4)" office:value-type="float" office:value="2" calcext:value-type="float">
            <text:p>2</text:p>
          </table:table-cell>
          <table:table-cell table:formula="of:=COUNTIF(([.E17]~[.E44]~[.E71]~[.E98]~[.E125]~[.E152]~[.E179]~[.E206]~[.E233]~[.E260]);5)" office:value-type="float" office:value="0" calcext:value-type="float">
            <text:p>0</text:p>
          </table:table-cell>
          <table:table-cell table:formula="of:=COUNTIF(([.J17]~ [.J44]~ [.J71]~ [.J98]~ [.J125]~ [.J152]~ [.J179]~ [.J206]~ [.J233]~ [.J260]);1)" office:value-type="float" office:value="3" calcext:value-type="float">
            <text:p>3</text:p>
          </table:table-cell>
          <table:table-cell table:formula="of:=COUNTIF(([.J17]~[.J44]~[.J71]~[.J98]~[.J125]~[.J152]~[.J179]~[.J206]~[.J233]~[.J260]);2)" office:value-type="float" office:value="5" calcext:value-type="float">
            <text:p>5</text:p>
          </table:table-cell>
          <table:table-cell table:formula="of:=COUNTIF(([.J17]~[.J44]~[.J71]~[.J98]~[.J125]~[.J152]~[.J179]~[.J206]~[.J233]~[.J260]);3)" office:value-type="float" office:value="0" calcext:value-type="float">
            <text:p>0</text:p>
          </table:table-cell>
          <table:table-cell table:formula="of:=COUNTIF(([.J17]~[.J44]~[.J71]~[.J98]~[.J125]~[.J152]~[.J179]~[.J206]~[.J233]~[.J260]);4)" office:value-type="float" office:value="2" calcext:value-type="float">
            <text:p>2</text:p>
          </table:table-cell>
          <table:table-cell table:formula="of:=COUNTIF(([.J17]~[.J44]~[.J71]~[.J98]~[.J125]~[.J152]~[.J179]~[.J206]~[.J233]~[.J260]);5)" office:value-type="float" office:value="0" calcext:value-type="float">
            <text:p>0</text:p>
          </table:table-cell>
          <table:table-cell table:formula="of:=COUNTIF(([.O17]~ [.O44]~ [.O71]~ [.O98]~ [.O125]~ [.O152]~ [.O179]~ [.O206]~ [.O233]~ [.O260]);1)" office:value-type="float" office:value="2" calcext:value-type="float">
            <text:p>2</text:p>
          </table:table-cell>
          <table:table-cell table:formula="of:=COUNTIF(([.O17]~[.O44]~[.O71]~[.O98]~[.O125]~[.O152]~[.O179]~[.O206]~[.O233]~[.O260]);2)" office:value-type="float" office:value="5" calcext:value-type="float">
            <text:p>5</text:p>
          </table:table-cell>
          <table:table-cell table:formula="of:=COUNTIF(([.O17]~[.O44]~[.O71]~[.O98]~[.O125]~[.O152]~[.O179]~[.O206]~[.O233]~[.O260]);3)" office:value-type="float" office:value="2" calcext:value-type="float">
            <text:p>2</text:p>
          </table:table-cell>
          <table:table-cell table:formula="of:=COUNTIF(([.O17]~[.O44]~[.O71]~[.O98]~[.O125]~[.O152]~[.O179]~[.O206]~[.O233]~[.O260]);4)" office:value-type="float" office:value="1" calcext:value-type="float">
            <text:p>1</text:p>
          </table:table-cell>
          <table:table-cell table:formula="of:=COUNTIF(([.O17]~[.O44]~[.O71]~[.O98]~[.O125]~[.O152]~[.O179]~[.O206]~[.O233]~[.O260]);5)" office:value-type="float" office:value="0" calcext:value-type="float">
            <text:p>0</text:p>
          </table:table-cell>
          <table:table-cell table:formula="of:=COUNTIF(([.T17]~ [.T44]~ [.T71]~ [.T98]~ [.T125]~ [.T152]~ [.T179]~ [.T206]~ [.T233]~ [.T260]);1)" office:value-type="float" office:value="8" calcext:value-type="float">
            <text:p>8</text:p>
          </table:table-cell>
          <table:table-cell table:formula="of:=COUNTIF(([.T17]~[.T44]~[.T71]~[.T98]~[.T125]~[.T152]~[.T179]~[.T206]~[.T233]~[.T260]);2)" office:value-type="float" office:value="2" calcext:value-type="float">
            <text:p>2</text:p>
          </table:table-cell>
          <table:table-cell table:formula="of:=COUNTIF(([.T17]~[.T44]~[.T71]~[.T98]~[.T125]~[.T152]~[.T179]~[.T206]~[.T233]~[.T260]);3)" office:value-type="float" office:value="0" calcext:value-type="float">
            <text:p>0</text:p>
          </table:table-cell>
          <table:table-cell table:formula="of:=COUNTIF(([.T17]~[.T44]~[.T71]~[.T98]~[.T125]~[.T152]~[.T179]~[.T206]~[.T233]~[.T260]);4)" office:value-type="float" office:value="0" calcext:value-type="float">
            <text:p>0</text:p>
          </table:table-cell>
          <table:table-cell table:formula="of:=COUNTIF(([.T17]~[.T44]~[.T71]~[.T98]~[.T125]~[.T152]~[.T179]~[.T206]~[.T233]~[.T260]);5)" office:value-type="float" office:value="0" calcext:value-type="float">
            <text:p>0</text:p>
          </table:table-cell>
          <table:table-cell table:formula="of:=COUNTIF(([.Y17]~ [.Y44]~ [.Y71]~ [.Y98]~ [.Y125]~ [.Y152]~ [.Y179]~ [.Y206]~ [.Y233]~ [.Y260]);1)" office:value-type="float" office:value="0" calcext:value-type="float">
            <text:p>0</text:p>
          </table:table-cell>
          <table:table-cell table:formula="of:=COUNTIF(([.Y17]~[.Y44]~[.Y71]~[.Y98]~[.Y125]~[.Y152]~[.Y179]~[.Y206]~[.Y233]~[.Y260]);2)" office:value-type="float" office:value="6" calcext:value-type="float">
            <text:p>6</text:p>
          </table:table-cell>
          <table:table-cell table:formula="of:=COUNTIF(([.Y17]~[.Y44]~[.Y71]~[.Y98]~[.Y125]~[.Y152]~[.Y179]~[.Y206]~[.Y233]~[.Y260]);3)" office:value-type="float" office:value="3" calcext:value-type="float">
            <text:p>3</text:p>
          </table:table-cell>
          <table:table-cell table:formula="of:=COUNTIF(([.Y17]~[.Y44]~[.Y71]~[.Y98]~[.Y125]~[.Y152]~[.Y179]~[.Y206]~[.Y233]~[.Y260]);4)" office:value-type="float" office:value="1" calcext:value-type="float">
            <text:p>1</text:p>
          </table:table-cell>
          <table:table-cell table:formula="of:=COUNTIF(([.Y17]~[.Y44]~[.Y71]~[.Y98]~[.Y125]~[.Y152]~[.Y179]~[.Y206]~[.Y233]~[.Y260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41807468515326" calcext:value-type="float">
            <text:p>-0,41807468515326</text:p>
          </table:table-cell>
          <table:table-cell table:style-name="ce517" office:value-type="float" office:value="-0.0916958166914487" calcext:value-type="float">
            <text:p>-0,0916958166914487</text:p>
          </table:table-cell>
          <table:table-cell table:style-name="ce531" office:value-type="float" office:value="-0.1513398422498" calcext:value-type="float">
            <text:p>-0,1513398422498</text:p>
          </table:table-cell>
          <table:table-cell table:style-name="ce541" office:value-type="float" office:value="-0.00551450998567376" calcext:value-type="float">
            <text:p>-0,00551450998567376</text:p>
          </table:table-cell>
          <table:table-cell table:style-name="ce499" office:value-type="float" office:value="-0.000529445088602635" calcext:value-type="float">
            <text:p>-0,000529445088602635</text:p>
          </table:table-cell>
          <table:table-cell table:style-name="ce569" office:value-type="float" office:value="-0.0308093129117747" calcext:value-type="float">
            <text:p>-0,0308093129117747</text:p>
          </table:table-cell>
          <table:table-cell table:style-name="ce573" office:value-type="float" office:value="-0.104812821047019" calcext:value-type="float">
            <text:p>-0,104812821047019</text:p>
          </table:table-cell>
          <table:table-cell table:style-name="ce494" office:value-type="float" office:value="-0.14692836549124" calcext:value-type="float">
            <text:p>-0,14692836549124</text:p>
          </table:table-cell>
          <table:table-cell table:style-name="ce586" office:value-type="float" office:value="-0.0826839586819627" calcext:value-type="float">
            <text:p>-0,0826839586819627</text:p>
          </table:table-cell>
          <table:table-cell table:style-name="ce538" office:value-type="float" office:value="0.000816548720740283" calcext:value-type="float">
            <text:p>0,000816548720740283</text:p>
          </table:table-cell>
          <table:table-cell table:style-name="ce618" office:value-type="float" office:value="-0.0171706613960768" calcext:value-type="float">
            <text:p>-0,0171706613960768</text:p>
          </table:table-cell>
          <table:table-cell table:style-name="ce508" office:value-type="float" office:value="-0.000399616013412894" calcext:value-type="float">
            <text:p>-0,000399616013412894</text:p>
          </table:table-cell>
          <table:table-cell table:style-name="ce529" office:value-type="float" office:value="-0.000532821351217186" calcext:value-type="float">
            <text:p>-0,000532821351217186</text:p>
          </table:table-cell>
          <table:table-cell table:style-name="ce605" office:value-type="float" office:value="-0.0112632513410077" calcext:value-type="float">
            <text:p>-0,0112632513410077</text:p>
          </table:table-cell>
          <table:table-cell table:style-name="ce499" office:value-type="float" office:value="0.0000740029654468064" calcext:value-type="float">
            <text:p>7,40029654468064E-05</text:p>
          </table:table-cell>
          <table:table-cell table:style-name="ce499" office:value-type="float" office:value="0" calcext:value-type="float">
            <text:p>0</text:p>
          </table:table-cell>
          <table:table-cell table:style-name="ce747" office:value-type="float" office:value="-0.0144891899727695" calcext:value-type="float">
            <text:p>-0,0144891899727695</text:p>
          </table:table-cell>
          <table:table-cell table:style-name="ce762" office:value-type="float" office:value="-0.00717106016764805" calcext:value-type="float">
            <text:p>-0,00717106016764805</text:p>
          </table:table-cell>
          <table:table-cell table:style-name="ce705" office:value-type="float" office:value="-0.0137571127953038" calcext:value-type="float">
            <text:p>-0,0137571127953038</text:p>
          </table:table-cell>
          <table:table-cell table:style-name="ce499" office:value-type="float" office:value="0" calcext:value-type="float">
            <text:p>0</text:p>
          </table:table-cell>
          <table:table-cell table:style-name="ce802" office:value-type="float" office:value="0.0740655548233927" calcext:value-type="float">
            <text:p>0,0740655548233927</text:p>
          </table:table-cell>
          <table:table-cell table:style-name="ce521" office:value-type="float" office:value="0.0889931893120628" calcext:value-type="float">
            <text:p>0,0889931893120628</text:p>
          </table:table-cell>
          <table:table-cell table:style-name="ce527" office:value-type="float" office:value="0.0814367252165679" calcext:value-type="float">
            <text:p>0,0814367252165679</text:p>
          </table:table-cell>
          <table:table-cell table:style-name="ce499" office:value-type="float" office:value="0.0898563594732156" calcext:value-type="float">
            <text:p>0,0898563594732156</text:p>
          </table:table-cell>
          <table:table-cell table:style-name="ce494" office:value-type="float" office:value="0.0570322428922926" calcext:value-type="float">
            <text:p>0,0570322428922926</text:p>
          </table:table-cell>
          <table:table-cell/>
          <table:table-cell table:style-name="ce900"/>
          <table:table-cell table:style-name="ce900" office:value-type="string" calcext:value-type="string">
            <text:p>LinearDiscriminantAnalysis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iso</text:p>
          </table:table-cell>
          <table:table-cell table:formula="of:=COUNTIF(([.F17]~ [.F44]~ [.F71]~ [.F98]~ [.F125]~ [.F152]~ [.F179]~ [.F206]~ [.F233]~ [.F260]);1)" office:value-type="float" office:value="3" calcext:value-type="float">
            <text:p>3</text:p>
          </table:table-cell>
          <table:table-cell table:formula="of:=COUNTIF(([.F17]~[.F44]~[.F71]~[.F98]~[.F125]~[.F152]~[.F179]~[.F206]~[.F233]~[.F260]);2)" office:value-type="float" office:value="2" calcext:value-type="float">
            <text:p>2</text:p>
          </table:table-cell>
          <table:table-cell table:formula="of:=COUNTIF(([.F17]~[.F44]~[.F71]~[.F98]~[.F125]~[.F152]~[.F179]~[.F206]~[.F233]~[.F260]);3)" office:value-type="float" office:value="4" calcext:value-type="float">
            <text:p>4</text:p>
          </table:table-cell>
          <table:table-cell table:formula="of:=COUNTIF(([.F17]~[.F44]~[.F71]~[.F98]~[.F125]~[.F152]~[.F179]~[.F206]~[.F233]~[.F260]);4)" office:value-type="float" office:value="1" calcext:value-type="float">
            <text:p>1</text:p>
          </table:table-cell>
          <table:table-cell table:formula="of:=COUNTIF(([.F17]~[.F44]~[.F71]~[.F98]~[.F125]~[.F152]~[.F179]~[.F206]~[.F233]~[.F260]);5)" office:value-type="float" office:value="0" calcext:value-type="float">
            <text:p>0</text:p>
          </table:table-cell>
          <table:table-cell table:formula="of:=COUNTIF(([.K17]~ [.K44]~ [.K71]~ [.K98]~ [.K125]~ [.K152]~ [.K179]~ [.K206]~ [.K233]~ [.K260]);1)" office:value-type="float" office:value="5" calcext:value-type="float">
            <text:p>5</text:p>
          </table:table-cell>
          <table:table-cell table:formula="of:=COUNTIF(([.K17]~[.K44]~[.K71]~[.K98]~[.K125]~[.K152]~[.K179]~[.K206]~[.K233]~[.K260]);2)" office:value-type="float" office:value="2" calcext:value-type="float">
            <text:p>2</text:p>
          </table:table-cell>
          <table:table-cell table:formula="of:=COUNTIF(([.K17]~[.K44]~[.K71]~[.K98]~[.K125]~[.K152]~[.K179]~[.K206]~[.K233]~[.K260]);3)" office:value-type="float" office:value="1" calcext:value-type="float">
            <text:p>1</text:p>
          </table:table-cell>
          <table:table-cell table:formula="of:=COUNTIF(([.K17]~[.K44]~[.K71]~[.K98]~[.K125]~[.K152]~[.K179]~[.K206]~[.K233]~[.K260]);4)" office:value-type="float" office:value="2" calcext:value-type="float">
            <text:p>2</text:p>
          </table:table-cell>
          <table:table-cell table:formula="of:=COUNTIF(([.K17]~[.K44]~[.K71]~[.K98]~[.K125]~[.K152]~[.K179]~[.K206]~[.K233]~[.K260]);5)" office:value-type="float" office:value="0" calcext:value-type="float">
            <text:p>0</text:p>
          </table:table-cell>
          <table:table-cell table:formula="of:=COUNTIF(([.P17]~ [.P44]~ [.P71]~ [.P98]~ [.P125]~ [.P152]~ [.P179]~ [.P206]~ [.P233]~ [.P260]);1)" office:value-type="float" office:value="5" calcext:value-type="float">
            <text:p>5</text:p>
          </table:table-cell>
          <table:table-cell table:formula="of:=COUNTIF(([.P17]~[.P44]~[.P71]~[.P98]~[.P125]~[.P152]~[.P179]~[.P206]~[.P233]~[.P260]);2)" office:value-type="float" office:value="2" calcext:value-type="float">
            <text:p>2</text:p>
          </table:table-cell>
          <table:table-cell table:formula="of:=COUNTIF(([.P17]~[.P44]~[.P71]~[.P98]~[.P125]~[.P152]~[.P179]~[.P206]~[.P233]~[.P260]);3)" office:value-type="float" office:value="2" calcext:value-type="float">
            <text:p>2</text:p>
          </table:table-cell>
          <table:table-cell table:formula="of:=COUNTIF(([.P17]~[.P44]~[.P71]~[.P98]~[.P125]~[.P152]~[.P179]~[.P206]~[.P233]~[.P260]);4)" office:value-type="float" office:value="1" calcext:value-type="float">
            <text:p>1</text:p>
          </table:table-cell>
          <table:table-cell table:formula="of:=COUNTIF(([.P17]~[.P44]~[.P71]~[.P98]~[.P125]~[.P152]~[.P179]~[.P206]~[.P233]~[.P260]);5)" office:value-type="float" office:value="0" calcext:value-type="float">
            <text:p>0</text:p>
          </table:table-cell>
          <table:table-cell table:formula="of:=COUNTIF(([.U17]~ [.U44]~ [.U71]~ [.U98]~ [.U125]~ [.U152]~ [.U179]~ [.U206]~ [.U233]~ [.U260]);1)" office:value-type="float" office:value="2" calcext:value-type="float">
            <text:p>2</text:p>
          </table:table-cell>
          <table:table-cell table:formula="of:=COUNTIF(([.U17]~[.U44]~[.U71]~[.U98]~[.U125]~[.U152]~[.U179]~[.U206]~[.U233]~[.U260]);2)" office:value-type="float" office:value="3" calcext:value-type="float">
            <text:p>3</text:p>
          </table:table-cell>
          <table:table-cell table:formula="of:=COUNTIF(([.U17]~[.U44]~[.U71]~[.U98]~[.U125]~[.U152]~[.U179]~[.U206]~[.U233]~[.U260]);3)" office:value-type="float" office:value="3" calcext:value-type="float">
            <text:p>3</text:p>
          </table:table-cell>
          <table:table-cell table:formula="of:=COUNTIF(([.U17]~[.U44]~[.U71]~[.U98]~[.U125]~[.U152]~[.U179]~[.U206]~[.U233]~[.U260]);4)" office:value-type="float" office:value="2" calcext:value-type="float">
            <text:p>2</text:p>
          </table:table-cell>
          <table:table-cell table:formula="of:=COUNTIF(([.U17]~[.U44]~[.U71]~[.U98]~[.U125]~[.U152]~[.U179]~[.U206]~[.U233]~[.U260]);5)" office:value-type="float" office:value="0" calcext:value-type="float">
            <text:p>0</text:p>
          </table:table-cell>
          <table:table-cell table:formula="of:=COUNTIF(([.Z17]~ [.Z44]~ [.Z71]~ [.Z98]~ [.Z125]~ [.Z152]~ [.Z179]~ [.Z206]~ [.Z233]~ [.Z260]);1)" office:value-type="float" office:value="6" calcext:value-type="float">
            <text:p>6</text:p>
          </table:table-cell>
          <table:table-cell table:formula="of:=COUNTIF(([.Z17]~[.Z44]~[.Z71]~[.Z98]~[.Z125]~[.Z152]~[.Z179]~[.Z206]~[.Z233]~[.Z260]);2)" office:value-type="float" office:value="1" calcext:value-type="float">
            <text:p>1</text:p>
          </table:table-cell>
          <table:table-cell table:formula="of:=COUNTIF(([.Z17]~[.Z44]~[.Z71]~[.Z98]~[.Z125]~[.Z152]~[.Z179]~[.Z206]~[.Z233]~[.Z260]);3)" office:value-type="float" office:value="3" calcext:value-type="float">
            <text:p>3</text:p>
          </table:table-cell>
          <table:table-cell table:formula="of:=COUNTIF(([.Z17]~[.Z44]~[.Z71]~[.Z98]~[.Z125]~[.Z152]~[.Z179]~[.Z206]~[.Z233]~[.Z260]);4)" office:value-type="float" office:value="0" calcext:value-type="float">
            <text:p>0</text:p>
          </table:table-cell>
          <table:table-cell table:formula="of:=COUNTIF(([.Z17]~[.Z44]~[.Z71]~[.Z98]~[.Z125]~[.Z152]~[.Z179]~[.Z206]~[.Z233]~[.Z260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8" office:value-type="float" office:value="-0.120794933291955" calcext:value-type="float">
            <text:p>-0,120794933291955</text:p>
          </table:table-cell>
          <table:table-cell table:style-name="ce518" office:value-type="float" office:value="-0.122647991102064" calcext:value-type="float">
            <text:p>-0,122647991102064</text:p>
          </table:table-cell>
          <table:table-cell table:style-name="ce532" office:value-type="float" office:value="-0.0453082816208025" calcext:value-type="float">
            <text:p>-0,0453082816208025</text:p>
          </table:table-cell>
          <table:table-cell table:style-name="ce542" office:value-type="float" office:value="-0.0147430093903195" calcext:value-type="float">
            <text:p>-0,0147430093903195</text:p>
          </table:table-cell>
          <table:table-cell table:style-name="ce560" office:value-type="float" office:value="-0.149059155714281" calcext:value-type="float">
            <text:p>-0,149059155714281</text:p>
          </table:table-cell>
          <table:table-cell table:style-name="ce546" office:value-type="float" office:value="-0.0105148849327159" calcext:value-type="float">
            <text:p>-0,0105148849327159</text:p>
          </table:table-cell>
          <table:table-cell table:style-name="ce574" office:value-type="float" office:value="-0.0419055267691329" calcext:value-type="float">
            <text:p>-0,0419055267691329</text:p>
          </table:table-cell>
          <table:table-cell table:style-name="ce581" office:value-type="float" office:value="-0.0318806830782879" calcext:value-type="float">
            <text:p>-0,0318806830782879</text:p>
          </table:table-cell>
          <table:table-cell table:style-name="ce587" office:value-type="float" office:value="-0.0195876484964975" calcext:value-type="float">
            <text:p>-0,0195876484964975</text:p>
          </table:table-cell>
          <table:table-cell table:style-name="ce499" office:value-type="float" office:value="0.00113409544547265" calcext:value-type="float">
            <text:p>0,00113409544547265</text:p>
          </table:table-cell>
          <table:table-cell table:style-name="ce494" office:value-type="float" office:value="-0.0667062730537738" calcext:value-type="float">
            <text:p>-0,0667062730537738</text:p>
          </table:table-cell>
          <table:table-cell table:style-name="ce655" office:value-type="float" office:value="-0.000399616013412894" calcext:value-type="float">
            <text:p>-0,000399616013412894</text:p>
          </table:table-cell>
          <table:table-cell table:style-name="ce529" office:value-type="float" office:value="-0.000562422537395918" calcext:value-type="float">
            <text:p>-0,000562422537395918</text:p>
          </table:table-cell>
          <table:table-cell table:style-name="ce685" office:value-type="float" office:value="-0.0225413032751049" calcext:value-type="float">
            <text:p>-0,0225413032751049</text:p>
          </table:table-cell>
          <table:table-cell table:style-name="ce717" office:value-type="float" office:value="-0.0659958445854842" calcext:value-type="float">
            <text:p>-0,0659958445854842</text:p>
          </table:table-cell>
          <table:table-cell table:style-name="ce730" office:value-type="float" office:value="-0.0211546274945618" calcext:value-type="float">
            <text:p>-0,0211546274945618</text:p>
          </table:table-cell>
          <table:table-cell table:style-name="ce494" office:value-type="float" office:value="-0.0349306115008331" calcext:value-type="float">
            <text:p>-0,0349306115008331</text:p>
          </table:table-cell>
          <table:table-cell table:style-name="ce763" office:value-type="float" office:value="-0.00717106016764805" calcext:value-type="float">
            <text:p>-0,00717106016764805</text:p>
          </table:table-cell>
          <table:table-cell table:style-name="ce766" office:value-type="float" office:value="-0.0141534082256212" calcext:value-type="float">
            <text:p>-0,0141534082256212</text:p>
          </table:table-cell>
          <table:table-cell table:style-name="ce730" office:value-type="float" office:value="-0.0211074494671431" calcext:value-type="float">
            <text:p>-0,0211074494671431</text:p>
          </table:table-cell>
          <table:table-cell table:style-name="ce632" office:value-type="float" office:value="0.0767863825626896" calcext:value-type="float">
            <text:p>0,0767863825626896</text:p>
          </table:table-cell>
          <table:table-cell table:style-name="ce830" office:value-type="float" office:value="0.0889931893120628" calcext:value-type="float">
            <text:p>0,0889931893120628</text:p>
          </table:table-cell>
          <table:table-cell table:style-name="ce527" office:value-type="float" office:value="0.0814367252165679" calcext:value-type="float">
            <text:p>0,0814367252165679</text:p>
          </table:table-cell>
          <table:table-cell table:style-name="ce808" office:value-type="float" office:value="0.0796074148093011" calcext:value-type="float">
            <text:p>0,0796074148093011</text:p>
          </table:table-cell>
          <table:table-cell table:style-name="ce569" office:value-type="float" office:value="0.0827897602389611" calcext:value-type="float">
            <text:p>0,0827897602389611</text:p>
          </table:table-cell>
          <table:table-cell/>
          <table:table-cell table:style-name="ce900"/>
          <table:table-cell table:style-name="ce900" office:value-type="string" calcext:value-type="string">
            <text:p>LinearDiscriminantAnalysis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pla</text:p>
          </table:table-cell>
          <table:table-cell table:formula="of:=COUNTIF(([.G17]~ [.G44]~ [.G71]~ [.G98]~ [.G125]~ [.G152]~ [.G179]~ [.G206]~ [.G233]~ [.G260]);1)" office:value-type="float" office:value="0" calcext:value-type="float">
            <text:p>0</text:p>
          </table:table-cell>
          <table:table-cell table:style-name="ce496" table:formula="of:=COUNTIF(([.G17]~[.G44]~[.G71]~[.G98]~[.G125]~[.G152]~[.G179]~[.G206]~[.G233]~[.G260]);2)" office:value-type="float" office:value="3" calcext:value-type="float">
            <text:p>3</text:p>
          </table:table-cell>
          <table:table-cell table:style-name="ce496" table:formula="of:=COUNTIF(([.G17]~[.G44]~[.G71]~[.G98]~[.G125]~[.G152]~[.G179]~[.G206]~[.G233]~[.G260]);3)" office:value-type="float" office:value="3" calcext:value-type="float">
            <text:p>3</text:p>
          </table:table-cell>
          <table:table-cell table:style-name="ce496" table:formula="of:=COUNTIF(([.G17]~[.G44]~[.G71]~[.G98]~[.G125]~[.G152]~[.G179]~[.G206]~[.G233]~[.G260]);4)" office:value-type="float" office:value="3" calcext:value-type="float">
            <text:p>3</text:p>
          </table:table-cell>
          <table:table-cell table:style-name="ce496" table:formula="of:=COUNTIF(([.G17]~[.G44]~[.G71]~[.G98]~[.G125]~[.G152]~[.G179]~[.G206]~[.G233]~[.G260]);5)" office:value-type="float" office:value="1" calcext:value-type="float">
            <text:p>1</text:p>
          </table:table-cell>
          <table:table-cell table:formula="of:=COUNTIF(([.L17]~ [.L44]~ [.L71]~ [.L98]~ [.L125]~ [.L152]~ [.L179]~ [.L206]~ [.L233]~ [.L260]);1)" office:value-type="float" office:value="2" calcext:value-type="float">
            <text:p>2</text:p>
          </table:table-cell>
          <table:table-cell table:style-name="ce496" table:formula="of:=COUNTIF(([.L17]~[.L44]~[.L71]~[.L98]~[.L125]~[.L152]~[.L179]~[.L206]~[.L233]~[.L260]);2)" office:value-type="float" office:value="1" calcext:value-type="float">
            <text:p>1</text:p>
          </table:table-cell>
          <table:table-cell table:style-name="ce496" table:formula="of:=COUNTIF(([.L17]~[.L44]~[.L71]~[.L98]~[.L125]~[.L152]~[.L179]~[.L206]~[.L233]~[.L260]);3)" office:value-type="float" office:value="2" calcext:value-type="float">
            <text:p>2</text:p>
          </table:table-cell>
          <table:table-cell table:style-name="ce496" table:formula="of:=COUNTIF(([.L17]~[.L44]~[.L71]~[.L98]~[.L125]~[.L152]~[.L179]~[.L206]~[.L233]~[.L260]);4)" office:value-type="float" office:value="5" calcext:value-type="float">
            <text:p>5</text:p>
          </table:table-cell>
          <table:table-cell table:style-name="ce496" table:formula="of:=COUNTIF(([.L17]~[.L44]~[.L71]~[.L98]~[.L125]~[.L152]~[.L179]~[.L206]~[.L233]~[.L260]);5)" office:value-type="float" office:value="0" calcext:value-type="float">
            <text:p>0</text:p>
          </table:table-cell>
          <table:table-cell table:formula="of:=COUNTIF(([.Q17]~ [.Q44]~ [.Q71]~ [.Q98]~ [.Q125]~ [.Q152]~ [.Q179]~ [.Q206]~ [.Q233]~ [.Q260]);1)" office:value-type="float" office:value="2" calcext:value-type="float">
            <text:p>2</text:p>
          </table:table-cell>
          <table:table-cell table:style-name="ce496" table:formula="of:=COUNTIF(([.Q17]~[.Q44]~[.Q71]~[.Q98]~[.Q125]~[.Q152]~[.Q179]~[.Q206]~[.Q233]~[.Q260]);2)" office:value-type="float" office:value="3" calcext:value-type="float">
            <text:p>3</text:p>
          </table:table-cell>
          <table:table-cell table:style-name="ce496" table:formula="of:=COUNTIF(([.Q17]~[.Q44]~[.Q71]~[.Q98]~[.Q125]~[.Q152]~[.Q179]~[.Q206]~[.Q233]~[.Q260]);3)" office:value-type="float" office:value="1" calcext:value-type="float">
            <text:p>1</text:p>
          </table:table-cell>
          <table:table-cell table:style-name="ce496" table:formula="of:=COUNTIF(([.Q17]~[.Q44]~[.Q71]~[.Q98]~[.Q125]~[.Q152]~[.Q179]~[.Q206]~[.Q233]~[.Q260]);4)" office:value-type="float" office:value="4" calcext:value-type="float">
            <text:p>4</text:p>
          </table:table-cell>
          <table:table-cell table:style-name="ce496" table:formula="of:=COUNTIF(([.Q17]~[.Q44]~[.Q71]~[.Q98]~[.Q125]~[.Q152]~[.Q179]~[.Q206]~[.Q233]~[.Q260]);5)" office:value-type="float" office:value="0" calcext:value-type="float">
            <text:p>0</text:p>
          </table:table-cell>
          <table:table-cell table:formula="of:=COUNTIF(([.V17]~ [.V44]~ [.V71]~ [.V98]~ [.V125]~ [.V152]~ [.V179]~ [.V206]~ [.V233]~ [.V260]);1)" office:value-type="float" office:value="1" calcext:value-type="float">
            <text:p>1</text:p>
          </table:table-cell>
          <table:table-cell table:style-name="ce496" table:formula="of:=COUNTIF(([.V17]~[.V44]~[.V71]~[.V98]~[.V125]~[.V152]~[.V179]~[.V206]~[.V233]~[.V260]);2)" office:value-type="float" office:value="0" calcext:value-type="float">
            <text:p>0</text:p>
          </table:table-cell>
          <table:table-cell table:style-name="ce496" table:formula="of:=COUNTIF(([.V17]~[.V44]~[.V71]~[.V98]~[.V125]~[.V152]~[.V179]~[.V206]~[.V233]~[.V260]);3)" office:value-type="float" office:value="3" calcext:value-type="float">
            <text:p>3</text:p>
          </table:table-cell>
          <table:table-cell table:style-name="ce496" table:formula="of:=COUNTIF(([.V17]~[.V44]~[.V71]~[.V98]~[.V125]~[.V152]~[.V179]~[.V206]~[.V233]~[.V260]);4)" office:value-type="float" office:value="6" calcext:value-type="float">
            <text:p>6</text:p>
          </table:table-cell>
          <table:table-cell table:style-name="ce496" table:formula="of:=COUNTIF(([.V17]~[.V44]~[.V71]~[.V98]~[.V125]~[.V152]~[.V179]~[.V206]~[.V233]~[.V260]);5)" office:value-type="float" office:value="0" calcext:value-type="float">
            <text:p>0</text:p>
          </table:table-cell>
          <table:table-cell table:formula="of:=COUNTIF(([.AA17]~ [.AA44]~ [.AA71]~ [.AA98]~ [.AA125]~ [.AA152]~ [.AA179]~ [.AA206]~ [.AA233]~ [.AA260]);1)" office:value-type="float" office:value="0" calcext:value-type="float">
            <text:p>0</text:p>
          </table:table-cell>
          <table:table-cell table:style-name="ce496" table:formula="of:=COUNTIF(([.AA17]~[.AA44]~[.AA71]~[.AA98]~[.AA125]~[.AA152]~[.AA179]~[.AA206]~[.AA233]~[.AA260]);2)" office:value-type="float" office:value="1" calcext:value-type="float">
            <text:p>1</text:p>
          </table:table-cell>
          <table:table-cell table:style-name="ce496" table:formula="of:=COUNTIF(([.AA17]~[.AA44]~[.AA71]~[.AA98]~[.AA125]~[.AA152]~[.AA179]~[.AA206]~[.AA233]~[.AA260]);3)" office:value-type="float" office:value="2" calcext:value-type="float">
            <text:p>2</text:p>
          </table:table-cell>
          <table:table-cell table:style-name="ce496" table:formula="of:=COUNTIF(([.AA17]~[.AA44]~[.AA71]~[.AA98]~[.AA125]~[.AA152]~[.AA179]~[.AA206]~[.AA233]~[.AA260]);4)" office:value-type="float" office:value="7" calcext:value-type="float">
            <text:p>7</text:p>
          </table:table-cell>
          <table:table-cell table:style-name="ce496" table:formula="of:=COUNTIF(([.AA17]~[.AA44]~[.AA71]~[.AA98]~[.AA125]~[.AA152]~[.AA179]~[.AA206]~[.AA233]~[.AA260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3.16147953022745" calcext:value-type="float">
            <text:p>-3,16147953022745</text:p>
          </table:table-cell>
          <table:table-cell table:style-name="ce495" office:value-type="float" office:value="0.00755477414890683" calcext:value-type="float">
            <text:p>0,00755477414890683</text:p>
          </table:table-cell>
          <table:table-cell table:style-name="ce495" office:value-type="float" office:value="0.00763622723946108" calcext:value-type="float">
            <text:p>0,00763622723946108</text:p>
          </table:table-cell>
          <table:table-cell table:style-name="ce495" office:value-type="float" office:value="0.00706605560558132" calcext:value-type="float">
            <text:p>0,00706605560558132</text:p>
          </table:table-cell>
          <table:table-cell table:style-name="ce499" office:value-type="float" office:value="0.00777877014793102" calcext:value-type="float">
            <text:p>0,00777877014793102</text:p>
          </table:table-cell>
          <table:table-cell table:style-name="ce494" office:value-type="float" office:value="-2.97562842888858" calcext:value-type="float">
            <text:p>-2,97562842888858</text:p>
          </table:table-cell>
          <table:table-cell table:style-name="ce495" office:value-type="float" office:value="0.00190416025412697" calcext:value-type="float">
            <text:p>0,00190416025412697</text:p>
          </table:table-cell>
          <table:table-cell table:style-name="ce499" office:value-type="float" office:value="0.00242220385267622" calcext:value-type="float">
            <text:p>0,00242220385267622</text:p>
          </table:table-cell>
          <table:table-cell table:style-name="ce495" office:value-type="float" office:value="0.00166614022236108" calcext:value-type="float">
            <text:p>0,00166614022236108</text:p>
          </table:table-cell>
          <table:table-cell table:style-name="ce495" office:value-type="float" office:value="0.00205817321585781" calcext:value-type="float">
            <text:p>0,00205817321585781</text:p>
          </table:table-cell>
          <table:table-cell table:style-name="ce494" office:value-type="float" office:value="-0.213986974886058" calcext:value-type="float">
            <text:p>-0,213986974886058</text:p>
          </table:table-cell>
          <table:table-cell table:style-name="ce506" office:value-type="float" office:value="0.0117220697267781" calcext:value-type="float">
            <text:p>0,0117220697267781</text:p>
          </table:table-cell>
          <table:table-cell table:style-name="ce576" office:value-type="float" office:value="0.0111300460032034" calcext:value-type="float">
            <text:p>0,0111300460032034</text:p>
          </table:table-cell>
          <table:table-cell table:style-name="ce499" office:value-type="float" office:value="0.0189878782155892" calcext:value-type="float">
            <text:p>0,0189878782155892</text:p>
          </table:table-cell>
          <table:table-cell table:style-name="ce506" office:value-type="float" office:value="0.0118108732853143" calcext:value-type="float">
            <text:p>0,0118108732853143</text:p>
          </table:table-cell>
          <table:table-cell table:style-name="ce494" office:value-type="float" office:value="-0.139307279362047" calcext:value-type="float">
            <text:p>-0,139307279362047</text:p>
          </table:table-cell>
          <table:table-cell table:style-name="ce541" office:value-type="float" office:value="0.011803942460168" calcext:value-type="float">
            <text:p>0,011803942460168</text:p>
          </table:table-cell>
          <table:table-cell table:style-name="ce673" office:value-type="float" office:value="0.0110774008379194" calcext:value-type="float">
            <text:p>0,0110774008379194</text:p>
          </table:table-cell>
          <table:table-cell table:style-name="ce499" office:value-type="float" office:value="0.0137144638585172" calcext:value-type="float">
            <text:p>0,0137144638585172</text:p>
          </table:table-cell>
          <table:table-cell table:style-name="ce673" office:value-type="float" office:value="0.0110396584159845" calcext:value-type="float">
            <text:p>0,0110396584159845</text:p>
          </table:table-cell>
          <table:table-cell table:style-name="ce803" office:value-type="float" office:value="0.955622706641757" calcext:value-type="float">
            <text:p>0,955622706641757</text:p>
          </table:table-cell>
          <table:table-cell table:style-name="ce831" office:value-type="float" office:value="0.949174857723547" calcext:value-type="float">
            <text:p>0,949174857723547</text:p>
          </table:table-cell>
          <table:table-cell table:style-name="ce712" office:value-type="float" office:value="0.956877945116683" calcext:value-type="float">
            <text:p>0,956877945116683</text:p>
          </table:table-cell>
          <table:table-cell table:style-name="ce499" office:value-type="float" office:value="0.960225843746151" calcext:value-type="float">
            <text:p>0,960225843746151</text:p>
          </table:table-cell>
          <table:table-cell table:style-name="ce880" office:value-type="float" office:value="0.957158341312383" calcext:value-type="float">
            <text:p>0,957158341312383</text:p>
          </table:table-cell>
          <table:table-cell/>
          <table:table-cell table:style-name="ce900"/>
          <table:table-cell table:style-name="ce900" office:value-type="string" calcext:value-type="string">
            <text:p>LinearDiscriminantAnalysis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ase</text:p>
          </table:table-cell>
          <table:table-cell table:formula="of:=COUNTIF(([.C18]~ [.C45]~ [.C72]~ [.C99]~ [.C126]~ [.C153]~ [.C180]~ [.C207]~ [.C234]~ [.C261]);1)" office:value-type="float" office:value="4" calcext:value-type="float">
            <text:p>4</text:p>
          </table:table-cell>
          <table:table-cell table:formula="of:=COUNTIF(([.C18]~[.C45]~[.C72]~[.C99]~[.C126]~[.C153]~[.C180]~[.C207]~[.C234]~[.C261]);2)" office:value-type="float" office:value="2" calcext:value-type="float">
            <text:p>2</text:p>
          </table:table-cell>
          <table:table-cell table:formula="of:=COUNTIF(([.C18]~[.C45]~[.C72]~[.C99]~[.C126]~[.C153]~[.C180]~[.C207]~[.C234]~[.C261]);3)" office:value-type="float" office:value="2" calcext:value-type="float">
            <text:p>2</text:p>
          </table:table-cell>
          <table:table-cell table:formula="of:=COUNTIF(([.C18]~[.C45]~[.C72]~[.C99]~[.C126]~[.C153]~[.C180]~[.C207]~[.C234]~[.C261]);4)" office:value-type="float" office:value="2" calcext:value-type="float">
            <text:p>2</text:p>
          </table:table-cell>
          <table:table-cell table:formula="of:=COUNTIF(([.C18]~[.C45]~[.C72]~[.C99]~[.C126]~[.C153]~[.C180]~[.C207]~[.C234]~[.C261]);5)" office:value-type="float" office:value="0" calcext:value-type="float">
            <text:p>0</text:p>
          </table:table-cell>
          <table:table-cell table:formula="of:=COUNTIF(([.H18]~ [.H45]~ [.H72]~ [.H99]~ [.H126]~ [.H153]~ [.H180]~ [.H207]~ [.H234]~ [.H261]);1)" office:value-type="float" office:value="7" calcext:value-type="float">
            <text:p>7</text:p>
          </table:table-cell>
          <table:table-cell table:formula="of:=COUNTIF(([.H18]~[.H45]~[.H72]~[.H99]~[.H126]~[.H153]~[.H180]~[.H207]~[.H234]~[.H261]);2)" office:value-type="float" office:value="2" calcext:value-type="float">
            <text:p>2</text:p>
          </table:table-cell>
          <table:table-cell table:formula="of:=COUNTIF(([.H18]~[.H45]~[.H72]~[.H99]~[.H126]~[.H153]~[.H180]~[.H207]~[.H234]~[.H261]);3)" office:value-type="float" office:value="1" calcext:value-type="float">
            <text:p>1</text:p>
          </table:table-cell>
          <table:table-cell table:formula="of:=COUNTIF(([.H18]~[.H45]~[.H72]~[.H99]~[.H126]~[.H153]~[.H180]~[.H207]~[.H234]~[.H261]);4)" office:value-type="float" office:value="0" calcext:value-type="float">
            <text:p>0</text:p>
          </table:table-cell>
          <table:table-cell table:formula="of:=COUNTIF(([.H18]~[.H45]~[.H72]~[.H99]~[.H126]~[.H153]~[.H180]~[.H207]~[.H234]~[.H261]);5)" office:value-type="float" office:value="0" calcext:value-type="float">
            <text:p>0</text:p>
          </table:table-cell>
          <table:table-cell table:formula="of:=COUNTIF(([.M18]~ [.M45]~ [.M72]~ [.M99]~ [.M126]~ [.M153]~ [.M180]~ [.M207]~ [.M234]~ [.M261]);1)" office:value-type="float" office:value="3" calcext:value-type="float">
            <text:p>3</text:p>
          </table:table-cell>
          <table:table-cell table:formula="of:=COUNTIF(([.M18]~[.M45]~[.M72]~[.M99]~[.M126]~[.M153]~[.M180]~[.M207]~[.M234]~[.M261]);2)" office:value-type="float" office:value="6" calcext:value-type="float">
            <text:p>6</text:p>
          </table:table-cell>
          <table:table-cell table:formula="of:=COUNTIF(([.M18]~[.M45]~[.M72]~[.M99]~[.M126]~[.M153]~[.M180]~[.M207]~[.M234]~[.M261]);3)" office:value-type="float" office:value="0" calcext:value-type="float">
            <text:p>0</text:p>
          </table:table-cell>
          <table:table-cell table:formula="of:=COUNTIF(([.M18]~[.M45]~[.M72]~[.M99]~[.M126]~[.M153]~[.M180]~[.M207]~[.M234]~[.M261]);4)" office:value-type="float" office:value="0" calcext:value-type="float">
            <text:p>0</text:p>
          </table:table-cell>
          <table:table-cell table:formula="of:=COUNTIF(([.M18]~[.M45]~[.M72]~[.M99]~[.M126]~[.M153]~[.M180]~[.M207]~[.M234]~[.M261]);5)" office:value-type="float" office:value="1" calcext:value-type="float">
            <text:p>1</text:p>
          </table:table-cell>
          <table:table-cell table:formula="of:=COUNTIF(([.R18]~ [.R45]~ [.R72]~ [.R99]~ [.R126]~ [.R153]~ [.R180]~ [.R207]~ [.R234]~ [.R261]);1)" office:value-type="float" office:value="4" calcext:value-type="float">
            <text:p>4</text:p>
          </table:table-cell>
          <table:table-cell table:formula="of:=COUNTIF(([.R18]~[.R45]~[.R72]~[.R99]~[.R126]~[.R153]~[.R180]~[.R207]~[.R234]~[.R261]);2)" office:value-type="float" office:value="3" calcext:value-type="float">
            <text:p>3</text:p>
          </table:table-cell>
          <table:table-cell table:formula="of:=COUNTIF(([.R18]~[.R45]~[.R72]~[.R99]~[.R126]~[.R153]~[.R180]~[.R207]~[.R234]~[.R261]);3)" office:value-type="float" office:value="0" calcext:value-type="float">
            <text:p>0</text:p>
          </table:table-cell>
          <table:table-cell table:formula="of:=COUNTIF(([.R18]~[.R45]~[.R72]~[.R99]~[.R126]~[.R153]~[.R180]~[.R207]~[.R234]~[.R261]);4)" office:value-type="float" office:value="3" calcext:value-type="float">
            <text:p>3</text:p>
          </table:table-cell>
          <table:table-cell table:formula="of:=COUNTIF(([.R18]~[.R45]~[.R72]~[.R99]~[.R126]~[.R153]~[.R180]~[.R207]~[.R234]~[.R261]);5)" office:value-type="float" office:value="0" calcext:value-type="float">
            <text:p>0</text:p>
          </table:table-cell>
          <table:table-cell table:formula="of:=COUNTIF(([.W18]~ [.W45]~ [.W72]~ [.W99]~ [.W126]~ [.W153]~ [.W180]~ [.W207]~ [.W234]~ [.W261]);1)" office:value-type="float" office:value="0" calcext:value-type="float">
            <text:p>0</text:p>
          </table:table-cell>
          <table:table-cell table:formula="of:=COUNTIF(([.W18]~[.W45]~[.W72]~[.W99]~[.W126]~[.W153]~[.W180]~[.W207]~[.W234]~[.W261]);2)" office:value-type="float" office:value="3" calcext:value-type="float">
            <text:p>3</text:p>
          </table:table-cell>
          <table:table-cell table:formula="of:=COUNTIF(([.W18]~[.W45]~[.W72]~[.W99]~[.W126]~[.W153]~[.W180]~[.W207]~[.W234]~[.W261]);3)" office:value-type="float" office:value="3" calcext:value-type="float">
            <text:p>3</text:p>
          </table:table-cell>
          <table:table-cell table:formula="of:=COUNTIF(([.W18]~[.W45]~[.W72]~[.W99]~[.W126]~[.W153]~[.W180]~[.W207]~[.W234]~[.W261]);4)" office:value-type="float" office:value="4" calcext:value-type="float">
            <text:p>4</text:p>
          </table:table-cell>
          <table:table-cell table:formula="of:=COUNTIF(([.W18]~[.W45]~[.W72]~[.W99]~[.W126]~[.W153]~[.W180]~[.W207]~[.W234]~[.W261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9" office:value-type="float" office:value="0.00777877014793102" calcext:value-type="float">
            <text:p>0,00777877014793102</text:p>
          </table:table-cell>
          <table:table-cell table:style-name="ce495" office:value-type="float" office:value="0.00755477414890683" calcext:value-type="float">
            <text:p>0,00755477414890683</text:p>
          </table:table-cell>
          <table:table-cell table:style-name="ce495" office:value-type="float" office:value="0.00763622723946108" calcext:value-type="float">
            <text:p>0,00763622723946108</text:p>
          </table:table-cell>
          <table:table-cell table:style-name="ce495" office:value-type="float" office:value="0.00706605560558132" calcext:value-type="float">
            <text:p>0,00706605560558132</text:p>
          </table:table-cell>
          <table:table-cell table:style-name="ce499" office:value-type="float" office:value="0.00777877014793102" calcext:value-type="float">
            <text:p>0,00777877014793102</text:p>
          </table:table-cell>
          <table:table-cell table:style-name="ce495" office:value-type="float" office:value="0.00205817321585781" calcext:value-type="float">
            <text:p>0,00205817321585781</text:p>
          </table:table-cell>
          <table:table-cell table:style-name="ce495" office:value-type="float" office:value="0.00190416025412697" calcext:value-type="float">
            <text:p>0,00190416025412697</text:p>
          </table:table-cell>
          <table:table-cell table:style-name="ce499" office:value-type="float" office:value="0.00242220385267622" calcext:value-type="float">
            <text:p>0,00242220385267622</text:p>
          </table:table-cell>
          <table:table-cell table:style-name="ce495" office:value-type="float" office:value="0.00166614022236108" calcext:value-type="float">
            <text:p>0,00166614022236108</text:p>
          </table:table-cell>
          <table:table-cell table:style-name="ce495" office:value-type="float" office:value="0.00205817321585781" calcext:value-type="float">
            <text:p>0,00205817321585781</text:p>
          </table:table-cell>
          <table:table-cell table:style-name="ce619" office:value-type="float" office:value="-0.115270571122326" calcext:value-type="float">
            <text:p>-0,115270571122326</text:p>
          </table:table-cell>
          <table:table-cell table:style-name="ce656" office:value-type="float" office:value="0.0117220697267781" calcext:value-type="float">
            <text:p>0,0117220697267781</text:p>
          </table:table-cell>
          <table:table-cell table:style-name="ce576" office:value-type="float" office:value="0.0111300460032034" calcext:value-type="float">
            <text:p>0,0111300460032034</text:p>
          </table:table-cell>
          <table:table-cell table:style-name="ce619" office:value-type="float" office:value="-0.11524965295076" calcext:value-type="float">
            <text:p>-0,11524965295076</text:p>
          </table:table-cell>
          <table:table-cell table:style-name="ce619" office:value-type="float" office:value="-0.115270571122326" calcext:value-type="float">
            <text:p>-0,115270571122326</text:p>
          </table:table-cell>
          <table:table-cell table:style-name="ce731" office:value-type="float" office:value="-0.000937836281048003" calcext:value-type="float">
            <text:p>-0,000937836281048003</text:p>
          </table:table-cell>
          <table:table-cell table:style-name="ce748" office:value-type="float" office:value="0.011803942460168" calcext:value-type="float">
            <text:p>0,011803942460168</text:p>
          </table:table-cell>
          <table:table-cell table:style-name="ce673" office:value-type="float" office:value="0.0110774008379194" calcext:value-type="float">
            <text:p>0,0110774008379194</text:p>
          </table:table-cell>
          <table:table-cell table:style-name="ce767" office:value-type="float" office:value="-0.00166437790329654" calcext:value-type="float">
            <text:p>-0,00166437790329654</text:p>
          </table:table-cell>
          <table:table-cell table:style-name="ce792" office:value-type="float" office:value="-0.00144490571974459" calcext:value-type="float">
            <text:p>-0,00144490571974459</text:p>
          </table:table-cell>
          <table:table-cell table:style-name="ce517" office:value-type="float" office:value="0.951511174805225" calcext:value-type="float">
            <text:p>0,951511174805225</text:p>
          </table:table-cell>
          <table:table-cell table:style-name="ce494" office:value-type="float" office:value="0.920046887984879" calcext:value-type="float">
            <text:p>0,920046887984879</text:p>
          </table:table-cell>
          <table:table-cell table:style-name="ce848" office:value-type="float" office:value="0.954449720260629" calcext:value-type="float">
            <text:p>0,954449720260629</text:p>
          </table:table-cell>
          <table:table-cell table:style-name="ce655" office:value-type="float" office:value="0.959871206095352" calcext:value-type="float">
            <text:p>0,959871206095352</text:p>
          </table:table-cell>
          <table:table-cell table:style-name="ce624" office:value-type="float" office:value="0.935706971408529" calcext:value-type="float">
            <text:p>0,935706971408529</text:p>
          </table:table-cell>
          <table:table-cell/>
          <table:table-cell table:style-name="ce899"/>
          <table:table-cell table:style-name="ce899" office:value-type="string" calcext:value-type="string">
            <text:p>LinearDiscriminantAnalysis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bq</text:p>
          </table:table-cell>
          <table:table-cell table:formula="of:=COUNTIF(([.D18]~ [.D45]~ [.D72]~ [.D99]~ [.D126]~ [.D153]~ [.D180]~ [.D207]~ [.D234]~ [.D261]);1)" office:value-type="float" office:value="2" calcext:value-type="float">
            <text:p>2</text:p>
          </table:table-cell>
          <table:table-cell table:formula="of:=COUNTIF(([.D18]~[.D45]~[.D72]~[.D99]~[.D126]~[.D153]~[.D180]~[.D207]~[.D234]~[.D261]);2)" office:value-type="float" office:value="1" calcext:value-type="float">
            <text:p>1</text:p>
          </table:table-cell>
          <table:table-cell table:formula="of:=COUNTIF(([.D18]~[.D45]~[.D72]~[.D99]~[.D126]~[.D153]~[.D180]~[.D207]~[.D234]~[.D261]);3)" office:value-type="float" office:value="2" calcext:value-type="float">
            <text:p>2</text:p>
          </table:table-cell>
          <table:table-cell table:formula="of:=COUNTIF(([.D18]~[.D45]~[.D72]~[.D99]~[.D126]~[.D153]~[.D180]~[.D207]~[.D234]~[.D261]);4)" office:value-type="float" office:value="2" calcext:value-type="float">
            <text:p>2</text:p>
          </table:table-cell>
          <table:table-cell table:formula="of:=COUNTIF(([.D18]~[.D45]~[.D72]~[.D99]~[.D126]~[.D153]~[.D180]~[.D207]~[.D234]~[.D261]);5)" office:value-type="float" office:value="3" calcext:value-type="float">
            <text:p>3</text:p>
          </table:table-cell>
          <table:table-cell table:formula="of:=COUNTIF(([.I18]~ [.I45]~ [.I72]~ [.I99]~ [.I126]~ [.I153]~ [.I180]~ [.I207]~ [.I234]~ [.I261]);1)" office:value-type="float" office:value="2" calcext:value-type="float">
            <text:p>2</text:p>
          </table:table-cell>
          <table:table-cell table:formula="of:=COUNTIF(([.I18]~[.I45]~[.I72]~[.I99]~[.I126]~[.I153]~[.I180]~[.I207]~[.I234]~[.I261]);2)" office:value-type="float" office:value="2" calcext:value-type="float">
            <text:p>2</text:p>
          </table:table-cell>
          <table:table-cell table:formula="of:=COUNTIF(([.I18]~[.I45]~[.I72]~[.I99]~[.I126]~[.I153]~[.I180]~[.I207]~[.I234]~[.I261]);3)" office:value-type="float" office:value="3" calcext:value-type="float">
            <text:p>3</text:p>
          </table:table-cell>
          <table:table-cell table:formula="of:=COUNTIF(([.I18]~[.I45]~[.I72]~[.I99]~[.I126]~[.I153]~[.I180]~[.I207]~[.I234]~[.I261]);4)" office:value-type="float" office:value="2" calcext:value-type="float">
            <text:p>2</text:p>
          </table:table-cell>
          <table:table-cell table:formula="of:=COUNTIF(([.I18]~[.I45]~[.I72]~[.I99]~[.I126]~[.I153]~[.I180]~[.I207]~[.I234]~[.I261]);5)" office:value-type="float" office:value="1" calcext:value-type="float">
            <text:p>1</text:p>
          </table:table-cell>
          <table:table-cell table:formula="of:=COUNTIF(([.N18]~ [.N45]~ [.N72]~ [.N99]~ [.N126]~ [.N153]~ [.N180]~ [.N207]~ [.N234]~ [.N261]);1)" office:value-type="float" office:value="1" calcext:value-type="float">
            <text:p>1</text:p>
          </table:table-cell>
          <table:table-cell table:formula="of:=COUNTIF(([.N18]~[.N45]~[.N72]~[.N99]~[.N126]~[.N153]~[.N180]~[.N207]~[.N234]~[.N261]);2)" office:value-type="float" office:value="4" calcext:value-type="float">
            <text:p>4</text:p>
          </table:table-cell>
          <table:table-cell table:formula="of:=COUNTIF(([.N18]~[.N45]~[.N72]~[.N99]~[.N126]~[.N153]~[.N180]~[.N207]~[.N234]~[.N261]);3)" office:value-type="float" office:value="1" calcext:value-type="float">
            <text:p>1</text:p>
          </table:table-cell>
          <table:table-cell table:formula="of:=COUNTIF(([.N18]~[.N45]~[.N72]~[.N99]~[.N126]~[.N153]~[.N180]~[.N207]~[.N234]~[.N261]);4)" office:value-type="float" office:value="2" calcext:value-type="float">
            <text:p>2</text:p>
          </table:table-cell>
          <table:table-cell table:formula="of:=COUNTIF(([.N18]~[.N45]~[.N72]~[.N99]~[.N126]~[.N153]~[.N180]~[.N207]~[.N234]~[.N261]);5)" office:value-type="float" office:value="2" calcext:value-type="float">
            <text:p>2</text:p>
          </table:table-cell>
          <table:table-cell table:formula="of:=COUNTIF(([.S18]~ [.S45]~ [.S72]~ [.S99]~ [.S126]~ [.S153]~ [.S180]~ [.S207]~ [.S234]~ [.S261]);1)" office:value-type="float" office:value="3" calcext:value-type="float">
            <text:p>3</text:p>
          </table:table-cell>
          <table:table-cell table:formula="of:=COUNTIF(([.S18]~[.S45]~[.S72]~[.S99]~[.S126]~[.S153]~[.S180]~[.S207]~[.S234]~[.S261]);2)" office:value-type="float" office:value="2" calcext:value-type="float">
            <text:p>2</text:p>
          </table:table-cell>
          <table:table-cell table:formula="of:=COUNTIF(([.S18]~[.S45]~[.S72]~[.S99]~[.S126]~[.S153]~[.S180]~[.S207]~[.S234]~[.S261]);3)" office:value-type="float" office:value="0" calcext:value-type="float">
            <text:p>0</text:p>
          </table:table-cell>
          <table:table-cell table:formula="of:=COUNTIF(([.S18]~[.S45]~[.S72]~[.S99]~[.S126]~[.S153]~[.S180]~[.S207]~[.S234]~[.S261]);4)" office:value-type="float" office:value="2" calcext:value-type="float">
            <text:p>2</text:p>
          </table:table-cell>
          <table:table-cell table:formula="of:=COUNTIF(([.S18]~[.S45]~[.S72]~[.S99]~[.S126]~[.S153]~[.S180]~[.S207]~[.S234]~[.S261]);5)" office:value-type="float" office:value="3" calcext:value-type="float">
            <text:p>3</text:p>
          </table:table-cell>
          <table:table-cell table:formula="of:=COUNTIF(([.X18]~ [.X45]~ [.X72]~ [.X99]~ [.X126]~ [.X153]~ [.X180]~ [.X207]~ [.X234]~ [.X261]);1)" office:value-type="float" office:value="6" calcext:value-type="float">
            <text:p>6</text:p>
          </table:table-cell>
          <table:table-cell table:formula="of:=COUNTIF(([.X18]~[.X45]~[.X72]~[.X99]~[.X126]~[.X153]~[.X180]~[.X207]~[.X234]~[.X261]);2)" office:value-type="float" office:value="1" calcext:value-type="float">
            <text:p>1</text:p>
          </table:table-cell>
          <table:table-cell table:formula="of:=COUNTIF(([.X18]~[.X45]~[.X72]~[.X99]~[.X126]~[.X153]~[.X180]~[.X207]~[.X234]~[.X261]);3)" office:value-type="float" office:value="2" calcext:value-type="float">
            <text:p>2</text:p>
          </table:table-cell>
          <table:table-cell table:formula="of:=COUNTIF(([.X18]~[.X45]~[.X72]~[.X99]~[.X126]~[.X153]~[.X180]~[.X207]~[.X234]~[.X261]);4)" office:value-type="float" office:value="0" calcext:value-type="float">
            <text:p>0</text:p>
          </table:table-cell>
          <table:table-cell table:formula="of:=COUNTIF(([.X18]~[.X45]~[.X72]~[.X99]~[.X126]~[.X153]~[.X180]~[.X207]~[.X234]~[.X261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21656177544931" calcext:value-type="float">
            <text:p>-1,21656177544931</text:p>
          </table:table-cell>
          <table:table-cell table:style-name="ce499" office:value-type="float" office:value="0.00845075814500359" calcext:value-type="float">
            <text:p>0,00845075814500359</text:p>
          </table:table-cell>
          <table:table-cell table:style-name="ce495" office:value-type="float" office:value="0.00745295778571401" calcext:value-type="float">
            <text:p>0,00745295778571401</text:p>
          </table:table-cell>
          <table:table-cell table:style-name="ce543" office:value-type="float" office:value="-0.0828441735857673" calcext:value-type="float">
            <text:p>-0,0828441735857673</text:p>
          </table:table-cell>
          <table:table-cell table:style-name="ce495" office:value-type="float" office:value="0.00802312941959377" calcext:value-type="float">
            <text:p>0,00802312941959377</text:p>
          </table:table-cell>
          <table:table-cell table:style-name="ce494" office:value-type="float" office:value="-1.13435773421358" calcext:value-type="float">
            <text:p>-1,13435773421358</text:p>
          </table:table-cell>
          <table:table-cell table:style-name="ce502" office:value-type="float" office:value="0.0020301708591795" calcext:value-type="float">
            <text:p>0,0020301708591795</text:p>
          </table:table-cell>
          <table:table-cell table:style-name="ce499" office:value-type="float" office:value="0.00319226866133052" calcext:value-type="float">
            <text:p>0,00319226866133052</text:p>
          </table:table-cell>
          <table:table-cell table:style-name="ce588" office:value-type="float" office:value="-0.0796928402827715" calcext:value-type="float">
            <text:p>-0,0796928402827715</text:p>
          </table:table-cell>
          <table:table-cell table:style-name="ce495" office:value-type="float" office:value="0.00257621681440705" calcext:value-type="float">
            <text:p>0,00257621681440705</text:p>
          </table:table-cell>
          <table:table-cell table:style-name="ce620" office:value-type="float" office:value="-0.0347946156231706" calcext:value-type="float">
            <text:p>-0,0347946156231706</text:p>
          </table:table-cell>
          <table:table-cell table:style-name="ce504" office:value-type="float" office:value="0.0146229859722939" calcext:value-type="float">
            <text:p>0,0146229859722939</text:p>
          </table:table-cell>
          <table:table-cell table:style-name="ce501" office:value-type="float" office:value="0.0152890126613153" calcext:value-type="float">
            <text:p>0,0152890126613153</text:p>
          </table:table-cell>
          <table:table-cell table:style-name="ce686" office:value-type="float" office:value="-0.00401806501190117" calcext:value-type="float">
            <text:p>-0,00401806501190117</text:p>
          </table:table-cell>
          <table:table-cell table:style-name="ce499" office:value-type="float" office:value="0.0156738280816389" calcext:value-type="float">
            <text:p>0,0156738280816389</text:p>
          </table:table-cell>
          <table:table-cell table:style-name="ce678" office:value-type="float" office:value="0.0451952921864191" calcext:value-type="float">
            <text:p>0,0451952921864191</text:p>
          </table:table-cell>
          <table:table-cell table:style-name="ce494" office:value-type="float" office:value="0.0150120483246422" calcext:value-type="float">
            <text:p>0,0150120483246422</text:p>
          </table:table-cell>
          <table:table-cell table:style-name="ce537" office:value-type="float" office:value="0.0154932642043133" calcext:value-type="float">
            <text:p>0,0154932642043133</text:p>
          </table:table-cell>
          <table:table-cell table:style-name="ce768" office:value-type="float" office:value="0.0257737967071121" calcext:value-type="float">
            <text:p>0,0257737967071121</text:p>
          </table:table-cell>
          <table:table-cell table:style-name="ce633" office:value-type="float" office:value="0.015464957387862" calcext:value-type="float">
            <text:p>0,015464957387862</text:p>
          </table:table-cell>
          <table:table-cell table:style-name="ce605" office:value-type="float" office:value="0.966417495273068" calcext:value-type="float">
            <text:p>0,966417495273068</text:p>
          </table:table-cell>
          <table:table-cell table:style-name="ce832" office:value-type="float" office:value="0.958095895975753" calcext:value-type="float">
            <text:p>0,958095895975753</text:p>
          </table:table-cell>
          <table:table-cell table:style-name="ce849" office:value-type="float" office:value="0.957611061604887" calcext:value-type="float">
            <text:p>0,957611061604887</text:p>
          </table:table-cell>
          <table:table-cell table:style-name="ce499" office:value-type="float" office:value="0.971452038649138" calcext:value-type="float">
            <text:p>0,971452038649138</text:p>
          </table:table-cell>
          <table:table-cell table:style-name="ce827" office:value-type="float" office:value="0.959190516376499" calcext:value-type="float">
            <text:p>0,959190516376499</text:p>
          </table:table-cell>
          <table:table-cell/>
          <table:table-cell table:style-name="ce900"/>
          <table:table-cell table:style-name="ce900" office:value-type="string" calcext:value-type="string">
            <text:p>LinearDiscriminantAnalysis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his</text:p>
          </table:table-cell>
          <table:table-cell table:formula="of:=COUNTIF(([.E18]~ [.E45]~ [.E72]~ [.E99]~ [.E126]~ [.E153]~ [.E180]~ [.E207]~ [.E234]~ [.E261]);1)" office:value-type="float" office:value="5" calcext:value-type="float">
            <text:p>5</text:p>
          </table:table-cell>
          <table:table-cell table:formula="of:=COUNTIF(([.E18]~[.E45]~[.E72]~[.E99]~[.E126]~[.E153]~[.E180]~[.E207]~[.E234]~[.E261]);2)" office:value-type="float" office:value="2" calcext:value-type="float">
            <text:p>2</text:p>
          </table:table-cell>
          <table:table-cell table:formula="of:=COUNTIF(([.E18]~[.E45]~[.E72]~[.E99]~[.E126]~[.E153]~[.E180]~[.E207]~[.E234]~[.E261]);3)" office:value-type="float" office:value="3" calcext:value-type="float">
            <text:p>3</text:p>
          </table:table-cell>
          <table:table-cell table:formula="of:=COUNTIF(([.E18]~[.E45]~[.E72]~[.E99]~[.E126]~[.E153]~[.E180]~[.E207]~[.E234]~[.E261]);4)" office:value-type="float" office:value="0" calcext:value-type="float">
            <text:p>0</text:p>
          </table:table-cell>
          <table:table-cell table:formula="of:=COUNTIF(([.E18]~[.E45]~[.E72]~[.E99]~[.E126]~[.E153]~[.E180]~[.E207]~[.E234]~[.E261]);5)" office:value-type="float" office:value="0" calcext:value-type="float">
            <text:p>0</text:p>
          </table:table-cell>
          <table:table-cell table:formula="of:=COUNTIF(([.J18]~ [.J45]~ [.J72]~ [.J99]~ [.J126]~ [.J153]~ [.J180]~ [.J207]~ [.J234]~ [.J261]);1)" office:value-type="float" office:value="3" calcext:value-type="float">
            <text:p>3</text:p>
          </table:table-cell>
          <table:table-cell table:formula="of:=COUNTIF(([.J18]~[.J45]~[.J72]~[.J99]~[.J126]~[.J153]~[.J180]~[.J207]~[.J234]~[.J261]);2)" office:value-type="float" office:value="4" calcext:value-type="float">
            <text:p>4</text:p>
          </table:table-cell>
          <table:table-cell table:formula="of:=COUNTIF(([.J18]~[.J45]~[.J72]~[.J99]~[.J126]~[.J153]~[.J180]~[.J207]~[.J234]~[.J261]);3)" office:value-type="float" office:value="1" calcext:value-type="float">
            <text:p>1</text:p>
          </table:table-cell>
          <table:table-cell table:formula="of:=COUNTIF(([.J18]~[.J45]~[.J72]~[.J99]~[.J126]~[.J153]~[.J180]~[.J207]~[.J234]~[.J261]);4)" office:value-type="float" office:value="1" calcext:value-type="float">
            <text:p>1</text:p>
          </table:table-cell>
          <table:table-cell table:formula="of:=COUNTIF(([.J18]~[.J45]~[.J72]~[.J99]~[.J126]~[.J153]~[.J180]~[.J207]~[.J234]~[.J261]);5)" office:value-type="float" office:value="1" calcext:value-type="float">
            <text:p>1</text:p>
          </table:table-cell>
          <table:table-cell table:formula="of:=COUNTIF(([.O18]~ [.O45]~ [.O72]~ [.O99]~ [.O126]~ [.O153]~ [.O180]~ [.O207]~ [.O234]~ [.O261]);1)" office:value-type="float" office:value="4" calcext:value-type="float">
            <text:p>4</text:p>
          </table:table-cell>
          <table:table-cell table:formula="of:=COUNTIF(([.O18]~[.O45]~[.O72]~[.O99]~[.O126]~[.O153]~[.O180]~[.O207]~[.O234]~[.O261]);2)" office:value-type="float" office:value="5" calcext:value-type="float">
            <text:p>5</text:p>
          </table:table-cell>
          <table:table-cell table:formula="of:=COUNTIF(([.O18]~[.O45]~[.O72]~[.O99]~[.O126]~[.O153]~[.O180]~[.O207]~[.O234]~[.O261]);3)" office:value-type="float" office:value="1" calcext:value-type="float">
            <text:p>1</text:p>
          </table:table-cell>
          <table:table-cell table:formula="of:=COUNTIF(([.O18]~[.O45]~[.O72]~[.O99]~[.O126]~[.O153]~[.O180]~[.O207]~[.O234]~[.O261]);4)" office:value-type="float" office:value="0" calcext:value-type="float">
            <text:p>0</text:p>
          </table:table-cell>
          <table:table-cell table:formula="of:=COUNTIF(([.O18]~[.O45]~[.O72]~[.O99]~[.O126]~[.O153]~[.O180]~[.O207]~[.O234]~[.O261]);5)" office:value-type="float" office:value="0" calcext:value-type="float">
            <text:p>0</text:p>
          </table:table-cell>
          <table:table-cell table:formula="of:=COUNTIF(([.T18]~ [.T45]~ [.T72]~ [.T99]~ [.T126]~ [.T153]~ [.T180]~ [.T207]~ [.T234]~ [.T261]);1)" office:value-type="float" office:value="8" calcext:value-type="float">
            <text:p>8</text:p>
          </table:table-cell>
          <table:table-cell table:formula="of:=COUNTIF(([.T18]~[.T45]~[.T72]~[.T99]~[.T126]~[.T153]~[.T180]~[.T207]~[.T234]~[.T261]);2)" office:value-type="float" office:value="2" calcext:value-type="float">
            <text:p>2</text:p>
          </table:table-cell>
          <table:table-cell table:formula="of:=COUNTIF(([.T18]~[.T45]~[.T72]~[.T99]~[.T126]~[.T153]~[.T180]~[.T207]~[.T234]~[.T261]);3)" office:value-type="float" office:value="0" calcext:value-type="float">
            <text:p>0</text:p>
          </table:table-cell>
          <table:table-cell table:formula="of:=COUNTIF(([.T18]~[.T45]~[.T72]~[.T99]~[.T126]~[.T153]~[.T180]~[.T207]~[.T234]~[.T261]);4)" office:value-type="float" office:value="0" calcext:value-type="float">
            <text:p>0</text:p>
          </table:table-cell>
          <table:table-cell table:formula="of:=COUNTIF(([.T18]~[.T45]~[.T72]~[.T99]~[.T126]~[.T153]~[.T180]~[.T207]~[.T234]~[.T261]);5)" office:value-type="float" office:value="0" calcext:value-type="float">
            <text:p>0</text:p>
          </table:table-cell>
          <table:table-cell table:formula="of:=COUNTIF(([.Y18]~ [.Y45]~ [.Y72]~ [.Y99]~ [.Y126]~ [.Y153]~ [.Y180]~ [.Y207]~ [.Y234]~ [.Y261]);1)" office:value-type="float" office:value="0" calcext:value-type="float">
            <text:p>0</text:p>
          </table:table-cell>
          <table:table-cell table:formula="of:=COUNTIF(([.Y18]~[.Y45]~[.Y72]~[.Y99]~[.Y126]~[.Y153]~[.Y180]~[.Y207]~[.Y234]~[.Y261]);2)" office:value-type="float" office:value="0" calcext:value-type="float">
            <text:p>0</text:p>
          </table:table-cell>
          <table:table-cell table:formula="of:=COUNTIF(([.Y18]~[.Y45]~[.Y72]~[.Y99]~[.Y126]~[.Y153]~[.Y180]~[.Y207]~[.Y234]~[.Y261]);3)" office:value-type="float" office:value="2" calcext:value-type="float">
            <text:p>2</text:p>
          </table:table-cell>
          <table:table-cell table:formula="of:=COUNTIF(([.Y18]~[.Y45]~[.Y72]~[.Y99]~[.Y126]~[.Y153]~[.Y180]~[.Y207]~[.Y234]~[.Y261]);4)" office:value-type="float" office:value="1" calcext:value-type="float">
            <text:p>1</text:p>
          </table:table-cell>
          <table:table-cell table:formula="of:=COUNTIF(([.Y18]~[.Y45]~[.Y72]~[.Y99]~[.Y126]~[.Y153]~[.Y180]~[.Y207]~[.Y234]~[.Y261]);5)" office:value-type="float" office:value="7" calcext:value-type="float">
            <text:p>7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5" office:value-type="float" office:value="0.00814530905542515" calcext:value-type="float">
            <text:p>0,00814530905542515</text:p>
          </table:table-cell>
          <table:table-cell table:style-name="ce499" office:value-type="float" office:value="0.00845075814500359" calcext:value-type="float">
            <text:p>0,00845075814500359</text:p>
          </table:table-cell>
          <table:table-cell table:style-name="ce495" office:value-type="float" office:value="0.00745295778571401" calcext:value-type="float">
            <text:p>0,00745295778571401</text:p>
          </table:table-cell>
          <table:table-cell table:style-name="ce544" office:value-type="float" office:value="-0.0572818859322775" calcext:value-type="float">
            <text:p>-0,0572818859322775</text:p>
          </table:table-cell>
          <table:table-cell table:style-name="ce495" office:value-type="float" office:value="0.00802312941959377" calcext:value-type="float">
            <text:p>0,00802312941959377</text:p>
          </table:table-cell>
          <table:table-cell table:style-name="ce495" office:value-type="float" office:value="0.00268822624112041" calcext:value-type="float">
            <text:p>0,00268822624112041</text:p>
          </table:table-cell>
          <table:table-cell table:style-name="ce502" office:value-type="float" office:value="0.0020301708591795" calcext:value-type="float">
            <text:p>0,0020301708591795</text:p>
          </table:table-cell>
          <table:table-cell table:style-name="ce499" office:value-type="float" office:value="0.00319226866133052" calcext:value-type="float">
            <text:p>0,00319226866133052</text:p>
          </table:table-cell>
          <table:table-cell table:style-name="ce589" office:value-type="float" office:value="-0.0741082369492216" calcext:value-type="float">
            <text:p>-0,0741082369492216</text:p>
          </table:table-cell>
          <table:table-cell table:style-name="ce495" office:value-type="float" office:value="0.00257621681440705" calcext:value-type="float">
            <text:p>0,00257621681440705</text:p>
          </table:table-cell>
          <table:table-cell table:style-name="ce494" office:value-type="float" office:value="-0.144150771076365" calcext:value-type="float">
            <text:p>-0,144150771076365</text:p>
          </table:table-cell>
          <table:table-cell table:style-name="ce504" office:value-type="float" office:value="0.0146229859722939" calcext:value-type="float">
            <text:p>0,0146229859722939</text:p>
          </table:table-cell>
          <table:table-cell table:style-name="ce538" office:value-type="float" office:value="0.0152890126613153" calcext:value-type="float">
            <text:p>0,0152890126613153</text:p>
          </table:table-cell>
          <table:table-cell table:style-name="ce637" office:value-type="float" office:value="-0.0974780874752547" calcext:value-type="float">
            <text:p>-0,0974780874752547</text:p>
          </table:table-cell>
          <table:table-cell table:style-name="ce575" office:value-type="float" office:value="-0.140145039892039" calcext:value-type="float">
            <text:p>-0,140145039892039</text:p>
          </table:table-cell>
          <table:table-cell table:style-name="ce584" office:value-type="float" office:value="0.0287672110948126" calcext:value-type="float">
            <text:p>0,0287672110948126</text:p>
          </table:table-cell>
          <table:table-cell table:style-name="ce494" office:value-type="float" office:value="0.0150120483246422" calcext:value-type="float">
            <text:p>0,0150120483246422</text:p>
          </table:table-cell>
          <table:table-cell table:style-name="ce537" office:value-type="float" office:value="0.0154932642043133" calcext:value-type="float">
            <text:p>0,0154932642043133</text:p>
          </table:table-cell>
          <table:table-cell table:style-name="ce499" office:value-type="float" office:value="0.0487890626990323" calcext:value-type="float">
            <text:p>0,0487890626990323</text:p>
          </table:table-cell>
          <table:table-cell table:style-name="ce573" office:value-type="float" office:value="0.0245920185722909" calcext:value-type="float">
            <text:p>0,0245920185722909</text:p>
          </table:table-cell>
          <table:table-cell table:style-name="ce804" office:value-type="float" office:value="0.967180913909451" calcext:value-type="float">
            <text:p>0,967180913909451</text:p>
          </table:table-cell>
          <table:table-cell table:style-name="ce833" office:value-type="float" office:value="0.94722584071832" calcext:value-type="float">
            <text:p>0,94722584071832</text:p>
          </table:table-cell>
          <table:table-cell table:style-name="ce850" office:value-type="float" office:value="0.952368384669726" calcext:value-type="float">
            <text:p>0,952368384669726</text:p>
          </table:table-cell>
          <table:table-cell table:style-name="ce620" office:value-type="float" office:value="0.962074131737957" calcext:value-type="float">
            <text:p>0,962074131737957</text:p>
          </table:table-cell>
          <table:table-cell table:style-name="ce494" office:value-type="float" office:value="0.941825811951544" calcext:value-type="float">
            <text:p>0,941825811951544</text:p>
          </table:table-cell>
          <table:table-cell/>
          <table:table-cell table:style-name="ce900"/>
          <table:table-cell table:style-name="ce900" office:value-type="string" calcext:value-type="string">
            <text:p>LinearDiscriminantAnalysis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iso</text:p>
          </table:table-cell>
          <table:table-cell table:formula="of:=COUNTIF(([.F18]~ [.F45]~ [.F72]~ [.F99]~ [.F126]~ [.F153]~ [.F180]~ [.F207]~ [.F234]~ [.F261]);1)" office:value-type="float" office:value="2" calcext:value-type="float">
            <text:p>2</text:p>
          </table:table-cell>
          <table:table-cell table:formula="of:=COUNTIF(([.F18]~[.F45]~[.F72]~[.F99]~[.F126]~[.F153]~[.F180]~[.F207]~[.F234]~[.F261]);2)" office:value-type="float" office:value="3" calcext:value-type="float">
            <text:p>3</text:p>
          </table:table-cell>
          <table:table-cell table:formula="of:=COUNTIF(([.F18]~[.F45]~[.F72]~[.F99]~[.F126]~[.F153]~[.F180]~[.F207]~[.F234]~[.F261]);3)" office:value-type="float" office:value="3" calcext:value-type="float">
            <text:p>3</text:p>
          </table:table-cell>
          <table:table-cell table:formula="of:=COUNTIF(([.F18]~[.F45]~[.F72]~[.F99]~[.F126]~[.F153]~[.F180]~[.F207]~[.F234]~[.F261]);4)" office:value-type="float" office:value="1" calcext:value-type="float">
            <text:p>1</text:p>
          </table:table-cell>
          <table:table-cell table:formula="of:=COUNTIF(([.F18]~[.F45]~[.F72]~[.F99]~[.F126]~[.F153]~[.F180]~[.F207]~[.F234]~[.F261]);5)" office:value-type="float" office:value="1" calcext:value-type="float">
            <text:p>1</text:p>
          </table:table-cell>
          <table:table-cell table:formula="of:=COUNTIF(([.K18]~ [.K45]~ [.K72]~ [.K99]~ [.K126]~ [.K153]~ [.K180]~ [.K207]~ [.K234]~ [.K261]);1)" office:value-type="float" office:value="5" calcext:value-type="float">
            <text:p>5</text:p>
          </table:table-cell>
          <table:table-cell table:formula="of:=COUNTIF(([.K18]~[.K45]~[.K72]~[.K99]~[.K126]~[.K153]~[.K180]~[.K207]~[.K234]~[.K261]);2)" office:value-type="float" office:value="1" calcext:value-type="float">
            <text:p>1</text:p>
          </table:table-cell>
          <table:table-cell table:formula="of:=COUNTIF(([.K18]~[.K45]~[.K72]~[.K99]~[.K126]~[.K153]~[.K180]~[.K207]~[.K234]~[.K261]);3)" office:value-type="float" office:value="1" calcext:value-type="float">
            <text:p>1</text:p>
          </table:table-cell>
          <table:table-cell table:formula="of:=COUNTIF(([.K18]~[.K45]~[.K72]~[.K99]~[.K126]~[.K153]~[.K180]~[.K207]~[.K234]~[.K261]);4)" office:value-type="float" office:value="2" calcext:value-type="float">
            <text:p>2</text:p>
          </table:table-cell>
          <table:table-cell table:formula="of:=COUNTIF(([.K18]~[.K45]~[.K72]~[.K99]~[.K126]~[.K153]~[.K180]~[.K207]~[.K234]~[.K261]);5)" office:value-type="float" office:value="1" calcext:value-type="float">
            <text:p>1</text:p>
          </table:table-cell>
          <table:table-cell table:formula="of:=COUNTIF(([.P18]~ [.P45]~ [.P72]~ [.P99]~ [.P126]~ [.P153]~ [.P180]~ [.P207]~ [.P234]~ [.P261]);1)" office:value-type="float" office:value="6" calcext:value-type="float">
            <text:p>6</text:p>
          </table:table-cell>
          <table:table-cell table:formula="of:=COUNTIF(([.P18]~[.P45]~[.P72]~[.P99]~[.P126]~[.P153]~[.P180]~[.P207]~[.P234]~[.P261]);2)" office:value-type="float" office:value="1" calcext:value-type="float">
            <text:p>1</text:p>
          </table:table-cell>
          <table:table-cell table:formula="of:=COUNTIF(([.P18]~[.P45]~[.P72]~[.P99]~[.P126]~[.P153]~[.P180]~[.P207]~[.P234]~[.P261]);3)" office:value-type="float" office:value="2" calcext:value-type="float">
            <text:p>2</text:p>
          </table:table-cell>
          <table:table-cell table:formula="of:=COUNTIF(([.P18]~[.P45]~[.P72]~[.P99]~[.P126]~[.P153]~[.P180]~[.P207]~[.P234]~[.P261]);4)" office:value-type="float" office:value="1" calcext:value-type="float">
            <text:p>1</text:p>
          </table:table-cell>
          <table:table-cell table:formula="of:=COUNTIF(([.P18]~[.P45]~[.P72]~[.P99]~[.P126]~[.P153]~[.P180]~[.P207]~[.P234]~[.P261]);5)" office:value-type="float" office:value="0" calcext:value-type="float">
            <text:p>0</text:p>
          </table:table-cell>
          <table:table-cell table:formula="of:=COUNTIF(([.U18]~ [.U45]~ [.U72]~ [.U99]~ [.U126]~ [.U153]~ [.U180]~ [.U207]~ [.U234]~ [.U261]);1)" office:value-type="float" office:value="2" calcext:value-type="float">
            <text:p>2</text:p>
          </table:table-cell>
          <table:table-cell table:formula="of:=COUNTIF(([.U18]~[.U45]~[.U72]~[.U99]~[.U126]~[.U153]~[.U180]~[.U207]~[.U234]~[.U261]);2)" office:value-type="float" office:value="1" calcext:value-type="float">
            <text:p>1</text:p>
          </table:table-cell>
          <table:table-cell table:formula="of:=COUNTIF(([.U18]~[.U45]~[.U72]~[.U99]~[.U126]~[.U153]~[.U180]~[.U207]~[.U234]~[.U261]);3)" office:value-type="float" office:value="3" calcext:value-type="float">
            <text:p>3</text:p>
          </table:table-cell>
          <table:table-cell table:formula="of:=COUNTIF(([.U18]~[.U45]~[.U72]~[.U99]~[.U126]~[.U153]~[.U180]~[.U207]~[.U234]~[.U261]);4)" office:value-type="float" office:value="2" calcext:value-type="float">
            <text:p>2</text:p>
          </table:table-cell>
          <table:table-cell table:formula="of:=COUNTIF(([.U18]~[.U45]~[.U72]~[.U99]~[.U126]~[.U153]~[.U180]~[.U207]~[.U234]~[.U261]);5)" office:value-type="float" office:value="2" calcext:value-type="float">
            <text:p>2</text:p>
          </table:table-cell>
          <table:table-cell table:formula="of:=COUNTIF(([.Z18]~ [.Z45]~ [.Z72]~ [.Z99]~ [.Z126]~ [.Z153]~ [.Z180]~ [.Z207]~ [.Z234]~ [.Z261]);1)" office:value-type="float" office:value="2" calcext:value-type="float">
            <text:p>2</text:p>
          </table:table-cell>
          <table:table-cell table:formula="of:=COUNTIF(([.Z18]~[.Z45]~[.Z72]~[.Z99]~[.Z126]~[.Z153]~[.Z180]~[.Z207]~[.Z234]~[.Z261]);2)" office:value-type="float" office:value="3" calcext:value-type="float">
            <text:p>3</text:p>
          </table:table-cell>
          <table:table-cell table:formula="of:=COUNTIF(([.Z18]~[.Z45]~[.Z72]~[.Z99]~[.Z126]~[.Z153]~[.Z180]~[.Z207]~[.Z234]~[.Z261]);3)" office:value-type="float" office:value="2" calcext:value-type="float">
            <text:p>2</text:p>
          </table:table-cell>
          <table:table-cell table:formula="of:=COUNTIF(([.Z18]~[.Z45]~[.Z72]~[.Z99]~[.Z126]~[.Z153]~[.Z180]~[.Z207]~[.Z234]~[.Z261]);4)" office:value-type="float" office:value="2" calcext:value-type="float">
            <text:p>2</text:p>
          </table:table-cell>
          <table:table-cell table:formula="of:=COUNTIF(([.Z18]~[.Z45]~[.Z72]~[.Z99]~[.Z126]~[.Z153]~[.Z180]~[.Z207]~[.Z234]~[.Z261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00962734803806" calcext:value-type="float">
            <text:p>-1,00962734803806</text:p>
          </table:table-cell>
          <table:table-cell table:style-name="ce500" office:value-type="float" office:value="0.00305449089578443" calcext:value-type="float">
            <text:p>0,00305449089578443</text:p>
          </table:table-cell>
          <table:table-cell table:style-name="ce500" office:value-type="float" office:value="0.00289158471467593" calcext:value-type="float">
            <text:p>0,00289158471467593</text:p>
          </table:table-cell>
          <table:table-cell table:style-name="ce545" office:value-type="float" office:value="-0.11511113663308" calcext:value-type="float">
            <text:p>-0,11511113663308</text:p>
          </table:table-cell>
          <table:table-cell table:style-name="ce499" office:value-type="float" office:value="0.00729005160460551" calcext:value-type="float">
            <text:p>0,00729005160460551</text:p>
          </table:table-cell>
          <table:table-cell table:style-name="ce494" office:value-type="float" office:value="-0.743297542587851" calcext:value-type="float">
            <text:p>-0,743297542587851</text:p>
          </table:table-cell>
          <table:table-cell table:style-name="ce500" office:value-type="float" office:value="-0.00228219206928454" calcext:value-type="float">
            <text:p>-0,00228219206928454</text:p>
          </table:table-cell>
          <table:table-cell table:style-name="ce501" office:value-type="float" office:value="-0.000994083662080998" calcext:value-type="float">
            <text:p>-0,000994083662080998</text:p>
          </table:table-cell>
          <table:table-cell table:style-name="ce590" office:value-type="float" office:value="-0.115951785168907" calcext:value-type="float">
            <text:p>-0,115951785168907</text:p>
          </table:table-cell>
          <table:table-cell table:style-name="ce499" office:value-type="float" office:value="0.000294024745122545" calcext:value-type="float">
            <text:p>0,000294024745122545</text:p>
          </table:table-cell>
          <table:table-cell table:style-name="ce494" office:value-type="float" office:value="-0.196441167790476" calcext:value-type="float">
            <text:p>-0,196441167790476</text:p>
          </table:table-cell>
          <table:table-cell table:style-name="ce585" office:value-type="float" office:value="0.0162658518052135" calcext:value-type="float">
            <text:p>0,0162658518052135</text:p>
          </table:table-cell>
          <table:table-cell table:style-name="ce674" office:value-type="float" office:value="0.0164138577361072" calcext:value-type="float">
            <text:p>0,0164138577361072</text:p>
          </table:table-cell>
          <table:table-cell table:style-name="ce533" office:value-type="float" office:value="-0.0231880891931102" calcext:value-type="float">
            <text:p>-0,0231880891931102</text:p>
          </table:table-cell>
          <table:table-cell table:style-name="ce621" office:value-type="float" office:value="0.0159550393503368" calcext:value-type="float">
            <text:p>0,0159550393503368</text:p>
          </table:table-cell>
          <table:table-cell table:style-name="ce494" office:value-type="float" office:value="-0.109805915256563" calcext:value-type="float">
            <text:p>-0,109805915256563</text:p>
          </table:table-cell>
          <table:table-cell table:style-name="ce661" office:value-type="float" office:value="0.0178993436026689" calcext:value-type="float">
            <text:p>0,0178993436026689</text:p>
          </table:table-cell>
          <table:table-cell table:style-name="ce764" office:value-type="float" office:value="0.0181824117671813" calcext:value-type="float">
            <text:p>0,0181824117671813</text:p>
          </table:table-cell>
          <table:table-cell table:style-name="ce769" office:value-type="float" office:value="-0.0261124091359055" calcext:value-type="float">
            <text:p>-0,0261124091359055</text:p>
          </table:table-cell>
          <table:table-cell table:style-name="ce791" office:value-type="float" office:value="0.0170312678981641" calcext:value-type="float">
            <text:p>0,0170312678981641</text:p>
          </table:table-cell>
          <table:table-cell table:style-name="ce691" office:value-type="float" office:value="0.980097901925512" calcext:value-type="float">
            <text:p>0,980097901925512</text:p>
          </table:table-cell>
          <table:table-cell table:style-name="ce768" office:value-type="float" office:value="0.936643643947995" calcext:value-type="float">
            <text:p>0,936643643947995</text:p>
          </table:table-cell>
          <table:table-cell table:style-name="ce800" office:value-type="float" office:value="0.920533248191688" calcext:value-type="float">
            <text:p>0,920533248191688</text:p>
          </table:table-cell>
          <table:table-cell table:style-name="ce499" office:value-type="float" office:value="0.982748016705329" calcext:value-type="float">
            <text:p>0,982748016705329</text:p>
          </table:table-cell>
          <table:table-cell table:style-name="ce850" office:value-type="float" office:value="0.939196891986622" calcext:value-type="float">
            <text:p>0,939196891986622</text:p>
          </table:table-cell>
          <table:table-cell/>
          <table:table-cell table:style-name="ce900"/>
          <table:table-cell table:style-name="ce900" office:value-type="string" calcext:value-type="string">
            <text:p>LinearDiscriminantAnalysis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pla</text:p>
          </table:table-cell>
          <table:table-cell table:formula="of:=COUNTIF(([.G18]~ [.G45]~ [.G72]~ [.G99]~ [.G126]~ [.G153]~ [.G180]~ [.G207]~ [.G234]~ [.G261]);1)" office:value-type="float" office:value="3" calcext:value-type="float">
            <text:p>3</text:p>
          </table:table-cell>
          <table:table-cell table:formula="of:=COUNTIF(([.G18]~[.G45]~[.G72]~[.G99]~[.G126]~[.G153]~[.G180]~[.G207]~[.G234]~[.G261]);2)" office:value-type="float" office:value="2" calcext:value-type="float">
            <text:p>2</text:p>
          </table:table-cell>
          <table:table-cell table:formula="of:=COUNTIF(([.G18]~[.G45]~[.G72]~[.G99]~[.G126]~[.G153]~[.G180]~[.G207]~[.G234]~[.G261]);3)" office:value-type="float" office:value="1" calcext:value-type="float">
            <text:p>1</text:p>
          </table:table-cell>
          <table:table-cell table:formula="of:=COUNTIF(([.G18]~[.G45]~[.G72]~[.G99]~[.G126]~[.G153]~[.G180]~[.G207]~[.G234]~[.G261]);4)" office:value-type="float" office:value="1" calcext:value-type="float">
            <text:p>1</text:p>
          </table:table-cell>
          <table:table-cell table:formula="of:=COUNTIF(([.G18]~[.G45]~[.G72]~[.G99]~[.G126]~[.G153]~[.G180]~[.G207]~[.G234]~[.G261]);5)" office:value-type="float" office:value="3" calcext:value-type="float">
            <text:p>3</text:p>
          </table:table-cell>
          <table:table-cell table:formula="of:=COUNTIF(([.L18]~ [.L45]~ [.L72]~ [.L99]~ [.L126]~ [.L153]~ [.L180]~ [.L207]~ [.L234]~ [.L261]);1)" office:value-type="float" office:value="2" calcext:value-type="float">
            <text:p>2</text:p>
          </table:table-cell>
          <table:table-cell table:formula="of:=COUNTIF(([.L18]~[.L45]~[.L72]~[.L99]~[.L126]~[.L153]~[.L180]~[.L207]~[.L234]~[.L261]);2)" office:value-type="float" office:value="0" calcext:value-type="float">
            <text:p>0</text:p>
          </table:table-cell>
          <table:table-cell table:formula="of:=COUNTIF(([.L18]~[.L45]~[.L72]~[.L99]~[.L126]~[.L153]~[.L180]~[.L207]~[.L234]~[.L261]);3)" office:value-type="float" office:value="0" calcext:value-type="float">
            <text:p>0</text:p>
          </table:table-cell>
          <table:table-cell table:formula="of:=COUNTIF(([.L18]~[.L45]~[.L72]~[.L99]~[.L126]~[.L153]~[.L180]~[.L207]~[.L234]~[.L261]);4)" office:value-type="float" office:value="2" calcext:value-type="float">
            <text:p>2</text:p>
          </table:table-cell>
          <table:table-cell table:formula="of:=COUNTIF(([.L18]~[.L45]~[.L72]~[.L99]~[.L126]~[.L153]~[.L180]~[.L207]~[.L234]~[.L261]);5)" office:value-type="float" office:value="6" calcext:value-type="float">
            <text:p>6</text:p>
          </table:table-cell>
          <table:table-cell table:formula="of:=COUNTIF(([.Q18]~ [.Q45]~ [.Q72]~ [.Q99]~ [.Q126]~ [.Q153]~ [.Q180]~ [.Q207]~ [.Q234]~ [.Q261]);1)" office:value-type="float" office:value="1" calcext:value-type="float">
            <text:p>1</text:p>
          </table:table-cell>
          <table:table-cell table:formula="of:=COUNTIF(([.Q18]~[.Q45]~[.Q72]~[.Q99]~[.Q126]~[.Q153]~[.Q180]~[.Q207]~[.Q234]~[.Q261]);2)" office:value-type="float" office:value="1" calcext:value-type="float">
            <text:p>1</text:p>
          </table:table-cell>
          <table:table-cell table:formula="of:=COUNTIF(([.Q18]~[.Q45]~[.Q72]~[.Q99]~[.Q126]~[.Q153]~[.Q180]~[.Q207]~[.Q234]~[.Q261]);3)" office:value-type="float" office:value="1" calcext:value-type="float">
            <text:p>1</text:p>
          </table:table-cell>
          <table:table-cell table:formula="of:=COUNTIF(([.Q18]~[.Q45]~[.Q72]~[.Q99]~[.Q126]~[.Q153]~[.Q180]~[.Q207]~[.Q234]~[.Q261]);4)" office:value-type="float" office:value="0" calcext:value-type="float">
            <text:p>0</text:p>
          </table:table-cell>
          <table:table-cell table:formula="of:=COUNTIF(([.Q18]~[.Q45]~[.Q72]~[.Q99]~[.Q126]~[.Q153]~[.Q180]~[.Q207]~[.Q234]~[.Q261]);5)" office:value-type="float" office:value="7" calcext:value-type="float">
            <text:p>7</text:p>
          </table:table-cell>
          <table:table-cell table:formula="of:=COUNTIF(([.V18]~ [.V45]~ [.V72]~ [.V99]~ [.V126]~ [.V153]~ [.V180]~ [.V207]~ [.V234]~ [.V261]);1)" office:value-type="float" office:value="1" calcext:value-type="float">
            <text:p>1</text:p>
          </table:table-cell>
          <table:table-cell table:formula="of:=COUNTIF(([.V18]~[.V45]~[.V72]~[.V99]~[.V126]~[.V153]~[.V180]~[.V207]~[.V234]~[.V261]);2)" office:value-type="float" office:value="1" calcext:value-type="float">
            <text:p>1</text:p>
          </table:table-cell>
          <table:table-cell table:formula="of:=COUNTIF(([.V18]~[.V45]~[.V72]~[.V99]~[.V126]~[.V153]~[.V180]~[.V207]~[.V234]~[.V261]);3)" office:value-type="float" office:value="2" calcext:value-type="float">
            <text:p>2</text:p>
          </table:table-cell>
          <table:table-cell table:formula="of:=COUNTIF(([.V18]~[.V45]~[.V72]~[.V99]~[.V126]~[.V153]~[.V180]~[.V207]~[.V234]~[.V261]);4)" office:value-type="float" office:value="1" calcext:value-type="float">
            <text:p>1</text:p>
          </table:table-cell>
          <table:table-cell table:formula="of:=COUNTIF(([.V18]~[.V45]~[.V72]~[.V99]~[.V126]~[.V153]~[.V180]~[.V207]~[.V234]~[.V261]);5)" office:value-type="float" office:value="5" calcext:value-type="float">
            <text:p>5</text:p>
          </table:table-cell>
          <table:table-cell table:formula="of:=COUNTIF(([.AA18]~ [.AA45]~ [.AA72]~ [.AA99]~ [.AA126]~ [.AA153]~ [.AA180]~ [.AA207]~ [.AA234]~ [.AA261]);1)" office:value-type="float" office:value="2" calcext:value-type="float">
            <text:p>2</text:p>
          </table:table-cell>
          <table:table-cell table:formula="of:=COUNTIF(([.AA18]~[.AA45]~[.AA72]~[.AA99]~[.AA126]~[.AA153]~[.AA180]~[.AA207]~[.AA234]~[.AA261]);2)" office:value-type="float" office:value="3" calcext:value-type="float">
            <text:p>3</text:p>
          </table:table-cell>
          <table:table-cell table:formula="of:=COUNTIF(([.AA18]~[.AA45]~[.AA72]~[.AA99]~[.AA126]~[.AA153]~[.AA180]~[.AA207]~[.AA234]~[.AA261]);3)" office:value-type="float" office:value="1" calcext:value-type="float">
            <text:p>1</text:p>
          </table:table-cell>
          <table:table-cell table:formula="of:=COUNTIF(([.AA18]~[.AA45]~[.AA72]~[.AA99]~[.AA126]~[.AA153]~[.AA180]~[.AA207]~[.AA234]~[.AA261]);4)" office:value-type="float" office:value="3" calcext:value-type="float">
            <text:p>3</text:p>
          </table:table-cell>
          <table:table-cell table:formula="of:=COUNTIF(([.AA18]~[.AA45]~[.AA72]~[.AA99]~[.AA126]~[.AA153]~[.AA180]~[.AA207]~[.AA234]~[.AA261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5" office:value-type="float" office:value="0.00702532906030419" calcext:value-type="float">
            <text:p>0,00702532906030419</text:p>
          </table:table-cell>
          <table:table-cell table:style-name="ce500" office:value-type="float" office:value="0.00305449089578443" calcext:value-type="float">
            <text:p>0,00305449089578443</text:p>
          </table:table-cell>
          <table:table-cell table:style-name="ce500" office:value-type="float" office:value="0.00289158471467593" calcext:value-type="float">
            <text:p>0,00289158471467593</text:p>
          </table:table-cell>
          <table:table-cell table:style-name="ce546" office:value-type="float" office:value="-0.0715565400519101" calcext:value-type="float">
            <text:p>-0,0715565400519101</text:p>
          </table:table-cell>
          <table:table-cell table:style-name="ce499" office:value-type="float" office:value="0.00729005160460551" calcext:value-type="float">
            <text:p>0,00729005160460551</text:p>
          </table:table-cell>
          <table:table-cell table:style-name="ce499" office:value-type="float" office:value="0.000546045955227575" calcext:value-type="float">
            <text:p>0,000546045955227575</text:p>
          </table:table-cell>
          <table:table-cell table:style-name="ce500" office:value-type="float" office:value="-0.00228219206928454" calcext:value-type="float">
            <text:p>-0,00228219206928454</text:p>
          </table:table-cell>
          <table:table-cell table:style-name="ce501" office:value-type="float" office:value="-0.000994083662080998" calcext:value-type="float">
            <text:p>-0,000994083662080998</text:p>
          </table:table-cell>
          <table:table-cell table:style-name="ce525" office:value-type="float" office:value="-0.124428471900195" calcext:value-type="float">
            <text:p>-0,124428471900195</text:p>
          </table:table-cell>
          <table:table-cell table:style-name="ce495" office:value-type="float" office:value="0.000294024745122545" calcext:value-type="float">
            <text:p>0,000294024745122545</text:p>
          </table:table-cell>
          <table:table-cell table:style-name="ce620" office:value-type="float" office:value="-0.0488612966365455" calcext:value-type="float">
            <text:p>-0,0488612966365455</text:p>
          </table:table-cell>
          <table:table-cell table:style-name="ce585" office:value-type="float" office:value="0.0162658518052135" calcext:value-type="float">
            <text:p>0,0162658518052135</text:p>
          </table:table-cell>
          <table:table-cell table:style-name="ce563" office:value-type="float" office:value="0.0164138577361072" calcext:value-type="float">
            <text:p>0,0164138577361072</text:p>
          </table:table-cell>
          <table:table-cell table:style-name="ce687" office:value-type="float" office:value="0.011103799618125" calcext:value-type="float">
            <text:p>0,011103799618125</text:p>
          </table:table-cell>
          <table:table-cell table:style-name="ce499" office:value-type="float" office:value="0.0192411656986585" calcext:value-type="float">
            <text:p>0,0192411656986585</text:p>
          </table:table-cell>
          <table:table-cell table:style-name="ce732" office:value-type="float" office:value="-0.0173484300504912" calcext:value-type="float">
            <text:p>-0,0173484300504912</text:p>
          </table:table-cell>
          <table:table-cell table:style-name="ce661" office:value-type="float" office:value="0.0178993436026689" calcext:value-type="float">
            <text:p>0,0178993436026689</text:p>
          </table:table-cell>
          <table:table-cell table:style-name="ce756" office:value-type="float" office:value="0.0181824117671813" calcext:value-type="float">
            <text:p>0,0181824117671813</text:p>
          </table:table-cell>
          <table:table-cell table:style-name="ce499" office:value-type="float" office:value="0.0266107349135205" calcext:value-type="float">
            <text:p>0,0266107349135205</text:p>
          </table:table-cell>
          <table:table-cell table:style-name="ce661" office:value-type="float" office:value="0.0177685032066276" calcext:value-type="float">
            <text:p>0,0177685032066276</text:p>
          </table:table-cell>
          <table:table-cell table:style-name="ce560" office:value-type="float" office:value="0.958719676782172" calcext:value-type="float">
            <text:p>0,958719676782172</text:p>
          </table:table-cell>
          <table:table-cell table:style-name="ce628" office:value-type="float" office:value="0.931319001013274" calcext:value-type="float">
            <text:p>0,931319001013274</text:p>
          </table:table-cell>
          <table:table-cell table:style-name="ce494" office:value-type="float" office:value="0.915176133560807" calcext:value-type="float">
            <text:p>0,915176133560807</text:p>
          </table:table-cell>
          <table:table-cell table:style-name="ce862" office:value-type="float" office:value="0.971690474356408" calcext:value-type="float">
            <text:p>0,971690474356408</text:p>
          </table:table-cell>
          <table:table-cell table:style-name="ce881" office:value-type="float" office:value="0.923383462050708" calcext:value-type="float">
            <text:p>0,923383462050708</text:p>
          </table:table-cell>
          <table:table-cell/>
          <table:table-cell table:style-name="ce899"/>
          <table:table-cell table:style-name="ce899" office:value-type="string" calcext:value-type="string">
            <text:p>LogisticRegression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ase</text:p>
          </table:table-cell>
          <table:table-cell table:formula="of:=COUNTIF(([.C19]~ [.C46]~ [.C73]~ [.C100]~ [.C127]~ [.C154]~ [.C181]~ [.C208]~ [.C235]~ [.C262]);1)" office:value-type="float" office:value="0" calcext:value-type="float">
            <text:p>0</text:p>
          </table:table-cell>
          <table:table-cell table:formula="of:=COUNTIF(([.C19]~[.C46]~[.C73]~[.C100]~[.C127]~[.C154]~[.C181]~[.C208]~[.C235]~[.C262]);2)" office:value-type="float" office:value="0" calcext:value-type="float">
            <text:p>0</text:p>
          </table:table-cell>
          <table:table-cell table:formula="of:=COUNTIF(([.C19]~[.C46]~[.C73]~[.C100]~[.C127]~[.C154]~[.C181]~[.C208]~[.C235]~[.C262]);3)" office:value-type="float" office:value="1" calcext:value-type="float">
            <text:p>1</text:p>
          </table:table-cell>
          <table:table-cell table:formula="of:=COUNTIF(([.C19]~[.C46]~[.C73]~[.C100]~[.C127]~[.C154]~[.C181]~[.C208]~[.C235]~[.C262]);4)" office:value-type="float" office:value="1" calcext:value-type="float">
            <text:p>1</text:p>
          </table:table-cell>
          <table:table-cell table:formula="of:=COUNTIF(([.C19]~[.C46]~[.C73]~[.C100]~[.C127]~[.C154]~[.C181]~[.C208]~[.C235]~[.C262]);5)" office:value-type="float" office:value="8" calcext:value-type="float">
            <text:p>8</text:p>
          </table:table-cell>
          <table:table-cell table:formula="of:=COUNTIF(([.H19]~ [.H46]~ [.H73]~ [.H100]~ [.H127]~ [.H154]~ [.H181]~ [.H208]~ [.H235]~ [.H262]);1)" office:value-type="float" office:value="3" calcext:value-type="float">
            <text:p>3</text:p>
          </table:table-cell>
          <table:table-cell table:formula="of:=COUNTIF(([.H19]~[.H46]~[.H73]~[.H100]~[.H127]~[.H154]~[.H181]~[.H208]~[.H235]~[.H262]);2)" office:value-type="float" office:value="3" calcext:value-type="float">
            <text:p>3</text:p>
          </table:table-cell>
          <table:table-cell table:formula="of:=COUNTIF(([.H19]~[.H46]~[.H73]~[.H100]~[.H127]~[.H154]~[.H181]~[.H208]~[.H235]~[.H262]);3)" office:value-type="float" office:value="2" calcext:value-type="float">
            <text:p>2</text:p>
          </table:table-cell>
          <table:table-cell table:formula="of:=COUNTIF(([.H19]~[.H46]~[.H73]~[.H100]~[.H127]~[.H154]~[.H181]~[.H208]~[.H235]~[.H262]);4)" office:value-type="float" office:value="0" calcext:value-type="float">
            <text:p>0</text:p>
          </table:table-cell>
          <table:table-cell table:formula="of:=COUNTIF(([.H19]~[.H46]~[.H73]~[.H100]~[.H127]~[.H154]~[.H181]~[.H208]~[.H235]~[.H262]);5)" office:value-type="float" office:value="2" calcext:value-type="float">
            <text:p>2</text:p>
          </table:table-cell>
          <table:table-cell table:formula="of:=COUNTIF(([.M19]~ [.M46]~ [.M73]~ [.M100]~ [.M127]~ [.M154]~ [.M181]~ [.M208]~ [.M235]~ [.M262]);1)" office:value-type="float" office:value="5" calcext:value-type="float">
            <text:p>5</text:p>
          </table:table-cell>
          <table:table-cell table:formula="of:=COUNTIF(([.M19]~[.M46]~[.M73]~[.M100]~[.M127]~[.M154]~[.M181]~[.M208]~[.M235]~[.M262]);2)" office:value-type="float" office:value="1" calcext:value-type="float">
            <text:p>1</text:p>
          </table:table-cell>
          <table:table-cell table:formula="of:=COUNTIF(([.M19]~[.M46]~[.M73]~[.M100]~[.M127]~[.M154]~[.M181]~[.M208]~[.M235]~[.M262]);3)" office:value-type="float" office:value="0" calcext:value-type="float">
            <text:p>0</text:p>
          </table:table-cell>
          <table:table-cell table:formula="of:=COUNTIF(([.M19]~[.M46]~[.M73]~[.M100]~[.M127]~[.M154]~[.M181]~[.M208]~[.M235]~[.M262]);4)" office:value-type="float" office:value="2" calcext:value-type="float">
            <text:p>2</text:p>
          </table:table-cell>
          <table:table-cell table:formula="of:=COUNTIF(([.M19]~[.M46]~[.M73]~[.M100]~[.M127]~[.M154]~[.M181]~[.M208]~[.M235]~[.M262]);5)" office:value-type="float" office:value="2" calcext:value-type="float">
            <text:p>2</text:p>
          </table:table-cell>
          <table:table-cell table:formula="of:=COUNTIF(([.R19]~ [.R46]~ [.R73]~ [.R100]~ [.R127]~ [.R154]~ [.R181]~ [.R208]~ [.R235]~ [.R262]);1)" office:value-type="float" office:value="6" calcext:value-type="float">
            <text:p>6</text:p>
          </table:table-cell>
          <table:table-cell table:formula="of:=COUNTIF(([.R19]~[.R46]~[.R73]~[.R100]~[.R127]~[.R154]~[.R181]~[.R208]~[.R235]~[.R262]);2)" office:value-type="float" office:value="2" calcext:value-type="float">
            <text:p>2</text:p>
          </table:table-cell>
          <table:table-cell table:formula="of:=COUNTIF(([.R19]~[.R46]~[.R73]~[.R100]~[.R127]~[.R154]~[.R181]~[.R208]~[.R235]~[.R262]);3)" office:value-type="float" office:value="2" calcext:value-type="float">
            <text:p>2</text:p>
          </table:table-cell>
          <table:table-cell table:formula="of:=COUNTIF(([.R19]~[.R46]~[.R73]~[.R100]~[.R127]~[.R154]~[.R181]~[.R208]~[.R235]~[.R262]);4)" office:value-type="float" office:value="0" calcext:value-type="float">
            <text:p>0</text:p>
          </table:table-cell>
          <table:table-cell table:formula="of:=COUNTIF(([.R19]~[.R46]~[.R73]~[.R100]~[.R127]~[.R154]~[.R181]~[.R208]~[.R235]~[.R262]);5)" office:value-type="float" office:value="0" calcext:value-type="float">
            <text:p>0</text:p>
          </table:table-cell>
          <table:table-cell table:formula="of:=COUNTIF(([.W19]~ [.W46]~ [.W73]~ [.W100]~ [.W127]~ [.W154]~ [.W181]~ [.W208]~ [.W235]~ [.W262]);1)" office:value-type="float" office:value="1" calcext:value-type="float">
            <text:p>1</text:p>
          </table:table-cell>
          <table:table-cell table:formula="of:=COUNTIF(([.W19]~[.W46]~[.W73]~[.W100]~[.W127]~[.W154]~[.W181]~[.W208]~[.W235]~[.W262]);2)" office:value-type="float" office:value="3" calcext:value-type="float">
            <text:p>3</text:p>
          </table:table-cell>
          <table:table-cell table:formula="of:=COUNTIF(([.W19]~[.W46]~[.W73]~[.W100]~[.W127]~[.W154]~[.W181]~[.W208]~[.W235]~[.W262]);3)" office:value-type="float" office:value="2" calcext:value-type="float">
            <text:p>2</text:p>
          </table:table-cell>
          <table:table-cell table:formula="of:=COUNTIF(([.W19]~[.W46]~[.W73]~[.W100]~[.W127]~[.W154]~[.W181]~[.W208]~[.W235]~[.W262]);4)" office:value-type="float" office:value="4" calcext:value-type="float">
            <text:p>4</text:p>
          </table:table-cell>
          <table:table-cell table:formula="of:=COUNTIF(([.W19]~[.W46]~[.W73]~[.W100]~[.W127]~[.W154]~[.W181]~[.W208]~[.W235]~[.W262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899"/>
          <table:table-cell table:style-name="ce899" office:value-type="string" calcext:value-type="string">
            <text:p>LogisticRegression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bq</text:p>
          </table:table-cell>
          <table:table-cell table:formula="of:=COUNTIF(([.D19]~ [.D46]~ [.D73]~ [.D100]~ [.D127]~ [.D154]~ [.D181]~ [.D208]~ [.D235]~ [.D262]);1)" office:value-type="float" office:value="2" calcext:value-type="float">
            <text:p>2</text:p>
          </table:table-cell>
          <table:table-cell table:formula="of:=COUNTIF(([.D19]~[.D46]~[.D73]~[.D100]~[.D127]~[.D154]~[.D181]~[.D208]~[.D235]~[.D262]);2)" office:value-type="float" office:value="0" calcext:value-type="float">
            <text:p>0</text:p>
          </table:table-cell>
          <table:table-cell table:formula="of:=COUNTIF(([.D19]~[.D46]~[.D73]~[.D100]~[.D127]~[.D154]~[.D181]~[.D208]~[.D235]~[.D262]);3)" office:value-type="float" office:value="5" calcext:value-type="float">
            <text:p>5</text:p>
          </table:table-cell>
          <table:table-cell table:formula="of:=COUNTIF(([.D19]~[.D46]~[.D73]~[.D100]~[.D127]~[.D154]~[.D181]~[.D208]~[.D235]~[.D262]);4)" office:value-type="float" office:value="2" calcext:value-type="float">
            <text:p>2</text:p>
          </table:table-cell>
          <table:table-cell table:formula="of:=COUNTIF(([.D19]~[.D46]~[.D73]~[.D100]~[.D127]~[.D154]~[.D181]~[.D208]~[.D235]~[.D262]);5)" office:value-type="float" office:value="1" calcext:value-type="float">
            <text:p>1</text:p>
          </table:table-cell>
          <table:table-cell table:formula="of:=COUNTIF(([.I19]~ [.I46]~ [.I73]~ [.I100]~ [.I127]~ [.I154]~ [.I181]~ [.I208]~ [.I235]~ [.I262]);1)" office:value-type="float" office:value="0" calcext:value-type="float">
            <text:p>0</text:p>
          </table:table-cell>
          <table:table-cell table:formula="of:=COUNTIF(([.I19]~[.I46]~[.I73]~[.I100]~[.I127]~[.I154]~[.I181]~[.I208]~[.I235]~[.I262]);2)" office:value-type="float" office:value="1" calcext:value-type="float">
            <text:p>1</text:p>
          </table:table-cell>
          <table:table-cell table:formula="of:=COUNTIF(([.I19]~[.I46]~[.I73]~[.I100]~[.I127]~[.I154]~[.I181]~[.I208]~[.I235]~[.I262]);3)" office:value-type="float" office:value="3" calcext:value-type="float">
            <text:p>3</text:p>
          </table:table-cell>
          <table:table-cell table:formula="of:=COUNTIF(([.I19]~[.I46]~[.I73]~[.I100]~[.I127]~[.I154]~[.I181]~[.I208]~[.I235]~[.I262]);4)" office:value-type="float" office:value="4" calcext:value-type="float">
            <text:p>4</text:p>
          </table:table-cell>
          <table:table-cell table:formula="of:=COUNTIF(([.I19]~[.I46]~[.I73]~[.I100]~[.I127]~[.I154]~[.I181]~[.I208]~[.I235]~[.I262]);5)" office:value-type="float" office:value="2" calcext:value-type="float">
            <text:p>2</text:p>
          </table:table-cell>
          <table:table-cell table:formula="of:=COUNTIF(([.N19]~ [.N46]~ [.N73]~ [.N100]~ [.N127]~ [.N154]~ [.N181]~ [.N208]~ [.N235]~ [.N262]);1)" office:value-type="float" office:value="2" calcext:value-type="float">
            <text:p>2</text:p>
          </table:table-cell>
          <table:table-cell table:formula="of:=COUNTIF(([.N19]~[.N46]~[.N73]~[.N100]~[.N127]~[.N154]~[.N181]~[.N208]~[.N235]~[.N262]);2)" office:value-type="float" office:value="2" calcext:value-type="float">
            <text:p>2</text:p>
          </table:table-cell>
          <table:table-cell table:formula="of:=COUNTIF(([.N19]~[.N46]~[.N73]~[.N100]~[.N127]~[.N154]~[.N181]~[.N208]~[.N235]~[.N262]);3)" office:value-type="float" office:value="3" calcext:value-type="float">
            <text:p>3</text:p>
          </table:table-cell>
          <table:table-cell table:formula="of:=COUNTIF(([.N19]~[.N46]~[.N73]~[.N100]~[.N127]~[.N154]~[.N181]~[.N208]~[.N235]~[.N262]);4)" office:value-type="float" office:value="3" calcext:value-type="float">
            <text:p>3</text:p>
          </table:table-cell>
          <table:table-cell table:formula="of:=COUNTIF(([.N19]~[.N46]~[.N73]~[.N100]~[.N127]~[.N154]~[.N181]~[.N208]~[.N235]~[.N262]);5)" office:value-type="float" office:value="0" calcext:value-type="float">
            <text:p>0</text:p>
          </table:table-cell>
          <table:table-cell table:formula="of:=COUNTIF(([.S19]~ [.S46]~ [.S73]~ [.S100]~ [.S127]~ [.S154]~ [.S181]~ [.S208]~ [.S235]~ [.S262]);1)" office:value-type="float" office:value="4" calcext:value-type="float">
            <text:p>4</text:p>
          </table:table-cell>
          <table:table-cell table:formula="of:=COUNTIF(([.S19]~[.S46]~[.S73]~[.S100]~[.S127]~[.S154]~[.S181]~[.S208]~[.S235]~[.S262]);2)" office:value-type="float" office:value="3" calcext:value-type="float">
            <text:p>3</text:p>
          </table:table-cell>
          <table:table-cell table:formula="of:=COUNTIF(([.S19]~[.S46]~[.S73]~[.S100]~[.S127]~[.S154]~[.S181]~[.S208]~[.S235]~[.S262]);3)" office:value-type="float" office:value="0" calcext:value-type="float">
            <text:p>0</text:p>
          </table:table-cell>
          <table:table-cell table:formula="of:=COUNTIF(([.S19]~[.S46]~[.S73]~[.S100]~[.S127]~[.S154]~[.S181]~[.S208]~[.S235]~[.S262]);4)" office:value-type="float" office:value="1" calcext:value-type="float">
            <text:p>1</text:p>
          </table:table-cell>
          <table:table-cell table:formula="of:=COUNTIF(([.S19]~[.S46]~[.S73]~[.S100]~[.S127]~[.S154]~[.S181]~[.S208]~[.S235]~[.S262]);5)" office:value-type="float" office:value="2" calcext:value-type="float">
            <text:p>2</text:p>
          </table:table-cell>
          <table:table-cell table:formula="of:=COUNTIF(([.X19]~ [.X46]~ [.X73]~ [.X100]~ [.X127]~ [.X154]~ [.X181]~ [.X208]~ [.X235]~ [.X262]);1)" office:value-type="float" office:value="4" calcext:value-type="float">
            <text:p>4</text:p>
          </table:table-cell>
          <table:table-cell table:formula="of:=COUNTIF(([.X19]~[.X46]~[.X73]~[.X100]~[.X127]~[.X154]~[.X181]~[.X208]~[.X235]~[.X262]);2)" office:value-type="float" office:value="3" calcext:value-type="float">
            <text:p>3</text:p>
          </table:table-cell>
          <table:table-cell table:formula="of:=COUNTIF(([.X19]~[.X46]~[.X73]~[.X100]~[.X127]~[.X154]~[.X181]~[.X208]~[.X235]~[.X262]);3)" office:value-type="float" office:value="1" calcext:value-type="float">
            <text:p>1</text:p>
          </table:table-cell>
          <table:table-cell table:formula="of:=COUNTIF(([.X19]~[.X46]~[.X73]~[.X100]~[.X127]~[.X154]~[.X181]~[.X208]~[.X235]~[.X262]);4)" office:value-type="float" office:value="2" calcext:value-type="float">
            <text:p>2</text:p>
          </table:table-cell>
          <table:table-cell table:formula="of:=COUNTIF(([.X19]~[.X46]~[.X73]~[.X100]~[.X127]~[.X154]~[.X181]~[.X208]~[.X235]~[.X262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00"/>
          <table:table-cell table:style-name="ce899" office:value-type="string" calcext:value-type="string">
            <text:p>LogisticRegression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his</text:p>
          </table:table-cell>
          <table:table-cell table:formula="of:=COUNTIF(([.E19]~ [.E46]~ [.E73]~ [.E100]~ [.E127]~ [.E154]~ [.E181]~ [.E208]~ [.E235]~ [.E262]);1)" office:value-type="float" office:value="1" calcext:value-type="float">
            <text:p>1</text:p>
          </table:table-cell>
          <table:table-cell table:formula="of:=COUNTIF(([.E19]~[.E46]~[.E73]~[.E100]~[.E127]~[.E154]~[.E181]~[.E208]~[.E235]~[.E262]);2)" office:value-type="float" office:value="1" calcext:value-type="float">
            <text:p>1</text:p>
          </table:table-cell>
          <table:table-cell table:formula="of:=COUNTIF(([.E19]~[.E46]~[.E73]~[.E100]~[.E127]~[.E154]~[.E181]~[.E208]~[.E235]~[.E262]);3)" office:value-type="float" office:value="3" calcext:value-type="float">
            <text:p>3</text:p>
          </table:table-cell>
          <table:table-cell table:formula="of:=COUNTIF(([.E19]~[.E46]~[.E73]~[.E100]~[.E127]~[.E154]~[.E181]~[.E208]~[.E235]~[.E262]);4)" office:value-type="float" office:value="4" calcext:value-type="float">
            <text:p>4</text:p>
          </table:table-cell>
          <table:table-cell table:formula="of:=COUNTIF(([.E19]~[.E46]~[.E73]~[.E100]~[.E127]~[.E154]~[.E181]~[.E208]~[.E235]~[.E262]);5)" office:value-type="float" office:value="1" calcext:value-type="float">
            <text:p>1</text:p>
          </table:table-cell>
          <table:table-cell table:formula="of:=COUNTIF(([.J19]~ [.J46]~ [.J73]~ [.J100]~ [.J127]~ [.J154]~ [.J181]~ [.J208]~ [.J235]~ [.J262]);1)" office:value-type="float" office:value="0" calcext:value-type="float">
            <text:p>0</text:p>
          </table:table-cell>
          <table:table-cell table:formula="of:=COUNTIF(([.J19]~[.J46]~[.J73]~[.J100]~[.J127]~[.J154]~[.J181]~[.J208]~[.J235]~[.J262]);2)" office:value-type="float" office:value="1" calcext:value-type="float">
            <text:p>1</text:p>
          </table:table-cell>
          <table:table-cell table:formula="of:=COUNTIF(([.J19]~[.J46]~[.J73]~[.J100]~[.J127]~[.J154]~[.J181]~[.J208]~[.J235]~[.J262]);3)" office:value-type="float" office:value="2" calcext:value-type="float">
            <text:p>2</text:p>
          </table:table-cell>
          <table:table-cell table:formula="of:=COUNTIF(([.J19]~[.J46]~[.J73]~[.J100]~[.J127]~[.J154]~[.J181]~[.J208]~[.J235]~[.J262]);4)" office:value-type="float" office:value="2" calcext:value-type="float">
            <text:p>2</text:p>
          </table:table-cell>
          <table:table-cell table:formula="of:=COUNTIF(([.J19]~[.J46]~[.J73]~[.J100]~[.J127]~[.J154]~[.J181]~[.J208]~[.J235]~[.J262]);5)" office:value-type="float" office:value="5" calcext:value-type="float">
            <text:p>5</text:p>
          </table:table-cell>
          <table:table-cell table:formula="of:=COUNTIF(([.O19]~ [.O46]~ [.O73]~ [.O100]~ [.O127]~ [.O154]~ [.O181]~ [.O208]~ [.O235]~ [.O262]);1)" office:value-type="float" office:value="1" calcext:value-type="float">
            <text:p>1</text:p>
          </table:table-cell>
          <table:table-cell table:formula="of:=COUNTIF(([.O19]~[.O46]~[.O73]~[.O100]~[.O127]~[.O154]~[.O181]~[.O208]~[.O235]~[.O262]);2)" office:value-type="float" office:value="2" calcext:value-type="float">
            <text:p>2</text:p>
          </table:table-cell>
          <table:table-cell table:formula="of:=COUNTIF(([.O19]~[.O46]~[.O73]~[.O100]~[.O127]~[.O154]~[.O181]~[.O208]~[.O235]~[.O262]);3)" office:value-type="float" office:value="5" calcext:value-type="float">
            <text:p>5</text:p>
          </table:table-cell>
          <table:table-cell table:formula="of:=COUNTIF(([.O19]~[.O46]~[.O73]~[.O100]~[.O127]~[.O154]~[.O181]~[.O208]~[.O235]~[.O262]);4)" office:value-type="float" office:value="1" calcext:value-type="float">
            <text:p>1</text:p>
          </table:table-cell>
          <table:table-cell table:formula="of:=COUNTIF(([.O19]~[.O46]~[.O73]~[.O100]~[.O127]~[.O154]~[.O181]~[.O208]~[.O235]~[.O262]);5)" office:value-type="float" office:value="1" calcext:value-type="float">
            <text:p>1</text:p>
          </table:table-cell>
          <table:table-cell table:formula="of:=COUNTIF(([.T19]~ [.T46]~ [.T73]~ [.T100]~ [.T127]~ [.T154]~ [.T181]~ [.T208]~ [.T235]~ [.T262]);1)" office:value-type="float" office:value="4" calcext:value-type="float">
            <text:p>4</text:p>
          </table:table-cell>
          <table:table-cell table:formula="of:=COUNTIF(([.T19]~[.T46]~[.T73]~[.T100]~[.T127]~[.T154]~[.T181]~[.T208]~[.T235]~[.T262]);2)" office:value-type="float" office:value="2" calcext:value-type="float">
            <text:p>2</text:p>
          </table:table-cell>
          <table:table-cell table:formula="of:=COUNTIF(([.T19]~[.T46]~[.T73]~[.T100]~[.T127]~[.T154]~[.T181]~[.T208]~[.T235]~[.T262]);3)" office:value-type="float" office:value="2" calcext:value-type="float">
            <text:p>2</text:p>
          </table:table-cell>
          <table:table-cell table:formula="of:=COUNTIF(([.T19]~[.T46]~[.T73]~[.T100]~[.T127]~[.T154]~[.T181]~[.T208]~[.T235]~[.T262]);4)" office:value-type="float" office:value="0" calcext:value-type="float">
            <text:p>0</text:p>
          </table:table-cell>
          <table:table-cell table:formula="of:=COUNTIF(([.T19]~[.T46]~[.T73]~[.T100]~[.T127]~[.T154]~[.T181]~[.T208]~[.T235]~[.T262]);5)" office:value-type="float" office:value="2" calcext:value-type="float">
            <text:p>2</text:p>
          </table:table-cell>
          <table:table-cell table:formula="of:=COUNTIF(([.Y19]~ [.Y46]~ [.Y73]~ [.Y100]~ [.Y127]~ [.Y154]~ [.Y181]~ [.Y208]~ [.Y235]~ [.Y262]);1)" office:value-type="float" office:value="0" calcext:value-type="float">
            <text:p>0</text:p>
          </table:table-cell>
          <table:table-cell table:formula="of:=COUNTIF(([.Y19]~[.Y46]~[.Y73]~[.Y100]~[.Y127]~[.Y154]~[.Y181]~[.Y208]~[.Y235]~[.Y262]);2)" office:value-type="float" office:value="1" calcext:value-type="float">
            <text:p>1</text:p>
          </table:table-cell>
          <table:table-cell table:formula="of:=COUNTIF(([.Y19]~[.Y46]~[.Y73]~[.Y100]~[.Y127]~[.Y154]~[.Y181]~[.Y208]~[.Y235]~[.Y262]);3)" office:value-type="float" office:value="3" calcext:value-type="float">
            <text:p>3</text:p>
          </table:table-cell>
          <table:table-cell table:formula="of:=COUNTIF(([.Y19]~[.Y46]~[.Y73]~[.Y100]~[.Y127]~[.Y154]~[.Y181]~[.Y208]~[.Y235]~[.Y262]);4)" office:value-type="float" office:value="3" calcext:value-type="float">
            <text:p>3</text:p>
          </table:table-cell>
          <table:table-cell table:formula="of:=COUNTIF(([.Y19]~[.Y46]~[.Y73]~[.Y100]~[.Y127]~[.Y154]~[.Y181]~[.Y208]~[.Y235]~[.Y262]);5)" office:value-type="float" office:value="3" calcext:value-type="float">
            <text:p>3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00"/>
          <table:table-cell table:style-name="ce899" office:value-type="string" calcext:value-type="string">
            <text:p>LogisticRegression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iso</text:p>
          </table:table-cell>
          <table:table-cell table:formula="of:=COUNTIF(([.F19]~ [.F46]~ [.F73]~ [.F100]~ [.F127]~ [.F154]~ [.F181]~ [.F208]~ [.F235]~ [.F262]);1)" office:value-type="float" office:value="7" calcext:value-type="float">
            <text:p>7</text:p>
          </table:table-cell>
          <table:table-cell table:formula="of:=COUNTIF(([.F19]~[.F46]~[.F73]~[.F100]~[.F127]~[.F154]~[.F181]~[.F208]~[.F235]~[.F262]);2)" office:value-type="float" office:value="2" calcext:value-type="float">
            <text:p>2</text:p>
          </table:table-cell>
          <table:table-cell table:formula="of:=COUNTIF(([.F19]~[.F46]~[.F73]~[.F100]~[.F127]~[.F154]~[.F181]~[.F208]~[.F235]~[.F262]);3)" office:value-type="float" office:value="0" calcext:value-type="float">
            <text:p>0</text:p>
          </table:table-cell>
          <table:table-cell table:formula="of:=COUNTIF(([.F19]~[.F46]~[.F73]~[.F100]~[.F127]~[.F154]~[.F181]~[.F208]~[.F235]~[.F262]);4)" office:value-type="float" office:value="1" calcext:value-type="float">
            <text:p>1</text:p>
          </table:table-cell>
          <table:table-cell table:formula="of:=COUNTIF(([.F19]~[.F46]~[.F73]~[.F100]~[.F127]~[.F154]~[.F181]~[.F208]~[.F235]~[.F262]);5)" office:value-type="float" office:value="0" calcext:value-type="float">
            <text:p>0</text:p>
          </table:table-cell>
          <table:table-cell table:formula="of:=COUNTIF(([.K19]~ [.K46]~ [.K73]~ [.K100]~ [.K127]~ [.K154]~ [.K181]~ [.K208]~ [.K235]~ [.K262]);1)" office:value-type="float" office:value="4" calcext:value-type="float">
            <text:p>4</text:p>
          </table:table-cell>
          <table:table-cell table:formula="of:=COUNTIF(([.K19]~[.K46]~[.K73]~[.K100]~[.K127]~[.K154]~[.K181]~[.K208]~[.K235]~[.K262]);2)" office:value-type="float" office:value="3" calcext:value-type="float">
            <text:p>3</text:p>
          </table:table-cell>
          <table:table-cell table:formula="of:=COUNTIF(([.K19]~[.K46]~[.K73]~[.K100]~[.K127]~[.K154]~[.K181]~[.K208]~[.K235]~[.K262]);3)" office:value-type="float" office:value="1" calcext:value-type="float">
            <text:p>1</text:p>
          </table:table-cell>
          <table:table-cell table:formula="of:=COUNTIF(([.K19]~[.K46]~[.K73]~[.K100]~[.K127]~[.K154]~[.K181]~[.K208]~[.K235]~[.K262]);4)" office:value-type="float" office:value="1" calcext:value-type="float">
            <text:p>1</text:p>
          </table:table-cell>
          <table:table-cell table:formula="of:=COUNTIF(([.K19]~[.K46]~[.K73]~[.K100]~[.K127]~[.K154]~[.K181]~[.K208]~[.K235]~[.K262]);5)" office:value-type="float" office:value="1" calcext:value-type="float">
            <text:p>1</text:p>
          </table:table-cell>
          <table:table-cell table:formula="of:=COUNTIF(([.P19]~ [.P46]~ [.P73]~ [.P100]~ [.P127]~ [.P154]~ [.P181]~ [.P208]~ [.P235]~ [.P262]);1)" office:value-type="float" office:value="4" calcext:value-type="float">
            <text:p>4</text:p>
          </table:table-cell>
          <table:table-cell table:formula="of:=COUNTIF(([.P19]~[.P46]~[.P73]~[.P100]~[.P127]~[.P154]~[.P181]~[.P208]~[.P235]~[.P262]);2)" office:value-type="float" office:value="1" calcext:value-type="float">
            <text:p>1</text:p>
          </table:table-cell>
          <table:table-cell table:formula="of:=COUNTIF(([.P19]~[.P46]~[.P73]~[.P100]~[.P127]~[.P154]~[.P181]~[.P208]~[.P235]~[.P262]);3)" office:value-type="float" office:value="1" calcext:value-type="float">
            <text:p>1</text:p>
          </table:table-cell>
          <table:table-cell table:formula="of:=COUNTIF(([.P19]~[.P46]~[.P73]~[.P100]~[.P127]~[.P154]~[.P181]~[.P208]~[.P235]~[.P262]);4)" office:value-type="float" office:value="3" calcext:value-type="float">
            <text:p>3</text:p>
          </table:table-cell>
          <table:table-cell table:formula="of:=COUNTIF(([.P19]~[.P46]~[.P73]~[.P100]~[.P127]~[.P154]~[.P181]~[.P208]~[.P235]~[.P262]);5)" office:value-type="float" office:value="1" calcext:value-type="float">
            <text:p>1</text:p>
          </table:table-cell>
          <table:table-cell table:formula="of:=COUNTIF(([.U19]~ [.U46]~ [.U73]~ [.U100]~ [.U127]~ [.U154]~ [.U181]~ [.U208]~ [.U235]~ [.U262]);1)" office:value-type="float" office:value="7" calcext:value-type="float">
            <text:p>7</text:p>
          </table:table-cell>
          <table:table-cell table:formula="of:=COUNTIF(([.U19]~[.U46]~[.U73]~[.U100]~[.U127]~[.U154]~[.U181]~[.U208]~[.U235]~[.U262]);2)" office:value-type="float" office:value="0" calcext:value-type="float">
            <text:p>0</text:p>
          </table:table-cell>
          <table:table-cell table:formula="of:=COUNTIF(([.U19]~[.U46]~[.U73]~[.U100]~[.U127]~[.U154]~[.U181]~[.U208]~[.U235]~[.U262]);3)" office:value-type="float" office:value="0" calcext:value-type="float">
            <text:p>0</text:p>
          </table:table-cell>
          <table:table-cell table:formula="of:=COUNTIF(([.U19]~[.U46]~[.U73]~[.U100]~[.U127]~[.U154]~[.U181]~[.U208]~[.U235]~[.U262]);4)" office:value-type="float" office:value="1" calcext:value-type="float">
            <text:p>1</text:p>
          </table:table-cell>
          <table:table-cell table:formula="of:=COUNTIF(([.U19]~[.U46]~[.U73]~[.U100]~[.U127]~[.U154]~[.U181]~[.U208]~[.U235]~[.U262]);5)" office:value-type="float" office:value="2" calcext:value-type="float">
            <text:p>2</text:p>
          </table:table-cell>
          <table:table-cell table:formula="of:=COUNTIF(([.Z19]~ [.Z46]~ [.Z73]~ [.Z100]~ [.Z127]~ [.Z154]~ [.Z181]~ [.Z208]~ [.Z235]~ [.Z262]);1)" office:value-type="float" office:value="3" calcext:value-type="float">
            <text:p>3</text:p>
          </table:table-cell>
          <table:table-cell table:formula="of:=COUNTIF(([.Z19]~[.Z46]~[.Z73]~[.Z100]~[.Z127]~[.Z154]~[.Z181]~[.Z208]~[.Z235]~[.Z262]);2)" office:value-type="float" office:value="2" calcext:value-type="float">
            <text:p>2</text:p>
          </table:table-cell>
          <table:table-cell table:formula="of:=COUNTIF(([.Z19]~[.Z46]~[.Z73]~[.Z100]~[.Z127]~[.Z154]~[.Z181]~[.Z208]~[.Z235]~[.Z262]);3)" office:value-type="float" office:value="4" calcext:value-type="float">
            <text:p>4</text:p>
          </table:table-cell>
          <table:table-cell table:formula="of:=COUNTIF(([.Z19]~[.Z46]~[.Z73]~[.Z100]~[.Z127]~[.Z154]~[.Z181]~[.Z208]~[.Z235]~[.Z262]);4)" office:value-type="float" office:value="1" calcext:value-type="float">
            <text:p>1</text:p>
          </table:table-cell>
          <table:table-cell table:formula="of:=COUNTIF(([.Z19]~[.Z46]~[.Z73]~[.Z100]~[.Z127]~[.Z154]~[.Z181]~[.Z208]~[.Z235]~[.Z262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4]; OFFSET([.$C4]; 0; 0; 1; 5))" office:value-type="float" office:value="5" calcext:value-type="float">
            <text:p>5</text:p>
          </table:table-cell>
          <table:table-cell table:formula="of:=RANK([.D5]; OFFSET([.$C5]; 0; 0; 1; 5))" office:value-type="float" office:value="4" calcext:value-type="float">
            <text:p>4</text:p>
          </table:table-cell>
          <table:table-cell table:formula="of:=RANK([.E5]; OFFSET([.$C5]; 0; 0; 1; 5))" office:value-type="float" office:value="1" calcext:value-type="float">
            <text:p>1</text:p>
          </table:table-cell>
          <table:table-cell table:formula="of:=RANK([.F5]; OFFSET([.$C5]; 0; 0; 1; 5))" office:value-type="float" office:value="3" calcext:value-type="float">
            <text:p>3</text:p>
          </table:table-cell>
          <table:table-cell table:formula="of:=RANK([.G5]; OFFSET([.$C5]; 0; 0; 1; 5))" office:value-type="float" office:value="5" calcext:value-type="float">
            <text:p>5</text:p>
          </table:table-cell>
          <table:table-cell table:formula="of:=RANK([.H4];[.$H4:.$L4];)" office:value-type="float" office:value="5" calcext:value-type="float">
            <text:p>5</text:p>
          </table:table-cell>
          <table:table-cell table:formula="of:=RANK([.I4];[.$H4:.$L4];)" office:value-type="float" office:value="1" calcext:value-type="float">
            <text:p>1</text:p>
          </table:table-cell>
          <table:table-cell table:formula="of:=RANK([.J4];[.$H4:.$L4];)" office:value-type="float" office:value="2" calcext:value-type="float">
            <text:p>2</text:p>
          </table:table-cell>
          <table:table-cell table:formula="of:=RANK([.K4];[.$H4:.$L4];)" office:value-type="float" office:value="3" calcext:value-type="float">
            <text:p>3</text:p>
          </table:table-cell>
          <table:table-cell table:formula="of:=RANK([.L4];[.$H4:.$L4];)" office:value-type="float" office:value="4" calcext:value-type="float">
            <text:p>4</text:p>
          </table:table-cell>
          <table:table-cell table:formula="of:=RANK([.M4];[.$M4:.$Q4];)" office:value-type="float" office:value="5" calcext:value-type="float">
            <text:p>5</text:p>
          </table:table-cell>
          <table:table-cell table:formula="of:=RANK([.N4];[.$M4:.$Q4];)" office:value-type="float" office:value="1" calcext:value-type="float">
            <text:p>1</text:p>
          </table:table-cell>
          <table:table-cell table:formula="of:=RANK([.O4];[.$M4:.$Q4];)" office:value-type="float" office:value="2" calcext:value-type="float">
            <text:p>2</text:p>
          </table:table-cell>
          <table:table-cell table:formula="of:=RANK([.P4];[.$M4:.$Q4];)" office:value-type="float" office:value="3" calcext:value-type="float">
            <text:p>3</text:p>
          </table:table-cell>
          <table:table-cell table:formula="of:=RANK([.Q4];[.$M4:.$Q4];)" office:value-type="float" office:value="4" calcext:value-type="float">
            <text:p>4</text:p>
          </table:table-cell>
          <table:table-cell table:formula="of:=RANK([.R4];[.$R4:.$V4];)" office:value-type="float" office:value="5" calcext:value-type="float">
            <text:p>5</text:p>
          </table:table-cell>
          <table:table-cell table:formula="of:=RANK([.S4];[.$R4:.$V4];)" office:value-type="float" office:value="3" calcext:value-type="float">
            <text:p>3</text:p>
          </table:table-cell>
          <table:table-cell table:formula="of:=RANK([.T4];[.$R4:.$V4];)" office:value-type="float" office:value="1" calcext:value-type="float">
            <text:p>1</text:p>
          </table:table-cell>
          <table:table-cell table:formula="of:=RANK([.U4];[.$R4:.$V4];)" office:value-type="float" office:value="2" calcext:value-type="float">
            <text:p>2</text:p>
          </table:table-cell>
          <table:table-cell table:formula="of:=RANK([.V4];[.$R4:.$V4];)" office:value-type="float" office:value="4" calcext:value-type="float">
            <text:p>4</text:p>
          </table:table-cell>
          <table:table-cell table:formula="of:=RANK([.W4];[.$W4:.$AA4];)" office:value-type="float" office:value="5" calcext:value-type="float">
            <text:p>5</text:p>
          </table:table-cell>
          <table:table-cell table:formula="of:=RANK([.X4];[.$W4:.$AA4];)" office:value-type="float" office:value="3" calcext:value-type="float">
            <text:p>3</text:p>
          </table:table-cell>
          <table:table-cell table:formula="of:=RANK([.Y4];[.$W4:.$AA4];)" office:value-type="float" office:value="2" calcext:value-type="float">
            <text:p>2</text:p>
          </table:table-cell>
          <table:table-cell table:formula="of:=RANK([.Z4];[.$W4:.$AA4];)" office:value-type="float" office:value="1" calcext:value-type="float">
            <text:p>1</text:p>
          </table:table-cell>
          <table:table-cell table:formula="of:=RANK([.AA4];[.$W4:.$AA4];)" office:value-type="float" office:value="4" calcext:value-type="float">
            <text:p>4</text:p>
          </table:table-cell>
          <table:table-cell/>
          <table:table-cell table:style-name="ce900"/>
          <table:table-cell table:style-name="ce899" office:value-type="string" calcext:value-type="string">
            <text:p>LogisticRegression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pla</text:p>
          </table:table-cell>
          <table:table-cell table:formula="of:=COUNTIF(([.G19]~ [.G46]~ [.G73]~ [.G100]~ [.G127]~ [.G154]~ [.G181]~ [.G208]~ [.G235]~ [.G262]);1)" office:value-type="float" office:value="2" calcext:value-type="float">
            <text:p>2</text:p>
          </table:table-cell>
          <table:table-cell table:formula="of:=COUNTIF(([.G19]~[.G46]~[.G73]~[.G100]~[.G127]~[.G154]~[.G181]~[.G208]~[.G235]~[.G262]);2)" office:value-type="float" office:value="5" calcext:value-type="float">
            <text:p>5</text:p>
          </table:table-cell>
          <table:table-cell table:formula="of:=COUNTIF(([.G19]~[.G46]~[.G73]~[.G100]~[.G127]~[.G154]~[.G181]~[.G208]~[.G235]~[.G262]);3)" office:value-type="float" office:value="3" calcext:value-type="float">
            <text:p>3</text:p>
          </table:table-cell>
          <table:table-cell table:formula="of:=COUNTIF(([.G19]~[.G46]~[.G73]~[.G100]~[.G127]~[.G154]~[.G181]~[.G208]~[.G235]~[.G262]);4)" office:value-type="float" office:value="0" calcext:value-type="float">
            <text:p>0</text:p>
          </table:table-cell>
          <table:table-cell table:formula="of:=COUNTIF(([.G19]~[.G46]~[.G73]~[.G100]~[.G127]~[.G154]~[.G181]~[.G208]~[.G235]~[.G262]);5)" office:value-type="float" office:value="0" calcext:value-type="float">
            <text:p>0</text:p>
          </table:table-cell>
          <table:table-cell table:formula="of:=COUNTIF(([.L19]~ [.L46]~ [.L73]~ [.L100]~ [.L127]~ [.L154]~ [.L181]~ [.L208]~ [.L235]~ [.L262]);1)" office:value-type="float" office:value="4" calcext:value-type="float">
            <text:p>4</text:p>
          </table:table-cell>
          <table:table-cell table:formula="of:=COUNTIF(([.L19]~[.L46]~[.L73]~[.L100]~[.L127]~[.L154]~[.L181]~[.L208]~[.L235]~[.L262]);2)" office:value-type="float" office:value="3" calcext:value-type="float">
            <text:p>3</text:p>
          </table:table-cell>
          <table:table-cell table:formula="of:=COUNTIF(([.L19]~[.L46]~[.L73]~[.L100]~[.L127]~[.L154]~[.L181]~[.L208]~[.L235]~[.L262]);3)" office:value-type="float" office:value="2" calcext:value-type="float">
            <text:p>2</text:p>
          </table:table-cell>
          <table:table-cell table:formula="of:=COUNTIF(([.L19]~[.L46]~[.L73]~[.L100]~[.L127]~[.L154]~[.L181]~[.L208]~[.L235]~[.L262]);4)" office:value-type="float" office:value="1" calcext:value-type="float">
            <text:p>1</text:p>
          </table:table-cell>
          <table:table-cell table:formula="of:=COUNTIF(([.L19]~[.L46]~[.L73]~[.L100]~[.L127]~[.L154]~[.L181]~[.L208]~[.L235]~[.L262]);5)" office:value-type="float" office:value="0" calcext:value-type="float">
            <text:p>0</text:p>
          </table:table-cell>
          <table:table-cell table:formula="of:=COUNTIF(([.Q19]~ [.Q46]~ [.Q73]~ [.Q100]~ [.Q127]~ [.Q154]~ [.Q181]~ [.Q208]~ [.Q235]~ [.Q262]);1)" office:value-type="float" office:value="3" calcext:value-type="float">
            <text:p>3</text:p>
          </table:table-cell>
          <table:table-cell table:formula="of:=COUNTIF(([.Q19]~[.Q46]~[.Q73]~[.Q100]~[.Q127]~[.Q154]~[.Q181]~[.Q208]~[.Q235]~[.Q262]);2)" office:value-type="float" office:value="2" calcext:value-type="float">
            <text:p>2</text:p>
          </table:table-cell>
          <table:table-cell table:formula="of:=COUNTIF(([.Q19]~[.Q46]~[.Q73]~[.Q100]~[.Q127]~[.Q154]~[.Q181]~[.Q208]~[.Q235]~[.Q262]);3)" office:value-type="float" office:value="4" calcext:value-type="float">
            <text:p>4</text:p>
          </table:table-cell>
          <table:table-cell table:formula="of:=COUNTIF(([.Q19]~[.Q46]~[.Q73]~[.Q100]~[.Q127]~[.Q154]~[.Q181]~[.Q208]~[.Q235]~[.Q262]);4)" office:value-type="float" office:value="1" calcext:value-type="float">
            <text:p>1</text:p>
          </table:table-cell>
          <table:table-cell table:formula="of:=COUNTIF(([.Q19]~[.Q46]~[.Q73]~[.Q100]~[.Q127]~[.Q154]~[.Q181]~[.Q208]~[.Q235]~[.Q262]);5)" office:value-type="float" office:value="0" calcext:value-type="float">
            <text:p>0</text:p>
          </table:table-cell>
          <table:table-cell table:formula="of:=COUNTIF(([.V19]~ [.V46]~ [.V73]~ [.V100]~ [.V127]~ [.V154]~ [.V181]~ [.V208]~ [.V235]~ [.V262]);1)" office:value-type="float" office:value="6" calcext:value-type="float">
            <text:p>6</text:p>
          </table:table-cell>
          <table:table-cell table:formula="of:=COUNTIF(([.V19]~[.V46]~[.V73]~[.V100]~[.V127]~[.V154]~[.V181]~[.V208]~[.V235]~[.V262]);2)" office:value-type="float" office:value="2" calcext:value-type="float">
            <text:p>2</text:p>
          </table:table-cell>
          <table:table-cell table:formula="of:=COUNTIF(([.V19]~[.V46]~[.V73]~[.V100]~[.V127]~[.V154]~[.V181]~[.V208]~[.V235]~[.V262]);3)" office:value-type="float" office:value="2" calcext:value-type="float">
            <text:p>2</text:p>
          </table:table-cell>
          <table:table-cell table:formula="of:=COUNTIF(([.V19]~[.V46]~[.V73]~[.V100]~[.V127]~[.V154]~[.V181]~[.V208]~[.V235]~[.V262]);4)" office:value-type="float" office:value="0" calcext:value-type="float">
            <text:p>0</text:p>
          </table:table-cell>
          <table:table-cell table:formula="of:=COUNTIF(([.V19]~[.V46]~[.V73]~[.V100]~[.V127]~[.V154]~[.V181]~[.V208]~[.V235]~[.V262]);5)" office:value-type="float" office:value="0" calcext:value-type="float">
            <text:p>0</text:p>
          </table:table-cell>
          <table:table-cell table:formula="of:=COUNTIF(([.AA19]~ [.AA46]~ [.AA73]~ [.AA100]~ [.AA127]~ [.AA154]~ [.AA181]~ [.AA208]~ [.AA235]~ [.AA262]);1)" office:value-type="float" office:value="2" calcext:value-type="float">
            <text:p>2</text:p>
          </table:table-cell>
          <table:table-cell table:formula="of:=COUNTIF(([.AA19]~[.AA46]~[.AA73]~[.AA100]~[.AA127]~[.AA154]~[.AA181]~[.AA208]~[.AA235]~[.AA262]);2)" office:value-type="float" office:value="1" calcext:value-type="float">
            <text:p>1</text:p>
          </table:table-cell>
          <table:table-cell table:formula="of:=COUNTIF(([.AA19]~[.AA46]~[.AA73]~[.AA100]~[.AA127]~[.AA154]~[.AA181]~[.AA208]~[.AA235]~[.AA262]);3)" office:value-type="float" office:value="0" calcext:value-type="float">
            <text:p>0</text:p>
          </table:table-cell>
          <table:table-cell table:formula="of:=COUNTIF(([.AA19]~[.AA46]~[.AA73]~[.AA100]~[.AA127]~[.AA154]~[.AA181]~[.AA208]~[.AA235]~[.AA262]);4)" office:value-type="float" office:value="0" calcext:value-type="float">
            <text:p>0</text:p>
          </table:table-cell>
          <table:table-cell table:formula="of:=COUNTIF(([.AA19]~[.AA46]~[.AA73]~[.AA100]~[.AA127]~[.AA154]~[.AA181]~[.AA208]~[.AA235]~[.AA262]);5)" office:value-type="float" office:value="7" calcext:value-type="float">
            <text:p>7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5];[.$C5:.$G5];)" office:value-type="float" office:value="2" calcext:value-type="float">
            <text:p>2</text:p>
          </table:table-cell>
          <table:table-cell table:formula="of:=RANK([.D5];[.$C5:.$G5];)" office:value-type="float" office:value="4" calcext:value-type="float">
            <text:p>4</text:p>
          </table:table-cell>
          <table:table-cell table:formula="of:=RANK([.E5];[.$C5:.$G5];)" office:value-type="float" office:value="1" calcext:value-type="float">
            <text:p>1</text:p>
          </table:table-cell>
          <table:table-cell table:formula="of:=RANK([.F5];[.$C5:.$G5];)" office:value-type="float" office:value="3" calcext:value-type="float">
            <text:p>3</text:p>
          </table:table-cell>
          <table:table-cell table:formula="of:=RANK([.G5];[.$C5:.$G5];)" office:value-type="float" office:value="5" calcext:value-type="float">
            <text:p>5</text:p>
          </table:table-cell>
          <table:table-cell table:formula="of:=RANK([.H5];[.$H5:.$L5];)" office:value-type="float" office:value="1" calcext:value-type="float">
            <text:p>1</text:p>
          </table:table-cell>
          <table:table-cell table:formula="of:=RANK([.I5];[.$H5:.$L5];)" office:value-type="float" office:value="3" calcext:value-type="float">
            <text:p>3</text:p>
          </table:table-cell>
          <table:table-cell table:formula="of:=RANK([.J5];[.$H5:.$L5];)" office:value-type="float" office:value="2" calcext:value-type="float">
            <text:p>2</text:p>
          </table:table-cell>
          <table:table-cell table:formula="of:=RANK([.K5];[.$H5:.$L5];)" office:value-type="float" office:value="4" calcext:value-type="float">
            <text:p>4</text:p>
          </table:table-cell>
          <table:table-cell table:formula="of:=RANK([.L5];[.$H5:.$L5];)" office:value-type="float" office:value="5" calcext:value-type="float">
            <text:p>5</text:p>
          </table:table-cell>
          <table:table-cell table:formula="of:=RANK([.M5];[.$M5:.$Q5];)" office:value-type="float" office:value="2" calcext:value-type="float">
            <text:p>2</text:p>
          </table:table-cell>
          <table:table-cell table:formula="of:=RANK([.N5];[.$M5:.$Q5];)" office:value-type="float" office:value="4" calcext:value-type="float">
            <text:p>4</text:p>
          </table:table-cell>
          <table:table-cell table:formula="of:=RANK([.O5];[.$M5:.$Q5];)" office:value-type="float" office:value="1" calcext:value-type="float">
            <text:p>1</text:p>
          </table:table-cell>
          <table:table-cell table:formula="of:=RANK([.P5];[.$M5:.$Q5];)" office:value-type="float" office:value="3" calcext:value-type="float">
            <text:p>3</text:p>
          </table:table-cell>
          <table:table-cell table:formula="of:=RANK([.Q5];[.$M5:.$Q5];)" office:value-type="float" office:value="5" calcext:value-type="float">
            <text:p>5</text:p>
          </table:table-cell>
          <table:table-cell table:formula="of:=RANK([.R5];[.$R5:.$V5];)" office:value-type="float" office:value="2" calcext:value-type="float">
            <text:p>2</text:p>
          </table:table-cell>
          <table:table-cell table:formula="of:=RANK([.S5];[.$R5:.$V5];)" office:value-type="float" office:value="4" calcext:value-type="float">
            <text:p>4</text:p>
          </table:table-cell>
          <table:table-cell table:formula="of:=RANK([.T5];[.$R5:.$V5];)" office:value-type="float" office:value="1" calcext:value-type="float">
            <text:p>1</text:p>
          </table:table-cell>
          <table:table-cell table:formula="of:=RANK([.U5];[.$R5:.$V5];)" office:value-type="float" office:value="3" calcext:value-type="float">
            <text:p>3</text:p>
          </table:table-cell>
          <table:table-cell table:formula="of:=RANK([.V5];[.$R5:.$V5];)" office:value-type="float" office:value="5" calcext:value-type="float">
            <text:p>5</text:p>
          </table:table-cell>
          <table:table-cell table:formula="of:=RANK([.W5];[.$W5:.$AA5];)" office:value-type="float" office:value="2" calcext:value-type="float">
            <text:p>2</text:p>
          </table:table-cell>
          <table:table-cell table:formula="of:=RANK([.X5];[.$W5:.$AA5];)" office:value-type="float" office:value="1" calcext:value-type="float">
            <text:p>1</text:p>
          </table:table-cell>
          <table:table-cell table:formula="of:=RANK([.Y5];[.$W5:.$AA5];)" office:value-type="float" office:value="5" calcext:value-type="float">
            <text:p>5</text:p>
          </table:table-cell>
          <table:table-cell table:formula="of:=RANK([.Z5];[.$W5:.$AA5];)" office:value-type="float" office:value="3" calcext:value-type="float">
            <text:p>3</text:p>
          </table:table-cell>
          <table:table-cell table:formula="of:=RANK([.AA5];[.$W5:.$AA5];)" office:value-type="float" office:value="4" calcext:value-type="float">
            <text:p>4</text:p>
          </table:table-cell>
          <table:table-cell/>
          <table:table-cell table:style-name="ce900"/>
          <table:table-cell table:style-name="ce899" office:value-type="string" calcext:value-type="string">
            <text:p>LogisticRegression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ase</text:p>
          </table:table-cell>
          <table:table-cell table:formula="of:=COUNTIF(([.C20]~ [.C47]~ [.C74]~ [.C101]~ [.C128]~ [.C155]~ [.C182]~ [.C209]~ [.C236]~ [.C263]);1)" office:value-type="float" office:value="1" calcext:value-type="float">
            <text:p>1</text:p>
          </table:table-cell>
          <table:table-cell table:formula="of:=COUNTIF(([.C20]~[.C47]~[.C74]~[.C101]~[.C128]~[.C155]~[.C182]~[.C209]~[.C236]~[.C263]);2)" office:value-type="float" office:value="2" calcext:value-type="float">
            <text:p>2</text:p>
          </table:table-cell>
          <table:table-cell table:formula="of:=COUNTIF(([.C20]~[.C47]~[.C74]~[.C101]~[.C128]~[.C155]~[.C182]~[.C209]~[.C236]~[.C263]);3)" office:value-type="float" office:value="4" calcext:value-type="float">
            <text:p>4</text:p>
          </table:table-cell>
          <table:table-cell table:formula="of:=COUNTIF(([.C20]~[.C47]~[.C74]~[.C101]~[.C128]~[.C155]~[.C182]~[.C209]~[.C236]~[.C263]);4)" office:value-type="float" office:value="1" calcext:value-type="float">
            <text:p>1</text:p>
          </table:table-cell>
          <table:table-cell table:formula="of:=COUNTIF(([.C20]~[.C47]~[.C74]~[.C101]~[.C128]~[.C155]~[.C182]~[.C209]~[.C236]~[.C263]);5)" office:value-type="float" office:value="2" calcext:value-type="float">
            <text:p>2</text:p>
          </table:table-cell>
          <table:table-cell table:formula="of:=COUNTIF(([.H20]~ [.H47]~ [.H74]~ [.H101]~ [.H128]~ [.H155]~ [.H182]~ [.H209]~ [.H236]~ [.H263]);1)" office:value-type="float" office:value="1" calcext:value-type="float">
            <text:p>1</text:p>
          </table:table-cell>
          <table:table-cell table:formula="of:=COUNTIF(([.H20]~[.H47]~[.H74]~[.H101]~[.H128]~[.H155]~[.H182]~[.H209]~[.H236]~[.H263]);2)" office:value-type="float" office:value="1" calcext:value-type="float">
            <text:p>1</text:p>
          </table:table-cell>
          <table:table-cell table:formula="of:=COUNTIF(([.H20]~[.H47]~[.H74]~[.H101]~[.H128]~[.H155]~[.H182]~[.H209]~[.H236]~[.H263]);3)" office:value-type="float" office:value="5" calcext:value-type="float">
            <text:p>5</text:p>
          </table:table-cell>
          <table:table-cell table:formula="of:=COUNTIF(([.H20]~[.H47]~[.H74]~[.H101]~[.H128]~[.H155]~[.H182]~[.H209]~[.H236]~[.H263]);4)" office:value-type="float" office:value="2" calcext:value-type="float">
            <text:p>2</text:p>
          </table:table-cell>
          <table:table-cell table:formula="of:=COUNTIF(([.H20]~[.H47]~[.H74]~[.H101]~[.H128]~[.H155]~[.H182]~[.H209]~[.H236]~[.H263]);5)" office:value-type="float" office:value="1" calcext:value-type="float">
            <text:p>1</text:p>
          </table:table-cell>
          <table:table-cell table:formula="of:=COUNTIF(([.M20]~ [.M47]~ [.M74]~ [.M101]~ [.M128]~ [.M155]~ [.M182]~ [.M209]~ [.M236]~ [.M263]);1)" office:value-type="float" office:value="2" calcext:value-type="float">
            <text:p>2</text:p>
          </table:table-cell>
          <table:table-cell table:formula="of:=COUNTIF(([.M20]~[.M47]~[.M74]~[.M101]~[.M128]~[.M155]~[.M182]~[.M209]~[.M236]~[.M263]);2)" office:value-type="float" office:value="0" calcext:value-type="float">
            <text:p>0</text:p>
          </table:table-cell>
          <table:table-cell table:formula="of:=COUNTIF(([.M20]~[.M47]~[.M74]~[.M101]~[.M128]~[.M155]~[.M182]~[.M209]~[.M236]~[.M263]);3)" office:value-type="float" office:value="0" calcext:value-type="float">
            <text:p>0</text:p>
          </table:table-cell>
          <table:table-cell table:formula="of:=COUNTIF(([.M20]~[.M47]~[.M74]~[.M101]~[.M128]~[.M155]~[.M182]~[.M209]~[.M236]~[.M263]);4)" office:value-type="float" office:value="7" calcext:value-type="float">
            <text:p>7</text:p>
          </table:table-cell>
          <table:table-cell table:formula="of:=COUNTIF(([.M20]~[.M47]~[.M74]~[.M101]~[.M128]~[.M155]~[.M182]~[.M209]~[.M236]~[.M263]);5)" office:value-type="float" office:value="1" calcext:value-type="float">
            <text:p>1</text:p>
          </table:table-cell>
          <table:table-cell table:formula="of:=COUNTIF(([.R20]~ [.R47]~ [.R74]~ [.R101]~ [.R128]~ [.R155]~ [.R182]~ [.R209]~ [.R236]~ [.R263]);1)" office:value-type="float" office:value="4" calcext:value-type="float">
            <text:p>4</text:p>
          </table:table-cell>
          <table:table-cell table:formula="of:=COUNTIF(([.R20]~[.R47]~[.R74]~[.R101]~[.R128]~[.R155]~[.R182]~[.R209]~[.R236]~[.R263]);2)" office:value-type="float" office:value="3" calcext:value-type="float">
            <text:p>3</text:p>
          </table:table-cell>
          <table:table-cell table:formula="of:=COUNTIF(([.R20]~[.R47]~[.R74]~[.R101]~[.R128]~[.R155]~[.R182]~[.R209]~[.R236]~[.R263]);3)" office:value-type="float" office:value="1" calcext:value-type="float">
            <text:p>1</text:p>
          </table:table-cell>
          <table:table-cell table:formula="of:=COUNTIF(([.R20]~[.R47]~[.R74]~[.R101]~[.R128]~[.R155]~[.R182]~[.R209]~[.R236]~[.R263]);4)" office:value-type="float" office:value="1" calcext:value-type="float">
            <text:p>1</text:p>
          </table:table-cell>
          <table:table-cell table:formula="of:=COUNTIF(([.R20]~[.R47]~[.R74]~[.R101]~[.R128]~[.R155]~[.R182]~[.R209]~[.R236]~[.R263]);5)" office:value-type="float" office:value="1" calcext:value-type="float">
            <text:p>1</text:p>
          </table:table-cell>
          <table:table-cell table:formula="of:=COUNTIF(([.W20]~ [.W47]~ [.W74]~ [.W101]~ [.W128]~ [.W155]~ [.W182]~ [.W209]~ [.W236]~ [.W263]);1)" office:value-type="float" office:value="3" calcext:value-type="float">
            <text:p>3</text:p>
          </table:table-cell>
          <table:table-cell table:formula="of:=COUNTIF(([.W20]~[.W47]~[.W74]~[.W101]~[.W128]~[.W155]~[.W182]~[.W209]~[.W236]~[.W263]);2)" office:value-type="float" office:value="1" calcext:value-type="float">
            <text:p>1</text:p>
          </table:table-cell>
          <table:table-cell table:formula="of:=COUNTIF(([.W20]~[.W47]~[.W74]~[.W101]~[.W128]~[.W155]~[.W182]~[.W209]~[.W236]~[.W263]);3)" office:value-type="float" office:value="2" calcext:value-type="float">
            <text:p>2</text:p>
          </table:table-cell>
          <table:table-cell table:formula="of:=COUNTIF(([.W20]~[.W47]~[.W74]~[.W101]~[.W128]~[.W155]~[.W182]~[.W209]~[.W236]~[.W263]);4)" office:value-type="float" office:value="1" calcext:value-type="float">
            <text:p>1</text:p>
          </table:table-cell>
          <table:table-cell table:formula="of:=COUNTIF(([.W20]~[.W47]~[.W74]~[.W101]~[.W128]~[.W155]~[.W182]~[.W209]~[.W236]~[.W263]);5)" office:value-type="float" office:value="3" calcext:value-type="float">
            <text:p>3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6];[.$C6:.$G6];)" office:value-type="float" office:value="5" calcext:value-type="float">
            <text:p>5</text:p>
          </table:table-cell>
          <table:table-cell table:formula="of:=RANK([.D6];[.$C6:.$G6];)" office:value-type="float" office:value="3" calcext:value-type="float">
            <text:p>3</text:p>
          </table:table-cell>
          <table:table-cell table:formula="of:=RANK([.E6];[.$C6:.$G6];)" office:value-type="float" office:value="4" calcext:value-type="float">
            <text:p>4</text:p>
          </table:table-cell>
          <table:table-cell table:formula="of:=RANK([.F6];[.$C6:.$G6];)" office:value-type="float" office:value="2" calcext:value-type="float">
            <text:p>2</text:p>
          </table:table-cell>
          <table:table-cell table:formula="of:=RANK([.G6];[.$C6:.$G6];)" office:value-type="float" office:value="1" calcext:value-type="float">
            <text:p>1</text:p>
          </table:table-cell>
          <table:table-cell table:formula="of:=RANK([.H6];[.$H6:.$L6];)" office:value-type="float" office:value="2" calcext:value-type="float">
            <text:p>2</text:p>
          </table:table-cell>
          <table:table-cell table:formula="of:=RANK([.I6];[.$H6:.$L6];)" office:value-type="float" office:value="4" calcext:value-type="float">
            <text:p>4</text:p>
          </table:table-cell>
          <table:table-cell table:formula="of:=RANK([.J6];[.$H6:.$L6];)" office:value-type="float" office:value="5" calcext:value-type="float">
            <text:p>5</text:p>
          </table:table-cell>
          <table:table-cell table:formula="of:=RANK([.K6];[.$H6:.$L6];)" office:value-type="float" office:value="3" calcext:value-type="float">
            <text:p>3</text:p>
          </table:table-cell>
          <table:table-cell table:formula="of:=RANK([.L6];[.$H6:.$L6];)" office:value-type="float" office:value="1" calcext:value-type="float">
            <text:p>1</text:p>
          </table:table-cell>
          <table:table-cell table:formula="of:=RANK([.M6];[.$M6:.$Q6];)" office:value-type="float" office:value="5" calcext:value-type="float">
            <text:p>5</text:p>
          </table:table-cell>
          <table:table-cell table:formula="of:=RANK([.N6];[.$M6:.$Q6];)" office:value-type="float" office:value="2" calcext:value-type="float">
            <text:p>2</text:p>
          </table:table-cell>
          <table:table-cell table:formula="of:=RANK([.O6];[.$M6:.$Q6];)" office:value-type="float" office:value="3" calcext:value-type="float">
            <text:p>3</text:p>
          </table:table-cell>
          <table:table-cell table:formula="of:=RANK([.P6];[.$M6:.$Q6];)" office:value-type="float" office:value="4" calcext:value-type="float">
            <text:p>4</text:p>
          </table:table-cell>
          <table:table-cell table:formula="of:=RANK([.Q6];[.$M6:.$Q6];)" office:value-type="float" office:value="1" calcext:value-type="float">
            <text:p>1</text:p>
          </table:table-cell>
          <table:table-cell table:formula="of:=RANK([.R6];[.$R6:.$V6];)" office:value-type="float" office:value="1" calcext:value-type="float">
            <text:p>1</text:p>
          </table:table-cell>
          <table:table-cell table:formula="of:=RANK([.S6];[.$R6:.$V6];)" office:value-type="float" office:value="5" calcext:value-type="float">
            <text:p>5</text:p>
          </table:table-cell>
          <table:table-cell table:formula="of:=RANK([.T6];[.$R6:.$V6];)" office:value-type="float" office:value="3" calcext:value-type="float">
            <text:p>3</text:p>
          </table:table-cell>
          <table:table-cell table:formula="of:=RANK([.U6];[.$R6:.$V6];)" office:value-type="float" office:value="4" calcext:value-type="float">
            <text:p>4</text:p>
          </table:table-cell>
          <table:table-cell table:formula="of:=RANK([.V6];[.$R6:.$V6];)" office:value-type="float" office:value="1" calcext:value-type="float">
            <text:p>1</text:p>
          </table:table-cell>
          <table:table-cell table:formula="of:=RANK([.W6];[.$W6:.$AA6];)" office:value-type="float" office:value="4" calcext:value-type="float">
            <text:p>4</text:p>
          </table:table-cell>
          <table:table-cell table:formula="of:=RANK([.X6];[.$W6:.$AA6];)" office:value-type="float" office:value="2" calcext:value-type="float">
            <text:p>2</text:p>
          </table:table-cell>
          <table:table-cell table:formula="of:=RANK([.Y6];[.$W6:.$AA6];)" office:value-type="float" office:value="3" calcext:value-type="float">
            <text:p>3</text:p>
          </table:table-cell>
          <table:table-cell table:formula="of:=RANK([.Z6];[.$W6:.$AA6];)" office:value-type="float" office:value="1" calcext:value-type="float">
            <text:p>1</text:p>
          </table:table-cell>
          <table:table-cell table:formula="of:=RANK([.AA6];[.$W6:.$AA6];)" office:value-type="float" office:value="5" calcext:value-type="float">
            <text:p>5</text:p>
          </table:table-cell>
          <table:table-cell/>
          <table:table-cell table:style-name="ce899"/>
          <table:table-cell table:style-name="ce899" office:value-type="string" calcext:value-type="string">
            <text:p>LogisticRegression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bq</text:p>
          </table:table-cell>
          <table:table-cell table:formula="of:=COUNTIF(([.D20]~ [.D47]~ [.D74]~ [.D101]~ [.D128]~ [.D155]~ [.D182]~ [.D209]~ [.D236]~ [.D263]);1)" office:value-type="float" office:value="3" calcext:value-type="float">
            <text:p>3</text:p>
          </table:table-cell>
          <table:table-cell table:formula="of:=COUNTIF(([.D20]~[.D47]~[.D74]~[.D101]~[.D128]~[.D155]~[.D182]~[.D209]~[.D236]~[.D263]);2)" office:value-type="float" office:value="1" calcext:value-type="float">
            <text:p>1</text:p>
          </table:table-cell>
          <table:table-cell table:formula="of:=COUNTIF(([.D20]~[.D47]~[.D74]~[.D101]~[.D128]~[.D155]~[.D182]~[.D209]~[.D236]~[.D263]);3)" office:value-type="float" office:value="1" calcext:value-type="float">
            <text:p>1</text:p>
          </table:table-cell>
          <table:table-cell table:formula="of:=COUNTIF(([.D20]~[.D47]~[.D74]~[.D101]~[.D128]~[.D155]~[.D182]~[.D209]~[.D236]~[.D263]);4)" office:value-type="float" office:value="3" calcext:value-type="float">
            <text:p>3</text:p>
          </table:table-cell>
          <table:table-cell table:formula="of:=COUNTIF(([.D20]~[.D47]~[.D74]~[.D101]~[.D128]~[.D155]~[.D182]~[.D209]~[.D236]~[.D263]);5)" office:value-type="float" office:value="2" calcext:value-type="float">
            <text:p>2</text:p>
          </table:table-cell>
          <table:table-cell table:formula="of:=COUNTIF(([.I20]~ [.I47]~ [.I74]~ [.I101]~ [.I128]~ [.I155]~ [.I182]~ [.I209]~ [.I236]~ [.I263]);1)" office:value-type="float" office:value="0" calcext:value-type="float">
            <text:p>0</text:p>
          </table:table-cell>
          <table:table-cell table:formula="of:=COUNTIF(([.I20]~[.I47]~[.I74]~[.I101]~[.I128]~[.I155]~[.I182]~[.I209]~[.I236]~[.I263]);2)" office:value-type="float" office:value="1" calcext:value-type="float">
            <text:p>1</text:p>
          </table:table-cell>
          <table:table-cell table:formula="of:=COUNTIF(([.I20]~[.I47]~[.I74]~[.I101]~[.I128]~[.I155]~[.I182]~[.I209]~[.I236]~[.I263]);3)" office:value-type="float" office:value="2" calcext:value-type="float">
            <text:p>2</text:p>
          </table:table-cell>
          <table:table-cell table:formula="of:=COUNTIF(([.I20]~[.I47]~[.I74]~[.I101]~[.I128]~[.I155]~[.I182]~[.I209]~[.I236]~[.I263]);4)" office:value-type="float" office:value="3" calcext:value-type="float">
            <text:p>3</text:p>
          </table:table-cell>
          <table:table-cell table:formula="of:=COUNTIF(([.I20]~[.I47]~[.I74]~[.I101]~[.I128]~[.I155]~[.I182]~[.I209]~[.I236]~[.I263]);5)" office:value-type="float" office:value="4" calcext:value-type="float">
            <text:p>4</text:p>
          </table:table-cell>
          <table:table-cell table:formula="of:=COUNTIF(([.N20]~ [.N47]~ [.N74]~ [.N101]~ [.N128]~ [.N155]~ [.N182]~ [.N209]~ [.N236]~ [.N263]);1)" office:value-type="float" office:value="3" calcext:value-type="float">
            <text:p>3</text:p>
          </table:table-cell>
          <table:table-cell table:formula="of:=COUNTIF(([.N20]~[.N47]~[.N74]~[.N101]~[.N128]~[.N155]~[.N182]~[.N209]~[.N236]~[.N263]);2)" office:value-type="float" office:value="5" calcext:value-type="float">
            <text:p>5</text:p>
          </table:table-cell>
          <table:table-cell table:formula="of:=COUNTIF(([.N20]~[.N47]~[.N74]~[.N101]~[.N128]~[.N155]~[.N182]~[.N209]~[.N236]~[.N263]);3)" office:value-type="float" office:value="1" calcext:value-type="float">
            <text:p>1</text:p>
          </table:table-cell>
          <table:table-cell table:formula="of:=COUNTIF(([.N20]~[.N47]~[.N74]~[.N101]~[.N128]~[.N155]~[.N182]~[.N209]~[.N236]~[.N263]);4)" office:value-type="float" office:value="1" calcext:value-type="float">
            <text:p>1</text:p>
          </table:table-cell>
          <table:table-cell table:formula="of:=COUNTIF(([.N20]~[.N47]~[.N74]~[.N101]~[.N128]~[.N155]~[.N182]~[.N209]~[.N236]~[.N263]);5)" office:value-type="float" office:value="0" calcext:value-type="float">
            <text:p>0</text:p>
          </table:table-cell>
          <table:table-cell table:formula="of:=COUNTIF(([.S20]~ [.S47]~ [.S74]~ [.S101]~ [.S128]~ [.S155]~ [.S182]~ [.S209]~ [.S236]~ [.S263]);1)" office:value-type="float" office:value="6" calcext:value-type="float">
            <text:p>6</text:p>
          </table:table-cell>
          <table:table-cell table:formula="of:=COUNTIF(([.S20]~[.S47]~[.S74]~[.S101]~[.S128]~[.S155]~[.S182]~[.S209]~[.S236]~[.S263]);2)" office:value-type="float" office:value="0" calcext:value-type="float">
            <text:p>0</text:p>
          </table:table-cell>
          <table:table-cell table:formula="of:=COUNTIF(([.S20]~[.S47]~[.S74]~[.S101]~[.S128]~[.S155]~[.S182]~[.S209]~[.S236]~[.S263]);3)" office:value-type="float" office:value="1" calcext:value-type="float">
            <text:p>1</text:p>
          </table:table-cell>
          <table:table-cell table:formula="of:=COUNTIF(([.S20]~[.S47]~[.S74]~[.S101]~[.S128]~[.S155]~[.S182]~[.S209]~[.S236]~[.S263]);4)" office:value-type="float" office:value="0" calcext:value-type="float">
            <text:p>0</text:p>
          </table:table-cell>
          <table:table-cell table:formula="of:=COUNTIF(([.S20]~[.S47]~[.S74]~[.S101]~[.S128]~[.S155]~[.S182]~[.S209]~[.S236]~[.S263]);5)" office:value-type="float" office:value="3" calcext:value-type="float">
            <text:p>3</text:p>
          </table:table-cell>
          <table:table-cell table:formula="of:=COUNTIF(([.X20]~ [.X47]~ [.X74]~ [.X101]~ [.X128]~ [.X155]~ [.X182]~ [.X209]~ [.X236]~ [.X263]);1)" office:value-type="float" office:value="4" calcext:value-type="float">
            <text:p>4</text:p>
          </table:table-cell>
          <table:table-cell table:formula="of:=COUNTIF(([.X20]~[.X47]~[.X74]~[.X101]~[.X128]~[.X155]~[.X182]~[.X209]~[.X236]~[.X263]);2)" office:value-type="float" office:value="0" calcext:value-type="float">
            <text:p>0</text:p>
          </table:table-cell>
          <table:table-cell table:formula="of:=COUNTIF(([.X20]~[.X47]~[.X74]~[.X101]~[.X128]~[.X155]~[.X182]~[.X209]~[.X236]~[.X263]);3)" office:value-type="float" office:value="3" calcext:value-type="float">
            <text:p>3</text:p>
          </table:table-cell>
          <table:table-cell table:formula="of:=COUNTIF(([.X20]~[.X47]~[.X74]~[.X101]~[.X128]~[.X155]~[.X182]~[.X209]~[.X236]~[.X263]);4)" office:value-type="float" office:value="3" calcext:value-type="float">
            <text:p>3</text:p>
          </table:table-cell>
          <table:table-cell table:formula="of:=COUNTIF(([.X20]~[.X47]~[.X74]~[.X101]~[.X128]~[.X155]~[.X182]~[.X209]~[.X236]~[.X263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7];[.$C7:.$G7];)" office:value-type="float" office:value="3" calcext:value-type="float">
            <text:p>3</text:p>
          </table:table-cell>
          <table:table-cell table:formula="of:=RANK([.D7];[.$C7:.$G7];)" office:value-type="float" office:value="4" calcext:value-type="float">
            <text:p>4</text:p>
          </table:table-cell>
          <table:table-cell table:formula="of:=RANK([.E7];[.$C7:.$G7];)" office:value-type="float" office:value="2" calcext:value-type="float">
            <text:p>2</text:p>
          </table:table-cell>
          <table:table-cell table:formula="of:=RANK([.F7];[.$C7:.$G7];)" office:value-type="float" office:value="1" calcext:value-type="float">
            <text:p>1</text:p>
          </table:table-cell>
          <table:table-cell table:formula="of:=RANK([.G7];[.$C7:.$G7];)" office:value-type="float" office:value="5" calcext:value-type="float">
            <text:p>5</text:p>
          </table:table-cell>
          <table:table-cell table:formula="of:=RANK([.H7];[.$H7:.$L7];)" office:value-type="float" office:value="2" calcext:value-type="float">
            <text:p>2</text:p>
          </table:table-cell>
          <table:table-cell table:formula="of:=RANK([.I7];[.$H7:.$L7];)" office:value-type="float" office:value="5" calcext:value-type="float">
            <text:p>5</text:p>
          </table:table-cell>
          <table:table-cell table:formula="of:=RANK([.J7];[.$H7:.$L7];)" office:value-type="float" office:value="4" calcext:value-type="float">
            <text:p>4</text:p>
          </table:table-cell>
          <table:table-cell table:formula="of:=RANK([.K7];[.$H7:.$L7];)" office:value-type="float" office:value="3" calcext:value-type="float">
            <text:p>3</text:p>
          </table:table-cell>
          <table:table-cell table:formula="of:=RANK([.L7];[.$H7:.$L7];)" office:value-type="float" office:value="1" calcext:value-type="float">
            <text:p>1</text:p>
          </table:table-cell>
          <table:table-cell table:formula="of:=RANK([.M7];[.$M7:.$Q7];)" office:value-type="float" office:value="5" calcext:value-type="float">
            <text:p>5</text:p>
          </table:table-cell>
          <table:table-cell table:formula="of:=RANK([.N7];[.$M7:.$Q7];)" office:value-type="float" office:value="1" calcext:value-type="float">
            <text:p>1</text:p>
          </table:table-cell>
          <table:table-cell table:formula="of:=RANK([.O7];[.$M7:.$Q7];)" office:value-type="float" office:value="2" calcext:value-type="float">
            <text:p>2</text:p>
          </table:table-cell>
          <table:table-cell table:formula="of:=RANK([.P7];[.$M7:.$Q7];)" office:value-type="float" office:value="3" calcext:value-type="float">
            <text:p>3</text:p>
          </table:table-cell>
          <table:table-cell table:formula="of:=RANK([.Q7];[.$M7:.$Q7];)" office:value-type="float" office:value="4" calcext:value-type="float">
            <text:p>4</text:p>
          </table:table-cell>
          <table:table-cell table:formula="of:=RANK([.R7];[.$R7:.$V7];)" office:value-type="float" office:value="4" calcext:value-type="float">
            <text:p>4</text:p>
          </table:table-cell>
          <table:table-cell table:formula="of:=RANK([.S7];[.$R7:.$V7];)" office:value-type="float" office:value="5" calcext:value-type="float">
            <text:p>5</text:p>
          </table:table-cell>
          <table:table-cell table:formula="of:=RANK([.T7];[.$R7:.$V7];)" office:value-type="float" office:value="1" calcext:value-type="float">
            <text:p>1</text:p>
          </table:table-cell>
          <table:table-cell table:formula="of:=RANK([.U7];[.$R7:.$V7];)" office:value-type="float" office:value="2" calcext:value-type="float">
            <text:p>2</text:p>
          </table:table-cell>
          <table:table-cell table:formula="of:=RANK([.V7];[.$R7:.$V7];)" office:value-type="float" office:value="3" calcext:value-type="float">
            <text:p>3</text:p>
          </table:table-cell>
          <table:table-cell table:formula="of:=RANK([.W7];[.$W7:.$AA7];)" office:value-type="float" office:value="5" calcext:value-type="float">
            <text:p>5</text:p>
          </table:table-cell>
          <table:table-cell table:formula="of:=RANK([.X7];[.$W7:.$AA7];)" office:value-type="float" office:value="1" calcext:value-type="float">
            <text:p>1</text:p>
          </table:table-cell>
          <table:table-cell table:formula="of:=RANK([.Y7];[.$W7:.$AA7];)" office:value-type="float" office:value="3" calcext:value-type="float">
            <text:p>3</text:p>
          </table:table-cell>
          <table:table-cell table:formula="of:=RANK([.Z7];[.$W7:.$AA7];)" office:value-type="float" office:value="4" calcext:value-type="float">
            <text:p>4</text:p>
          </table:table-cell>
          <table:table-cell table:formula="of:=RANK([.AA7];[.$W7:.$AA7];)" office:value-type="float" office:value="2" calcext:value-type="float">
            <text:p>2</text:p>
          </table:table-cell>
          <table:table-cell/>
          <table:table-cell table:style-name="ce900"/>
          <table:table-cell table:style-name="ce899" office:value-type="string" calcext:value-type="string">
            <text:p>LogisticRegression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his</text:p>
          </table:table-cell>
          <table:table-cell table:formula="of:=COUNTIF(([.E20]~ [.E47]~ [.E74]~ [.E101]~ [.E128]~ [.E155]~ [.E182]~ [.E209]~ [.E236]~ [.E263]);1)" office:value-type="float" office:value="2" calcext:value-type="float">
            <text:p>2</text:p>
          </table:table-cell>
          <table:table-cell table:formula="of:=COUNTIF(([.E20]~[.E47]~[.E74]~[.E101]~[.E128]~[.E155]~[.E182]~[.E209]~[.E236]~[.E263]);2)" office:value-type="float" office:value="5" calcext:value-type="float">
            <text:p>5</text:p>
          </table:table-cell>
          <table:table-cell table:formula="of:=COUNTIF(([.E20]~[.E47]~[.E74]~[.E101]~[.E128]~[.E155]~[.E182]~[.E209]~[.E236]~[.E263]);3)" office:value-type="float" office:value="0" calcext:value-type="float">
            <text:p>0</text:p>
          </table:table-cell>
          <table:table-cell table:formula="of:=COUNTIF(([.E20]~[.E47]~[.E74]~[.E101]~[.E128]~[.E155]~[.E182]~[.E209]~[.E236]~[.E263]);4)" office:value-type="float" office:value="1" calcext:value-type="float">
            <text:p>1</text:p>
          </table:table-cell>
          <table:table-cell table:formula="of:=COUNTIF(([.E20]~[.E47]~[.E74]~[.E101]~[.E128]~[.E155]~[.E182]~[.E209]~[.E236]~[.E263]);5)" office:value-type="float" office:value="2" calcext:value-type="float">
            <text:p>2</text:p>
          </table:table-cell>
          <table:table-cell table:formula="of:=COUNTIF(([.J20]~ [.J47]~ [.J74]~ [.J101]~ [.J128]~ [.J155]~ [.J182]~ [.J209]~ [.J236]~ [.J263]);1)" office:value-type="float" office:value="0" calcext:value-type="float">
            <text:p>0</text:p>
          </table:table-cell>
          <table:table-cell table:formula="of:=COUNTIF(([.J20]~[.J47]~[.J74]~[.J101]~[.J128]~[.J155]~[.J182]~[.J209]~[.J236]~[.J263]);2)" office:value-type="float" office:value="1" calcext:value-type="float">
            <text:p>1</text:p>
          </table:table-cell>
          <table:table-cell table:formula="of:=COUNTIF(([.J20]~[.J47]~[.J74]~[.J101]~[.J128]~[.J155]~[.J182]~[.J209]~[.J236]~[.J263]);3)" office:value-type="float" office:value="2" calcext:value-type="float">
            <text:p>2</text:p>
          </table:table-cell>
          <table:table-cell table:formula="of:=COUNTIF(([.J20]~[.J47]~[.J74]~[.J101]~[.J128]~[.J155]~[.J182]~[.J209]~[.J236]~[.J263]);4)" office:value-type="float" office:value="5" calcext:value-type="float">
            <text:p>5</text:p>
          </table:table-cell>
          <table:table-cell table:formula="of:=COUNTIF(([.J20]~[.J47]~[.J74]~[.J101]~[.J128]~[.J155]~[.J182]~[.J209]~[.J236]~[.J263]);5)" office:value-type="float" office:value="2" calcext:value-type="float">
            <text:p>2</text:p>
          </table:table-cell>
          <table:table-cell table:formula="of:=COUNTIF(([.O20]~ [.O47]~ [.O74]~ [.O101]~ [.O128]~ [.O155]~ [.O182]~ [.O209]~ [.O236]~ [.O263]);1)" office:value-type="float" office:value="0" calcext:value-type="float">
            <text:p>0</text:p>
          </table:table-cell>
          <table:table-cell table:formula="of:=COUNTIF(([.O20]~[.O47]~[.O74]~[.O101]~[.O128]~[.O155]~[.O182]~[.O209]~[.O236]~[.O263]);2)" office:value-type="float" office:value="7" calcext:value-type="float">
            <text:p>7</text:p>
          </table:table-cell>
          <table:table-cell table:formula="of:=COUNTIF(([.O20]~[.O47]~[.O74]~[.O101]~[.O128]~[.O155]~[.O182]~[.O209]~[.O236]~[.O263]);3)" office:value-type="float" office:value="1" calcext:value-type="float">
            <text:p>1</text:p>
          </table:table-cell>
          <table:table-cell table:formula="of:=COUNTIF(([.O20]~[.O47]~[.O74]~[.O101]~[.O128]~[.O155]~[.O182]~[.O209]~[.O236]~[.O263]);4)" office:value-type="float" office:value="1" calcext:value-type="float">
            <text:p>1</text:p>
          </table:table-cell>
          <table:table-cell table:formula="of:=COUNTIF(([.O20]~[.O47]~[.O74]~[.O101]~[.O128]~[.O155]~[.O182]~[.O209]~[.O236]~[.O263]);5)" office:value-type="float" office:value="1" calcext:value-type="float">
            <text:p>1</text:p>
          </table:table-cell>
          <table:table-cell table:formula="of:=COUNTIF(([.T20]~ [.T47]~ [.T74]~ [.T101]~ [.T128]~ [.T155]~ [.T182]~ [.T209]~ [.T236]~ [.T263]);1)" office:value-type="float" office:value="5" calcext:value-type="float">
            <text:p>5</text:p>
          </table:table-cell>
          <table:table-cell table:formula="of:=COUNTIF(([.T20]~[.T47]~[.T74]~[.T101]~[.T128]~[.T155]~[.T182]~[.T209]~[.T236]~[.T263]);2)" office:value-type="float" office:value="2" calcext:value-type="float">
            <text:p>2</text:p>
          </table:table-cell>
          <table:table-cell table:formula="of:=COUNTIF(([.T20]~[.T47]~[.T74]~[.T101]~[.T128]~[.T155]~[.T182]~[.T209]~[.T236]~[.T263]);3)" office:value-type="float" office:value="1" calcext:value-type="float">
            <text:p>1</text:p>
          </table:table-cell>
          <table:table-cell table:formula="of:=COUNTIF(([.T20]~[.T47]~[.T74]~[.T101]~[.T128]~[.T155]~[.T182]~[.T209]~[.T236]~[.T263]);4)" office:value-type="float" office:value="1" calcext:value-type="float">
            <text:p>1</text:p>
          </table:table-cell>
          <table:table-cell table:formula="of:=COUNTIF(([.T20]~[.T47]~[.T74]~[.T101]~[.T128]~[.T155]~[.T182]~[.T209]~[.T236]~[.T263]);5)" office:value-type="float" office:value="1" calcext:value-type="float">
            <text:p>1</text:p>
          </table:table-cell>
          <table:table-cell table:formula="of:=COUNTIF(([.Y20]~ [.Y47]~ [.Y74]~ [.Y101]~ [.Y128]~ [.Y155]~ [.Y182]~ [.Y209]~ [.Y236]~ [.Y263]);1)" office:value-type="float" office:value="0" calcext:value-type="float">
            <text:p>0</text:p>
          </table:table-cell>
          <table:table-cell table:formula="of:=COUNTIF(([.Y20]~[.Y47]~[.Y74]~[.Y101]~[.Y128]~[.Y155]~[.Y182]~[.Y209]~[.Y236]~[.Y263]);2)" office:value-type="float" office:value="2" calcext:value-type="float">
            <text:p>2</text:p>
          </table:table-cell>
          <table:table-cell table:formula="of:=COUNTIF(([.Y20]~[.Y47]~[.Y74]~[.Y101]~[.Y128]~[.Y155]~[.Y182]~[.Y209]~[.Y236]~[.Y263]);3)" office:value-type="float" office:value="2" calcext:value-type="float">
            <text:p>2</text:p>
          </table:table-cell>
          <table:table-cell table:formula="of:=COUNTIF(([.Y20]~[.Y47]~[.Y74]~[.Y101]~[.Y128]~[.Y155]~[.Y182]~[.Y209]~[.Y236]~[.Y263]);4)" office:value-type="float" office:value="0" calcext:value-type="float">
            <text:p>0</text:p>
          </table:table-cell>
          <table:table-cell table:formula="of:=COUNTIF(([.Y20]~[.Y47]~[.Y74]~[.Y101]~[.Y128]~[.Y155]~[.Y182]~[.Y209]~[.Y236]~[.Y263]);5)" office:value-type="float" office:value="6" calcext:value-type="float">
            <text:p>6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8];[.$C8:.$G8];)" office:value-type="float" office:value="5" calcext:value-type="float">
            <text:p>5</text:p>
          </table:table-cell>
          <table:table-cell table:formula="of:=RANK([.D8];[.$C8:.$G8];)" office:value-type="float" office:value="3" calcext:value-type="float">
            <text:p>3</text:p>
          </table:table-cell>
          <table:table-cell table:formula="of:=RANK([.E8];[.$C8:.$G8];)" office:value-type="float" office:value="2" calcext:value-type="float">
            <text:p>2</text:p>
          </table:table-cell>
          <table:table-cell table:formula="of:=RANK([.F8];[.$C8:.$G8];)" office:value-type="float" office:value="4" calcext:value-type="float">
            <text:p>4</text:p>
          </table:table-cell>
          <table:table-cell table:formula="of:=RANK([.G8];[.$C8:.$G8];)" office:value-type="float" office:value="1" calcext:value-type="float">
            <text:p>1</text:p>
          </table:table-cell>
          <table:table-cell table:formula="of:=RANK([.H8];[.$H8:.$L8];)" office:value-type="float" office:value="5" calcext:value-type="float">
            <text:p>5</text:p>
          </table:table-cell>
          <table:table-cell table:formula="of:=RANK([.I8];[.$H8:.$L8];)" office:value-type="float" office:value="3" calcext:value-type="float">
            <text:p>3</text:p>
          </table:table-cell>
          <table:table-cell table:formula="of:=RANK([.J8];[.$H8:.$L8];)" office:value-type="float" office:value="1" calcext:value-type="float">
            <text:p>1</text:p>
          </table:table-cell>
          <table:table-cell table:formula="of:=RANK([.K8];[.$H8:.$L8];)" office:value-type="float" office:value="4" calcext:value-type="float">
            <text:p>4</text:p>
          </table:table-cell>
          <table:table-cell table:formula="of:=RANK([.L8];[.$H8:.$L8];)" office:value-type="float" office:value="2" calcext:value-type="float">
            <text:p>2</text:p>
          </table:table-cell>
          <table:table-cell table:formula="of:=RANK([.M8];[.$M8:.$Q8];)" office:value-type="float" office:value="5" calcext:value-type="float">
            <text:p>5</text:p>
          </table:table-cell>
          <table:table-cell table:formula="of:=RANK([.N8];[.$M8:.$Q8];)" office:value-type="float" office:value="3" calcext:value-type="float">
            <text:p>3</text:p>
          </table:table-cell>
          <table:table-cell table:formula="of:=RANK([.O8];[.$M8:.$Q8];)" office:value-type="float" office:value="4" calcext:value-type="float">
            <text:p>4</text:p>
          </table:table-cell>
          <table:table-cell table:formula="of:=RANK([.P8];[.$M8:.$Q8];)" office:value-type="float" office:value="1" calcext:value-type="float">
            <text:p>1</text:p>
          </table:table-cell>
          <table:table-cell table:formula="of:=RANK([.Q8];[.$M8:.$Q8];)" office:value-type="float" office:value="2" calcext:value-type="float">
            <text:p>2</text:p>
          </table:table-cell>
          <table:table-cell table:formula="of:=RANK([.R8];[.$R8:.$V8];)" office:value-type="float" office:value="5" calcext:value-type="float">
            <text:p>5</text:p>
          </table:table-cell>
          <table:table-cell table:formula="of:=RANK([.S8];[.$R8:.$V8];)" office:value-type="float" office:value="2" calcext:value-type="float">
            <text:p>2</text:p>
          </table:table-cell>
          <table:table-cell table:formula="of:=RANK([.T8];[.$R8:.$V8];)" office:value-type="float" office:value="3" calcext:value-type="float">
            <text:p>3</text:p>
          </table:table-cell>
          <table:table-cell table:formula="of:=RANK([.U8];[.$R8:.$V8];)" office:value-type="float" office:value="1" calcext:value-type="float">
            <text:p>1</text:p>
          </table:table-cell>
          <table:table-cell table:formula="of:=RANK([.V8];[.$R8:.$V8];)" office:value-type="float" office:value="4" calcext:value-type="float">
            <text:p>4</text:p>
          </table:table-cell>
          <table:table-cell table:formula="of:=RANK([.W8];[.$W8:.$AA8];)" office:value-type="float" office:value="4" calcext:value-type="float">
            <text:p>4</text:p>
          </table:table-cell>
          <table:table-cell table:formula="of:=RANK([.X8];[.$W8:.$AA8];)" office:value-type="float" office:value="5" calcext:value-type="float">
            <text:p>5</text:p>
          </table:table-cell>
          <table:table-cell table:formula="of:=RANK([.Y8];[.$W8:.$AA8];)" office:value-type="float" office:value="3" calcext:value-type="float">
            <text:p>3</text:p>
          </table:table-cell>
          <table:table-cell table:formula="of:=RANK([.Z8];[.$W8:.$AA8];)" office:value-type="float" office:value="1" calcext:value-type="float">
            <text:p>1</text:p>
          </table:table-cell>
          <table:table-cell table:formula="of:=RANK([.AA8];[.$W8:.$AA8];)" office:value-type="float" office:value="2" calcext:value-type="float">
            <text:p>2</text:p>
          </table:table-cell>
          <table:table-cell/>
          <table:table-cell table:style-name="ce900"/>
          <table:table-cell table:style-name="ce899" office:value-type="string" calcext:value-type="string">
            <text:p>LogisticRegression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iso</text:p>
          </table:table-cell>
          <table:table-cell table:formula="of:=COUNTIF(([.F20]~ [.F47]~ [.F74]~ [.F101]~ [.F128]~ [.F155]~ [.F182]~ [.F209]~ [.F236]~ [.F263]);1)" office:value-type="float" office:value="5" calcext:value-type="float">
            <text:p>5</text:p>
          </table:table-cell>
          <table:table-cell table:formula="of:=COUNTIF(([.F20]~[.F47]~[.F74]~[.F101]~[.F128]~[.F155]~[.F182]~[.F209]~[.F236]~[.F263]);2)" office:value-type="float" office:value="4" calcext:value-type="float">
            <text:p>4</text:p>
          </table:table-cell>
          <table:table-cell table:formula="of:=COUNTIF(([.F20]~[.F47]~[.F74]~[.F101]~[.F128]~[.F155]~[.F182]~[.F209]~[.F236]~[.F263]);3)" office:value-type="float" office:value="1" calcext:value-type="float">
            <text:p>1</text:p>
          </table:table-cell>
          <table:table-cell table:formula="of:=COUNTIF(([.F20]~[.F47]~[.F74]~[.F101]~[.F128]~[.F155]~[.F182]~[.F209]~[.F236]~[.F263]);4)" office:value-type="float" office:value="0" calcext:value-type="float">
            <text:p>0</text:p>
          </table:table-cell>
          <table:table-cell table:formula="of:=COUNTIF(([.F20]~[.F47]~[.F74]~[.F101]~[.F128]~[.F155]~[.F182]~[.F209]~[.F236]~[.F263]);5)" office:value-type="float" office:value="0" calcext:value-type="float">
            <text:p>0</text:p>
          </table:table-cell>
          <table:table-cell table:formula="of:=COUNTIF(([.K20]~ [.K47]~ [.K74]~ [.K101]~ [.K128]~ [.K155]~ [.K182]~ [.K209]~ [.K236]~ [.K263]);1)" office:value-type="float" office:value="5" calcext:value-type="float">
            <text:p>5</text:p>
          </table:table-cell>
          <table:table-cell table:formula="of:=COUNTIF(([.K20]~[.K47]~[.K74]~[.K101]~[.K128]~[.K155]~[.K182]~[.K209]~[.K236]~[.K263]);2)" office:value-type="float" office:value="3" calcext:value-type="float">
            <text:p>3</text:p>
          </table:table-cell>
          <table:table-cell table:formula="of:=COUNTIF(([.K20]~[.K47]~[.K74]~[.K101]~[.K128]~[.K155]~[.K182]~[.K209]~[.K236]~[.K263]);3)" office:value-type="float" office:value="1" calcext:value-type="float">
            <text:p>1</text:p>
          </table:table-cell>
          <table:table-cell table:formula="of:=COUNTIF(([.K20]~[.K47]~[.K74]~[.K101]~[.K128]~[.K155]~[.K182]~[.K209]~[.K236]~[.K263]);4)" office:value-type="float" office:value="0" calcext:value-type="float">
            <text:p>0</text:p>
          </table:table-cell>
          <table:table-cell table:formula="of:=COUNTIF(([.K20]~[.K47]~[.K74]~[.K101]~[.K128]~[.K155]~[.K182]~[.K209]~[.K236]~[.K263]);5)" office:value-type="float" office:value="1" calcext:value-type="float">
            <text:p>1</text:p>
          </table:table-cell>
          <table:table-cell table:formula="of:=COUNTIF(([.P20]~ [.P47]~ [.P74]~ [.P101]~ [.P128]~ [.P155]~ [.P182]~ [.P209]~ [.P236]~ [.P263]);1)" office:value-type="float" office:value="5" calcext:value-type="float">
            <text:p>5</text:p>
          </table:table-cell>
          <table:table-cell table:formula="of:=COUNTIF(([.P20]~[.P47]~[.P74]~[.P101]~[.P128]~[.P155]~[.P182]~[.P209]~[.P236]~[.P263]);2)" office:value-type="float" office:value="1" calcext:value-type="float">
            <text:p>1</text:p>
          </table:table-cell>
          <table:table-cell table:formula="of:=COUNTIF(([.P20]~[.P47]~[.P74]~[.P101]~[.P128]~[.P155]~[.P182]~[.P209]~[.P236]~[.P263]);3)" office:value-type="float" office:value="1" calcext:value-type="float">
            <text:p>1</text:p>
          </table:table-cell>
          <table:table-cell table:formula="of:=COUNTIF(([.P20]~[.P47]~[.P74]~[.P101]~[.P128]~[.P155]~[.P182]~[.P209]~[.P236]~[.P263]);4)" office:value-type="float" office:value="1" calcext:value-type="float">
            <text:p>1</text:p>
          </table:table-cell>
          <table:table-cell table:formula="of:=COUNTIF(([.P20]~[.P47]~[.P74]~[.P101]~[.P128]~[.P155]~[.P182]~[.P209]~[.P236]~[.P263]);5)" office:value-type="float" office:value="2" calcext:value-type="float">
            <text:p>2</text:p>
          </table:table-cell>
          <table:table-cell table:formula="of:=COUNTIF(([.U20]~ [.U47]~ [.U74]~ [.U101]~ [.U128]~ [.U155]~ [.U182]~ [.U209]~ [.U236]~ [.U263]);1)" office:value-type="float" office:value="4" calcext:value-type="float">
            <text:p>4</text:p>
          </table:table-cell>
          <table:table-cell table:formula="of:=COUNTIF(([.U20]~[.U47]~[.U74]~[.U101]~[.U128]~[.U155]~[.U182]~[.U209]~[.U236]~[.U263]);2)" office:value-type="float" office:value="3" calcext:value-type="float">
            <text:p>3</text:p>
          </table:table-cell>
          <table:table-cell table:formula="of:=COUNTIF(([.U20]~[.U47]~[.U74]~[.U101]~[.U128]~[.U155]~[.U182]~[.U209]~[.U236]~[.U263]);3)" office:value-type="float" office:value="2" calcext:value-type="float">
            <text:p>2</text:p>
          </table:table-cell>
          <table:table-cell table:formula="of:=COUNTIF(([.U20]~[.U47]~[.U74]~[.U101]~[.U128]~[.U155]~[.U182]~[.U209]~[.U236]~[.U263]);4)" office:value-type="float" office:value="0" calcext:value-type="float">
            <text:p>0</text:p>
          </table:table-cell>
          <table:table-cell table:formula="of:=COUNTIF(([.U20]~[.U47]~[.U74]~[.U101]~[.U128]~[.U155]~[.U182]~[.U209]~[.U236]~[.U263]);5)" office:value-type="float" office:value="1" calcext:value-type="float">
            <text:p>1</text:p>
          </table:table-cell>
          <table:table-cell table:formula="of:=COUNTIF(([.Z20]~ [.Z47]~ [.Z74]~ [.Z101]~ [.Z128]~ [.Z155]~ [.Z182]~ [.Z209]~ [.Z236]~ [.Z263]);1)" office:value-type="float" office:value="2" calcext:value-type="float">
            <text:p>2</text:p>
          </table:table-cell>
          <table:table-cell table:formula="of:=COUNTIF(([.Z20]~[.Z47]~[.Z74]~[.Z101]~[.Z128]~[.Z155]~[.Z182]~[.Z209]~[.Z236]~[.Z263]);2)" office:value-type="float" office:value="1" calcext:value-type="float">
            <text:p>1</text:p>
          </table:table-cell>
          <table:table-cell table:formula="of:=COUNTIF(([.Z20]~[.Z47]~[.Z74]~[.Z101]~[.Z128]~[.Z155]~[.Z182]~[.Z209]~[.Z236]~[.Z263]);3)" office:value-type="float" office:value="1" calcext:value-type="float">
            <text:p>1</text:p>
          </table:table-cell>
          <table:table-cell table:formula="of:=COUNTIF(([.Z20]~[.Z47]~[.Z74]~[.Z101]~[.Z128]~[.Z155]~[.Z182]~[.Z209]~[.Z236]~[.Z263]);4)" office:value-type="float" office:value="5" calcext:value-type="float">
            <text:p>5</text:p>
          </table:table-cell>
          <table:table-cell table:formula="of:=COUNTIF(([.Z20]~[.Z47]~[.Z74]~[.Z101]~[.Z128]~[.Z155]~[.Z182]~[.Z209]~[.Z236]~[.Z263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9];[.$C9:.$G9];)" office:value-type="float" office:value="1" calcext:value-type="float">
            <text:p>1</text:p>
          </table:table-cell>
          <table:table-cell table:formula="of:=RANK([.D9];[.$C9:.$G9];)" office:value-type="float" office:value="4" calcext:value-type="float">
            <text:p>4</text:p>
          </table:table-cell>
          <table:table-cell table:formula="of:=RANK([.E9];[.$C9:.$G9];)" office:value-type="float" office:value="3" calcext:value-type="float">
            <text:p>3</text:p>
          </table:table-cell>
          <table:table-cell table:formula="of:=RANK([.F9];[.$C9:.$G9];)" office:value-type="float" office:value="5" calcext:value-type="float">
            <text:p>5</text:p>
          </table:table-cell>
          <table:table-cell table:formula="of:=RANK([.G9];[.$C9:.$G9];)" office:value-type="float" office:value="1" calcext:value-type="float">
            <text:p>1</text:p>
          </table:table-cell>
          <table:table-cell table:formula="of:=RANK([.H9];[.$H9:.$L9];)" office:value-type="float" office:value="2" calcext:value-type="float">
            <text:p>2</text:p>
          </table:table-cell>
          <table:table-cell table:formula="of:=RANK([.I9];[.$H9:.$L9];)" office:value-type="float" office:value="4" calcext:value-type="float">
            <text:p>4</text:p>
          </table:table-cell>
          <table:table-cell table:formula="of:=RANK([.J9];[.$H9:.$L9];)" office:value-type="float" office:value="1" calcext:value-type="float">
            <text:p>1</text:p>
          </table:table-cell>
          <table:table-cell table:formula="of:=RANK([.K9];[.$H9:.$L9];)" office:value-type="float" office:value="5" calcext:value-type="float">
            <text:p>5</text:p>
          </table:table-cell>
          <table:table-cell table:formula="of:=RANK([.L9];[.$H9:.$L9];)" office:value-type="float" office:value="2" calcext:value-type="float">
            <text:p>2</text:p>
          </table:table-cell>
          <table:table-cell table:formula="of:=RANK([.M9];[.$M9:.$Q9];)" office:value-type="float" office:value="4" calcext:value-type="float">
            <text:p>4</text:p>
          </table:table-cell>
          <table:table-cell table:formula="of:=RANK([.N9];[.$M9:.$Q9];)" office:value-type="float" office:value="1" calcext:value-type="float">
            <text:p>1</text:p>
          </table:table-cell>
          <table:table-cell table:formula="of:=RANK([.O9];[.$M9:.$Q9];)" office:value-type="float" office:value="2" calcext:value-type="float">
            <text:p>2</text:p>
          </table:table-cell>
          <table:table-cell table:formula="of:=RANK([.P9];[.$M9:.$Q9];)" office:value-type="float" office:value="3" calcext:value-type="float">
            <text:p>3</text:p>
          </table:table-cell>
          <table:table-cell table:formula="of:=RANK([.Q9];[.$M9:.$Q9];)" office:value-type="float" office:value="4" calcext:value-type="float">
            <text:p>4</text:p>
          </table:table-cell>
          <table:table-cell table:formula="of:=RANK([.R9];[.$R9:.$V9];)" office:value-type="float" office:value="3" calcext:value-type="float">
            <text:p>3</text:p>
          </table:table-cell>
          <table:table-cell table:formula="of:=RANK([.S9];[.$R9:.$V9];)" office:value-type="float" office:value="1" calcext:value-type="float">
            <text:p>1</text:p>
          </table:table-cell>
          <table:table-cell table:formula="of:=RANK([.T9];[.$R9:.$V9];)" office:value-type="float" office:value="2" calcext:value-type="float">
            <text:p>2</text:p>
          </table:table-cell>
          <table:table-cell table:formula="of:=RANK([.U9];[.$R9:.$V9];)" office:value-type="float" office:value="5" calcext:value-type="float">
            <text:p>5</text:p>
          </table:table-cell>
          <table:table-cell table:formula="of:=RANK([.V9];[.$R9:.$V9];)" office:value-type="float" office:value="4" calcext:value-type="float">
            <text:p>4</text:p>
          </table:table-cell>
          <table:table-cell table:formula="of:=RANK([.W9];[.$W9:.$AA9];)" office:value-type="float" office:value="3" calcext:value-type="float">
            <text:p>3</text:p>
          </table:table-cell>
          <table:table-cell table:formula="of:=RANK([.X9];[.$W9:.$AA9];)" office:value-type="float" office:value="5" calcext:value-type="float">
            <text:p>5</text:p>
          </table:table-cell>
          <table:table-cell table:formula="of:=RANK([.Y9];[.$W9:.$AA9];)" office:value-type="float" office:value="2" calcext:value-type="float">
            <text:p>2</text:p>
          </table:table-cell>
          <table:table-cell table:formula="of:=RANK([.Z9];[.$W9:.$AA9];)" office:value-type="float" office:value="1" calcext:value-type="float">
            <text:p>1</text:p>
          </table:table-cell>
          <table:table-cell table:formula="of:=RANK([.AA9];[.$W9:.$AA9];)" office:value-type="float" office:value="4" calcext:value-type="float">
            <text:p>4</text:p>
          </table:table-cell>
          <table:table-cell/>
          <table:table-cell table:style-name="ce900"/>
          <table:table-cell table:style-name="ce899" office:value-type="string" calcext:value-type="string">
            <text:p>LogisticRegression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pla</text:p>
          </table:table-cell>
          <table:table-cell table:formula="of:=COUNTIF(([.G20]~ [.G47]~ [.G74]~ [.G101]~ [.G128]~ [.G155]~ [.G182]~ [.G209]~ [.G236]~ [.G263]);1)" office:value-type="float" office:value="2" calcext:value-type="float">
            <text:p>2</text:p>
          </table:table-cell>
          <table:table-cell table:formula="of:=COUNTIF(([.G20]~[.G47]~[.G74]~[.G101]~[.G128]~[.G155]~[.G182]~[.G209]~[.G236]~[.G263]);2)" office:value-type="float" office:value="1" calcext:value-type="float">
            <text:p>1</text:p>
          </table:table-cell>
          <table:table-cell table:formula="of:=COUNTIF(([.G20]~[.G47]~[.G74]~[.G101]~[.G128]~[.G155]~[.G182]~[.G209]~[.G236]~[.G263]);3)" office:value-type="float" office:value="1" calcext:value-type="float">
            <text:p>1</text:p>
          </table:table-cell>
          <table:table-cell table:formula="of:=COUNTIF(([.G20]~[.G47]~[.G74]~[.G101]~[.G128]~[.G155]~[.G182]~[.G209]~[.G236]~[.G263]);4)" office:value-type="float" office:value="3" calcext:value-type="float">
            <text:p>3</text:p>
          </table:table-cell>
          <table:table-cell table:formula="of:=COUNTIF(([.G20]~[.G47]~[.G74]~[.G101]~[.G128]~[.G155]~[.G182]~[.G209]~[.G236]~[.G263]);5)" office:value-type="float" office:value="3" calcext:value-type="float">
            <text:p>3</text:p>
          </table:table-cell>
          <table:table-cell table:formula="of:=COUNTIF(([.L20]~ [.L47]~ [.L74]~ [.L101]~ [.L128]~ [.L155]~ [.L182]~ [.L209]~ [.L236]~ [.L263]);1)" office:value-type="float" office:value="9" calcext:value-type="float">
            <text:p>9</text:p>
          </table:table-cell>
          <table:table-cell table:formula="of:=COUNTIF(([.L20]~[.L47]~[.L74]~[.L101]~[.L128]~[.L155]~[.L182]~[.L209]~[.L236]~[.L263]);2)" office:value-type="float" office:value="1" calcext:value-type="float">
            <text:p>1</text:p>
          </table:table-cell>
          <table:table-cell table:formula="of:=COUNTIF(([.L20]~[.L47]~[.L74]~[.L101]~[.L128]~[.L155]~[.L182]~[.L209]~[.L236]~[.L263]);3)" office:value-type="float" office:value="0" calcext:value-type="float">
            <text:p>0</text:p>
          </table:table-cell>
          <table:table-cell table:formula="of:=COUNTIF(([.L20]~[.L47]~[.L74]~[.L101]~[.L128]~[.L155]~[.L182]~[.L209]~[.L236]~[.L263]);4)" office:value-type="float" office:value="0" calcext:value-type="float">
            <text:p>0</text:p>
          </table:table-cell>
          <table:table-cell table:formula="of:=COUNTIF(([.L20]~[.L47]~[.L74]~[.L101]~[.L128]~[.L155]~[.L182]~[.L209]~[.L236]~[.L263]);5)" office:value-type="float" office:value="0" calcext:value-type="float">
            <text:p>0</text:p>
          </table:table-cell>
          <table:table-cell table:formula="of:=COUNTIF(([.Q20]~ [.Q47]~ [.Q74]~ [.Q101]~ [.Q128]~ [.Q155]~ [.Q182]~ [.Q209]~ [.Q236]~ [.Q263]);1)" office:value-type="float" office:value="3" calcext:value-type="float">
            <text:p>3</text:p>
          </table:table-cell>
          <table:table-cell table:formula="of:=COUNTIF(([.Q20]~[.Q47]~[.Q74]~[.Q101]~[.Q128]~[.Q155]~[.Q182]~[.Q209]~[.Q236]~[.Q263]);2)" office:value-type="float" office:value="1" calcext:value-type="float">
            <text:p>1</text:p>
          </table:table-cell>
          <table:table-cell table:formula="of:=COUNTIF(([.Q20]~[.Q47]~[.Q74]~[.Q101]~[.Q128]~[.Q155]~[.Q182]~[.Q209]~[.Q236]~[.Q263]);3)" office:value-type="float" office:value="1" calcext:value-type="float">
            <text:p>1</text:p>
          </table:table-cell>
          <table:table-cell table:formula="of:=COUNTIF(([.Q20]~[.Q47]~[.Q74]~[.Q101]~[.Q128]~[.Q155]~[.Q182]~[.Q209]~[.Q236]~[.Q263]);4)" office:value-type="float" office:value="1" calcext:value-type="float">
            <text:p>1</text:p>
          </table:table-cell>
          <table:table-cell table:formula="of:=COUNTIF(([.Q20]~[.Q47]~[.Q74]~[.Q101]~[.Q128]~[.Q155]~[.Q182]~[.Q209]~[.Q236]~[.Q263]);5)" office:value-type="float" office:value="4" calcext:value-type="float">
            <text:p>4</text:p>
          </table:table-cell>
          <table:table-cell table:formula="of:=COUNTIF(([.V20]~ [.V47]~ [.V74]~ [.V101]~ [.V128]~ [.V155]~ [.V182]~ [.V209]~ [.V236]~ [.V263]);1)" office:value-type="float" office:value="5" calcext:value-type="float">
            <text:p>5</text:p>
          </table:table-cell>
          <table:table-cell table:formula="of:=COUNTIF(([.V20]~[.V47]~[.V74]~[.V101]~[.V128]~[.V155]~[.V182]~[.V209]~[.V236]~[.V263]);2)" office:value-type="float" office:value="2" calcext:value-type="float">
            <text:p>2</text:p>
          </table:table-cell>
          <table:table-cell table:formula="of:=COUNTIF(([.V20]~[.V47]~[.V74]~[.V101]~[.V128]~[.V155]~[.V182]~[.V209]~[.V236]~[.V263]);3)" office:value-type="float" office:value="1" calcext:value-type="float">
            <text:p>1</text:p>
          </table:table-cell>
          <table:table-cell table:formula="of:=COUNTIF(([.V20]~[.V47]~[.V74]~[.V101]~[.V128]~[.V155]~[.V182]~[.V209]~[.V236]~[.V263]);4)" office:value-type="float" office:value="2" calcext:value-type="float">
            <text:p>2</text:p>
          </table:table-cell>
          <table:table-cell table:formula="of:=COUNTIF(([.V20]~[.V47]~[.V74]~[.V101]~[.V128]~[.V155]~[.V182]~[.V209]~[.V236]~[.V263]);5)" office:value-type="float" office:value="0" calcext:value-type="float">
            <text:p>0</text:p>
          </table:table-cell>
          <table:table-cell table:formula="of:=COUNTIF(([.AA20]~ [.AA47]~ [.AA74]~ [.AA101]~ [.AA128]~ [.AA155]~ [.AA182]~ [.AA209]~ [.AA236]~ [.AA263]);1)" office:value-type="float" office:value="1" calcext:value-type="float">
            <text:p>1</text:p>
          </table:table-cell>
          <table:table-cell table:formula="of:=COUNTIF(([.AA20]~[.AA47]~[.AA74]~[.AA101]~[.AA128]~[.AA155]~[.AA182]~[.AA209]~[.AA236]~[.AA263]);2)" office:value-type="float" office:value="6" calcext:value-type="float">
            <text:p>6</text:p>
          </table:table-cell>
          <table:table-cell table:formula="of:=COUNTIF(([.AA20]~[.AA47]~[.AA74]~[.AA101]~[.AA128]~[.AA155]~[.AA182]~[.AA209]~[.AA236]~[.AA263]);3)" office:value-type="float" office:value="2" calcext:value-type="float">
            <text:p>2</text:p>
          </table:table-cell>
          <table:table-cell table:formula="of:=COUNTIF(([.AA20]~[.AA47]~[.AA74]~[.AA101]~[.AA128]~[.AA155]~[.AA182]~[.AA209]~[.AA236]~[.AA263]);4)" office:value-type="float" office:value="1" calcext:value-type="float">
            <text:p>1</text:p>
          </table:table-cell>
          <table:table-cell table:formula="of:=COUNTIF(([.AA20]~[.AA47]~[.AA74]~[.AA101]~[.AA128]~[.AA155]~[.AA182]~[.AA209]~[.AA236]~[.AA263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0];[.$C10:.$G10];)" office:value-type="float" office:value="5" calcext:value-type="float">
            <text:p>5</text:p>
          </table:table-cell>
          <table:table-cell table:formula="of:=RANK([.D10];[.$C10:.$G10];)" office:value-type="float" office:value="1" calcext:value-type="float">
            <text:p>1</text:p>
          </table:table-cell>
          <table:table-cell table:formula="of:=RANK([.E10];[.$C10:.$G10];)" office:value-type="float" office:value="3" calcext:value-type="float">
            <text:p>3</text:p>
          </table:table-cell>
          <table:table-cell table:formula="of:=RANK([.F10];[.$C10:.$G10];)" office:value-type="float" office:value="4" calcext:value-type="float">
            <text:p>4</text:p>
          </table:table-cell>
          <table:table-cell table:formula="of:=RANK([.G10];[.$C10:.$G10];)" office:value-type="float" office:value="2" calcext:value-type="float">
            <text:p>2</text:p>
          </table:table-cell>
          <table:table-cell table:formula="of:=RANK([.H10];[.$H10:.$L10];)" office:value-type="float" office:value="5" calcext:value-type="float">
            <text:p>5</text:p>
          </table:table-cell>
          <table:table-cell table:formula="of:=RANK([.I10];[.$H10:.$L10];)" office:value-type="float" office:value="3" calcext:value-type="float">
            <text:p>3</text:p>
          </table:table-cell>
          <table:table-cell table:formula="of:=RANK([.J10];[.$H10:.$L10];)" office:value-type="float" office:value="1" calcext:value-type="float">
            <text:p>1</text:p>
          </table:table-cell>
          <table:table-cell table:formula="of:=RANK([.K10];[.$H10:.$L10];)" office:value-type="float" office:value="4" calcext:value-type="float">
            <text:p>4</text:p>
          </table:table-cell>
          <table:table-cell table:formula="of:=RANK([.L10];[.$H10:.$L10];)" office:value-type="float" office:value="2" calcext:value-type="float">
            <text:p>2</text:p>
          </table:table-cell>
          <table:table-cell table:formula="of:=RANK([.M10];[.$M10:.$Q10];)" office:value-type="float" office:value="5" calcext:value-type="float">
            <text:p>5</text:p>
          </table:table-cell>
          <table:table-cell table:formula="of:=RANK([.N10];[.$M10:.$Q10];)" office:value-type="float" office:value="3" calcext:value-type="float">
            <text:p>3</text:p>
          </table:table-cell>
          <table:table-cell table:formula="of:=RANK([.O10];[.$M10:.$Q10];)" office:value-type="float" office:value="2" calcext:value-type="float">
            <text:p>2</text:p>
          </table:table-cell>
          <table:table-cell table:formula="of:=RANK([.P10];[.$M10:.$Q10];)" office:value-type="float" office:value="4" calcext:value-type="float">
            <text:p>4</text:p>
          </table:table-cell>
          <table:table-cell table:formula="of:=RANK([.Q10];[.$M10:.$Q10];)" office:value-type="float" office:value="1" calcext:value-type="float">
            <text:p>1</text:p>
          </table:table-cell>
          <table:table-cell table:formula="of:=RANK([.R10];[.$R10:.$V10];)" office:value-type="float" office:value="1" calcext:value-type="float">
            <text:p>1</text:p>
          </table:table-cell>
          <table:table-cell table:formula="of:=RANK([.S10];[.$R10:.$V10];)" office:value-type="float" office:value="5" calcext:value-type="float">
            <text:p>5</text:p>
          </table:table-cell>
          <table:table-cell table:formula="of:=RANK([.T10];[.$R10:.$V10];)" office:value-type="float" office:value="3" calcext:value-type="float">
            <text:p>3</text:p>
          </table:table-cell>
          <table:table-cell table:formula="of:=RANK([.U10];[.$R10:.$V10];)" office:value-type="float" office:value="2" calcext:value-type="float">
            <text:p>2</text:p>
          </table:table-cell>
          <table:table-cell table:formula="of:=RANK([.V10];[.$R10:.$V10];)" office:value-type="float" office:value="4" calcext:value-type="float">
            <text:p>4</text:p>
          </table:table-cell>
          <table:table-cell table:formula="of:=RANK([.W10];[.$W10:.$AA10];)" office:value-type="float" office:value="2" calcext:value-type="float">
            <text:p>2</text:p>
          </table:table-cell>
          <table:table-cell table:formula="of:=RANK([.X10];[.$W10:.$AA10];)" office:value-type="float" office:value="4" calcext:value-type="float">
            <text:p>4</text:p>
          </table:table-cell>
          <table:table-cell table:formula="of:=RANK([.Y10];[.$W10:.$AA10];)" office:value-type="float" office:value="5" calcext:value-type="float">
            <text:p>5</text:p>
          </table:table-cell>
          <table:table-cell table:formula="of:=RANK([.Z10];[.$W10:.$AA10];)" office:value-type="float" office:value="1" calcext:value-type="float">
            <text:p>1</text:p>
          </table:table-cell>
          <table:table-cell table:formula="of:=RANK([.AA10];[.$W10:.$AA10];)" office:value-type="float" office:value="3" calcext:value-type="float">
            <text:p>3</text:p>
          </table:table-cell>
          <table:table-cell/>
          <table:table-cell table:style-name="ce899"/>
          <table:table-cell table:style-name="ce899" office:value-type="string" calcext:value-type="string">
            <text:p>RandomForestClassifier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ase</text:p>
          </table:table-cell>
          <table:table-cell table:formula="of:=COUNTIF(([.C21]~ [.C48]~ [.C75]~ [.C102]~ [.C129]~ [.C156]~ [.C183]~ [.C210]~ [.C237]~ [.C264]);1)" office:value-type="float" office:value="0" calcext:value-type="float">
            <text:p>0</text:p>
          </table:table-cell>
          <table:table-cell table:formula="of:=COUNTIF(([.C21]~[.C48]~[.C75]~[.C102]~[.C129]~[.C156]~[.C183]~[.C210]~[.C237]~[.C264]);2)" office:value-type="float" office:value="0" calcext:value-type="float">
            <text:p>0</text:p>
          </table:table-cell>
          <table:table-cell table:formula="of:=COUNTIF(([.C21]~[.C48]~[.C75]~[.C102]~[.C129]~[.C156]~[.C183]~[.C210]~[.C237]~[.C264]);3)" office:value-type="float" office:value="0" calcext:value-type="float">
            <text:p>0</text:p>
          </table:table-cell>
          <table:table-cell table:formula="of:=COUNTIF(([.C21]~[.C48]~[.C75]~[.C102]~[.C129]~[.C156]~[.C183]~[.C210]~[.C237]~[.C264]);4)" office:value-type="float" office:value="0" calcext:value-type="float">
            <text:p>0</text:p>
          </table:table-cell>
          <table:table-cell table:formula="of:=COUNTIF(([.C21]~[.C48]~[.C75]~[.C102]~[.C129]~[.C156]~[.C183]~[.C210]~[.C237]~[.C264]);5)" office:value-type="float" office:value="10" calcext:value-type="float">
            <text:p>10</text:p>
          </table:table-cell>
          <table:table-cell table:formula="of:=COUNTIF(([.H21]~ [.H48]~ [.H75]~ [.H102]~ [.H129]~ [.H156]~ [.H183]~ [.H210]~ [.H237]~ [.H264]);1)" office:value-type="float" office:value="0" calcext:value-type="float">
            <text:p>0</text:p>
          </table:table-cell>
          <table:table-cell table:formula="of:=COUNTIF(([.H21]~[.H48]~[.H75]~[.H102]~[.H129]~[.H156]~[.H183]~[.H210]~[.H237]~[.H264]);2)" office:value-type="float" office:value="0" calcext:value-type="float">
            <text:p>0</text:p>
          </table:table-cell>
          <table:table-cell table:formula="of:=COUNTIF(([.H21]~[.H48]~[.H75]~[.H102]~[.H129]~[.H156]~[.H183]~[.H210]~[.H237]~[.H264]);3)" office:value-type="float" office:value="0" calcext:value-type="float">
            <text:p>0</text:p>
          </table:table-cell>
          <table:table-cell table:formula="of:=COUNTIF(([.H21]~[.H48]~[.H75]~[.H102]~[.H129]~[.H156]~[.H183]~[.H210]~[.H237]~[.H264]);4)" office:value-type="float" office:value="0" calcext:value-type="float">
            <text:p>0</text:p>
          </table:table-cell>
          <table:table-cell table:formula="of:=COUNTIF(([.H21]~[.H48]~[.H75]~[.H102]~[.H129]~[.H156]~[.H183]~[.H210]~[.H237]~[.H264]);5)" office:value-type="float" office:value="10" calcext:value-type="float">
            <text:p>10</text:p>
          </table:table-cell>
          <table:table-cell table:formula="of:=COUNTIF(([.M21]~ [.M48]~ [.M75]~ [.M102]~ [.M129]~ [.M156]~ [.M183]~ [.M210]~ [.M237]~ [.M264]);1)" office:value-type="float" office:value="0" calcext:value-type="float">
            <text:p>0</text:p>
          </table:table-cell>
          <table:table-cell table:formula="of:=COUNTIF(([.M21]~[.M48]~[.M75]~[.M102]~[.M129]~[.M156]~[.M183]~[.M210]~[.M237]~[.M264]);2)" office:value-type="float" office:value="3" calcext:value-type="float">
            <text:p>3</text:p>
          </table:table-cell>
          <table:table-cell table:formula="of:=COUNTIF(([.M21]~[.M48]~[.M75]~[.M102]~[.M129]~[.M156]~[.M183]~[.M210]~[.M237]~[.M264]);3)" office:value-type="float" office:value="0" calcext:value-type="float">
            <text:p>0</text:p>
          </table:table-cell>
          <table:table-cell table:formula="of:=COUNTIF(([.M21]~[.M48]~[.M75]~[.M102]~[.M129]~[.M156]~[.M183]~[.M210]~[.M237]~[.M264]);4)" office:value-type="float" office:value="0" calcext:value-type="float">
            <text:p>0</text:p>
          </table:table-cell>
          <table:table-cell table:formula="of:=COUNTIF(([.M21]~[.M48]~[.M75]~[.M102]~[.M129]~[.M156]~[.M183]~[.M210]~[.M237]~[.M264]);5)" office:value-type="float" office:value="7" calcext:value-type="float">
            <text:p>7</text:p>
          </table:table-cell>
          <table:table-cell table:formula="of:=COUNTIF(([.R21]~ [.R48]~ [.R75]~ [.R102]~ [.R129]~ [.R156]~ [.R183]~ [.R210]~ [.R237]~ [.R264]);1)" office:value-type="float" office:value="1" calcext:value-type="float">
            <text:p>1</text:p>
          </table:table-cell>
          <table:table-cell table:formula="of:=COUNTIF(([.R21]~[.R48]~[.R75]~[.R102]~[.R129]~[.R156]~[.R183]~[.R210]~[.R237]~[.R264]);2)" office:value-type="float" office:value="1" calcext:value-type="float">
            <text:p>1</text:p>
          </table:table-cell>
          <table:table-cell table:formula="of:=COUNTIF(([.R21]~[.R48]~[.R75]~[.R102]~[.R129]~[.R156]~[.R183]~[.R210]~[.R237]~[.R264]);3)" office:value-type="float" office:value="0" calcext:value-type="float">
            <text:p>0</text:p>
          </table:table-cell>
          <table:table-cell table:formula="of:=COUNTIF(([.R21]~[.R48]~[.R75]~[.R102]~[.R129]~[.R156]~[.R183]~[.R210]~[.R237]~[.R264]);4)" office:value-type="float" office:value="0" calcext:value-type="float">
            <text:p>0</text:p>
          </table:table-cell>
          <table:table-cell table:formula="of:=COUNTIF(([.R21]~[.R48]~[.R75]~[.R102]~[.R129]~[.R156]~[.R183]~[.R210]~[.R237]~[.R264]);5)" office:value-type="float" office:value="8" calcext:value-type="float">
            <text:p>8</text:p>
          </table:table-cell>
          <table:table-cell table:formula="of:=COUNTIF(([.W21]~ [.W48]~ [.W75]~ [.W102]~ [.W129]~ [.W156]~ [.W183]~ [.W210]~ [.W237]~ [.W264]);1)" office:value-type="float" office:value="4" calcext:value-type="float">
            <text:p>4</text:p>
          </table:table-cell>
          <table:table-cell table:formula="of:=COUNTIF(([.W21]~[.W48]~[.W75]~[.W102]~[.W129]~[.W156]~[.W183]~[.W210]~[.W237]~[.W264]);2)" office:value-type="float" office:value="1" calcext:value-type="float">
            <text:p>1</text:p>
          </table:table-cell>
          <table:table-cell table:formula="of:=COUNTIF(([.W21]~[.W48]~[.W75]~[.W102]~[.W129]~[.W156]~[.W183]~[.W210]~[.W237]~[.W264]);3)" office:value-type="float" office:value="0" calcext:value-type="float">
            <text:p>0</text:p>
          </table:table-cell>
          <table:table-cell table:formula="of:=COUNTIF(([.W21]~[.W48]~[.W75]~[.W102]~[.W129]~[.W156]~[.W183]~[.W210]~[.W237]~[.W264]);4)" office:value-type="float" office:value="2" calcext:value-type="float">
            <text:p>2</text:p>
          </table:table-cell>
          <table:table-cell table:formula="of:=COUNTIF(([.W21]~[.W48]~[.W75]~[.W102]~[.W129]~[.W156]~[.W183]~[.W210]~[.W237]~[.W264]);5)" office:value-type="float" office:value="3" calcext:value-type="float">
            <text:p>3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];[.$C11:.$G11];)" office:value-type="float" office:value="2" calcext:value-type="float">
            <text:p>2</text:p>
          </table:table-cell>
          <table:table-cell table:formula="of:=RANK([.D11];[.$C11:.$G11];)" office:value-type="float" office:value="1" calcext:value-type="float">
            <text:p>1</text:p>
          </table:table-cell>
          <table:table-cell table:formula="of:=RANK([.E11];[.$C11:.$G11];)" office:value-type="float" office:value="4" calcext:value-type="float">
            <text:p>4</text:p>
          </table:table-cell>
          <table:table-cell table:formula="of:=RANK([.F11];[.$C11:.$G11];)" office:value-type="float" office:value="5" calcext:value-type="float">
            <text:p>5</text:p>
          </table:table-cell>
          <table:table-cell table:formula="of:=RANK([.G11];[.$C11:.$G11];)" office:value-type="float" office:value="3" calcext:value-type="float">
            <text:p>3</text:p>
          </table:table-cell>
          <table:table-cell table:formula="of:=RANK([.H11];[.$H11:.$L11];)" office:value-type="float" office:value="2" calcext:value-type="float">
            <text:p>2</text:p>
          </table:table-cell>
          <table:table-cell table:formula="of:=RANK([.I11];[.$H11:.$L11];)" office:value-type="float" office:value="4" calcext:value-type="float">
            <text:p>4</text:p>
          </table:table-cell>
          <table:table-cell table:formula="of:=RANK([.J11];[.$H11:.$L11];)" office:value-type="float" office:value="1" calcext:value-type="float">
            <text:p>1</text:p>
          </table:table-cell>
          <table:table-cell table:formula="of:=RANK([.K11];[.$H11:.$L11];)" office:value-type="float" office:value="5" calcext:value-type="float">
            <text:p>5</text:p>
          </table:table-cell>
          <table:table-cell table:formula="of:=RANK([.L11];[.$H11:.$L11];)" office:value-type="float" office:value="3" calcext:value-type="float">
            <text:p>3</text:p>
          </table:table-cell>
          <table:table-cell table:formula="of:=RANK([.M11];[.$M11:.$Q11];)" office:value-type="float" office:value="5" calcext:value-type="float">
            <text:p>5</text:p>
          </table:table-cell>
          <table:table-cell table:formula="of:=RANK([.N11];[.$M11:.$Q11];)" office:value-type="float" office:value="2" calcext:value-type="float">
            <text:p>2</text:p>
          </table:table-cell>
          <table:table-cell table:formula="of:=RANK([.O11];[.$M11:.$Q11];)" office:value-type="float" office:value="1" calcext:value-type="float">
            <text:p>1</text:p>
          </table:table-cell>
          <table:table-cell table:formula="of:=RANK([.P11];[.$M11:.$Q11];)" office:value-type="float" office:value="3" calcext:value-type="float">
            <text:p>3</text:p>
          </table:table-cell>
          <table:table-cell table:formula="of:=RANK([.Q11];[.$M11:.$Q11];)" office:value-type="float" office:value="4" calcext:value-type="float">
            <text:p>4</text:p>
          </table:table-cell>
          <table:table-cell table:formula="of:=RANK([.R11];[.$R11:.$V11];)" office:value-type="float" office:value="2" calcext:value-type="float">
            <text:p>2</text:p>
          </table:table-cell>
          <table:table-cell table:formula="of:=RANK([.S11];[.$R11:.$V11];)" office:value-type="float" office:value="5" calcext:value-type="float">
            <text:p>5</text:p>
          </table:table-cell>
          <table:table-cell table:formula="of:=RANK([.T11];[.$R11:.$V11];)" office:value-type="float" office:value="4" calcext:value-type="float">
            <text:p>4</text:p>
          </table:table-cell>
          <table:table-cell table:formula="of:=RANK([.U11];[.$R11:.$V11];)" office:value-type="float" office:value="1" calcext:value-type="float">
            <text:p>1</text:p>
          </table:table-cell>
          <table:table-cell table:formula="of:=RANK([.V11];[.$R11:.$V11];)" office:value-type="float" office:value="3" calcext:value-type="float">
            <text:p>3</text:p>
          </table:table-cell>
          <table:table-cell table:formula="of:=RANK([.W11];[.$W11:.$AA11];)" office:value-type="float" office:value="1" calcext:value-type="float">
            <text:p>1</text:p>
          </table:table-cell>
          <table:table-cell table:formula="of:=RANK([.X11];[.$W11:.$AA11];)" office:value-type="float" office:value="4" calcext:value-type="float">
            <text:p>4</text:p>
          </table:table-cell>
          <table:table-cell table:formula="of:=RANK([.Y11];[.$W11:.$AA11];)" office:value-type="float" office:value="3" calcext:value-type="float">
            <text:p>3</text:p>
          </table:table-cell>
          <table:table-cell table:formula="of:=RANK([.Z11];[.$W11:.$AA11];)" office:value-type="float" office:value="2" calcext:value-type="float">
            <text:p>2</text:p>
          </table:table-cell>
          <table:table-cell table:formula="of:=RANK([.AA11];[.$W11:.$AA11];)" office:value-type="float" office:value="5" calcext:value-type="float">
            <text:p>5</text:p>
          </table:table-cell>
          <table:table-cell/>
          <table:table-cell table:style-name="ce899"/>
          <table:table-cell table:style-name="ce899" office:value-type="string" calcext:value-type="string">
            <text:p>RandomForestClassifier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bq</text:p>
          </table:table-cell>
          <table:table-cell table:formula="of:=COUNTIF(([.D21]~ [.D48]~ [.D75]~ [.D102]~ [.D129]~ [.D156]~ [.D183]~ [.D210]~ [.D237]~ [.D264]);1)" office:value-type="float" office:value="2" calcext:value-type="float">
            <text:p>2</text:p>
          </table:table-cell>
          <table:table-cell table:formula="of:=COUNTIF(([.D21]~[.D48]~[.D75]~[.D102]~[.D129]~[.D156]~[.D183]~[.D210]~[.D237]~[.D264]);2)" office:value-type="float" office:value="3" calcext:value-type="float">
            <text:p>3</text:p>
          </table:table-cell>
          <table:table-cell table:formula="of:=COUNTIF(([.D21]~[.D48]~[.D75]~[.D102]~[.D129]~[.D156]~[.D183]~[.D210]~[.D237]~[.D264]);3)" office:value-type="float" office:value="2" calcext:value-type="float">
            <text:p>2</text:p>
          </table:table-cell>
          <table:table-cell table:formula="of:=COUNTIF(([.D21]~[.D48]~[.D75]~[.D102]~[.D129]~[.D156]~[.D183]~[.D210]~[.D237]~[.D264]);4)" office:value-type="float" office:value="3" calcext:value-type="float">
            <text:p>3</text:p>
          </table:table-cell>
          <table:table-cell table:formula="of:=COUNTIF(([.D21]~[.D48]~[.D75]~[.D102]~[.D129]~[.D156]~[.D183]~[.D210]~[.D237]~[.D264]);5)" office:value-type="float" office:value="0" calcext:value-type="float">
            <text:p>0</text:p>
          </table:table-cell>
          <table:table-cell table:formula="of:=COUNTIF(([.I21]~ [.I48]~ [.I75]~ [.I102]~ [.I129]~ [.I156]~ [.I183]~ [.I210]~ [.I237]~ [.I264]);1)" office:value-type="float" office:value="2" calcext:value-type="float">
            <text:p>2</text:p>
          </table:table-cell>
          <table:table-cell table:formula="of:=COUNTIF(([.I21]~[.I48]~[.I75]~[.I102]~[.I129]~[.I156]~[.I183]~[.I210]~[.I237]~[.I264]);2)" office:value-type="float" office:value="3" calcext:value-type="float">
            <text:p>3</text:p>
          </table:table-cell>
          <table:table-cell table:formula="of:=COUNTIF(([.I21]~[.I48]~[.I75]~[.I102]~[.I129]~[.I156]~[.I183]~[.I210]~[.I237]~[.I264]);3)" office:value-type="float" office:value="4" calcext:value-type="float">
            <text:p>4</text:p>
          </table:table-cell>
          <table:table-cell table:formula="of:=COUNTIF(([.I21]~[.I48]~[.I75]~[.I102]~[.I129]~[.I156]~[.I183]~[.I210]~[.I237]~[.I264]);4)" office:value-type="float" office:value="1" calcext:value-type="float">
            <text:p>1</text:p>
          </table:table-cell>
          <table:table-cell table:formula="of:=COUNTIF(([.I21]~[.I48]~[.I75]~[.I102]~[.I129]~[.I156]~[.I183]~[.I210]~[.I237]~[.I264]);5)" office:value-type="float" office:value="0" calcext:value-type="float">
            <text:p>0</text:p>
          </table:table-cell>
          <table:table-cell table:formula="of:=COUNTIF(([.N21]~ [.N48]~ [.N75]~ [.N102]~ [.N129]~ [.N156]~ [.N183]~ [.N210]~ [.N237]~ [.N264]);1)" office:value-type="float" office:value="2" calcext:value-type="float">
            <text:p>2</text:p>
          </table:table-cell>
          <table:table-cell table:formula="of:=COUNTIF(([.N21]~[.N48]~[.N75]~[.N102]~[.N129]~[.N156]~[.N183]~[.N210]~[.N237]~[.N264]);2)" office:value-type="float" office:value="0" calcext:value-type="float">
            <text:p>0</text:p>
          </table:table-cell>
          <table:table-cell table:formula="of:=COUNTIF(([.N21]~[.N48]~[.N75]~[.N102]~[.N129]~[.N156]~[.N183]~[.N210]~[.N237]~[.N264]);3)" office:value-type="float" office:value="5" calcext:value-type="float">
            <text:p>5</text:p>
          </table:table-cell>
          <table:table-cell table:formula="of:=COUNTIF(([.N21]~[.N48]~[.N75]~[.N102]~[.N129]~[.N156]~[.N183]~[.N210]~[.N237]~[.N264]);4)" office:value-type="float" office:value="3" calcext:value-type="float">
            <text:p>3</text:p>
          </table:table-cell>
          <table:table-cell table:formula="of:=COUNTIF(([.N21]~[.N48]~[.N75]~[.N102]~[.N129]~[.N156]~[.N183]~[.N210]~[.N237]~[.N264]);5)" office:value-type="float" office:value="0" calcext:value-type="float">
            <text:p>0</text:p>
          </table:table-cell>
          <table:table-cell table:formula="of:=COUNTIF(([.S21]~ [.S48]~ [.S75]~ [.S102]~ [.S129]~ [.S156]~ [.S183]~ [.S210]~ [.S237]~ [.S264]);1)" office:value-type="float" office:value="3" calcext:value-type="float">
            <text:p>3</text:p>
          </table:table-cell>
          <table:table-cell table:formula="of:=COUNTIF(([.S21]~[.S48]~[.S75]~[.S102]~[.S129]~[.S156]~[.S183]~[.S210]~[.S237]~[.S264]);2)" office:value-type="float" office:value="3" calcext:value-type="float">
            <text:p>3</text:p>
          </table:table-cell>
          <table:table-cell table:formula="of:=COUNTIF(([.S21]~[.S48]~[.S75]~[.S102]~[.S129]~[.S156]~[.S183]~[.S210]~[.S237]~[.S264]);3)" office:value-type="float" office:value="4" calcext:value-type="float">
            <text:p>4</text:p>
          </table:table-cell>
          <table:table-cell table:formula="of:=COUNTIF(([.S21]~[.S48]~[.S75]~[.S102]~[.S129]~[.S156]~[.S183]~[.S210]~[.S237]~[.S264]);4)" office:value-type="float" office:value="0" calcext:value-type="float">
            <text:p>0</text:p>
          </table:table-cell>
          <table:table-cell table:formula="of:=COUNTIF(([.S21]~[.S48]~[.S75]~[.S102]~[.S129]~[.S156]~[.S183]~[.S210]~[.S237]~[.S264]);5)" office:value-type="float" office:value="0" calcext:value-type="float">
            <text:p>0</text:p>
          </table:table-cell>
          <table:table-cell table:formula="of:=COUNTIF(([.X21]~ [.X48]~ [.X75]~ [.X102]~ [.X129]~ [.X156]~ [.X183]~ [.X210]~ [.X237]~ [.X264]);1)" office:value-type="float" office:value="0" calcext:value-type="float">
            <text:p>0</text:p>
          </table:table-cell>
          <table:table-cell table:formula="of:=COUNTIF(([.X21]~[.X48]~[.X75]~[.X102]~[.X129]~[.X156]~[.X183]~[.X210]~[.X237]~[.X264]);2)" office:value-type="float" office:value="3" calcext:value-type="float">
            <text:p>3</text:p>
          </table:table-cell>
          <table:table-cell table:formula="of:=COUNTIF(([.X21]~[.X48]~[.X75]~[.X102]~[.X129]~[.X156]~[.X183]~[.X210]~[.X237]~[.X264]);3)" office:value-type="float" office:value="4" calcext:value-type="float">
            <text:p>4</text:p>
          </table:table-cell>
          <table:table-cell table:formula="of:=COUNTIF(([.X21]~[.X48]~[.X75]~[.X102]~[.X129]~[.X156]~[.X183]~[.X210]~[.X237]~[.X264]);4)" office:value-type="float" office:value="0" calcext:value-type="float">
            <text:p>0</text:p>
          </table:table-cell>
          <table:table-cell table:formula="of:=COUNTIF(([.X21]~[.X48]~[.X75]~[.X102]~[.X129]~[.X156]~[.X183]~[.X210]~[.X237]~[.X264]);5)" office:value-type="float" office:value="3" calcext:value-type="float">
            <text:p>3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12];[.$C12:.$G12];)" office:value-type="float" office:value="5" calcext:value-type="float">
            <text:p>5</text:p>
          </table:table-cell>
          <table:table-cell table:formula="of:=RANK([.D12];[.$C12:.$G12];)" office:value-type="float" office:value="2" calcext:value-type="float">
            <text:p>2</text:p>
          </table:table-cell>
          <table:table-cell table:formula="of:=RANK([.E12];[.$C12:.$G12];)" office:value-type="float" office:value="3" calcext:value-type="float">
            <text:p>3</text:p>
          </table:table-cell>
          <table:table-cell table:formula="of:=RANK([.F12];[.$C12:.$G12];)" office:value-type="float" office:value="4" calcext:value-type="float">
            <text:p>4</text:p>
          </table:table-cell>
          <table:table-cell table:formula="of:=RANK([.G12];[.$C12:.$G12];)" office:value-type="float" office:value="1" calcext:value-type="float">
            <text:p>1</text:p>
          </table:table-cell>
          <table:table-cell table:formula="of:=RANK([.H12];[.$H12:.$L12];)" office:value-type="float" office:value="5" calcext:value-type="float">
            <text:p>5</text:p>
          </table:table-cell>
          <table:table-cell table:formula="of:=RANK([.I12];[.$H12:.$L12];)" office:value-type="float" office:value="3" calcext:value-type="float">
            <text:p>3</text:p>
          </table:table-cell>
          <table:table-cell table:formula="of:=RANK([.J12];[.$H12:.$L12];)" office:value-type="float" office:value="2" calcext:value-type="float">
            <text:p>2</text:p>
          </table:table-cell>
          <table:table-cell table:formula="of:=RANK([.K12];[.$H12:.$L12];)" office:value-type="float" office:value="4" calcext:value-type="float">
            <text:p>4</text:p>
          </table:table-cell>
          <table:table-cell table:formula="of:=RANK([.L12];[.$H12:.$L12];)" office:value-type="float" office:value="1" calcext:value-type="float">
            <text:p>1</text:p>
          </table:table-cell>
          <table:table-cell table:formula="of:=RANK([.M12];[.$M12:.$Q12];)" office:value-type="float" office:value="5" calcext:value-type="float">
            <text:p>5</text:p>
          </table:table-cell>
          <table:table-cell table:formula="of:=RANK([.N12];[.$M12:.$Q12];)" office:value-type="float" office:value="2" calcext:value-type="float">
            <text:p>2</text:p>
          </table:table-cell>
          <table:table-cell table:formula="of:=RANK([.O12];[.$M12:.$Q12];)" office:value-type="float" office:value="1" calcext:value-type="float">
            <text:p>1</text:p>
          </table:table-cell>
          <table:table-cell table:formula="of:=RANK([.P12];[.$M12:.$Q12];)" office:value-type="float" office:value="4" calcext:value-type="float">
            <text:p>4</text:p>
          </table:table-cell>
          <table:table-cell table:formula="of:=RANK([.Q12];[.$M12:.$Q12];)" office:value-type="float" office:value="3" calcext:value-type="float">
            <text:p>3</text:p>
          </table:table-cell>
          <table:table-cell table:formula="of:=RANK([.R12];[.$R12:.$V12];)" office:value-type="float" office:value="5" calcext:value-type="float">
            <text:p>5</text:p>
          </table:table-cell>
          <table:table-cell table:formula="of:=RANK([.S12];[.$R12:.$V12];)" office:value-type="float" office:value="2" calcext:value-type="float">
            <text:p>2</text:p>
          </table:table-cell>
          <table:table-cell table:formula="of:=RANK([.T12];[.$R12:.$V12];)" office:value-type="float" office:value="1" calcext:value-type="float">
            <text:p>1</text:p>
          </table:table-cell>
          <table:table-cell table:formula="of:=RANK([.U12];[.$R12:.$V12];)" office:value-type="float" office:value="4" calcext:value-type="float">
            <text:p>4</text:p>
          </table:table-cell>
          <table:table-cell table:formula="of:=RANK([.V12];[.$R12:.$V12];)" office:value-type="float" office:value="3" calcext:value-type="float">
            <text:p>3</text:p>
          </table:table-cell>
          <table:table-cell table:formula="of:=RANK([.W12];[.$W12:.$AA12];)" office:value-type="float" office:value="2" calcext:value-type="float">
            <text:p>2</text:p>
          </table:table-cell>
          <table:table-cell table:formula="of:=RANK([.X12];[.$W12:.$AA12];)" office:value-type="float" office:value="4" calcext:value-type="float">
            <text:p>4</text:p>
          </table:table-cell>
          <table:table-cell table:formula="of:=RANK([.Y12];[.$W12:.$AA12];)" office:value-type="float" office:value="5" calcext:value-type="float">
            <text:p>5</text:p>
          </table:table-cell>
          <table:table-cell table:formula="of:=RANK([.Z12];[.$W12:.$AA12];)" office:value-type="float" office:value="1" calcext:value-type="float">
            <text:p>1</text:p>
          </table:table-cell>
          <table:table-cell table:formula="of:=RANK([.AA12];[.$W12:.$AA12];)" office:value-type="float" office:value="3" calcext:value-type="float">
            <text:p>3</text:p>
          </table:table-cell>
          <table:table-cell/>
          <table:table-cell table:style-name="ce900"/>
          <table:table-cell table:style-name="ce899" office:value-type="string" calcext:value-type="string">
            <text:p>RandomForestClassifier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his</text:p>
          </table:table-cell>
          <table:table-cell table:formula="of:=COUNTIF(([.E21]~ [.E48]~ [.E75]~ [.E102]~ [.E129]~ [.E156]~ [.E183]~ [.E210]~ [.E237]~ [.E264]);1)" office:value-type="float" office:value="3" calcext:value-type="float">
            <text:p>3</text:p>
          </table:table-cell>
          <table:table-cell table:formula="of:=COUNTIF(([.E21]~[.E48]~[.E75]~[.E102]~[.E129]~[.E156]~[.E183]~[.E210]~[.E237]~[.E264]);2)" office:value-type="float" office:value="4" calcext:value-type="float">
            <text:p>4</text:p>
          </table:table-cell>
          <table:table-cell table:formula="of:=COUNTIF(([.E21]~[.E48]~[.E75]~[.E102]~[.E129]~[.E156]~[.E183]~[.E210]~[.E237]~[.E264]);3)" office:value-type="float" office:value="3" calcext:value-type="float">
            <text:p>3</text:p>
          </table:table-cell>
          <table:table-cell table:formula="of:=COUNTIF(([.E21]~[.E48]~[.E75]~[.E102]~[.E129]~[.E156]~[.E183]~[.E210]~[.E237]~[.E264]);4)" office:value-type="float" office:value="0" calcext:value-type="float">
            <text:p>0</text:p>
          </table:table-cell>
          <table:table-cell table:formula="of:=COUNTIF(([.E21]~[.E48]~[.E75]~[.E102]~[.E129]~[.E156]~[.E183]~[.E210]~[.E237]~[.E264]);5)" office:value-type="float" office:value="0" calcext:value-type="float">
            <text:p>0</text:p>
          </table:table-cell>
          <table:table-cell table:formula="of:=COUNTIF(([.J21]~ [.J48]~ [.J75]~ [.J102]~ [.J129]~ [.J156]~ [.J183]~ [.J210]~ [.J237]~ [.J264]);1)" office:value-type="float" office:value="3" calcext:value-type="float">
            <text:p>3</text:p>
          </table:table-cell>
          <table:table-cell table:formula="of:=COUNTIF(([.J21]~[.J48]~[.J75]~[.J102]~[.J129]~[.J156]~[.J183]~[.J210]~[.J237]~[.J264]);2)" office:value-type="float" office:value="1" calcext:value-type="float">
            <text:p>1</text:p>
          </table:table-cell>
          <table:table-cell table:formula="of:=COUNTIF(([.J21]~[.J48]~[.J75]~[.J102]~[.J129]~[.J156]~[.J183]~[.J210]~[.J237]~[.J264]);3)" office:value-type="float" office:value="4" calcext:value-type="float">
            <text:p>4</text:p>
          </table:table-cell>
          <table:table-cell table:formula="of:=COUNTIF(([.J21]~[.J48]~[.J75]~[.J102]~[.J129]~[.J156]~[.J183]~[.J210]~[.J237]~[.J264]);4)" office:value-type="float" office:value="2" calcext:value-type="float">
            <text:p>2</text:p>
          </table:table-cell>
          <table:table-cell table:formula="of:=COUNTIF(([.J21]~[.J48]~[.J75]~[.J102]~[.J129]~[.J156]~[.J183]~[.J210]~[.J237]~[.J264]);5)" office:value-type="float" office:value="0" calcext:value-type="float">
            <text:p>0</text:p>
          </table:table-cell>
          <table:table-cell table:formula="of:=COUNTIF(([.O21]~ [.O48]~ [.O75]~ [.O102]~ [.O129]~ [.O156]~ [.O183]~ [.O210]~ [.O237]~ [.O264]);1)" office:value-type="float" office:value="1" calcext:value-type="float">
            <text:p>1</text:p>
          </table:table-cell>
          <table:table-cell table:formula="of:=COUNTIF(([.O21]~[.O48]~[.O75]~[.O102]~[.O129]~[.O156]~[.O183]~[.O210]~[.O237]~[.O264]);2)" office:value-type="float" office:value="4" calcext:value-type="float">
            <text:p>4</text:p>
          </table:table-cell>
          <table:table-cell table:formula="of:=COUNTIF(([.O21]~[.O48]~[.O75]~[.O102]~[.O129]~[.O156]~[.O183]~[.O210]~[.O237]~[.O264]);3)" office:value-type="float" office:value="2" calcext:value-type="float">
            <text:p>2</text:p>
          </table:table-cell>
          <table:table-cell table:formula="of:=COUNTIF(([.O21]~[.O48]~[.O75]~[.O102]~[.O129]~[.O156]~[.O183]~[.O210]~[.O237]~[.O264]);4)" office:value-type="float" office:value="1" calcext:value-type="float">
            <text:p>1</text:p>
          </table:table-cell>
          <table:table-cell table:formula="of:=COUNTIF(([.O21]~[.O48]~[.O75]~[.O102]~[.O129]~[.O156]~[.O183]~[.O210]~[.O237]~[.O264]);5)" office:value-type="float" office:value="2" calcext:value-type="float">
            <text:p>2</text:p>
          </table:table-cell>
          <table:table-cell table:formula="of:=COUNTIF(([.T21]~ [.T48]~ [.T75]~ [.T102]~ [.T129]~ [.T156]~ [.T183]~ [.T210]~ [.T237]~ [.T264]);1)" office:value-type="float" office:value="1" calcext:value-type="float">
            <text:p>1</text:p>
          </table:table-cell>
          <table:table-cell table:formula="of:=COUNTIF(([.T21]~[.T48]~[.T75]~[.T102]~[.T129]~[.T156]~[.T183]~[.T210]~[.T237]~[.T264]);2)" office:value-type="float" office:value="3" calcext:value-type="float">
            <text:p>3</text:p>
          </table:table-cell>
          <table:table-cell table:formula="of:=COUNTIF(([.T21]~[.T48]~[.T75]~[.T102]~[.T129]~[.T156]~[.T183]~[.T210]~[.T237]~[.T264]);3)" office:value-type="float" office:value="5" calcext:value-type="float">
            <text:p>5</text:p>
          </table:table-cell>
          <table:table-cell table:formula="of:=COUNTIF(([.T21]~[.T48]~[.T75]~[.T102]~[.T129]~[.T156]~[.T183]~[.T210]~[.T237]~[.T264]);4)" office:value-type="float" office:value="1" calcext:value-type="float">
            <text:p>1</text:p>
          </table:table-cell>
          <table:table-cell table:formula="of:=COUNTIF(([.T21]~[.T48]~[.T75]~[.T102]~[.T129]~[.T156]~[.T183]~[.T210]~[.T237]~[.T264]);5)" office:value-type="float" office:value="0" calcext:value-type="float">
            <text:p>0</text:p>
          </table:table-cell>
          <table:table-cell table:formula="of:=COUNTIF(([.Y21]~ [.Y48]~ [.Y75]~ [.Y102]~ [.Y129]~ [.Y156]~ [.Y183]~ [.Y210]~ [.Y237]~ [.Y264]);1)" office:value-type="float" office:value="2" calcext:value-type="float">
            <text:p>2</text:p>
          </table:table-cell>
          <table:table-cell table:formula="of:=COUNTIF(([.Y21]~[.Y48]~[.Y75]~[.Y102]~[.Y129]~[.Y156]~[.Y183]~[.Y210]~[.Y237]~[.Y264]);2)" office:value-type="float" office:value="2" calcext:value-type="float">
            <text:p>2</text:p>
          </table:table-cell>
          <table:table-cell table:formula="of:=COUNTIF(([.Y21]~[.Y48]~[.Y75]~[.Y102]~[.Y129]~[.Y156]~[.Y183]~[.Y210]~[.Y237]~[.Y264]);3)" office:value-type="float" office:value="1" calcext:value-type="float">
            <text:p>1</text:p>
          </table:table-cell>
          <table:table-cell table:formula="of:=COUNTIF(([.Y21]~[.Y48]~[.Y75]~[.Y102]~[.Y129]~[.Y156]~[.Y183]~[.Y210]~[.Y237]~[.Y264]);4)" office:value-type="float" office:value="3" calcext:value-type="float">
            <text:p>3</text:p>
          </table:table-cell>
          <table:table-cell table:formula="of:=COUNTIF(([.Y21]~[.Y48]~[.Y75]~[.Y102]~[.Y129]~[.Y156]~[.Y183]~[.Y210]~[.Y237]~[.Y264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3];[.$C13:.$G13];)" office:value-type="float" office:value="2" calcext:value-type="float">
            <text:p>2</text:p>
          </table:table-cell>
          <table:table-cell table:formula="of:=RANK([.D13];[.$C13:.$G13];)" office:value-type="float" office:value="3" calcext:value-type="float">
            <text:p>3</text:p>
          </table:table-cell>
          <table:table-cell table:formula="of:=RANK([.E13];[.$C13:.$G13];)" office:value-type="float" office:value="4" calcext:value-type="float">
            <text:p>4</text:p>
          </table:table-cell>
          <table:table-cell table:formula="of:=RANK([.F13];[.$C13:.$G13];)" office:value-type="float" office:value="5" calcext:value-type="float">
            <text:p>5</text:p>
          </table:table-cell>
          <table:table-cell table:formula="of:=RANK([.G13];[.$C13:.$G13];)" office:value-type="float" office:value="1" calcext:value-type="float">
            <text:p>1</text:p>
          </table:table-cell>
          <table:table-cell table:formula="of:=RANK([.H13];[.$H13:.$L13];)" office:value-type="float" office:value="1" calcext:value-type="float">
            <text:p>1</text:p>
          </table:table-cell>
          <table:table-cell table:formula="of:=RANK([.I13];[.$H13:.$L13];)" office:value-type="float" office:value="4" calcext:value-type="float">
            <text:p>4</text:p>
          </table:table-cell>
          <table:table-cell table:formula="of:=RANK([.J13];[.$H13:.$L13];)" office:value-type="float" office:value="3" calcext:value-type="float">
            <text:p>3</text:p>
          </table:table-cell>
          <table:table-cell table:formula="of:=RANK([.K13];[.$H13:.$L13];)" office:value-type="float" office:value="5" calcext:value-type="float">
            <text:p>5</text:p>
          </table:table-cell>
          <table:table-cell table:formula="of:=RANK([.L13];[.$H13:.$L13];)" office:value-type="float" office:value="2" calcext:value-type="float">
            <text:p>2</text:p>
          </table:table-cell>
          <table:table-cell table:formula="of:=RANK([.M13];[.$M13:.$Q13];)" office:value-type="float" office:value="5" calcext:value-type="float">
            <text:p>5</text:p>
          </table:table-cell>
          <table:table-cell table:formula="of:=RANK([.N13];[.$M13:.$Q13];)" office:value-type="float" office:value="3" calcext:value-type="float">
            <text:p>3</text:p>
          </table:table-cell>
          <table:table-cell table:formula="of:=RANK([.O13];[.$M13:.$Q13];)" office:value-type="float" office:value="2" calcext:value-type="float">
            <text:p>2</text:p>
          </table:table-cell>
          <table:table-cell table:formula="of:=RANK([.P13];[.$M13:.$Q13];)" office:value-type="float" office:value="4" calcext:value-type="float">
            <text:p>4</text:p>
          </table:table-cell>
          <table:table-cell table:formula="of:=RANK([.Q13];[.$M13:.$Q13];)" office:value-type="float" office:value="1" calcext:value-type="float">
            <text:p>1</text:p>
          </table:table-cell>
          <table:table-cell table:formula="of:=RANK([.R13];[.$R13:.$V13];)" office:value-type="float" office:value="5" calcext:value-type="float">
            <text:p>5</text:p>
          </table:table-cell>
          <table:table-cell table:formula="of:=RANK([.S13];[.$R13:.$V13];)" office:value-type="float" office:value="3" calcext:value-type="float">
            <text:p>3</text:p>
          </table:table-cell>
          <table:table-cell table:formula="of:=RANK([.T13];[.$R13:.$V13];)" office:value-type="float" office:value="2" calcext:value-type="float">
            <text:p>2</text:p>
          </table:table-cell>
          <table:table-cell table:formula="of:=RANK([.U13];[.$R13:.$V13];)" office:value-type="float" office:value="1" calcext:value-type="float">
            <text:p>1</text:p>
          </table:table-cell>
          <table:table-cell table:formula="of:=RANK([.V13];[.$R13:.$V13];)" office:value-type="float" office:value="4" calcext:value-type="float">
            <text:p>4</text:p>
          </table:table-cell>
          <table:table-cell table:formula="of:=RANK([.W13];[.$W13:.$AA13];)" office:value-type="float" office:value="2" calcext:value-type="float">
            <text:p>2</text:p>
          </table:table-cell>
          <table:table-cell table:formula="of:=RANK([.X13];[.$W13:.$AA13];)" office:value-type="float" office:value="3" calcext:value-type="float">
            <text:p>3</text:p>
          </table:table-cell>
          <table:table-cell table:formula="of:=RANK([.Y13];[.$W13:.$AA13];)" office:value-type="float" office:value="5" calcext:value-type="float">
            <text:p>5</text:p>
          </table:table-cell>
          <table:table-cell table:formula="of:=RANK([.Z13];[.$W13:.$AA13];)" office:value-type="float" office:value="1" calcext:value-type="float">
            <text:p>1</text:p>
          </table:table-cell>
          <table:table-cell table:formula="of:=RANK([.AA13];[.$W13:.$AA13];)" office:value-type="float" office:value="4" calcext:value-type="float">
            <text:p>4</text:p>
          </table:table-cell>
          <table:table-cell/>
          <table:table-cell table:style-name="ce900"/>
          <table:table-cell table:style-name="ce899" office:value-type="string" calcext:value-type="string">
            <text:p>RandomForestClassifier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iso</text:p>
          </table:table-cell>
          <table:table-cell table:formula="of:=COUNTIF(([.F21]~ [.F48]~ [.F75]~ [.F102]~ [.F129]~ [.F156]~ [.F183]~ [.F210]~ [.F237]~ [.F264]);1)" office:value-type="float" office:value="4" calcext:value-type="float">
            <text:p>4</text:p>
          </table:table-cell>
          <table:table-cell table:formula="of:=COUNTIF(([.F21]~[.F48]~[.F75]~[.F102]~[.F129]~[.F156]~[.F183]~[.F210]~[.F237]~[.F264]);2)" office:value-type="float" office:value="1" calcext:value-type="float">
            <text:p>1</text:p>
          </table:table-cell>
          <table:table-cell table:formula="of:=COUNTIF(([.F21]~[.F48]~[.F75]~[.F102]~[.F129]~[.F156]~[.F183]~[.F210]~[.F237]~[.F264]);3)" office:value-type="float" office:value="1" calcext:value-type="float">
            <text:p>1</text:p>
          </table:table-cell>
          <table:table-cell table:formula="of:=COUNTIF(([.F21]~[.F48]~[.F75]~[.F102]~[.F129]~[.F156]~[.F183]~[.F210]~[.F237]~[.F264]);4)" office:value-type="float" office:value="4" calcext:value-type="float">
            <text:p>4</text:p>
          </table:table-cell>
          <table:table-cell table:formula="of:=COUNTIF(([.F21]~[.F48]~[.F75]~[.F102]~[.F129]~[.F156]~[.F183]~[.F210]~[.F237]~[.F264]);5)" office:value-type="float" office:value="0" calcext:value-type="float">
            <text:p>0</text:p>
          </table:table-cell>
          <table:table-cell table:formula="of:=COUNTIF(([.K21]~ [.K48]~ [.K75]~ [.K102]~ [.K129]~ [.K156]~ [.K183]~ [.K210]~ [.K237]~ [.K264]);1)" office:value-type="float" office:value="4" calcext:value-type="float">
            <text:p>4</text:p>
          </table:table-cell>
          <table:table-cell table:formula="of:=COUNTIF(([.K21]~[.K48]~[.K75]~[.K102]~[.K129]~[.K156]~[.K183]~[.K210]~[.K237]~[.K264]);2)" office:value-type="float" office:value="1" calcext:value-type="float">
            <text:p>1</text:p>
          </table:table-cell>
          <table:table-cell table:formula="of:=COUNTIF(([.K21]~[.K48]~[.K75]~[.K102]~[.K129]~[.K156]~[.K183]~[.K210]~[.K237]~[.K264]);3)" office:value-type="float" office:value="2" calcext:value-type="float">
            <text:p>2</text:p>
          </table:table-cell>
          <table:table-cell table:formula="of:=COUNTIF(([.K21]~[.K48]~[.K75]~[.K102]~[.K129]~[.K156]~[.K183]~[.K210]~[.K237]~[.K264]);4)" office:value-type="float" office:value="3" calcext:value-type="float">
            <text:p>3</text:p>
          </table:table-cell>
          <table:table-cell table:formula="of:=COUNTIF(([.K21]~[.K48]~[.K75]~[.K102]~[.K129]~[.K156]~[.K183]~[.K210]~[.K237]~[.K264]);5)" office:value-type="float" office:value="0" calcext:value-type="float">
            <text:p>0</text:p>
          </table:table-cell>
          <table:table-cell table:formula="of:=COUNTIF(([.P21]~ [.P48]~ [.P75]~ [.P102]~ [.P129]~ [.P156]~ [.P183]~ [.P210]~ [.P237]~ [.P264]);1)" office:value-type="float" office:value="6" calcext:value-type="float">
            <text:p>6</text:p>
          </table:table-cell>
          <table:table-cell table:formula="of:=COUNTIF(([.P21]~[.P48]~[.P75]~[.P102]~[.P129]~[.P156]~[.P183]~[.P210]~[.P237]~[.P264]);2)" office:value-type="float" office:value="0" calcext:value-type="float">
            <text:p>0</text:p>
          </table:table-cell>
          <table:table-cell table:formula="of:=COUNTIF(([.P21]~[.P48]~[.P75]~[.P102]~[.P129]~[.P156]~[.P183]~[.P210]~[.P237]~[.P264]);3)" office:value-type="float" office:value="0" calcext:value-type="float">
            <text:p>0</text:p>
          </table:table-cell>
          <table:table-cell table:formula="of:=COUNTIF(([.P21]~[.P48]~[.P75]~[.P102]~[.P129]~[.P156]~[.P183]~[.P210]~[.P237]~[.P264]);4)" office:value-type="float" office:value="4" calcext:value-type="float">
            <text:p>4</text:p>
          </table:table-cell>
          <table:table-cell table:formula="of:=COUNTIF(([.P21]~[.P48]~[.P75]~[.P102]~[.P129]~[.P156]~[.P183]~[.P210]~[.P237]~[.P264]);5)" office:value-type="float" office:value="0" calcext:value-type="float">
            <text:p>0</text:p>
          </table:table-cell>
          <table:table-cell table:formula="of:=COUNTIF(([.U21]~ [.U48]~ [.U75]~ [.U102]~ [.U129]~ [.U156]~ [.U183]~ [.U210]~ [.U237]~ [.U264]);1)" office:value-type="float" office:value="6" calcext:value-type="float">
            <text:p>6</text:p>
          </table:table-cell>
          <table:table-cell table:formula="of:=COUNTIF(([.U21]~[.U48]~[.U75]~[.U102]~[.U129]~[.U156]~[.U183]~[.U210]~[.U237]~[.U264]);2)" office:value-type="float" office:value="0" calcext:value-type="float">
            <text:p>0</text:p>
          </table:table-cell>
          <table:table-cell table:formula="of:=COUNTIF(([.U21]~[.U48]~[.U75]~[.U102]~[.U129]~[.U156]~[.U183]~[.U210]~[.U237]~[.U264]);3)" office:value-type="float" office:value="1" calcext:value-type="float">
            <text:p>1</text:p>
          </table:table-cell>
          <table:table-cell table:formula="of:=COUNTIF(([.U21]~[.U48]~[.U75]~[.U102]~[.U129]~[.U156]~[.U183]~[.U210]~[.U237]~[.U264]);4)" office:value-type="float" office:value="3" calcext:value-type="float">
            <text:p>3</text:p>
          </table:table-cell>
          <table:table-cell table:formula="of:=COUNTIF(([.U21]~[.U48]~[.U75]~[.U102]~[.U129]~[.U156]~[.U183]~[.U210]~[.U237]~[.U264]);5)" office:value-type="float" office:value="0" calcext:value-type="float">
            <text:p>0</text:p>
          </table:table-cell>
          <table:table-cell table:formula="of:=COUNTIF(([.Z21]~ [.Z48]~ [.Z75]~ [.Z102]~ [.Z129]~ [.Z156]~ [.Z183]~ [.Z210]~ [.Z237]~ [.Z264]);1)" office:value-type="float" office:value="3" calcext:value-type="float">
            <text:p>3</text:p>
          </table:table-cell>
          <table:table-cell table:formula="of:=COUNTIF(([.Z21]~[.Z48]~[.Z75]~[.Z102]~[.Z129]~[.Z156]~[.Z183]~[.Z210]~[.Z237]~[.Z264]);2)" office:value-type="float" office:value="1" calcext:value-type="float">
            <text:p>1</text:p>
          </table:table-cell>
          <table:table-cell table:formula="of:=COUNTIF(([.Z21]~[.Z48]~[.Z75]~[.Z102]~[.Z129]~[.Z156]~[.Z183]~[.Z210]~[.Z237]~[.Z264]);3)" office:value-type="float" office:value="1" calcext:value-type="float">
            <text:p>1</text:p>
          </table:table-cell>
          <table:table-cell table:formula="of:=COUNTIF(([.Z21]~[.Z48]~[.Z75]~[.Z102]~[.Z129]~[.Z156]~[.Z183]~[.Z210]~[.Z237]~[.Z264]);4)" office:value-type="float" office:value="4" calcext:value-type="float">
            <text:p>4</text:p>
          </table:table-cell>
          <table:table-cell table:formula="of:=COUNTIF(([.Z21]~[.Z48]~[.Z75]~[.Z102]~[.Z129]~[.Z156]~[.Z183]~[.Z210]~[.Z237]~[.Z264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number-columns-repeated="28"/>
          <table:table-cell table:style-name="ce900"/>
          <table:table-cell table:style-name="ce899" office:value-type="string" calcext:value-type="string">
            <text:p>RandomForestClassifier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pla</text:p>
          </table:table-cell>
          <table:table-cell table:formula="of:=COUNTIF(([.G21]~ [.G48]~ [.G75]~ [.G102]~ [.G129]~ [.G156]~ [.G183]~ [.G210]~ [.G237]~ [.G264]);1)" office:value-type="float" office:value="4" calcext:value-type="float">
            <text:p>4</text:p>
          </table:table-cell>
          <table:table-cell table:formula="of:=COUNTIF(([.G21]~[.G48]~[.G75]~[.G102]~[.G129]~[.G156]~[.G183]~[.G210]~[.G237]~[.G264]);2)" office:value-type="float" office:value="4" calcext:value-type="float">
            <text:p>4</text:p>
          </table:table-cell>
          <table:table-cell table:formula="of:=COUNTIF(([.G21]~[.G48]~[.G75]~[.G102]~[.G129]~[.G156]~[.G183]~[.G210]~[.G237]~[.G264]);3)" office:value-type="float" office:value="1" calcext:value-type="float">
            <text:p>1</text:p>
          </table:table-cell>
          <table:table-cell table:formula="of:=COUNTIF(([.G21]~[.G48]~[.G75]~[.G102]~[.G129]~[.G156]~[.G183]~[.G210]~[.G237]~[.G264]);4)" office:value-type="float" office:value="1" calcext:value-type="float">
            <text:p>1</text:p>
          </table:table-cell>
          <table:table-cell table:formula="of:=COUNTIF(([.G21]~[.G48]~[.G75]~[.G102]~[.G129]~[.G156]~[.G183]~[.G210]~[.G237]~[.G264]);5)" office:value-type="float" office:value="0" calcext:value-type="float">
            <text:p>0</text:p>
          </table:table-cell>
          <table:table-cell table:formula="of:=COUNTIF(([.L21]~ [.L48]~ [.L75]~ [.L102]~ [.L129]~ [.L156]~ [.L183]~ [.L210]~ [.L237]~ [.L264]);1)" office:value-type="float" office:value="4" calcext:value-type="float">
            <text:p>4</text:p>
          </table:table-cell>
          <table:table-cell table:formula="of:=COUNTIF(([.L21]~[.L48]~[.L75]~[.L102]~[.L129]~[.L156]~[.L183]~[.L210]~[.L237]~[.L264]);2)" office:value-type="float" office:value="3" calcext:value-type="float">
            <text:p>3</text:p>
          </table:table-cell>
          <table:table-cell table:formula="of:=COUNTIF(([.L21]~[.L48]~[.L75]~[.L102]~[.L129]~[.L156]~[.L183]~[.L210]~[.L237]~[.L264]);3)" office:value-type="float" office:value="2" calcext:value-type="float">
            <text:p>2</text:p>
          </table:table-cell>
          <table:table-cell table:formula="of:=COUNTIF(([.L21]~[.L48]~[.L75]~[.L102]~[.L129]~[.L156]~[.L183]~[.L210]~[.L237]~[.L264]);4)" office:value-type="float" office:value="1" calcext:value-type="float">
            <text:p>1</text:p>
          </table:table-cell>
          <table:table-cell table:formula="of:=COUNTIF(([.L21]~[.L48]~[.L75]~[.L102]~[.L129]~[.L156]~[.L183]~[.L210]~[.L237]~[.L264]);5)" office:value-type="float" office:value="0" calcext:value-type="float">
            <text:p>0</text:p>
          </table:table-cell>
          <table:table-cell table:formula="of:=COUNTIF(([.Q21]~ [.Q48]~ [.Q75]~ [.Q102]~ [.Q129]~ [.Q156]~ [.Q183]~ [.Q210]~ [.Q237]~ [.Q264]);1)" office:value-type="float" office:value="2" calcext:value-type="float">
            <text:p>2</text:p>
          </table:table-cell>
          <table:table-cell table:formula="of:=COUNTIF(([.Q21]~[.Q48]~[.Q75]~[.Q102]~[.Q129]~[.Q156]~[.Q183]~[.Q210]~[.Q237]~[.Q264]);2)" office:value-type="float" office:value="2" calcext:value-type="float">
            <text:p>2</text:p>
          </table:table-cell>
          <table:table-cell table:formula="of:=COUNTIF(([.Q21]~[.Q48]~[.Q75]~[.Q102]~[.Q129]~[.Q156]~[.Q183]~[.Q210]~[.Q237]~[.Q264]);3)" office:value-type="float" office:value="4" calcext:value-type="float">
            <text:p>4</text:p>
          </table:table-cell>
          <table:table-cell table:formula="of:=COUNTIF(([.Q21]~[.Q48]~[.Q75]~[.Q102]~[.Q129]~[.Q156]~[.Q183]~[.Q210]~[.Q237]~[.Q264]);4)" office:value-type="float" office:value="1" calcext:value-type="float">
            <text:p>1</text:p>
          </table:table-cell>
          <table:table-cell table:formula="of:=COUNTIF(([.Q21]~[.Q48]~[.Q75]~[.Q102]~[.Q129]~[.Q156]~[.Q183]~[.Q210]~[.Q237]~[.Q264]);5)" office:value-type="float" office:value="1" calcext:value-type="float">
            <text:p>1</text:p>
          </table:table-cell>
          <table:table-cell table:formula="of:=COUNTIF(([.V21]~ [.V48]~ [.V75]~ [.V102]~ [.V129]~ [.V156]~ [.V183]~ [.V210]~ [.V237]~ [.V264]);1)" office:value-type="float" office:value="1" calcext:value-type="float">
            <text:p>1</text:p>
          </table:table-cell>
          <table:table-cell table:formula="of:=COUNTIF(([.V21]~[.V48]~[.V75]~[.V102]~[.V129]~[.V156]~[.V183]~[.V210]~[.V237]~[.V264]);2)" office:value-type="float" office:value="4" calcext:value-type="float">
            <text:p>4</text:p>
          </table:table-cell>
          <table:table-cell table:formula="of:=COUNTIF(([.V21]~[.V48]~[.V75]~[.V102]~[.V129]~[.V156]~[.V183]~[.V210]~[.V237]~[.V264]);3)" office:value-type="float" office:value="2" calcext:value-type="float">
            <text:p>2</text:p>
          </table:table-cell>
          <table:table-cell table:formula="of:=COUNTIF(([.V21]~[.V48]~[.V75]~[.V102]~[.V129]~[.V156]~[.V183]~[.V210]~[.V237]~[.V264]);4)" office:value-type="float" office:value="2" calcext:value-type="float">
            <text:p>2</text:p>
          </table:table-cell>
          <table:table-cell table:formula="of:=COUNTIF(([.V21]~[.V48]~[.V75]~[.V102]~[.V129]~[.V156]~[.V183]~[.V210]~[.V237]~[.V264]);5)" office:value-type="float" office:value="1" calcext:value-type="float">
            <text:p>1</text:p>
          </table:table-cell>
          <table:table-cell table:formula="of:=COUNTIF(([.AA21]~ [.AA48]~ [.AA75]~ [.AA102]~ [.AA129]~ [.AA156]~ [.AA183]~ [.AA210]~ [.AA237]~ [.AA264]);1)" office:value-type="float" office:value="1" calcext:value-type="float">
            <text:p>1</text:p>
          </table:table-cell>
          <table:table-cell table:formula="of:=COUNTIF(([.AA21]~[.AA48]~[.AA75]~[.AA102]~[.AA129]~[.AA156]~[.AA183]~[.AA210]~[.AA237]~[.AA264]);2)" office:value-type="float" office:value="3" calcext:value-type="float">
            <text:p>3</text:p>
          </table:table-cell>
          <table:table-cell table:formula="of:=COUNTIF(([.AA21]~[.AA48]~[.AA75]~[.AA102]~[.AA129]~[.AA156]~[.AA183]~[.AA210]~[.AA237]~[.AA264]);3)" office:value-type="float" office:value="4" calcext:value-type="float">
            <text:p>4</text:p>
          </table:table-cell>
          <table:table-cell table:formula="of:=COUNTIF(([.AA21]~[.AA48]~[.AA75]~[.AA102]~[.AA129]~[.AA156]~[.AA183]~[.AA210]~[.AA237]~[.AA264]);4)" office:value-type="float" office:value="1" calcext:value-type="float">
            <text:p>1</text:p>
          </table:table-cell>
          <table:table-cell table:formula="of:=COUNTIF(([.AA21]~[.AA48]~[.AA75]~[.AA102]~[.AA129]~[.AA156]~[.AA183]~[.AA210]~[.AA237]~[.AA264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office:value-type="float" office:value="134875" calcext:value-type="float">
            <text:p>134875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00"/>
          <table:table-cell table:style-name="ce899" office:value-type="string" calcext:value-type="string">
            <text:p>RandomForestClassifier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ase</text:p>
          </table:table-cell>
          <table:table-cell table:formula="of:=COUNTIF(([.C22]~ [.C49]~ [.C76]~ [.C103]~ [.C130]~ [.C157]~ [.C184]~ [.C211]~ [.C238]~ [.C265]);1)" office:value-type="float" office:value="4" calcext:value-type="float">
            <text:p>4</text:p>
          </table:table-cell>
          <table:table-cell table:formula="of:=COUNTIF(([.C22]~[.C49]~[.C76]~[.C103]~[.C130]~[.C157]~[.C184]~[.C211]~[.C238]~[.C265]);2)" office:value-type="float" office:value="4" calcext:value-type="float">
            <text:p>4</text:p>
          </table:table-cell>
          <table:table-cell table:formula="of:=COUNTIF(([.C22]~[.C49]~[.C76]~[.C103]~[.C130]~[.C157]~[.C184]~[.C211]~[.C238]~[.C265]);3)" office:value-type="float" office:value="1" calcext:value-type="float">
            <text:p>1</text:p>
          </table:table-cell>
          <table:table-cell table:formula="of:=COUNTIF(([.C22]~[.C49]~[.C76]~[.C103]~[.C130]~[.C157]~[.C184]~[.C211]~[.C238]~[.C265]);4)" office:value-type="float" office:value="1" calcext:value-type="float">
            <text:p>1</text:p>
          </table:table-cell>
          <table:table-cell table:formula="of:=COUNTIF(([.C22]~[.C49]~[.C76]~[.C103]~[.C130]~[.C157]~[.C184]~[.C211]~[.C238]~[.C265]);5)" office:value-type="float" office:value="0" calcext:value-type="float">
            <text:p>0</text:p>
          </table:table-cell>
          <table:table-cell table:formula="of:=COUNTIF(([.H22]~ [.H49]~ [.H76]~ [.H103]~ [.H130]~ [.H157]~ [.H184]~ [.H211]~ [.H238]~ [.H265]);1)" office:value-type="float" office:value="4" calcext:value-type="float">
            <text:p>4</text:p>
          </table:table-cell>
          <table:table-cell table:formula="of:=COUNTIF(([.H22]~[.H49]~[.H76]~[.H103]~[.H130]~[.H157]~[.H184]~[.H211]~[.H238]~[.H265]);2)" office:value-type="float" office:value="3" calcext:value-type="float">
            <text:p>3</text:p>
          </table:table-cell>
          <table:table-cell table:formula="of:=COUNTIF(([.H22]~[.H49]~[.H76]~[.H103]~[.H130]~[.H157]~[.H184]~[.H211]~[.H238]~[.H265]);3)" office:value-type="float" office:value="2" calcext:value-type="float">
            <text:p>2</text:p>
          </table:table-cell>
          <table:table-cell table:formula="of:=COUNTIF(([.H22]~[.H49]~[.H76]~[.H103]~[.H130]~[.H157]~[.H184]~[.H211]~[.H238]~[.H265]);4)" office:value-type="float" office:value="1" calcext:value-type="float">
            <text:p>1</text:p>
          </table:table-cell>
          <table:table-cell table:formula="of:=COUNTIF(([.H22]~[.H49]~[.H76]~[.H103]~[.H130]~[.H157]~[.H184]~[.H211]~[.H238]~[.H265]);5)" office:value-type="float" office:value="0" calcext:value-type="float">
            <text:p>0</text:p>
          </table:table-cell>
          <table:table-cell table:formula="of:=COUNTIF(([.M22]~ [.M49]~ [.M76]~ [.M103]~ [.M130]~ [.M157]~ [.M184]~ [.M211]~ [.M238]~ [.M265]);1)" office:value-type="float" office:value="2" calcext:value-type="float">
            <text:p>2</text:p>
          </table:table-cell>
          <table:table-cell table:formula="of:=COUNTIF(([.M22]~[.M49]~[.M76]~[.M103]~[.M130]~[.M157]~[.M184]~[.M211]~[.M238]~[.M265]);2)" office:value-type="float" office:value="3" calcext:value-type="float">
            <text:p>3</text:p>
          </table:table-cell>
          <table:table-cell table:formula="of:=COUNTIF(([.M22]~[.M49]~[.M76]~[.M103]~[.M130]~[.M157]~[.M184]~[.M211]~[.M238]~[.M265]);3)" office:value-type="float" office:value="2" calcext:value-type="float">
            <text:p>2</text:p>
          </table:table-cell>
          <table:table-cell table:formula="of:=COUNTIF(([.M22]~[.M49]~[.M76]~[.M103]~[.M130]~[.M157]~[.M184]~[.M211]~[.M238]~[.M265]);4)" office:value-type="float" office:value="3" calcext:value-type="float">
            <text:p>3</text:p>
          </table:table-cell>
          <table:table-cell table:formula="of:=COUNTIF(([.M22]~[.M49]~[.M76]~[.M103]~[.M130]~[.M157]~[.M184]~[.M211]~[.M238]~[.M265]);5)" office:value-type="float" office:value="0" calcext:value-type="float">
            <text:p>0</text:p>
          </table:table-cell>
          <table:table-cell table:formula="of:=COUNTIF(([.R22]~ [.R49]~ [.R76]~ [.R103]~ [.R130]~ [.R157]~ [.R184]~ [.R211]~ [.R238]~ [.R265]);1)" office:value-type="float" office:value="1" calcext:value-type="float">
            <text:p>1</text:p>
          </table:table-cell>
          <table:table-cell table:formula="of:=COUNTIF(([.R22]~[.R49]~[.R76]~[.R103]~[.R130]~[.R157]~[.R184]~[.R211]~[.R238]~[.R265]);2)" office:value-type="float" office:value="5" calcext:value-type="float">
            <text:p>5</text:p>
          </table:table-cell>
          <table:table-cell table:formula="of:=COUNTIF(([.R22]~[.R49]~[.R76]~[.R103]~[.R130]~[.R157]~[.R184]~[.R211]~[.R238]~[.R265]);3)" office:value-type="float" office:value="2" calcext:value-type="float">
            <text:p>2</text:p>
          </table:table-cell>
          <table:table-cell table:formula="of:=COUNTIF(([.R22]~[.R49]~[.R76]~[.R103]~[.R130]~[.R157]~[.R184]~[.R211]~[.R238]~[.R265]);4)" office:value-type="float" office:value="2" calcext:value-type="float">
            <text:p>2</text:p>
          </table:table-cell>
          <table:table-cell table:formula="of:=COUNTIF(([.R22]~[.R49]~[.R76]~[.R103]~[.R130]~[.R157]~[.R184]~[.R211]~[.R238]~[.R265]);5)" office:value-type="float" office:value="0" calcext:value-type="float">
            <text:p>0</text:p>
          </table:table-cell>
          <table:table-cell table:formula="of:=COUNTIF(([.W22]~ [.W49]~ [.W76]~ [.W103]~ [.W130]~ [.W157]~ [.W184]~ [.W211]~ [.W238]~ [.W265]);1)" office:value-type="float" office:value="1" calcext:value-type="float">
            <text:p>1</text:p>
          </table:table-cell>
          <table:table-cell table:formula="of:=COUNTIF(([.W22]~[.W49]~[.W76]~[.W103]~[.W130]~[.W157]~[.W184]~[.W211]~[.W238]~[.W265]);2)" office:value-type="float" office:value="2" calcext:value-type="float">
            <text:p>2</text:p>
          </table:table-cell>
          <table:table-cell table:formula="of:=COUNTIF(([.W22]~[.W49]~[.W76]~[.W103]~[.W130]~[.W157]~[.W184]~[.W211]~[.W238]~[.W265]);3)" office:value-type="float" office:value="4" calcext:value-type="float">
            <text:p>4</text:p>
          </table:table-cell>
          <table:table-cell table:formula="of:=COUNTIF(([.W22]~[.W49]~[.W76]~[.W103]~[.W130]~[.W157]~[.W184]~[.W211]~[.W238]~[.W265]);4)" office:value-type="float" office:value="1" calcext:value-type="float">
            <text:p>1</text:p>
          </table:table-cell>
          <table:table-cell table:formula="of:=COUNTIF(([.W22]~[.W49]~[.W76]~[.W103]~[.W130]~[.W157]~[.W184]~[.W211]~[.W238]~[.W265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899"/>
          <table:table-cell table:style-name="ce899" office:value-type="string" calcext:value-type="string">
            <text:p>RandomForestClassifier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bq</text:p>
          </table:table-cell>
          <table:table-cell table:formula="of:=COUNTIF(([.D22]~ [.D49]~ [.D76]~ [.D103]~ [.D130]~ [.D157]~ [.D184]~ [.D211]~ [.D238]~ [.D265]);1)" office:value-type="float" office:value="2" calcext:value-type="float">
            <text:p>2</text:p>
          </table:table-cell>
          <table:table-cell table:formula="of:=COUNTIF(([.D22]~[.D49]~[.D76]~[.D103]~[.D130]~[.D157]~[.D184]~[.D211]~[.D238]~[.D265]);2)" office:value-type="float" office:value="3" calcext:value-type="float">
            <text:p>3</text:p>
          </table:table-cell>
          <table:table-cell table:formula="of:=COUNTIF(([.D22]~[.D49]~[.D76]~[.D103]~[.D130]~[.D157]~[.D184]~[.D211]~[.D238]~[.D265]);3)" office:value-type="float" office:value="0" calcext:value-type="float">
            <text:p>0</text:p>
          </table:table-cell>
          <table:table-cell table:formula="of:=COUNTIF(([.D22]~[.D49]~[.D76]~[.D103]~[.D130]~[.D157]~[.D184]~[.D211]~[.D238]~[.D265]);4)" office:value-type="float" office:value="2" calcext:value-type="float">
            <text:p>2</text:p>
          </table:table-cell>
          <table:table-cell table:formula="of:=COUNTIF(([.D22]~[.D49]~[.D76]~[.D103]~[.D130]~[.D157]~[.D184]~[.D211]~[.D238]~[.D265]);5)" office:value-type="float" office:value="3" calcext:value-type="float">
            <text:p>3</text:p>
          </table:table-cell>
          <table:table-cell table:formula="of:=COUNTIF(([.I22]~ [.I49]~ [.I76]~ [.I103]~ [.I130]~ [.I157]~ [.I184]~ [.I211]~ [.I238]~ [.I265]);1)" office:value-type="float" office:value="2" calcext:value-type="float">
            <text:p>2</text:p>
          </table:table-cell>
          <table:table-cell table:formula="of:=COUNTIF(([.I22]~[.I49]~[.I76]~[.I103]~[.I130]~[.I157]~[.I184]~[.I211]~[.I238]~[.I265]);2)" office:value-type="float" office:value="1" calcext:value-type="float">
            <text:p>1</text:p>
          </table:table-cell>
          <table:table-cell table:formula="of:=COUNTIF(([.I22]~[.I49]~[.I76]~[.I103]~[.I130]~[.I157]~[.I184]~[.I211]~[.I238]~[.I265]);3)" office:value-type="float" office:value="3" calcext:value-type="float">
            <text:p>3</text:p>
          </table:table-cell>
          <table:table-cell table:formula="of:=COUNTIF(([.I22]~[.I49]~[.I76]~[.I103]~[.I130]~[.I157]~[.I184]~[.I211]~[.I238]~[.I265]);4)" office:value-type="float" office:value="3" calcext:value-type="float">
            <text:p>3</text:p>
          </table:table-cell>
          <table:table-cell table:formula="of:=COUNTIF(([.I22]~[.I49]~[.I76]~[.I103]~[.I130]~[.I157]~[.I184]~[.I211]~[.I238]~[.I265]);5)" office:value-type="float" office:value="1" calcext:value-type="float">
            <text:p>1</text:p>
          </table:table-cell>
          <table:table-cell table:formula="of:=COUNTIF(([.N22]~ [.N49]~ [.N76]~ [.N103]~ [.N130]~ [.N157]~ [.N184]~ [.N211]~ [.N238]~ [.N265]);1)" office:value-type="float" office:value="4" calcext:value-type="float">
            <text:p>4</text:p>
          </table:table-cell>
          <table:table-cell table:formula="of:=COUNTIF(([.N22]~[.N49]~[.N76]~[.N103]~[.N130]~[.N157]~[.N184]~[.N211]~[.N238]~[.N265]);2)" office:value-type="float" office:value="3" calcext:value-type="float">
            <text:p>3</text:p>
          </table:table-cell>
          <table:table-cell table:formula="of:=COUNTIF(([.N22]~[.N49]~[.N76]~[.N103]~[.N130]~[.N157]~[.N184]~[.N211]~[.N238]~[.N265]);3)" office:value-type="float" office:value="0" calcext:value-type="float">
            <text:p>0</text:p>
          </table:table-cell>
          <table:table-cell table:formula="of:=COUNTIF(([.N22]~[.N49]~[.N76]~[.N103]~[.N130]~[.N157]~[.N184]~[.N211]~[.N238]~[.N265]);4)" office:value-type="float" office:value="1" calcext:value-type="float">
            <text:p>1</text:p>
          </table:table-cell>
          <table:table-cell table:formula="of:=COUNTIF(([.N22]~[.N49]~[.N76]~[.N103]~[.N130]~[.N157]~[.N184]~[.N211]~[.N238]~[.N265]);5)" office:value-type="float" office:value="2" calcext:value-type="float">
            <text:p>2</text:p>
          </table:table-cell>
          <table:table-cell table:formula="of:=COUNTIF(([.S22]~ [.S49]~ [.S76]~ [.S103]~ [.S130]~ [.S157]~ [.S184]~ [.S211]~ [.S238]~ [.S265]);1)" office:value-type="float" office:value="4" calcext:value-type="float">
            <text:p>4</text:p>
          </table:table-cell>
          <table:table-cell table:formula="of:=COUNTIF(([.S22]~[.S49]~[.S76]~[.S103]~[.S130]~[.S157]~[.S184]~[.S211]~[.S238]~[.S265]);2)" office:value-type="float" office:value="2" calcext:value-type="float">
            <text:p>2</text:p>
          </table:table-cell>
          <table:table-cell table:formula="of:=COUNTIF(([.S22]~[.S49]~[.S76]~[.S103]~[.S130]~[.S157]~[.S184]~[.S211]~[.S238]~[.S265]);3)" office:value-type="float" office:value="3" calcext:value-type="float">
            <text:p>3</text:p>
          </table:table-cell>
          <table:table-cell table:formula="of:=COUNTIF(([.S22]~[.S49]~[.S76]~[.S103]~[.S130]~[.S157]~[.S184]~[.S211]~[.S238]~[.S265]);4)" office:value-type="float" office:value="1" calcext:value-type="float">
            <text:p>1</text:p>
          </table:table-cell>
          <table:table-cell table:formula="of:=COUNTIF(([.S22]~[.S49]~[.S76]~[.S103]~[.S130]~[.S157]~[.S184]~[.S211]~[.S238]~[.S265]);5)" office:value-type="float" office:value="0" calcext:value-type="float">
            <text:p>0</text:p>
          </table:table-cell>
          <table:table-cell table:formula="of:=COUNTIF(([.X22]~ [.X49]~ [.X76]~ [.X103]~ [.X130]~ [.X157]~ [.X184]~ [.X211]~ [.X238]~ [.X265]);1)" office:value-type="float" office:value="2" calcext:value-type="float">
            <text:p>2</text:p>
          </table:table-cell>
          <table:table-cell table:formula="of:=COUNTIF(([.X22]~[.X49]~[.X76]~[.X103]~[.X130]~[.X157]~[.X184]~[.X211]~[.X238]~[.X265]);2)" office:value-type="float" office:value="1" calcext:value-type="float">
            <text:p>1</text:p>
          </table:table-cell>
          <table:table-cell table:formula="of:=COUNTIF(([.X22]~[.X49]~[.X76]~[.X103]~[.X130]~[.X157]~[.X184]~[.X211]~[.X238]~[.X265]);3)" office:value-type="float" office:value="1" calcext:value-type="float">
            <text:p>1</text:p>
          </table:table-cell>
          <table:table-cell table:formula="of:=COUNTIF(([.X22]~[.X49]~[.X76]~[.X103]~[.X130]~[.X157]~[.X184]~[.X211]~[.X238]~[.X265]);4)" office:value-type="float" office:value="2" calcext:value-type="float">
            <text:p>2</text:p>
          </table:table-cell>
          <table:table-cell table:formula="of:=COUNTIF(([.X22]~[.X49]~[.X76]~[.X103]~[.X130]~[.X157]~[.X184]~[.X211]~[.X238]~[.X265]);5)" office:value-type="float" office:value="4" calcext:value-type="float">
            <text:p>4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00"/>
          <table:table-cell table:style-name="ce899" office:value-type="string" calcext:value-type="string">
            <text:p>RandomForestClassifier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his</text:p>
          </table:table-cell>
          <table:table-cell table:formula="of:=COUNTIF(([.E22]~ [.E49]~ [.E76]~ [.E103]~ [.E130]~ [.E157]~ [.E184]~ [.E211]~ [.E238]~ [.E265]);1)" office:value-type="float" office:value="3" calcext:value-type="float">
            <text:p>3</text:p>
          </table:table-cell>
          <table:table-cell table:formula="of:=COUNTIF(([.E22]~[.E49]~[.E76]~[.E103]~[.E130]~[.E157]~[.E184]~[.E211]~[.E238]~[.E265]);2)" office:value-type="float" office:value="2" calcext:value-type="float">
            <text:p>2</text:p>
          </table:table-cell>
          <table:table-cell table:formula="of:=COUNTIF(([.E22]~[.E49]~[.E76]~[.E103]~[.E130]~[.E157]~[.E184]~[.E211]~[.E238]~[.E265]);3)" office:value-type="float" office:value="3" calcext:value-type="float">
            <text:p>3</text:p>
          </table:table-cell>
          <table:table-cell table:formula="of:=COUNTIF(([.E22]~[.E49]~[.E76]~[.E103]~[.E130]~[.E157]~[.E184]~[.E211]~[.E238]~[.E265]);4)" office:value-type="float" office:value="2" calcext:value-type="float">
            <text:p>2</text:p>
          </table:table-cell>
          <table:table-cell table:formula="of:=COUNTIF(([.E22]~[.E49]~[.E76]~[.E103]~[.E130]~[.E157]~[.E184]~[.E211]~[.E238]~[.E265]);5)" office:value-type="float" office:value="0" calcext:value-type="float">
            <text:p>0</text:p>
          </table:table-cell>
          <table:table-cell table:formula="of:=COUNTIF(([.J22]~ [.J49]~ [.J76]~ [.J103]~ [.J130]~ [.J157]~ [.J184]~ [.J211]~ [.J238]~ [.J265]);1)" office:value-type="float" office:value="3" calcext:value-type="float">
            <text:p>3</text:p>
          </table:table-cell>
          <table:table-cell table:formula="of:=COUNTIF(([.J22]~[.J49]~[.J76]~[.J103]~[.J130]~[.J157]~[.J184]~[.J211]~[.J238]~[.J265]);2)" office:value-type="float" office:value="1" calcext:value-type="float">
            <text:p>1</text:p>
          </table:table-cell>
          <table:table-cell table:formula="of:=COUNTIF(([.J22]~[.J49]~[.J76]~[.J103]~[.J130]~[.J157]~[.J184]~[.J211]~[.J238]~[.J265]);3)" office:value-type="float" office:value="0" calcext:value-type="float">
            <text:p>0</text:p>
          </table:table-cell>
          <table:table-cell table:formula="of:=COUNTIF(([.J22]~[.J49]~[.J76]~[.J103]~[.J130]~[.J157]~[.J184]~[.J211]~[.J238]~[.J265]);4)" office:value-type="float" office:value="4" calcext:value-type="float">
            <text:p>4</text:p>
          </table:table-cell>
          <table:table-cell table:formula="of:=COUNTIF(([.J22]~[.J49]~[.J76]~[.J103]~[.J130]~[.J157]~[.J184]~[.J211]~[.J238]~[.J265]);5)" office:value-type="float" office:value="2" calcext:value-type="float">
            <text:p>2</text:p>
          </table:table-cell>
          <table:table-cell table:formula="of:=COUNTIF(([.O22]~ [.O49]~ [.O76]~ [.O103]~ [.O130]~ [.O157]~ [.O184]~ [.O211]~ [.O238]~ [.O265]);1)" office:value-type="float" office:value="3" calcext:value-type="float">
            <text:p>3</text:p>
          </table:table-cell>
          <table:table-cell table:formula="of:=COUNTIF(([.O22]~[.O49]~[.O76]~[.O103]~[.O130]~[.O157]~[.O184]~[.O211]~[.O238]~[.O265]);2)" office:value-type="float" office:value="2" calcext:value-type="float">
            <text:p>2</text:p>
          </table:table-cell>
          <table:table-cell table:formula="of:=COUNTIF(([.O22]~[.O49]~[.O76]~[.O103]~[.O130]~[.O157]~[.O184]~[.O211]~[.O238]~[.O265]);3)" office:value-type="float" office:value="0" calcext:value-type="float">
            <text:p>0</text:p>
          </table:table-cell>
          <table:table-cell table:formula="of:=COUNTIF(([.O22]~[.O49]~[.O76]~[.O103]~[.O130]~[.O157]~[.O184]~[.O211]~[.O238]~[.O265]);4)" office:value-type="float" office:value="3" calcext:value-type="float">
            <text:p>3</text:p>
          </table:table-cell>
          <table:table-cell table:formula="of:=COUNTIF(([.O22]~[.O49]~[.O76]~[.O103]~[.O130]~[.O157]~[.O184]~[.O211]~[.O238]~[.O265]);5)" office:value-type="float" office:value="2" calcext:value-type="float">
            <text:p>2</text:p>
          </table:table-cell>
          <table:table-cell table:formula="of:=COUNTIF(([.T22]~ [.T49]~ [.T76]~ [.T103]~ [.T130]~ [.T157]~ [.T184]~ [.T211]~ [.T238]~ [.T265]);1)" office:value-type="float" office:value="3" calcext:value-type="float">
            <text:p>3</text:p>
          </table:table-cell>
          <table:table-cell table:formula="of:=COUNTIF(([.T22]~[.T49]~[.T76]~[.T103]~[.T130]~[.T157]~[.T184]~[.T211]~[.T238]~[.T265]);2)" office:value-type="float" office:value="4" calcext:value-type="float">
            <text:p>4</text:p>
          </table:table-cell>
          <table:table-cell table:formula="of:=COUNTIF(([.T22]~[.T49]~[.T76]~[.T103]~[.T130]~[.T157]~[.T184]~[.T211]~[.T238]~[.T265]);3)" office:value-type="float" office:value="1" calcext:value-type="float">
            <text:p>1</text:p>
          </table:table-cell>
          <table:table-cell table:formula="of:=COUNTIF(([.T22]~[.T49]~[.T76]~[.T103]~[.T130]~[.T157]~[.T184]~[.T211]~[.T238]~[.T265]);4)" office:value-type="float" office:value="0" calcext:value-type="float">
            <text:p>0</text:p>
          </table:table-cell>
          <table:table-cell table:formula="of:=COUNTIF(([.T22]~[.T49]~[.T76]~[.T103]~[.T130]~[.T157]~[.T184]~[.T211]~[.T238]~[.T265]);5)" office:value-type="float" office:value="2" calcext:value-type="float">
            <text:p>2</text:p>
          </table:table-cell>
          <table:table-cell table:formula="of:=COUNTIF(([.Y22]~ [.Y49]~ [.Y76]~ [.Y103]~ [.Y130]~ [.Y157]~ [.Y184]~ [.Y211]~ [.Y238]~ [.Y265]);1)" office:value-type="float" office:value="3" calcext:value-type="float">
            <text:p>3</text:p>
          </table:table-cell>
          <table:table-cell table:formula="of:=COUNTIF(([.Y22]~[.Y49]~[.Y76]~[.Y103]~[.Y130]~[.Y157]~[.Y184]~[.Y211]~[.Y238]~[.Y265]);2)" office:value-type="float" office:value="3" calcext:value-type="float">
            <text:p>3</text:p>
          </table:table-cell>
          <table:table-cell table:formula="of:=COUNTIF(([.Y22]~[.Y49]~[.Y76]~[.Y103]~[.Y130]~[.Y157]~[.Y184]~[.Y211]~[.Y238]~[.Y265]);3)" office:value-type="float" office:value="1" calcext:value-type="float">
            <text:p>1</text:p>
          </table:table-cell>
          <table:table-cell table:formula="of:=COUNTIF(([.Y22]~[.Y49]~[.Y76]~[.Y103]~[.Y130]~[.Y157]~[.Y184]~[.Y211]~[.Y238]~[.Y265]);4)" office:value-type="float" office:value="3" calcext:value-type="float">
            <text:p>3</text:p>
          </table:table-cell>
          <table:table-cell table:formula="of:=COUNTIF(([.Y22]~[.Y49]~[.Y76]~[.Y103]~[.Y130]~[.Y157]~[.Y184]~[.Y211]~[.Y238]~[.Y265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716054119062426" calcext:value-type="float">
            <text:p>-0,716054119062426</text:p>
          </table:table-cell>
          <table:table-cell table:style-name="ce504" office:value-type="float" office:value="-0.00488718543325509" calcext:value-type="float">
            <text:p>-0,00488718543325509</text:p>
          </table:table-cell>
          <table:table-cell table:style-name="ce499" office:value-type="float" office:value="0" calcext:value-type="float">
            <text:p>0</text:p>
          </table:table-cell>
          <table:table-cell table:style-name="ce501" office:value-type="float" office:value="-0.00162906181108503" calcext:value-type="float">
            <text:p>-0,00162906181108503</text:p>
          </table:table-cell>
          <table:table-cell table:style-name="ce500" office:value-type="float" office:value="-0.00301647945352578" calcext:value-type="float">
            <text:p>-0,00301647945352578</text:p>
          </table:table-cell>
          <table:table-cell table:style-name="ce494" office:value-type="float" office:value="-1.8810545762198" calcext:value-type="float">
            <text:p>-1,8810545762198</text:p>
          </table:table-cell>
          <table:table-cell table:style-name="ce499" office:value-type="float" office:value="-0.00112009426713343" calcext:value-type="float">
            <text:p>-0,00112009426713343</text:p>
          </table:table-cell>
          <table:table-cell table:style-name="ce495" office:value-type="float" office:value="-0.00210017675087535" calcext:value-type="float">
            <text:p>-0,00210017675087535</text:p>
          </table:table-cell>
          <table:table-cell table:style-name="ce591" office:value-type="float" office:value="-0.210857745787886" calcext:value-type="float">
            <text:p>-0,210857745787886</text:p>
          </table:table-cell>
          <table:table-cell table:style-name="ce591" office:value-type="float" office:value="-0.208983454714215" calcext:value-type="float">
            <text:p>-0,208983454714215</text:p>
          </table:table-cell>
          <table:table-cell table:style-name="ce494" office:value-type="float" office:value="-0.786646589168788" calcext:value-type="float">
            <text:p>-0,786646589168788</text:p>
          </table:table-cell>
          <table:table-cell table:style-name="ce504" office:value-type="float" office:value="-0.00281211268697954" calcext:value-type="float">
            <text:p>-0,00281211268697954</text:p>
          </table:table-cell>
          <table:table-cell table:style-name="ce500" office:value-type="float" office:value="0" calcext:value-type="float">
            <text:p>0</text:p>
          </table:table-cell>
          <table:table-cell table:style-name="ce499" office:value-type="float" office:value="0.0023680948942986" calcext:value-type="float">
            <text:p>0,0023680948942986</text:p>
          </table:table-cell>
          <table:table-cell table:style-name="ce495" office:value-type="float" office:value="0.00207208303251128" calcext:value-type="float">
            <text:p>0,00207208303251128</text:p>
          </table:table-cell>
          <table:table-cell table:style-name="ce494" office:value-type="float" office:value="-1.10791558605395" calcext:value-type="float">
            <text:p>-1,10791558605395</text:p>
          </table:table-cell>
          <table:table-cell table:number-columns-repeated="2" table:style-name="ce499" office:value-type="float" office:value="0" calcext:value-type="float">
            <text:p>0</text:p>
          </table:table-cell>
          <table:table-cell table:style-name="ce512" office:value-type="float" office:value="-0.00575571934508593" calcext:value-type="float">
            <text:p>-0,00575571934508593</text:p>
          </table:table-cell>
          <table:table-cell table:style-name="ce589" office:value-type="float" office:value="-0.0761239488814121" calcext:value-type="float">
            <text:p>-0,0761239488814121</text:p>
          </table:table-cell>
          <table:table-cell table:style-name="ce494" office:value-type="float" office:value="-1.97982077197238" calcext:value-type="float">
            <text:p>-1,97982077197238</text:p>
          </table:table-cell>
          <table:table-cell table:style-name="ce499" office:value-type="float" office:value="0.073776551959327" calcext:value-type="float">
            <text:p>0,073776551959327</text:p>
          </table:table-cell>
          <table:table-cell table:style-name="ce621" office:value-type="float" office:value="0.0401604788416502" calcext:value-type="float">
            <text:p>0,0401604788416502</text:p>
          </table:table-cell>
          <table:table-cell table:style-name="ce501" office:value-type="float" office:value="0.068887916645299" calcext:value-type="float">
            <text:p>0,068887916645299</text:p>
          </table:table-cell>
          <table:table-cell table:style-name="ce505" office:value-type="float" office:value="0.0156433945930239" calcext:value-type="float">
            <text:p>0,0156433945930239</text:p>
          </table:table-cell>
          <table:table-cell/>
          <table:table-cell table:style-name="ce900"/>
          <table:table-cell table:style-name="ce899" office:value-type="string" calcext:value-type="string">
            <text:p>RandomForestClassifier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iso</text:p>
          </table:table-cell>
          <table:table-cell table:formula="of:=COUNTIF(([.F22]~ [.F49]~ [.F76]~ [.F103]~ [.F130]~ [.F157]~ [.F184]~ [.F211]~ [.F238]~ [.F265]);1)" office:value-type="float" office:value="4" calcext:value-type="float">
            <text:p>4</text:p>
          </table:table-cell>
          <table:table-cell table:formula="of:=COUNTIF(([.F22]~[.F49]~[.F76]~[.F103]~[.F130]~[.F157]~[.F184]~[.F211]~[.F238]~[.F265]);2)" office:value-type="float" office:value="1" calcext:value-type="float">
            <text:p>1</text:p>
          </table:table-cell>
          <table:table-cell table:formula="of:=COUNTIF(([.F22]~[.F49]~[.F76]~[.F103]~[.F130]~[.F157]~[.F184]~[.F211]~[.F238]~[.F265]);3)" office:value-type="float" office:value="0" calcext:value-type="float">
            <text:p>0</text:p>
          </table:table-cell>
          <table:table-cell table:formula="of:=COUNTIF(([.F22]~[.F49]~[.F76]~[.F103]~[.F130]~[.F157]~[.F184]~[.F211]~[.F238]~[.F265]);4)" office:value-type="float" office:value="1" calcext:value-type="float">
            <text:p>1</text:p>
          </table:table-cell>
          <table:table-cell table:formula="of:=COUNTIF(([.F22]~[.F49]~[.F76]~[.F103]~[.F130]~[.F157]~[.F184]~[.F211]~[.F238]~[.F265]);5)" office:value-type="float" office:value="4" calcext:value-type="float">
            <text:p>4</text:p>
          </table:table-cell>
          <table:table-cell table:formula="of:=COUNTIF(([.K22]~ [.K49]~ [.K76]~ [.K103]~ [.K130]~ [.K157]~ [.K184]~ [.K211]~ [.K238]~ [.K265]);1)" office:value-type="float" office:value="4" calcext:value-type="float">
            <text:p>4</text:p>
          </table:table-cell>
          <table:table-cell table:formula="of:=COUNTIF(([.K22]~[.K49]~[.K76]~[.K103]~[.K130]~[.K157]~[.K184]~[.K211]~[.K238]~[.K265]);2)" office:value-type="float" office:value="1" calcext:value-type="float">
            <text:p>1</text:p>
          </table:table-cell>
          <table:table-cell table:formula="of:=COUNTIF(([.K22]~[.K49]~[.K76]~[.K103]~[.K130]~[.K157]~[.K184]~[.K211]~[.K238]~[.K265]);3)" office:value-type="float" office:value="0" calcext:value-type="float">
            <text:p>0</text:p>
          </table:table-cell>
          <table:table-cell table:formula="of:=COUNTIF(([.K22]~[.K49]~[.K76]~[.K103]~[.K130]~[.K157]~[.K184]~[.K211]~[.K238]~[.K265]);4)" office:value-type="float" office:value="2" calcext:value-type="float">
            <text:p>2</text:p>
          </table:table-cell>
          <table:table-cell table:formula="of:=COUNTIF(([.K22]~[.K49]~[.K76]~[.K103]~[.K130]~[.K157]~[.K184]~[.K211]~[.K238]~[.K265]);5)" office:value-type="float" office:value="3" calcext:value-type="float">
            <text:p>3</text:p>
          </table:table-cell>
          <table:table-cell table:formula="of:=COUNTIF(([.P22]~ [.P49]~ [.P76]~ [.P103]~ [.P130]~ [.P157]~ [.P184]~ [.P211]~ [.P238]~ [.P265]);1)" office:value-type="float" office:value="2" calcext:value-type="float">
            <text:p>2</text:p>
          </table:table-cell>
          <table:table-cell table:formula="of:=COUNTIF(([.P22]~[.P49]~[.P76]~[.P103]~[.P130]~[.P157]~[.P184]~[.P211]~[.P238]~[.P265]);2)" office:value-type="float" office:value="1" calcext:value-type="float">
            <text:p>1</text:p>
          </table:table-cell>
          <table:table-cell table:formula="of:=COUNTIF(([.P22]~[.P49]~[.P76]~[.P103]~[.P130]~[.P157]~[.P184]~[.P211]~[.P238]~[.P265]);3)" office:value-type="float" office:value="4" calcext:value-type="float">
            <text:p>4</text:p>
          </table:table-cell>
          <table:table-cell table:formula="of:=COUNTIF(([.P22]~[.P49]~[.P76]~[.P103]~[.P130]~[.P157]~[.P184]~[.P211]~[.P238]~[.P265]);4)" office:value-type="float" office:value="0" calcext:value-type="float">
            <text:p>0</text:p>
          </table:table-cell>
          <table:table-cell table:formula="of:=COUNTIF(([.P22]~[.P49]~[.P76]~[.P103]~[.P130]~[.P157]~[.P184]~[.P211]~[.P238]~[.P265]);5)" office:value-type="float" office:value="3" calcext:value-type="float">
            <text:p>3</text:p>
          </table:table-cell>
          <table:table-cell table:formula="of:=COUNTIF(([.U22]~ [.U49]~ [.U76]~ [.U103]~ [.U130]~ [.U157]~ [.U184]~ [.U211]~ [.U238]~ [.U265]);1)" office:value-type="float" office:value="4" calcext:value-type="float">
            <text:p>4</text:p>
          </table:table-cell>
          <table:table-cell table:formula="of:=COUNTIF(([.U22]~[.U49]~[.U76]~[.U103]~[.U130]~[.U157]~[.U184]~[.U211]~[.U238]~[.U265]);2)" office:value-type="float" office:value="1" calcext:value-type="float">
            <text:p>1</text:p>
          </table:table-cell>
          <table:table-cell table:formula="of:=COUNTIF(([.U22]~[.U49]~[.U76]~[.U103]~[.U130]~[.U157]~[.U184]~[.U211]~[.U238]~[.U265]);3)" office:value-type="float" office:value="3" calcext:value-type="float">
            <text:p>3</text:p>
          </table:table-cell>
          <table:table-cell table:formula="of:=COUNTIF(([.U22]~[.U49]~[.U76]~[.U103]~[.U130]~[.U157]~[.U184]~[.U211]~[.U238]~[.U265]);4)" office:value-type="float" office:value="0" calcext:value-type="float">
            <text:p>0</text:p>
          </table:table-cell>
          <table:table-cell table:formula="of:=COUNTIF(([.U22]~[.U49]~[.U76]~[.U103]~[.U130]~[.U157]~[.U184]~[.U211]~[.U238]~[.U265]);5)" office:value-type="float" office:value="2" calcext:value-type="float">
            <text:p>2</text:p>
          </table:table-cell>
          <table:table-cell table:formula="of:=COUNTIF(([.Z22]~ [.Z49]~ [.Z76]~ [.Z103]~ [.Z130]~ [.Z157]~ [.Z184]~ [.Z211]~ [.Z238]~ [.Z265]);1)" office:value-type="float" office:value="2" calcext:value-type="float">
            <text:p>2</text:p>
          </table:table-cell>
          <table:table-cell table:formula="of:=COUNTIF(([.Z22]~[.Z49]~[.Z76]~[.Z103]~[.Z130]~[.Z157]~[.Z184]~[.Z211]~[.Z238]~[.Z265]);2)" office:value-type="float" office:value="2" calcext:value-type="float">
            <text:p>2</text:p>
          </table:table-cell>
          <table:table-cell table:formula="of:=COUNTIF(([.Z22]~[.Z49]~[.Z76]~[.Z103]~[.Z130]~[.Z157]~[.Z184]~[.Z211]~[.Z238]~[.Z265]);3)" office:value-type="float" office:value="2" calcext:value-type="float">
            <text:p>2</text:p>
          </table:table-cell>
          <table:table-cell table:formula="of:=COUNTIF(([.Z22]~[.Z49]~[.Z76]~[.Z103]~[.Z130]~[.Z157]~[.Z184]~[.Z211]~[.Z238]~[.Z265]);4)" office:value-type="float" office:value="2" calcext:value-type="float">
            <text:p>2</text:p>
          </table:table-cell>
          <table:table-cell table:formula="of:=COUNTIF(([.Z22]~[.Z49]~[.Z76]~[.Z103]~[.Z130]~[.Z157]~[.Z184]~[.Z211]~[.Z238]~[.Z265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0" office:value-type="float" office:value="-0.00346175634855569" calcext:value-type="float">
            <text:p>-0,00346175634855569</text:p>
          </table:table-cell>
          <table:table-cell table:style-name="ce504" office:value-type="float" office:value="-0.00488718543325509" calcext:value-type="float">
            <text:p>-0,00488718543325509</text:p>
          </table:table-cell>
          <table:table-cell table:style-name="ce499" office:value-type="float" office:value="0" calcext:value-type="float">
            <text:p>0</text:p>
          </table:table-cell>
          <table:table-cell table:style-name="ce501" office:value-type="float" office:value="-0.00162906181108503" calcext:value-type="float">
            <text:p>-0,00162906181108503</text:p>
          </table:table-cell>
          <table:table-cell table:style-name="ce500" office:value-type="float" office:value="-0.0028508581693988" calcext:value-type="float">
            <text:p>-0,0028508581693988</text:p>
          </table:table-cell>
          <table:table-cell table:style-name="ce499" office:value-type="float" office:value="-0.000560047133566667" calcext:value-type="float">
            <text:p>-0,000560047133566667</text:p>
          </table:table-cell>
          <table:table-cell table:style-name="ce495" office:value-type="float" office:value="-0.00112009426713343" calcext:value-type="float">
            <text:p>-0,00112009426713343</text:p>
          </table:table-cell>
          <table:table-cell table:style-name="ce495" office:value-type="float" office:value="-0.00210017675087535" calcext:value-type="float">
            <text:p>-0,00210017675087535</text:p>
          </table:table-cell>
          <table:table-cell table:style-name="ce591" office:value-type="float" office:value="-0.210857745787886" calcext:value-type="float">
            <text:p>-0,210857745787886</text:p>
          </table:table-cell>
          <table:table-cell table:style-name="ce611" office:value-type="float" office:value="-0.206517380502743" calcext:value-type="float">
            <text:p>-0,206517380502743</text:p>
          </table:table-cell>
          <table:table-cell table:style-name="ce621" office:value-type="float" office:value="-0.00976839143898174" calcext:value-type="float">
            <text:p>-0,00976839143898174</text:p>
          </table:table-cell>
          <table:table-cell table:style-name="ce504" office:value-type="float" office:value="-0.00281211268697954" calcext:value-type="float">
            <text:p>-0,00281211268697954</text:p>
          </table:table-cell>
          <table:table-cell table:style-name="ce500" office:value-type="float" office:value="0" calcext:value-type="float">
            <text:p>0</text:p>
          </table:table-cell>
          <table:table-cell table:style-name="ce499" office:value-type="float" office:value="0.0023680948942986" calcext:value-type="float">
            <text:p>0,0023680948942986</text:p>
          </table:table-cell>
          <table:table-cell table:style-name="ce495" office:value-type="float" office:value="0.00207208303251128" calcext:value-type="float">
            <text:p>0,00207208303251128</text:p>
          </table:table-cell>
          <table:table-cell table:number-columns-repeated="3" table:style-name="ce499" office:value-type="float" office:value="0" calcext:value-type="float">
            <text:p>0</text:p>
          </table:table-cell>
          <table:table-cell table:style-name="ce512" office:value-type="float" office:value="-0.00575571934508593" calcext:value-type="float">
            <text:p>-0,00575571934508593</text:p>
          </table:table-cell>
          <table:table-cell table:style-name="ce589" office:value-type="float" office:value="-0.0752961317603046" calcext:value-type="float">
            <text:p>-0,0752961317603046</text:p>
          </table:table-cell>
          <table:table-cell table:style-name="ce512" office:value-type="float" office:value="0.0631910651052501" calcext:value-type="float">
            <text:p>0,0631910651052501</text:p>
          </table:table-cell>
          <table:table-cell table:style-name="ce499" office:value-type="float" office:value="0.073776551959327" calcext:value-type="float">
            <text:p>0,073776551959327</text:p>
          </table:table-cell>
          <table:table-cell table:style-name="ce621" office:value-type="float" office:value="0.0401604788416502" calcext:value-type="float">
            <text:p>0,0401604788416502</text:p>
          </table:table-cell>
          <table:table-cell table:style-name="ce512" office:value-type="float" office:value="0.0634056357847247" calcext:value-type="float">
            <text:p>0,0634056357847247</text:p>
          </table:table-cell>
          <table:table-cell table:style-name="ce514" office:value-type="float" office:value="0.0530382957881134" calcext:value-type="float">
            <text:p>0,0530382957881134</text:p>
          </table:table-cell>
          <table:table-cell/>
          <table:table-cell table:style-name="ce900"/>
          <table:table-cell table:style-name="ce899" office:value-type="string" calcext:value-type="string">
            <text:p>RandomForestClassifier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pla</text:p>
          </table:table-cell>
          <table:table-cell table:formula="of:=COUNTIF(([.G22]~ [.G49]~ [.G76]~ [.G103]~ [.G130]~ [.G157]~ [.G184]~ [.G211]~ [.G238]~ [.G265]);1)" office:value-type="float" office:value="4" calcext:value-type="float">
            <text:p>4</text:p>
          </table:table-cell>
          <table:table-cell table:formula="of:=COUNTIF(([.G22]~[.G49]~[.G76]~[.G103]~[.G130]~[.G157]~[.G184]~[.G211]~[.G238]~[.G265]);2)" office:value-type="float" office:value="4" calcext:value-type="float">
            <text:p>4</text:p>
          </table:table-cell>
          <table:table-cell table:formula="of:=COUNTIF(([.G22]~[.G49]~[.G76]~[.G103]~[.G130]~[.G157]~[.G184]~[.G211]~[.G238]~[.G265]);3)" office:value-type="float" office:value="1" calcext:value-type="float">
            <text:p>1</text:p>
          </table:table-cell>
          <table:table-cell table:style-name="ce497" table:formula="of:=COUNTIF(([.G22]~[.G49]~[.G76]~[.G103]~[.G130]~[.G157]~[.G184]~[.G211]~[.G238]~[.G265]);4)" office:value-type="float" office:value="1" calcext:value-type="float">
            <text:p>1</text:p>
          </table:table-cell>
          <table:table-cell table:formula="of:=COUNTIF(([.G22]~[.G49]~[.G76]~[.G103]~[.G130]~[.G157]~[.G184]~[.G211]~[.G238]~[.G265]);5)" office:value-type="float" office:value="0" calcext:value-type="float">
            <text:p>0</text:p>
          </table:table-cell>
          <table:table-cell table:formula="of:=COUNTIF(([.L22]~ [.L49]~ [.L76]~ [.L103]~ [.L130]~ [.L157]~ [.L184]~ [.L211]~ [.L238]~ [.L265]);1)" office:value-type="float" office:value="4" calcext:value-type="float">
            <text:p>4</text:p>
          </table:table-cell>
          <table:table-cell table:formula="of:=COUNTIF(([.L22]~[.L49]~[.L76]~[.L103]~[.L130]~[.L157]~[.L184]~[.L211]~[.L238]~[.L265]);2)" office:value-type="float" office:value="3" calcext:value-type="float">
            <text:p>3</text:p>
          </table:table-cell>
          <table:table-cell table:formula="of:=COUNTIF(([.L22]~[.L49]~[.L76]~[.L103]~[.L130]~[.L157]~[.L184]~[.L211]~[.L238]~[.L265]);3)" office:value-type="float" office:value="2" calcext:value-type="float">
            <text:p>2</text:p>
          </table:table-cell>
          <table:table-cell table:style-name="ce497" table:formula="of:=COUNTIF(([.L22]~[.L49]~[.L76]~[.L103]~[.L130]~[.L157]~[.L184]~[.L211]~[.L238]~[.L265]);4)" office:value-type="float" office:value="1" calcext:value-type="float">
            <text:p>1</text:p>
          </table:table-cell>
          <table:table-cell table:formula="of:=COUNTIF(([.L22]~[.L49]~[.L76]~[.L103]~[.L130]~[.L157]~[.L184]~[.L211]~[.L238]~[.L265]);5)" office:value-type="float" office:value="0" calcext:value-type="float">
            <text:p>0</text:p>
          </table:table-cell>
          <table:table-cell table:formula="of:=COUNTIF(([.Q22]~ [.Q49]~ [.Q76]~ [.Q103]~ [.Q130]~ [.Q157]~ [.Q184]~ [.Q211]~ [.Q238]~ [.Q265]);1)" office:value-type="float" office:value="2" calcext:value-type="float">
            <text:p>2</text:p>
          </table:table-cell>
          <table:table-cell table:formula="of:=COUNTIF(([.Q22]~[.Q49]~[.Q76]~[.Q103]~[.Q130]~[.Q157]~[.Q184]~[.Q211]~[.Q238]~[.Q265]);2)" office:value-type="float" office:value="3" calcext:value-type="float">
            <text:p>3</text:p>
          </table:table-cell>
          <table:table-cell table:formula="of:=COUNTIF(([.Q22]~[.Q49]~[.Q76]~[.Q103]~[.Q130]~[.Q157]~[.Q184]~[.Q211]~[.Q238]~[.Q265]);3)" office:value-type="float" office:value="2" calcext:value-type="float">
            <text:p>2</text:p>
          </table:table-cell>
          <table:table-cell table:style-name="ce497" table:formula="of:=COUNTIF(([.Q22]~[.Q49]~[.Q76]~[.Q103]~[.Q130]~[.Q157]~[.Q184]~[.Q211]~[.Q238]~[.Q265]);4)" office:value-type="float" office:value="3" calcext:value-type="float">
            <text:p>3</text:p>
          </table:table-cell>
          <table:table-cell table:formula="of:=COUNTIF(([.Q22]~[.Q49]~[.Q76]~[.Q103]~[.Q130]~[.Q157]~[.Q184]~[.Q211]~[.Q238]~[.Q265]);5)" office:value-type="float" office:value="0" calcext:value-type="float">
            <text:p>0</text:p>
          </table:table-cell>
          <table:table-cell table:formula="of:=COUNTIF(([.V22]~ [.V49]~ [.V76]~ [.V103]~ [.V130]~ [.V157]~ [.V184]~ [.V211]~ [.V238]~ [.V265]);1)" office:value-type="float" office:value="1" calcext:value-type="float">
            <text:p>1</text:p>
          </table:table-cell>
          <table:table-cell table:formula="of:=COUNTIF(([.V22]~[.V49]~[.V76]~[.V103]~[.V130]~[.V157]~[.V184]~[.V211]~[.V238]~[.V265]);2)" office:value-type="float" office:value="4" calcext:value-type="float">
            <text:p>4</text:p>
          </table:table-cell>
          <table:table-cell table:formula="of:=COUNTIF(([.V22]~[.V49]~[.V76]~[.V103]~[.V130]~[.V157]~[.V184]~[.V211]~[.V238]~[.V265]);3)" office:value-type="float" office:value="1" calcext:value-type="float">
            <text:p>1</text:p>
          </table:table-cell>
          <table:table-cell table:style-name="ce497" table:formula="of:=COUNTIF(([.V22]~[.V49]~[.V76]~[.V103]~[.V130]~[.V157]~[.V184]~[.V211]~[.V238]~[.V265]);4)" office:value-type="float" office:value="4" calcext:value-type="float">
            <text:p>4</text:p>
          </table:table-cell>
          <table:table-cell table:formula="of:=COUNTIF(([.V22]~[.V49]~[.V76]~[.V103]~[.V130]~[.V157]~[.V184]~[.V211]~[.V238]~[.V265]);5)" office:value-type="float" office:value="0" calcext:value-type="float">
            <text:p>0</text:p>
          </table:table-cell>
          <table:table-cell table:formula="of:=COUNTIF(([.AA22]~ [.AA49]~ [.AA76]~ [.AA103]~ [.AA130]~ [.AA157]~ [.AA184]~ [.AA211]~ [.AA238]~ [.AA265]);1)" office:value-type="float" office:value="2" calcext:value-type="float">
            <text:p>2</text:p>
          </table:table-cell>
          <table:table-cell table:formula="of:=COUNTIF(([.AA22]~[.AA49]~[.AA76]~[.AA103]~[.AA130]~[.AA157]~[.AA184]~[.AA211]~[.AA238]~[.AA265]);2)" office:value-type="float" office:value="2" calcext:value-type="float">
            <text:p>2</text:p>
          </table:table-cell>
          <table:table-cell table:formula="of:=COUNTIF(([.AA22]~[.AA49]~[.AA76]~[.AA103]~[.AA130]~[.AA157]~[.AA184]~[.AA211]~[.AA238]~[.AA265]);3)" office:value-type="float" office:value="2" calcext:value-type="float">
            <text:p>2</text:p>
          </table:table-cell>
          <table:table-cell table:style-name="ce497" table:formula="of:=COUNTIF(([.AA22]~[.AA49]~[.AA76]~[.AA103]~[.AA130]~[.AA157]~[.AA184]~[.AA211]~[.AA238]~[.AA265]);4)" office:value-type="float" office:value="3" calcext:value-type="float">
            <text:p>3</text:p>
          </table:table-cell>
          <table:table-cell table:formula="of:=COUNTIF(([.AA22]~[.AA49]~[.AA76]~[.AA103]~[.AA130]~[.AA157]~[.AA184]~[.AA211]~[.AA238]~[.AA265]);5)" office:value-type="float" office:value="1" calcext:value-type="float">
            <text:p>1</text:p>
          </table:table-cell>
          <table:table-cell table:number-columns-repeated="16327"/>
        </table:table-row>
        <table:table-row table:style-name="ro2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77544428248855" calcext:value-type="float">
            <text:p>-0,77544428248855</text:p>
          </table:table-cell>
          <table:table-cell table:style-name="ce499" office:value-type="float" office:value="0.00183269453747066" calcext:value-type="float">
            <text:p>0,00183269453747066</text:p>
          </table:table-cell>
          <table:table-cell table:style-name="ce533" office:value-type="float" office:value="-0.151095482978137" calcext:value-type="float">
            <text:p>-0,151095482978137</text:p>
          </table:table-cell>
          <table:table-cell table:style-name="ce495" office:value-type="float" office:value="0.00162906181108503" calcext:value-type="float">
            <text:p>0,00162906181108503</text:p>
          </table:table-cell>
          <table:table-cell table:style-name="ce501" office:value-type="float" office:value="0" calcext:value-type="float">
            <text:p>0</text:p>
          </table:table-cell>
          <table:table-cell table:style-name="ce541" office:value-type="float" office:value="-0.00042003535017505" calcext:value-type="float">
            <text:p>-0,00042003535017505</text:p>
          </table:table-cell>
          <table:table-cell table:style-name="ce575" office:value-type="float" office:value="-0.104868825760376" calcext:value-type="float">
            <text:p>-0,104868825760376</text:p>
          </table:table-cell>
          <table:table-cell table:style-name="ce494" office:value-type="float" office:value="-0.107389037861426" calcext:value-type="float">
            <text:p>-0,107389037861426</text:p>
          </table:table-cell>
          <table:table-cell table:style-name="ce499" office:value-type="float" office:value="0.0008400707003501" calcext:value-type="float">
            <text:p>0,0008400707003501</text:p>
          </table:table-cell>
          <table:table-cell table:style-name="ce495" office:value-type="float" office:value="0.000734595156861673" calcext:value-type="float">
            <text:p>0,000734595156861673</text:p>
          </table:table-cell>
          <table:table-cell table:style-name="ce516" office:value-type="float" office:value="0.000592023723574651" calcext:value-type="float">
            <text:p>0,00059202372357465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16" office:value-type="float" office:value="0.000592023723574651" calcext:value-type="float">
            <text:p>0,000592023723574651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5" table:style-name="ce499" office:value-type="float" office:value="0" calcext:value-type="float">
            <text:p>0</text:p>
          </table:table-cell>
          <table:table-cell table:style-name="ce805" office:value-type="float" office:value="0.0868396149257367" calcext:value-type="float">
            <text:p>0,0868396149257367</text:p>
          </table:table-cell>
          <table:table-cell table:style-name="ce499" office:value-type="float" office:value="0.0910494916570271" calcext:value-type="float">
            <text:p>0,0910494916570271</text:p>
          </table:table-cell>
          <table:table-cell table:style-name="ce606" office:value-type="float" office:value="0.0844335623732289" calcext:value-type="float">
            <text:p>0,0844335623732289</text:p>
          </table:table-cell>
          <table:table-cell table:style-name="ce505" office:value-type="float" office:value="0.0895157881225163" calcext:value-type="float">
            <text:p>0,0895157881225163</text:p>
          </table:table-cell>
          <table:table-cell table:style-name="ce494" office:value-type="float" office:value="0.0362314512886054" calcext:value-type="float">
            <text:p>0,0362314512886054</text:p>
          </table:table-cell>
          <table:table-cell/>
          <table:table-cell table:style-name="ce899"/>
          <table:table-cell table:style-name="ce899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ase</text:p>
          </table:table-cell>
          <table:table-cell table:formula="of:=COUNTIF(([.C23]~ [.C50]~ [.C77]~ [.C104]~ [.C131]~ [.C158]~ [.C185]~ [.C212]~ [.C239]~ [.C266]);1)" office:value-type="float" office:value="0" calcext:value-type="float">
            <text:p>0</text:p>
          </table:table-cell>
          <table:table-cell table:formula="of:=COUNTIF(([.C23]~[.C50]~[.C77]~[.C104]~[.C131]~[.C158]~[.C185]~[.C212]~[.C239]~[.C266]);2)" office:value-type="float" office:value="0" calcext:value-type="float">
            <text:p>0</text:p>
          </table:table-cell>
          <table:table-cell table:formula="of:=COUNTIF(([.C23]~[.C50]~[.C77]~[.C104]~[.C131]~[.C158]~[.C185]~[.C212]~[.C239]~[.C266]);3)" office:value-type="float" office:value="0" calcext:value-type="float">
            <text:p>0</text:p>
          </table:table-cell>
          <table:table-cell table:formula="of:=COUNTIF(([.C23]~[.C50]~[.C77]~[.C104]~[.C131]~[.C158]~[.C185]~[.C212]~[.C239]~[.C266]);4)" office:value-type="float" office:value="0" calcext:value-type="float">
            <text:p>0</text:p>
          </table:table-cell>
          <table:table-cell table:formula="of:=COUNTIF(([.C23]~[.C50]~[.C77]~[.C104]~[.C131]~[.C158]~[.C185]~[.C212]~[.C239]~[.C266]);5)" office:value-type="float" office:value="10" calcext:value-type="float">
            <text:p>10</text:p>
          </table:table-cell>
          <table:table-cell table:formula="of:=COUNTIF(([.H23]~ [.H50]~ [.H77]~ [.H104]~ [.H131]~ [.H158]~ [.H185]~ [.H212]~ [.H239]~ [.H266]);1)" office:value-type="float" office:value="0" calcext:value-type="float">
            <text:p>0</text:p>
          </table:table-cell>
          <table:table-cell table:formula="of:=COUNTIF(([.H23]~[.H50]~[.H77]~[.H104]~[.H131]~[.H158]~[.H185]~[.H212]~[.H239]~[.H266]);2)" office:value-type="float" office:value="0" calcext:value-type="float">
            <text:p>0</text:p>
          </table:table-cell>
          <table:table-cell table:formula="of:=COUNTIF(([.H23]~[.H50]~[.H77]~[.H104]~[.H131]~[.H158]~[.H185]~[.H212]~[.H239]~[.H266]);3)" office:value-type="float" office:value="0" calcext:value-type="float">
            <text:p>0</text:p>
          </table:table-cell>
          <table:table-cell table:formula="of:=COUNTIF(([.H23]~[.H50]~[.H77]~[.H104]~[.H131]~[.H158]~[.H185]~[.H212]~[.H239]~[.H266]);4)" office:value-type="float" office:value="0" calcext:value-type="float">
            <text:p>0</text:p>
          </table:table-cell>
          <table:table-cell table:formula="of:=COUNTIF(([.H23]~[.H50]~[.H77]~[.H104]~[.H131]~[.H158]~[.H185]~[.H212]~[.H239]~[.H266]);5)" office:value-type="float" office:value="10" calcext:value-type="float">
            <text:p>10</text:p>
          </table:table-cell>
          <table:table-cell table:formula="of:=COUNTIF(([.M23]~ [.M50]~ [.M77]~ [.M104]~ [.M131]~ [.M158]~ [.M185]~ [.M212]~ [.M239]~ [.M266]);1)" office:value-type="float" office:value="6" calcext:value-type="float">
            <text:p>6</text:p>
          </table:table-cell>
          <table:table-cell table:formula="of:=COUNTIF(([.M23]~[.M50]~[.M77]~[.M104]~[.M131]~[.M158]~[.M185]~[.M212]~[.M239]~[.M266]);2)" office:value-type="float" office:value="0" calcext:value-type="float">
            <text:p>0</text:p>
          </table:table-cell>
          <table:table-cell table:formula="of:=COUNTIF(([.M23]~[.M50]~[.M77]~[.M104]~[.M131]~[.M158]~[.M185]~[.M212]~[.M239]~[.M266]);3)" office:value-type="float" office:value="0" calcext:value-type="float">
            <text:p>0</text:p>
          </table:table-cell>
          <table:table-cell table:formula="of:=COUNTIF(([.M23]~[.M50]~[.M77]~[.M104]~[.M131]~[.M158]~[.M185]~[.M212]~[.M239]~[.M266]);4)" office:value-type="float" office:value="0" calcext:value-type="float">
            <text:p>0</text:p>
          </table:table-cell>
          <table:table-cell table:formula="of:=COUNTIF(([.M23]~[.M50]~[.M77]~[.M104]~[.M131]~[.M158]~[.M185]~[.M212]~[.M239]~[.M266]);5)" office:value-type="float" office:value="4" calcext:value-type="float">
            <text:p>4</text:p>
          </table:table-cell>
          <table:table-cell table:formula="of:=COUNTIF(([.R23]~ [.R50]~ [.R77]~ [.R104]~ [.R131]~ [.R158]~ [.R185]~ [.R212]~ [.R239]~ [.R266]);1)" office:value-type="float" office:value="6" calcext:value-type="float">
            <text:p>6</text:p>
          </table:table-cell>
          <table:table-cell table:formula="of:=COUNTIF(([.R23]~[.R50]~[.R77]~[.R104]~[.R131]~[.R158]~[.R185]~[.R212]~[.R239]~[.R266]);2)" office:value-type="float" office:value="1" calcext:value-type="float">
            <text:p>1</text:p>
          </table:table-cell>
          <table:table-cell table:formula="of:=COUNTIF(([.R23]~[.R50]~[.R77]~[.R104]~[.R131]~[.R158]~[.R185]~[.R212]~[.R239]~[.R266]);3)" office:value-type="float" office:value="0" calcext:value-type="float">
            <text:p>0</text:p>
          </table:table-cell>
          <table:table-cell table:formula="of:=COUNTIF(([.R23]~[.R50]~[.R77]~[.R104]~[.R131]~[.R158]~[.R185]~[.R212]~[.R239]~[.R266]);4)" office:value-type="float" office:value="1" calcext:value-type="float">
            <text:p>1</text:p>
          </table:table-cell>
          <table:table-cell table:formula="of:=COUNTIF(([.R23]~[.R50]~[.R77]~[.R104]~[.R131]~[.R158]~[.R185]~[.R212]~[.R239]~[.R266]);5)" office:value-type="float" office:value="2" calcext:value-type="float">
            <text:p>2</text:p>
          </table:table-cell>
          <table:table-cell table:formula="of:=COUNTIF(([.W23]~ [.W50]~ [.W77]~ [.W104]~ [.W131]~ [.W158]~ [.W185]~ [.W212]~ [.W239]~ [.W266]);1)" office:value-type="float" office:value="1" calcext:value-type="float">
            <text:p>1</text:p>
          </table:table-cell>
          <table:table-cell table:formula="of:=COUNTIF(([.W23]~[.W50]~[.W77]~[.W104]~[.W131]~[.W158]~[.W185]~[.W212]~[.W239]~[.W266]);2)" office:value-type="float" office:value="3" calcext:value-type="float">
            <text:p>3</text:p>
          </table:table-cell>
          <table:table-cell table:formula="of:=COUNTIF(([.W23]~[.W50]~[.W77]~[.W104]~[.W131]~[.W158]~[.W185]~[.W212]~[.W239]~[.W266]);3)" office:value-type="float" office:value="2" calcext:value-type="float">
            <text:p>2</text:p>
          </table:table-cell>
          <table:table-cell table:formula="of:=COUNTIF(([.W23]~[.W50]~[.W77]~[.W104]~[.W131]~[.W158]~[.W185]~[.W212]~[.W239]~[.W266]);4)" office:value-type="float" office:value="2" calcext:value-type="float">
            <text:p>2</text:p>
          </table:table-cell>
          <table:table-cell table:formula="of:=COUNTIF(([.W23]~[.W50]~[.W77]~[.W104]~[.W131]~[.W158]~[.W185]~[.W212]~[.W239]~[.W266]);5)" office:value-type="float" office:value="2" calcext:value-type="float">
            <text:p>2</text:p>
          </table:table-cell>
          <table:table-cell table:number-columns-repeated="16327"/>
        </table:table-row>
        <table:table-row table:style-name="ro2">
          <table:covered-table-cell table:style-name="ce1"/>
          <table:table-cell table:style-name="ce1" office:value-type="string" calcext:value-type="string">
            <text:p>auc_optimal</text:p>
          </table:table-cell>
          <table:table-cell table:number-columns-repeated="3" table:style-name="ce501" office:value-type="float" office:value="0" calcext:value-type="float">
            <text:p>0</text:p>
          </table:table-cell>
          <table:table-cell table:style-name="ce499" office:value-type="float" office:value="0.00183269453747066" calcext:value-type="float">
            <text:p>0,00183269453747066</text:p>
          </table:table-cell>
          <table:table-cell table:style-name="ce561" office:value-type="float" office:value="-0.302598231409045" calcext:value-type="float">
            <text:p>-0,302598231409045</text:p>
          </table:table-cell>
          <table:table-cell table:style-name="ce570" office:value-type="float" office:value="-0.00126010605052515" calcext:value-type="float">
            <text:p>-0,00126010605052515</text:p>
          </table:table-cell>
          <table:table-cell table:style-name="ce575" office:value-type="float" office:value="-0.104868825760376" calcext:value-type="float">
            <text:p>-0,104868825760376</text:p>
          </table:table-cell>
          <table:table-cell table:style-name="ce576" office:value-type="float" office:value="-0.00280023566783373" calcext:value-type="float">
            <text:p>-0,00280023566783373</text:p>
          </table:table-cell>
          <table:table-cell table:number-columns-repeated="2" table:style-name="ce499" office:value-type="float" office:value="0.0008400707003501" calcext:value-type="float">
            <text:p>0,0008400707003501</text:p>
          </table:table-cell>
          <table:table-cell table:style-name="ce622" office:value-type="float" office:value="-0.109968406653991" calcext:value-type="float">
            <text:p>-0,10996840665399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499" office:value-type="float" office:value="0.000740029654468263" calcext:value-type="float">
            <text:p>0,000740029654468263</text:p>
          </table:table-cell>
          <table:table-cell table:style-name="ce494" office:value-type="float" office:value="-0.110116412584885" calcext:value-type="float">
            <text:p>-0,110116412584885</text:p>
          </table:table-cell>
          <table:table-cell table:number-columns-repeated="5" table:style-name="ce499" office:value-type="float" office:value="0" calcext:value-type="float">
            <text:p>0</text:p>
          </table:table-cell>
          <table:table-cell table:style-name="ce806" office:value-type="float" office:value="0.0730315148778183" calcext:value-type="float">
            <text:p>0,0730315148778183</text:p>
          </table:table-cell>
          <table:table-cell table:style-name="ce499" office:value-type="float" office:value="0.0910494916570271" calcext:value-type="float">
            <text:p>0,0910494916570271</text:p>
          </table:table-cell>
          <table:table-cell table:style-name="ce606" office:value-type="float" office:value="0.0844335623732289" calcext:value-type="float">
            <text:p>0,0844335623732289</text:p>
          </table:table-cell>
          <table:table-cell table:style-name="ce570" office:value-type="float" office:value="0.0900007178581287" calcext:value-type="float">
            <text:p>0,0900007178581287</text:p>
          </table:table-cell>
          <table:table-cell table:style-name="ce831" office:value-type="float" office:value="0.0759666033611638" calcext:value-type="float">
            <text:p>0,0759666033611638</text:p>
          </table:table-cell>
          <table:table-cell/>
          <table:table-cell table:style-name="ce899"/>
          <table:table-cell table:style-name="ce899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bq</text:p>
          </table:table-cell>
          <table:table-cell table:formula="of:=COUNTIF(([.D23]~ [.D50]~ [.D77]~ [.D104]~ [.D131]~ [.D158]~ [.D185]~ [.D212]~ [.D239]~ [.D266]);1)" office:value-type="float" office:value="1" calcext:value-type="float">
            <text:p>1</text:p>
          </table:table-cell>
          <table:table-cell table:formula="of:=COUNTIF(([.D23]~[.D50]~[.D77]~[.D104]~[.D131]~[.D158]~[.D185]~[.D212]~[.D239]~[.D266]);2)" office:value-type="float" office:value="6" calcext:value-type="float">
            <text:p>6</text:p>
          </table:table-cell>
          <table:table-cell table:formula="of:=COUNTIF(([.D23]~[.D50]~[.D77]~[.D104]~[.D131]~[.D158]~[.D185]~[.D212]~[.D239]~[.D266]);3)" office:value-type="float" office:value="3" calcext:value-type="float">
            <text:p>3</text:p>
          </table:table-cell>
          <table:table-cell table:formula="of:=COUNTIF(([.D23]~[.D50]~[.D77]~[.D104]~[.D131]~[.D158]~[.D185]~[.D212]~[.D239]~[.D266]);4)" office:value-type="float" office:value="0" calcext:value-type="float">
            <text:p>0</text:p>
          </table:table-cell>
          <table:table-cell table:formula="of:=COUNTIF(([.D23]~[.D50]~[.D77]~[.D104]~[.D131]~[.D158]~[.D185]~[.D212]~[.D239]~[.D266]);5)" office:value-type="float" office:value="0" calcext:value-type="float">
            <text:p>0</text:p>
          </table:table-cell>
          <table:table-cell table:formula="of:=COUNTIF(([.I23]~ [.I50]~ [.I77]~ [.I104]~ [.I131]~ [.I158]~ [.I185]~ [.I212]~ [.I239]~ [.I266]);1)" office:value-type="float" office:value="0" calcext:value-type="float">
            <text:p>0</text:p>
          </table:table-cell>
          <table:table-cell table:formula="of:=COUNTIF(([.I23]~[.I50]~[.I77]~[.I104]~[.I131]~[.I158]~[.I185]~[.I212]~[.I239]~[.I266]);2)" office:value-type="float" office:value="1" calcext:value-type="float">
            <text:p>1</text:p>
          </table:table-cell>
          <table:table-cell table:formula="of:=COUNTIF(([.I23]~[.I50]~[.I77]~[.I104]~[.I131]~[.I158]~[.I185]~[.I212]~[.I239]~[.I266]);3)" office:value-type="float" office:value="7" calcext:value-type="float">
            <text:p>7</text:p>
          </table:table-cell>
          <table:table-cell table:formula="of:=COUNTIF(([.I23]~[.I50]~[.I77]~[.I104]~[.I131]~[.I158]~[.I185]~[.I212]~[.I239]~[.I266]);4)" office:value-type="float" office:value="2" calcext:value-type="float">
            <text:p>2</text:p>
          </table:table-cell>
          <table:table-cell table:formula="of:=COUNTIF(([.I23]~[.I50]~[.I77]~[.I104]~[.I131]~[.I158]~[.I185]~[.I212]~[.I239]~[.I266]);5)" office:value-type="float" office:value="0" calcext:value-type="float">
            <text:p>0</text:p>
          </table:table-cell>
          <table:table-cell table:formula="of:=COUNTIF(([.N23]~ [.N50]~ [.N77]~ [.N104]~ [.N131]~ [.N158]~ [.N185]~ [.N212]~ [.N239]~ [.N266]);1)" office:value-type="float" office:value="2" calcext:value-type="float">
            <text:p>2</text:p>
          </table:table-cell>
          <table:table-cell table:formula="of:=COUNTIF(([.N23]~[.N50]~[.N77]~[.N104]~[.N131]~[.N158]~[.N185]~[.N212]~[.N239]~[.N266]);2)" office:value-type="float" office:value="0" calcext:value-type="float">
            <text:p>0</text:p>
          </table:table-cell>
          <table:table-cell table:formula="of:=COUNTIF(([.N23]~[.N50]~[.N77]~[.N104]~[.N131]~[.N158]~[.N185]~[.N212]~[.N239]~[.N266]);3)" office:value-type="float" office:value="2" calcext:value-type="float">
            <text:p>2</text:p>
          </table:table-cell>
          <table:table-cell table:formula="of:=COUNTIF(([.N23]~[.N50]~[.N77]~[.N104]~[.N131]~[.N158]~[.N185]~[.N212]~[.N239]~[.N266]);4)" office:value-type="float" office:value="4" calcext:value-type="float">
            <text:p>4</text:p>
          </table:table-cell>
          <table:table-cell table:formula="of:=COUNTIF(([.N23]~[.N50]~[.N77]~[.N104]~[.N131]~[.N158]~[.N185]~[.N212]~[.N239]~[.N266]);5)" office:value-type="float" office:value="2" calcext:value-type="float">
            <text:p>2</text:p>
          </table:table-cell>
          <table:table-cell table:formula="of:=COUNTIF(([.S23]~ [.S50]~ [.S77]~ [.S104]~ [.S131]~ [.S158]~ [.S185]~ [.S212]~ [.S239]~ [.S266]);1)" office:value-type="float" office:value="1" calcext:value-type="float">
            <text:p>1</text:p>
          </table:table-cell>
          <table:table-cell table:formula="of:=COUNTIF(([.S23]~[.S50]~[.S77]~[.S104]~[.S131]~[.S158]~[.S185]~[.S212]~[.S239]~[.S266]);2)" office:value-type="float" office:value="1" calcext:value-type="float">
            <text:p>1</text:p>
          </table:table-cell>
          <table:table-cell table:formula="of:=COUNTIF(([.S23]~[.S50]~[.S77]~[.S104]~[.S131]~[.S158]~[.S185]~[.S212]~[.S239]~[.S266]);3)" office:value-type="float" office:value="3" calcext:value-type="float">
            <text:p>3</text:p>
          </table:table-cell>
          <table:table-cell table:formula="of:=COUNTIF(([.S23]~[.S50]~[.S77]~[.S104]~[.S131]~[.S158]~[.S185]~[.S212]~[.S239]~[.S266]);4)" office:value-type="float" office:value="2" calcext:value-type="float">
            <text:p>2</text:p>
          </table:table-cell>
          <table:table-cell table:formula="of:=COUNTIF(([.S23]~[.S50]~[.S77]~[.S104]~[.S131]~[.S158]~[.S185]~[.S212]~[.S239]~[.S266]);5)" office:value-type="float" office:value="3" calcext:value-type="float">
            <text:p>3</text:p>
          </table:table-cell>
          <table:table-cell table:formula="of:=COUNTIF(([.X23]~ [.X50]~ [.X77]~ [.X104]~ [.X131]~ [.X158]~ [.X185]~ [.X212]~ [.X239]~ [.X266]);1)" office:value-type="float" office:value="3" calcext:value-type="float">
            <text:p>3</text:p>
          </table:table-cell>
          <table:table-cell table:formula="of:=COUNTIF(([.X23]~[.X50]~[.X77]~[.X104]~[.X131]~[.X158]~[.X185]~[.X212]~[.X239]~[.X266]);2)" office:value-type="float" office:value="3" calcext:value-type="float">
            <text:p>3</text:p>
          </table:table-cell>
          <table:table-cell table:formula="of:=COUNTIF(([.X23]~[.X50]~[.X77]~[.X104]~[.X131]~[.X158]~[.X185]~[.X212]~[.X239]~[.X266]);3)" office:value-type="float" office:value="1" calcext:value-type="float">
            <text:p>1</text:p>
          </table:table-cell>
          <table:table-cell table:formula="of:=COUNTIF(([.X23]~[.X50]~[.X77]~[.X104]~[.X131]~[.X158]~[.X185]~[.X212]~[.X239]~[.X266]);4)" office:value-type="float" office:value="2" calcext:value-type="float">
            <text:p>2</text:p>
          </table:table-cell>
          <table:table-cell table:formula="of:=COUNTIF(([.X23]~[.X50]~[.X77]~[.X104]~[.X131]~[.X158]~[.X185]~[.X212]~[.X239]~[.X266]);5)" office:value-type="float" office:value="1" calcext:value-type="float">
            <text:p>1</text:p>
          </table:table-cell>
          <table:table-cell table:number-columns-repeated="16327"/>
        </table:table-row>
        <table:table-row table:style-name="ro2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5.01995397085853" calcext:value-type="float">
            <text:p>-5,01995397085853</text:p>
          </table:table-cell>
          <table:table-cell table:number-columns-repeated="2" table:style-name="ce499" office:value-type="float" office:value="0.00895983996096766" calcext:value-type="float">
            <text:p>0,00895983996096766</text:p>
          </table:table-cell>
          <table:table-cell table:style-name="ce495" office:value-type="float" office:value="0.00651624724434012" calcext:value-type="float">
            <text:p>0,00651624724434012</text:p>
          </table:table-cell>
          <table:table-cell table:style-name="ce499" office:value-type="float" office:value="0.00895983996096766" calcext:value-type="float">
            <text:p>0,00895983996096766</text:p>
          </table:table-cell>
          <table:table-cell table:style-name="ce494" office:value-type="float" office:value="-3.09454043652314" calcext:value-type="float">
            <text:p>-3,09454043652314</text:p>
          </table:table-cell>
          <table:table-cell table:style-name="ce495" office:value-type="float" office:value="-0.0092407777038515" calcext:value-type="float">
            <text:p>-0,0092407777038515</text:p>
          </table:table-cell>
          <table:table-cell table:number-columns-repeated="2" table:style-name="ce495" office:value-type="float" office:value="-0.0102208601875933" calcext:value-type="float">
            <text:p>-0,0102208601875933</text:p>
          </table:table-cell>
          <table:table-cell table:style-name="ce499" office:value-type="float" office:value="-0.00742062451975958" calcext:value-type="float">
            <text:p>-0,00742062451975958</text:p>
          </table:table-cell>
          <table:table-cell table:style-name="ce494" office:value-type="float" office:value="-0.66957883136293" calcext:value-type="float">
            <text:p>-0,66957883136293</text:p>
          </table:table-cell>
          <table:table-cell table:style-name="ce499" office:value-type="float" office:value="0.0143565752966852" calcext:value-type="float">
            <text:p>0,0143565752966852</text:p>
          </table:table-cell>
          <table:table-cell table:style-name="ce502" office:value-type="float" office:value="0.0134685397113233" calcext:value-type="float">
            <text:p>0,0134685397113233</text:p>
          </table:table-cell>
          <table:table-cell table:style-name="ce688" office:value-type="float" office:value="-0.0492238124966144" calcext:value-type="float">
            <text:p>-0,0492238124966144</text:p>
          </table:table-cell>
          <table:table-cell table:style-name="ce502" office:value-type="float" office:value="0.0131725278495359" calcext:value-type="float">
            <text:p>0,0131725278495359</text:p>
          </table:table-cell>
          <table:table-cell table:style-name="ce494" office:value-type="float" office:value="-0.233814303887262" calcext:value-type="float">
            <text:p>-0,233814303887262</text:p>
          </table:table-cell>
          <table:table-cell table:style-name="ce749" office:value-type="float" office:value="0.0129267795127339" calcext:value-type="float">
            <text:p>0,0129267795127339</text:p>
          </table:table-cell>
          <table:table-cell table:style-name="ce673" office:value-type="float" office:value="0.011134014470822" calcext:value-type="float">
            <text:p>0,011134014470822</text:p>
          </table:table-cell>
          <table:table-cell table:style-name="ce572" office:value-type="float" office:value="0.0100243872659333" calcext:value-type="float">
            <text:p>0,0100243872659333</text:p>
          </table:table-cell>
          <table:table-cell table:style-name="ce585" office:value-type="float" office:value="0.0117001507998468" calcext:value-type="float">
            <text:p>0,0117001507998468</text:p>
          </table:table-cell>
          <table:table-cell table:style-name="ce499" office:value-type="float" office:value="0.969752185885155" calcext:value-type="float">
            <text:p>0,969752185885155</text:p>
          </table:table-cell>
          <table:table-cell table:style-name="ce834" office:value-type="float" office:value="0.967570717310497" calcext:value-type="float">
            <text:p>0,967570717310497</text:p>
          </table:table-cell>
          <table:table-cell table:style-name="ce772" office:value-type="float" office:value="0.966676672812686" calcext:value-type="float">
            <text:p>0,966676672812686</text:p>
          </table:table-cell>
          <table:table-cell table:style-name="ce802" office:value-type="float" office:value="0.963172018381269" calcext:value-type="float">
            <text:p>0,963172018381269</text:p>
          </table:table-cell>
          <table:table-cell table:style-name="ce811" office:value-type="float" office:value="0.966860726773302" calcext:value-type="float">
            <text:p>0,966860726773302</text:p>
          </table:table-cell>
          <table:table-cell/>
          <table:table-cell table:style-name="ce900"/>
          <table:table-cell table:style-name="ce899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his</text:p>
          </table:table-cell>
          <table:table-cell table:formula="of:=COUNTIF(([.E23]~ [.E50]~ [.E77]~ [.E104]~ [.E131]~ [.E158]~ [.E185]~ [.E212]~ [.E239]~ [.E266]);1)" office:value-type="float" office:value="2" calcext:value-type="float">
            <text:p>2</text:p>
          </table:table-cell>
          <table:table-cell table:formula="of:=COUNTIF(([.E23]~[.E50]~[.E77]~[.E104]~[.E131]~[.E158]~[.E185]~[.E212]~[.E239]~[.E266]);2)" office:value-type="float" office:value="3" calcext:value-type="float">
            <text:p>3</text:p>
          </table:table-cell>
          <table:table-cell table:formula="of:=COUNTIF(([.E23]~[.E50]~[.E77]~[.E104]~[.E131]~[.E158]~[.E185]~[.E212]~[.E239]~[.E266]);3)" office:value-type="float" office:value="2" calcext:value-type="float">
            <text:p>2</text:p>
          </table:table-cell>
          <table:table-cell table:formula="of:=COUNTIF(([.E23]~[.E50]~[.E77]~[.E104]~[.E131]~[.E158]~[.E185]~[.E212]~[.E239]~[.E266]);4)" office:value-type="float" office:value="3" calcext:value-type="float">
            <text:p>3</text:p>
          </table:table-cell>
          <table:table-cell table:formula="of:=COUNTIF(([.E23]~[.E50]~[.E77]~[.E104]~[.E131]~[.E158]~[.E185]~[.E212]~[.E239]~[.E266]);5)" office:value-type="float" office:value="0" calcext:value-type="float">
            <text:p>0</text:p>
          </table:table-cell>
          <table:table-cell table:formula="of:=COUNTIF(([.J23]~ [.J50]~ [.J77]~ [.J104]~ [.J131]~ [.J158]~ [.J185]~ [.J212]~ [.J239]~ [.J266]);1)" office:value-type="float" office:value="6" calcext:value-type="float">
            <text:p>6</text:p>
          </table:table-cell>
          <table:table-cell table:formula="of:=COUNTIF(([.J23]~[.J50]~[.J77]~[.J104]~[.J131]~[.J158]~[.J185]~[.J212]~[.J239]~[.J266]);2)" office:value-type="float" office:value="3" calcext:value-type="float">
            <text:p>3</text:p>
          </table:table-cell>
          <table:table-cell table:formula="of:=COUNTIF(([.J23]~[.J50]~[.J77]~[.J104]~[.J131]~[.J158]~[.J185]~[.J212]~[.J239]~[.J266]);3)" office:value-type="float" office:value="0" calcext:value-type="float">
            <text:p>0</text:p>
          </table:table-cell>
          <table:table-cell table:formula="of:=COUNTIF(([.J23]~[.J50]~[.J77]~[.J104]~[.J131]~[.J158]~[.J185]~[.J212]~[.J239]~[.J266]);4)" office:value-type="float" office:value="1" calcext:value-type="float">
            <text:p>1</text:p>
          </table:table-cell>
          <table:table-cell table:formula="of:=COUNTIF(([.J23]~[.J50]~[.J77]~[.J104]~[.J131]~[.J158]~[.J185]~[.J212]~[.J239]~[.J266]);5)" office:value-type="float" office:value="0" calcext:value-type="float">
            <text:p>0</text:p>
          </table:table-cell>
          <table:table-cell table:formula="of:=COUNTIF(([.O23]~ [.O50]~ [.O77]~ [.O104]~ [.O131]~ [.O158]~ [.O185]~ [.O212]~ [.O239]~ [.O266]);1)" office:value-type="float" office:value="0" calcext:value-type="float">
            <text:p>0</text:p>
          </table:table-cell>
          <table:table-cell table:formula="of:=COUNTIF(([.O23]~[.O50]~[.O77]~[.O104]~[.O131]~[.O158]~[.O185]~[.O212]~[.O239]~[.O266]);2)" office:value-type="float" office:value="4" calcext:value-type="float">
            <text:p>4</text:p>
          </table:table-cell>
          <table:table-cell table:formula="of:=COUNTIF(([.O23]~[.O50]~[.O77]~[.O104]~[.O131]~[.O158]~[.O185]~[.O212]~[.O239]~[.O266]);3)" office:value-type="float" office:value="2" calcext:value-type="float">
            <text:p>2</text:p>
          </table:table-cell>
          <table:table-cell table:formula="of:=COUNTIF(([.O23]~[.O50]~[.O77]~[.O104]~[.O131]~[.O158]~[.O185]~[.O212]~[.O239]~[.O266]);4)" office:value-type="float" office:value="3" calcext:value-type="float">
            <text:p>3</text:p>
          </table:table-cell>
          <table:table-cell table:formula="of:=COUNTIF(([.O23]~[.O50]~[.O77]~[.O104]~[.O131]~[.O158]~[.O185]~[.O212]~[.O239]~[.O266]);5)" office:value-type="float" office:value="1" calcext:value-type="float">
            <text:p>1</text:p>
          </table:table-cell>
          <table:table-cell table:formula="of:=COUNTIF(([.T23]~ [.T50]~ [.T77]~ [.T104]~ [.T131]~ [.T158]~ [.T185]~ [.T212]~ [.T239]~ [.T266]);1)" office:value-type="float" office:value="2" calcext:value-type="float">
            <text:p>2</text:p>
          </table:table-cell>
          <table:table-cell table:formula="of:=COUNTIF(([.T23]~[.T50]~[.T77]~[.T104]~[.T131]~[.T158]~[.T185]~[.T212]~[.T239]~[.T266]);2)" office:value-type="float" office:value="2" calcext:value-type="float">
            <text:p>2</text:p>
          </table:table-cell>
          <table:table-cell table:formula="of:=COUNTIF(([.T23]~[.T50]~[.T77]~[.T104]~[.T131]~[.T158]~[.T185]~[.T212]~[.T239]~[.T266]);3)" office:value-type="float" office:value="2" calcext:value-type="float">
            <text:p>2</text:p>
          </table:table-cell>
          <table:table-cell table:formula="of:=COUNTIF(([.T23]~[.T50]~[.T77]~[.T104]~[.T131]~[.T158]~[.T185]~[.T212]~[.T239]~[.T266]);4)" office:value-type="float" office:value="3" calcext:value-type="float">
            <text:p>3</text:p>
          </table:table-cell>
          <table:table-cell table:formula="of:=COUNTIF(([.T23]~[.T50]~[.T77]~[.T104]~[.T131]~[.T158]~[.T185]~[.T212]~[.T239]~[.T266]);5)" office:value-type="float" office:value="1" calcext:value-type="float">
            <text:p>1</text:p>
          </table:table-cell>
          <table:table-cell table:formula="of:=COUNTIF(([.Y23]~ [.Y50]~ [.Y77]~ [.Y104]~ [.Y131]~ [.Y158]~ [.Y185]~ [.Y212]~ [.Y239]~ [.Y266]);1)" office:value-type="float" office:value="1" calcext:value-type="float">
            <text:p>1</text:p>
          </table:table-cell>
          <table:table-cell table:formula="of:=COUNTIF(([.Y23]~[.Y50]~[.Y77]~[.Y104]~[.Y131]~[.Y158]~[.Y185]~[.Y212]~[.Y239]~[.Y266]);2)" office:value-type="float" office:value="1" calcext:value-type="float">
            <text:p>1</text:p>
          </table:table-cell>
          <table:table-cell table:formula="of:=COUNTIF(([.Y23]~[.Y50]~[.Y77]~[.Y104]~[.Y131]~[.Y158]~[.Y185]~[.Y212]~[.Y239]~[.Y266]);3)" office:value-type="float" office:value="3" calcext:value-type="float">
            <text:p>3</text:p>
          </table:table-cell>
          <table:table-cell table:formula="of:=COUNTIF(([.Y23]~[.Y50]~[.Y77]~[.Y104]~[.Y131]~[.Y158]~[.Y185]~[.Y212]~[.Y239]~[.Y266]);4)" office:value-type="float" office:value="2" calcext:value-type="float">
            <text:p>2</text:p>
          </table:table-cell>
          <table:table-cell table:formula="of:=COUNTIF(([.Y23]~[.Y50]~[.Y77]~[.Y104]~[.Y131]~[.Y158]~[.Y185]~[.Y212]~[.Y239]~[.Y266]);5)" office:value-type="float" office:value="3" calcext:value-type="float">
            <text:p>3</text:p>
          </table:table-cell>
          <table:table-cell table:number-columns-repeated="16327"/>
        </table:table-row>
        <table:table-row table:style-name="ro2">
          <table:covered-table-cell table:style-name="ce1"/>
          <table:table-cell table:style-name="ce1" office:value-type="string" calcext:value-type="string">
            <text:p>auc_optimal</text:p>
          </table:table-cell>
          <table:table-cell table:number-columns-repeated="3" table:style-name="ce499" office:value-type="float" office:value="0.00895983996096766" calcext:value-type="float">
            <text:p>0,00895983996096766</text:p>
          </table:table-cell>
          <table:table-cell table:style-name="ce495" office:value-type="float" office:value="0.00651624724434012" calcext:value-type="float">
            <text:p>0,00651624724434012</text:p>
          </table:table-cell>
          <table:table-cell table:style-name="ce499" office:value-type="float" office:value="0.00895983996096766" calcext:value-type="float">
            <text:p>0,00895983996096766</text:p>
          </table:table-cell>
          <table:table-cell table:style-name="ce499" office:value-type="float" office:value="-0.00742062451975958" calcext:value-type="float">
            <text:p>-0,00742062451975958</text:p>
          </table:table-cell>
          <table:table-cell table:style-name="ce495" office:value-type="float" office:value="-0.0092407777038515" calcext:value-type="float">
            <text:p>-0,0092407777038515</text:p>
          </table:table-cell>
          <table:table-cell table:number-columns-repeated="2" table:style-name="ce495" office:value-type="float" office:value="-0.0102208601875933" calcext:value-type="float">
            <text:p>-0,0102208601875933</text:p>
          </table:table-cell>
          <table:table-cell table:style-name="ce499" office:value-type="float" office:value="-0.00742062451975958" calcext:value-type="float">
            <text:p>-0,00742062451975958</text:p>
          </table:table-cell>
          <table:table-cell table:style-name="ce623" office:value-type="float" office:value="-0.226361257414974" calcext:value-type="float">
            <text:p>-0,226361257414974</text:p>
          </table:table-cell>
          <table:table-cell table:style-name="ce499" office:value-type="float" office:value="0.0143565752966852" calcext:value-type="float">
            <text:p>0,0143565752966852</text:p>
          </table:table-cell>
          <table:table-cell table:style-name="ce502" office:value-type="float" office:value="0.0134685397113233" calcext:value-type="float">
            <text:p>0,0134685397113233</text:p>
          </table:table-cell>
          <table:table-cell table:style-name="ce581" office:value-type="float" office:value="-0.139006183589122" calcext:value-type="float">
            <text:p>-0,139006183589122</text:p>
          </table:table-cell>
          <table:table-cell table:style-name="ce623" office:value-type="float" office:value="-0.226361257414974" calcext:value-type="float">
            <text:p>-0,226361257414974</text:p>
          </table:table-cell>
          <table:table-cell table:style-name="ce508" office:value-type="float" office:value="0.013411140594233" calcext:value-type="float">
            <text:p>0,013411140594233</text:p>
          </table:table-cell>
          <table:table-cell table:style-name="ce529" office:value-type="float" office:value="0.0129267795127339" calcext:value-type="float">
            <text:p>0,0129267795127339</text:p>
          </table:table-cell>
          <table:table-cell table:style-name="ce673" office:value-type="float" office:value="0.011134014470822" calcext:value-type="float">
            <text:p>0,011134014470822</text:p>
          </table:table-cell>
          <table:table-cell table:style-name="ce499" office:value-type="float" office:value="0.0152982616909825" calcext:value-type="float">
            <text:p>0,0152982616909825</text:p>
          </table:table-cell>
          <table:table-cell table:style-name="ce508" office:value-type="float" office:value="0.013411140594233" calcext:value-type="float">
            <text:p>0,013411140594233</text:p>
          </table:table-cell>
          <table:table-cell table:style-name="ce494" office:value-type="float" office:value="0.956055424178697" calcext:value-type="float">
            <text:p>0,956055424178697</text:p>
          </table:table-cell>
          <table:table-cell table:style-name="ce835" office:value-type="float" office:value="0.967570717310497" calcext:value-type="float">
            <text:p>0,967570717310497</text:p>
          </table:table-cell>
          <table:table-cell table:style-name="ce772" office:value-type="float" office:value="0.966676672812686" calcext:value-type="float">
            <text:p>0,966676672812686</text:p>
          </table:table-cell>
          <table:table-cell table:style-name="ce863" office:value-type="float" office:value="0.963207780161181" calcext:value-type="float">
            <text:p>0,963207780161181</text:p>
          </table:table-cell>
          <table:table-cell table:style-name="ce819" office:value-type="float" office:value="0.966354816793475" calcext:value-type="float">
            <text:p>0,966354816793475</text:p>
          </table:table-cell>
          <table:table-cell/>
          <table:table-cell table:style-name="ce900"/>
          <table:table-cell table:style-name="ce899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iso</text:p>
          </table:table-cell>
          <table:table-cell table:formula="of:=COUNTIF(([.F23]~ [.F50]~ [.F77]~ [.F104]~ [.F131]~ [.F158]~ [.F185]~ [.F212]~ [.F239]~ [.F266]);1)" office:value-type="float" office:value="5" calcext:value-type="float">
            <text:p>5</text:p>
          </table:table-cell>
          <table:table-cell table:formula="of:=COUNTIF(([.F23]~[.F50]~[.F77]~[.F104]~[.F131]~[.F158]~[.F185]~[.F212]~[.F239]~[.F266]);2)" office:value-type="float" office:value="0" calcext:value-type="float">
            <text:p>0</text:p>
          </table:table-cell>
          <table:table-cell table:formula="of:=COUNTIF(([.F23]~[.F50]~[.F77]~[.F104]~[.F131]~[.F158]~[.F185]~[.F212]~[.F239]~[.F266]);3)" office:value-type="float" office:value="0" calcext:value-type="float">
            <text:p>0</text:p>
          </table:table-cell>
          <table:table-cell table:formula="of:=COUNTIF(([.F23]~[.F50]~[.F77]~[.F104]~[.F131]~[.F158]~[.F185]~[.F212]~[.F239]~[.F266]);4)" office:value-type="float" office:value="5" calcext:value-type="float">
            <text:p>5</text:p>
          </table:table-cell>
          <table:table-cell table:formula="of:=COUNTIF(([.F23]~[.F50]~[.F77]~[.F104]~[.F131]~[.F158]~[.F185]~[.F212]~[.F239]~[.F266]);5)" office:value-type="float" office:value="0" calcext:value-type="float">
            <text:p>0</text:p>
          </table:table-cell>
          <table:table-cell table:formula="of:=COUNTIF(([.K23]~ [.K50]~ [.K77]~ [.K104]~ [.K131]~ [.K158]~ [.K185]~ [.K212]~ [.K239]~ [.K266]);1)" office:value-type="float" office:value="2" calcext:value-type="float">
            <text:p>2</text:p>
          </table:table-cell>
          <table:table-cell table:formula="of:=COUNTIF(([.K23]~[.K50]~[.K77]~[.K104]~[.K131]~[.K158]~[.K185]~[.K212]~[.K239]~[.K266]);2)" office:value-type="float" office:value="1" calcext:value-type="float">
            <text:p>1</text:p>
          </table:table-cell>
          <table:table-cell table:formula="of:=COUNTIF(([.K23]~[.K50]~[.K77]~[.K104]~[.K131]~[.K158]~[.K185]~[.K212]~[.K239]~[.K266]);3)" office:value-type="float" office:value="0" calcext:value-type="float">
            <text:p>0</text:p>
          </table:table-cell>
          <table:table-cell table:formula="of:=COUNTIF(([.K23]~[.K50]~[.K77]~[.K104]~[.K131]~[.K158]~[.K185]~[.K212]~[.K239]~[.K266]);4)" office:value-type="float" office:value="7" calcext:value-type="float">
            <text:p>7</text:p>
          </table:table-cell>
          <table:table-cell table:formula="of:=COUNTIF(([.K23]~[.K50]~[.K77]~[.K104]~[.K131]~[.K158]~[.K185]~[.K212]~[.K239]~[.K266]);5)" office:value-type="float" office:value="0" calcext:value-type="float">
            <text:p>0</text:p>
          </table:table-cell>
          <table:table-cell table:formula="of:=COUNTIF(([.P23]~ [.P50]~ [.P77]~ [.P104]~ [.P131]~ [.P158]~ [.P185]~ [.P212]~ [.P239]~ [.P266]);1)" office:value-type="float" office:value="1" calcext:value-type="float">
            <text:p>1</text:p>
          </table:table-cell>
          <table:table-cell table:formula="of:=COUNTIF(([.P23]~[.P50]~[.P77]~[.P104]~[.P131]~[.P158]~[.P185]~[.P212]~[.P239]~[.P266]);2)" office:value-type="float" office:value="5" calcext:value-type="float">
            <text:p>5</text:p>
          </table:table-cell>
          <table:table-cell table:formula="of:=COUNTIF(([.P23]~[.P50]~[.P77]~[.P104]~[.P131]~[.P158]~[.P185]~[.P212]~[.P239]~[.P266]);3)" office:value-type="float" office:value="0" calcext:value-type="float">
            <text:p>0</text:p>
          </table:table-cell>
          <table:table-cell table:formula="of:=COUNTIF(([.P23]~[.P50]~[.P77]~[.P104]~[.P131]~[.P158]~[.P185]~[.P212]~[.P239]~[.P266]);4)" office:value-type="float" office:value="3" calcext:value-type="float">
            <text:p>3</text:p>
          </table:table-cell>
          <table:table-cell table:formula="of:=COUNTIF(([.P23]~[.P50]~[.P77]~[.P104]~[.P131]~[.P158]~[.P185]~[.P212]~[.P239]~[.P266]);5)" office:value-type="float" office:value="1" calcext:value-type="float">
            <text:p>1</text:p>
          </table:table-cell>
          <table:table-cell table:formula="of:=COUNTIF(([.U23]~ [.U50]~ [.U77]~ [.U104]~ [.U131]~ [.U158]~ [.U185]~ [.U212]~ [.U239]~ [.U266]);1)" office:value-type="float" office:value="2" calcext:value-type="float">
            <text:p>2</text:p>
          </table:table-cell>
          <table:table-cell table:formula="of:=COUNTIF(([.U23]~[.U50]~[.U77]~[.U104]~[.U131]~[.U158]~[.U185]~[.U212]~[.U239]~[.U266]);2)" office:value-type="float" office:value="4" calcext:value-type="float">
            <text:p>4</text:p>
          </table:table-cell>
          <table:table-cell table:formula="of:=COUNTIF(([.U23]~[.U50]~[.U77]~[.U104]~[.U131]~[.U158]~[.U185]~[.U212]~[.U239]~[.U266]);3)" office:value-type="float" office:value="0" calcext:value-type="float">
            <text:p>0</text:p>
          </table:table-cell>
          <table:table-cell table:formula="of:=COUNTIF(([.U23]~[.U50]~[.U77]~[.U104]~[.U131]~[.U158]~[.U185]~[.U212]~[.U239]~[.U266]);4)" office:value-type="float" office:value="2" calcext:value-type="float">
            <text:p>2</text:p>
          </table:table-cell>
          <table:table-cell table:formula="of:=COUNTIF(([.U23]~[.U50]~[.U77]~[.U104]~[.U131]~[.U158]~[.U185]~[.U212]~[.U239]~[.U266]);5)" office:value-type="float" office:value="2" calcext:value-type="float">
            <text:p>2</text:p>
          </table:table-cell>
          <table:table-cell table:formula="of:=COUNTIF(([.Z23]~ [.Z50]~ [.Z77]~ [.Z104]~ [.Z131]~ [.Z158]~ [.Z185]~ [.Z212]~ [.Z239]~ [.Z266]);1)" office:value-type="float" office:value="4" calcext:value-type="float">
            <text:p>4</text:p>
          </table:table-cell>
          <table:table-cell table:formula="of:=COUNTIF(([.Z23]~[.Z50]~[.Z77]~[.Z104]~[.Z131]~[.Z158]~[.Z185]~[.Z212]~[.Z239]~[.Z266]);2)" office:value-type="float" office:value="0" calcext:value-type="float">
            <text:p>0</text:p>
          </table:table-cell>
          <table:table-cell table:formula="of:=COUNTIF(([.Z23]~[.Z50]~[.Z77]~[.Z104]~[.Z131]~[.Z158]~[.Z185]~[.Z212]~[.Z239]~[.Z266]);3)" office:value-type="float" office:value="1" calcext:value-type="float">
            <text:p>1</text:p>
          </table:table-cell>
          <table:table-cell table:formula="of:=COUNTIF(([.Z23]~[.Z50]~[.Z77]~[.Z104]~[.Z131]~[.Z158]~[.Z185]~[.Z212]~[.Z239]~[.Z266]);4)" office:value-type="float" office:value="3" calcext:value-type="float">
            <text:p>3</text:p>
          </table:table-cell>
          <table:table-cell table:formula="of:=COUNTIF(([.Z23]~[.Z50]~[.Z77]~[.Z104]~[.Z131]~[.Z158]~[.Z185]~[.Z212]~[.Z239]~[.Z266]);5)" office:value-type="float" office:value="2" calcext:value-type="float">
            <text:p>2</text:p>
          </table:table-cell>
          <table:table-cell table:number-columns-repeated="16327"/>
        </table:table-row>
        <table:table-row table:style-name="ro2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5848517886352" calcext:value-type="float">
            <text:p>-1,5848517886352</text:p>
          </table:table-cell>
          <table:table-cell table:style-name="ce495" office:value-type="float" office:value="0.00997800359289581" calcext:value-type="float">
            <text:p>0,00997800359289581</text:p>
          </table:table-cell>
          <table:table-cell table:style-name="ce501" office:value-type="float" office:value="0.00692351269711138" calcext:value-type="float">
            <text:p>0,00692351269711138</text:p>
          </table:table-cell>
          <table:table-cell table:style-name="ce547" office:value-type="float" office:value="-0.250671886180709" calcext:value-type="float">
            <text:p>-0,250671886180709</text:p>
          </table:table-cell>
          <table:table-cell table:style-name="ce499" office:value-type="float" office:value="0.0114034326775952" calcext:value-type="float">
            <text:p>0,0114034326775952</text:p>
          </table:table-cell>
          <table:table-cell table:style-name="ce494" office:value-type="float" office:value="-1.05129341018674" calcext:value-type="float">
            <text:p>-1,05129341018674</text:p>
          </table:table-cell>
          <table:table-cell table:style-name="ce500" office:value-type="float" office:value="-0.0075606363031512" calcext:value-type="float">
            <text:p>-0,0075606363031512</text:p>
          </table:table-cell>
          <table:table-cell table:style-name="ce501" office:value-type="float" office:value="-0.00700058916958443" calcext:value-type="float">
            <text:p>-0,00700058916958443</text:p>
          </table:table-cell>
          <table:table-cell table:style-name="ce499" office:value-type="float" office:value="-0.00406034171835898" calcext:value-type="float">
            <text:p>-0,00406034171835898</text:p>
          </table:table-cell>
          <table:table-cell table:style-name="ce500" office:value-type="float" office:value="-0.00728061273636787" calcext:value-type="float">
            <text:p>-0,00728061273636787</text:p>
          </table:table-cell>
          <table:table-cell table:style-name="ce624" office:value-type="float" office:value="-0.428665630822492" calcext:value-type="float">
            <text:p>-0,428665630822492</text:p>
          </table:table-cell>
          <table:table-cell table:style-name="ce499" office:value-type="float" office:value="0.0193887769470698" calcext:value-type="float">
            <text:p>0,0193887769470698</text:p>
          </table:table-cell>
          <table:table-cell table:style-name="ce495" office:value-type="float" office:value="0.0190927650852824" calcext:value-type="float">
            <text:p>0,0190927650852824</text:p>
          </table:table-cell>
          <table:table-cell table:style-name="ce689" office:value-type="float" office:value="-0.109039916114185" calcext:value-type="float">
            <text:p>-0,109039916114185</text:p>
          </table:table-cell>
          <table:table-cell table:style-name="ce495" office:value-type="float" office:value="0.0190927650852824" calcext:value-type="float">
            <text:p>0,0190927650852824</text:p>
          </table:table-cell>
          <table:table-cell table:style-name="ce733" office:value-type="float" office:value="0.0462313216685346" calcext:value-type="float">
            <text:p>0,0462313216685346</text:p>
          </table:table-cell>
          <table:table-cell table:style-name="ce750" office:value-type="float" office:value="0.0173615140900953" calcext:value-type="float">
            <text:p>0,0173615140900953</text:p>
          </table:table-cell>
          <table:table-cell table:style-name="ce537" office:value-type="float" office:value="0.0172671580352578" calcext:value-type="float">
            <text:p>0,0172671580352578</text:p>
          </table:table-cell>
          <table:table-cell table:style-name="ce770" office:value-type="float" office:value="0.045080806839883" calcext:value-type="float">
            <text:p>0,045080806839883</text:p>
          </table:table-cell>
          <table:table-cell table:style-name="ce494" office:value-type="float" office:value="0.0167953777610705" calcext:value-type="float">
            <text:p>0,0167953777610705</text:p>
          </table:table-cell>
          <table:table-cell table:style-name="ce541" office:value-type="float" office:value="0.967853950607403" calcext:value-type="float">
            <text:p>0,967853950607403</text:p>
          </table:table-cell>
          <table:table-cell table:style-name="ce499" office:value-type="float" office:value="0.968750856047607" calcext:value-type="float">
            <text:p>0,968750856047607</text:p>
          </table:table-cell>
          <table:table-cell table:style-name="ce541" office:value-type="float" office:value="0.967749526210059" calcext:value-type="float">
            <text:p>0,967749526210059</text:p>
          </table:table-cell>
          <table:table-cell table:style-name="ce511" office:value-type="float" office:value="0.965210439836277" calcext:value-type="float">
            <text:p>0,965210439836277</text:p>
          </table:table-cell>
          <table:table-cell table:style-name="ce512" office:value-type="float" office:value="0.96835080093632" calcext:value-type="float">
            <text:p>0,96835080093632</text:p>
          </table:table-cell>
          <table:table-cell/>
          <table:table-cell table:style-name="ce900"/>
          <table:table-cell table:style-name="ce899" office:value-type="string" calcext:value-type="string">
            <text:p><text:span text:style-name="T3">VotingClassifierVot</text:span><text:span text:style-name="T2">ingClassifier</text:span>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pla</text:p>
          </table:table-cell>
          <table:table-cell table:formula="of:=COUNTIF(([.G23]~ [.G50]~ [.G77]~ [.G104]~ [.G131]~ [.G158]~ [.G185]~ [.G212]~ [.G239]~ [.G266]);1)" office:value-type="float" office:value="2" calcext:value-type="float">
            <text:p>2</text:p>
          </table:table-cell>
          <table:table-cell table:formula="of:=COUNTIF(([.G23]~[.G50]~[.G77]~[.G104]~[.G131]~[.G158]~[.G185]~[.G212]~[.G239]~[.G266]);2)" office:value-type="float" office:value="4" calcext:value-type="float">
            <text:p>4</text:p>
          </table:table-cell>
          <table:table-cell table:formula="of:=COUNTIF(([.G23]~[.G50]~[.G77]~[.G104]~[.G131]~[.G158]~[.G185]~[.G212]~[.G239]~[.G266]);3)" office:value-type="float" office:value="2" calcext:value-type="float">
            <text:p>2</text:p>
          </table:table-cell>
          <table:table-cell table:formula="of:=COUNTIF(([.G23]~[.G50]~[.G77]~[.G104]~[.G131]~[.G158]~[.G185]~[.G212]~[.G239]~[.G266]);4)" office:value-type="float" office:value="2" calcext:value-type="float">
            <text:p>2</text:p>
          </table:table-cell>
          <table:table-cell table:formula="of:=COUNTIF(([.G23]~[.G50]~[.G77]~[.G104]~[.G131]~[.G158]~[.G185]~[.G212]~[.G239]~[.G266]);5)" office:value-type="float" office:value="0" calcext:value-type="float">
            <text:p>0</text:p>
          </table:table-cell>
          <table:table-cell table:formula="of:=COUNTIF(([.L23]~ [.L50]~ [.L77]~ [.L104]~ [.L131]~ [.L158]~ [.L185]~ [.L212]~ [.L239]~ [.L266]);1)" office:value-type="float" office:value="2" calcext:value-type="float">
            <text:p>2</text:p>
          </table:table-cell>
          <table:table-cell table:formula="of:=COUNTIF(([.L23]~[.L50]~[.L77]~[.L104]~[.L131]~[.L158]~[.L185]~[.L212]~[.L239]~[.L266]);2)" office:value-type="float" office:value="5" calcext:value-type="float">
            <text:p>5</text:p>
          </table:table-cell>
          <table:table-cell table:formula="of:=COUNTIF(([.L23]~[.L50]~[.L77]~[.L104]~[.L131]~[.L158]~[.L185]~[.L212]~[.L239]~[.L266]);3)" office:value-type="float" office:value="3" calcext:value-type="float">
            <text:p>3</text:p>
          </table:table-cell>
          <table:table-cell table:formula="of:=COUNTIF(([.L23]~[.L50]~[.L77]~[.L104]~[.L131]~[.L158]~[.L185]~[.L212]~[.L239]~[.L266]);4)" office:value-type="float" office:value="0" calcext:value-type="float">
            <text:p>0</text:p>
          </table:table-cell>
          <table:table-cell table:formula="of:=COUNTIF(([.L23]~[.L50]~[.L77]~[.L104]~[.L131]~[.L158]~[.L185]~[.L212]~[.L239]~[.L266]);5)" office:value-type="float" office:value="0" calcext:value-type="float">
            <text:p>0</text:p>
          </table:table-cell>
          <table:table-cell table:formula="of:=COUNTIF(([.Q23]~ [.Q50]~ [.Q77]~ [.Q104]~ [.Q131]~ [.Q158]~ [.Q185]~ [.Q212]~ [.Q239]~ [.Q266]);1)" office:value-type="float" office:value="1" calcext:value-type="float">
            <text:p>1</text:p>
          </table:table-cell>
          <table:table-cell table:formula="of:=COUNTIF(([.Q23]~[.Q50]~[.Q77]~[.Q104]~[.Q131]~[.Q158]~[.Q185]~[.Q212]~[.Q239]~[.Q266]);2)" office:value-type="float" office:value="2" calcext:value-type="float">
            <text:p>2</text:p>
          </table:table-cell>
          <table:table-cell table:formula="of:=COUNTIF(([.Q23]~[.Q50]~[.Q77]~[.Q104]~[.Q131]~[.Q158]~[.Q185]~[.Q212]~[.Q239]~[.Q266]);3)" office:value-type="float" office:value="5" calcext:value-type="float">
            <text:p>5</text:p>
          </table:table-cell>
          <table:table-cell table:formula="of:=COUNTIF(([.Q23]~[.Q50]~[.Q77]~[.Q104]~[.Q131]~[.Q158]~[.Q185]~[.Q212]~[.Q239]~[.Q266]);4)" office:value-type="float" office:value="2" calcext:value-type="float">
            <text:p>2</text:p>
          </table:table-cell>
          <table:table-cell table:formula="of:=COUNTIF(([.Q23]~[.Q50]~[.Q77]~[.Q104]~[.Q131]~[.Q158]~[.Q185]~[.Q212]~[.Q239]~[.Q266]);5)" office:value-type="float" office:value="0" calcext:value-type="float">
            <text:p>0</text:p>
          </table:table-cell>
          <table:table-cell table:formula="of:=COUNTIF(([.V23]~ [.V50]~ [.V77]~ [.V104]~ [.V131]~ [.V158]~ [.V185]~ [.V212]~ [.V239]~ [.V266]);1)" office:value-type="float" office:value="0" calcext:value-type="float">
            <text:p>0</text:p>
          </table:table-cell>
          <table:table-cell table:formula="of:=COUNTIF(([.V23]~[.V50]~[.V77]~[.V104]~[.V131]~[.V158]~[.V185]~[.V212]~[.V239]~[.V266]);2)" office:value-type="float" office:value="1" calcext:value-type="float">
            <text:p>1</text:p>
          </table:table-cell>
          <table:table-cell table:formula="of:=COUNTIF(([.V23]~[.V50]~[.V77]~[.V104]~[.V131]~[.V158]~[.V185]~[.V212]~[.V239]~[.V266]);3)" office:value-type="float" office:value="6" calcext:value-type="float">
            <text:p>6</text:p>
          </table:table-cell>
          <table:table-cell table:formula="of:=COUNTIF(([.V23]~[.V50]~[.V77]~[.V104]~[.V131]~[.V158]~[.V185]~[.V212]~[.V239]~[.V266]);4)" office:value-type="float" office:value="1" calcext:value-type="float">
            <text:p>1</text:p>
          </table:table-cell>
          <table:table-cell table:formula="of:=COUNTIF(([.V23]~[.V50]~[.V77]~[.V104]~[.V131]~[.V158]~[.V185]~[.V212]~[.V239]~[.V266]);5)" office:value-type="float" office:value="2" calcext:value-type="float">
            <text:p>2</text:p>
          </table:table-cell>
          <table:table-cell table:formula="of:=COUNTIF(([.AA23]~ [.AA50]~ [.AA77]~ [.AA104]~ [.AA131]~ [.AA158]~ [.AA185]~ [.AA212]~ [.AA239]~ [.AA266]);1)" office:value-type="float" office:value="1" calcext:value-type="float">
            <text:p>1</text:p>
          </table:table-cell>
          <table:table-cell table:formula="of:=COUNTIF(([.AA23]~[.AA50]~[.AA77]~[.AA104]~[.AA131]~[.AA158]~[.AA185]~[.AA212]~[.AA239]~[.AA266]);2)" office:value-type="float" office:value="3" calcext:value-type="float">
            <text:p>3</text:p>
          </table:table-cell>
          <table:table-cell table:formula="of:=COUNTIF(([.AA23]~[.AA50]~[.AA77]~[.AA104]~[.AA131]~[.AA158]~[.AA185]~[.AA212]~[.AA239]~[.AA266]);3)" office:value-type="float" office:value="3" calcext:value-type="float">
            <text:p>3</text:p>
          </table:table-cell>
          <table:table-cell table:formula="of:=COUNTIF(([.AA23]~[.AA50]~[.AA77]~[.AA104]~[.AA131]~[.AA158]~[.AA185]~[.AA212]~[.AA239]~[.AA266]);4)" office:value-type="float" office:value="1" calcext:value-type="float">
            <text:p>1</text:p>
          </table:table-cell>
          <table:table-cell table:formula="of:=COUNTIF(([.AA23]~[.AA50]~[.AA77]~[.AA104]~[.AA131]~[.AA158]~[.AA185]~[.AA212]~[.AA239]~[.AA266]);5)" office:value-type="float" office:value="2" calcext:value-type="float">
            <text:p>2</text:p>
          </table:table-cell>
          <table:table-cell table:number-columns-repeated="16327"/>
        </table:table-row>
        <table:table-row table:style-name="ro2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9" office:value-type="float" office:value="0.0114034326775952" calcext:value-type="float">
            <text:p>0,0114034326775952</text:p>
          </table:table-cell>
          <table:table-cell table:style-name="ce495" office:value-type="float" office:value="0.00997800359289581" calcext:value-type="float">
            <text:p>0,00997800359289581</text:p>
          </table:table-cell>
          <table:table-cell table:style-name="ce501" office:value-type="float" office:value="0.00692351269711138" calcext:value-type="float">
            <text:p>0,00692351269711138</text:p>
          </table:table-cell>
          <table:table-cell table:style-name="ce500" office:value-type="float" office:value="0.00468355270686946" calcext:value-type="float">
            <text:p>0,00468355270686946</text:p>
          </table:table-cell>
          <table:table-cell table:style-name="ce499" office:value-type="float" office:value="0.0114034326775952" calcext:value-type="float">
            <text:p>0,0114034326775952</text:p>
          </table:table-cell>
          <table:table-cell table:style-name="ce500" office:value-type="float" office:value="-0.00728061273636787" calcext:value-type="float">
            <text:p>-0,00728061273636787</text:p>
          </table:table-cell>
          <table:table-cell table:style-name="ce500" office:value-type="float" office:value="-0.0075606363031512" calcext:value-type="float">
            <text:p>-0,0075606363031512</text:p>
          </table:table-cell>
          <table:table-cell table:style-name="ce538" office:value-type="float" office:value="-0.00700058916958443" calcext:value-type="float">
            <text:p>-0,00700058916958443</text:p>
          </table:table-cell>
          <table:table-cell table:style-name="ce504" office:value-type="float" office:value="-0.010360871970985" calcext:value-type="float">
            <text:p>-0,010360871970985</text:p>
          </table:table-cell>
          <table:table-cell table:style-name="ce500" office:value-type="float" office:value="-0.00728061273636787" calcext:value-type="float">
            <text:p>-0,00728061273636787</text:p>
          </table:table-cell>
          <table:table-cell table:style-name="ce494" office:value-type="float" office:value="-0.715722147084545" calcext:value-type="float">
            <text:p>-0,715722147084545</text:p>
          </table:table-cell>
          <table:table-cell table:style-name="ce499" office:value-type="float" office:value="0.0193887769470698" calcext:value-type="float">
            <text:p>0,0193887769470698</text:p>
          </table:table-cell>
          <table:table-cell table:style-name="ce495" office:value-type="float" office:value="0.0190927650852824" calcext:value-type="float">
            <text:p>0,0190927650852824</text:p>
          </table:table-cell>
          <table:table-cell table:style-name="ce690" office:value-type="float" office:value="-0.458539147914069" calcext:value-type="float">
            <text:p>-0,458539147914069</text:p>
          </table:table-cell>
          <table:table-cell table:style-name="ce718" office:value-type="float" office:value="-0.452675152932062" calcext:value-type="float">
            <text:p>-0,452675152932062</text:p>
          </table:table-cell>
          <table:table-cell table:style-name="ce499" office:value-type="float" office:value="0.049914353009024" calcext:value-type="float">
            <text:p>0,049914353009024</text:p>
          </table:table-cell>
          <table:table-cell table:style-name="ce750" office:value-type="float" office:value="0.0173615140900953" calcext:value-type="float">
            <text:p>0,0173615140900953</text:p>
          </table:table-cell>
          <table:table-cell table:style-name="ce537" office:value-type="float" office:value="0.0172671580352578" calcext:value-type="float">
            <text:p>0,0172671580352578</text:p>
          </table:table-cell>
          <table:table-cell table:style-name="ce771" office:value-type="float" office:value="0.0224567410513189" calcext:value-type="float">
            <text:p>0,0224567410513189</text:p>
          </table:table-cell>
          <table:table-cell table:style-name="ce772" office:value-type="float" office:value="0.0424709183630784" calcext:value-type="float">
            <text:p>0,0424709183630784</text:p>
          </table:table-cell>
          <table:table-cell table:style-name="ce543" office:value-type="float" office:value="0.962814400582145" calcext:value-type="float">
            <text:p>0,962814400582145</text:p>
          </table:table-cell>
          <table:table-cell table:style-name="ce494" office:value-type="float" office:value="0.888501421924131" calcext:value-type="float">
            <text:p>0,888501421924131</text:p>
          </table:table-cell>
          <table:table-cell table:style-name="ce541" office:value-type="float" office:value="0.967749526210059" calcext:value-type="float">
            <text:p>0,967749526210059</text:p>
          </table:table-cell>
          <table:table-cell table:style-name="ce511" office:value-type="float" office:value="0.965210439836277" calcext:value-type="float">
            <text:p>0,965210439836277</text:p>
          </table:table-cell>
          <table:table-cell table:style-name="ce579" office:value-type="float" office:value="0.968250191128833" calcext:value-type="float">
            <text:p>0,968250191128833</text:p>
          </table:table-cell>
          <table:table-cell/>
          <table:table-cell table:style-name="ce900"/>
          <table:table-cell table:style-name="ce899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ase</text:p>
          </table:table-cell>
          <table:table-cell table:formula="of:=COUNTIF(([.C24]~ [.C51]~ [.C78]~ [.C105]~ [.C132]~ [.C159]~ [.C186]~ [.C213]~ [.C240]~ [.C267]);1)" office:value-type="float" office:value="2" calcext:value-type="float">
            <text:p>2</text:p>
          </table:table-cell>
          <table:table-cell table:formula="of:=COUNTIF(([.C24]~[.C51]~[.C78]~[.C105]~[.C132]~[.C159]~[.C186]~[.C213]~[.C240]~[.C267]);2)" office:value-type="float" office:value="4" calcext:value-type="float">
            <text:p>4</text:p>
          </table:table-cell>
          <table:table-cell table:formula="of:=COUNTIF(([.C24]~[.C51]~[.C78]~[.C105]~[.C132]~[.C159]~[.C186]~[.C213]~[.C240]~[.C267]);3)" office:value-type="float" office:value="2" calcext:value-type="float">
            <text:p>2</text:p>
          </table:table-cell>
          <table:table-cell table:formula="of:=COUNTIF(([.C24]~[.C51]~[.C78]~[.C105]~[.C132]~[.C159]~[.C186]~[.C213]~[.C240]~[.C267]);4)" office:value-type="float" office:value="2" calcext:value-type="float">
            <text:p>2</text:p>
          </table:table-cell>
          <table:table-cell table:formula="of:=COUNTIF(([.C24]~[.C51]~[.C78]~[.C105]~[.C132]~[.C159]~[.C186]~[.C213]~[.C240]~[.C267]);5)" office:value-type="float" office:value="0" calcext:value-type="float">
            <text:p>0</text:p>
          </table:table-cell>
          <table:table-cell table:formula="of:=COUNTIF(([.H24]~ [.H51]~ [.H78]~ [.H105]~ [.H132]~ [.H159]~ [.H186]~ [.H213]~ [.H240]~ [.H267]);1)" office:value-type="float" office:value="3" calcext:value-type="float">
            <text:p>3</text:p>
          </table:table-cell>
          <table:table-cell table:formula="of:=COUNTIF(([.H24]~[.H51]~[.H78]~[.H105]~[.H132]~[.H159]~[.H186]~[.H213]~[.H240]~[.H267]);2)" office:value-type="float" office:value="5" calcext:value-type="float">
            <text:p>5</text:p>
          </table:table-cell>
          <table:table-cell table:formula="of:=COUNTIF(([.H24]~[.H51]~[.H78]~[.H105]~[.H132]~[.H159]~[.H186]~[.H213]~[.H240]~[.H267]);3)" office:value-type="float" office:value="1" calcext:value-type="float">
            <text:p>1</text:p>
          </table:table-cell>
          <table:table-cell table:formula="of:=COUNTIF(([.H24]~[.H51]~[.H78]~[.H105]~[.H132]~[.H159]~[.H186]~[.H213]~[.H240]~[.H267]);4)" office:value-type="float" office:value="0" calcext:value-type="float">
            <text:p>0</text:p>
          </table:table-cell>
          <table:table-cell table:formula="of:=COUNTIF(([.H24]~[.H51]~[.H78]~[.H105]~[.H132]~[.H159]~[.H186]~[.H213]~[.H240]~[.H267]);5)" office:value-type="float" office:value="1" calcext:value-type="float">
            <text:p>1</text:p>
          </table:table-cell>
          <table:table-cell table:formula="of:=COUNTIF(([.M24]~ [.M51]~ [.M78]~ [.M105]~ [.M132]~ [.M159]~ [.M186]~ [.M213]~ [.M240]~ [.M267]);1)" office:value-type="float" office:value="3" calcext:value-type="float">
            <text:p>3</text:p>
          </table:table-cell>
          <table:table-cell table:formula="of:=COUNTIF(([.M24]~[.M51]~[.M78]~[.M105]~[.M132]~[.M159]~[.M186]~[.M213]~[.M240]~[.M267]);2)" office:value-type="float" office:value="2" calcext:value-type="float">
            <text:p>2</text:p>
          </table:table-cell>
          <table:table-cell table:formula="of:=COUNTIF(([.M24]~[.M51]~[.M78]~[.M105]~[.M132]~[.M159]~[.M186]~[.M213]~[.M240]~[.M267]);3)" office:value-type="float" office:value="0" calcext:value-type="float">
            <text:p>0</text:p>
          </table:table-cell>
          <table:table-cell table:formula="of:=COUNTIF(([.M24]~[.M51]~[.M78]~[.M105]~[.M132]~[.M159]~[.M186]~[.M213]~[.M240]~[.M267]);4)" office:value-type="float" office:value="3" calcext:value-type="float">
            <text:p>3</text:p>
          </table:table-cell>
          <table:table-cell table:formula="of:=COUNTIF(([.M24]~[.M51]~[.M78]~[.M105]~[.M132]~[.M159]~[.M186]~[.M213]~[.M240]~[.M267]);5)" office:value-type="float" office:value="2" calcext:value-type="float">
            <text:p>2</text:p>
          </table:table-cell>
          <table:table-cell table:formula="of:=COUNTIF(([.R24]~ [.R51]~ [.R78]~ [.R105]~ [.R132]~ [.R159]~ [.R186]~ [.R213]~ [.R240]~ [.R267]);1)" office:value-type="float" office:value="5" calcext:value-type="float">
            <text:p>5</text:p>
          </table:table-cell>
          <table:table-cell table:formula="of:=COUNTIF(([.R24]~[.R51]~[.R78]~[.R105]~[.R132]~[.R159]~[.R186]~[.R213]~[.R240]~[.R267]);2)" office:value-type="float" office:value="2" calcext:value-type="float">
            <text:p>2</text:p>
          </table:table-cell>
          <table:table-cell table:formula="of:=COUNTIF(([.R24]~[.R51]~[.R78]~[.R105]~[.R132]~[.R159]~[.R186]~[.R213]~[.R240]~[.R267]);3)" office:value-type="float" office:value="1" calcext:value-type="float">
            <text:p>1</text:p>
          </table:table-cell>
          <table:table-cell table:formula="of:=COUNTIF(([.R24]~[.R51]~[.R78]~[.R105]~[.R132]~[.R159]~[.R186]~[.R213]~[.R240]~[.R267]);4)" office:value-type="float" office:value="0" calcext:value-type="float">
            <text:p>0</text:p>
          </table:table-cell>
          <table:table-cell table:formula="of:=COUNTIF(([.R24]~[.R51]~[.R78]~[.R105]~[.R132]~[.R159]~[.R186]~[.R213]~[.R240]~[.R267]);5)" office:value-type="float" office:value="2" calcext:value-type="float">
            <text:p>2</text:p>
          </table:table-cell>
          <table:table-cell table:formula="of:=COUNTIF(([.W24]~ [.W51]~ [.W78]~ [.W105]~ [.W132]~ [.W159]~ [.W186]~ [.W213]~ [.W240]~ [.W267]);1)" office:value-type="float" office:value="3" calcext:value-type="float">
            <text:p>3</text:p>
          </table:table-cell>
          <table:table-cell table:formula="of:=COUNTIF(([.W24]~[.W51]~[.W78]~[.W105]~[.W132]~[.W159]~[.W186]~[.W213]~[.W240]~[.W267]);2)" office:value-type="float" office:value="1" calcext:value-type="float">
            <text:p>1</text:p>
          </table:table-cell>
          <table:table-cell table:formula="of:=COUNTIF(([.W24]~[.W51]~[.W78]~[.W105]~[.W132]~[.W159]~[.W186]~[.W213]~[.W240]~[.W267]);3)" office:value-type="float" office:value="2" calcext:value-type="float">
            <text:p>2</text:p>
          </table:table-cell>
          <table:table-cell table:formula="of:=COUNTIF(([.W24]~[.W51]~[.W78]~[.W105]~[.W132]~[.W159]~[.W186]~[.W213]~[.W240]~[.W267]);4)" office:value-type="float" office:value="3" calcext:value-type="float">
            <text:p>3</text:p>
          </table:table-cell>
          <table:table-cell table:formula="of:=COUNTIF(([.W24]~[.W51]~[.W78]~[.W105]~[.W132]~[.W159]~[.W186]~[.W213]~[.W240]~[.W267]);5)" office:value-type="float" office:value="1" calcext:value-type="float">
            <text:p>1</text:p>
          </table:table-cell>
          <table:table-cell table:number-columns-repeated="16327"/>
        </table:table-row>
        <table:table-row table:style-name="ro2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37773558507687" calcext:value-type="float">
            <text:p>-1,37773558507687</text:p>
          </table:table-cell>
          <table:table-cell table:number-columns-repeated="2" table:style-name="ce512" office:value-type="float" office:value="0" calcext:value-type="float">
            <text:p>0</text:p>
          </table:table-cell>
          <table:table-cell table:style-name="ce548" office:value-type="float" office:value="-0.54879019760927" calcext:value-type="float">
            <text:p>-0,54879019760927</text:p>
          </table:table-cell>
          <table:table-cell table:style-name="ce499" office:value-type="float" office:value="0.00610898179156886" calcext:value-type="float">
            <text:p>0,00610898179156886</text:p>
          </table:table-cell>
          <table:table-cell table:style-name="ce494" office:value-type="float" office:value="-0.545011734854272" calcext:value-type="float">
            <text:p>-0,545011734854272</text:p>
          </table:table-cell>
          <table:table-cell table:style-name="ce576" office:value-type="float" office:value="-0.0156813197398693" calcext:value-type="float">
            <text:p>-0,0156813197398693</text:p>
          </table:table-cell>
          <table:table-cell table:style-name="ce582" office:value-type="float" office:value="-0.00994083662080998" calcext:value-type="float">
            <text:p>-0,00994083662080998</text:p>
          </table:table-cell>
          <table:table-cell table:style-name="ce499" office:value-type="float" office:value="0.00294024745122545" calcext:value-type="float">
            <text:p>0,00294024745122545</text:p>
          </table:table-cell>
          <table:table-cell table:style-name="ce585" office:value-type="float" office:value="-0.00476040063531747" calcext:value-type="float">
            <text:p>-0,00476040063531747</text:p>
          </table:table-cell>
          <table:table-cell table:style-name="ce494" office:value-type="float" office:value="-0.691505416671724" calcext:value-type="float">
            <text:p>-0,691505416671724</text:p>
          </table:table-cell>
          <table:table-cell table:style-name="ce501" office:value-type="float" office:value="0.0174646998454522" calcext:value-type="float">
            <text:p>0,0174646998454522</text:p>
          </table:table-cell>
          <table:table-cell table:style-name="ce502" office:value-type="float" office:value="0.0180567235690269" calcext:value-type="float">
            <text:p>0,0180567235690269</text:p>
          </table:table-cell>
          <table:table-cell table:style-name="ce691" office:value-type="float" office:value="-0.00859223764148011" calcext:value-type="float">
            <text:p>-0,00859223764148011</text:p>
          </table:table-cell>
          <table:table-cell table:style-name="ce499" office:value-type="float" office:value="0.0190927650852824" calcext:value-type="float">
            <text:p>0,0190927650852824</text:p>
          </table:table-cell>
          <table:table-cell table:style-name="ce494" office:value-type="float" office:value="-0.372696981002541" calcext:value-type="float">
            <text:p>-0,372696981002541</text:p>
          </table:table-cell>
          <table:table-cell table:style-name="ce570" office:value-type="float" office:value="0.0182107185836325" calcext:value-type="float">
            <text:p>0,0182107185836325</text:p>
          </table:table-cell>
          <table:table-cell table:style-name="ce571" office:value-type="float" office:value="0.0203809078448944" calcext:value-type="float">
            <text:p>0,0203809078448944</text:p>
          </table:table-cell>
          <table:table-cell table:style-name="ce583" office:value-type="float" office:value="-0.174958142081473" calcext:value-type="float">
            <text:p>-0,174958142081473</text:p>
          </table:table-cell>
          <table:table-cell table:style-name="ce507" office:value-type="float" office:value="0.0159461732675331" calcext:value-type="float">
            <text:p>0,0159461732675331</text:p>
          </table:table-cell>
          <table:table-cell table:style-name="ce499" office:value-type="float" office:value="0.980331474030713" calcext:value-type="float">
            <text:p>0,980331474030713</text:p>
          </table:table-cell>
          <table:table-cell table:style-name="ce836" office:value-type="float" office:value="0.968786617827519" calcext:value-type="float">
            <text:p>0,968786617827519</text:p>
          </table:table-cell>
          <table:table-cell table:style-name="ce851" office:value-type="float" office:value="0.969179997406556" calcext:value-type="float">
            <text:p>0,969179997406556</text:p>
          </table:table-cell>
          <table:table-cell table:style-name="ce575" office:value-type="float" office:value="0.967570717310497" calcext:value-type="float">
            <text:p>0,967570717310497</text:p>
          </table:table-cell>
          <table:table-cell table:style-name="ce857" office:value-type="float" office:value="0.968822379607431" calcext:value-type="float">
            <text:p>0,968822379607431</text:p>
          </table:table-cell>
          <table:table-cell/>
          <table:table-cell table:style-name="ce899"/>
          <table:table-cell table:style-name="ce899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bq</text:p>
          </table:table-cell>
          <table:table-cell table:formula="of:=COUNTIF(([.D24]~ [.D51]~ [.D78]~ [.D105]~ [.D132]~ [.D159]~ [.D186]~ [.D213]~ [.D240]~ [.D267]);1)" office:value-type="float" office:value="1" calcext:value-type="float">
            <text:p>1</text:p>
          </table:table-cell>
          <table:table-cell table:formula="of:=COUNTIF(([.D24]~[.D51]~[.D78]~[.D105]~[.D132]~[.D159]~[.D186]~[.D213]~[.D240]~[.D267]);2)" office:value-type="float" office:value="4" calcext:value-type="float">
            <text:p>4</text:p>
          </table:table-cell>
          <table:table-cell table:formula="of:=COUNTIF(([.D24]~[.D51]~[.D78]~[.D105]~[.D132]~[.D159]~[.D186]~[.D213]~[.D240]~[.D267]);3)" office:value-type="float" office:value="3" calcext:value-type="float">
            <text:p>3</text:p>
          </table:table-cell>
          <table:table-cell table:formula="of:=COUNTIF(([.D24]~[.D51]~[.D78]~[.D105]~[.D132]~[.D159]~[.D186]~[.D213]~[.D240]~[.D267]);4)" office:value-type="float" office:value="2" calcext:value-type="float">
            <text:p>2</text:p>
          </table:table-cell>
          <table:table-cell table:formula="of:=COUNTIF(([.D24]~[.D51]~[.D78]~[.D105]~[.D132]~[.D159]~[.D186]~[.D213]~[.D240]~[.D267]);5)" office:value-type="float" office:value="0" calcext:value-type="float">
            <text:p>0</text:p>
          </table:table-cell>
          <table:table-cell table:formula="of:=COUNTIF(([.I24]~ [.I51]~ [.I78]~ [.I105]~ [.I132]~ [.I159]~ [.I186]~ [.I213]~ [.I240]~ [.I267]);1)" office:value-type="float" office:value="0" calcext:value-type="float">
            <text:p>0</text:p>
          </table:table-cell>
          <table:table-cell table:formula="of:=COUNTIF(([.I24]~[.I51]~[.I78]~[.I105]~[.I132]~[.I159]~[.I186]~[.I213]~[.I240]~[.I267]);2)" office:value-type="float" office:value="0" calcext:value-type="float">
            <text:p>0</text:p>
          </table:table-cell>
          <table:table-cell table:formula="of:=COUNTIF(([.I24]~[.I51]~[.I78]~[.I105]~[.I132]~[.I159]~[.I186]~[.I213]~[.I240]~[.I267]);3)" office:value-type="float" office:value="2" calcext:value-type="float">
            <text:p>2</text:p>
          </table:table-cell>
          <table:table-cell table:formula="of:=COUNTIF(([.I24]~[.I51]~[.I78]~[.I105]~[.I132]~[.I159]~[.I186]~[.I213]~[.I240]~[.I267]);4)" office:value-type="float" office:value="7" calcext:value-type="float">
            <text:p>7</text:p>
          </table:table-cell>
          <table:table-cell table:formula="of:=COUNTIF(([.I24]~[.I51]~[.I78]~[.I105]~[.I132]~[.I159]~[.I186]~[.I213]~[.I240]~[.I267]);5)" office:value-type="float" office:value="1" calcext:value-type="float">
            <text:p>1</text:p>
          </table:table-cell>
          <table:table-cell table:formula="of:=COUNTIF(([.N24]~ [.N51]~ [.N78]~ [.N105]~ [.N132]~ [.N159]~ [.N186]~ [.N213]~ [.N240]~ [.N267]);1)" office:value-type="float" office:value="2" calcext:value-type="float">
            <text:p>2</text:p>
          </table:table-cell>
          <table:table-cell table:formula="of:=COUNTIF(([.N24]~[.N51]~[.N78]~[.N105]~[.N132]~[.N159]~[.N186]~[.N213]~[.N240]~[.N267]);2)" office:value-type="float" office:value="2" calcext:value-type="float">
            <text:p>2</text:p>
          </table:table-cell>
          <table:table-cell table:formula="of:=COUNTIF(([.N24]~[.N51]~[.N78]~[.N105]~[.N132]~[.N159]~[.N186]~[.N213]~[.N240]~[.N267]);3)" office:value-type="float" office:value="2" calcext:value-type="float">
            <text:p>2</text:p>
          </table:table-cell>
          <table:table-cell table:formula="of:=COUNTIF(([.N24]~[.N51]~[.N78]~[.N105]~[.N132]~[.N159]~[.N186]~[.N213]~[.N240]~[.N267]);4)" office:value-type="float" office:value="3" calcext:value-type="float">
            <text:p>3</text:p>
          </table:table-cell>
          <table:table-cell table:formula="of:=COUNTIF(([.N24]~[.N51]~[.N78]~[.N105]~[.N132]~[.N159]~[.N186]~[.N213]~[.N240]~[.N267]);5)" office:value-type="float" office:value="1" calcext:value-type="float">
            <text:p>1</text:p>
          </table:table-cell>
          <table:table-cell table:formula="of:=COUNTIF(([.S24]~ [.S51]~ [.S78]~ [.S105]~ [.S132]~ [.S159]~ [.S186]~ [.S213]~ [.S240]~ [.S267]);1)" office:value-type="float" office:value="0" calcext:value-type="float">
            <text:p>0</text:p>
          </table:table-cell>
          <table:table-cell table:formula="of:=COUNTIF(([.S24]~[.S51]~[.S78]~[.S105]~[.S132]~[.S159]~[.S186]~[.S213]~[.S240]~[.S267]);2)" office:value-type="float" office:value="2" calcext:value-type="float">
            <text:p>2</text:p>
          </table:table-cell>
          <table:table-cell table:formula="of:=COUNTIF(([.S24]~[.S51]~[.S78]~[.S105]~[.S132]~[.S159]~[.S186]~[.S213]~[.S240]~[.S267]);3)" office:value-type="float" office:value="1" calcext:value-type="float">
            <text:p>1</text:p>
          </table:table-cell>
          <table:table-cell table:formula="of:=COUNTIF(([.S24]~[.S51]~[.S78]~[.S105]~[.S132]~[.S159]~[.S186]~[.S213]~[.S240]~[.S267]);4)" office:value-type="float" office:value="3" calcext:value-type="float">
            <text:p>3</text:p>
          </table:table-cell>
          <table:table-cell table:formula="of:=COUNTIF(([.S24]~[.S51]~[.S78]~[.S105]~[.S132]~[.S159]~[.S186]~[.S213]~[.S240]~[.S267]);5)" office:value-type="float" office:value="4" calcext:value-type="float">
            <text:p>4</text:p>
          </table:table-cell>
          <table:table-cell table:formula="of:=COUNTIF(([.X24]~ [.X51]~ [.X78]~ [.X105]~ [.X132]~ [.X159]~ [.X186]~ [.X213]~ [.X240]~ [.X267]);1)" office:value-type="float" office:value="2" calcext:value-type="float">
            <text:p>2</text:p>
          </table:table-cell>
          <table:table-cell table:formula="of:=COUNTIF(([.X24]~[.X51]~[.X78]~[.X105]~[.X132]~[.X159]~[.X186]~[.X213]~[.X240]~[.X267]);2)" office:value-type="float" office:value="4" calcext:value-type="float">
            <text:p>4</text:p>
          </table:table-cell>
          <table:table-cell table:formula="of:=COUNTIF(([.X24]~[.X51]~[.X78]~[.X105]~[.X132]~[.X159]~[.X186]~[.X213]~[.X240]~[.X267]);3)" office:value-type="float" office:value="1" calcext:value-type="float">
            <text:p>1</text:p>
          </table:table-cell>
          <table:table-cell table:formula="of:=COUNTIF(([.X24]~[.X51]~[.X78]~[.X105]~[.X132]~[.X159]~[.X186]~[.X213]~[.X240]~[.X267]);4)" office:value-type="float" office:value="1" calcext:value-type="float">
            <text:p>1</text:p>
          </table:table-cell>
          <table:table-cell table:formula="of:=COUNTIF(([.X24]~[.X51]~[.X78]~[.X105]~[.X132]~[.X159]~[.X186]~[.X213]~[.X240]~[.X267]);5)" office:value-type="float" office:value="2" calcext:value-type="float">
            <text:p>2</text:p>
          </table:table-cell>
          <table:table-cell table:number-columns-repeated="16327"/>
        </table:table-row>
        <table:table-row table:style-name="ro2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5" office:value-type="float" office:value="0.00631261451795449" calcext:value-type="float">
            <text:p>0,00631261451795449</text:p>
          </table:table-cell>
          <table:table-cell table:number-columns-repeated="2" table:style-name="ce512" office:value-type="float" office:value="0" calcext:value-type="float">
            <text:p>0</text:p>
          </table:table-cell>
          <table:table-cell table:style-name="ce499" office:value-type="float" office:value="0.00692351269711138" calcext:value-type="float">
            <text:p>0,00692351269711138</text:p>
          </table:table-cell>
          <table:table-cell table:style-name="ce495" office:value-type="float" office:value="0.00610898179156886" calcext:value-type="float">
            <text:p>0,00610898179156886</text:p>
          </table:table-cell>
          <table:table-cell table:style-name="ce571" office:value-type="float" office:value="-0.00476040063531747" calcext:value-type="float">
            <text:p>-0,00476040063531747</text:p>
          </table:table-cell>
          <table:table-cell table:style-name="ce576" office:value-type="float" office:value="-0.0156813197398693" calcext:value-type="float">
            <text:p>-0,0156813197398693</text:p>
          </table:table-cell>
          <table:table-cell table:style-name="ce582" office:value-type="float" office:value="-0.00994083662080998" calcext:value-type="float">
            <text:p>-0,00994083662080998</text:p>
          </table:table-cell>
          <table:table-cell table:number-columns-repeated="2" table:style-name="ce571" office:value-type="float" office:value="-0.00476040063531747" calcext:value-type="float">
            <text:p>-0,00476040063531747</text:p>
          </table:table-cell>
          <table:table-cell table:style-name="ce625" office:value-type="float" office:value="-0.0510166576728396" calcext:value-type="float">
            <text:p>-0,0510166576728396</text:p>
          </table:table-cell>
          <table:table-cell table:style-name="ce501" office:value-type="float" office:value="0.0174646998454522" calcext:value-type="float">
            <text:p>0,0174646998454522</text:p>
          </table:table-cell>
          <table:table-cell table:style-name="ce502" office:value-type="float" office:value="0.0180567235690269" calcext:value-type="float">
            <text:p>0,0180567235690269</text:p>
          </table:table-cell>
          <table:table-cell table:style-name="ce500" office:value-type="float" office:value="0.0168726761218775" calcext:value-type="float">
            <text:p>0,0168726761218775</text:p>
          </table:table-cell>
          <table:table-cell table:style-name="ce499" office:value-type="float" office:value="0.0190927650852824" calcext:value-type="float">
            <text:p>0,0190927650852824</text:p>
          </table:table-cell>
          <table:table-cell table:style-name="ce507" office:value-type="float" office:value="0.0159461732675331" calcext:value-type="float">
            <text:p>0,0159461732675331</text:p>
          </table:table-cell>
          <table:table-cell table:style-name="ce570" office:value-type="float" office:value="0.0182107185836325" calcext:value-type="float">
            <text:p>0,0182107185836325</text:p>
          </table:table-cell>
          <table:table-cell table:style-name="ce585" office:value-type="float" office:value="0.0203809078448944" calcext:value-type="float">
            <text:p>0,0203809078448944</text:p>
          </table:table-cell>
          <table:table-cell table:style-name="ce499" office:value-type="float" office:value="0.0261366271899804" calcext:value-type="float">
            <text:p>0,0261366271899804</text:p>
          </table:table-cell>
          <table:table-cell table:style-name="ce507" office:value-type="float" office:value="0.0159461732675331" calcext:value-type="float">
            <text:p>0,0159461732675331</text:p>
          </table:table-cell>
          <table:table-cell table:style-name="ce494" office:value-type="float" office:value="0.967248861291285" calcext:value-type="float">
            <text:p>0,967248861291285</text:p>
          </table:table-cell>
          <table:table-cell table:style-name="ce836" office:value-type="float" office:value="0.968786617827519" calcext:value-type="float">
            <text:p>0,968786617827519</text:p>
          </table:table-cell>
          <table:table-cell table:style-name="ce852" office:value-type="float" office:value="0.969179997406556" calcext:value-type="float">
            <text:p>0,969179997406556</text:p>
          </table:table-cell>
          <table:table-cell table:style-name="ce515" office:value-type="float" office:value="0.968572047148045" calcext:value-type="float">
            <text:p>0,968572047148045</text:p>
          </table:table-cell>
          <table:table-cell table:style-name="ce857" office:value-type="float" office:value="0.968822379607431" calcext:value-type="float">
            <text:p>0,968822379607431</text:p>
          </table:table-cell>
          <table:table-cell/>
          <table:table-cell table:style-name="ce900"/>
          <table:table-cell table:style-name="ce899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his</text:p>
          </table:table-cell>
          <table:table-cell table:formula="of:=COUNTIF(([.E24]~ [.E51]~ [.E78]~ [.E105]~ [.E132]~ [.E159]~ [.E186]~ [.E213]~ [.E240]~ [.E267]);1)" office:value-type="float" office:value="2" calcext:value-type="float">
            <text:p>2</text:p>
          </table:table-cell>
          <table:table-cell table:formula="of:=COUNTIF(([.E24]~[.E51]~[.E78]~[.E105]~[.E132]~[.E159]~[.E186]~[.E213]~[.E240]~[.E267]);2)" office:value-type="float" office:value="2" calcext:value-type="float">
            <text:p>2</text:p>
          </table:table-cell>
          <table:table-cell table:formula="of:=COUNTIF(([.E24]~[.E51]~[.E78]~[.E105]~[.E132]~[.E159]~[.E186]~[.E213]~[.E240]~[.E267]);3)" office:value-type="float" office:value="1" calcext:value-type="float">
            <text:p>1</text:p>
          </table:table-cell>
          <table:table-cell table:formula="of:=COUNTIF(([.E24]~[.E51]~[.E78]~[.E105]~[.E132]~[.E159]~[.E186]~[.E213]~[.E240]~[.E267]);4)" office:value-type="float" office:value="2" calcext:value-type="float">
            <text:p>2</text:p>
          </table:table-cell>
          <table:table-cell table:formula="of:=COUNTIF(([.E24]~[.E51]~[.E78]~[.E105]~[.E132]~[.E159]~[.E186]~[.E213]~[.E240]~[.E267]);5)" office:value-type="float" office:value="3" calcext:value-type="float">
            <text:p>3</text:p>
          </table:table-cell>
          <table:table-cell table:formula="of:=COUNTIF(([.J24]~ [.J51]~ [.J78]~ [.J105]~ [.J132]~ [.J159]~ [.J186]~ [.J213]~ [.J240]~ [.J267]);1)" office:value-type="float" office:value="7" calcext:value-type="float">
            <text:p>7</text:p>
          </table:table-cell>
          <table:table-cell table:formula="of:=COUNTIF(([.J24]~[.J51]~[.J78]~[.J105]~[.J132]~[.J159]~[.J186]~[.J213]~[.J240]~[.J267]);2)" office:value-type="float" office:value="0" calcext:value-type="float">
            <text:p>0</text:p>
          </table:table-cell>
          <table:table-cell table:formula="of:=COUNTIF(([.J24]~[.J51]~[.J78]~[.J105]~[.J132]~[.J159]~[.J186]~[.J213]~[.J240]~[.J267]);3)" office:value-type="float" office:value="2" calcext:value-type="float">
            <text:p>2</text:p>
          </table:table-cell>
          <table:table-cell table:formula="of:=COUNTIF(([.J24]~[.J51]~[.J78]~[.J105]~[.J132]~[.J159]~[.J186]~[.J213]~[.J240]~[.J267]);4)" office:value-type="float" office:value="1" calcext:value-type="float">
            <text:p>1</text:p>
          </table:table-cell>
          <table:table-cell table:formula="of:=COUNTIF(([.J24]~[.J51]~[.J78]~[.J105]~[.J132]~[.J159]~[.J186]~[.J213]~[.J240]~[.J267]);5)" office:value-type="float" office:value="0" calcext:value-type="float">
            <text:p>0</text:p>
          </table:table-cell>
          <table:table-cell table:formula="of:=COUNTIF(([.O24]~ [.O51]~ [.O78]~ [.O105]~ [.O132]~ [.O159]~ [.O186]~ [.O213]~ [.O240]~ [.O267]);1)" office:value-type="float" office:value="2" calcext:value-type="float">
            <text:p>2</text:p>
          </table:table-cell>
          <table:table-cell table:formula="of:=COUNTIF(([.O24]~[.O51]~[.O78]~[.O105]~[.O132]~[.O159]~[.O186]~[.O213]~[.O240]~[.O267]);2)" office:value-type="float" office:value="3" calcext:value-type="float">
            <text:p>3</text:p>
          </table:table-cell>
          <table:table-cell table:formula="of:=COUNTIF(([.O24]~[.O51]~[.O78]~[.O105]~[.O132]~[.O159]~[.O186]~[.O213]~[.O240]~[.O267]);3)" office:value-type="float" office:value="2" calcext:value-type="float">
            <text:p>2</text:p>
          </table:table-cell>
          <table:table-cell table:formula="of:=COUNTIF(([.O24]~[.O51]~[.O78]~[.O105]~[.O132]~[.O159]~[.O186]~[.O213]~[.O240]~[.O267]);4)" office:value-type="float" office:value="2" calcext:value-type="float">
            <text:p>2</text:p>
          </table:table-cell>
          <table:table-cell table:formula="of:=COUNTIF(([.O24]~[.O51]~[.O78]~[.O105]~[.O132]~[.O159]~[.O186]~[.O213]~[.O240]~[.O267]);5)" office:value-type="float" office:value="1" calcext:value-type="float">
            <text:p>1</text:p>
          </table:table-cell>
          <table:table-cell table:formula="of:=COUNTIF(([.T24]~ [.T51]~ [.T78]~ [.T105]~ [.T132]~ [.T159]~ [.T186]~ [.T213]~ [.T240]~ [.T267]);1)" office:value-type="float" office:value="1" calcext:value-type="float">
            <text:p>1</text:p>
          </table:table-cell>
          <table:table-cell table:formula="of:=COUNTIF(([.T24]~[.T51]~[.T78]~[.T105]~[.T132]~[.T159]~[.T186]~[.T213]~[.T240]~[.T267]);2)" office:value-type="float" office:value="1" calcext:value-type="float">
            <text:p>1</text:p>
          </table:table-cell>
          <table:table-cell table:formula="of:=COUNTIF(([.T24]~[.T51]~[.T78]~[.T105]~[.T132]~[.T159]~[.T186]~[.T213]~[.T240]~[.T267]);3)" office:value-type="float" office:value="1" calcext:value-type="float">
            <text:p>1</text:p>
          </table:table-cell>
          <table:table-cell table:formula="of:=COUNTIF(([.T24]~[.T51]~[.T78]~[.T105]~[.T132]~[.T159]~[.T186]~[.T213]~[.T240]~[.T267]);4)" office:value-type="float" office:value="4" calcext:value-type="float">
            <text:p>4</text:p>
          </table:table-cell>
          <table:table-cell table:formula="of:=COUNTIF(([.T24]~[.T51]~[.T78]~[.T105]~[.T132]~[.T159]~[.T186]~[.T213]~[.T240]~[.T267]);5)" office:value-type="float" office:value="3" calcext:value-type="float">
            <text:p>3</text:p>
          </table:table-cell>
          <table:table-cell table:formula="of:=COUNTIF(([.Y24]~ [.Y51]~ [.Y78]~ [.Y105]~ [.Y132]~ [.Y159]~ [.Y186]~ [.Y213]~ [.Y240]~ [.Y267]);1)" office:value-type="float" office:value="1" calcext:value-type="float">
            <text:p>1</text:p>
          </table:table-cell>
          <table:table-cell table:formula="of:=COUNTIF(([.Y24]~[.Y51]~[.Y78]~[.Y105]~[.Y132]~[.Y159]~[.Y186]~[.Y213]~[.Y240]~[.Y267]);2)" office:value-type="float" office:value="3" calcext:value-type="float">
            <text:p>3</text:p>
          </table:table-cell>
          <table:table-cell table:formula="of:=COUNTIF(([.Y24]~[.Y51]~[.Y78]~[.Y105]~[.Y132]~[.Y159]~[.Y186]~[.Y213]~[.Y240]~[.Y267]);3)" office:value-type="float" office:value="2" calcext:value-type="float">
            <text:p>2</text:p>
          </table:table-cell>
          <table:table-cell table:formula="of:=COUNTIF(([.Y24]~[.Y51]~[.Y78]~[.Y105]~[.Y132]~[.Y159]~[.Y186]~[.Y213]~[.Y240]~[.Y267]);4)" office:value-type="float" office:value="2" calcext:value-type="float">
            <text:p>2</text:p>
          </table:table-cell>
          <table:table-cell table:formula="of:=COUNTIF(([.Y24]~[.Y51]~[.Y78]~[.Y105]~[.Y132]~[.Y159]~[.Y186]~[.Y213]~[.Y240]~[.Y267]);5)" office:value-type="float" office:value="2" calcext:value-type="float">
            <text:p>2</text:p>
          </table:table-cell>
          <table:table-cell table:number-columns-repeated="16327"/>
        </table:table-row>
        <table:table-row table:style-name="ro2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00"/>
          <table:table-cell table:style-name="ce899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iso</text:p>
          </table:table-cell>
          <table:table-cell table:formula="of:=COUNTIF(([.F24]~ [.F51]~ [.F78]~ [.F105]~ [.F132]~ [.F159]~ [.F186]~ [.F213]~ [.F240]~ [.F267]);1)" office:value-type="float" office:value="5" calcext:value-type="float">
            <text:p>5</text:p>
          </table:table-cell>
          <table:table-cell table:formula="of:=COUNTIF(([.F24]~[.F51]~[.F78]~[.F105]~[.F132]~[.F159]~[.F186]~[.F213]~[.F240]~[.F267]);2)" office:value-type="float" office:value="0" calcext:value-type="float">
            <text:p>0</text:p>
          </table:table-cell>
          <table:table-cell table:formula="of:=COUNTIF(([.F24]~[.F51]~[.F78]~[.F105]~[.F132]~[.F159]~[.F186]~[.F213]~[.F240]~[.F267]);3)" office:value-type="float" office:value="0" calcext:value-type="float">
            <text:p>0</text:p>
          </table:table-cell>
          <table:table-cell table:formula="of:=COUNTIF(([.F24]~[.F51]~[.F78]~[.F105]~[.F132]~[.F159]~[.F186]~[.F213]~[.F240]~[.F267]);4)" office:value-type="float" office:value="0" calcext:value-type="float">
            <text:p>0</text:p>
          </table:table-cell>
          <table:table-cell table:formula="of:=COUNTIF(([.F24]~[.F51]~[.F78]~[.F105]~[.F132]~[.F159]~[.F186]~[.F213]~[.F240]~[.F267]);5)" office:value-type="float" office:value="5" calcext:value-type="float">
            <text:p>5</text:p>
          </table:table-cell>
          <table:table-cell table:formula="of:=COUNTIF(([.K24]~ [.K51]~ [.K78]~ [.K105]~ [.K132]~ [.K159]~ [.K186]~ [.K213]~ [.K240]~ [.K267]);1)" office:value-type="float" office:value="1" calcext:value-type="float">
            <text:p>1</text:p>
          </table:table-cell>
          <table:table-cell table:formula="of:=COUNTIF(([.K24]~[.K51]~[.K78]~[.K105]~[.K132]~[.K159]~[.K186]~[.K213]~[.K240]~[.K267]);2)" office:value-type="float" office:value="1" calcext:value-type="float">
            <text:p>1</text:p>
          </table:table-cell>
          <table:table-cell table:formula="of:=COUNTIF(([.K24]~[.K51]~[.K78]~[.K105]~[.K132]~[.K159]~[.K186]~[.K213]~[.K240]~[.K267]);3)" office:value-type="float" office:value="0" calcext:value-type="float">
            <text:p>0</text:p>
          </table:table-cell>
          <table:table-cell table:formula="of:=COUNTIF(([.K24]~[.K51]~[.K78]~[.K105]~[.K132]~[.K159]~[.K186]~[.K213]~[.K240]~[.K267]);4)" office:value-type="float" office:value="0" calcext:value-type="float">
            <text:p>0</text:p>
          </table:table-cell>
          <table:table-cell table:formula="of:=COUNTIF(([.K24]~[.K51]~[.K78]~[.K105]~[.K132]~[.K159]~[.K186]~[.K213]~[.K240]~[.K267]);5)" office:value-type="float" office:value="8" calcext:value-type="float">
            <text:p>8</text:p>
          </table:table-cell>
          <table:table-cell table:formula="of:=COUNTIF(([.P24]~ [.P51]~ [.P78]~ [.P105]~ [.P132]~ [.P159]~ [.P186]~ [.P213]~ [.P240]~ [.P267]);1)" office:value-type="float" office:value="3" calcext:value-type="float">
            <text:p>3</text:p>
          </table:table-cell>
          <table:table-cell table:formula="of:=COUNTIF(([.P24]~[.P51]~[.P78]~[.P105]~[.P132]~[.P159]~[.P186]~[.P213]~[.P240]~[.P267]);2)" office:value-type="float" office:value="1" calcext:value-type="float">
            <text:p>1</text:p>
          </table:table-cell>
          <table:table-cell table:formula="of:=COUNTIF(([.P24]~[.P51]~[.P78]~[.P105]~[.P132]~[.P159]~[.P186]~[.P213]~[.P240]~[.P267]);3)" office:value-type="float" office:value="2" calcext:value-type="float">
            <text:p>2</text:p>
          </table:table-cell>
          <table:table-cell table:formula="of:=COUNTIF(([.P24]~[.P51]~[.P78]~[.P105]~[.P132]~[.P159]~[.P186]~[.P213]~[.P240]~[.P267]);4)" office:value-type="float" office:value="3" calcext:value-type="float">
            <text:p>3</text:p>
          </table:table-cell>
          <table:table-cell table:formula="of:=COUNTIF(([.P24]~[.P51]~[.P78]~[.P105]~[.P132]~[.P159]~[.P186]~[.P213]~[.P240]~[.P267]);5)" office:value-type="float" office:value="1" calcext:value-type="float">
            <text:p>1</text:p>
          </table:table-cell>
          <table:table-cell table:formula="of:=COUNTIF(([.U24]~ [.U51]~ [.U78]~ [.U105]~ [.U132]~ [.U159]~ [.U186]~ [.U213]~ [.U240]~ [.U267]);1)" office:value-type="float" office:value="4" calcext:value-type="float">
            <text:p>4</text:p>
          </table:table-cell>
          <table:table-cell table:formula="of:=COUNTIF(([.U24]~[.U51]~[.U78]~[.U105]~[.U132]~[.U159]~[.U186]~[.U213]~[.U240]~[.U267]);2)" office:value-type="float" office:value="3" calcext:value-type="float">
            <text:p>3</text:p>
          </table:table-cell>
          <table:table-cell table:formula="of:=COUNTIF(([.U24]~[.U51]~[.U78]~[.U105]~[.U132]~[.U159]~[.U186]~[.U213]~[.U240]~[.U267]);3)" office:value-type="float" office:value="1" calcext:value-type="float">
            <text:p>1</text:p>
          </table:table-cell>
          <table:table-cell table:formula="of:=COUNTIF(([.U24]~[.U51]~[.U78]~[.U105]~[.U132]~[.U159]~[.U186]~[.U213]~[.U240]~[.U267]);4)" office:value-type="float" office:value="1" calcext:value-type="float">
            <text:p>1</text:p>
          </table:table-cell>
          <table:table-cell table:formula="of:=COUNTIF(([.U24]~[.U51]~[.U78]~[.U105]~[.U132]~[.U159]~[.U186]~[.U213]~[.U240]~[.U267]);5)" office:value-type="float" office:value="1" calcext:value-type="float">
            <text:p>1</text:p>
          </table:table-cell>
          <table:table-cell table:formula="of:=COUNTIF(([.Z24]~ [.Z51]~ [.Z78]~ [.Z105]~ [.Z132]~ [.Z159]~ [.Z186]~ [.Z213]~ [.Z240]~ [.Z267]);1)" office:value-type="float" office:value="1" calcext:value-type="float">
            <text:p>1</text:p>
          </table:table-cell>
          <table:table-cell table:formula="of:=COUNTIF(([.Z24]~[.Z51]~[.Z78]~[.Z105]~[.Z132]~[.Z159]~[.Z186]~[.Z213]~[.Z240]~[.Z267]);2)" office:value-type="float" office:value="2" calcext:value-type="float">
            <text:p>2</text:p>
          </table:table-cell>
          <table:table-cell table:formula="of:=COUNTIF(([.Z24]~[.Z51]~[.Z78]~[.Z105]~[.Z132]~[.Z159]~[.Z186]~[.Z213]~[.Z240]~[.Z267]);3)" office:value-type="float" office:value="3" calcext:value-type="float">
            <text:p>3</text:p>
          </table:table-cell>
          <table:table-cell table:formula="of:=COUNTIF(([.Z24]~[.Z51]~[.Z78]~[.Z105]~[.Z132]~[.Z159]~[.Z186]~[.Z213]~[.Z240]~[.Z267]);4)" office:value-type="float" office:value="2" calcext:value-type="float">
            <text:p>2</text:p>
          </table:table-cell>
          <table:table-cell table:formula="of:=COUNTIF(([.Z24]~[.Z51]~[.Z78]~[.Z105]~[.Z132]~[.Z159]~[.Z186]~[.Z213]~[.Z240]~[.Z267]);5)" office:value-type="float" office:value="2" calcext:value-type="float">
            <text:p>2</text:p>
          </table:table-cell>
          <table:table-cell table:number-columns-repeated="16327"/>
        </table:table-row>
        <table:table-row table:style-name="ro2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00"/>
          <table:table-cell table:style-name="ce899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pla</text:p>
          </table:table-cell>
          <table:table-cell table:formula="of:=COUNTIF(([.G24]~ [.G51]~ [.G78]~ [.G105]~ [.G132]~ [.G159]~ [.G186]~ [.G213]~ [.G240]~ [.G267]);1)" office:value-type="float" office:value="2" calcext:value-type="float">
            <text:p>2</text:p>
          </table:table-cell>
          <table:table-cell table:formula="of:=COUNTIF(([.G24]~[.G51]~[.G78]~[.G105]~[.G132]~[.G159]~[.G186]~[.G213]~[.G240]~[.G267]);2)" office:value-type="float" office:value="3" calcext:value-type="float">
            <text:p>3</text:p>
          </table:table-cell>
          <table:table-cell table:formula="of:=COUNTIF(([.G24]~[.G51]~[.G78]~[.G105]~[.G132]~[.G159]~[.G186]~[.G213]~[.G240]~[.G267]);3)" office:value-type="float" office:value="2" calcext:value-type="float">
            <text:p>2</text:p>
          </table:table-cell>
          <table:table-cell table:formula="of:=COUNTIF(([.G24]~[.G51]~[.G78]~[.G105]~[.G132]~[.G159]~[.G186]~[.G213]~[.G240]~[.G267]);4)" office:value-type="float" office:value="1" calcext:value-type="float">
            <text:p>1</text:p>
          </table:table-cell>
          <table:table-cell table:formula="of:=COUNTIF(([.G24]~[.G51]~[.G78]~[.G105]~[.G132]~[.G159]~[.G186]~[.G213]~[.G240]~[.G267]);5)" office:value-type="float" office:value="2" calcext:value-type="float">
            <text:p>2</text:p>
          </table:table-cell>
          <table:table-cell table:formula="of:=COUNTIF(([.L24]~ [.L51]~ [.L78]~ [.L105]~ [.L132]~ [.L159]~ [.L186]~ [.L213]~ [.L240]~ [.L267]);1)" office:value-type="float" office:value="2" calcext:value-type="float">
            <text:p>2</text:p>
          </table:table-cell>
          <table:table-cell table:formula="of:=COUNTIF(([.L24]~[.L51]~[.L78]~[.L105]~[.L132]~[.L159]~[.L186]~[.L213]~[.L240]~[.L267]);2)" office:value-type="float" office:value="2" calcext:value-type="float">
            <text:p>2</text:p>
          </table:table-cell>
          <table:table-cell table:formula="of:=COUNTIF(([.L24]~[.L51]~[.L78]~[.L105]~[.L132]~[.L159]~[.L186]~[.L213]~[.L240]~[.L267]);3)" office:value-type="float" office:value="5" calcext:value-type="float">
            <text:p>5</text:p>
          </table:table-cell>
          <table:table-cell table:formula="of:=COUNTIF(([.L24]~[.L51]~[.L78]~[.L105]~[.L132]~[.L159]~[.L186]~[.L213]~[.L240]~[.L267]);4)" office:value-type="float" office:value="1" calcext:value-type="float">
            <text:p>1</text:p>
          </table:table-cell>
          <table:table-cell table:formula="of:=COUNTIF(([.L24]~[.L51]~[.L78]~[.L105]~[.L132]~[.L159]~[.L186]~[.L213]~[.L240]~[.L267]);5)" office:value-type="float" office:value="0" calcext:value-type="float">
            <text:p>0</text:p>
          </table:table-cell>
          <table:table-cell table:formula="of:=COUNTIF(([.Q24]~ [.Q51]~ [.Q78]~ [.Q105]~ [.Q132]~ [.Q159]~ [.Q186]~ [.Q213]~ [.Q240]~ [.Q267]);1)" office:value-type="float" office:value="1" calcext:value-type="float">
            <text:p>1</text:p>
          </table:table-cell>
          <table:table-cell table:formula="of:=COUNTIF(([.Q24]~[.Q51]~[.Q78]~[.Q105]~[.Q132]~[.Q159]~[.Q186]~[.Q213]~[.Q240]~[.Q267]);2)" office:value-type="float" office:value="1" calcext:value-type="float">
            <text:p>1</text:p>
          </table:table-cell>
          <table:table-cell table:formula="of:=COUNTIF(([.Q24]~[.Q51]~[.Q78]~[.Q105]~[.Q132]~[.Q159]~[.Q186]~[.Q213]~[.Q240]~[.Q267]);3)" office:value-type="float" office:value="4" calcext:value-type="float">
            <text:p>4</text:p>
          </table:table-cell>
          <table:table-cell table:formula="of:=COUNTIF(([.Q24]~[.Q51]~[.Q78]~[.Q105]~[.Q132]~[.Q159]~[.Q186]~[.Q213]~[.Q240]~[.Q267]);4)" office:value-type="float" office:value="2" calcext:value-type="float">
            <text:p>2</text:p>
          </table:table-cell>
          <table:table-cell table:formula="of:=COUNTIF(([.Q24]~[.Q51]~[.Q78]~[.Q105]~[.Q132]~[.Q159]~[.Q186]~[.Q213]~[.Q240]~[.Q267]);5)" office:value-type="float" office:value="2" calcext:value-type="float">
            <text:p>2</text:p>
          </table:table-cell>
          <table:table-cell table:formula="of:=COUNTIF(([.V24]~ [.V51]~ [.V78]~ [.V105]~ [.V132]~ [.V159]~ [.V186]~ [.V213]~ [.V240]~ [.V267]);1)" office:value-type="float" office:value="0" calcext:value-type="float">
            <text:p>0</text:p>
          </table:table-cell>
          <table:table-cell table:formula="of:=COUNTIF(([.V24]~[.V51]~[.V78]~[.V105]~[.V132]~[.V159]~[.V186]~[.V213]~[.V240]~[.V267]);2)" office:value-type="float" office:value="3" calcext:value-type="float">
            <text:p>3</text:p>
          </table:table-cell>
          <table:table-cell table:formula="of:=COUNTIF(([.V24]~[.V51]~[.V78]~[.V105]~[.V132]~[.V159]~[.V186]~[.V213]~[.V240]~[.V267]);3)" office:value-type="float" office:value="6" calcext:value-type="float">
            <text:p>6</text:p>
          </table:table-cell>
          <table:table-cell table:formula="of:=COUNTIF(([.V24]~[.V51]~[.V78]~[.V105]~[.V132]~[.V159]~[.V186]~[.V213]~[.V240]~[.V267]);4)" office:value-type="float" office:value="1" calcext:value-type="float">
            <text:p>1</text:p>
          </table:table-cell>
          <table:table-cell table:formula="of:=COUNTIF(([.V24]~[.V51]~[.V78]~[.V105]~[.V132]~[.V159]~[.V186]~[.V213]~[.V240]~[.V267]);5)" office:value-type="float" office:value="0" calcext:value-type="float">
            <text:p>0</text:p>
          </table:table-cell>
          <table:table-cell table:formula="of:=COUNTIF(([.AA24]~ [.AA51]~ [.AA78]~ [.AA105]~ [.AA132]~ [.AA159]~ [.AA186]~ [.AA213]~ [.AA240]~ [.AA267]);1)" office:value-type="float" office:value="3" calcext:value-type="float">
            <text:p>3</text:p>
          </table:table-cell>
          <table:table-cell table:formula="of:=COUNTIF(([.AA24]~[.AA51]~[.AA78]~[.AA105]~[.AA132]~[.AA159]~[.AA186]~[.AA213]~[.AA240]~[.AA267]);2)" office:value-type="float" office:value="0" calcext:value-type="float">
            <text:p>0</text:p>
          </table:table-cell>
          <table:table-cell table:formula="of:=COUNTIF(([.AA24]~[.AA51]~[.AA78]~[.AA105]~[.AA132]~[.AA159]~[.AA186]~[.AA213]~[.AA240]~[.AA267]);3)" office:value-type="float" office:value="3" calcext:value-type="float">
            <text:p>3</text:p>
          </table:table-cell>
          <table:table-cell table:formula="of:=COUNTIF(([.AA24]~[.AA51]~[.AA78]~[.AA105]~[.AA132]~[.AA159]~[.AA186]~[.AA213]~[.AA240]~[.AA267]);4)" office:value-type="float" office:value="1" calcext:value-type="float">
            <text:p>1</text:p>
          </table:table-cell>
          <table:table-cell table:formula="of:=COUNTIF(([.AA24]~[.AA51]~[.AA78]~[.AA105]~[.AA132]~[.AA159]~[.AA186]~[.AA213]~[.AA240]~[.AA267]);5)" office:value-type="float" office:value="3" calcext:value-type="float">
            <text:p>3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899"/>
          <table:table-cell table:style-name="ce899" office:value-type="string" calcext:value-type="string">
            <text:p>XGBClassifier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ase</text:p>
          </table:table-cell>
          <table:table-cell table:formula="of:=COUNTIF(([.C25]~ [.C52]~ [.C79]~ [.C106]~ [.C133]~ [.C160]~ [.C187]~ [.C214]~ [.C241]~ [.C268]);1)" office:value-type="float" office:value="0" calcext:value-type="float">
            <text:p>0</text:p>
          </table:table-cell>
          <table:table-cell table:formula="of:=COUNTIF(([.C25]~[.C52]~[.C79]~[.C106]~[.C133]~[.C160]~[.C187]~[.C214]~[.C241]~[.C268]);2)" office:value-type="float" office:value="0" calcext:value-type="float">
            <text:p>0</text:p>
          </table:table-cell>
          <table:table-cell table:formula="of:=COUNTIF(([.C25]~[.C52]~[.C79]~[.C106]~[.C133]~[.C160]~[.C187]~[.C214]~[.C241]~[.C268]);3)" office:value-type="float" office:value="0" calcext:value-type="float">
            <text:p>0</text:p>
          </table:table-cell>
          <table:table-cell table:formula="of:=COUNTIF(([.C25]~[.C52]~[.C79]~[.C106]~[.C133]~[.C160]~[.C187]~[.C214]~[.C241]~[.C268]);4)" office:value-type="float" office:value="0" calcext:value-type="float">
            <text:p>0</text:p>
          </table:table-cell>
          <table:table-cell table:formula="of:=COUNTIF(([.C25]~[.C52]~[.C79]~[.C106]~[.C133]~[.C160]~[.C187]~[.C214]~[.C241]~[.C268]);5)" office:value-type="float" office:value="10" calcext:value-type="float">
            <text:p>10</text:p>
          </table:table-cell>
          <table:table-cell table:formula="of:=COUNTIF(([.H25]~ [.H52]~ [.H79]~ [.H106]~ [.H133]~ [.H160]~ [.H187]~ [.H214]~ [.H241]~ [.H268]);1)" office:value-type="float" office:value="0" calcext:value-type="float">
            <text:p>0</text:p>
          </table:table-cell>
          <table:table-cell table:formula="of:=COUNTIF(([.H25]~[.H52]~[.H79]~[.H106]~[.H133]~[.H160]~[.H187]~[.H214]~[.H241]~[.H268]);2)" office:value-type="float" office:value="0" calcext:value-type="float">
            <text:p>0</text:p>
          </table:table-cell>
          <table:table-cell table:formula="of:=COUNTIF(([.H25]~[.H52]~[.H79]~[.H106]~[.H133]~[.H160]~[.H187]~[.H214]~[.H241]~[.H268]);3)" office:value-type="float" office:value="0" calcext:value-type="float">
            <text:p>0</text:p>
          </table:table-cell>
          <table:table-cell table:formula="of:=COUNTIF(([.H25]~[.H52]~[.H79]~[.H106]~[.H133]~[.H160]~[.H187]~[.H214]~[.H241]~[.H268]);4)" office:value-type="float" office:value="0" calcext:value-type="float">
            <text:p>0</text:p>
          </table:table-cell>
          <table:table-cell table:formula="of:=COUNTIF(([.H25]~[.H52]~[.H79]~[.H106]~[.H133]~[.H160]~[.H187]~[.H214]~[.H241]~[.H268]);5)" office:value-type="float" office:value="10" calcext:value-type="float">
            <text:p>10</text:p>
          </table:table-cell>
          <table:table-cell table:formula="of:=COUNTIF(([.M25]~ [.M52]~ [.M79]~ [.M106]~ [.M133]~ [.M160]~ [.M187]~ [.M214]~ [.M241]~ [.M268]);1)" office:value-type="float" office:value="2" calcext:value-type="float">
            <text:p>2</text:p>
          </table:table-cell>
          <table:table-cell table:formula="of:=COUNTIF(([.M25]~[.M52]~[.M79]~[.M106]~[.M133]~[.M160]~[.M187]~[.M214]~[.M241]~[.M268]);2)" office:value-type="float" office:value="0" calcext:value-type="float">
            <text:p>0</text:p>
          </table:table-cell>
          <table:table-cell table:formula="of:=COUNTIF(([.M25]~[.M52]~[.M79]~[.M106]~[.M133]~[.M160]~[.M187]~[.M214]~[.M241]~[.M268]);3)" office:value-type="float" office:value="0" calcext:value-type="float">
            <text:p>0</text:p>
          </table:table-cell>
          <table:table-cell table:formula="of:=COUNTIF(([.M25]~[.M52]~[.M79]~[.M106]~[.M133]~[.M160]~[.M187]~[.M214]~[.M241]~[.M268]);4)" office:value-type="float" office:value="0" calcext:value-type="float">
            <text:p>0</text:p>
          </table:table-cell>
          <table:table-cell table:formula="of:=COUNTIF(([.M25]~[.M52]~[.M79]~[.M106]~[.M133]~[.M160]~[.M187]~[.M214]~[.M241]~[.M268]);5)" office:value-type="float" office:value="8" calcext:value-type="float">
            <text:p>8</text:p>
          </table:table-cell>
          <table:table-cell table:formula="of:=COUNTIF(([.R25]~ [.R52]~ [.R79]~ [.R106]~ [.R133]~ [.R160]~ [.R187]~ [.R214]~ [.R241]~ [.R268]);1)" office:value-type="float" office:value="2" calcext:value-type="float">
            <text:p>2</text:p>
          </table:table-cell>
          <table:table-cell table:formula="of:=COUNTIF(([.R25]~[.R52]~[.R79]~[.R106]~[.R133]~[.R160]~[.R187]~[.R214]~[.R241]~[.R268]);2)" office:value-type="float" office:value="0" calcext:value-type="float">
            <text:p>0</text:p>
          </table:table-cell>
          <table:table-cell table:formula="of:=COUNTIF(([.R25]~[.R52]~[.R79]~[.R106]~[.R133]~[.R160]~[.R187]~[.R214]~[.R241]~[.R268]);3)" office:value-type="float" office:value="0" calcext:value-type="float">
            <text:p>0</text:p>
          </table:table-cell>
          <table:table-cell table:formula="of:=COUNTIF(([.R25]~[.R52]~[.R79]~[.R106]~[.R133]~[.R160]~[.R187]~[.R214]~[.R241]~[.R268]);4)" office:value-type="float" office:value="0" calcext:value-type="float">
            <text:p>0</text:p>
          </table:table-cell>
          <table:table-cell table:formula="of:=COUNTIF(([.R25]~[.R52]~[.R79]~[.R106]~[.R133]~[.R160]~[.R187]~[.R214]~[.R241]~[.R268]);5)" office:value-type="float" office:value="8" calcext:value-type="float">
            <text:p>8</text:p>
          </table:table-cell>
          <table:table-cell table:formula="of:=COUNTIF(([.W25]~ [.W52]~ [.W79]~ [.W106]~ [.W133]~ [.W160]~ [.W187]~ [.W214]~ [.W241]~ [.W268]);1)" office:value-type="float" office:value="2" calcext:value-type="float">
            <text:p>2</text:p>
          </table:table-cell>
          <table:table-cell table:formula="of:=COUNTIF(([.W25]~[.W52]~[.W79]~[.W106]~[.W133]~[.W160]~[.W187]~[.W214]~[.W241]~[.W268]);2)" office:value-type="float" office:value="7" calcext:value-type="float">
            <text:p>7</text:p>
          </table:table-cell>
          <table:table-cell table:formula="of:=COUNTIF(([.W25]~[.W52]~[.W79]~[.W106]~[.W133]~[.W160]~[.W187]~[.W214]~[.W241]~[.W268]);3)" office:value-type="float" office:value="0" calcext:value-type="float">
            <text:p>0</text:p>
          </table:table-cell>
          <table:table-cell table:formula="of:=COUNTIF(([.W25]~[.W52]~[.W79]~[.W106]~[.W133]~[.W160]~[.W187]~[.W214]~[.W241]~[.W268]);4)" office:value-type="float" office:value="1" calcext:value-type="float">
            <text:p>1</text:p>
          </table:table-cell>
          <table:table-cell table:formula="of:=COUNTIF(([.W25]~[.W52]~[.W79]~[.W106]~[.W133]~[.W160]~[.W187]~[.W214]~[.W241]~[.W268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31]; OFFSET([.$C31]; 0; 0; 1; 5))" office:value-type="float" office:value="5" calcext:value-type="float">
            <text:p>5</text:p>
          </table:table-cell>
          <table:table-cell table:formula="of:=RANK([.D31]; OFFSET([.$C31]; 0; 0; 1; 5))" office:value-type="float" office:value="4" calcext:value-type="float">
            <text:p>4</text:p>
          </table:table-cell>
          <table:table-cell table:formula="of:=RANK([.E31]; OFFSET([.$C31]; 0; 0; 1; 5))" office:value-type="float" office:value="1" calcext:value-type="float">
            <text:p>1</text:p>
          </table:table-cell>
          <table:table-cell table:formula="of:=RANK([.F31]; OFFSET([.$C31]; 0; 0; 1; 5))" office:value-type="float" office:value="2" calcext:value-type="float">
            <text:p>2</text:p>
          </table:table-cell>
          <table:table-cell table:formula="of:=RANK([.G31]; OFFSET([.$C31]; 0; 0; 1; 5))" office:value-type="float" office:value="3" calcext:value-type="float">
            <text:p>3</text:p>
          </table:table-cell>
          <table:table-cell table:formula="of:=RANK([.H31];[.$H31:.$L31];)" office:value-type="float" office:value="5" calcext:value-type="float">
            <text:p>5</text:p>
          </table:table-cell>
          <table:table-cell table:formula="of:=RANK([.I31];[.$H31:.$L31];)" office:value-type="float" office:value="1" calcext:value-type="float">
            <text:p>1</text:p>
          </table:table-cell>
          <table:table-cell table:formula="of:=RANK([.J31];[.$H31:.$L31];)" office:value-type="float" office:value="2" calcext:value-type="float">
            <text:p>2</text:p>
          </table:table-cell>
          <table:table-cell table:formula="of:=RANK([.K31];[.$H31:.$L31];)" office:value-type="float" office:value="4" calcext:value-type="float">
            <text:p>4</text:p>
          </table:table-cell>
          <table:table-cell table:formula="of:=RANK([.L31];[.$H31:.$L31];)" office:value-type="float" office:value="3" calcext:value-type="float">
            <text:p>3</text:p>
          </table:table-cell>
          <table:table-cell table:formula="of:=RANK([.M31];[.$M31:.$Q31];)" office:value-type="float" office:value="5" calcext:value-type="float">
            <text:p>5</text:p>
          </table:table-cell>
          <table:table-cell table:formula="of:=RANK([.N31];[.$M31:.$Q31];)" office:value-type="float" office:value="4" calcext:value-type="float">
            <text:p>4</text:p>
          </table:table-cell>
          <table:table-cell table:formula="of:=RANK([.O31];[.$M31:.$Q31];)" office:value-type="float" office:value="3" calcext:value-type="float">
            <text:p>3</text:p>
          </table:table-cell>
          <table:table-cell table:formula="of:=RANK([.P31];[.$M31:.$Q31];)" office:value-type="float" office:value="1" calcext:value-type="float">
            <text:p>1</text:p>
          </table:table-cell>
          <table:table-cell table:formula="of:=RANK([.Q31];[.$M31:.$Q31];)" office:value-type="float" office:value="2" calcext:value-type="float">
            <text:p>2</text:p>
          </table:table-cell>
          <table:table-cell table:formula="of:=RANK([.R31];[.$R31:.$V31];)" office:value-type="float" office:value="5" calcext:value-type="float">
            <text:p>5</text:p>
          </table:table-cell>
          <table:table-cell table:formula="of:=RANK([.S31];[.$R31:.$V31];)" office:value-type="float" office:value="1" calcext:value-type="float">
            <text:p>1</text:p>
          </table:table-cell>
          <table:table-cell table:formula="of:=RANK([.T31];[.$R31:.$V31];)" office:value-type="float" office:value="1" calcext:value-type="float">
            <text:p>1</text:p>
          </table:table-cell>
          <table:table-cell table:formula="of:=RANK([.U31];[.$R31:.$V31];)" office:value-type="float" office:value="3" calcext:value-type="float">
            <text:p>3</text:p>
          </table:table-cell>
          <table:table-cell table:formula="of:=RANK([.V31];[.$R31:.$V31];)" office:value-type="float" office:value="4" calcext:value-type="float">
            <text:p>4</text:p>
          </table:table-cell>
          <table:table-cell table:formula="of:=RANK([.W31];[.$W31:.$AA31];)" office:value-type="float" office:value="5" calcext:value-type="float">
            <text:p>5</text:p>
          </table:table-cell>
          <table:table-cell table:formula="of:=RANK([.X31];[.$W31:.$AA31];)" office:value-type="float" office:value="1" calcext:value-type="float">
            <text:p>1</text:p>
          </table:table-cell>
          <table:table-cell table:formula="of:=RANK([.Y31];[.$W31:.$AA31];)" office:value-type="float" office:value="3" calcext:value-type="float">
            <text:p>3</text:p>
          </table:table-cell>
          <table:table-cell table:formula="of:=RANK([.Z31];[.$W31:.$AA31];)" office:value-type="float" office:value="2" calcext:value-type="float">
            <text:p>2</text:p>
          </table:table-cell>
          <table:table-cell table:formula="of:=RANK([.AA31];[.$W31:.$AA31];)" office:value-type="float" office:value="4" calcext:value-type="float">
            <text:p>4</text:p>
          </table:table-cell>
          <table:table-cell/>
          <table:table-cell table:style-name="ce899"/>
          <table:table-cell table:style-name="ce899" office:value-type="string" calcext:value-type="string">
            <text:p>XGBClassifier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bq</text:p>
          </table:table-cell>
          <table:table-cell table:formula="of:=COUNTIF(([.D25]~ [.D52]~ [.D79]~ [.D106]~ [.D133]~ [.D160]~ [.D187]~ [.D214]~ [.D241]~ [.D268]);1)" office:value-type="float" office:value="1" calcext:value-type="float">
            <text:p>1</text:p>
          </table:table-cell>
          <table:table-cell table:formula="of:=COUNTIF(([.D25]~[.D52]~[.D79]~[.D106]~[.D133]~[.D160]~[.D187]~[.D214]~[.D241]~[.D268]);2)" office:value-type="float" office:value="3" calcext:value-type="float">
            <text:p>3</text:p>
          </table:table-cell>
          <table:table-cell table:formula="of:=COUNTIF(([.D25]~[.D52]~[.D79]~[.D106]~[.D133]~[.D160]~[.D187]~[.D214]~[.D241]~[.D268]);3)" office:value-type="float" office:value="6" calcext:value-type="float">
            <text:p>6</text:p>
          </table:table-cell>
          <table:table-cell table:formula="of:=COUNTIF(([.D25]~[.D52]~[.D79]~[.D106]~[.D133]~[.D160]~[.D187]~[.D214]~[.D241]~[.D268]);4)" office:value-type="float" office:value="0" calcext:value-type="float">
            <text:p>0</text:p>
          </table:table-cell>
          <table:table-cell table:formula="of:=COUNTIF(([.D25]~[.D52]~[.D79]~[.D106]~[.D133]~[.D160]~[.D187]~[.D214]~[.D241]~[.D268]);5)" office:value-type="float" office:value="0" calcext:value-type="float">
            <text:p>0</text:p>
          </table:table-cell>
          <table:table-cell table:formula="of:=COUNTIF(([.I25]~ [.I52]~ [.I79]~ [.I106]~ [.I133]~ [.I160]~ [.I187]~ [.I214]~ [.I241]~ [.I268]);1)" office:value-type="float" office:value="1" calcext:value-type="float">
            <text:p>1</text:p>
          </table:table-cell>
          <table:table-cell table:formula="of:=COUNTIF(([.I25]~[.I52]~[.I79]~[.I106]~[.I133]~[.I160]~[.I187]~[.I214]~[.I241]~[.I268]);2)" office:value-type="float" office:value="5" calcext:value-type="float">
            <text:p>5</text:p>
          </table:table-cell>
          <table:table-cell table:formula="of:=COUNTIF(([.I25]~[.I52]~[.I79]~[.I106]~[.I133]~[.I160]~[.I187]~[.I214]~[.I241]~[.I268]);3)" office:value-type="float" office:value="2" calcext:value-type="float">
            <text:p>2</text:p>
          </table:table-cell>
          <table:table-cell table:formula="of:=COUNTIF(([.I25]~[.I52]~[.I79]~[.I106]~[.I133]~[.I160]~[.I187]~[.I214]~[.I241]~[.I268]);4)" office:value-type="float" office:value="2" calcext:value-type="float">
            <text:p>2</text:p>
          </table:table-cell>
          <table:table-cell table:formula="of:=COUNTIF(([.I25]~[.I52]~[.I79]~[.I106]~[.I133]~[.I160]~[.I187]~[.I214]~[.I241]~[.I268]);5)" office:value-type="float" office:value="0" calcext:value-type="float">
            <text:p>0</text:p>
          </table:table-cell>
          <table:table-cell table:formula="of:=COUNTIF(([.N25]~ [.N52]~ [.N79]~ [.N106]~ [.N133]~ [.N160]~ [.N187]~ [.N214]~ [.N241]~ [.N268]);1)" office:value-type="float" office:value="2" calcext:value-type="float">
            <text:p>2</text:p>
          </table:table-cell>
          <table:table-cell table:formula="of:=COUNTIF(([.N25]~[.N52]~[.N79]~[.N106]~[.N133]~[.N160]~[.N187]~[.N214]~[.N241]~[.N268]);2)" office:value-type="float" office:value="5" calcext:value-type="float">
            <text:p>5</text:p>
          </table:table-cell>
          <table:table-cell table:formula="of:=COUNTIF(([.N25]~[.N52]~[.N79]~[.N106]~[.N133]~[.N160]~[.N187]~[.N214]~[.N241]~[.N268]);3)" office:value-type="float" office:value="2" calcext:value-type="float">
            <text:p>2</text:p>
          </table:table-cell>
          <table:table-cell table:formula="of:=COUNTIF(([.N25]~[.N52]~[.N79]~[.N106]~[.N133]~[.N160]~[.N187]~[.N214]~[.N241]~[.N268]);4)" office:value-type="float" office:value="0" calcext:value-type="float">
            <text:p>0</text:p>
          </table:table-cell>
          <table:table-cell table:formula="of:=COUNTIF(([.N25]~[.N52]~[.N79]~[.N106]~[.N133]~[.N160]~[.N187]~[.N214]~[.N241]~[.N268]);5)" office:value-type="float" office:value="1" calcext:value-type="float">
            <text:p>1</text:p>
          </table:table-cell>
          <table:table-cell table:formula="of:=COUNTIF(([.S25]~ [.S52]~ [.S79]~ [.S106]~ [.S133]~ [.S160]~ [.S187]~ [.S214]~ [.S241]~ [.S268]);1)" office:value-type="float" office:value="2" calcext:value-type="float">
            <text:p>2</text:p>
          </table:table-cell>
          <table:table-cell table:formula="of:=COUNTIF(([.S25]~[.S52]~[.S79]~[.S106]~[.S133]~[.S160]~[.S187]~[.S214]~[.S241]~[.S268]);2)" office:value-type="float" office:value="4" calcext:value-type="float">
            <text:p>4</text:p>
          </table:table-cell>
          <table:table-cell table:formula="of:=COUNTIF(([.S25]~[.S52]~[.S79]~[.S106]~[.S133]~[.S160]~[.S187]~[.S214]~[.S241]~[.S268]);3)" office:value-type="float" office:value="4" calcext:value-type="float">
            <text:p>4</text:p>
          </table:table-cell>
          <table:table-cell table:formula="of:=COUNTIF(([.S25]~[.S52]~[.S79]~[.S106]~[.S133]~[.S160]~[.S187]~[.S214]~[.S241]~[.S268]);4)" office:value-type="float" office:value="0" calcext:value-type="float">
            <text:p>0</text:p>
          </table:table-cell>
          <table:table-cell table:formula="of:=COUNTIF(([.S25]~[.S52]~[.S79]~[.S106]~[.S133]~[.S160]~[.S187]~[.S214]~[.S241]~[.S268]);5)" office:value-type="float" office:value="0" calcext:value-type="float">
            <text:p>0</text:p>
          </table:table-cell>
          <table:table-cell table:formula="of:=COUNTIF(([.X25]~ [.X52]~ [.X79]~ [.X106]~ [.X133]~ [.X160]~ [.X187]~ [.X214]~ [.X241]~ [.X268]);1)" office:value-type="float" office:value="0" calcext:value-type="float">
            <text:p>0</text:p>
          </table:table-cell>
          <table:table-cell table:formula="of:=COUNTIF(([.X25]~[.X52]~[.X79]~[.X106]~[.X133]~[.X160]~[.X187]~[.X214]~[.X241]~[.X268]);2)" office:value-type="float" office:value="1" calcext:value-type="float">
            <text:p>1</text:p>
          </table:table-cell>
          <table:table-cell table:formula="of:=COUNTIF(([.X25]~[.X52]~[.X79]~[.X106]~[.X133]~[.X160]~[.X187]~[.X214]~[.X241]~[.X268]);3)" office:value-type="float" office:value="4" calcext:value-type="float">
            <text:p>4</text:p>
          </table:table-cell>
          <table:table-cell table:formula="of:=COUNTIF(([.X25]~[.X52]~[.X79]~[.X106]~[.X133]~[.X160]~[.X187]~[.X214]~[.X241]~[.X268]);4)" office:value-type="float" office:value="4" calcext:value-type="float">
            <text:p>4</text:p>
          </table:table-cell>
          <table:table-cell table:formula="of:=COUNTIF(([.X25]~[.X52]~[.X79]~[.X106]~[.X133]~[.X160]~[.X187]~[.X214]~[.X241]~[.X268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32]; OFFSET([.$C32]; 0; 0; 1; 5))" office:value-type="float" office:value="4" calcext:value-type="float">
            <text:p>4</text:p>
          </table:table-cell>
          <table:table-cell table:formula="of:=RANK([.D32]; OFFSET([.$C32]; 0; 0; 1; 5))" office:value-type="float" office:value="5" calcext:value-type="float">
            <text:p>5</text:p>
          </table:table-cell>
          <table:table-cell table:formula="of:=RANK([.E32]; OFFSET([.$C32]; 0; 0; 1; 5))" office:value-type="float" office:value="1" calcext:value-type="float">
            <text:p>1</text:p>
          </table:table-cell>
          <table:table-cell table:formula="of:=RANK([.F32]; OFFSET([.$C32]; 0; 0; 1; 5))" office:value-type="float" office:value="2" calcext:value-type="float">
            <text:p>2</text:p>
          </table:table-cell>
          <table:table-cell table:formula="of:=RANK([.G32]; OFFSET([.$C32]; 0; 0; 1; 5))" office:value-type="float" office:value="3" calcext:value-type="float">
            <text:p>3</text:p>
          </table:table-cell>
          <table:table-cell table:formula="of:=RANK([.H32];[.$H32:.$L32];)" office:value-type="float" office:value="1" calcext:value-type="float">
            <text:p>1</text:p>
          </table:table-cell>
          <table:table-cell table:formula="of:=RANK([.I32];[.$H32:.$L32];)" office:value-type="float" office:value="2" calcext:value-type="float">
            <text:p>2</text:p>
          </table:table-cell>
          <table:table-cell table:formula="of:=RANK([.J32];[.$H32:.$L32];)" office:value-type="float" office:value="3" calcext:value-type="float">
            <text:p>3</text:p>
          </table:table-cell>
          <table:table-cell table:formula="of:=RANK([.K32];[.$H32:.$L32];)" office:value-type="float" office:value="5" calcext:value-type="float">
            <text:p>5</text:p>
          </table:table-cell>
          <table:table-cell table:formula="of:=RANK([.L32];[.$H32:.$L32];)" office:value-type="float" office:value="4" calcext:value-type="float">
            <text:p>4</text:p>
          </table:table-cell>
          <table:table-cell table:formula="of:=RANK([.M32];[.$M32:.$Q32];)" office:value-type="float" office:value="5" calcext:value-type="float">
            <text:p>5</text:p>
          </table:table-cell>
          <table:table-cell table:formula="of:=RANK([.N32];[.$M32:.$Q32];)" office:value-type="float" office:value="4" calcext:value-type="float">
            <text:p>4</text:p>
          </table:table-cell>
          <table:table-cell table:formula="of:=RANK([.O32];[.$M32:.$Q32];)" office:value-type="float" office:value="3" calcext:value-type="float">
            <text:p>3</text:p>
          </table:table-cell>
          <table:table-cell table:formula="of:=RANK([.P32];[.$M32:.$Q32];)" office:value-type="float" office:value="1" calcext:value-type="float">
            <text:p>1</text:p>
          </table:table-cell>
          <table:table-cell table:formula="of:=RANK([.Q32];[.$M32:.$Q32];)" office:value-type="float" office:value="2" calcext:value-type="float">
            <text:p>2</text:p>
          </table:table-cell>
          <table:table-cell table:formula="of:=RANK([.R32];[.$R32:.$V32];)" office:value-type="float" office:value="1" calcext:value-type="float">
            <text:p>1</text:p>
          </table:table-cell>
          <table:table-cell table:formula="of:=RANK([.S32];[.$R32:.$V32];)" office:value-type="float" office:value="1" calcext:value-type="float">
            <text:p>1</text:p>
          </table:table-cell>
          <table:table-cell table:formula="of:=RANK([.T32];[.$R32:.$V32];)" office:value-type="float" office:value="1" calcext:value-type="float">
            <text:p>1</text:p>
          </table:table-cell>
          <table:table-cell table:formula="of:=RANK([.U32];[.$R32:.$V32];)" office:value-type="float" office:value="4" calcext:value-type="float">
            <text:p>4</text:p>
          </table:table-cell>
          <table:table-cell table:formula="of:=RANK([.V32];[.$R32:.$V32];)" office:value-type="float" office:value="5" calcext:value-type="float">
            <text:p>5</text:p>
          </table:table-cell>
          <table:table-cell table:formula="of:=RANK([.W32];[.$W32:.$AA32];)" office:value-type="float" office:value="3" calcext:value-type="float">
            <text:p>3</text:p>
          </table:table-cell>
          <table:table-cell table:formula="of:=RANK([.X32];[.$W32:.$AA32];)" office:value-type="float" office:value="1" calcext:value-type="float">
            <text:p>1</text:p>
          </table:table-cell>
          <table:table-cell table:formula="of:=RANK([.Y32];[.$W32:.$AA32];)" office:value-type="float" office:value="5" calcext:value-type="float">
            <text:p>5</text:p>
          </table:table-cell>
          <table:table-cell table:formula="of:=RANK([.Z32];[.$W32:.$AA32];)" office:value-type="float" office:value="2" calcext:value-type="float">
            <text:p>2</text:p>
          </table:table-cell>
          <table:table-cell table:formula="of:=RANK([.AA32];[.$W32:.$AA32];)" office:value-type="float" office:value="4" calcext:value-type="float">
            <text:p>4</text:p>
          </table:table-cell>
          <table:table-cell/>
          <table:table-cell table:style-name="ce900"/>
          <table:table-cell table:style-name="ce899" office:value-type="string" calcext:value-type="string">
            <text:p>XGBClassifier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his</text:p>
          </table:table-cell>
          <table:table-cell table:formula="of:=COUNTIF(([.E25]~ [.E52]~ [.E79]~ [.E106]~ [.E133]~ [.E160]~ [.E187]~ [.E214]~ [.E241]~ [.E268]);1)" office:value-type="float" office:value="1" calcext:value-type="float">
            <text:p>1</text:p>
          </table:table-cell>
          <table:table-cell table:formula="of:=COUNTIF(([.E25]~[.E52]~[.E79]~[.E106]~[.E133]~[.E160]~[.E187]~[.E214]~[.E241]~[.E268]);2)" office:value-type="float" office:value="4" calcext:value-type="float">
            <text:p>4</text:p>
          </table:table-cell>
          <table:table-cell table:formula="of:=COUNTIF(([.E25]~[.E52]~[.E79]~[.E106]~[.E133]~[.E160]~[.E187]~[.E214]~[.E241]~[.E268]);3)" office:value-type="float" office:value="4" calcext:value-type="float">
            <text:p>4</text:p>
          </table:table-cell>
          <table:table-cell table:formula="of:=COUNTIF(([.E25]~[.E52]~[.E79]~[.E106]~[.E133]~[.E160]~[.E187]~[.E214]~[.E241]~[.E268]);4)" office:value-type="float" office:value="1" calcext:value-type="float">
            <text:p>1</text:p>
          </table:table-cell>
          <table:table-cell table:formula="of:=COUNTIF(([.E25]~[.E52]~[.E79]~[.E106]~[.E133]~[.E160]~[.E187]~[.E214]~[.E241]~[.E268]);5)" office:value-type="float" office:value="0" calcext:value-type="float">
            <text:p>0</text:p>
          </table:table-cell>
          <table:table-cell table:formula="of:=COUNTIF(([.J25]~ [.J52]~ [.J79]~ [.J106]~ [.J133]~ [.J160]~ [.J187]~ [.J214]~ [.J241]~ [.J268]);1)" office:value-type="float" office:value="1" calcext:value-type="float">
            <text:p>1</text:p>
          </table:table-cell>
          <table:table-cell table:formula="of:=COUNTIF(([.J25]~[.J52]~[.J79]~[.J106]~[.J133]~[.J160]~[.J187]~[.J214]~[.J241]~[.J268]);2)" office:value-type="float" office:value="5" calcext:value-type="float">
            <text:p>5</text:p>
          </table:table-cell>
          <table:table-cell table:formula="of:=COUNTIF(([.J25]~[.J52]~[.J79]~[.J106]~[.J133]~[.J160]~[.J187]~[.J214]~[.J241]~[.J268]);3)" office:value-type="float" office:value="4" calcext:value-type="float">
            <text:p>4</text:p>
          </table:table-cell>
          <table:table-cell table:formula="of:=COUNTIF(([.J25]~[.J52]~[.J79]~[.J106]~[.J133]~[.J160]~[.J187]~[.J214]~[.J241]~[.J268]);4)" office:value-type="float" office:value="0" calcext:value-type="float">
            <text:p>0</text:p>
          </table:table-cell>
          <table:table-cell table:formula="of:=COUNTIF(([.J25]~[.J52]~[.J79]~[.J106]~[.J133]~[.J160]~[.J187]~[.J214]~[.J241]~[.J268]);5)" office:value-type="float" office:value="0" calcext:value-type="float">
            <text:p>0</text:p>
          </table:table-cell>
          <table:table-cell table:formula="of:=COUNTIF(([.O25]~ [.O52]~ [.O79]~ [.O106]~ [.O133]~ [.O160]~ [.O187]~ [.O214]~ [.O241]~ [.O268]);1)" office:value-type="float" office:value="4" calcext:value-type="float">
            <text:p>4</text:p>
          </table:table-cell>
          <table:table-cell table:formula="of:=COUNTIF(([.O25]~[.O52]~[.O79]~[.O106]~[.O133]~[.O160]~[.O187]~[.O214]~[.O241]~[.O268]);2)" office:value-type="float" office:value="2" calcext:value-type="float">
            <text:p>2</text:p>
          </table:table-cell>
          <table:table-cell table:formula="of:=COUNTIF(([.O25]~[.O52]~[.O79]~[.O106]~[.O133]~[.O160]~[.O187]~[.O214]~[.O241]~[.O268]);3)" office:value-type="float" office:value="2" calcext:value-type="float">
            <text:p>2</text:p>
          </table:table-cell>
          <table:table-cell table:formula="of:=COUNTIF(([.O25]~[.O52]~[.O79]~[.O106]~[.O133]~[.O160]~[.O187]~[.O214]~[.O241]~[.O268]);4)" office:value-type="float" office:value="2" calcext:value-type="float">
            <text:p>2</text:p>
          </table:table-cell>
          <table:table-cell table:formula="of:=COUNTIF(([.O25]~[.O52]~[.O79]~[.O106]~[.O133]~[.O160]~[.O187]~[.O214]~[.O241]~[.O268]);5)" office:value-type="float" office:value="0" calcext:value-type="float">
            <text:p>0</text:p>
          </table:table-cell>
          <table:table-cell table:formula="of:=COUNTIF(([.T25]~ [.T52]~ [.T79]~ [.T106]~ [.T133]~ [.T160]~ [.T187]~ [.T214]~ [.T241]~ [.T268]);1)" office:value-type="float" office:value="3" calcext:value-type="float">
            <text:p>3</text:p>
          </table:table-cell>
          <table:table-cell table:formula="of:=COUNTIF(([.T25]~[.T52]~[.T79]~[.T106]~[.T133]~[.T160]~[.T187]~[.T214]~[.T241]~[.T268]);2)" office:value-type="float" office:value="2" calcext:value-type="float">
            <text:p>2</text:p>
          </table:table-cell>
          <table:table-cell table:formula="of:=COUNTIF(([.T25]~[.T52]~[.T79]~[.T106]~[.T133]~[.T160]~[.T187]~[.T214]~[.T241]~[.T268]);3)" office:value-type="float" office:value="2" calcext:value-type="float">
            <text:p>2</text:p>
          </table:table-cell>
          <table:table-cell table:formula="of:=COUNTIF(([.T25]~[.T52]~[.T79]~[.T106]~[.T133]~[.T160]~[.T187]~[.T214]~[.T241]~[.T268]);4)" office:value-type="float" office:value="2" calcext:value-type="float">
            <text:p>2</text:p>
          </table:table-cell>
          <table:table-cell table:formula="of:=COUNTIF(([.T25]~[.T52]~[.T79]~[.T106]~[.T133]~[.T160]~[.T187]~[.T214]~[.T241]~[.T268]);5)" office:value-type="float" office:value="1" calcext:value-type="float">
            <text:p>1</text:p>
          </table:table-cell>
          <table:table-cell table:formula="of:=COUNTIF(([.Y25]~ [.Y52]~ [.Y79]~ [.Y106]~ [.Y133]~ [.Y160]~ [.Y187]~ [.Y214]~ [.Y241]~ [.Y268]);1)" office:value-type="float" office:value="0" calcext:value-type="float">
            <text:p>0</text:p>
          </table:table-cell>
          <table:table-cell table:formula="of:=COUNTIF(([.Y25]~[.Y52]~[.Y79]~[.Y106]~[.Y133]~[.Y160]~[.Y187]~[.Y214]~[.Y241]~[.Y268]);2)" office:value-type="float" office:value="1" calcext:value-type="float">
            <text:p>1</text:p>
          </table:table-cell>
          <table:table-cell table:formula="of:=COUNTIF(([.Y25]~[.Y52]~[.Y79]~[.Y106]~[.Y133]~[.Y160]~[.Y187]~[.Y214]~[.Y241]~[.Y268]);3)" office:value-type="float" office:value="1" calcext:value-type="float">
            <text:p>1</text:p>
          </table:table-cell>
          <table:table-cell table:formula="of:=COUNTIF(([.Y25]~[.Y52]~[.Y79]~[.Y106]~[.Y133]~[.Y160]~[.Y187]~[.Y214]~[.Y241]~[.Y268]);4)" office:value-type="float" office:value="2" calcext:value-type="float">
            <text:p>2</text:p>
          </table:table-cell>
          <table:table-cell table:formula="of:=COUNTIF(([.Y25]~[.Y52]~[.Y79]~[.Y106]~[.Y133]~[.Y160]~[.Y187]~[.Y214]~[.Y241]~[.Y268]);5)" office:value-type="float" office:value="6" calcext:value-type="float">
            <text:p>6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33]; OFFSET([.$C33]; 0; 0; 1; 5))" office:value-type="float" office:value="5" calcext:value-type="float">
            <text:p>5</text:p>
          </table:table-cell>
          <table:table-cell table:formula="of:=RANK([.D33]; OFFSET([.$C33]; 0; 0; 1; 5))" office:value-type="float" office:value="1" calcext:value-type="float">
            <text:p>1</text:p>
          </table:table-cell>
          <table:table-cell table:formula="of:=RANK([.E33]; OFFSET([.$C33]; 0; 0; 1; 5))" office:value-type="float" office:value="4" calcext:value-type="float">
            <text:p>4</text:p>
          </table:table-cell>
          <table:table-cell table:formula="of:=RANK([.F33]; OFFSET([.$C33]; 0; 0; 1; 5))" office:value-type="float" office:value="2" calcext:value-type="float">
            <text:p>2</text:p>
          </table:table-cell>
          <table:table-cell table:formula="of:=RANK([.G33]; OFFSET([.$C33]; 0; 0; 1; 5))" office:value-type="float" office:value="3" calcext:value-type="float">
            <text:p>3</text:p>
          </table:table-cell>
          <table:table-cell table:formula="of:=RANK([.H33];[.$H33:.$L33];)" office:value-type="float" office:value="3" calcext:value-type="float">
            <text:p>3</text:p>
          </table:table-cell>
          <table:table-cell table:formula="of:=RANK([.I33];[.$H33:.$L33];)" office:value-type="float" office:value="4" calcext:value-type="float">
            <text:p>4</text:p>
          </table:table-cell>
          <table:table-cell table:formula="of:=RANK([.J33];[.$H33:.$L33];)" office:value-type="float" office:value="5" calcext:value-type="float">
            <text:p>5</text:p>
          </table:table-cell>
          <table:table-cell table:formula="of:=RANK([.K33];[.$H33:.$L33];)" office:value-type="float" office:value="1" calcext:value-type="float">
            <text:p>1</text:p>
          </table:table-cell>
          <table:table-cell table:formula="of:=RANK([.L33];[.$H33:.$L33];)" office:value-type="float" office:value="2" calcext:value-type="float">
            <text:p>2</text:p>
          </table:table-cell>
          <table:table-cell table:formula="of:=RANK([.M33];[.$M33:.$Q33];)" office:value-type="float" office:value="1" calcext:value-type="float">
            <text:p>1</text:p>
          </table:table-cell>
          <table:table-cell table:formula="of:=RANK([.N33];[.$M33:.$Q33];)" office:value-type="float" office:value="3" calcext:value-type="float">
            <text:p>3</text:p>
          </table:table-cell>
          <table:table-cell table:formula="of:=RANK([.O33];[.$M33:.$Q33];)" office:value-type="float" office:value="3" calcext:value-type="float">
            <text:p>3</text:p>
          </table:table-cell>
          <table:table-cell table:formula="of:=RANK([.P33];[.$M33:.$Q33];)" office:value-type="float" office:value="1" calcext:value-type="float">
            <text:p>1</text:p>
          </table:table-cell>
          <table:table-cell table:formula="of:=RANK([.Q33];[.$M33:.$Q33];)" office:value-type="float" office:value="3" calcext:value-type="float">
            <text:p>3</text:p>
          </table:table-cell>
          <table:table-cell table:formula="of:=RANK([.R33];[.$R33:.$V33];)" office:value-type="float" office:value="1" calcext:value-type="float">
            <text:p>1</text:p>
          </table:table-cell>
          <table:table-cell table:formula="of:=RANK([.S33];[.$R33:.$V33];)" office:value-type="float" office:value="1" calcext:value-type="float">
            <text:p>1</text:p>
          </table:table-cell>
          <table:table-cell table:formula="of:=RANK([.T33];[.$R33:.$V33];)" office:value-type="float" office:value="1" calcext:value-type="float">
            <text:p>1</text:p>
          </table:table-cell>
          <table:table-cell table:formula="of:=RANK([.U33];[.$R33:.$V33];)" office:value-type="float" office:value="1" calcext:value-type="float">
            <text:p>1</text:p>
          </table:table-cell>
          <table:table-cell table:formula="of:=RANK([.V33];[.$R33:.$V33];)" office:value-type="float" office:value="1" calcext:value-type="float">
            <text:p>1</text:p>
          </table:table-cell>
          <table:table-cell table:formula="of:=RANK([.W33];[.$W33:.$AA33];)" office:value-type="float" office:value="3" calcext:value-type="float">
            <text:p>3</text:p>
          </table:table-cell>
          <table:table-cell table:formula="of:=RANK([.X33];[.$W33:.$AA33];)" office:value-type="float" office:value="1" calcext:value-type="float">
            <text:p>1</text:p>
          </table:table-cell>
          <table:table-cell table:formula="of:=RANK([.Y33];[.$W33:.$AA33];)" office:value-type="float" office:value="4" calcext:value-type="float">
            <text:p>4</text:p>
          </table:table-cell>
          <table:table-cell table:formula="of:=RANK([.Z33];[.$W33:.$AA33];)" office:value-type="float" office:value="2" calcext:value-type="float">
            <text:p>2</text:p>
          </table:table-cell>
          <table:table-cell table:formula="of:=RANK([.AA33];[.$W33:.$AA33];)" office:value-type="float" office:value="5" calcext:value-type="float">
            <text:p>5</text:p>
          </table:table-cell>
          <table:table-cell/>
          <table:table-cell table:style-name="ce900"/>
          <table:table-cell table:style-name="ce899" office:value-type="string" calcext:value-type="string">
            <text:p>XGBClassifier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iso</text:p>
          </table:table-cell>
          <table:table-cell table:formula="of:=COUNTIF(([.F25]~ [.F52]~ [.F79]~ [.F106]~ [.F133]~ [.F160]~ [.F187]~ [.F214]~ [.F241]~ [.F268]);1)" office:value-type="float" office:value="5" calcext:value-type="float">
            <text:p>5</text:p>
          </table:table-cell>
          <table:table-cell table:formula="of:=COUNTIF(([.F25]~[.F52]~[.F79]~[.F106]~[.F133]~[.F160]~[.F187]~[.F214]~[.F241]~[.F268]);2)" office:value-type="float" office:value="0" calcext:value-type="float">
            <text:p>0</text:p>
          </table:table-cell>
          <table:table-cell table:formula="of:=COUNTIF(([.F25]~[.F52]~[.F79]~[.F106]~[.F133]~[.F160]~[.F187]~[.F214]~[.F241]~[.F268]);3)" office:value-type="float" office:value="1" calcext:value-type="float">
            <text:p>1</text:p>
          </table:table-cell>
          <table:table-cell table:formula="of:=COUNTIF(([.F25]~[.F52]~[.F79]~[.F106]~[.F133]~[.F160]~[.F187]~[.F214]~[.F241]~[.F268]);4)" office:value-type="float" office:value="4" calcext:value-type="float">
            <text:p>4</text:p>
          </table:table-cell>
          <table:table-cell table:formula="of:=COUNTIF(([.F25]~[.F52]~[.F79]~[.F106]~[.F133]~[.F160]~[.F187]~[.F214]~[.F241]~[.F268]);5)" office:value-type="float" office:value="0" calcext:value-type="float">
            <text:p>0</text:p>
          </table:table-cell>
          <table:table-cell table:formula="of:=COUNTIF(([.K25]~ [.K52]~ [.K79]~ [.K106]~ [.K133]~ [.K160]~ [.K187]~ [.K214]~ [.K241]~ [.K268]);1)" office:value-type="float" office:value="3" calcext:value-type="float">
            <text:p>3</text:p>
          </table:table-cell>
          <table:table-cell table:formula="of:=COUNTIF(([.K25]~[.K52]~[.K79]~[.K106]~[.K133]~[.K160]~[.K187]~[.K214]~[.K241]~[.K268]);2)" office:value-type="float" office:value="1" calcext:value-type="float">
            <text:p>1</text:p>
          </table:table-cell>
          <table:table-cell table:formula="of:=COUNTIF(([.K25]~[.K52]~[.K79]~[.K106]~[.K133]~[.K160]~[.K187]~[.K214]~[.K241]~[.K268]);3)" office:value-type="float" office:value="0" calcext:value-type="float">
            <text:p>0</text:p>
          </table:table-cell>
          <table:table-cell table:formula="of:=COUNTIF(([.K25]~[.K52]~[.K79]~[.K106]~[.K133]~[.K160]~[.K187]~[.K214]~[.K241]~[.K268]);4)" office:value-type="float" office:value="6" calcext:value-type="float">
            <text:p>6</text:p>
          </table:table-cell>
          <table:table-cell table:formula="of:=COUNTIF(([.K25]~[.K52]~[.K79]~[.K106]~[.K133]~[.K160]~[.K187]~[.K214]~[.K241]~[.K268]);5)" office:value-type="float" office:value="0" calcext:value-type="float">
            <text:p>0</text:p>
          </table:table-cell>
          <table:table-cell table:formula="of:=COUNTIF(([.P25]~ [.P52]~ [.P79]~ [.P106]~ [.P133]~ [.P160]~ [.P187]~ [.P214]~ [.P241]~ [.P268]);1)" office:value-type="float" office:value="2" calcext:value-type="float">
            <text:p>2</text:p>
          </table:table-cell>
          <table:table-cell table:formula="of:=COUNTIF(([.P25]~[.P52]~[.P79]~[.P106]~[.P133]~[.P160]~[.P187]~[.P214]~[.P241]~[.P268]);2)" office:value-type="float" office:value="1" calcext:value-type="float">
            <text:p>1</text:p>
          </table:table-cell>
          <table:table-cell table:formula="of:=COUNTIF(([.P25]~[.P52]~[.P79]~[.P106]~[.P133]~[.P160]~[.P187]~[.P214]~[.P241]~[.P268]);3)" office:value-type="float" office:value="0" calcext:value-type="float">
            <text:p>0</text:p>
          </table:table-cell>
          <table:table-cell table:formula="of:=COUNTIF(([.P25]~[.P52]~[.P79]~[.P106]~[.P133]~[.P160]~[.P187]~[.P214]~[.P241]~[.P268]);4)" office:value-type="float" office:value="6" calcext:value-type="float">
            <text:p>6</text:p>
          </table:table-cell>
          <table:table-cell table:formula="of:=COUNTIF(([.P25]~[.P52]~[.P79]~[.P106]~[.P133]~[.P160]~[.P187]~[.P214]~[.P241]~[.P268]);5)" office:value-type="float" office:value="1" calcext:value-type="float">
            <text:p>1</text:p>
          </table:table-cell>
          <table:table-cell table:formula="of:=COUNTIF(([.U25]~ [.U52]~ [.U79]~ [.U106]~ [.U133]~ [.U160]~ [.U187]~ [.U214]~ [.U241]~ [.U268]);1)" office:value-type="float" office:value="3" calcext:value-type="float">
            <text:p>3</text:p>
          </table:table-cell>
          <table:table-cell table:formula="of:=COUNTIF(([.U25]~[.U52]~[.U79]~[.U106]~[.U133]~[.U160]~[.U187]~[.U214]~[.U241]~[.U268]);2)" office:value-type="float" office:value="2" calcext:value-type="float">
            <text:p>2</text:p>
          </table:table-cell>
          <table:table-cell table:formula="of:=COUNTIF(([.U25]~[.U52]~[.U79]~[.U106]~[.U133]~[.U160]~[.U187]~[.U214]~[.U241]~[.U268]);3)" office:value-type="float" office:value="0" calcext:value-type="float">
            <text:p>0</text:p>
          </table:table-cell>
          <table:table-cell table:formula="of:=COUNTIF(([.U25]~[.U52]~[.U79]~[.U106]~[.U133]~[.U160]~[.U187]~[.U214]~[.U241]~[.U268]);4)" office:value-type="float" office:value="5" calcext:value-type="float">
            <text:p>5</text:p>
          </table:table-cell>
          <table:table-cell table:formula="of:=COUNTIF(([.U25]~[.U52]~[.U79]~[.U106]~[.U133]~[.U160]~[.U187]~[.U214]~[.U241]~[.U268]);5)" office:value-type="float" office:value="0" calcext:value-type="float">
            <text:p>0</text:p>
          </table:table-cell>
          <table:table-cell table:formula="of:=COUNTIF(([.Z25]~ [.Z52]~ [.Z79]~ [.Z106]~ [.Z133]~ [.Z160]~ [.Z187]~ [.Z214]~ [.Z241]~ [.Z268]);1)" office:value-type="float" office:value="7" calcext:value-type="float">
            <text:p>7</text:p>
          </table:table-cell>
          <table:table-cell table:formula="of:=COUNTIF(([.Z25]~[.Z52]~[.Z79]~[.Z106]~[.Z133]~[.Z160]~[.Z187]~[.Z214]~[.Z241]~[.Z268]);2)" office:value-type="float" office:value="1" calcext:value-type="float">
            <text:p>1</text:p>
          </table:table-cell>
          <table:table-cell table:formula="of:=COUNTIF(([.Z25]~[.Z52]~[.Z79]~[.Z106]~[.Z133]~[.Z160]~[.Z187]~[.Z214]~[.Z241]~[.Z268]);3)" office:value-type="float" office:value="1" calcext:value-type="float">
            <text:p>1</text:p>
          </table:table-cell>
          <table:table-cell table:formula="of:=COUNTIF(([.Z25]~[.Z52]~[.Z79]~[.Z106]~[.Z133]~[.Z160]~[.Z187]~[.Z214]~[.Z241]~[.Z268]);4)" office:value-type="float" office:value="0" calcext:value-type="float">
            <text:p>0</text:p>
          </table:table-cell>
          <table:table-cell table:formula="of:=COUNTIF(([.Z25]~[.Z52]~[.Z79]~[.Z106]~[.Z133]~[.Z160]~[.Z187]~[.Z214]~[.Z241]~[.Z268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34]; OFFSET([.$C34]; 0; 0; 1; 5))" office:value-type="float" office:value="2" calcext:value-type="float">
            <text:p>2</text:p>
          </table:table-cell>
          <table:table-cell table:formula="of:=RANK([.D34]; OFFSET([.$C34]; 0; 0; 1; 5))" office:value-type="float" office:value="2" calcext:value-type="float">
            <text:p>2</text:p>
          </table:table-cell>
          <table:table-cell table:formula="of:=RANK([.E34]; OFFSET([.$C34]; 0; 0; 1; 5))" office:value-type="float" office:value="2" calcext:value-type="float">
            <text:p>2</text:p>
          </table:table-cell>
          <table:table-cell table:formula="of:=RANK([.F34]; OFFSET([.$C34]; 0; 0; 1; 5))" office:value-type="float" office:value="1" calcext:value-type="float">
            <text:p>1</text:p>
          </table:table-cell>
          <table:table-cell table:formula="of:=RANK([.G34]; OFFSET([.$C34]; 0; 0; 1; 5))" office:value-type="float" office:value="5" calcext:value-type="float">
            <text:p>5</text:p>
          </table:table-cell>
          <table:table-cell table:formula="of:=RANK([.H34];[.$H34:.$L34];)" office:value-type="float" office:value="3" calcext:value-type="float">
            <text:p>3</text:p>
          </table:table-cell>
          <table:table-cell table:formula="of:=RANK([.I34];[.$H34:.$L34];)" office:value-type="float" office:value="5" calcext:value-type="float">
            <text:p>5</text:p>
          </table:table-cell>
          <table:table-cell table:formula="of:=RANK([.J34];[.$H34:.$L34];)" office:value-type="float" office:value="4" calcext:value-type="float">
            <text:p>4</text:p>
          </table:table-cell>
          <table:table-cell table:formula="of:=RANK([.K34];[.$H34:.$L34];)" office:value-type="float" office:value="1" calcext:value-type="float">
            <text:p>1</text:p>
          </table:table-cell>
          <table:table-cell table:formula="of:=RANK([.L34];[.$H34:.$L34];)" office:value-type="float" office:value="1" calcext:value-type="float">
            <text:p>1</text:p>
          </table:table-cell>
          <table:table-cell table:formula="of:=RANK([.M34];[.$M34:.$Q34];)" office:value-type="float" office:value="4" calcext:value-type="float">
            <text:p>4</text:p>
          </table:table-cell>
          <table:table-cell table:formula="of:=RANK([.N34];[.$M34:.$Q34];)" office:value-type="float" office:value="2" calcext:value-type="float">
            <text:p>2</text:p>
          </table:table-cell>
          <table:table-cell table:formula="of:=RANK([.O34];[.$M34:.$Q34];)" office:value-type="float" office:value="2" calcext:value-type="float">
            <text:p>2</text:p>
          </table:table-cell>
          <table:table-cell table:formula="of:=RANK([.P34];[.$M34:.$Q34];)" office:value-type="float" office:value="1" calcext:value-type="float">
            <text:p>1</text:p>
          </table:table-cell>
          <table:table-cell table:formula="of:=RANK([.Q34];[.$M34:.$Q34];)" office:value-type="float" office:value="5" calcext:value-type="float">
            <text:p>5</text:p>
          </table:table-cell>
          <table:table-cell table:formula="of:=RANK([.R34];[.$R34:.$V34];)" office:value-type="float" office:value="1" calcext:value-type="float">
            <text:p>1</text:p>
          </table:table-cell>
          <table:table-cell table:formula="of:=RANK([.S34];[.$R34:.$V34];)" office:value-type="float" office:value="1" calcext:value-type="float">
            <text:p>1</text:p>
          </table:table-cell>
          <table:table-cell table:formula="of:=RANK([.T34];[.$R34:.$V34];)" office:value-type="float" office:value="1" calcext:value-type="float">
            <text:p>1</text:p>
          </table:table-cell>
          <table:table-cell table:formula="of:=RANK([.U34];[.$R34:.$V34];)" office:value-type="float" office:value="1" calcext:value-type="float">
            <text:p>1</text:p>
          </table:table-cell>
          <table:table-cell table:formula="of:=RANK([.V34];[.$R34:.$V34];)" office:value-type="float" office:value="1" calcext:value-type="float">
            <text:p>1</text:p>
          </table:table-cell>
          <table:table-cell table:formula="of:=RANK([.W34];[.$W34:.$AA34];)" office:value-type="float" office:value="5" calcext:value-type="float">
            <text:p>5</text:p>
          </table:table-cell>
          <table:table-cell table:formula="of:=RANK([.X34];[.$W34:.$AA34];)" office:value-type="float" office:value="1" calcext:value-type="float">
            <text:p>1</text:p>
          </table:table-cell>
          <table:table-cell table:formula="of:=RANK([.Y34];[.$W34:.$AA34];)" office:value-type="float" office:value="3" calcext:value-type="float">
            <text:p>3</text:p>
          </table:table-cell>
          <table:table-cell table:formula="of:=RANK([.Z34];[.$W34:.$AA34];)" office:value-type="float" office:value="2" calcext:value-type="float">
            <text:p>2</text:p>
          </table:table-cell>
          <table:table-cell table:formula="of:=RANK([.AA34];[.$W34:.$AA34];)" office:value-type="float" office:value="4" calcext:value-type="float">
            <text:p>4</text:p>
          </table:table-cell>
          <table:table-cell/>
          <table:table-cell table:style-name="ce900"/>
          <table:table-cell table:style-name="ce899" office:value-type="string" calcext:value-type="string">
            <text:p>XGBClassifier</text:p>
          </table:table-cell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pla</text:p>
          </table:table-cell>
          <table:table-cell table:formula="of:=COUNTIF(([.G25]~ [.G52]~ [.G79]~ [.G106]~ [.G133]~ [.G160]~ [.G187]~ [.G214]~ [.G241]~ [.G268]);1)" office:value-type="float" office:value="4" calcext:value-type="float">
            <text:p>4</text:p>
          </table:table-cell>
          <table:table-cell table:formula="of:=COUNTIF(([.G25]~[.G52]~[.G79]~[.G106]~[.G133]~[.G160]~[.G187]~[.G214]~[.G241]~[.G268]);2)" office:value-type="float" office:value="4" calcext:value-type="float">
            <text:p>4</text:p>
          </table:table-cell>
          <table:table-cell table:formula="of:=COUNTIF(([.G25]~[.G52]~[.G79]~[.G106]~[.G133]~[.G160]~[.G187]~[.G214]~[.G241]~[.G268]);3)" office:value-type="float" office:value="0" calcext:value-type="float">
            <text:p>0</text:p>
          </table:table-cell>
          <table:table-cell table:formula="of:=COUNTIF(([.G25]~[.G52]~[.G79]~[.G106]~[.G133]~[.G160]~[.G187]~[.G214]~[.G241]~[.G268]);4)" office:value-type="float" office:value="2" calcext:value-type="float">
            <text:p>2</text:p>
          </table:table-cell>
          <table:table-cell table:formula="of:=COUNTIF(([.G25]~[.G52]~[.G79]~[.G106]~[.G133]~[.G160]~[.G187]~[.G214]~[.G241]~[.G268]);5)" office:value-type="float" office:value="0" calcext:value-type="float">
            <text:p>0</text:p>
          </table:table-cell>
          <table:table-cell table:formula="of:=COUNTIF(([.L25]~ [.L52]~ [.L79]~ [.L106]~ [.L133]~ [.L160]~ [.L187]~ [.L214]~ [.L241]~ [.L268]);1)" office:value-type="float" office:value="6" calcext:value-type="float">
            <text:p>6</text:p>
          </table:table-cell>
          <table:table-cell table:formula="of:=COUNTIF(([.L25]~[.L52]~[.L79]~[.L106]~[.L133]~[.L160]~[.L187]~[.L214]~[.L241]~[.L268]);2)" office:value-type="float" office:value="2" calcext:value-type="float">
            <text:p>2</text:p>
          </table:table-cell>
          <table:table-cell table:formula="of:=COUNTIF(([.L25]~[.L52]~[.L79]~[.L106]~[.L133]~[.L160]~[.L187]~[.L214]~[.L241]~[.L268]);3)" office:value-type="float" office:value="1" calcext:value-type="float">
            <text:p>1</text:p>
          </table:table-cell>
          <table:table-cell table:formula="of:=COUNTIF(([.L25]~[.L52]~[.L79]~[.L106]~[.L133]~[.L160]~[.L187]~[.L214]~[.L241]~[.L268]);4)" office:value-type="float" office:value="1" calcext:value-type="float">
            <text:p>1</text:p>
          </table:table-cell>
          <table:table-cell table:formula="of:=COUNTIF(([.L25]~[.L52]~[.L79]~[.L106]~[.L133]~[.L160]~[.L187]~[.L214]~[.L241]~[.L268]);5)" office:value-type="float" office:value="0" calcext:value-type="float">
            <text:p>0</text:p>
          </table:table-cell>
          <table:table-cell table:formula="of:=COUNTIF(([.Q25]~ [.Q52]~ [.Q79]~ [.Q106]~ [.Q133]~ [.Q160]~ [.Q187]~ [.Q214]~ [.Q241]~ [.Q268]);1)" office:value-type="float" office:value="1" calcext:value-type="float">
            <text:p>1</text:p>
          </table:table-cell>
          <table:table-cell table:formula="of:=COUNTIF(([.Q25]~[.Q52]~[.Q79]~[.Q106]~[.Q133]~[.Q160]~[.Q187]~[.Q214]~[.Q241]~[.Q268]);2)" office:value-type="float" office:value="1" calcext:value-type="float">
            <text:p>1</text:p>
          </table:table-cell>
          <table:table-cell table:formula="of:=COUNTIF(([.Q25]~[.Q52]~[.Q79]~[.Q106]~[.Q133]~[.Q160]~[.Q187]~[.Q214]~[.Q241]~[.Q268]);3)" office:value-type="float" office:value="8" calcext:value-type="float">
            <text:p>8</text:p>
          </table:table-cell>
          <table:table-cell table:formula="of:=COUNTIF(([.Q25]~[.Q52]~[.Q79]~[.Q106]~[.Q133]~[.Q160]~[.Q187]~[.Q214]~[.Q241]~[.Q268]);4)" office:value-type="float" office:value="0" calcext:value-type="float">
            <text:p>0</text:p>
          </table:table-cell>
          <table:table-cell table:formula="of:=COUNTIF(([.Q25]~[.Q52]~[.Q79]~[.Q106]~[.Q133]~[.Q160]~[.Q187]~[.Q214]~[.Q241]~[.Q268]);5)" office:value-type="float" office:value="0" calcext:value-type="float">
            <text:p>0</text:p>
          </table:table-cell>
          <table:table-cell table:formula="of:=COUNTIF(([.V25]~ [.V52]~ [.V79]~ [.V106]~ [.V133]~ [.V160]~ [.V187]~ [.V214]~ [.V241]~ [.V268]);1)" office:value-type="float" office:value="1" calcext:value-type="float">
            <text:p>1</text:p>
          </table:table-cell>
          <table:table-cell table:formula="of:=COUNTIF(([.V25]~[.V52]~[.V79]~[.V106]~[.V133]~[.V160]~[.V187]~[.V214]~[.V241]~[.V268]);2)" office:value-type="float" office:value="1" calcext:value-type="float">
            <text:p>1</text:p>
          </table:table-cell>
          <table:table-cell table:formula="of:=COUNTIF(([.V25]~[.V52]~[.V79]~[.V106]~[.V133]~[.V160]~[.V187]~[.V214]~[.V241]~[.V268]);3)" office:value-type="float" office:value="5" calcext:value-type="float">
            <text:p>5</text:p>
          </table:table-cell>
          <table:table-cell table:formula="of:=COUNTIF(([.V25]~[.V52]~[.V79]~[.V106]~[.V133]~[.V160]~[.V187]~[.V214]~[.V241]~[.V268]);4)" office:value-type="float" office:value="2" calcext:value-type="float">
            <text:p>2</text:p>
          </table:table-cell>
          <table:table-cell table:formula="of:=COUNTIF(([.V25]~[.V52]~[.V79]~[.V106]~[.V133]~[.V160]~[.V187]~[.V214]~[.V241]~[.V268]);5)" office:value-type="float" office:value="1" calcext:value-type="float">
            <text:p>1</text:p>
          </table:table-cell>
          <table:table-cell table:formula="of:=COUNTIF(([.AA25]~ [.AA52]~ [.AA79]~ [.AA106]~ [.AA133]~ [.AA160]~ [.AA187]~ [.AA214]~ [.AA241]~ [.AA268]);1)" office:value-type="float" office:value="1" calcext:value-type="float">
            <text:p>1</text:p>
          </table:table-cell>
          <table:table-cell table:formula="of:=COUNTIF(([.AA25]~[.AA52]~[.AA79]~[.AA106]~[.AA133]~[.AA160]~[.AA187]~[.AA214]~[.AA241]~[.AA268]);2)" office:value-type="float" office:value="0" calcext:value-type="float">
            <text:p>0</text:p>
          </table:table-cell>
          <table:table-cell table:formula="of:=COUNTIF(([.AA25]~[.AA52]~[.AA79]~[.AA106]~[.AA133]~[.AA160]~[.AA187]~[.AA214]~[.AA241]~[.AA268]);3)" office:value-type="float" office:value="4" calcext:value-type="float">
            <text:p>4</text:p>
          </table:table-cell>
          <table:table-cell table:formula="of:=COUNTIF(([.AA25]~[.AA52]~[.AA79]~[.AA106]~[.AA133]~[.AA160]~[.AA187]~[.AA214]~[.AA241]~[.AA268]);4)" office:value-type="float" office:value="3" calcext:value-type="float">
            <text:p>3</text:p>
          </table:table-cell>
          <table:table-cell table:formula="of:=COUNTIF(([.AA25]~[.AA52]~[.AA79]~[.AA106]~[.AA133]~[.AA160]~[.AA187]~[.AA214]~[.AA241]~[.AA268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35]; OFFSET([.$C35]; 0; 0; 1; 5))" office:value-type="float" office:value="5" calcext:value-type="float">
            <text:p>5</text:p>
          </table:table-cell>
          <table:table-cell table:formula="of:=RANK([.D35]; OFFSET([.$C35]; 0; 0; 1; 5))" office:value-type="float" office:value="1" calcext:value-type="float">
            <text:p>1</text:p>
          </table:table-cell>
          <table:table-cell table:formula="of:=RANK([.E35]; OFFSET([.$C35]; 0; 0; 1; 5))" office:value-type="float" office:value="1" calcext:value-type="float">
            <text:p>1</text:p>
          </table:table-cell>
          <table:table-cell table:formula="of:=RANK([.F35]; OFFSET([.$C35]; 0; 0; 1; 5))" office:value-type="float" office:value="4" calcext:value-type="float">
            <text:p>4</text:p>
          </table:table-cell>
          <table:table-cell table:formula="of:=RANK([.G35]; OFFSET([.$C35]; 0; 0; 1; 5))" office:value-type="float" office:value="1" calcext:value-type="float">
            <text:p>1</text:p>
          </table:table-cell>
          <table:table-cell table:formula="of:=RANK([.H35];[.$H35:.$L35];)" office:value-type="float" office:value="5" calcext:value-type="float">
            <text:p>5</text:p>
          </table:table-cell>
          <table:table-cell table:formula="of:=RANK([.I35];[.$H35:.$L35];)" office:value-type="float" office:value="2" calcext:value-type="float">
            <text:p>2</text:p>
          </table:table-cell>
          <table:table-cell table:formula="of:=RANK([.J35];[.$H35:.$L35];)" office:value-type="float" office:value="3" calcext:value-type="float">
            <text:p>3</text:p>
          </table:table-cell>
          <table:table-cell table:formula="of:=RANK([.K35];[.$H35:.$L35];)" office:value-type="float" office:value="3" calcext:value-type="float">
            <text:p>3</text:p>
          </table:table-cell>
          <table:table-cell table:formula="of:=RANK([.L35];[.$H35:.$L35];)" office:value-type="float" office:value="1" calcext:value-type="float">
            <text:p>1</text:p>
          </table:table-cell>
          <table:table-cell table:formula="of:=RANK([.M35];[.$M35:.$Q35];)" office:value-type="float" office:value="5" calcext:value-type="float">
            <text:p>5</text:p>
          </table:table-cell>
          <table:table-cell table:formula="of:=RANK([.N35];[.$M35:.$Q35];)" office:value-type="float" office:value="1" calcext:value-type="float">
            <text:p>1</text:p>
          </table:table-cell>
          <table:table-cell table:formula="of:=RANK([.O35];[.$M35:.$Q35];)" office:value-type="float" office:value="2" calcext:value-type="float">
            <text:p>2</text:p>
          </table:table-cell>
          <table:table-cell table:formula="of:=RANK([.P35];[.$M35:.$Q35];)" office:value-type="float" office:value="4" calcext:value-type="float">
            <text:p>4</text:p>
          </table:table-cell>
          <table:table-cell table:formula="of:=RANK([.Q35];[.$M35:.$Q35];)" office:value-type="float" office:value="3" calcext:value-type="float">
            <text:p>3</text:p>
          </table:table-cell>
          <table:table-cell table:formula="of:=RANK([.R35];[.$R35:.$V35];)" office:value-type="float" office:value="5" calcext:value-type="float">
            <text:p>5</text:p>
          </table:table-cell>
          <table:table-cell table:formula="of:=RANK([.S35];[.$R35:.$V35];)" office:value-type="float" office:value="1" calcext:value-type="float">
            <text:p>1</text:p>
          </table:table-cell>
          <table:table-cell table:formula="of:=RANK([.T35];[.$R35:.$V35];)" office:value-type="float" office:value="3" calcext:value-type="float">
            <text:p>3</text:p>
          </table:table-cell>
          <table:table-cell table:formula="of:=RANK([.U35];[.$R35:.$V35];)" office:value-type="float" office:value="4" calcext:value-type="float">
            <text:p>4</text:p>
          </table:table-cell>
          <table:table-cell table:formula="of:=RANK([.V35];[.$R35:.$V35];)" office:value-type="float" office:value="2" calcext:value-type="float">
            <text:p>2</text:p>
          </table:table-cell>
          <table:table-cell table:formula="of:=RANK([.W35];[.$W35:.$AA35];)" office:value-type="float" office:value="1" calcext:value-type="float">
            <text:p>1</text:p>
          </table:table-cell>
          <table:table-cell table:formula="of:=RANK([.X35];[.$W35:.$AA35];)" office:value-type="float" office:value="2" calcext:value-type="float">
            <text:p>2</text:p>
          </table:table-cell>
          <table:table-cell table:formula="of:=RANK([.Y35];[.$W35:.$AA35];)" office:value-type="float" office:value="4" calcext:value-type="float">
            <text:p>4</text:p>
          </table:table-cell>
          <table:table-cell table:formula="of:=RANK([.Z35];[.$W35:.$AA35];)" office:value-type="float" office:value="5" calcext:value-type="float">
            <text:p>5</text:p>
          </table:table-cell>
          <table:table-cell table:formula="of:=RANK([.AA35];[.$W35:.$AA35];)" office:value-type="float" office:value="3" calcext:value-type="float">
            <text:p>3</text:p>
          </table:table-cell>
          <table:table-cell/>
          <table:table-cell table:style-name="ce900"/>
          <table:table-cell table:style-name="ce899" office:value-type="string" calcext:value-type="string">
            <text:p>XGBClassifier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ase</text:p>
          </table:table-cell>
          <table:table-cell table:formula="of:=COUNTIF(([.C26]~ [.C53]~ [.C80]~ [.C107]~ [.C134]~ [.C161]~ [.C188]~ [.C215]~ [.C242]~ [.C269]);1)" office:value-type="float" office:value="2" calcext:value-type="float">
            <text:p>2</text:p>
          </table:table-cell>
          <table:table-cell table:formula="of:=COUNTIF(([.C26]~[.C53]~[.C80]~[.C107]~[.C134]~[.C161]~[.C188]~[.C215]~[.C242]~[.C269]);2)" office:value-type="float" office:value="5" calcext:value-type="float">
            <text:p>5</text:p>
          </table:table-cell>
          <table:table-cell table:formula="of:=COUNTIF(([.C26]~[.C53]~[.C80]~[.C107]~[.C134]~[.C161]~[.C188]~[.C215]~[.C242]~[.C269]);3)" office:value-type="float" office:value="2" calcext:value-type="float">
            <text:p>2</text:p>
          </table:table-cell>
          <table:table-cell table:formula="of:=COUNTIF(([.C26]~[.C53]~[.C80]~[.C107]~[.C134]~[.C161]~[.C188]~[.C215]~[.C242]~[.C269]);4)" office:value-type="float" office:value="0" calcext:value-type="float">
            <text:p>0</text:p>
          </table:table-cell>
          <table:table-cell table:formula="of:=COUNTIF(([.C26]~[.C53]~[.C80]~[.C107]~[.C134]~[.C161]~[.C188]~[.C215]~[.C242]~[.C269]);5)" office:value-type="float" office:value="1" calcext:value-type="float">
            <text:p>1</text:p>
          </table:table-cell>
          <table:table-cell table:formula="of:=COUNTIF(([.H26]~ [.H53]~ [.H80]~ [.H107]~ [.H134]~ [.H161]~ [.H188]~ [.H215]~ [.H242]~ [.H269]);1)" office:value-type="float" office:value="6" calcext:value-type="float">
            <text:p>6</text:p>
          </table:table-cell>
          <table:table-cell table:formula="of:=COUNTIF(([.H26]~[.H53]~[.H80]~[.H107]~[.H134]~[.H161]~[.H188]~[.H215]~[.H242]~[.H269]);2)" office:value-type="float" office:value="1" calcext:value-type="float">
            <text:p>1</text:p>
          </table:table-cell>
          <table:table-cell table:formula="of:=COUNTIF(([.H26]~[.H53]~[.H80]~[.H107]~[.H134]~[.H161]~[.H188]~[.H215]~[.H242]~[.H269]);3)" office:value-type="float" office:value="3" calcext:value-type="float">
            <text:p>3</text:p>
          </table:table-cell>
          <table:table-cell table:formula="of:=COUNTIF(([.H26]~[.H53]~[.H80]~[.H107]~[.H134]~[.H161]~[.H188]~[.H215]~[.H242]~[.H269]);4)" office:value-type="float" office:value="0" calcext:value-type="float">
            <text:p>0</text:p>
          </table:table-cell>
          <table:table-cell table:formula="of:=COUNTIF(([.H26]~[.H53]~[.H80]~[.H107]~[.H134]~[.H161]~[.H188]~[.H215]~[.H242]~[.H269]);5)" office:value-type="float" office:value="0" calcext:value-type="float">
            <text:p>0</text:p>
          </table:table-cell>
          <table:table-cell table:formula="of:=COUNTIF(([.M26]~ [.M53]~ [.M80]~ [.M107]~ [.M134]~ [.M161]~ [.M188]~ [.M215]~ [.M242]~ [.M269]);1)" office:value-type="float" office:value="1" calcext:value-type="float">
            <text:p>1</text:p>
          </table:table-cell>
          <table:table-cell table:formula="of:=COUNTIF(([.M26]~[.M53]~[.M80]~[.M107]~[.M134]~[.M161]~[.M188]~[.M215]~[.M242]~[.M269]);2)" office:value-type="float" office:value="2" calcext:value-type="float">
            <text:p>2</text:p>
          </table:table-cell>
          <table:table-cell table:formula="of:=COUNTIF(([.M26]~[.M53]~[.M80]~[.M107]~[.M134]~[.M161]~[.M188]~[.M215]~[.M242]~[.M269]);3)" office:value-type="float" office:value="2" calcext:value-type="float">
            <text:p>2</text:p>
          </table:table-cell>
          <table:table-cell table:formula="of:=COUNTIF(([.M26]~[.M53]~[.M80]~[.M107]~[.M134]~[.M161]~[.M188]~[.M215]~[.M242]~[.M269]);4)" office:value-type="float" office:value="1" calcext:value-type="float">
            <text:p>1</text:p>
          </table:table-cell>
          <table:table-cell table:formula="of:=COUNTIF(([.M26]~[.M53]~[.M80]~[.M107]~[.M134]~[.M161]~[.M188]~[.M215]~[.M242]~[.M269]);5)" office:value-type="float" office:value="4" calcext:value-type="float">
            <text:p>4</text:p>
          </table:table-cell>
          <table:table-cell table:formula="of:=COUNTIF(([.R26]~ [.R53]~ [.R80]~ [.R107]~ [.R134]~ [.R161]~ [.R188]~ [.R215]~ [.R242]~ [.R269]);1)" office:value-type="float" office:value="4" calcext:value-type="float">
            <text:p>4</text:p>
          </table:table-cell>
          <table:table-cell table:formula="of:=COUNTIF(([.R26]~[.R53]~[.R80]~[.R107]~[.R134]~[.R161]~[.R188]~[.R215]~[.R242]~[.R269]);2)" office:value-type="float" office:value="1" calcext:value-type="float">
            <text:p>1</text:p>
          </table:table-cell>
          <table:table-cell table:formula="of:=COUNTIF(([.R26]~[.R53]~[.R80]~[.R107]~[.R134]~[.R161]~[.R188]~[.R215]~[.R242]~[.R269]);3)" office:value-type="float" office:value="1" calcext:value-type="float">
            <text:p>1</text:p>
          </table:table-cell>
          <table:table-cell table:formula="of:=COUNTIF(([.R26]~[.R53]~[.R80]~[.R107]~[.R134]~[.R161]~[.R188]~[.R215]~[.R242]~[.R269]);4)" office:value-type="float" office:value="2" calcext:value-type="float">
            <text:p>2</text:p>
          </table:table-cell>
          <table:table-cell table:formula="of:=COUNTIF(([.R26]~[.R53]~[.R80]~[.R107]~[.R134]~[.R161]~[.R188]~[.R215]~[.R242]~[.R269]);5)" office:value-type="float" office:value="2" calcext:value-type="float">
            <text:p>2</text:p>
          </table:table-cell>
          <table:table-cell table:formula="of:=COUNTIF(([.W26]~ [.W53]~ [.W80]~ [.W107]~ [.W134]~ [.W161]~ [.W188]~ [.W215]~ [.W242]~ [.W269]);1)" office:value-type="float" office:value="1" calcext:value-type="float">
            <text:p>1</text:p>
          </table:table-cell>
          <table:table-cell table:formula="of:=COUNTIF(([.W26]~[.W53]~[.W80]~[.W107]~[.W134]~[.W161]~[.W188]~[.W215]~[.W242]~[.W269]);2)" office:value-type="float" office:value="5" calcext:value-type="float">
            <text:p>5</text:p>
          </table:table-cell>
          <table:table-cell table:formula="of:=COUNTIF(([.W26]~[.W53]~[.W80]~[.W107]~[.W134]~[.W161]~[.W188]~[.W215]~[.W242]~[.W269]);3)" office:value-type="float" office:value="2" calcext:value-type="float">
            <text:p>2</text:p>
          </table:table-cell>
          <table:table-cell table:formula="of:=COUNTIF(([.W26]~[.W53]~[.W80]~[.W107]~[.W134]~[.W161]~[.W188]~[.W215]~[.W242]~[.W269]);4)" office:value-type="float" office:value="0" calcext:value-type="float">
            <text:p>0</text:p>
          </table:table-cell>
          <table:table-cell table:formula="of:=COUNTIF(([.W26]~[.W53]~[.W80]~[.W107]~[.W134]~[.W161]~[.W188]~[.W215]~[.W242]~[.W269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36]; OFFSET([.$C36]; 0; 0; 1; 5))" office:value-type="float" office:value="1" calcext:value-type="float">
            <text:p>1</text:p>
          </table:table-cell>
          <table:table-cell table:formula="of:=RANK([.D36]; OFFSET([.$C36]; 0; 0; 1; 5))" office:value-type="float" office:value="1" calcext:value-type="float">
            <text:p>1</text:p>
          </table:table-cell>
          <table:table-cell table:formula="of:=RANK([.E36]; OFFSET([.$C36]; 0; 0; 1; 5))" office:value-type="float" office:value="1" calcext:value-type="float">
            <text:p>1</text:p>
          </table:table-cell>
          <table:table-cell table:formula="of:=RANK([.F36]; OFFSET([.$C36]; 0; 0; 1; 5))" office:value-type="float" office:value="5" calcext:value-type="float">
            <text:p>5</text:p>
          </table:table-cell>
          <table:table-cell table:formula="of:=RANK([.G36]; OFFSET([.$C36]; 0; 0; 1; 5))" office:value-type="float" office:value="1" calcext:value-type="float">
            <text:p>1</text:p>
          </table:table-cell>
          <table:table-cell table:formula="of:=RANK([.H36];[.$H36:.$L36];)" office:value-type="float" office:value="1" calcext:value-type="float">
            <text:p>1</text:p>
          </table:table-cell>
          <table:table-cell table:formula="of:=RANK([.I36];[.$H36:.$L36];)" office:value-type="float" office:value="3" calcext:value-type="float">
            <text:p>3</text:p>
          </table:table-cell>
          <table:table-cell table:formula="of:=RANK([.J36];[.$H36:.$L36];)" office:value-type="float" office:value="4" calcext:value-type="float">
            <text:p>4</text:p>
          </table:table-cell>
          <table:table-cell table:formula="of:=RANK([.K36];[.$H36:.$L36];)" office:value-type="float" office:value="4" calcext:value-type="float">
            <text:p>4</text:p>
          </table:table-cell>
          <table:table-cell table:formula="of:=RANK([.L36];[.$H36:.$L36];)" office:value-type="float" office:value="1" calcext:value-type="float">
            <text:p>1</text:p>
          </table:table-cell>
          <table:table-cell table:formula="of:=RANK([.M36];[.$M36:.$Q36];)" office:value-type="float" office:value="4" calcext:value-type="float">
            <text:p>4</text:p>
          </table:table-cell>
          <table:table-cell table:formula="of:=RANK([.N36];[.$M36:.$Q36];)" office:value-type="float" office:value="1" calcext:value-type="float">
            <text:p>1</text:p>
          </table:table-cell>
          <table:table-cell table:formula="of:=RANK([.O36];[.$M36:.$Q36];)" office:value-type="float" office:value="2" calcext:value-type="float">
            <text:p>2</text:p>
          </table:table-cell>
          <table:table-cell table:formula="of:=RANK([.P36];[.$M36:.$Q36];)" office:value-type="float" office:value="3" calcext:value-type="float">
            <text:p>3</text:p>
          </table:table-cell>
          <table:table-cell table:formula="of:=RANK([.Q36];[.$M36:.$Q36];)" office:value-type="float" office:value="4" calcext:value-type="float">
            <text:p>4</text:p>
          </table:table-cell>
          <table:table-cell table:formula="of:=RANK([.R36];[.$R36:.$V36];)" office:value-type="float" office:value="2" calcext:value-type="float">
            <text:p>2</text:p>
          </table:table-cell>
          <table:table-cell table:formula="of:=RANK([.S36];[.$R36:.$V36];)" office:value-type="float" office:value="4" calcext:value-type="float">
            <text:p>4</text:p>
          </table:table-cell>
          <table:table-cell table:formula="of:=RANK([.T36];[.$R36:.$V36];)" office:value-type="float" office:value="5" calcext:value-type="float">
            <text:p>5</text:p>
          </table:table-cell>
          <table:table-cell table:formula="of:=RANK([.U36];[.$R36:.$V36];)" office:value-type="float" office:value="1" calcext:value-type="float">
            <text:p>1</text:p>
          </table:table-cell>
          <table:table-cell table:formula="of:=RANK([.V36];[.$R36:.$V36];)" office:value-type="float" office:value="2" calcext:value-type="float">
            <text:p>2</text:p>
          </table:table-cell>
          <table:table-cell table:formula="of:=RANK([.W36];[.$W36:.$AA36];)" office:value-type="float" office:value="5" calcext:value-type="float">
            <text:p>5</text:p>
          </table:table-cell>
          <table:table-cell table:formula="of:=RANK([.X36];[.$W36:.$AA36];)" office:value-type="float" office:value="1" calcext:value-type="float">
            <text:p>1</text:p>
          </table:table-cell>
          <table:table-cell table:formula="of:=RANK([.Y36];[.$W36:.$AA36];)" office:value-type="float" office:value="2" calcext:value-type="float">
            <text:p>2</text:p>
          </table:table-cell>
          <table:table-cell table:formula="of:=RANK([.Z36];[.$W36:.$AA36];)" office:value-type="float" office:value="4" calcext:value-type="float">
            <text:p>4</text:p>
          </table:table-cell>
          <table:table-cell table:formula="of:=RANK([.AA36];[.$W36:.$AA36];)" office:value-type="float" office:value="3" calcext:value-type="float">
            <text:p>3</text:p>
          </table:table-cell>
          <table:table-cell/>
          <table:table-cell table:style-name="ce899"/>
          <table:table-cell table:style-name="ce899" office:value-type="string" calcext:value-type="string">
            <text:p>XGBClassifier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bq</text:p>
          </table:table-cell>
          <table:table-cell table:formula="of:=COUNTIF(([.D26]~ [.D53]~ [.D80]~ [.D107]~ [.D134]~ [.D161]~ [.D188]~ [.D215]~ [.D242]~ [.D269]);1)" office:value-type="float" office:value="1" calcext:value-type="float">
            <text:p>1</text:p>
          </table:table-cell>
          <table:table-cell table:formula="of:=COUNTIF(([.D26]~[.D53]~[.D80]~[.D107]~[.D134]~[.D161]~[.D188]~[.D215]~[.D242]~[.D269]);2)" office:value-type="float" office:value="1" calcext:value-type="float">
            <text:p>1</text:p>
          </table:table-cell>
          <table:table-cell table:formula="of:=COUNTIF(([.D26]~[.D53]~[.D80]~[.D107]~[.D134]~[.D161]~[.D188]~[.D215]~[.D242]~[.D269]);3)" office:value-type="float" office:value="2" calcext:value-type="float">
            <text:p>2</text:p>
          </table:table-cell>
          <table:table-cell table:formula="of:=COUNTIF(([.D26]~[.D53]~[.D80]~[.D107]~[.D134]~[.D161]~[.D188]~[.D215]~[.D242]~[.D269]);4)" office:value-type="float" office:value="6" calcext:value-type="float">
            <text:p>6</text:p>
          </table:table-cell>
          <table:table-cell table:formula="of:=COUNTIF(([.D26]~[.D53]~[.D80]~[.D107]~[.D134]~[.D161]~[.D188]~[.D215]~[.D242]~[.D269]);5)" office:value-type="float" office:value="0" calcext:value-type="float">
            <text:p>0</text:p>
          </table:table-cell>
          <table:table-cell table:formula="of:=COUNTIF(([.I26]~ [.I53]~ [.I80]~ [.I107]~ [.I134]~ [.I161]~ [.I188]~ [.I215]~ [.I242]~ [.I269]);1)" office:value-type="float" office:value="2" calcext:value-type="float">
            <text:p>2</text:p>
          </table:table-cell>
          <table:table-cell table:formula="of:=COUNTIF(([.I26]~[.I53]~[.I80]~[.I107]~[.I134]~[.I161]~[.I188]~[.I215]~[.I242]~[.I269]);2)" office:value-type="float" office:value="0" calcext:value-type="float">
            <text:p>0</text:p>
          </table:table-cell>
          <table:table-cell table:formula="of:=COUNTIF(([.I26]~[.I53]~[.I80]~[.I107]~[.I134]~[.I161]~[.I188]~[.I215]~[.I242]~[.I269]);3)" office:value-type="float" office:value="5" calcext:value-type="float">
            <text:p>5</text:p>
          </table:table-cell>
          <table:table-cell table:formula="of:=COUNTIF(([.I26]~[.I53]~[.I80]~[.I107]~[.I134]~[.I161]~[.I188]~[.I215]~[.I242]~[.I269]);4)" office:value-type="float" office:value="1" calcext:value-type="float">
            <text:p>1</text:p>
          </table:table-cell>
          <table:table-cell table:formula="of:=COUNTIF(([.I26]~[.I53]~[.I80]~[.I107]~[.I134]~[.I161]~[.I188]~[.I215]~[.I242]~[.I269]);5)" office:value-type="float" office:value="2" calcext:value-type="float">
            <text:p>2</text:p>
          </table:table-cell>
          <table:table-cell table:formula="of:=COUNTIF(([.N26]~ [.N53]~ [.N80]~ [.N107]~ [.N134]~ [.N161]~ [.N188]~ [.N215]~ [.N242]~ [.N269]);1)" office:value-type="float" office:value="2" calcext:value-type="float">
            <text:p>2</text:p>
          </table:table-cell>
          <table:table-cell table:formula="of:=COUNTIF(([.N26]~[.N53]~[.N80]~[.N107]~[.N134]~[.N161]~[.N188]~[.N215]~[.N242]~[.N269]);2)" office:value-type="float" office:value="2" calcext:value-type="float">
            <text:p>2</text:p>
          </table:table-cell>
          <table:table-cell table:formula="of:=COUNTIF(([.N26]~[.N53]~[.N80]~[.N107]~[.N134]~[.N161]~[.N188]~[.N215]~[.N242]~[.N269]);3)" office:value-type="float" office:value="4" calcext:value-type="float">
            <text:p>4</text:p>
          </table:table-cell>
          <table:table-cell table:formula="of:=COUNTIF(([.N26]~[.N53]~[.N80]~[.N107]~[.N134]~[.N161]~[.N188]~[.N215]~[.N242]~[.N269]);4)" office:value-type="float" office:value="1" calcext:value-type="float">
            <text:p>1</text:p>
          </table:table-cell>
          <table:table-cell table:formula="of:=COUNTIF(([.N26]~[.N53]~[.N80]~[.N107]~[.N134]~[.N161]~[.N188]~[.N215]~[.N242]~[.N269]);5)" office:value-type="float" office:value="1" calcext:value-type="float">
            <text:p>1</text:p>
          </table:table-cell>
          <table:table-cell table:formula="of:=COUNTIF(([.S26]~ [.S53]~ [.S80]~ [.S107]~ [.S134]~ [.S161]~ [.S188]~ [.S215]~ [.S242]~ [.S269]);1)" office:value-type="float" office:value="2" calcext:value-type="float">
            <text:p>2</text:p>
          </table:table-cell>
          <table:table-cell table:formula="of:=COUNTIF(([.S26]~[.S53]~[.S80]~[.S107]~[.S134]~[.S161]~[.S188]~[.S215]~[.S242]~[.S269]);2)" office:value-type="float" office:value="3" calcext:value-type="float">
            <text:p>3</text:p>
          </table:table-cell>
          <table:table-cell table:formula="of:=COUNTIF(([.S26]~[.S53]~[.S80]~[.S107]~[.S134]~[.S161]~[.S188]~[.S215]~[.S242]~[.S269]);3)" office:value-type="float" office:value="4" calcext:value-type="float">
            <text:p>4</text:p>
          </table:table-cell>
          <table:table-cell table:formula="of:=COUNTIF(([.S26]~[.S53]~[.S80]~[.S107]~[.S134]~[.S161]~[.S188]~[.S215]~[.S242]~[.S269]);4)" office:value-type="float" office:value="0" calcext:value-type="float">
            <text:p>0</text:p>
          </table:table-cell>
          <table:table-cell table:formula="of:=COUNTIF(([.S26]~[.S53]~[.S80]~[.S107]~[.S134]~[.S161]~[.S188]~[.S215]~[.S242]~[.S269]);5)" office:value-type="float" office:value="1" calcext:value-type="float">
            <text:p>1</text:p>
          </table:table-cell>
          <table:table-cell table:formula="of:=COUNTIF(([.X26]~ [.X53]~ [.X80]~ [.X107]~ [.X134]~ [.X161]~ [.X188]~ [.X215]~ [.X242]~ [.X269]);1)" office:value-type="float" office:value="1" calcext:value-type="float">
            <text:p>1</text:p>
          </table:table-cell>
          <table:table-cell table:formula="of:=COUNTIF(([.X26]~[.X53]~[.X80]~[.X107]~[.X134]~[.X161]~[.X188]~[.X215]~[.X242]~[.X269]);2)" office:value-type="float" office:value="2" calcext:value-type="float">
            <text:p>2</text:p>
          </table:table-cell>
          <table:table-cell table:formula="of:=COUNTIF(([.X26]~[.X53]~[.X80]~[.X107]~[.X134]~[.X161]~[.X188]~[.X215]~[.X242]~[.X269]);3)" office:value-type="float" office:value="5" calcext:value-type="float">
            <text:p>5</text:p>
          </table:table-cell>
          <table:table-cell table:formula="of:=COUNTIF(([.X26]~[.X53]~[.X80]~[.X107]~[.X134]~[.X161]~[.X188]~[.X215]~[.X242]~[.X269]);4)" office:value-type="float" office:value="1" calcext:value-type="float">
            <text:p>1</text:p>
          </table:table-cell>
          <table:table-cell table:formula="of:=COUNTIF(([.X26]~[.X53]~[.X80]~[.X107]~[.X134]~[.X161]~[.X188]~[.X215]~[.X242]~[.X269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37]; OFFSET([.$C37]; 0; 0; 1; 5))" office:value-type="float" office:value="5" calcext:value-type="float">
            <text:p>5</text:p>
          </table:table-cell>
          <table:table-cell table:formula="of:=RANK([.D37]; OFFSET([.$C37]; 0; 0; 1; 5))" office:value-type="float" office:value="2" calcext:value-type="float">
            <text:p>2</text:p>
          </table:table-cell>
          <table:table-cell table:formula="of:=RANK([.E37]; OFFSET([.$C37]; 0; 0; 1; 5))" office:value-type="float" office:value="3" calcext:value-type="float">
            <text:p>3</text:p>
          </table:table-cell>
          <table:table-cell table:formula="of:=RANK([.F37]; OFFSET([.$C37]; 0; 0; 1; 5))" office:value-type="float" office:value="4" calcext:value-type="float">
            <text:p>4</text:p>
          </table:table-cell>
          <table:table-cell table:formula="of:=RANK([.G37]; OFFSET([.$C37]; 0; 0; 1; 5))" office:value-type="float" office:value="1" calcext:value-type="float">
            <text:p>1</text:p>
          </table:table-cell>
          <table:table-cell table:formula="of:=RANK([.H37];[.$H37:.$L37];)" office:value-type="float" office:value="5" calcext:value-type="float">
            <text:p>5</text:p>
          </table:table-cell>
          <table:table-cell table:formula="of:=RANK([.I37];[.$H37:.$L37];)" office:value-type="float" office:value="4" calcext:value-type="float">
            <text:p>4</text:p>
          </table:table-cell>
          <table:table-cell table:formula="of:=RANK([.J37];[.$H37:.$L37];)" office:value-type="float" office:value="2" calcext:value-type="float">
            <text:p>2</text:p>
          </table:table-cell>
          <table:table-cell table:formula="of:=RANK([.K37];[.$H37:.$L37];)" office:value-type="float" office:value="1" calcext:value-type="float">
            <text:p>1</text:p>
          </table:table-cell>
          <table:table-cell table:formula="of:=RANK([.L37];[.$H37:.$L37];)" office:value-type="float" office:value="3" calcext:value-type="float">
            <text:p>3</text:p>
          </table:table-cell>
          <table:table-cell table:formula="of:=RANK([.M37];[.$M37:.$Q37];)" office:value-type="float" office:value="5" calcext:value-type="float">
            <text:p>5</text:p>
          </table:table-cell>
          <table:table-cell table:formula="of:=RANK([.N37];[.$M37:.$Q37];)" office:value-type="float" office:value="1" calcext:value-type="float">
            <text:p>1</text:p>
          </table:table-cell>
          <table:table-cell table:formula="of:=RANK([.O37];[.$M37:.$Q37];)" office:value-type="float" office:value="2" calcext:value-type="float">
            <text:p>2</text:p>
          </table:table-cell>
          <table:table-cell table:formula="of:=RANK([.P37];[.$M37:.$Q37];)" office:value-type="float" office:value="4" calcext:value-type="float">
            <text:p>4</text:p>
          </table:table-cell>
          <table:table-cell table:formula="of:=RANK([.Q37];[.$M37:.$Q37];)" office:value-type="float" office:value="2" calcext:value-type="float">
            <text:p>2</text:p>
          </table:table-cell>
          <table:table-cell table:formula="of:=RANK([.R37];[.$R37:.$V37];)" office:value-type="float" office:value="1" calcext:value-type="float">
            <text:p>1</text:p>
          </table:table-cell>
          <table:table-cell table:formula="of:=RANK([.S37];[.$R37:.$V37];)" office:value-type="float" office:value="3" calcext:value-type="float">
            <text:p>3</text:p>
          </table:table-cell>
          <table:table-cell table:formula="of:=RANK([.T37];[.$R37:.$V37];)" office:value-type="float" office:value="4" calcext:value-type="float">
            <text:p>4</text:p>
          </table:table-cell>
          <table:table-cell table:formula="of:=RANK([.U37];[.$R37:.$V37];)" office:value-type="float" office:value="2" calcext:value-type="float">
            <text:p>2</text:p>
          </table:table-cell>
          <table:table-cell table:formula="of:=RANK([.V37];[.$R37:.$V37];)" office:value-type="float" office:value="5" calcext:value-type="float">
            <text:p>5</text:p>
          </table:table-cell>
          <table:table-cell table:formula="of:=RANK([.W37];[.$W37:.$AA37];)" office:value-type="float" office:value="3" calcext:value-type="float">
            <text:p>3</text:p>
          </table:table-cell>
          <table:table-cell table:formula="of:=RANK([.X37];[.$W37:.$AA37];)" office:value-type="float" office:value="1" calcext:value-type="float">
            <text:p>1</text:p>
          </table:table-cell>
          <table:table-cell table:formula="of:=RANK([.Y37];[.$W37:.$AA37];)" office:value-type="float" office:value="4" calcext:value-type="float">
            <text:p>4</text:p>
          </table:table-cell>
          <table:table-cell table:formula="of:=RANK([.Z37];[.$W37:.$AA37];)" office:value-type="float" office:value="5" calcext:value-type="float">
            <text:p>5</text:p>
          </table:table-cell>
          <table:table-cell table:formula="of:=RANK([.AA37];[.$W37:.$AA37];)" office:value-type="float" office:value="2" calcext:value-type="float">
            <text:p>2</text:p>
          </table:table-cell>
          <table:table-cell/>
          <table:table-cell table:style-name="ce900"/>
          <table:table-cell table:style-name="ce899" office:value-type="string" calcext:value-type="string">
            <text:p>XGBClassifier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his</text:p>
          </table:table-cell>
          <table:table-cell table:formula="of:=COUNTIF(([.E26]~ [.E53]~ [.E80]~ [.E107]~ [.E134]~ [.E161]~ [.E188]~ [.E215]~ [.E242]~ [.E269]);1)" office:value-type="float" office:value="2" calcext:value-type="float">
            <text:p>2</text:p>
          </table:table-cell>
          <table:table-cell table:formula="of:=COUNTIF(([.E26]~[.E53]~[.E80]~[.E107]~[.E134]~[.E161]~[.E188]~[.E215]~[.E242]~[.E269]);2)" office:value-type="float" office:value="0" calcext:value-type="float">
            <text:p>0</text:p>
          </table:table-cell>
          <table:table-cell table:formula="of:=COUNTIF(([.E26]~[.E53]~[.E80]~[.E107]~[.E134]~[.E161]~[.E188]~[.E215]~[.E242]~[.E269]);3)" office:value-type="float" office:value="2" calcext:value-type="float">
            <text:p>2</text:p>
          </table:table-cell>
          <table:table-cell table:formula="of:=COUNTIF(([.E26]~[.E53]~[.E80]~[.E107]~[.E134]~[.E161]~[.E188]~[.E215]~[.E242]~[.E269]);4)" office:value-type="float" office:value="5" calcext:value-type="float">
            <text:p>5</text:p>
          </table:table-cell>
          <table:table-cell table:formula="of:=COUNTIF(([.E26]~[.E53]~[.E80]~[.E107]~[.E134]~[.E161]~[.E188]~[.E215]~[.E242]~[.E269]);5)" office:value-type="float" office:value="1" calcext:value-type="float">
            <text:p>1</text:p>
          </table:table-cell>
          <table:table-cell table:formula="of:=COUNTIF(([.J26]~ [.J53]~ [.J80]~ [.J107]~ [.J134]~ [.J161]~ [.J188]~ [.J215]~ [.J242]~ [.J269]);1)" office:value-type="float" office:value="2" calcext:value-type="float">
            <text:p>2</text:p>
          </table:table-cell>
          <table:table-cell table:formula="of:=COUNTIF(([.J26]~[.J53]~[.J80]~[.J107]~[.J134]~[.J161]~[.J188]~[.J215]~[.J242]~[.J269]);2)" office:value-type="float" office:value="0" calcext:value-type="float">
            <text:p>0</text:p>
          </table:table-cell>
          <table:table-cell table:formula="of:=COUNTIF(([.J26]~[.J53]~[.J80]~[.J107]~[.J134]~[.J161]~[.J188]~[.J215]~[.J242]~[.J269]);3)" office:value-type="float" office:value="5" calcext:value-type="float">
            <text:p>5</text:p>
          </table:table-cell>
          <table:table-cell table:formula="of:=COUNTIF(([.J26]~[.J53]~[.J80]~[.J107]~[.J134]~[.J161]~[.J188]~[.J215]~[.J242]~[.J269]);4)" office:value-type="float" office:value="3" calcext:value-type="float">
            <text:p>3</text:p>
          </table:table-cell>
          <table:table-cell table:formula="of:=COUNTIF(([.J26]~[.J53]~[.J80]~[.J107]~[.J134]~[.J161]~[.J188]~[.J215]~[.J242]~[.J269]);5)" office:value-type="float" office:value="0" calcext:value-type="float">
            <text:p>0</text:p>
          </table:table-cell>
          <table:table-cell table:formula="of:=COUNTIF(([.O26]~ [.O53]~ [.O80]~ [.O107]~ [.O134]~ [.O161]~ [.O188]~ [.O215]~ [.O242]~ [.O269]);1)" office:value-type="float" office:value="2" calcext:value-type="float">
            <text:p>2</text:p>
          </table:table-cell>
          <table:table-cell table:formula="of:=COUNTIF(([.O26]~[.O53]~[.O80]~[.O107]~[.O134]~[.O161]~[.O188]~[.O215]~[.O242]~[.O269]);2)" office:value-type="float" office:value="3" calcext:value-type="float">
            <text:p>3</text:p>
          </table:table-cell>
          <table:table-cell table:formula="of:=COUNTIF(([.O26]~[.O53]~[.O80]~[.O107]~[.O134]~[.O161]~[.O188]~[.O215]~[.O242]~[.O269]);3)" office:value-type="float" office:value="2" calcext:value-type="float">
            <text:p>2</text:p>
          </table:table-cell>
          <table:table-cell table:formula="of:=COUNTIF(([.O26]~[.O53]~[.O80]~[.O107]~[.O134]~[.O161]~[.O188]~[.O215]~[.O242]~[.O269]);4)" office:value-type="float" office:value="2" calcext:value-type="float">
            <text:p>2</text:p>
          </table:table-cell>
          <table:table-cell table:formula="of:=COUNTIF(([.O26]~[.O53]~[.O80]~[.O107]~[.O134]~[.O161]~[.O188]~[.O215]~[.O242]~[.O269]);5)" office:value-type="float" office:value="1" calcext:value-type="float">
            <text:p>1</text:p>
          </table:table-cell>
          <table:table-cell table:formula="of:=COUNTIF(([.T26]~ [.T53]~ [.T80]~ [.T107]~ [.T134]~ [.T161]~ [.T188]~ [.T215]~ [.T242]~ [.T269]);1)" office:value-type="float" office:value="0" calcext:value-type="float">
            <text:p>0</text:p>
          </table:table-cell>
          <table:table-cell table:formula="of:=COUNTIF(([.T26]~[.T53]~[.T80]~[.T107]~[.T134]~[.T161]~[.T188]~[.T215]~[.T242]~[.T269]);2)" office:value-type="float" office:value="5" calcext:value-type="float">
            <text:p>5</text:p>
          </table:table-cell>
          <table:table-cell table:formula="of:=COUNTIF(([.T26]~[.T53]~[.T80]~[.T107]~[.T134]~[.T161]~[.T188]~[.T215]~[.T242]~[.T269]);3)" office:value-type="float" office:value="2" calcext:value-type="float">
            <text:p>2</text:p>
          </table:table-cell>
          <table:table-cell table:formula="of:=COUNTIF(([.T26]~[.T53]~[.T80]~[.T107]~[.T134]~[.T161]~[.T188]~[.T215]~[.T242]~[.T269]);4)" office:value-type="float" office:value="0" calcext:value-type="float">
            <text:p>0</text:p>
          </table:table-cell>
          <table:table-cell table:formula="of:=COUNTIF(([.T26]~[.T53]~[.T80]~[.T107]~[.T134]~[.T161]~[.T188]~[.T215]~[.T242]~[.T269]);5)" office:value-type="float" office:value="3" calcext:value-type="float">
            <text:p>3</text:p>
          </table:table-cell>
          <table:table-cell table:formula="of:=COUNTIF(([.Y26]~ [.Y53]~ [.Y80]~ [.Y107]~ [.Y134]~ [.Y161]~ [.Y188]~ [.Y215]~ [.Y242]~ [.Y269]);1)" office:value-type="float" office:value="1" calcext:value-type="float">
            <text:p>1</text:p>
          </table:table-cell>
          <table:table-cell table:formula="of:=COUNTIF(([.Y26]~[.Y53]~[.Y80]~[.Y107]~[.Y134]~[.Y161]~[.Y188]~[.Y215]~[.Y242]~[.Y269]);2)" office:value-type="float" office:value="1" calcext:value-type="float">
            <text:p>1</text:p>
          </table:table-cell>
          <table:table-cell table:formula="of:=COUNTIF(([.Y26]~[.Y53]~[.Y80]~[.Y107]~[.Y134]~[.Y161]~[.Y188]~[.Y215]~[.Y242]~[.Y269]);3)" office:value-type="float" office:value="1" calcext:value-type="float">
            <text:p>1</text:p>
          </table:table-cell>
          <table:table-cell table:formula="of:=COUNTIF(([.Y26]~[.Y53]~[.Y80]~[.Y107]~[.Y134]~[.Y161]~[.Y188]~[.Y215]~[.Y242]~[.Y269]);4)" office:value-type="float" office:value="3" calcext:value-type="float">
            <text:p>3</text:p>
          </table:table-cell>
          <table:table-cell table:formula="of:=COUNTIF(([.Y26]~[.Y53]~[.Y80]~[.Y107]~[.Y134]~[.Y161]~[.Y188]~[.Y215]~[.Y242]~[.Y269]);5)" office:value-type="float" office:value="4" calcext:value-type="float">
            <text:p>4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38]; OFFSET([.$C38]; 0; 0; 1; 5))" office:value-type="float" office:value="1" calcext:value-type="float">
            <text:p>1</text:p>
          </table:table-cell>
          <table:table-cell table:formula="of:=RANK([.D38]; OFFSET([.$C38]; 0; 0; 1; 5))" office:value-type="float" office:value="3" calcext:value-type="float">
            <text:p>3</text:p>
          </table:table-cell>
          <table:table-cell table:formula="of:=RANK([.E38]; OFFSET([.$C38]; 0; 0; 1; 5))" office:value-type="float" office:value="4" calcext:value-type="float">
            <text:p>4</text:p>
          </table:table-cell>
          <table:table-cell table:formula="of:=RANK([.F38]; OFFSET([.$C38]; 0; 0; 1; 5))" office:value-type="float" office:value="5" calcext:value-type="float">
            <text:p>5</text:p>
          </table:table-cell>
          <table:table-cell table:formula="of:=RANK([.G38]; OFFSET([.$C38]; 0; 0; 1; 5))" office:value-type="float" office:value="1" calcext:value-type="float">
            <text:p>1</text:p>
          </table:table-cell>
          <table:table-cell table:formula="of:=RANK([.H38];[.$H38:.$L38];)" office:value-type="float" office:value="2" calcext:value-type="float">
            <text:p>2</text:p>
          </table:table-cell>
          <table:table-cell table:formula="of:=RANK([.I38];[.$H38:.$L38];)" office:value-type="float" office:value="4" calcext:value-type="float">
            <text:p>4</text:p>
          </table:table-cell>
          <table:table-cell table:formula="of:=RANK([.J38];[.$H38:.$L38];)" office:value-type="float" office:value="1" calcext:value-type="float">
            <text:p>1</text:p>
          </table:table-cell>
          <table:table-cell table:formula="of:=RANK([.K38];[.$H38:.$L38];)" office:value-type="float" office:value="5" calcext:value-type="float">
            <text:p>5</text:p>
          </table:table-cell>
          <table:table-cell table:formula="of:=RANK([.L38];[.$H38:.$L38];)" office:value-type="float" office:value="2" calcext:value-type="float">
            <text:p>2</text:p>
          </table:table-cell>
          <table:table-cell table:formula="of:=RANK([.M38];[.$M38:.$Q38];)" office:value-type="float" office:value="5" calcext:value-type="float">
            <text:p>5</text:p>
          </table:table-cell>
          <table:table-cell table:formula="of:=RANK([.N38];[.$M38:.$Q38];)" office:value-type="float" office:value="1" calcext:value-type="float">
            <text:p>1</text:p>
          </table:table-cell>
          <table:table-cell table:formula="of:=RANK([.O38];[.$M38:.$Q38];)" office:value-type="float" office:value="2" calcext:value-type="float">
            <text:p>2</text:p>
          </table:table-cell>
          <table:table-cell table:formula="of:=RANK([.P38];[.$M38:.$Q38];)" office:value-type="float" office:value="4" calcext:value-type="float">
            <text:p>4</text:p>
          </table:table-cell>
          <table:table-cell table:formula="of:=RANK([.Q38];[.$M38:.$Q38];)" office:value-type="float" office:value="3" calcext:value-type="float">
            <text:p>3</text:p>
          </table:table-cell>
          <table:table-cell table:formula="of:=RANK([.R38];[.$R38:.$V38];)" office:value-type="float" office:value="1" calcext:value-type="float">
            <text:p>1</text:p>
          </table:table-cell>
          <table:table-cell table:formula="of:=RANK([.S38];[.$R38:.$V38];)" office:value-type="float" office:value="4" calcext:value-type="float">
            <text:p>4</text:p>
          </table:table-cell>
          <table:table-cell table:formula="of:=RANK([.T38];[.$R38:.$V38];)" office:value-type="float" office:value="5" calcext:value-type="float">
            <text:p>5</text:p>
          </table:table-cell>
          <table:table-cell table:formula="of:=RANK([.U38];[.$R38:.$V38];)" office:value-type="float" office:value="3" calcext:value-type="float">
            <text:p>3</text:p>
          </table:table-cell>
          <table:table-cell table:formula="of:=RANK([.V38];[.$R38:.$V38];)" office:value-type="float" office:value="2" calcext:value-type="float">
            <text:p>2</text:p>
          </table:table-cell>
          <table:table-cell table:formula="of:=RANK([.W38];[.$W38:.$AA38];)" office:value-type="float" office:value="4" calcext:value-type="float">
            <text:p>4</text:p>
          </table:table-cell>
          <table:table-cell table:formula="of:=RANK([.X38];[.$W38:.$AA38];)" office:value-type="float" office:value="5" calcext:value-type="float">
            <text:p>5</text:p>
          </table:table-cell>
          <table:table-cell table:formula="of:=RANK([.Y38];[.$W38:.$AA38];)" office:value-type="float" office:value="2" calcext:value-type="float">
            <text:p>2</text:p>
          </table:table-cell>
          <table:table-cell table:formula="of:=RANK([.Z38];[.$W38:.$AA38];)" office:value-type="float" office:value="3" calcext:value-type="float">
            <text:p>3</text:p>
          </table:table-cell>
          <table:table-cell table:formula="of:=RANK([.AA38];[.$W38:.$AA38];)" office:value-type="float" office:value="1" calcext:value-type="float">
            <text:p>1</text:p>
          </table:table-cell>
          <table:table-cell/>
          <table:table-cell table:style-name="ce900"/>
          <table:table-cell table:style-name="ce899" office:value-type="string" calcext:value-type="string">
            <text:p>XGBClassifier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iso</text:p>
          </table:table-cell>
          <table:table-cell table:formula="of:=COUNTIF(([.F26]~ [.F53]~ [.F80]~ [.F107]~ [.F134]~ [.F161]~ [.F188]~ [.F215]~ [.F242]~ [.F269]);1)" office:value-type="float" office:value="5" calcext:value-type="float">
            <text:p>5</text:p>
          </table:table-cell>
          <table:table-cell table:formula="of:=COUNTIF(([.F26]~[.F53]~[.F80]~[.F107]~[.F134]~[.F161]~[.F188]~[.F215]~[.F242]~[.F269]);2)" office:value-type="float" office:value="0" calcext:value-type="float">
            <text:p>0</text:p>
          </table:table-cell>
          <table:table-cell table:formula="of:=COUNTIF(([.F26]~[.F53]~[.F80]~[.F107]~[.F134]~[.F161]~[.F188]~[.F215]~[.F242]~[.F269]);3)" office:value-type="float" office:value="1" calcext:value-type="float">
            <text:p>1</text:p>
          </table:table-cell>
          <table:table-cell table:formula="of:=COUNTIF(([.F26]~[.F53]~[.F80]~[.F107]~[.F134]~[.F161]~[.F188]~[.F215]~[.F242]~[.F269]);4)" office:value-type="float" office:value="0" calcext:value-type="float">
            <text:p>0</text:p>
          </table:table-cell>
          <table:table-cell table:formula="of:=COUNTIF(([.F26]~[.F53]~[.F80]~[.F107]~[.F134]~[.F161]~[.F188]~[.F215]~[.F242]~[.F269]);5)" office:value-type="float" office:value="4" calcext:value-type="float">
            <text:p>4</text:p>
          </table:table-cell>
          <table:table-cell table:formula="of:=COUNTIF(([.K26]~ [.K53]~ [.K80]~ [.K107]~ [.K134]~ [.K161]~ [.K188]~ [.K215]~ [.K242]~ [.K269]);1)" office:value-type="float" office:value="2" calcext:value-type="float">
            <text:p>2</text:p>
          </table:table-cell>
          <table:table-cell table:formula="of:=COUNTIF(([.K26]~[.K53]~[.K80]~[.K107]~[.K134]~[.K161]~[.K188]~[.K215]~[.K242]~[.K269]);2)" office:value-type="float" office:value="0" calcext:value-type="float">
            <text:p>0</text:p>
          </table:table-cell>
          <table:table-cell table:formula="of:=COUNTIF(([.K26]~[.K53]~[.K80]~[.K107]~[.K134]~[.K161]~[.K188]~[.K215]~[.K242]~[.K269]);3)" office:value-type="float" office:value="0" calcext:value-type="float">
            <text:p>0</text:p>
          </table:table-cell>
          <table:table-cell table:formula="of:=COUNTIF(([.K26]~[.K53]~[.K80]~[.K107]~[.K134]~[.K161]~[.K188]~[.K215]~[.K242]~[.K269]);4)" office:value-type="float" office:value="1" calcext:value-type="float">
            <text:p>1</text:p>
          </table:table-cell>
          <table:table-cell table:formula="of:=COUNTIF(([.K26]~[.K53]~[.K80]~[.K107]~[.K134]~[.K161]~[.K188]~[.K215]~[.K242]~[.K269]);5)" office:value-type="float" office:value="7" calcext:value-type="float">
            <text:p>7</text:p>
          </table:table-cell>
          <table:table-cell table:formula="of:=COUNTIF(([.P26]~ [.P53]~ [.P80]~ [.P107]~ [.P134]~ [.P161]~ [.P188]~ [.P215]~ [.P242]~ [.P269]);1)" office:value-type="float" office:value="3" calcext:value-type="float">
            <text:p>3</text:p>
          </table:table-cell>
          <table:table-cell table:formula="of:=COUNTIF(([.P26]~[.P53]~[.P80]~[.P107]~[.P134]~[.P161]~[.P188]~[.P215]~[.P242]~[.P269]);2)" office:value-type="float" office:value="2" calcext:value-type="float">
            <text:p>2</text:p>
          </table:table-cell>
          <table:table-cell table:formula="of:=COUNTIF(([.P26]~[.P53]~[.P80]~[.P107]~[.P134]~[.P161]~[.P188]~[.P215]~[.P242]~[.P269]);3)" office:value-type="float" office:value="0" calcext:value-type="float">
            <text:p>0</text:p>
          </table:table-cell>
          <table:table-cell table:formula="of:=COUNTIF(([.P26]~[.P53]~[.P80]~[.P107]~[.P134]~[.P161]~[.P188]~[.P215]~[.P242]~[.P269]);4)" office:value-type="float" office:value="3" calcext:value-type="float">
            <text:p>3</text:p>
          </table:table-cell>
          <table:table-cell table:formula="of:=COUNTIF(([.P26]~[.P53]~[.P80]~[.P107]~[.P134]~[.P161]~[.P188]~[.P215]~[.P242]~[.P269]);5)" office:value-type="float" office:value="2" calcext:value-type="float">
            <text:p>2</text:p>
          </table:table-cell>
          <table:table-cell table:formula="of:=COUNTIF(([.U26]~ [.U53]~ [.U80]~ [.U107]~ [.U134]~ [.U161]~ [.U188]~ [.U215]~ [.U242]~ [.U269]);1)" office:value-type="float" office:value="4" calcext:value-type="float">
            <text:p>4</text:p>
          </table:table-cell>
          <table:table-cell table:formula="of:=COUNTIF(([.U26]~[.U53]~[.U80]~[.U107]~[.U134]~[.U161]~[.U188]~[.U215]~[.U242]~[.U269]);2)" office:value-type="float" office:value="1" calcext:value-type="float">
            <text:p>1</text:p>
          </table:table-cell>
          <table:table-cell table:formula="of:=COUNTIF(([.U26]~[.U53]~[.U80]~[.U107]~[.U134]~[.U161]~[.U188]~[.U215]~[.U242]~[.U269]);3)" office:value-type="float" office:value="1" calcext:value-type="float">
            <text:p>1</text:p>
          </table:table-cell>
          <table:table-cell table:formula="of:=COUNTIF(([.U26]~[.U53]~[.U80]~[.U107]~[.U134]~[.U161]~[.U188]~[.U215]~[.U242]~[.U269]);4)" office:value-type="float" office:value="3" calcext:value-type="float">
            <text:p>3</text:p>
          </table:table-cell>
          <table:table-cell table:formula="of:=COUNTIF(([.U26]~[.U53]~[.U80]~[.U107]~[.U134]~[.U161]~[.U188]~[.U215]~[.U242]~[.U269]);5)" office:value-type="float" office:value="1" calcext:value-type="float">
            <text:p>1</text:p>
          </table:table-cell>
          <table:table-cell table:formula="of:=COUNTIF(([.Z26]~ [.Z53]~ [.Z80]~ [.Z107]~ [.Z134]~ [.Z161]~ [.Z188]~ [.Z215]~ [.Z242]~ [.Z269]);1)" office:value-type="float" office:value="6" calcext:value-type="float">
            <text:p>6</text:p>
          </table:table-cell>
          <table:table-cell table:formula="of:=COUNTIF(([.Z26]~[.Z53]~[.Z80]~[.Z107]~[.Z134]~[.Z161]~[.Z188]~[.Z215]~[.Z242]~[.Z269]);2)" office:value-type="float" office:value="1" calcext:value-type="float">
            <text:p>1</text:p>
          </table:table-cell>
          <table:table-cell table:formula="of:=COUNTIF(([.Z26]~[.Z53]~[.Z80]~[.Z107]~[.Z134]~[.Z161]~[.Z188]~[.Z215]~[.Z242]~[.Z269]);3)" office:value-type="float" office:value="0" calcext:value-type="float">
            <text:p>0</text:p>
          </table:table-cell>
          <table:table-cell table:formula="of:=COUNTIF(([.Z26]~[.Z53]~[.Z80]~[.Z107]~[.Z134]~[.Z161]~[.Z188]~[.Z215]~[.Z242]~[.Z269]);4)" office:value-type="float" office:value="2" calcext:value-type="float">
            <text:p>2</text:p>
          </table:table-cell>
          <table:table-cell table:formula="of:=COUNTIF(([.Z26]~[.Z53]~[.Z80]~[.Z107]~[.Z134]~[.Z161]~[.Z188]~[.Z215]~[.Z242]~[.Z269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39]; OFFSET([.$C39]; 0; 0; 1; 5))" office:value-type="float" office:value="5" calcext:value-type="float">
            <text:p>5</text:p>
          </table:table-cell>
          <table:table-cell table:formula="of:=RANK([.D39]; OFFSET([.$C39]; 0; 0; 1; 5))" office:value-type="float" office:value="2" calcext:value-type="float">
            <text:p>2</text:p>
          </table:table-cell>
          <table:table-cell table:formula="of:=RANK([.E39]; OFFSET([.$C39]; 0; 0; 1; 5))" office:value-type="float" office:value="2" calcext:value-type="float">
            <text:p>2</text:p>
          </table:table-cell>
          <table:table-cell table:formula="of:=RANK([.F39]; OFFSET([.$C39]; 0; 0; 1; 5))" office:value-type="float" office:value="4" calcext:value-type="float">
            <text:p>4</text:p>
          </table:table-cell>
          <table:table-cell table:formula="of:=RANK([.G39]; OFFSET([.$C39]; 0; 0; 1; 5))" office:value-type="float" office:value="1" calcext:value-type="float">
            <text:p>1</text:p>
          </table:table-cell>
          <table:table-cell table:formula="of:=RANK([.H39];[.$H39:.$L39];)" office:value-type="float" office:value="5" calcext:value-type="float">
            <text:p>5</text:p>
          </table:table-cell>
          <table:table-cell table:formula="of:=RANK([.I39];[.$H39:.$L39];)" office:value-type="float" office:value="4" calcext:value-type="float">
            <text:p>4</text:p>
          </table:table-cell>
          <table:table-cell table:formula="of:=RANK([.J39];[.$H39:.$L39];)" office:value-type="float" office:value="3" calcext:value-type="float">
            <text:p>3</text:p>
          </table:table-cell>
          <table:table-cell table:formula="of:=RANK([.K39];[.$H39:.$L39];)" office:value-type="float" office:value="1" calcext:value-type="float">
            <text:p>1</text:p>
          </table:table-cell>
          <table:table-cell table:formula="of:=RANK([.L39];[.$H39:.$L39];)" office:value-type="float" office:value="2" calcext:value-type="float">
            <text:p>2</text:p>
          </table:table-cell>
          <table:table-cell table:formula="of:=RANK([.M39];[.$M39:.$Q39];)" office:value-type="float" office:value="5" calcext:value-type="float">
            <text:p>5</text:p>
          </table:table-cell>
          <table:table-cell table:formula="of:=RANK([.N39];[.$M39:.$Q39];)" office:value-type="float" office:value="3" calcext:value-type="float">
            <text:p>3</text:p>
          </table:table-cell>
          <table:table-cell table:formula="of:=RANK([.O39];[.$M39:.$Q39];)" office:value-type="float" office:value="2" calcext:value-type="float">
            <text:p>2</text:p>
          </table:table-cell>
          <table:table-cell table:formula="of:=RANK([.P39];[.$M39:.$Q39];)" office:value-type="float" office:value="4" calcext:value-type="float">
            <text:p>4</text:p>
          </table:table-cell>
          <table:table-cell table:formula="of:=RANK([.Q39];[.$M39:.$Q39];)" office:value-type="float" office:value="1" calcext:value-type="float">
            <text:p>1</text:p>
          </table:table-cell>
          <table:table-cell table:formula="of:=RANK([.R39];[.$R39:.$V39];)" office:value-type="float" office:value="5" calcext:value-type="float">
            <text:p>5</text:p>
          </table:table-cell>
          <table:table-cell table:formula="of:=RANK([.S39];[.$R39:.$V39];)" office:value-type="float" office:value="2" calcext:value-type="float">
            <text:p>2</text:p>
          </table:table-cell>
          <table:table-cell table:formula="of:=RANK([.T39];[.$R39:.$V39];)" office:value-type="float" office:value="1" calcext:value-type="float">
            <text:p>1</text:p>
          </table:table-cell>
          <table:table-cell table:formula="of:=RANK([.U39];[.$R39:.$V39];)" office:value-type="float" office:value="4" calcext:value-type="float">
            <text:p>4</text:p>
          </table:table-cell>
          <table:table-cell table:formula="of:=RANK([.V39];[.$R39:.$V39];)" office:value-type="float" office:value="3" calcext:value-type="float">
            <text:p>3</text:p>
          </table:table-cell>
          <table:table-cell table:formula="of:=RANK([.W39];[.$W39:.$AA39];)" office:value-type="float" office:value="1" calcext:value-type="float">
            <text:p>1</text:p>
          </table:table-cell>
          <table:table-cell table:formula="of:=RANK([.X39];[.$W39:.$AA39];)" office:value-type="float" office:value="4" calcext:value-type="float">
            <text:p>4</text:p>
          </table:table-cell>
          <table:table-cell table:formula="of:=RANK([.Y39];[.$W39:.$AA39];)" office:value-type="float" office:value="2" calcext:value-type="float">
            <text:p>2</text:p>
          </table:table-cell>
          <table:table-cell table:formula="of:=RANK([.Z39];[.$W39:.$AA39];)" office:value-type="float" office:value="5" calcext:value-type="float">
            <text:p>5</text:p>
          </table:table-cell>
          <table:table-cell table:formula="of:=RANK([.AA39];[.$W39:.$AA39];)" office:value-type="float" office:value="3" calcext:value-type="float">
            <text:p>3</text:p>
          </table:table-cell>
          <table:table-cell/>
          <table:table-cell table:style-name="ce900"/>
          <table:table-cell table:style-name="ce899" office:value-type="string" calcext:value-type="string">
            <text:p>XGBClassifier</text:p>
          </table:table-cell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pla</text:p>
          </table:table-cell>
          <table:table-cell table:formula="of:=COUNTIF(([.G26]~ [.G53]~ [.G80]~ [.G107]~ [.G134]~ [.G161]~ [.G188]~ [.G215]~ [.G242]~ [.G269]);1)" office:value-type="float" office:value="2" calcext:value-type="float">
            <text:p>2</text:p>
          </table:table-cell>
          <table:table-cell table:formula="of:=COUNTIF(([.G26]~[.G53]~[.G80]~[.G107]~[.G134]~[.G161]~[.G188]~[.G215]~[.G242]~[.G269]);2)" office:value-type="float" office:value="5" calcext:value-type="float">
            <text:p>5</text:p>
          </table:table-cell>
          <table:table-cell table:formula="of:=COUNTIF(([.G26]~[.G53]~[.G80]~[.G107]~[.G134]~[.G161]~[.G188]~[.G215]~[.G242]~[.G269]);3)" office:value-type="float" office:value="2" calcext:value-type="float">
            <text:p>2</text:p>
          </table:table-cell>
          <table:table-cell table:formula="of:=COUNTIF(([.G26]~[.G53]~[.G80]~[.G107]~[.G134]~[.G161]~[.G188]~[.G215]~[.G242]~[.G269]);4)" office:value-type="float" office:value="1" calcext:value-type="float">
            <text:p>1</text:p>
          </table:table-cell>
          <table:table-cell table:formula="of:=COUNTIF(([.G26]~[.G53]~[.G80]~[.G107]~[.G134]~[.G161]~[.G188]~[.G215]~[.G242]~[.G269]);5)" office:value-type="float" office:value="0" calcext:value-type="float">
            <text:p>0</text:p>
          </table:table-cell>
          <table:table-cell table:formula="of:=COUNTIF(([.L26]~ [.L53]~ [.L80]~ [.L107]~ [.L134]~ [.L161]~ [.L188]~ [.L215]~ [.L242]~ [.L269]);1)" office:value-type="float" office:value="3" calcext:value-type="float">
            <text:p>3</text:p>
          </table:table-cell>
          <table:table-cell table:formula="of:=COUNTIF(([.L26]~[.L53]~[.L80]~[.L107]~[.L134]~[.L161]~[.L188]~[.L215]~[.L242]~[.L269]);2)" office:value-type="float" office:value="5" calcext:value-type="float">
            <text:p>5</text:p>
          </table:table-cell>
          <table:table-cell table:formula="of:=COUNTIF(([.L26]~[.L53]~[.L80]~[.L107]~[.L134]~[.L161]~[.L188]~[.L215]~[.L242]~[.L269]);3)" office:value-type="float" office:value="0" calcext:value-type="float">
            <text:p>0</text:p>
          </table:table-cell>
          <table:table-cell table:formula="of:=COUNTIF(([.L26]~[.L53]~[.L80]~[.L107]~[.L134]~[.L161]~[.L188]~[.L215]~[.L242]~[.L269]);4)" office:value-type="float" office:value="1" calcext:value-type="float">
            <text:p>1</text:p>
          </table:table-cell>
          <table:table-cell table:formula="of:=COUNTIF(([.L26]~[.L53]~[.L80]~[.L107]~[.L134]~[.L161]~[.L188]~[.L215]~[.L242]~[.L269]);5)" office:value-type="float" office:value="1" calcext:value-type="float">
            <text:p>1</text:p>
          </table:table-cell>
          <table:table-cell table:formula="of:=COUNTIF(([.Q26]~ [.Q53]~ [.Q80]~ [.Q107]~ [.Q134]~ [.Q161]~ [.Q188]~ [.Q215]~ [.Q242]~ [.Q269]);1)" office:value-type="float" office:value="3" calcext:value-type="float">
            <text:p>3</text:p>
          </table:table-cell>
          <table:table-cell table:formula="of:=COUNTIF(([.Q26]~[.Q53]~[.Q80]~[.Q107]~[.Q134]~[.Q161]~[.Q188]~[.Q215]~[.Q242]~[.Q269]);2)" office:value-type="float" office:value="1" calcext:value-type="float">
            <text:p>1</text:p>
          </table:table-cell>
          <table:table-cell table:formula="of:=COUNTIF(([.Q26]~[.Q53]~[.Q80]~[.Q107]~[.Q134]~[.Q161]~[.Q188]~[.Q215]~[.Q242]~[.Q269]);3)" office:value-type="float" office:value="4" calcext:value-type="float">
            <text:p>4</text:p>
          </table:table-cell>
          <table:table-cell table:formula="of:=COUNTIF(([.Q26]~[.Q53]~[.Q80]~[.Q107]~[.Q134]~[.Q161]~[.Q188]~[.Q215]~[.Q242]~[.Q269]);4)" office:value-type="float" office:value="1" calcext:value-type="float">
            <text:p>1</text:p>
          </table:table-cell>
          <table:table-cell table:formula="of:=COUNTIF(([.Q26]~[.Q53]~[.Q80]~[.Q107]~[.Q134]~[.Q161]~[.Q188]~[.Q215]~[.Q242]~[.Q269]);5)" office:value-type="float" office:value="1" calcext:value-type="float">
            <text:p>1</text:p>
          </table:table-cell>
          <table:table-cell table:formula="of:=COUNTIF(([.V26]~ [.V53]~ [.V80]~ [.V107]~ [.V134]~ [.V161]~ [.V188]~ [.V215]~ [.V242]~ [.V269]);1)" office:value-type="float" office:value="0" calcext:value-type="float">
            <text:p>0</text:p>
          </table:table-cell>
          <table:table-cell table:formula="of:=COUNTIF(([.V26]~[.V53]~[.V80]~[.V107]~[.V134]~[.V161]~[.V188]~[.V215]~[.V242]~[.V269]);2)" office:value-type="float" office:value="2" calcext:value-type="float">
            <text:p>2</text:p>
          </table:table-cell>
          <table:table-cell table:formula="of:=COUNTIF(([.V26]~[.V53]~[.V80]~[.V107]~[.V134]~[.V161]~[.V188]~[.V215]~[.V242]~[.V269]);3)" office:value-type="float" office:value="2" calcext:value-type="float">
            <text:p>2</text:p>
          </table:table-cell>
          <table:table-cell table:formula="of:=COUNTIF(([.V26]~[.V53]~[.V80]~[.V107]~[.V134]~[.V161]~[.V188]~[.V215]~[.V242]~[.V269]);4)" office:value-type="float" office:value="5" calcext:value-type="float">
            <text:p>5</text:p>
          </table:table-cell>
          <table:table-cell table:formula="of:=COUNTIF(([.V26]~[.V53]~[.V80]~[.V107]~[.V134]~[.V161]~[.V188]~[.V215]~[.V242]~[.V269]);5)" office:value-type="float" office:value="1" calcext:value-type="float">
            <text:p>1</text:p>
          </table:table-cell>
          <table:table-cell table:formula="of:=COUNTIF(([.AA26]~ [.AA53]~ [.AA80]~ [.AA107]~ [.AA134]~ [.AA161]~ [.AA188]~ [.AA215]~ [.AA242]~ [.AA269]);1)" office:value-type="float" office:value="1" calcext:value-type="float">
            <text:p>1</text:p>
          </table:table-cell>
          <table:table-cell table:formula="of:=COUNTIF(([.AA26]~[.AA53]~[.AA80]~[.AA107]~[.AA134]~[.AA161]~[.AA188]~[.AA215]~[.AA242]~[.AA269]);2)" office:value-type="float" office:value="1" calcext:value-type="float">
            <text:p>1</text:p>
          </table:table-cell>
          <table:table-cell table:formula="of:=COUNTIF(([.AA26]~[.AA53]~[.AA80]~[.AA107]~[.AA134]~[.AA161]~[.AA188]~[.AA215]~[.AA242]~[.AA269]);3)" office:value-type="float" office:value="3" calcext:value-type="float">
            <text:p>3</text:p>
          </table:table-cell>
          <table:table-cell table:formula="of:=COUNTIF(([.AA26]~[.AA53]~[.AA80]~[.AA107]~[.AA134]~[.AA161]~[.AA188]~[.AA215]~[.AA242]~[.AA269]);4)" office:value-type="float" office:value="3" calcext:value-type="float">
            <text:p>3</text:p>
          </table:table-cell>
          <table:table-cell table:formula="of:=COUNTIF(([.AA26]~[.AA53]~[.AA80]~[.AA107]~[.AA134]~[.AA161]~[.AA188]~[.AA215]~[.AA242]~[.AA269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40]; OFFSET([.$C40]; 0; 0; 1; 5))" office:value-type="float" office:value="2" calcext:value-type="float">
            <text:p>2</text:p>
          </table:table-cell>
          <table:table-cell table:formula="of:=RANK([.D40]; OFFSET([.$C40]; 0; 0; 1; 5))" office:value-type="float" office:value="4" calcext:value-type="float">
            <text:p>4</text:p>
          </table:table-cell>
          <table:table-cell table:formula="of:=RANK([.E40]; OFFSET([.$C40]; 0; 0; 1; 5))" office:value-type="float" office:value="4" calcext:value-type="float">
            <text:p>4</text:p>
          </table:table-cell>
          <table:table-cell table:formula="of:=RANK([.F40]; OFFSET([.$C40]; 0; 0; 1; 5))" office:value-type="float" office:value="1" calcext:value-type="float">
            <text:p>1</text:p>
          </table:table-cell>
          <table:table-cell table:formula="of:=RANK([.G40]; OFFSET([.$C40]; 0; 0; 1; 5))" office:value-type="float" office:value="3" calcext:value-type="float">
            <text:p>3</text:p>
          </table:table-cell>
          <table:table-cell table:formula="of:=RANK([.H40];[.$H40:.$L40];)" office:value-type="float" office:value="1" calcext:value-type="float">
            <text:p>1</text:p>
          </table:table-cell>
          <table:table-cell table:formula="of:=RANK([.I40];[.$H40:.$L40];)" office:value-type="float" office:value="5" calcext:value-type="float">
            <text:p>5</text:p>
          </table:table-cell>
          <table:table-cell table:formula="of:=RANK([.J40];[.$H40:.$L40];)" office:value-type="float" office:value="4" calcext:value-type="float">
            <text:p>4</text:p>
          </table:table-cell>
          <table:table-cell table:formula="of:=RANK([.K40];[.$H40:.$L40];)" office:value-type="float" office:value="1" calcext:value-type="float">
            <text:p>1</text:p>
          </table:table-cell>
          <table:table-cell table:formula="of:=RANK([.L40];[.$H40:.$L40];)" office:value-type="float" office:value="1" calcext:value-type="float">
            <text:p>1</text:p>
          </table:table-cell>
          <table:table-cell table:formula="of:=RANK([.M40];[.$M40:.$Q40];)" office:value-type="float" office:value="5" calcext:value-type="float">
            <text:p>5</text:p>
          </table:table-cell>
          <table:table-cell table:formula="of:=RANK([.N40];[.$M40:.$Q40];)" office:value-type="float" office:value="3" calcext:value-type="float">
            <text:p>3</text:p>
          </table:table-cell>
          <table:table-cell table:formula="of:=RANK([.O40];[.$M40:.$Q40];)" office:value-type="float" office:value="2" calcext:value-type="float">
            <text:p>2</text:p>
          </table:table-cell>
          <table:table-cell table:formula="of:=RANK([.P40];[.$M40:.$Q40];)" office:value-type="float" office:value="4" calcext:value-type="float">
            <text:p>4</text:p>
          </table:table-cell>
          <table:table-cell table:formula="of:=RANK([.Q40];[.$M40:.$Q40];)" office:value-type="float" office:value="1" calcext:value-type="float">
            <text:p>1</text:p>
          </table:table-cell>
          <table:table-cell table:formula="of:=RANK([.R40];[.$R40:.$V40];)" office:value-type="float" office:value="4" calcext:value-type="float">
            <text:p>4</text:p>
          </table:table-cell>
          <table:table-cell table:formula="of:=RANK([.S40];[.$R40:.$V40];)" office:value-type="float" office:value="3" calcext:value-type="float">
            <text:p>3</text:p>
          </table:table-cell>
          <table:table-cell table:formula="of:=RANK([.T40];[.$R40:.$V40];)" office:value-type="float" office:value="2" calcext:value-type="float">
            <text:p>2</text:p>
          </table:table-cell>
          <table:table-cell table:formula="of:=RANK([.U40];[.$R40:.$V40];)" office:value-type="float" office:value="1" calcext:value-type="float">
            <text:p>1</text:p>
          </table:table-cell>
          <table:table-cell table:formula="of:=RANK([.V40];[.$R40:.$V40];)" office:value-type="float" office:value="4" calcext:value-type="float">
            <text:p>4</text:p>
          </table:table-cell>
          <table:table-cell table:formula="of:=RANK([.W40];[.$W40:.$AA40];)" office:value-type="float" office:value="5" calcext:value-type="float">
            <text:p>5</text:p>
          </table:table-cell>
          <table:table-cell table:formula="of:=RANK([.X40];[.$W40:.$AA40];)" office:value-type="float" office:value="3" calcext:value-type="float">
            <text:p>3</text:p>
          </table:table-cell>
          <table:table-cell table:formula="of:=RANK([.Y40];[.$W40:.$AA40];)" office:value-type="float" office:value="1" calcext:value-type="float">
            <text:p>1</text:p>
          </table:table-cell>
          <table:table-cell table:formula="of:=RANK([.Z40];[.$W40:.$AA40];)" office:value-type="float" office:value="4" calcext:value-type="float">
            <text:p>4</text:p>
          </table:table-cell>
          <table:table-cell table:formula="of:=RANK([.AA40];[.$W40:.$AA40];)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899" table:number-columns-repeated="2"/>
          <table:table-cell table:style-name="ce900" office:value-type="string" calcext:value-type="string" table:number-columns-spanned="2" table:number-rows-spanned="1">
            <text:p>overall</text:p>
          </table:table-cell>
          <table:covered-table-cell table:style-name="ce900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table:style-name="ce994" office:value-type="string" calcext:value-type="string" table:number-columns-spanned="2" table:number-rows-spanned="1">
            <text:p>LinearDiscriminantAnalysis</text:p>
          </table:table-cell>
          <table:covered-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table:style-name="ce994" office:value-type="string" calcext:value-type="string" table:number-columns-spanned="2" table:number-rows-spanned="1">
            <text:p>LogisticRegression</text:p>
          </table:table-cell>
          <table:covered-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16331"/>
        </table:table-row>
        <table:table-row table:style-name="ro1">
          <table:table-cell office:value-type="float" office:value="394856" calcext:value-type="float">
            <text:p>394856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899"/>
          <table:table-cell table:style-name="ce900"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ase</text:p>
          </table:table-cell>
          <table:table-cell table:formula="of:=SUM([.AG3];[.AL3];[.AQ3];[.AV3];[.BA3];[.AG13];[.AL13];[.AQ13];[.AV13];[.BA13];[.AG23];[.AL23];[.AQ23];[.AV23];[.BA23];[.AG33];[.AL33];[.AQ33];[.AV33];[.BA33];[.AG43];[.AL43];[.AQ43];[.AV43];[.BA43])" office:value-type="float" office:value="39" calcext:value-type="float">
            <text:p>39</text:p>
          </table:table-cell>
          <table:table-cell table:formula="of:=SUM([.AH3];[.AM3];[.AR3];[.AW3];[.BB3];[.AH13];[.AM13];[.AR13];[.AW13];[.BB13];[.AH23];[.AM23];[.AR23];[.AW23];[.BB23];[.AH33];[.AM33];[.AR33];[.AW33];[.BB33];[.AH43];[.AM43];[.AR43];[.AW43];[.BB43])" office:value-type="float" office:value="25" calcext:value-type="float">
            <text:p>25</text:p>
          </table:table-cell>
          <table:table-cell table:formula="of:=SUM([.AI3];[.AN3];[.AS3];[.AX3];[.BC3];[.AI13];[.AN13];[.AS13];[.AX13];[.BC13];[.AI23];[.AN23];[.AS23];[.AX23];[.BC23];[.AI33];[.AN33];[.AS33];[.AX33];[.BC33];[.AI43];[.AN43];[.AS43];[.AX43];[.BC43])" office:value-type="float" office:value="9" calcext:value-type="float">
            <text:p>9</text:p>
          </table:table-cell>
          <table:table-cell table:formula="of:=SUM([.AJ3];[.AO3];[.AT3];[.AY3];[.BD3];[.AJ13];[.AO13];[.AT13];[.AY13];[.BD13];[.AJ23];[.AO23];[.AT23];[.AY23];[.BD23];[.AJ33];[.AO33];[.AT33];[.AY33];[.BD33];[.AJ43];[.AO43];[.AT43];[.AY43];[.BD43])" office:value-type="float" office:value="13" calcext:value-type="float">
            <text:p>13</text:p>
          </table:table-cell>
          <table:table-cell table:formula="of:=SUM([.AK3];[.AP3];[.AU3];[.AZ3];[.BE3];[.AK13];[.AP13];[.AU13];[.AZ13];[.BE13];[.AK23];[.AP23];[.AU23];[.AZ23];[.BE23];[.AK33];[.AP33];[.AU33];[.AZ33];[.BE33];[.AK43];[.AP43];[.AU43];[.AZ43];[.BE43])" office:value-type="float" office:value="164" calcext:value-type="float">
            <text:p>164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ase</text:p>
          </table:table-cell>
          <table:table-cell table:formula="of:=SUM([.AG3];[.AL3];[.AQ3];[.AV3];[.BA3])" office:value-type="float" office:value="0" calcext:value-type="float">
            <text:p>0</text:p>
          </table:table-cell>
          <table:table-cell table:formula="of:=SUM([.AH3];[.AM3];[.AR3];[.AW3];[.BB3])" office:value-type="float" office:value="0" calcext:value-type="float">
            <text:p>0</text:p>
          </table:table-cell>
          <table:table-cell table:formula="of:=SUM([.AI3];[.AN3];[.AS3];[.AX3];[.BC3])" office:value-type="float" office:value="0" calcext:value-type="float">
            <text:p>0</text:p>
          </table:table-cell>
          <table:table-cell table:formula="of:=SUM([.AJ3];[.AO3];[.AT3];[.AY3];[.BD3])" office:value-type="float" office:value="0" calcext:value-type="float">
            <text:p>0</text:p>
          </table:table-cell>
          <table:table-cell table:formula="of:=SUM([.AK3];[.AP3];[.AU3];[.AZ3];[.BE3])" office:value-type="float" office:value="50" calcext:value-type="float">
            <text:p>50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ase</text:p>
          </table:table-cell>
          <table:table-cell table:formula="of:=SUM([.AG13];[.AL13];[.AQ13];[.AV13];[.BA13])" office:value-type="float" office:value="15" calcext:value-type="float">
            <text:p>15</text:p>
          </table:table-cell>
          <table:table-cell table:formula="of:=SUM([.AH13];[.AM13];[.AR13];[.AW13];[.BB13])" office:value-type="float" office:value="9" calcext:value-type="float">
            <text:p>9</text:p>
          </table:table-cell>
          <table:table-cell table:formula="of:=SUM([.AI13];[.AN13];[.AS13];[.AX13];[.BC13])" office:value-type="float" office:value="7" calcext:value-type="float">
            <text:p>7</text:p>
          </table:table-cell>
          <table:table-cell table:formula="of:=SUM([.AJ13];[.AO13];[.AT13];[.AY13];[.BD13])" office:value-type="float" office:value="7" calcext:value-type="float">
            <text:p>7</text:p>
          </table:table-cell>
          <table:table-cell table:formula="of:=SUM([.AK13];[.AP13];[.AU13];[.AZ13];[.BE13])" office:value-type="float" office:value="12" calcext:value-type="float">
            <text:p>12</text:p>
          </table:table-cell>
          <table:table-cell table:number-columns-repeated="16331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899"/>
          <table:table-cell table:style-name="ce900"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bq</text:p>
          </table:table-cell>
          <table:table-cell table:formula="of:=SUM([.AG4];[.AL4];[.AQ4];[.AV4];[.BA4];[.AG14];[.AL14];[.AQ14];[.AV14];[.BA14];[.AG24];[.AL24];[.AQ24];[.AV24];[.BA24];[.AG34];[.AL34];[.AQ34];[.AV34];[.BA34];[.AG44];[.AL44];[.AQ44];[.AV44];[.BA44])" office:value-type="float" office:value="51" calcext:value-type="float">
            <text:p>51</text:p>
          </table:table-cell>
          <table:table-cell table:formula="of:=SUM([.AH4];[.AM4];[.AR4];[.AW4];[.BB4];[.AH14];[.AM14];[.AR14];[.AW14];[.BB14];[.AH24];[.AM24];[.AR24];[.AW24];[.BB24];[.AH34];[.AM34];[.AR34];[.AW34];[.BB34];[.AH44];[.AM44];[.AR44];[.AW44];[.BB44])" office:value-type="float" office:value="63" calcext:value-type="float">
            <text:p>63</text:p>
          </table:table-cell>
          <table:table-cell table:formula="of:=SUM([.AI4];[.AN4];[.AS4];[.AX4];[.BC4];[.AI14];[.AN14];[.AS14];[.AX14];[.BC14];[.AI24];[.AN24];[.AS24];[.AX24];[.BC24];[.AI34];[.AN34];[.AS34];[.AX34];[.BC34];[.AI44];[.AN44];[.AS44];[.AX44];[.BC44])" office:value-type="float" office:value="78" calcext:value-type="float">
            <text:p>78</text:p>
          </table:table-cell>
          <table:table-cell table:formula="of:=SUM([.AJ4];[.AO4];[.AT4];[.AY4];[.BD4];[.AJ14];[.AO14];[.AT14];[.AY14];[.BD14];[.AJ24];[.AO24];[.AT24];[.AY24];[.BD24];[.AJ34];[.AO34];[.AT34];[.AY34];[.BD34];[.AJ44];[.AO44];[.AT44];[.AY44];[.BD44])" office:value-type="float" office:value="42" calcext:value-type="float">
            <text:p>42</text:p>
          </table:table-cell>
          <table:table-cell table:formula="of:=SUM([.AK4];[.AP4];[.AU4];[.AZ4];[.BE4];[.AK14];[.AP14];[.AU14];[.AZ14];[.BE14];[.AK24];[.AP24];[.AU24];[.AZ24];[.BE24];[.AK34];[.AP34];[.AU34];[.AZ34];[.BE34];[.AK44];[.AP44];[.AU44];[.AZ44];[.BE44])" office:value-type="float" office:value="16" calcext:value-type="float">
            <text:p>16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bq</text:p>
          </table:table-cell>
          <table:table-cell table:formula="of:=SUM([.AG4];[.AL4];[.AQ4];[.AV4];[.BA4])" office:value-type="float" office:value="17" calcext:value-type="float">
            <text:p>17</text:p>
          </table:table-cell>
          <table:table-cell table:formula="of:=SUM([.AH4];[.AM4];[.AR4];[.AW4];[.BB4])" office:value-type="float" office:value="13" calcext:value-type="float">
            <text:p>13</text:p>
          </table:table-cell>
          <table:table-cell table:formula="of:=SUM([.AI4];[.AN4];[.AS4];[.AX4];[.BC4])" office:value-type="float" office:value="13" calcext:value-type="float">
            <text:p>13</text:p>
          </table:table-cell>
          <table:table-cell table:formula="of:=SUM([.AJ4];[.AO4];[.AT4];[.AY4];[.BD4])" office:value-type="float" office:value="7" calcext:value-type="float">
            <text:p>7</text:p>
          </table:table-cell>
          <table:table-cell table:formula="of:=SUM([.AK4];[.AP4];[.AU4];[.AZ4];[.BE4])" office:value-type="float" office:value="0" calcext:value-type="float">
            <text:p>0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bq</text:p>
          </table:table-cell>
          <table:table-cell table:formula="of:=SUM([.AG14];[.AL14];[.AQ14];[.AV14];[.BA14])" office:value-type="float" office:value="12" calcext:value-type="float">
            <text:p>12</text:p>
          </table:table-cell>
          <table:table-cell table:formula="of:=SUM([.AH14];[.AM14];[.AR14];[.AW14];[.BB14])" office:value-type="float" office:value="9" calcext:value-type="float">
            <text:p>9</text:p>
          </table:table-cell>
          <table:table-cell table:formula="of:=SUM([.AI14];[.AN14];[.AS14];[.AX14];[.BC14])" office:value-type="float" office:value="12" calcext:value-type="float">
            <text:p>12</text:p>
          </table:table-cell>
          <table:table-cell table:formula="of:=SUM([.AJ14];[.AO14];[.AT14];[.AY14];[.BD14])" office:value-type="float" office:value="12" calcext:value-type="float">
            <text:p>12</text:p>
          </table:table-cell>
          <table:table-cell table:formula="of:=SUM([.AK14];[.AP14];[.AU14];[.AZ14];[.BE14])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899"/>
          <table:table-cell table:style-name="ce900"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his</text:p>
          </table:table-cell>
          <table:table-cell table:formula="of:=SUM([.AG5];[.AL5];[.AQ5];[.AV5];[.BA5];[.AG15];[.AL15];[.AQ15];[.AV15];[.BA15];[.AG25];[.AL25];[.AQ25];[.AV25];[.BA25];[.AG35];[.AL35];[.AQ35];[.AV35];[.BA35];[.AG45];[.AL45];[.AQ45];[.AV45];[.BA45])" office:value-type="float" office:value="55" calcext:value-type="float">
            <text:p>55</text:p>
          </table:table-cell>
          <table:table-cell table:formula="of:=SUM([.AH5];[.AM5];[.AR5];[.AW5];[.BB5];[.AH15];[.AM15];[.AR15];[.AW15];[.BB15];[.AH25];[.AM25];[.AR25];[.AW25];[.BB25];[.AH35];[.AM35];[.AR35];[.AW35];[.BB35];[.AH45];[.AM45];[.AR45];[.AW45];[.BB45])" office:value-type="float" office:value="67" calcext:value-type="float">
            <text:p>67</text:p>
          </table:table-cell>
          <table:table-cell table:formula="of:=SUM([.AI5];[.AN5];[.AS5];[.AX5];[.BC5];[.AI15];[.AN15];[.AS15];[.AX15];[.BC15];[.AI25];[.AN25];[.AS25];[.AX25];[.BC25];[.AI35];[.AN35];[.AS35];[.AX35];[.BC35];[.AI45];[.AN45];[.AS45];[.AX45];[.BC45])" office:value-type="float" office:value="58" calcext:value-type="float">
            <text:p>58</text:p>
          </table:table-cell>
          <table:table-cell table:formula="of:=SUM([.AJ5];[.AO5];[.AT5];[.AY5];[.BD5];[.AJ15];[.AO15];[.AT15];[.AY15];[.BD15];[.AJ25];[.AO25];[.AT25];[.AY25];[.BD25];[.AJ35];[.AO35];[.AT35];[.AY35];[.BD35];[.AJ45];[.AO45];[.AT45];[.AY45];[.BD45])" office:value-type="float" office:value="42" calcext:value-type="float">
            <text:p>42</text:p>
          </table:table-cell>
          <table:table-cell table:formula="of:=SUM([.AK5];[.AP5];[.AU5];[.AZ5];[.BE5];[.AK15];[.AP15];[.AU15];[.AZ15];[.BE15];[.AK25];[.AP25];[.AU25];[.AZ25];[.BE25];[.AK35];[.AP35];[.AU35];[.AZ35];[.BE35];[.AK45];[.AP45];[.AU45];[.AZ45];[.BE45])" office:value-type="float" office:value="28" calcext:value-type="float">
            <text:p>28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his</text:p>
          </table:table-cell>
          <table:table-cell table:formula="of:=SUM([.AG5];[.AL5];[.AQ5];[.AV5];[.BA5])" office:value-type="float" office:value="19" calcext:value-type="float">
            <text:p>19</text:p>
          </table:table-cell>
          <table:table-cell table:formula="of:=SUM([.AH5];[.AM5];[.AR5];[.AW5];[.BB5])" office:value-type="float" office:value="19" calcext:value-type="float">
            <text:p>19</text:p>
          </table:table-cell>
          <table:table-cell table:formula="of:=SUM([.AI5];[.AN5];[.AS5];[.AX5];[.BC5])" office:value-type="float" office:value="6" calcext:value-type="float">
            <text:p>6</text:p>
          </table:table-cell>
          <table:table-cell table:formula="of:=SUM([.AJ5];[.AO5];[.AT5];[.AY5];[.BD5])" office:value-type="float" office:value="6" calcext:value-type="float">
            <text:p>6</text:p>
          </table:table-cell>
          <table:table-cell table:formula="of:=SUM([.AK5];[.AP5];[.AU5];[.AZ5];[.BE5])" office:value-type="float" office:value="0" calcext:value-type="float">
            <text:p>0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his</text:p>
          </table:table-cell>
          <table:table-cell table:formula="of:=SUM([.AG15];[.AL15];[.AQ15];[.AV15];[.BA15])" office:value-type="float" office:value="6" calcext:value-type="float">
            <text:p>6</text:p>
          </table:table-cell>
          <table:table-cell table:formula="of:=SUM([.AH15];[.AM15];[.AR15];[.AW15];[.BB15])" office:value-type="float" office:value="7" calcext:value-type="float">
            <text:p>7</text:p>
          </table:table-cell>
          <table:table-cell table:formula="of:=SUM([.AI15];[.AN15];[.AS15];[.AX15];[.BC15])" office:value-type="float" office:value="15" calcext:value-type="float">
            <text:p>15</text:p>
          </table:table-cell>
          <table:table-cell table:formula="of:=SUM([.AJ15];[.AO15];[.AT15];[.AY15];[.BD15])" office:value-type="float" office:value="10" calcext:value-type="float">
            <text:p>10</text:p>
          </table:table-cell>
          <table:table-cell table:formula="of:=SUM([.AK15];[.AP15];[.AU15];[.AZ15];[.BE15])" office:value-type="float" office:value="12" calcext:value-type="float">
            <text:p>12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419543148620802" calcext:value-type="float">
            <text:p>-0,419543148620802</text:p>
          </table:table-cell>
          <table:table-cell table:style-name="ce495" office:value-type="float" office:value="0.000203632726385629" calcext:value-type="float">
            <text:p>0,000203632726385629</text:p>
          </table:table-cell>
          <table:table-cell table:style-name="ce502" office:value-type="float" office:value="0" calcext:value-type="float">
            <text:p>0</text:p>
          </table:table-cell>
          <table:table-cell table:style-name="ce499" office:value-type="float" office:value="0.000610898179156886" calcext:value-type="float">
            <text:p>0,000610898179156886</text:p>
          </table:table-cell>
          <table:table-cell table:style-name="ce495" office:value-type="float" office:value="0.000203632726385629" calcext:value-type="float">
            <text:p>0,000203632726385629</text:p>
          </table:table-cell>
          <table:table-cell table:style-name="ce494" office:value-type="float" office:value="-2.04569536572198" calcext:value-type="float">
            <text:p>-2,04569536572198</text:p>
          </table:table-cell>
          <table:table-cell table:style-name="ce501" office:value-type="float" office:value="-0.000140011783391617" calcext:value-type="float">
            <text:p>-0,000140011783391617</text:p>
          </table:table-cell>
          <table:table-cell table:style-name="ce538" office:value-type="float" office:value="0.000700058916958383" calcext:value-type="float">
            <text:p>0,000700058916958383</text:p>
          </table:table-cell>
          <table:table-cell table:style-name="ce592" office:value-type="float" office:value="-0.310826159129552" calcext:value-type="float">
            <text:p>-0,310826159129552</text:p>
          </table:table-cell>
          <table:table-cell table:style-name="ce612" office:value-type="float" office:value="-0.204697227318651" calcext:value-type="float">
            <text:p>-0,204697227318651</text:p>
          </table:table-cell>
          <table:table-cell table:style-name="ce494" office:value-type="float" office:value="-0.814334552014168" calcext:value-type="float">
            <text:p>-0,814334552014168</text:p>
          </table:table-cell>
          <table:table-cell table:style-name="ce500" office:value-type="float" office:value="-0.00251610082519222" calcext:value-type="float">
            <text:p>-0,00251610082519222</text:p>
          </table:table-cell>
          <table:table-cell table:style-name="ce499" office:value-type="float" office:value="0" calcext:value-type="float">
            <text:p>0</text:p>
          </table:table-cell>
          <table:table-cell table:style-name="ce559" office:value-type="float" office:value="-0.112780519340971" calcext:value-type="float">
            <text:p>-0,112780519340971</text:p>
          </table:table-cell>
          <table:table-cell table:style-name="ce501" office:value-type="float" office:value="-0.00192407710161757" calcext:value-type="float">
            <text:p>-0,00192407710161757</text:p>
          </table:table-cell>
          <table:table-cell table:style-name="ce494" office:value-type="float" office:value="-1.27867110945296" calcext:value-type="float">
            <text:p>-1,27867110945296</text:p>
          </table:table-cell>
          <table:table-cell table:style-name="ce495" office:value-type="float" office:value="-0.000660492383862276" calcext:value-type="float">
            <text:p>-0,000660492383862276</text:p>
          </table:table-cell>
          <table:table-cell table:style-name="ce499" office:value-type="float" office:value="0" calcext:value-type="float">
            <text:p>0</text:p>
          </table:table-cell>
          <table:table-cell table:style-name="ce500" office:value-type="float" office:value="-0.00594443145476088" calcext:value-type="float">
            <text:p>-0,00594443145476088</text:p>
          </table:table-cell>
          <table:table-cell table:style-name="ce500" office:value-type="float" office:value="-0.0049065148515486" calcext:value-type="float">
            <text:p>-0,0049065148515486</text:p>
          </table:table-cell>
          <table:table-cell table:style-name="ce494" office:value-type="float" office:value="-2.49417553850863" calcext:value-type="float">
            <text:p>-2,49417553850863</text:p>
          </table:table-cell>
          <table:table-cell table:style-name="ce508" office:value-type="float" office:value="0.0754931173951234" calcext:value-type="float">
            <text:p>0,0754931173951234</text:p>
          </table:table-cell>
          <table:table-cell table:style-name="ce572" office:value-type="float" office:value="0.0438439421726296" calcext:value-type="float">
            <text:p>0,0438439421726296</text:p>
          </table:table-cell>
          <table:table-cell table:style-name="ce538" office:value-type="float" office:value="0.0904162697407111" calcext:value-type="float">
            <text:p>0,0904162697407111</text:p>
          </table:table-cell>
          <table:table-cell table:style-name="ce816" office:value-type="float" office:value="0.0399418551604522" calcext:value-type="float">
            <text:p>0,0399418551604522</text:p>
          </table:table-cell>
          <table:table-cell/>
          <table:table-cell table:style-name="ce899"/>
          <table:table-cell table:style-name="ce900"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iso</text:p>
          </table:table-cell>
          <table:table-cell table:formula="of:=SUM([.AG6];[.AL6];[.AQ6];[.AV6];[.BA6];[.AG16];[.AL16];[.AQ16];[.AV16];[.BA16];[.AG26];[.AL26];[.AQ26];[.AV26];[.BA26];[.AG36];[.AL36];[.AQ36];[.AV36];[.BA36];[.AG46];[.AL46];[.AQ46];[.AV46];[.BA46])" office:value-type="float" office:value="103" calcext:value-type="float">
            <text:p>103</text:p>
          </table:table-cell>
          <table:table-cell table:formula="of:=SUM([.AH6];[.AM6];[.AR6];[.AW6];[.BB6];[.AH16];[.AM16];[.AR16];[.AW16];[.BB16];[.AH26];[.AM26];[.AR26];[.AW26];[.BB26];[.AH36];[.AM36];[.AR36];[.AW36];[.BB36];[.AH46];[.AM46];[.AR46];[.AW46];[.BB46])" office:value-type="float" office:value="36" calcext:value-type="float">
            <text:p>36</text:p>
          </table:table-cell>
          <table:table-cell table:formula="of:=SUM([.AI6];[.AN6];[.AS6];[.AX6];[.BC6];[.AI16];[.AN16];[.AS16];[.AX16];[.BC16];[.AI26];[.AN26];[.AS26];[.AX26];[.BC26];[.AI36];[.AN36];[.AS36];[.AX36];[.BC36];[.AI46];[.AN46];[.AS46];[.AX46];[.BC46])" office:value-type="float" office:value="27" calcext:value-type="float">
            <text:p>27</text:p>
          </table:table-cell>
          <table:table-cell table:formula="of:=SUM([.AJ6];[.AO6];[.AT6];[.AY6];[.BD6];[.AJ16];[.AO16];[.AT16];[.AY16];[.BD16];[.AJ26];[.AO26];[.AT26];[.AY26];[.BD26];[.AJ36];[.AO36];[.AT36];[.AY36];[.BD36];[.AJ46];[.AO46];[.AT46];[.AY46];[.BD46])" office:value-type="float" office:value="72" calcext:value-type="float">
            <text:p>72</text:p>
          </table:table-cell>
          <table:table-cell table:formula="of:=SUM([.AK6];[.AP6];[.AU6];[.AZ6];[.BE6];[.AK16];[.AP16];[.AU16];[.AZ16];[.BE16];[.AK26];[.AP26];[.AU26];[.AZ26];[.BE26];[.AK36];[.AP36];[.AU36];[.AZ36];[.BE36];[.AK46];[.AP46];[.AU46];[.AZ46];[.BE46])" office:value-type="float" office:value="12" calcext:value-type="float">
            <text:p>12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iso</text:p>
          </table:table-cell>
          <table:table-cell table:formula="of:=SUM([.AG6];[.AL6];[.AQ6];[.AV6];[.BA6])" office:value-type="float" office:value="21" calcext:value-type="float">
            <text:p>21</text:p>
          </table:table-cell>
          <table:table-cell table:formula="of:=SUM([.AH6];[.AM6];[.AR6];[.AW6];[.BB6])" office:value-type="float" office:value="10" calcext:value-type="float">
            <text:p>10</text:p>
          </table:table-cell>
          <table:table-cell table:formula="of:=SUM([.AI6];[.AN6];[.AS6];[.AX6];[.BC6])" office:value-type="float" office:value="13" calcext:value-type="float">
            <text:p>13</text:p>
          </table:table-cell>
          <table:table-cell table:formula="of:=SUM([.AJ6];[.AO6];[.AT6];[.AY6];[.BD6])" office:value-type="float" office:value="6" calcext:value-type="float">
            <text:p>6</text:p>
          </table:table-cell>
          <table:table-cell table:formula="of:=SUM([.AK6];[.AP6];[.AU6];[.AZ6];[.BE6])" office:value-type="float" office:value="0" calcext:value-type="float">
            <text:p>0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iso</text:p>
          </table:table-cell>
          <table:table-cell table:formula="of:=SUM([.AG16];[.AL16];[.AQ16];[.AV16];[.BA16])" office:value-type="float" office:value="25" calcext:value-type="float">
            <text:p>25</text:p>
          </table:table-cell>
          <table:table-cell table:formula="of:=SUM([.AH16];[.AM16];[.AR16];[.AW16];[.BB16])" office:value-type="float" office:value="8" calcext:value-type="float">
            <text:p>8</text:p>
          </table:table-cell>
          <table:table-cell table:formula="of:=SUM([.AI16];[.AN16];[.AS16];[.AX16];[.BC16])" office:value-type="float" office:value="6" calcext:value-type="float">
            <text:p>6</text:p>
          </table:table-cell>
          <table:table-cell table:formula="of:=SUM([.AJ16];[.AO16];[.AT16];[.AY16];[.BD16])" office:value-type="float" office:value="7" calcext:value-type="float">
            <text:p>7</text:p>
          </table:table-cell>
          <table:table-cell table:formula="of:=SUM([.AK16];[.AP16];[.AU16];[.AZ16];[.BE16])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2" office:value-type="float" office:value="0" calcext:value-type="float">
            <text:p>0</text:p>
          </table:table-cell>
          <table:table-cell table:style-name="ce499" office:value-type="float" office:value="0.000203632726385629" calcext:value-type="float">
            <text:p>0,000203632726385629</text:p>
          </table:table-cell>
          <table:table-cell table:number-columns-repeated="3" table:style-name="ce502" office:value-type="float" office:value="0" calcext:value-type="float">
            <text:p>0</text:p>
          </table:table-cell>
          <table:table-cell table:style-name="ce499" office:value-type="float" office:value="0.00574048311905928" calcext:value-type="float">
            <text:p>0,00574048311905928</text:p>
          </table:table-cell>
          <table:table-cell table:style-name="ce501" office:value-type="float" office:value="-0.000140011783391617" calcext:value-type="float">
            <text:p>-0,000140011783391617</text:p>
          </table:table-cell>
          <table:table-cell table:style-name="ce501" office:value-type="float" office:value="0.000700058916958383" calcext:value-type="float">
            <text:p>0,000700058916958383</text:p>
          </table:table-cell>
          <table:table-cell table:style-name="ce592" office:value-type="float" office:value="-0.310546135562769" calcext:value-type="float">
            <text:p>-0,310546135562769</text:p>
          </table:table-cell>
          <table:table-cell table:style-name="ce528" office:value-type="float" office:value="-0.609471293104028" calcext:value-type="float">
            <text:p>-0,609471293104028</text:p>
          </table:table-cell>
          <table:table-cell table:style-name="ce499" office:value-type="float" office:value="0" calcext:value-type="float">
            <text:p>0</text:p>
          </table:table-cell>
          <table:table-cell table:style-name="ce500" office:value-type="float" office:value="-0.00251610082519222" calcext:value-type="float">
            <text:p>-0,00251610082519222</text:p>
          </table:table-cell>
          <table:table-cell table:style-name="ce499" office:value-type="float" office:value="0" calcext:value-type="float">
            <text:p>0</text:p>
          </table:table-cell>
          <table:table-cell table:number-columns-repeated="2" table:style-name="ce501" office:value-type="float" office:value="-0.00192407710161757" calcext:value-type="float">
            <text:p>-0,00192407710161757</text:p>
          </table:table-cell>
          <table:table-cell table:style-name="ce500" office:value-type="float" office:value="-0.00518958301606108" calcext:value-type="float">
            <text:p>-0,00518958301606108</text:p>
          </table:table-cell>
          <table:table-cell table:style-name="ce495" office:value-type="float" office:value="-0.000660492383862276" calcext:value-type="float">
            <text:p>-0,000660492383862276</text:p>
          </table:table-cell>
          <table:table-cell table:style-name="ce499" office:value-type="float" office:value="0" calcext:value-type="float">
            <text:p>0</text:p>
          </table:table-cell>
          <table:table-cell table:style-name="ce500" office:value-type="float" office:value="-0.00594443145476088" calcext:value-type="float">
            <text:p>-0,00594443145476088</text:p>
          </table:table-cell>
          <table:table-cell table:style-name="ce502" office:value-type="float" office:value="-0.00179276504191198" calcext:value-type="float">
            <text:p>-0,00179276504191198</text:p>
          </table:table-cell>
          <table:table-cell table:style-name="ce563" office:value-type="float" office:value="0.0622970206074395" calcext:value-type="float">
            <text:p>0,0622970206074395</text:p>
          </table:table-cell>
          <table:table-cell table:style-name="ce797" office:value-type="float" office:value="0.02185044752649" calcext:value-type="float">
            <text:p>0,02185044752649</text:p>
          </table:table-cell>
          <table:table-cell table:style-name="ce572" office:value-type="float" office:value="0.0438439421726296" calcext:value-type="float">
            <text:p>0,0438439421726296</text:p>
          </table:table-cell>
          <table:table-cell table:style-name="ce563" office:value-type="float" office:value="0.0627976855262135" calcext:value-type="float">
            <text:p>0,0627976855262135</text:p>
          </table:table-cell>
          <table:table-cell table:style-name="ce499" office:value-type="float" office:value="0.0974913802785847" calcext:value-type="float">
            <text:p>0,0974913802785847</text:p>
          </table:table-cell>
          <table:table-cell/>
          <table:table-cell table:style-name="ce899" table:number-columns-repeated="2"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pla</text:p>
          </table:table-cell>
          <table:table-cell table:formula="of:=SUM([.AG7];[.AL7];[.AQ7];[.AV7];[.BA7];[.AG17];[.AL17];[.AQ17];[.AV17];[.BA17];[.AG27];[.AL27];[.AQ27];[.AV27];[.BA27];[.AG37];[.AL37];[.AQ37];[.AV37];[.BA37];[.AG47];[.AL47];[.AQ47];[.AV47];[.BA47])" office:value-type="float" office:value="53" calcext:value-type="float">
            <text:p>53</text:p>
          </table:table-cell>
          <table:table-cell table:formula="of:=SUM([.AH7];[.AM7];[.AR7];[.AW7];[.BB7];[.AH17];[.AM17];[.AR17];[.AW17];[.BB17];[.AH27];[.AM27];[.AR27];[.AW27];[.BB27];[.AH37];[.AM37];[.AR37];[.AW37];[.BB37];[.AH47];[.AM47];[.AR47];[.AW47];[.BB47])" office:value-type="float" office:value="60" calcext:value-type="float">
            <text:p>60</text:p>
          </table:table-cell>
          <table:table-cell table:formula="of:=SUM([.AI7];[.AN7];[.AS7];[.AX7];[.BC7];[.AI17];[.AN17];[.AS17];[.AX17];[.BC17];[.AI27];[.AN27];[.AS27];[.AX27];[.BC27];[.AI37];[.AN37];[.AS37];[.AX37];[.BC37];[.AI47];[.AN47];[.AS47];[.AX47];[.BC47])" office:value-type="float" office:value="72" calcext:value-type="float">
            <text:p>72</text:p>
          </table:table-cell>
          <table:table-cell table:formula="of:=SUM([.AJ7];[.AO7];[.AT7];[.AY7];[.BD7];[.AJ17];[.AO17];[.AT17];[.AY17];[.BD17];[.AJ27];[.AO27];[.AT27];[.AY27];[.BD27];[.AJ37];[.AO37];[.AT37];[.AY37];[.BD37];[.AJ47];[.AO47];[.AT47];[.AY47];[.BD47])" office:value-type="float" office:value="47" calcext:value-type="float">
            <text:p>47</text:p>
          </table:table-cell>
          <table:table-cell table:formula="of:=SUM([.AK7];[.AP7];[.AU7];[.AZ7];[.BE7];[.AK17];[.AP17];[.AU17];[.AZ17];[.BE17];[.AK27];[.AP27];[.AU27];[.AZ27];[.BE27];[.AK37];[.AP37];[.AU37];[.AZ37];[.BE37];[.AK47];[.AP47];[.AU47];[.AZ47];[.BE47])" office:value-type="float" office:value="18" calcext:value-type="float">
            <text:p>18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pla</text:p>
          </table:table-cell>
          <table:table-cell table:formula="of:=SUM([.AG7];[.AL7];[.AQ7];[.AV7];[.BA7])" office:value-type="float" office:value="5" calcext:value-type="float">
            <text:p>5</text:p>
          </table:table-cell>
          <table:table-cell table:formula="of:=SUM([.AH7];[.AM7];[.AR7];[.AW7];[.BB7])" office:value-type="float" office:value="8" calcext:value-type="float">
            <text:p>8</text:p>
          </table:table-cell>
          <table:table-cell table:formula="of:=SUM([.AI7];[.AN7];[.AS7];[.AX7];[.BC7])" office:value-type="float" office:value="11" calcext:value-type="float">
            <text:p>11</text:p>
          </table:table-cell>
          <table:table-cell table:formula="of:=SUM([.AJ7];[.AO7];[.AT7];[.AY7];[.BD7])" office:value-type="float" office:value="25" calcext:value-type="float">
            <text:p>25</text:p>
          </table:table-cell>
          <table:table-cell table:formula="of:=SUM([.AK7];[.AP7];[.AU7];[.AZ7];[.BE7])" office:value-type="float" office:value="1" calcext:value-type="float">
            <text:p>1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pla</text:p>
          </table:table-cell>
          <table:table-cell table:formula="of:=SUM([.AG17];[.AL17];[.AQ17];[.AV17];[.BA17])" office:value-type="float" office:value="17" calcext:value-type="float">
            <text:p>17</text:p>
          </table:table-cell>
          <table:table-cell table:formula="of:=SUM([.AH17];[.AM17];[.AR17];[.AW17];[.BB17])" office:value-type="float" office:value="13" calcext:value-type="float">
            <text:p>13</text:p>
          </table:table-cell>
          <table:table-cell table:formula="of:=SUM([.AI17];[.AN17];[.AS17];[.AX17];[.BC17])" office:value-type="float" office:value="11" calcext:value-type="float">
            <text:p>11</text:p>
          </table:table-cell>
          <table:table-cell table:formula="of:=SUM([.AJ17];[.AO17];[.AT17];[.AY17];[.BD17])" office:value-type="float" office:value="2" calcext:value-type="float">
            <text:p>2</text:p>
          </table:table-cell>
          <table:table-cell table:formula="of:=SUM([.AK17];[.AP17];[.AU17];[.AZ17];[.BE17])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503" office:value-type="float" office:value="-0.162835588430023" calcext:value-type="float">
            <text:p>-0,162835588430023</text:p>
          </table:table-cell>
          <table:table-cell table:style-name="ce519" office:value-type="float" office:value="-0.155779035685006" calcext:value-type="float">
            <text:p>-0,155779035685006</text:p>
          </table:table-cell>
          <table:table-cell table:style-name="ce494" office:value-type="float" office:value="-0.456951838009352" calcext:value-type="float">
            <text:p>-0,456951838009352</text:p>
          </table:table-cell>
          <table:table-cell table:style-name="ce499" office:value-type="float" office:value="0.00162906181108503" calcext:value-type="float">
            <text:p>0,00162906181108503</text:p>
          </table:table-cell>
          <table:table-cell table:style-name="ce501" office:value-type="float" office:value="0.000407265452771258" calcext:value-type="float">
            <text:p>0,000407265452771258</text:p>
          </table:table-cell>
          <table:table-cell table:style-name="ce499" office:value-type="float" office:value="0.0017016098741536" calcext:value-type="float">
            <text:p>0,0017016098741536</text:p>
          </table:table-cell>
          <table:table-cell table:style-name="ce494" office:value-type="float" office:value="-0.209737651520752" calcext:value-type="float">
            <text:p>-0,209737651520752</text:p>
          </table:table-cell>
          <table:table-cell table:style-name="ce583" office:value-type="float" office:value="-0.104868825760376" calcext:value-type="float">
            <text:p>-0,104868825760376</text:p>
          </table:table-cell>
          <table:table-cell table:number-columns-repeated="2" table:style-name="ce500" office:value-type="float" office:value="0.000980082483741817" calcext:value-type="float">
            <text:p>0,000980082483741817</text:p>
          </table:table-cell>
          <table:table-cell table:style-name="ce602" office:value-type="float" office:value="-0.00547621944306547" calcext:value-type="float">
            <text:p>-0,00547621944306547</text:p>
          </table:table-cell>
          <table:table-cell table:number-columns-repeated="2" table:style-name="ce657" office:value-type="float" office:value="-0.00429217199591617" calcext:value-type="float">
            <text:p>-0,00429217199591617</text:p>
          </table:table-cell>
          <table:table-cell table:style-name="ce494" office:value-type="float" office:value="-0.00577223130485279" calcext:value-type="float">
            <text:p>-0,00577223130485279</text:p>
          </table:table-cell>
          <table:table-cell table:style-name="ce719" office:value-type="float" office:value="0" calcext:value-type="float">
            <text:p>0</text:p>
          </table:table-cell>
          <table:table-cell table:style-name="ce734" office:value-type="float" office:value="0" calcext:value-type="float">
            <text:p>0</text:p>
          </table:table-cell>
          <table:table-cell table:style-name="ce751" office:value-type="float" office:value="0.0000320810586447359" calcext:value-type="float">
            <text:p>3,20810586447359E-05</text:p>
          </table:table-cell>
          <table:table-cell table:style-name="ce494" office:value-type="float" office:value="-0.000943560548374651" calcext:value-type="float">
            <text:p>-0,000943560548374651</text:p>
          </table:table-cell>
          <table:table-cell table:style-name="ce499" office:value-type="float" office:value="0.00160405293223703" calcext:value-type="float">
            <text:p>0,00160405293223703</text:p>
          </table:table-cell>
          <table:table-cell table:style-name="ce734" office:value-type="float" office:value="0" calcext:value-type="float">
            <text:p>0</text:p>
          </table:table-cell>
          <table:table-cell table:style-name="ce762" office:value-type="float" office:value="0.109543338520937" calcext:value-type="float">
            <text:p>0,109543338520937</text:p>
          </table:table-cell>
          <table:table-cell table:style-name="ce573" office:value-type="float" office:value="0.0893329262212307" calcext:value-type="float">
            <text:p>0,0893329262212307</text:p>
          </table:table-cell>
          <table:table-cell table:style-name="ce494" office:value-type="float" office:value="0.0779964419889929" calcext:value-type="float">
            <text:p>0,0779964419889929</text:p>
          </table:table-cell>
          <table:table-cell table:style-name="ce864" office:value-type="float" office:value="0.104624901723649" calcext:value-type="float">
            <text:p>0,104624901723649</text:p>
          </table:table-cell>
          <table:table-cell table:style-name="ce499" office:value-type="float" office:value="0.117702746225755" calcext:value-type="float">
            <text:p>0,117702746225755</text:p>
          </table:table-cell>
          <table:table-cell/>
          <table:table-cell table:style-name="ce899"/>
          <table:table-cell table:style-name="ce900"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ase</text:p>
          </table:table-cell>
          <table:table-cell table:formula="of:=SUM([.AG8];[.AL8];[.AQ8];[.AV8];[.BA8];[.AG18];[.AL18];[.AQ18];[.AV18];[.BA18];[.AG28];[.AL28];[.AQ28];[.AV28];[.BA28];[.AG38];[.AL38];[.AQ38];[.AV38];[.BA38];[.AG48];[.AL48];[.AQ48];[.AV48];[.BA48])" office:value-type="float" office:value="71" calcext:value-type="float">
            <text:p>71</text:p>
          </table:table-cell>
          <table:table-cell table:formula="of:=SUM([.AH8];[.AM8];[.AR8];[.AW8];[.BB8];[.AH18];[.AM18];[.AR18];[.AW18];[.BB18];[.AH28];[.AM28];[.AR28];[.AW28];[.BB28];[.AH38];[.AM38];[.AR38];[.AW38];[.BB38];[.AH48];[.AM48];[.AR48];[.AW48];[.BB48])" office:value-type="float" office:value="68" calcext:value-type="float">
            <text:p>68</text:p>
          </table:table-cell>
          <table:table-cell table:formula="of:=SUM([.AI8];[.AN8];[.AS8];[.AX8];[.BC8];[.AI18];[.AN18];[.AS18];[.AX18];[.BC18];[.AI28];[.AN28];[.AS28];[.AX28];[.BC28];[.AI38];[.AN38];[.AS38];[.AX38];[.BC38];[.AI48];[.AN48];[.AS48];[.AX48];[.BC48])" office:value-type="float" office:value="45" calcext:value-type="float">
            <text:p>45</text:p>
          </table:table-cell>
          <table:table-cell table:formula="of:=SUM([.AJ8];[.AO8];[.AT8];[.AY8];[.BD8];[.AJ18];[.AO18];[.AT18];[.AY18];[.BD18];[.AJ28];[.AO28];[.AT28];[.AY28];[.BD28];[.AJ38];[.AO38];[.AT38];[.AY38];[.BD38];[.AJ48];[.AO48];[.AT48];[.AY48];[.BD48])" office:value-type="float" office:value="40" calcext:value-type="float">
            <text:p>40</text:p>
          </table:table-cell>
          <table:table-cell table:formula="of:=SUM([.AK8];[.AP8];[.AU8];[.AZ8];[.BE8];[.AK18];[.AP18];[.AU18];[.AZ18];[.BE18];[.AK28];[.AP28];[.AU28];[.AZ28];[.BE28];[.AK38];[.AP38];[.AU38];[.AZ38];[.BE38];[.AK48];[.AP48];[.AU48];[.AZ48];[.BE48])" office:value-type="float" office:value="26" calcext:value-type="float">
            <text:p>26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ase</text:p>
          </table:table-cell>
          <table:table-cell table:formula="of:=SUM([.AG8];[.AL8];[.AQ8];[.AV8];[.BA8])" office:value-type="float" office:value="18" calcext:value-type="float">
            <text:p>18</text:p>
          </table:table-cell>
          <table:table-cell table:formula="of:=SUM([.AH8];[.AM8];[.AR8];[.AW8];[.BB8])" office:value-type="float" office:value="16" calcext:value-type="float">
            <text:p>16</text:p>
          </table:table-cell>
          <table:table-cell table:formula="of:=SUM([.AI8];[.AN8];[.AS8];[.AX8];[.BC8])" office:value-type="float" office:value="6" calcext:value-type="float">
            <text:p>6</text:p>
          </table:table-cell>
          <table:table-cell table:formula="of:=SUM([.AJ8];[.AO8];[.AT8];[.AY8];[.BD8])" office:value-type="float" office:value="9" calcext:value-type="float">
            <text:p>9</text:p>
          </table:table-cell>
          <table:table-cell table:formula="of:=SUM([.AK8];[.AP8];[.AU8];[.AZ8];[.BE8])" office:value-type="float" office:value="1" calcext:value-type="float">
            <text:p>1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ase</text:p>
          </table:table-cell>
          <table:table-cell table:formula="of:=SUM([.AG18];[.AL18];[.AQ18];[.AV18];[.BA18])" office:value-type="float" office:value="11" calcext:value-type="float">
            <text:p>11</text:p>
          </table:table-cell>
          <table:table-cell table:formula="of:=SUM([.AH18];[.AM18];[.AR18];[.AW18];[.BB18])" office:value-type="float" office:value="7" calcext:value-type="float">
            <text:p>7</text:p>
          </table:table-cell>
          <table:table-cell table:formula="of:=SUM([.AI18];[.AN18];[.AS18];[.AX18];[.BC18])" office:value-type="float" office:value="12" calcext:value-type="float">
            <text:p>12</text:p>
          </table:table-cell>
          <table:table-cell table:formula="of:=SUM([.AJ18];[.AO18];[.AT18];[.AY18];[.BD18])" office:value-type="float" office:value="12" calcext:value-type="float">
            <text:p>12</text:p>
          </table:table-cell>
          <table:table-cell table:formula="of:=SUM([.AK18];[.AP18];[.AU18];[.AZ18];[.BE18])" office:value-type="float" office:value="8" calcext:value-type="float">
            <text:p>8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4" office:value-type="float" office:value="-0.0014254290846994" calcext:value-type="float">
            <text:p>-0,0014254290846994</text:p>
          </table:table-cell>
          <table:table-cell table:style-name="ce520" office:value-type="float" office:value="-0.308096315021457" calcext:value-type="float">
            <text:p>-0,308096315021457</text:p>
          </table:table-cell>
          <table:table-cell table:number-columns-repeated="2" table:style-name="ce500" office:value-type="float" office:value="0" calcext:value-type="float">
            <text:p>0</text:p>
          </table:table-cell>
          <table:table-cell table:style-name="ce538" office:value-type="float" office:value="0.000407265452771258" calcext:value-type="float">
            <text:p>0,000407265452771258</text:p>
          </table:table-cell>
          <table:table-cell table:style-name="ce508" office:value-type="float" office:value="0.000140011783391617" calcext:value-type="float">
            <text:p>0,000140011783391617</text:p>
          </table:table-cell>
          <table:table-cell table:style-name="ce508" office:value-type="float" office:value="0" calcext:value-type="float">
            <text:p>0</text:p>
          </table:table-cell>
          <table:table-cell table:style-name="ce583" office:value-type="float" office:value="-0.104868825760376" calcext:value-type="float">
            <text:p>-0,104868825760376</text:p>
          </table:table-cell>
          <table:table-cell table:number-columns-repeated="2" table:style-name="ce593" office:value-type="float" office:value="0.000980082483741817" calcext:value-type="float">
            <text:p>0,000980082483741817</text:p>
          </table:table-cell>
          <table:table-cell table:style-name="ce626" office:value-type="float" office:value="-0.00503220165038453" calcext:value-type="float">
            <text:p>-0,00503220165038453</text:p>
          </table:table-cell>
          <table:table-cell table:number-columns-repeated="2" table:style-name="ce657" office:value-type="float" office:value="-0.00429217199591617" calcext:value-type="float">
            <text:p>-0,00429217199591617</text:p>
          </table:table-cell>
          <table:table-cell table:style-name="ce494" office:value-type="float" office:value="-0.00577223130485279" calcext:value-type="float">
            <text:p>-0,00577223130485279</text:p>
          </table:table-cell>
          <table:table-cell table:style-name="ce499" office:value-type="float" office:value="0.000888035585361976" calcext:value-type="float">
            <text:p>0,000888035585361976</text:p>
          </table:table-cell>
          <table:table-cell table:style-name="ce734" office:value-type="float" office:value="0" calcext:value-type="float">
            <text:p>0</text:p>
          </table:table-cell>
          <table:table-cell table:style-name="ce752" office:value-type="float" office:value="0.000283068164512375" calcext:value-type="float">
            <text:p>0,000283068164512375</text:p>
          </table:table-cell>
          <table:table-cell table:style-name="ce494" office:value-type="float" office:value="-0.000943560548374651" calcext:value-type="float">
            <text:p>-0,000943560548374651</text:p>
          </table:table-cell>
          <table:table-cell table:number-columns-repeated="2" table:style-name="ce734" office:value-type="float" office:value="0" calcext:value-type="float">
            <text:p>0</text:p>
          </table:table-cell>
          <table:table-cell table:style-name="ce807" office:value-type="float" office:value="0.0896357092911559" calcext:value-type="float">
            <text:p>0,0896357092911559</text:p>
          </table:table-cell>
          <table:table-cell table:style-name="ce573" office:value-type="float" office:value="0.0893329262212307" calcext:value-type="float">
            <text:p>0,0893329262212307</text:p>
          </table:table-cell>
          <table:table-cell table:style-name="ce494" office:value-type="float" office:value="0.0779964419889929" calcext:value-type="float">
            <text:p>0,0779964419889929</text:p>
          </table:table-cell>
          <table:table-cell table:style-name="ce509" office:value-type="float" office:value="0.0886892141828072" calcext:value-type="float">
            <text:p>0,0886892141828072</text:p>
          </table:table-cell>
          <table:table-cell table:style-name="ce882" office:value-type="float" office:value="0.0939271228806466" calcext:value-type="float">
            <text:p>0,0939271228806466</text:p>
          </table:table-cell>
          <table:table-cell/>
          <table:table-cell table:style-name="ce899"/>
          <table:table-cell table:style-name="ce900"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bq</text:p>
          </table:table-cell>
          <table:table-cell table:formula="of:=SUM([.AG9];[.AL9];[.AQ9];[.AV9];[.BA9];[.AG19];[.AL19];[.AQ19];[.AV19];[.BA19];[.AG29];[.AL29];[.AQ29];[.AV29];[.BA29];[.AG39];[.AL39];[.AQ39];[.AV39];[.BA39];[.AG49];[.AL49];[.AQ49];[.AV49];[.BA49])" office:value-type="float" office:value="57" calcext:value-type="float">
            <text:p>57</text:p>
          </table:table-cell>
          <table:table-cell table:formula="of:=SUM([.AH9];[.AM9];[.AR9];[.AW9];[.BB9];[.AH19];[.AM19];[.AR19];[.AW19];[.BB19];[.AH29];[.AM29];[.AR29];[.AW29];[.BB29];[.AH39];[.AM39];[.AR39];[.AW39];[.BB39];[.AH49];[.AM49];[.AR49];[.AW49];[.BB49])" office:value-type="float" office:value="47" calcext:value-type="float">
            <text:p>47</text:p>
          </table:table-cell>
          <table:table-cell table:formula="of:=SUM([.AI9];[.AN9];[.AS9];[.AX9];[.BC9];[.AI19];[.AN19];[.AS19];[.AX19];[.BC19];[.AI29];[.AN29];[.AS29];[.AX29];[.BC29];[.AI39];[.AN39];[.AS39];[.AX39];[.BC39];[.AI49];[.AN49];[.AS49];[.AX49];[.BC49])" office:value-type="float" office:value="52" calcext:value-type="float">
            <text:p>52</text:p>
          </table:table-cell>
          <table:table-cell table:formula="of:=SUM([.AJ9];[.AO9];[.AT9];[.AY9];[.BD9];[.AJ19];[.AO19];[.AT19];[.AY19];[.BD19];[.AJ29];[.AO29];[.AT29];[.AY29];[.BD29];[.AJ39];[.AO39];[.AT39];[.AY39];[.BD39];[.AJ49];[.AO49];[.AT49];[.AY49];[.BD49])" office:value-type="float" office:value="52" calcext:value-type="float">
            <text:p>52</text:p>
          </table:table-cell>
          <table:table-cell table:formula="of:=SUM([.AK9];[.AP9];[.AU9];[.AZ9];[.BE9];[.AK19];[.AP19];[.AU19];[.AZ19];[.BE19];[.AK29];[.AP29];[.AU29];[.AZ29];[.BE29];[.AK39];[.AP39];[.AU39];[.AZ39];[.BE39];[.AK49];[.AP49];[.AU49];[.AZ49];[.BE49])" office:value-type="float" office:value="42" calcext:value-type="float">
            <text:p>42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bq</text:p>
          </table:table-cell>
          <table:table-cell table:formula="of:=SUM([.AG9];[.AL9];[.AQ9];[.AV9];[.BA9])" office:value-type="float" office:value="14" calcext:value-type="float">
            <text:p>14</text:p>
          </table:table-cell>
          <table:table-cell table:formula="of:=SUM([.AH9];[.AM9];[.AR9];[.AW9];[.BB9])" office:value-type="float" office:value="10" calcext:value-type="float">
            <text:p>10</text:p>
          </table:table-cell>
          <table:table-cell table:formula="of:=SUM([.AI9];[.AN9];[.AS9];[.AX9];[.BC9])" office:value-type="float" office:value="8" calcext:value-type="float">
            <text:p>8</text:p>
          </table:table-cell>
          <table:table-cell table:formula="of:=SUM([.AJ9];[.AO9];[.AT9];[.AY9];[.BD9])" office:value-type="float" office:value="8" calcext:value-type="float">
            <text:p>8</text:p>
          </table:table-cell>
          <table:table-cell table:formula="of:=SUM([.AK9];[.AP9];[.AU9];[.AZ9];[.BE9])" office:value-type="float" office:value="10" calcext:value-type="float">
            <text:p>10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bq</text:p>
          </table:table-cell>
          <table:table-cell table:formula="of:=SUM([.AG19];[.AL19];[.AQ19];[.AV19];[.BA19])" office:value-type="float" office:value="16" calcext:value-type="float">
            <text:p>16</text:p>
          </table:table-cell>
          <table:table-cell table:formula="of:=SUM([.AH19];[.AM19];[.AR19];[.AW19];[.BB19])" office:value-type="float" office:value="7" calcext:value-type="float">
            <text:p>7</text:p>
          </table:table-cell>
          <table:table-cell table:formula="of:=SUM([.AI19];[.AN19];[.AS19];[.AX19];[.BC19])" office:value-type="float" office:value="8" calcext:value-type="float">
            <text:p>8</text:p>
          </table:table-cell>
          <table:table-cell table:formula="of:=SUM([.AJ19];[.AO19];[.AT19];[.AY19];[.BD19])" office:value-type="float" office:value="10" calcext:value-type="float">
            <text:p>10</text:p>
          </table:table-cell>
          <table:table-cell table:formula="of:=SUM([.AK19];[.AP19];[.AU19];[.AZ19];[.BE19])" office:value-type="float" office:value="9" calcext:value-type="float">
            <text:p>9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2.3167295280893" calcext:value-type="float">
            <text:p>-2,3167295280893</text:p>
          </table:table-cell>
          <table:table-cell table:number-columns-repeated="2" table:style-name="ce495" office:value-type="float" office:value="0.00101816363192814" calcext:value-type="float">
            <text:p>0,00101816363192814</text:p>
          </table:table-cell>
          <table:table-cell table:style-name="ce499" office:value-type="float" office:value="0.00162906181108503" calcext:value-type="float">
            <text:p>0,00162906181108503</text:p>
          </table:table-cell>
          <table:table-cell table:style-name="ce495" office:value-type="float" office:value="0.0014254290846994" calcext:value-type="float">
            <text:p>0,0014254290846994</text:p>
          </table:table-cell>
          <table:table-cell table:style-name="ce494" office:value-type="float" office:value="-2.75333172039759" calcext:value-type="float">
            <text:p>-2,75333172039759</text:p>
          </table:table-cell>
          <table:table-cell table:number-columns-repeated="2" table:style-name="ce499" office:value-type="float" office:value="0.00686057738619281" calcext:value-type="float">
            <text:p>0,00686057738619281</text:p>
          </table:table-cell>
          <table:table-cell table:style-name="ce502" office:value-type="float" office:value="0.0025202121010504" calcext:value-type="float">
            <text:p>0,0025202121010504</text:p>
          </table:table-cell>
          <table:table-cell table:style-name="ce495" office:value-type="float" office:value="0.00462038885192575" calcext:value-type="float">
            <text:p>0,00462038885192575</text:p>
          </table:table-cell>
          <table:table-cell table:style-name="ce494" office:value-type="float" office:value="-0.539629624038295" calcext:value-type="float">
            <text:p>-0,539629624038295</text:p>
          </table:table-cell>
          <table:table-cell table:style-name="ce499" office:value-type="float" office:value="0.0150966049511536" calcext:value-type="float">
            <text:p>0,0150966049511536</text:p>
          </table:table-cell>
          <table:table-cell table:style-name="ce501" office:value-type="float" office:value="0.0137645515731106" calcext:value-type="float">
            <text:p>0,0137645515731106</text:p>
          </table:table-cell>
          <table:table-cell table:style-name="ce501" office:value-type="float" office:value="0.0134685397113233" calcext:value-type="float">
            <text:p>0,0134685397113233</text:p>
          </table:table-cell>
          <table:table-cell table:style-name="ce499" office:value-type="float" office:value="0.0150966049511536" calcext:value-type="float">
            <text:p>0,0150966049511536</text:p>
          </table:table-cell>
          <table:table-cell table:style-name="ce494" office:value-type="float" office:value="-0.0857696538472644" calcext:value-type="float">
            <text:p>-0,0857696538472644</text:p>
          </table:table-cell>
          <table:table-cell table:style-name="ce753" office:value-type="float" office:value="0.00915253731923493" calcext:value-type="float">
            <text:p>0,00915253731923493</text:p>
          </table:table-cell>
          <table:table-cell table:style-name="ce591" office:value-type="float" office:value="0.00651056778378573" calcext:value-type="float">
            <text:p>0,00651056778378573</text:p>
          </table:table-cell>
          <table:table-cell table:style-name="ce499" office:value-type="float" office:value="0.0181050398022146" calcext:value-type="float">
            <text:p>0,0181050398022146</text:p>
          </table:table-cell>
          <table:table-cell table:style-name="ce591" office:value-type="float" office:value="0.00651056778378573" calcext:value-type="float">
            <text:p>0,00651056778378573</text:p>
          </table:table-cell>
          <table:table-cell table:style-name="ce499" office:value-type="float" office:value="0.967534955530585" calcext:value-type="float">
            <text:p>0,967534955530585</text:p>
          </table:table-cell>
          <table:table-cell table:style-name="ce527" office:value-type="float" office:value="0.939891099658282" calcext:value-type="float">
            <text:p>0,939891099658282</text:p>
          </table:table-cell>
          <table:table-cell table:style-name="ce529" office:value-type="float" office:value="0.966569387472949" calcext:value-type="float">
            <text:p>0,966569387472949</text:p>
          </table:table-cell>
          <table:table-cell table:style-name="ce865" office:value-type="float" office:value="0.940069908557844" calcext:value-type="float">
            <text:p>0,940069908557844</text:p>
          </table:table-cell>
          <table:table-cell table:style-name="ce673" office:value-type="float" office:value="0.965690839746434" calcext:value-type="float">
            <text:p>0,965690839746434</text:p>
          </table:table-cell>
          <table:table-cell/>
          <table:table-cell table:style-name="ce899"/>
          <table:table-cell table:style-name="ce900"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his</text:p>
          </table:table-cell>
          <table:table-cell table:formula="of:=SUM([.AG10];[.AL10];[.AQ10];[.AV10];[.BA10];[.AG20];[.AL20];[.AQ20];[.AV20];[.BA20];[.AG30];[.AL30];[.AQ30];[.AV30];[.BA30];[.AG40];[.AL40];[.AQ40];[.AV40];[.BA40];[.AG50];[.AL50];[.AQ50];[.AV50];[.BA50])" office:value-type="float" office:value="62" calcext:value-type="float">
            <text:p>62</text:p>
          </table:table-cell>
          <table:table-cell table:formula="of:=SUM([.AH10];[.AM10];[.AR10];[.AW10];[.BB10];[.AH20];[.AM20];[.AR20];[.AW20];[.BB20];[.AH30];[.AM30];[.AR30];[.AW30];[.BB30];[.AH40];[.AM40];[.AR40];[.AW40];[.BB40];[.AH50];[.AM50];[.AR50];[.AW50];[.BB50])" office:value-type="float" office:value="60" calcext:value-type="float">
            <text:p>60</text:p>
          </table:table-cell>
          <table:table-cell table:formula="of:=SUM([.AI10];[.AN10];[.AS10];[.AX10];[.BC10];[.AI20];[.AN20];[.AS20];[.AX20];[.BC20];[.AI30];[.AN30];[.AS30];[.AX30];[.BC30];[.AI40];[.AN40];[.AS40];[.AX40];[.BC40];[.AI50];[.AN50];[.AS50];[.AX50];[.BC50])" office:value-type="float" office:value="38" calcext:value-type="float">
            <text:p>38</text:p>
          </table:table-cell>
          <table:table-cell table:formula="of:=SUM([.AJ10];[.AO10];[.AT10];[.AY10];[.BD10];[.AJ20];[.AO20];[.AT20];[.AY20];[.BD20];[.AJ30];[.AO30];[.AT30];[.AY30];[.BD30];[.AJ40];[.AO40];[.AT40];[.AY40];[.BD40];[.AJ50];[.AO50];[.AT50];[.AY50];[.BD50])" office:value-type="float" office:value="46" calcext:value-type="float">
            <text:p>46</text:p>
          </table:table-cell>
          <table:table-cell table:formula="of:=SUM([.AK10];[.AP10];[.AU10];[.AZ10];[.BE10];[.AK20];[.AP20];[.AU20];[.AZ20];[.BE20];[.AK30];[.AP30];[.AU30];[.AZ30];[.BE30];[.AK40];[.AP40];[.AU40];[.AZ40];[.BE40];[.AK50];[.AP50];[.AU50];[.AZ50];[.BE50])" office:value-type="float" office:value="44" calcext:value-type="float">
            <text:p>44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his</text:p>
          </table:table-cell>
          <table:table-cell table:formula="of:=SUM([.AG10];[.AL10];[.AQ10];[.AV10];[.BA10])" office:value-type="float" office:value="20" calcext:value-type="float">
            <text:p>20</text:p>
          </table:table-cell>
          <table:table-cell table:formula="of:=SUM([.AH10];[.AM10];[.AR10];[.AW10];[.BB10])" office:value-type="float" office:value="13" calcext:value-type="float">
            <text:p>13</text:p>
          </table:table-cell>
          <table:table-cell table:formula="of:=SUM([.AI10];[.AN10];[.AS10];[.AX10];[.BC10])" office:value-type="float" office:value="7" calcext:value-type="float">
            <text:p>7</text:p>
          </table:table-cell>
          <table:table-cell table:formula="of:=SUM([.AJ10];[.AO10];[.AT10];[.AY10];[.BD10])" office:value-type="float" office:value="2" calcext:value-type="float">
            <text:p>2</text:p>
          </table:table-cell>
          <table:table-cell table:formula="of:=SUM([.AK10];[.AP10];[.AU10];[.AZ10];[.BE10])" office:value-type="float" office:value="8" calcext:value-type="float">
            <text:p>8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his</text:p>
          </table:table-cell>
          <table:table-cell table:formula="of:=SUM([.AG20];[.AL20];[.AQ20];[.AV20];[.BA20])" office:value-type="float" office:value="7" calcext:value-type="float">
            <text:p>7</text:p>
          </table:table-cell>
          <table:table-cell table:formula="of:=SUM([.AH20];[.AM20];[.AR20];[.AW20];[.BB20])" office:value-type="float" office:value="17" calcext:value-type="float">
            <text:p>17</text:p>
          </table:table-cell>
          <table:table-cell table:formula="of:=SUM([.AI20];[.AN20];[.AS20];[.AX20];[.BC20])" office:value-type="float" office:value="6" calcext:value-type="float">
            <text:p>6</text:p>
          </table:table-cell>
          <table:table-cell table:formula="of:=SUM([.AJ20];[.AO20];[.AT20];[.AY20];[.BD20])" office:value-type="float" office:value="8" calcext:value-type="float">
            <text:p>8</text:p>
          </table:table-cell>
          <table:table-cell table:formula="of:=SUM([.AK20];[.AP20];[.AU20];[.AZ20];[.BE20])" office:value-type="float" office:value="12" calcext:value-type="float">
            <text:p>12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5" office:value-type="float" office:value="0.0014254290846994" calcext:value-type="float">
            <text:p>0,0014254290846994</text:p>
          </table:table-cell>
          <table:table-cell table:number-columns-repeated="2" table:style-name="ce495" office:value-type="float" office:value="0.00101816363192814" calcext:value-type="float">
            <text:p>0,00101816363192814</text:p>
          </table:table-cell>
          <table:table-cell table:style-name="ce499" office:value-type="float" office:value="0.00162906181108503" calcext:value-type="float">
            <text:p>0,00162906181108503</text:p>
          </table:table-cell>
          <table:table-cell table:style-name="ce495" office:value-type="float" office:value="0.0014254290846994" calcext:value-type="float">
            <text:p>0,0014254290846994</text:p>
          </table:table-cell>
          <table:table-cell table:style-name="ce495" office:value-type="float" office:value="0.00462038885192575" calcext:value-type="float">
            <text:p>0,00462038885192575</text:p>
          </table:table-cell>
          <table:table-cell table:number-columns-repeated="2" table:style-name="ce499" office:value-type="float" office:value="0.00686057738619281" calcext:value-type="float">
            <text:p>0,00686057738619281</text:p>
          </table:table-cell>
          <table:table-cell table:style-name="ce502" office:value-type="float" office:value="0.0025202121010504" calcext:value-type="float">
            <text:p>0,0025202121010504</text:p>
          </table:table-cell>
          <table:table-cell table:style-name="ce495" office:value-type="float" office:value="0.00462038885192575" calcext:value-type="float">
            <text:p>0,00462038885192575</text:p>
          </table:table-cell>
          <table:table-cell table:number-columns-repeated="2" table:style-name="ce499" office:value-type="float" office:value="0.0150966049511536" calcext:value-type="float">
            <text:p>0,0150966049511536</text:p>
          </table:table-cell>
          <table:table-cell table:style-name="ce501" office:value-type="float" office:value="0.0137645515731106" calcext:value-type="float">
            <text:p>0,0137645515731106</text:p>
          </table:table-cell>
          <table:table-cell table:style-name="ce501" office:value-type="float" office:value="0.0134685397113233" calcext:value-type="float">
            <text:p>0,0134685397113233</text:p>
          </table:table-cell>
          <table:table-cell table:style-name="ce499" office:value-type="float" office:value="0.0150966049511536" calcext:value-type="float">
            <text:p>0,0150966049511536</text:p>
          </table:table-cell>
          <table:table-cell table:style-name="ce591" office:value-type="float" office:value="0.00651056778378573" calcext:value-type="float">
            <text:p>0,00651056778378573</text:p>
          </table:table-cell>
          <table:table-cell table:style-name="ce754" office:value-type="float" office:value="0.00915253731923493" calcext:value-type="float">
            <text:p>0,00915253731923493</text:p>
          </table:table-cell>
          <table:table-cell table:style-name="ce591" office:value-type="float" office:value="0.00651056778378573" calcext:value-type="float">
            <text:p>0,00651056778378573</text:p>
          </table:table-cell>
          <table:table-cell table:style-name="ce772" office:value-type="float" office:value="-0.00537829512573603" calcext:value-type="float">
            <text:p>-0,00537829512573603</text:p>
          </table:table-cell>
          <table:table-cell table:style-name="ce591" office:value-type="float" office:value="0.00651056778378573" calcext:value-type="float">
            <text:p>0,00651056778378573</text:p>
          </table:table-cell>
          <table:table-cell table:style-name="ce494" office:value-type="float" office:value="0.859820474434369" calcext:value-type="float">
            <text:p>0,859820474434369</text:p>
          </table:table-cell>
          <table:table-cell table:style-name="ce837" office:value-type="float" office:value="0.886749094708422" calcext:value-type="float">
            <text:p>0,886749094708422</text:p>
          </table:table-cell>
          <table:table-cell table:style-name="ce749" office:value-type="float" office:value="0.966569387472949" calcext:value-type="float">
            <text:p>0,966569387472949</text:p>
          </table:table-cell>
          <table:table-cell table:style-name="ce865" office:value-type="float" office:value="0.940069908557844" calcext:value-type="float">
            <text:p>0,940069908557844</text:p>
          </table:table-cell>
          <table:table-cell table:style-name="ce494" office:value-type="float" office:value="0.859820474434369" calcext:value-type="float">
            <text:p>0,859820474434369</text:p>
          </table:table-cell>
          <table:table-cell/>
          <table:table-cell table:style-name="ce899" table:number-columns-repeated="2"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iso</text:p>
          </table:table-cell>
          <table:table-cell table:formula="of:=SUM([.AG11];[.AL11];[.AQ11];[.AV11];[.BA11];[.AG21];[.AL21];[.AQ21];[.AV21];[.BA21];[.AG31];[.AL31];[.AQ31];[.AV31];[.BA31];[.AG41];[.AL41];[.AQ41];[.AV41];[.BA41];[.AG51];[.AL51];[.AQ51];[.AV51];[.BA51])" office:value-type="float" office:value="88" calcext:value-type="float">
            <text:p>88</text:p>
          </table:table-cell>
          <table:table-cell table:formula="of:=SUM([.AH11];[.AM11];[.AR11];[.AW11];[.BB11];[.AH21];[.AM21];[.AR21];[.AW21];[.BB21];[.AH31];[.AM31];[.AR31];[.AW31];[.BB31];[.AH41];[.AM41];[.AR41];[.AW41];[.BB41];[.AH51];[.AM51];[.AR51];[.AW51];[.BB51])" office:value-type="float" office:value="38" calcext:value-type="float">
            <text:p>38</text:p>
          </table:table-cell>
          <table:table-cell table:formula="of:=SUM([.AI11];[.AN11];[.AS11];[.AX11];[.BC11];[.AI21];[.AN21];[.AS21];[.AX21];[.BC21];[.AI31];[.AN31];[.AS31];[.AX31];[.BC31];[.AI41];[.AN41];[.AS41];[.AX41];[.BC41];[.AI51];[.AN51];[.AS51];[.AX51];[.BC51])" office:value-type="float" office:value="34" calcext:value-type="float">
            <text:p>34</text:p>
          </table:table-cell>
          <table:table-cell table:formula="of:=SUM([.AJ11];[.AO11];[.AT11];[.AY11];[.BD11];[.AJ21];[.AO21];[.AT21];[.AY21];[.BD21];[.AJ31];[.AO31];[.AT31];[.AY31];[.BD31];[.AJ41];[.AO41];[.AT41];[.AY41];[.BD41];[.AJ51];[.AO51];[.AT51];[.AY51];[.BD51])" office:value-type="float" office:value="34" calcext:value-type="float">
            <text:p>34</text:p>
          </table:table-cell>
          <table:table-cell table:formula="of:=SUM([.AK11];[.AP11];[.AU11];[.AZ11];[.BE11];[.AK21];[.AP21];[.AU21];[.AZ21];[.BE21];[.AK31];[.AP31];[.AU31];[.AZ31];[.BE31];[.AK41];[.AP41];[.AU41];[.AZ41];[.BE41];[.AK51];[.AP51];[.AU51];[.AZ51];[.BE51])" office:value-type="float" office:value="56" calcext:value-type="float">
            <text:p>56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iso</text:p>
          </table:table-cell>
          <table:table-cell table:formula="of:=SUM([.AG11];[.AL11];[.AQ11];[.AV11];[.BA11])" office:value-type="float" office:value="17" calcext:value-type="float">
            <text:p>17</text:p>
          </table:table-cell>
          <table:table-cell table:formula="of:=SUM([.AH11];[.AM11];[.AR11];[.AW11];[.BB11])" office:value-type="float" office:value="9" calcext:value-type="float">
            <text:p>9</text:p>
          </table:table-cell>
          <table:table-cell table:formula="of:=SUM([.AI11];[.AN11];[.AS11];[.AX11];[.BC11])" office:value-type="float" office:value="11" calcext:value-type="float">
            <text:p>11</text:p>
          </table:table-cell>
          <table:table-cell table:formula="of:=SUM([.AJ11];[.AO11];[.AT11];[.AY11];[.BD11])" office:value-type="float" office:value="8" calcext:value-type="float">
            <text:p>8</text:p>
          </table:table-cell>
          <table:table-cell table:formula="of:=SUM([.AK11];[.AP11];[.AU11];[.AZ11];[.BE11])" office:value-type="float" office:value="5" calcext:value-type="float">
            <text:p>5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iso</text:p>
          </table:table-cell>
          <table:table-cell table:formula="of:=SUM([.AG21];[.AL21];[.AQ21];[.AV21];[.BA21])" office:value-type="float" office:value="21" calcext:value-type="float">
            <text:p>21</text:p>
          </table:table-cell>
          <table:table-cell table:formula="of:=SUM([.AH21];[.AM21];[.AR21];[.AW21];[.BB21])" office:value-type="float" office:value="12" calcext:value-type="float">
            <text:p>12</text:p>
          </table:table-cell>
          <table:table-cell table:formula="of:=SUM([.AI21];[.AN21];[.AS21];[.AX21];[.BC21])" office:value-type="float" office:value="6" calcext:value-type="float">
            <text:p>6</text:p>
          </table:table-cell>
          <table:table-cell table:formula="of:=SUM([.AJ21];[.AO21];[.AT21];[.AY21];[.BD21])" office:value-type="float" office:value="6" calcext:value-type="float">
            <text:p>6</text:p>
          </table:table-cell>
          <table:table-cell table:formula="of:=SUM([.AK21];[.AP21];[.AU21];[.AZ21];[.BE21])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859380334753197" calcext:value-type="float">
            <text:p>-0,859380334753197</text:p>
          </table:table-cell>
          <table:table-cell table:style-name="ce521" office:value-type="float" office:value="0.00122179635831377" calcext:value-type="float">
            <text:p>0,00122179635831377</text:p>
          </table:table-cell>
          <table:table-cell table:style-name="ce534" office:value-type="float" office:value="-0.00223995999024192" calcext:value-type="float">
            <text:p>-0,00223995999024192</text:p>
          </table:table-cell>
          <table:table-cell table:style-name="ce499" office:value-type="float" office:value="0.0244359271662755" calcext:value-type="float">
            <text:p>0,0244359271662755</text:p>
          </table:table-cell>
          <table:table-cell table:style-name="ce505" office:value-type="float" office:value="0.000610898179156886" calcext:value-type="float">
            <text:p>0,000610898179156886</text:p>
          </table:table-cell>
          <table:table-cell table:style-name="ce494" office:value-type="float" office:value="-1.36618177785842" calcext:value-type="float">
            <text:p>-1,36618177785842</text:p>
          </table:table-cell>
          <table:table-cell table:style-name="ce502" office:value-type="float" office:value="0.00798067165332625" calcext:value-type="float">
            <text:p>0,00798067165332625</text:p>
          </table:table-cell>
          <table:table-cell table:style-name="ce499" office:value-type="float" office:value="0.0106408955377684" calcext:value-type="float">
            <text:p>0,0106408955377684</text:p>
          </table:table-cell>
          <table:table-cell table:style-name="ce500" office:value-type="float" office:value="0.0059318325563612" calcext:value-type="float">
            <text:p>0,0059318325563612</text:p>
          </table:table-cell>
          <table:table-cell table:style-name="ce502" office:value-type="float" office:value="0.00826069522010968" calcext:value-type="float">
            <text:p>0,00826069522010968</text:p>
          </table:table-cell>
          <table:table-cell table:style-name="ce494" office:value-type="float" office:value="-0.186398669367479" calcext:value-type="float">
            <text:p>-0,186398669367479</text:p>
          </table:table-cell>
          <table:table-cell table:style-name="ce587" office:value-type="float" office:value="0.0205728243942191" calcext:value-type="float">
            <text:p>0,0205728243942191</text:p>
          </table:table-cell>
          <table:table-cell table:style-name="ce675" office:value-type="float" office:value="0.0201288066015381" calcext:value-type="float">
            <text:p>0,0201288066015381</text:p>
          </table:table-cell>
          <table:table-cell table:style-name="ce499" office:value-type="float" office:value="0.0543033760448849" calcext:value-type="float">
            <text:p>0,0543033760448849</text:p>
          </table:table-cell>
          <table:table-cell table:style-name="ce559" office:value-type="float" office:value="0.0208688362560064" calcext:value-type="float">
            <text:p>0,0208688362560064</text:p>
          </table:table-cell>
          <table:table-cell table:style-name="ce735" office:value-type="float" office:value="0.0317954743187666" calcext:value-type="float">
            <text:p>0,0317954743187666</text:p>
          </table:table-cell>
          <table:table-cell table:style-name="ce652" office:value-type="float" office:value="0.00924689337407245" calcext:value-type="float">
            <text:p>0,00924689337407245</text:p>
          </table:table-cell>
          <table:table-cell table:style-name="ce584" office:value-type="float" office:value="0.0106622341966345" calcext:value-type="float">
            <text:p>0,0106622341966345</text:p>
          </table:table-cell>
          <table:table-cell table:style-name="ce494" office:value-type="float" office:value="-0.0165827621175034" calcext:value-type="float">
            <text:p>-0,0165827621175034</text:p>
          </table:table-cell>
          <table:table-cell table:style-name="ce564" office:value-type="float" office:value="0.0100017418127723" calcext:value-type="float">
            <text:p>0,0100017418127723</text:p>
          </table:table-cell>
          <table:table-cell table:style-name="ce808" office:value-type="float" office:value="0.965117697620371" calcext:value-type="float">
            <text:p>0,965117697620371</text:p>
          </table:table-cell>
          <table:table-cell table:style-name="ce838" office:value-type="float" office:value="0.959754384280972" calcext:value-type="float">
            <text:p>0,959754384280972</text:p>
          </table:table-cell>
          <table:table-cell table:style-name="ce853" office:value-type="float" office:value="0.967391908410935" calcext:value-type="float">
            <text:p>0,967391908410935</text:p>
          </table:table-cell>
          <table:table-cell table:style-name="ce499" office:value-type="float" office:value="0.988384073219527" calcext:value-type="float">
            <text:p>0,988384073219527</text:p>
          </table:table-cell>
          <table:table-cell table:style-name="ce883" office:value-type="float" office:value="0.967117496353073" calcext:value-type="float">
            <text:p>0,967117496353073</text:p>
          </table:table-cell>
          <table:table-cell/>
          <table:table-cell table:style-name="ce899" table:number-columns-repeated="2"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pla</text:p>
          </table:table-cell>
          <table:table-cell table:formula="of:=SUM([.AG12];[.AL12];[.AQ12];[.AV12];[.BA12];[.AG22];[.AL22];[.AQ22];[.AV22];[.BA22];[.AG32];[.AL32];[.AQ32];[.AV32];[.BA32];[.AG42];[.AL42];[.AQ42];[.AV42];[.BA42];[.AG52];[.AL52];[.AQ52];[.AV52];[.BA52])" office:value-type="float" office:value="59" calcext:value-type="float">
            <text:p>59</text:p>
          </table:table-cell>
          <table:table-cell table:formula="of:=SUM([.AH12];[.AM12];[.AR12];[.AW12];[.BB12];[.AH22];[.AM22];[.AR22];[.AW22];[.BB22];[.AH32];[.AM32];[.AR32];[.AW32];[.BB32];[.AH42];[.AM42];[.AR42];[.AW42];[.BB42];[.AH52];[.AM52];[.AR52];[.AW52];[.BB52])" office:value-type="float" office:value="57" calcext:value-type="float">
            <text:p>57</text:p>
          </table:table-cell>
          <table:table-cell table:formula="of:=SUM([.AI12];[.AN12];[.AS12];[.AX12];[.BC12];[.AI22];[.AN22];[.AS22];[.AX22];[.BC22];[.AI32];[.AN32];[.AS32];[.AX32];[.BC32];[.AI42];[.AN42];[.AS42];[.AX42];[.BC42];[.AI52];[.AN52];[.AS52];[.AX52];[.BC52])" office:value-type="float" office:value="49" calcext:value-type="float">
            <text:p>49</text:p>
          </table:table-cell>
          <table:table-cell table:formula="of:=SUM([.AJ12];[.AO12];[.AT12];[.AY12];[.BD12];[.AJ22];[.AO22];[.AT22];[.AY22];[.BD22];[.AJ32];[.AO32];[.AT32];[.AY32];[.BD32];[.AJ42];[.AO42];[.AT42];[.AY42];[.BD42];[.AJ52];[.AO52];[.AT52];[.AY52];[.BD52])" office:value-type="float" office:value="43" calcext:value-type="float">
            <text:p>43</text:p>
          </table:table-cell>
          <table:table-cell table:formula="of:=SUM([.AK12];[.AP12];[.AU12];[.AZ12];[.BE12];[.AK22];[.AP22];[.AU22];[.AZ22];[.BE22];[.AK32];[.AP32];[.AU32];[.AZ32];[.BE32];[.AK42];[.AP42];[.AU42];[.AZ42];[.BE42];[.AK52];[.AP52];[.AU52];[.AZ52];[.BE52])" office:value-type="float" office:value="42" calcext:value-type="float">
            <text:p>42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pla</text:p>
          </table:table-cell>
          <table:table-cell table:formula="of:=SUM([.AG12];[.AL12];[.AQ12];[.AV12];[.BA12])" office:value-type="float" office:value="9" calcext:value-type="float">
            <text:p>9</text:p>
          </table:table-cell>
          <table:table-cell table:formula="of:=SUM([.AH12];[.AM12];[.AR12];[.AW12];[.BB12])" office:value-type="float" office:value="7" calcext:value-type="float">
            <text:p>7</text:p>
          </table:table-cell>
          <table:table-cell table:formula="of:=SUM([.AI12];[.AN12];[.AS12];[.AX12];[.BC12])" office:value-type="float" office:value="5" calcext:value-type="float">
            <text:p>5</text:p>
          </table:table-cell>
          <table:table-cell table:formula="of:=SUM([.AJ12];[.AO12];[.AT12];[.AY12];[.BD12])" office:value-type="float" office:value="7" calcext:value-type="float">
            <text:p>7</text:p>
          </table:table-cell>
          <table:table-cell table:formula="of:=SUM([.AK12];[.AP12];[.AU12];[.AZ12];[.BE12])" office:value-type="float" office:value="22" calcext:value-type="float">
            <text:p>22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pla</text:p>
          </table:table-cell>
          <table:table-cell table:formula="of:=SUM([.AG22];[.AL22];[.AQ22];[.AV22];[.BA22])" office:value-type="float" office:value="20" calcext:value-type="float">
            <text:p>20</text:p>
          </table:table-cell>
          <table:table-cell table:formula="of:=SUM([.AH22];[.AM22];[.AR22];[.AW22];[.BB22])" office:value-type="float" office:value="11" calcext:value-type="float">
            <text:p>11</text:p>
          </table:table-cell>
          <table:table-cell table:formula="of:=SUM([.AI22];[.AN22];[.AS22];[.AX22];[.BC22])" office:value-type="float" office:value="5" calcext:value-type="float">
            <text:p>5</text:p>
          </table:table-cell>
          <table:table-cell table:formula="of:=SUM([.AJ22];[.AO22];[.AT22];[.AY22];[.BD22])" office:value-type="float" office:value="7" calcext:value-type="float">
            <text:p>7</text:p>
          </table:table-cell>
          <table:table-cell table:formula="of:=SUM([.AK22];[.AP22];[.AU22];[.AZ22];[.BE22])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5" office:value-type="float" office:value="0.00101816363192814" calcext:value-type="float">
            <text:p>0,00101816363192814</text:p>
          </table:table-cell>
          <table:table-cell table:style-name="ce521" office:value-type="float" office:value="0.00122179635831377" calcext:value-type="float">
            <text:p>0,00122179635831377</text:p>
          </table:table-cell>
          <table:table-cell table:style-name="ce534" office:value-type="float" office:value="-0.00223995999024192" calcext:value-type="float">
            <text:p>-0,00223995999024192</text:p>
          </table:table-cell>
          <table:table-cell table:style-name="ce499" office:value-type="float" office:value="0.0244359271662755" calcext:value-type="float">
            <text:p>0,0244359271662755</text:p>
          </table:table-cell>
          <table:table-cell table:style-name="ce505" office:value-type="float" office:value="0.000610898179156886" calcext:value-type="float">
            <text:p>0,000610898179156886</text:p>
          </table:table-cell>
          <table:table-cell table:style-name="ce502" office:value-type="float" office:value="0.0084007070035014" calcext:value-type="float">
            <text:p>0,0084007070035014</text:p>
          </table:table-cell>
          <table:table-cell table:style-name="ce502" office:value-type="float" office:value="0.00798067165332625" calcext:value-type="float">
            <text:p>0,00798067165332625</text:p>
          </table:table-cell>
          <table:table-cell table:style-name="ce499" office:value-type="float" office:value="0.0106408955377684" calcext:value-type="float">
            <text:p>0,0106408955377684</text:p>
          </table:table-cell>
          <table:table-cell table:style-name="ce577" office:value-type="float" office:value="-0.26420223526012" calcext:value-type="float">
            <text:p>-0,26420223526012</text:p>
          </table:table-cell>
          <table:table-cell table:style-name="ce502" office:value-type="float" office:value="0.00826069522010968" calcext:value-type="float">
            <text:p>0,00826069522010968</text:p>
          </table:table-cell>
          <table:table-cell table:style-name="ce627" office:value-type="float" office:value="0.0208688362560064" calcext:value-type="float">
            <text:p>0,0208688362560064</text:p>
          </table:table-cell>
          <table:table-cell table:style-name="ce587" office:value-type="float" office:value="0.0205728243942191" calcext:value-type="float">
            <text:p>0,0205728243942191</text:p>
          </table:table-cell>
          <table:table-cell table:number-columns-repeated="2" table:style-name="ce675" office:value-type="float" office:value="0.0201288066015381" calcext:value-type="float">
            <text:p>0,0201288066015381</text:p>
          </table:table-cell>
          <table:table-cell table:style-name="ce627" office:value-type="float" office:value="0.0208688362560064" calcext:value-type="float">
            <text:p>0,0208688362560064</text:p>
          </table:table-cell>
          <table:table-cell table:style-name="ce499" office:value-type="float" office:value="0.0504238757051463" calcext:value-type="float">
            <text:p>0,0504238757051463</text:p>
          </table:table-cell>
          <table:table-cell table:style-name="ce652" office:value-type="float" office:value="0.00924689337407245" calcext:value-type="float">
            <text:p>0,00924689337407245</text:p>
          </table:table-cell>
          <table:table-cell table:style-name="ce584" office:value-type="float" office:value="0.0106622341966345" calcext:value-type="float">
            <text:p>0,0106622341966345</text:p>
          </table:table-cell>
          <table:table-cell table:style-name="ce773" office:value-type="float" office:value="0.0405668131764581" calcext:value-type="float">
            <text:p>0,0405668131764581</text:p>
          </table:table-cell>
          <table:table-cell table:style-name="ce793" office:value-type="float" office:value="0.0205884911655369" calcext:value-type="float">
            <text:p>0,0205884911655369</text:p>
          </table:table-cell>
          <table:table-cell table:style-name="ce494" office:value-type="float" office:value="0.913928047441863" calcext:value-type="float">
            <text:p>0,913928047441863</text:p>
          </table:table-cell>
          <table:table-cell table:style-name="ce839" office:value-type="float" office:value="0.940713620596268" calcext:value-type="float">
            <text:p>0,940713620596268</text:p>
          </table:table-cell>
          <table:table-cell table:style-name="ce854" office:value-type="float" office:value="0.941214285515042" calcext:value-type="float">
            <text:p>0,941214285515042</text:p>
          </table:table-cell>
          <table:table-cell table:style-name="ce717" office:value-type="float" office:value="0.914571759480287" calcext:value-type="float">
            <text:p>0,914571759480287</text:p>
          </table:table-cell>
          <table:table-cell table:style-name="ce580" office:value-type="float" office:value="0.914249903461075" calcext:value-type="float">
            <text:p>0,914249903461075</text:p>
          </table:table-cell>
          <table:table-cell/>
          <table:table-cell table:style-name="ce899" table:number-columns-repeated="2"/>
          <table:table-cell/>
          <table:table-cell table:style-name="ce900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495856549161081" calcext:value-type="float">
            <text:p>-0,495856549161081</text:p>
          </table:table-cell>
          <table:table-cell table:number-columns-repeated="2" table:style-name="ce522" office:value-type="float" office:value="0" calcext:value-type="float">
            <text:p>0</text:p>
          </table:table-cell>
          <table:table-cell table:style-name="ce499" office:value-type="float" office:value="0.0167942697207774" calcext:value-type="float">
            <text:p>0,0167942697207774</text:p>
          </table:table-cell>
          <table:table-cell table:style-name="ce521" office:value-type="float" office:value="0.00386902180132695" calcext:value-type="float">
            <text:p>0,00386902180132695</text:p>
          </table:table-cell>
          <table:table-cell table:style-name="ce494" office:value-type="float" office:value="-1.04307098485409" calcext:value-type="float">
            <text:p>-1,04307098485409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style-name="ce495" office:value-type="float" office:value="0.00202643721162238" calcext:value-type="float">
            <text:p>0,00202643721162238</text:p>
          </table:table-cell>
          <table:table-cell table:style-name="ce499" office:value-type="float" office:value="0.00210017675087535" calcext:value-type="float">
            <text:p>0,00210017675087535</text:p>
          </table:table-cell>
          <table:table-cell table:style-name="ce494" office:value-type="float" office:value="-0.302001168457489" calcext:value-type="float">
            <text:p>-0,302001168457489</text:p>
          </table:table-cell>
          <table:table-cell table:style-name="ce506" office:value-type="float" office:value="0.0173166939145585" calcext:value-type="float">
            <text:p>0,0173166939145585</text:p>
          </table:table-cell>
          <table:table-cell table:style-name="ce676" office:value-type="float" office:value="0.0156886286747283" calcext:value-type="float">
            <text:p>0,0156886286747283</text:p>
          </table:table-cell>
          <table:table-cell table:style-name="ce516" office:value-type="float" office:value="0.0270061488570636" calcext:value-type="float">
            <text:p>0,0270061488570636</text:p>
          </table:table-cell>
          <table:table-cell table:style-name="ce522" office:value-type="float" office:value="0.0164286583291965" calcext:value-type="float">
            <text:p>0,0164286583291965</text:p>
          </table:table-cell>
          <table:table-cell table:style-name="ce494" office:value-type="float" office:value="-0.282486931214625" calcext:value-type="float">
            <text:p>-0,282486931214625</text:p>
          </table:table-cell>
          <table:table-cell table:style-name="ce499" office:value-type="float" office:value="0.0167953777610705" calcext:value-type="float">
            <text:p>0,0167953777610705</text:p>
          </table:table-cell>
          <table:table-cell table:style-name="ce500" office:value-type="float" office:value="0.0159461732675331" calcext:value-type="float">
            <text:p>0,0159461732675331</text:p>
          </table:table-cell>
          <table:table-cell table:style-name="ce537" office:value-type="float" office:value="-0.278238392585476" calcext:value-type="float">
            <text:p>-0,278238392585476</text:p>
          </table:table-cell>
          <table:table-cell table:style-name="ce499" office:value-type="float" office:value="0.0167953777610705" calcext:value-type="float">
            <text:p>0,0167953777610705</text:p>
          </table:table-cell>
          <table:table-cell table:style-name="ce765" office:value-type="float" office:value="0.978729107878771" calcext:value-type="float">
            <text:p>0,978729107878771</text:p>
          </table:table-cell>
          <table:table-cell table:style-name="ce644" office:value-type="float" office:value="0.940069908557844" calcext:value-type="float">
            <text:p>0,940069908557844</text:p>
          </table:table-cell>
          <table:table-cell table:style-name="ce855" office:value-type="float" office:value="0.940427526356968" calcext:value-type="float">
            <text:p>0,940427526356968</text:p>
          </table:table-cell>
          <table:table-cell table:style-name="ce499" office:value-type="float" office:value="0.992925819268404" calcext:value-type="float">
            <text:p>0,992925819268404</text:p>
          </table:table-cell>
          <table:table-cell table:style-name="ce644" office:value-type="float" office:value="0.940036530896592" calcext:value-type="float">
            <text:p>0,940036530896592</text:p>
          </table:table-cell>
          <table:table-cell/>
          <table:table-cell table:style-name="ce899" table:number-columns-repeated="2"/>
          <table:table-cell table:style-name="ce991" office:value-type="string" calcext:value-type="string" table:number-columns-spanned="2" table:number-rows-spanned="1">
            <text:p>RandomForestClassifier</text:p>
          </table:table-cell>
          <table:covered-table-cell table:style-name="ce900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table:style-name="ce991" office:value-type="string" calcext:value-type="string" table:number-columns-spanned="2" table:number-rows-spanned="1">
            <text:p>VotingClassifierVotingClassifier</text:p>
          </table:table-cell>
          <table:covered-table-cell table:style-name="ce900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table:style-name="ce991" office:value-type="string" calcext:value-type="string" table:number-columns-spanned="2" table:number-rows-spanned="1">
            <text:p>XGBClassifier</text:p>
          </table:table-cell>
          <table:covered-table-cell table:style-name="ce900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6" office:value-type="float" office:value="0.000814530905542515" calcext:value-type="float">
            <text:p>0,000814530905542515</text:p>
          </table:table-cell>
          <table:table-cell table:number-columns-repeated="2" table:style-name="ce522" office:value-type="float" office:value="0" calcext:value-type="float">
            <text:p>0</text:p>
          </table:table-cell>
          <table:table-cell table:style-name="ce499" office:value-type="float" office:value="0.0171051490163928" calcext:value-type="float">
            <text:p>0,0171051490163928</text:p>
          </table:table-cell>
          <table:table-cell table:style-name="ce521" office:value-type="float" office:value="0.00386902180132695" calcext:value-type="float">
            <text:p>0,00386902180132695</text:p>
          </table:table-cell>
          <table:table-cell table:style-name="ce499" office:value-type="float" office:value="0.00210017675087535" calcext:value-type="float">
            <text:p>0,00210017675087535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style-name="ce594" office:value-type="float" office:value="-0.358150141915944" calcext:value-type="float">
            <text:p>-0,358150141915944</text:p>
          </table:table-cell>
          <table:table-cell table:style-name="ce499" office:value-type="float" office:value="0.00210017675087535" calcext:value-type="float">
            <text:p>0,00210017675087535</text:p>
          </table:table-cell>
          <table:table-cell table:style-name="ce522" office:value-type="float" office:value="0.0164286583291965" calcext:value-type="float">
            <text:p>0,0164286583291965</text:p>
          </table:table-cell>
          <table:table-cell table:style-name="ce506" office:value-type="float" office:value="0.0173166939145585" calcext:value-type="float">
            <text:p>0,0173166939145585</text:p>
          </table:table-cell>
          <table:table-cell table:style-name="ce676" office:value-type="float" office:value="0.0156886286747283" calcext:value-type="float">
            <text:p>0,0156886286747283</text:p>
          </table:table-cell>
          <table:table-cell table:style-name="ce499" office:value-type="float" office:value="0.0273810972153276" calcext:value-type="float">
            <text:p>0,0273810972153276</text:p>
          </table:table-cell>
          <table:table-cell table:style-name="ce522" office:value-type="float" office:value="0.0164286583291965" calcext:value-type="float">
            <text:p>0,0164286583291965</text:p>
          </table:table-cell>
          <table:table-cell table:style-name="ce499" office:value-type="float" office:value="0.0168897338159079" calcext:value-type="float">
            <text:p>0,0168897338159079</text:p>
          </table:table-cell>
          <table:table-cell table:style-name="ce495" office:value-type="float" office:value="0.0167953777610705" calcext:value-type="float">
            <text:p>0,0167953777610705</text:p>
          </table:table-cell>
          <table:table-cell table:style-name="ce500" office:value-type="float" office:value="0.0159461732675331" calcext:value-type="float">
            <text:p>0,0159461732675331</text:p>
          </table:table-cell>
          <table:table-cell table:style-name="ce495" office:value-type="float" office:value="0.0167010217062329" calcext:value-type="float">
            <text:p>0,0167010217062329</text:p>
          </table:table-cell>
          <table:table-cell table:style-name="ce495" office:value-type="float" office:value="0.0167953777610705" calcext:value-type="float">
            <text:p>0,0167953777610705</text:p>
          </table:table-cell>
          <table:table-cell table:style-name="ce494" office:value-type="float" office:value="0.887142474287459" calcext:value-type="float">
            <text:p>0,887142474287459</text:p>
          </table:table-cell>
          <table:table-cell table:style-name="ce644" office:value-type="float" office:value="0.940069908557844" calcext:value-type="float">
            <text:p>0,940069908557844</text:p>
          </table:table-cell>
          <table:table-cell table:style-name="ce855" office:value-type="float" office:value="0.940427526356968" calcext:value-type="float">
            <text:p>0,940427526356968</text:p>
          </table:table-cell>
          <table:table-cell table:style-name="ce866" office:value-type="float" office:value="0.941107000175304" calcext:value-type="float">
            <text:p>0,941107000175304</text:p>
          </table:table-cell>
          <table:table-cell table:style-name="ce884" office:value-type="float" office:value="0.913820762102126" calcext:value-type="float">
            <text:p>0,913820762102126</text:p>
          </table:table-cell>
          <table:table-cell/>
          <table:table-cell table:style-name="ce899" table:number-columns-repeated="2"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ase</text:p>
          </table:table-cell>
          <table:table-cell table:formula="of:=SUM([.AG23];[.AL23];[.AQ23];[.AV23];[.BA23])" office:value-type="float" office:value="5" calcext:value-type="float">
            <text:p>5</text:p>
          </table:table-cell>
          <table:table-cell table:formula="of:=SUM([.AH23];[.AM23];[.AR23];[.AW23];[.BB23])" office:value-type="float" office:value="5" calcext:value-type="float">
            <text:p>5</text:p>
          </table:table-cell>
          <table:table-cell table:formula="of:=SUM([.AI23];[.AN23];[.AS23];[.AX23];[.BC23])" office:value-type="float" office:value="0" calcext:value-type="float">
            <text:p>0</text:p>
          </table:table-cell>
          <table:table-cell table:formula="of:=SUM([.AJ23];[.AO23];[.AT23];[.AY23];[.BD23])" office:value-type="float" office:value="2" calcext:value-type="float">
            <text:p>2</text:p>
          </table:table-cell>
          <table:table-cell table:formula="of:=SUM([.AK23];[.AP23];[.AU23];[.AZ23];[.BE23])" office:value-type="float" office:value="38" calcext:value-type="float">
            <text:p>38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ase</text:p>
          </table:table-cell>
          <table:table-cell table:formula="of:=SUM([.AG33];[.AL33];[.AQ33];[.AV33];[.BA33])" office:value-type="float" office:value="13" calcext:value-type="float">
            <text:p>13</text:p>
          </table:table-cell>
          <table:table-cell table:formula="of:=SUM([.AH33];[.AM33];[.AR33];[.AW33];[.BB33])" office:value-type="float" office:value="4" calcext:value-type="float">
            <text:p>4</text:p>
          </table:table-cell>
          <table:table-cell table:formula="of:=SUM([.AI33];[.AN33];[.AS33];[.AX33];[.BC33])" office:value-type="float" office:value="2" calcext:value-type="float">
            <text:p>2</text:p>
          </table:table-cell>
          <table:table-cell table:formula="of:=SUM([.AJ33];[.AO33];[.AT33];[.AY33];[.BD33])" office:value-type="float" office:value="3" calcext:value-type="float">
            <text:p>3</text:p>
          </table:table-cell>
          <table:table-cell table:formula="of:=SUM([.AK33];[.AP33];[.AU33];[.AZ33];[.BE33])" office:value-type="float" office:value="28" calcext:value-type="float">
            <text:p>28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ase</text:p>
          </table:table-cell>
          <table:table-cell table:formula="of:=SUM([.AG43];[.AL43];[.AQ43];[.AV43];[.BA43])" office:value-type="float" office:value="6" calcext:value-type="float">
            <text:p>6</text:p>
          </table:table-cell>
          <table:table-cell table:formula="of:=SUM([.AH43];[.AM43];[.AR43];[.AW43];[.BB43])" office:value-type="float" office:value="7" calcext:value-type="float">
            <text:p>7</text:p>
          </table:table-cell>
          <table:table-cell table:formula="of:=SUM([.AI43];[.AN43];[.AS43];[.AX43];[.BC43])" office:value-type="float" office:value="0" calcext:value-type="float">
            <text:p>0</text:p>
          </table:table-cell>
          <table:table-cell table:formula="of:=SUM([.AJ43];[.AO43];[.AT43];[.AY43];[.BD43])" office:value-type="float" office:value="1" calcext:value-type="float">
            <text:p>1</text:p>
          </table:table-cell>
          <table:table-cell table:formula="of:=SUM([.AK43];[.AP43];[.AU43];[.AZ43];[.BE43])" office:value-type="float" office:value="36" calcext:value-type="float">
            <text:p>36</text:p>
          </table:table-cell>
          <table:table-cell table:number-columns-repeated="16331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899" table:number-columns-repeated="2"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bq</text:p>
          </table:table-cell>
          <table:table-cell table:formula="of:=SUM([.AG24];[.AL24];[.AQ24];[.AV24];[.BA24])" office:value-type="float" office:value="9" calcext:value-type="float">
            <text:p>9</text:p>
          </table:table-cell>
          <table:table-cell table:formula="of:=SUM([.AH24];[.AM24];[.AR24];[.AW24];[.BB24])" office:value-type="float" office:value="12" calcext:value-type="float">
            <text:p>12</text:p>
          </table:table-cell>
          <table:table-cell table:formula="of:=SUM([.AI24];[.AN24];[.AS24];[.AX24];[.BC24])" office:value-type="float" office:value="19" calcext:value-type="float">
            <text:p>19</text:p>
          </table:table-cell>
          <table:table-cell table:formula="of:=SUM([.AJ24];[.AO24];[.AT24];[.AY24];[.BD24])" office:value-type="float" office:value="7" calcext:value-type="float">
            <text:p>7</text:p>
          </table:table-cell>
          <table:table-cell table:formula="of:=SUM([.AK24];[.AP24];[.AU24];[.AZ24];[.BE24])" office:value-type="float" office:value="3" calcext:value-type="float">
            <text:p>3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bq</text:p>
          </table:table-cell>
          <table:table-cell table:formula="of:=SUM([.AG34];[.AL34];[.AQ34];[.AV34];[.BA34])" office:value-type="float" office:value="7" calcext:value-type="float">
            <text:p>7</text:p>
          </table:table-cell>
          <table:table-cell table:formula="of:=SUM([.AH34];[.AM34];[.AR34];[.AW34];[.BB34])" office:value-type="float" office:value="11" calcext:value-type="float">
            <text:p>11</text:p>
          </table:table-cell>
          <table:table-cell table:formula="of:=SUM([.AI34];[.AN34];[.AS34];[.AX34];[.BC34])" office:value-type="float" office:value="16" calcext:value-type="float">
            <text:p>16</text:p>
          </table:table-cell>
          <table:table-cell table:formula="of:=SUM([.AJ34];[.AO34];[.AT34];[.AY34];[.BD34])" office:value-type="float" office:value="10" calcext:value-type="float">
            <text:p>10</text:p>
          </table:table-cell>
          <table:table-cell table:formula="of:=SUM([.AK34];[.AP34];[.AU34];[.AZ34];[.BE34])" office:value-type="float" office:value="6" calcext:value-type="float">
            <text:p>6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bbq</text:p>
          </table:table-cell>
          <table:table-cell table:formula="of:=SUM([.AG44];[.AL44];[.AQ44];[.AV44];[.BA44])" office:value-type="float" office:value="6" calcext:value-type="float">
            <text:p>6</text:p>
          </table:table-cell>
          <table:table-cell table:formula="of:=SUM([.AH44];[.AM44];[.AR44];[.AW44];[.BB44])" office:value-type="float" office:value="18" calcext:value-type="float">
            <text:p>18</text:p>
          </table:table-cell>
          <table:table-cell table:formula="of:=SUM([.AI44];[.AN44];[.AS44];[.AX44];[.BC44])" office:value-type="float" office:value="18" calcext:value-type="float">
            <text:p>18</text:p>
          </table:table-cell>
          <table:table-cell table:formula="of:=SUM([.AJ44];[.AO44];[.AT44];[.AY44];[.BD44])" office:value-type="float" office:value="6" calcext:value-type="float">
            <text:p>6</text:p>
          </table:table-cell>
          <table:table-cell table:formula="of:=SUM([.AK44];[.AP44];[.AU44];[.AZ44];[.BE44])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899" table:number-columns-repeated="2"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his</text:p>
          </table:table-cell>
          <table:table-cell table:formula="of:=SUM([.AG25];[.AL25];[.AQ25];[.AV25];[.BA25])" office:value-type="float" office:value="10" calcext:value-type="float">
            <text:p>10</text:p>
          </table:table-cell>
          <table:table-cell table:formula="of:=SUM([.AH25];[.AM25];[.AR25];[.AW25];[.BB25])" office:value-type="float" office:value="14" calcext:value-type="float">
            <text:p>14</text:p>
          </table:table-cell>
          <table:table-cell table:formula="of:=SUM([.AI25];[.AN25];[.AS25];[.AX25];[.BC25])" office:value-type="float" office:value="15" calcext:value-type="float">
            <text:p>15</text:p>
          </table:table-cell>
          <table:table-cell table:formula="of:=SUM([.AJ25];[.AO25];[.AT25];[.AY25];[.BD25])" office:value-type="float" office:value="7" calcext:value-type="float">
            <text:p>7</text:p>
          </table:table-cell>
          <table:table-cell table:formula="of:=SUM([.AK25];[.AP25];[.AU25];[.AZ25];[.BE25])" office:value-type="float" office:value="4" calcext:value-type="float">
            <text:p>4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his</text:p>
          </table:table-cell>
          <table:table-cell table:formula="of:=SUM([.AG35];[.AL35];[.AQ35];[.AV35];[.BA35])" office:value-type="float" office:value="11" calcext:value-type="float">
            <text:p>11</text:p>
          </table:table-cell>
          <table:table-cell table:formula="of:=SUM([.AH35];[.AM35];[.AR35];[.AW35];[.BB35])" office:value-type="float" office:value="13" calcext:value-type="float">
            <text:p>13</text:p>
          </table:table-cell>
          <table:table-cell table:formula="of:=SUM([.AI35];[.AN35];[.AS35];[.AX35];[.BC35])" office:value-type="float" office:value="9" calcext:value-type="float">
            <text:p>9</text:p>
          </table:table-cell>
          <table:table-cell table:formula="of:=SUM([.AJ35];[.AO35];[.AT35];[.AY35];[.BD35])" office:value-type="float" office:value="12" calcext:value-type="float">
            <text:p>12</text:p>
          </table:table-cell>
          <table:table-cell table:formula="of:=SUM([.AK35];[.AP35];[.AU35];[.AZ35];[.BE35])" office:value-type="float" office:value="5" calcext:value-type="float">
            <text:p>5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his</text:p>
          </table:table-cell>
          <table:table-cell table:formula="of:=SUM([.AG45];[.AL45];[.AQ45];[.AV45];[.BA45])" office:value-type="float" office:value="9" calcext:value-type="float">
            <text:p>9</text:p>
          </table:table-cell>
          <table:table-cell table:formula="of:=SUM([.AH45];[.AM45];[.AR45];[.AW45];[.BB45])" office:value-type="float" office:value="14" calcext:value-type="float">
            <text:p>14</text:p>
          </table:table-cell>
          <table:table-cell table:formula="of:=SUM([.AI45];[.AN45];[.AS45];[.AX45];[.BC45])" office:value-type="float" office:value="13" calcext:value-type="float">
            <text:p>13</text:p>
          </table:table-cell>
          <table:table-cell table:formula="of:=SUM([.AJ45];[.AO45];[.AT45];[.AY45];[.BD45])" office:value-type="float" office:value="7" calcext:value-type="float">
            <text:p>7</text:p>
          </table:table-cell>
          <table:table-cell table:formula="of:=SUM([.AK45];[.AP45];[.AU45];[.AZ45];[.BE45])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899" table:number-columns-repeated="2"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iso</text:p>
          </table:table-cell>
          <table:table-cell table:formula="of:=SUM([.AG26];[.AL26];[.AQ26];[.AV26];[.BA26])" office:value-type="float" office:value="23" calcext:value-type="float">
            <text:p>23</text:p>
          </table:table-cell>
          <table:table-cell table:formula="of:=SUM([.AH26];[.AM26];[.AR26];[.AW26];[.BB26])" office:value-type="float" office:value="3" calcext:value-type="float">
            <text:p>3</text:p>
          </table:table-cell>
          <table:table-cell table:formula="of:=SUM([.AI26];[.AN26];[.AS26];[.AX26];[.BC26])" office:value-type="float" office:value="5" calcext:value-type="float">
            <text:p>5</text:p>
          </table:table-cell>
          <table:table-cell table:formula="of:=SUM([.AJ26];[.AO26];[.AT26];[.AY26];[.BD26])" office:value-type="float" office:value="18" calcext:value-type="float">
            <text:p>18</text:p>
          </table:table-cell>
          <table:table-cell table:formula="of:=SUM([.AK26];[.AP26];[.AU26];[.AZ26];[.BE26])" office:value-type="float" office:value="1" calcext:value-type="float">
            <text:p>1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iso</text:p>
          </table:table-cell>
          <table:table-cell table:formula="of:=SUM([.AG36];[.AL36];[.AQ36];[.AV36];[.BA36])" office:value-type="float" office:value="14" calcext:value-type="float">
            <text:p>14</text:p>
          </table:table-cell>
          <table:table-cell table:formula="of:=SUM([.AH36];[.AM36];[.AR36];[.AW36];[.BB36])" office:value-type="float" office:value="10" calcext:value-type="float">
            <text:p>10</text:p>
          </table:table-cell>
          <table:table-cell table:formula="of:=SUM([.AI36];[.AN36];[.AS36];[.AX36];[.BC36])" office:value-type="float" office:value="1" calcext:value-type="float">
            <text:p>1</text:p>
          </table:table-cell>
          <table:table-cell table:formula="of:=SUM([.AJ36];[.AO36];[.AT36];[.AY36];[.BD36])" office:value-type="float" office:value="20" calcext:value-type="float">
            <text:p>20</text:p>
          </table:table-cell>
          <table:table-cell table:formula="of:=SUM([.AK36];[.AP36];[.AU36];[.AZ36];[.BE36])" office:value-type="float" office:value="5" calcext:value-type="float">
            <text:p>5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iso</text:p>
          </table:table-cell>
          <table:table-cell table:formula="of:=SUM([.AG46];[.AL46];[.AQ46];[.AV46];[.BA46])" office:value-type="float" office:value="20" calcext:value-type="float">
            <text:p>20</text:p>
          </table:table-cell>
          <table:table-cell table:formula="of:=SUM([.AH46];[.AM46];[.AR46];[.AW46];[.BB46])" office:value-type="float" office:value="5" calcext:value-type="float">
            <text:p>5</text:p>
          </table:table-cell>
          <table:table-cell table:formula="of:=SUM([.AI46];[.AN46];[.AS46];[.AX46];[.BC46])" office:value-type="float" office:value="2" calcext:value-type="float">
            <text:p>2</text:p>
          </table:table-cell>
          <table:table-cell table:formula="of:=SUM([.AJ46];[.AO46];[.AT46];[.AY46];[.BD46])" office:value-type="float" office:value="21" calcext:value-type="float">
            <text:p>21</text:p>
          </table:table-cell>
          <table:table-cell table:formula="of:=SUM([.AK46];[.AP46];[.AU46];[.AZ46];[.BE46])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58]; OFFSET([.$C58]; 0; 0; 1; 5))" office:value-type="float" office:value="5" calcext:value-type="float">
            <text:p>5</text:p>
          </table:table-cell>
          <table:table-cell table:formula="of:=RANK([.D58]; OFFSET([.$C58]; 0; 0; 1; 5))" office:value-type="float" office:value="2" calcext:value-type="float">
            <text:p>2</text:p>
          </table:table-cell>
          <table:table-cell table:formula="of:=RANK([.E58]; OFFSET([.$C58]; 0; 0; 1; 5))" office:value-type="float" office:value="4" calcext:value-type="float">
            <text:p>4</text:p>
          </table:table-cell>
          <table:table-cell table:formula="of:=RANK([.F58]; OFFSET([.$C58]; 0; 0; 1; 5))" office:value-type="float" office:value="1" calcext:value-type="float">
            <text:p>1</text:p>
          </table:table-cell>
          <table:table-cell table:formula="of:=RANK([.G58]; OFFSET([.$C58]; 0; 0; 1; 5))" office:value-type="float" office:value="2" calcext:value-type="float">
            <text:p>2</text:p>
          </table:table-cell>
          <table:table-cell table:formula="of:=RANK([.H58];[.$H58:.$L58];)" office:value-type="float" office:value="5" calcext:value-type="float">
            <text:p>5</text:p>
          </table:table-cell>
          <table:table-cell table:formula="of:=RANK([.I58];[.$H58:.$L58];)" office:value-type="float" office:value="2" calcext:value-type="float">
            <text:p>2</text:p>
          </table:table-cell>
          <table:table-cell table:formula="of:=RANK([.J58];[.$H58:.$L58];)" office:value-type="float" office:value="1" calcext:value-type="float">
            <text:p>1</text:p>
          </table:table-cell>
          <table:table-cell table:formula="of:=RANK([.K58];[.$H58:.$L58];)" office:value-type="float" office:value="4" calcext:value-type="float">
            <text:p>4</text:p>
          </table:table-cell>
          <table:table-cell table:formula="of:=RANK([.L58];[.$H58:.$L58];)" office:value-type="float" office:value="3" calcext:value-type="float">
            <text:p>3</text:p>
          </table:table-cell>
          <table:table-cell table:formula="of:=RANK([.M58];[.$M58:.$Q58];)" office:value-type="float" office:value="5" calcext:value-type="float">
            <text:p>5</text:p>
          </table:table-cell>
          <table:table-cell table:formula="of:=RANK([.N58];[.$M58:.$Q58];)" office:value-type="float" office:value="3" calcext:value-type="float">
            <text:p>3</text:p>
          </table:table-cell>
          <table:table-cell table:formula="of:=RANK([.O58];[.$M58:.$Q58];)" office:value-type="float" office:value="1" calcext:value-type="float">
            <text:p>1</text:p>
          </table:table-cell>
          <table:table-cell table:formula="of:=RANK([.P58];[.$M58:.$Q58];)" office:value-type="float" office:value="4" calcext:value-type="float">
            <text:p>4</text:p>
          </table:table-cell>
          <table:table-cell table:formula="of:=RANK([.Q58];[.$M58:.$Q58];)" office:value-type="float" office:value="2" calcext:value-type="float">
            <text:p>2</text:p>
          </table:table-cell>
          <table:table-cell table:formula="of:=RANK([.R58];[.$R58:.$V58];)" office:value-type="float" office:value="5" calcext:value-type="float">
            <text:p>5</text:p>
          </table:table-cell>
          <table:table-cell table:formula="of:=RANK([.S58];[.$R58:.$V58];)" office:value-type="float" office:value="2" calcext:value-type="float">
            <text:p>2</text:p>
          </table:table-cell>
          <table:table-cell table:formula="of:=RANK([.T58];[.$R58:.$V58];)" office:value-type="float" office:value="1" calcext:value-type="float">
            <text:p>1</text:p>
          </table:table-cell>
          <table:table-cell table:formula="of:=RANK([.U58];[.$R58:.$V58];)" office:value-type="float" office:value="4" calcext:value-type="float">
            <text:p>4</text:p>
          </table:table-cell>
          <table:table-cell table:formula="of:=RANK([.V58];[.$R58:.$V58];)" office:value-type="float" office:value="3" calcext:value-type="float">
            <text:p>3</text:p>
          </table:table-cell>
          <table:table-cell table:formula="of:=RANK([.W58];[.$W58:.$AA58];)" office:value-type="float" office:value="5" calcext:value-type="float">
            <text:p>5</text:p>
          </table:table-cell>
          <table:table-cell table:formula="of:=RANK([.X58];[.$W58:.$AA58];)" office:value-type="float" office:value="2" calcext:value-type="float">
            <text:p>2</text:p>
          </table:table-cell>
          <table:table-cell table:formula="of:=RANK([.Y58];[.$W58:.$AA58];)" office:value-type="float" office:value="3" calcext:value-type="float">
            <text:p>3</text:p>
          </table:table-cell>
          <table:table-cell table:formula="of:=RANK([.Z58];[.$W58:.$AA58];)" office:value-type="float" office:value="1" calcext:value-type="float">
            <text:p>1</text:p>
          </table:table-cell>
          <table:table-cell table:formula="of:=RANK([.AA58];[.$W58:.$AA58];)" office:value-type="float" office:value="4" calcext:value-type="float">
            <text:p>4</text:p>
          </table:table-cell>
          <table:table-cell/>
          <table:table-cell table:style-name="ce899" table:number-columns-repeated="2"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pla</text:p>
          </table:table-cell>
          <table:table-cell table:formula="of:=SUM([.AG27];[.AL27];[.AQ27];[.AV27];[.BA27])" office:value-type="float" office:value="12" calcext:value-type="float">
            <text:p>12</text:p>
          </table:table-cell>
          <table:table-cell table:formula="of:=SUM([.AH27];[.AM27];[.AR27];[.AW27];[.BB27])" office:value-type="float" office:value="16" calcext:value-type="float">
            <text:p>16</text:p>
          </table:table-cell>
          <table:table-cell table:formula="of:=SUM([.AI27];[.AN27];[.AS27];[.AX27];[.BC27])" office:value-type="float" office:value="13" calcext:value-type="float">
            <text:p>13</text:p>
          </table:table-cell>
          <table:table-cell table:formula="of:=SUM([.AJ27];[.AO27];[.AT27];[.AY27];[.BD27])" office:value-type="float" office:value="6" calcext:value-type="float">
            <text:p>6</text:p>
          </table:table-cell>
          <table:table-cell table:formula="of:=SUM([.AK27];[.AP27];[.AU27];[.AZ27];[.BE27])" office:value-type="float" office:value="3" calcext:value-type="float">
            <text:p>3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pla</text:p>
          </table:table-cell>
          <table:table-cell table:formula="of:=SUM([.AG37];[.AL37];[.AQ37];[.AV37];[.BA37])" office:value-type="float" office:value="6" calcext:value-type="float">
            <text:p>6</text:p>
          </table:table-cell>
          <table:table-cell table:formula="of:=SUM([.AH37];[.AM37];[.AR37];[.AW37];[.BB37])" office:value-type="float" office:value="15" calcext:value-type="float">
            <text:p>15</text:p>
          </table:table-cell>
          <table:table-cell table:formula="of:=SUM([.AI37];[.AN37];[.AS37];[.AX37];[.BC37])" office:value-type="float" office:value="19" calcext:value-type="float">
            <text:p>19</text:p>
          </table:table-cell>
          <table:table-cell table:formula="of:=SUM([.AJ37];[.AO37];[.AT37];[.AY37];[.BD37])" office:value-type="float" office:value="6" calcext:value-type="float">
            <text:p>6</text:p>
          </table:table-cell>
          <table:table-cell table:formula="of:=SUM([.AK37];[.AP37];[.AU37];[.AZ37];[.BE37])" office:value-type="float" office:value="4" calcext:value-type="float">
            <text:p>4</text:p>
          </table:table-cell>
          <table:table-cell/>
          <table:table-cell table:style-name="ce900" office:value-type="string" calcext:value-type="string">
            <text:p>auc</text:p>
          </table:table-cell>
          <table:table-cell table:style-name="ce900" office:value-type="string" calcext:value-type="string">
            <text:p>pla</text:p>
          </table:table-cell>
          <table:table-cell table:formula="of:=SUM([.AG47];[.AL47];[.AQ47];[.AV47];[.BA47])" office:value-type="float" office:value="13" calcext:value-type="float">
            <text:p>13</text:p>
          </table:table-cell>
          <table:table-cell table:formula="of:=SUM([.AH47];[.AM47];[.AR47];[.AW47];[.BB47])" office:value-type="float" office:value="8" calcext:value-type="float">
            <text:p>8</text:p>
          </table:table-cell>
          <table:table-cell table:formula="of:=SUM([.AI47];[.AN47];[.AS47];[.AX47];[.BC47])" office:value-type="float" office:value="18" calcext:value-type="float">
            <text:p>18</text:p>
          </table:table-cell>
          <table:table-cell table:formula="of:=SUM([.AJ47];[.AO47];[.AT47];[.AY47];[.BD47])" office:value-type="float" office:value="8" calcext:value-type="float">
            <text:p>8</text:p>
          </table:table-cell>
          <table:table-cell table:formula="of:=SUM([.AK47];[.AP47];[.AU47];[.AZ47];[.BE47])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59]; OFFSET([.$C59]; 0; 0; 1; 5))" office:value-type="float" office:value="2" calcext:value-type="float">
            <text:p>2</text:p>
          </table:table-cell>
          <table:table-cell table:formula="of:=RANK([.D59]; OFFSET([.$C59]; 0; 0; 1; 5))" office:value-type="float" office:value="1" calcext:value-type="float">
            <text:p>1</text:p>
          </table:table-cell>
          <table:table-cell table:formula="of:=RANK([.E59]; OFFSET([.$C59]; 0; 0; 1; 5))" office:value-type="float" office:value="2" calcext:value-type="float">
            <text:p>2</text:p>
          </table:table-cell>
          <table:table-cell table:formula="of:=RANK([.F59]; OFFSET([.$C59]; 0; 0; 1; 5))" office:value-type="float" office:value="2" calcext:value-type="float">
            <text:p>2</text:p>
          </table:table-cell>
          <table:table-cell table:formula="of:=RANK([.G59]; OFFSET([.$C59]; 0; 0; 1; 5))" office:value-type="float" office:value="2" calcext:value-type="float">
            <text:p>2</text:p>
          </table:table-cell>
          <table:table-cell table:formula="of:=RANK([.H59];[.$H59:.$L59];)" office:value-type="float" office:value="1" calcext:value-type="float">
            <text:p>1</text:p>
          </table:table-cell>
          <table:table-cell table:formula="of:=RANK([.I59];[.$H59:.$L59];)" office:value-type="float" office:value="3" calcext:value-type="float">
            <text:p>3</text:p>
          </table:table-cell>
          <table:table-cell table:formula="of:=RANK([.J59];[.$H59:.$L59];)" office:value-type="float" office:value="2" calcext:value-type="float">
            <text:p>2</text:p>
          </table:table-cell>
          <table:table-cell table:formula="of:=RANK([.K59];[.$H59:.$L59];)" office:value-type="float" office:value="4" calcext:value-type="float">
            <text:p>4</text:p>
          </table:table-cell>
          <table:table-cell table:formula="of:=RANK([.L59];[.$H59:.$L59];)" office:value-type="float" office:value="5" calcext:value-type="float">
            <text:p>5</text:p>
          </table:table-cell>
          <table:table-cell table:formula="of:=RANK([.M59];[.$M59:.$Q59];)" office:value-type="float" office:value="1" calcext:value-type="float">
            <text:p>1</text:p>
          </table:table-cell>
          <table:table-cell table:formula="of:=RANK([.N59];[.$M59:.$Q59];)" office:value-type="float" office:value="5" calcext:value-type="float">
            <text:p>5</text:p>
          </table:table-cell>
          <table:table-cell table:formula="of:=RANK([.O59];[.$M59:.$Q59];)" office:value-type="float" office:value="1" calcext:value-type="float">
            <text:p>1</text:p>
          </table:table-cell>
          <table:table-cell table:formula="of:=RANK([.P59];[.$M59:.$Q59];)" office:value-type="float" office:value="3" calcext:value-type="float">
            <text:p>3</text:p>
          </table:table-cell>
          <table:table-cell table:formula="of:=RANK([.Q59];[.$M59:.$Q59];)" office:value-type="float" office:value="3" calcext:value-type="float">
            <text:p>3</text:p>
          </table:table-cell>
          <table:table-cell table:formula="of:=RANK([.R59];[.$R59:.$V59];)" office:value-type="float" office:value="4" calcext:value-type="float">
            <text:p>4</text:p>
          </table:table-cell>
          <table:table-cell table:formula="of:=RANK([.S59];[.$R59:.$V59];)" office:value-type="float" office:value="2" calcext:value-type="float">
            <text:p>2</text:p>
          </table:table-cell>
          <table:table-cell table:formula="of:=RANK([.T59];[.$R59:.$V59];)" office:value-type="float" office:value="1" calcext:value-type="float">
            <text:p>1</text:p>
          </table:table-cell>
          <table:table-cell table:formula="of:=RANK([.U59];[.$R59:.$V59];)" office:value-type="float" office:value="5" calcext:value-type="float">
            <text:p>5</text:p>
          </table:table-cell>
          <table:table-cell table:formula="of:=RANK([.V59];[.$R59:.$V59];)" office:value-type="float" office:value="3" calcext:value-type="float">
            <text:p>3</text:p>
          </table:table-cell>
          <table:table-cell table:formula="of:=RANK([.W59];[.$W59:.$AA59];)" office:value-type="float" office:value="3" calcext:value-type="float">
            <text:p>3</text:p>
          </table:table-cell>
          <table:table-cell table:formula="of:=RANK([.X59];[.$W59:.$AA59];)" office:value-type="float" office:value="5" calcext:value-type="float">
            <text:p>5</text:p>
          </table:table-cell>
          <table:table-cell table:formula="of:=RANK([.Y59];[.$W59:.$AA59];)" office:value-type="float" office:value="4" calcext:value-type="float">
            <text:p>4</text:p>
          </table:table-cell>
          <table:table-cell table:formula="of:=RANK([.Z59];[.$W59:.$AA59];)" office:value-type="float" office:value="2" calcext:value-type="float">
            <text:p>2</text:p>
          </table:table-cell>
          <table:table-cell table:formula="of:=RANK([.AA59];[.$W59:.$AA59];)" office:value-type="float" office:value="1" calcext:value-type="float">
            <text:p>1</text:p>
          </table:table-cell>
          <table:table-cell/>
          <table:table-cell table:style-name="ce899" table:number-columns-repeated="2"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ase</text:p>
          </table:table-cell>
          <table:table-cell table:formula="of:=SUM([.AG28];[.AL28];[.AQ28];[.AV28];[.BA28])" office:value-type="float" office:value="12" calcext:value-type="float">
            <text:p>12</text:p>
          </table:table-cell>
          <table:table-cell table:formula="of:=SUM([.AH28];[.AM28];[.AR28];[.AW28];[.BB28])" office:value-type="float" office:value="17" calcext:value-type="float">
            <text:p>17</text:p>
          </table:table-cell>
          <table:table-cell table:formula="of:=SUM([.AI28];[.AN28];[.AS28];[.AX28];[.BC28])" office:value-type="float" office:value="11" calcext:value-type="float">
            <text:p>11</text:p>
          </table:table-cell>
          <table:table-cell table:formula="of:=SUM([.AJ28];[.AO28];[.AT28];[.AY28];[.BD28])" office:value-type="float" office:value="8" calcext:value-type="float">
            <text:p>8</text:p>
          </table:table-cell>
          <table:table-cell table:formula="of:=SUM([.AK28];[.AP28];[.AU28];[.AZ28];[.BE28])" office:value-type="float" office:value="2" calcext:value-type="float">
            <text:p>2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ase</text:p>
          </table:table-cell>
          <table:table-cell table:formula="of:=SUM([.AG38];[.AL38];[.AQ38];[.AV38];[.BA38])" office:value-type="float" office:value="16" calcext:value-type="float">
            <text:p>16</text:p>
          </table:table-cell>
          <table:table-cell table:formula="of:=SUM([.AH38];[.AM38];[.AR38];[.AW38];[.BB38])" office:value-type="float" office:value="14" calcext:value-type="float">
            <text:p>14</text:p>
          </table:table-cell>
          <table:table-cell table:formula="of:=SUM([.AI38];[.AN38];[.AS38];[.AX38];[.BC38])" office:value-type="float" office:value="6" calcext:value-type="float">
            <text:p>6</text:p>
          </table:table-cell>
          <table:table-cell table:formula="of:=SUM([.AJ38];[.AO38];[.AT38];[.AY38];[.BD38])" office:value-type="float" office:value="8" calcext:value-type="float">
            <text:p>8</text:p>
          </table:table-cell>
          <table:table-cell table:formula="of:=SUM([.AK38];[.AP38];[.AU38];[.AZ38];[.BE38])" office:value-type="float" office:value="6" calcext:value-type="float">
            <text:p>6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ase</text:p>
          </table:table-cell>
          <table:table-cell table:formula="of:=SUM([.AG48];[.AL48];[.AQ48];[.AV48];[.BA48])" office:value-type="float" office:value="14" calcext:value-type="float">
            <text:p>14</text:p>
          </table:table-cell>
          <table:table-cell table:formula="of:=SUM([.AH48];[.AM48];[.AR48];[.AW48];[.BB48])" office:value-type="float" office:value="14" calcext:value-type="float">
            <text:p>14</text:p>
          </table:table-cell>
          <table:table-cell table:formula="of:=SUM([.AI48];[.AN48];[.AS48];[.AX48];[.BC48])" office:value-type="float" office:value="10" calcext:value-type="float">
            <text:p>10</text:p>
          </table:table-cell>
          <table:table-cell table:formula="of:=SUM([.AJ48];[.AO48];[.AT48];[.AY48];[.BD48])" office:value-type="float" office:value="3" calcext:value-type="float">
            <text:p>3</text:p>
          </table:table-cell>
          <table:table-cell table:formula="of:=SUM([.AK48];[.AP48];[.AU48];[.AZ48];[.BE48])" office:value-type="float" office:value="9" calcext:value-type="float">
            <text:p>9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60]; OFFSET([.$C60]; 0; 0; 1; 5))" office:value-type="float" office:value="4" calcext:value-type="float">
            <text:p>4</text:p>
          </table:table-cell>
          <table:table-cell table:formula="of:=RANK([.D60]; OFFSET([.$C60]; 0; 0; 1; 5))" office:value-type="float" office:value="3" calcext:value-type="float">
            <text:p>3</text:p>
          </table:table-cell>
          <table:table-cell table:formula="of:=RANK([.E60]; OFFSET([.$C60]; 0; 0; 1; 5))" office:value-type="float" office:value="5" calcext:value-type="float">
            <text:p>5</text:p>
          </table:table-cell>
          <table:table-cell table:formula="of:=RANK([.F60]; OFFSET([.$C60]; 0; 0; 1; 5))" office:value-type="float" office:value="1" calcext:value-type="float">
            <text:p>1</text:p>
          </table:table-cell>
          <table:table-cell table:formula="of:=RANK([.G60]; OFFSET([.$C60]; 0; 0; 1; 5))" office:value-type="float" office:value="2" calcext:value-type="float">
            <text:p>2</text:p>
          </table:table-cell>
          <table:table-cell table:formula="of:=RANK([.H60];[.$H60:.$L60];)" office:value-type="float" office:value="1" calcext:value-type="float">
            <text:p>1</text:p>
          </table:table-cell>
          <table:table-cell table:formula="of:=RANK([.I60];[.$H60:.$L60];)" office:value-type="float" office:value="5" calcext:value-type="float">
            <text:p>5</text:p>
          </table:table-cell>
          <table:table-cell table:formula="of:=RANK([.J60];[.$H60:.$L60];)" office:value-type="float" office:value="4" calcext:value-type="float">
            <text:p>4</text:p>
          </table:table-cell>
          <table:table-cell table:formula="of:=RANK([.K60];[.$H60:.$L60];)" office:value-type="float" office:value="2" calcext:value-type="float">
            <text:p>2</text:p>
          </table:table-cell>
          <table:table-cell table:formula="of:=RANK([.L60];[.$H60:.$L60];)" office:value-type="float" office:value="2" calcext:value-type="float">
            <text:p>2</text:p>
          </table:table-cell>
          <table:table-cell table:formula="of:=RANK([.M60];[.$M60:.$Q60];)" office:value-type="float" office:value="4" calcext:value-type="float">
            <text:p>4</text:p>
          </table:table-cell>
          <table:table-cell table:formula="of:=RANK([.N60];[.$M60:.$Q60];)" office:value-type="float" office:value="2" calcext:value-type="float">
            <text:p>2</text:p>
          </table:table-cell>
          <table:table-cell table:formula="of:=RANK([.O60];[.$M60:.$Q60];)" office:value-type="float" office:value="2" calcext:value-type="float">
            <text:p>2</text:p>
          </table:table-cell>
          <table:table-cell table:formula="of:=RANK([.P60];[.$M60:.$Q60];)" office:value-type="float" office:value="5" calcext:value-type="float">
            <text:p>5</text:p>
          </table:table-cell>
          <table:table-cell table:formula="of:=RANK([.Q60];[.$M60:.$Q60];)" office:value-type="float" office:value="1" calcext:value-type="float">
            <text:p>1</text:p>
          </table:table-cell>
          <table:table-cell table:formula="of:=RANK([.R60];[.$R60:.$V60];)" office:value-type="float" office:value="3" calcext:value-type="float">
            <text:p>3</text:p>
          </table:table-cell>
          <table:table-cell table:formula="of:=RANK([.S60];[.$R60:.$V60];)" office:value-type="float" office:value="2" calcext:value-type="float">
            <text:p>2</text:p>
          </table:table-cell>
          <table:table-cell table:formula="of:=RANK([.T60];[.$R60:.$V60];)" office:value-type="float" office:value="5" calcext:value-type="float">
            <text:p>5</text:p>
          </table:table-cell>
          <table:table-cell table:formula="of:=RANK([.U60];[.$R60:.$V60];)" office:value-type="float" office:value="1" calcext:value-type="float">
            <text:p>1</text:p>
          </table:table-cell>
          <table:table-cell table:formula="of:=RANK([.V60];[.$R60:.$V60];)" office:value-type="float" office:value="3" calcext:value-type="float">
            <text:p>3</text:p>
          </table:table-cell>
          <table:table-cell table:formula="of:=RANK([.W60];[.$W60:.$AA60];)" office:value-type="float" office:value="2" calcext:value-type="float">
            <text:p>2</text:p>
          </table:table-cell>
          <table:table-cell table:formula="of:=RANK([.X60];[.$W60:.$AA60];)" office:value-type="float" office:value="4" calcext:value-type="float">
            <text:p>4</text:p>
          </table:table-cell>
          <table:table-cell table:formula="of:=RANK([.Y60];[.$W60:.$AA60];)" office:value-type="float" office:value="5" calcext:value-type="float">
            <text:p>5</text:p>
          </table:table-cell>
          <table:table-cell table:formula="of:=RANK([.Z60];[.$W60:.$AA60];)" office:value-type="float" office:value="3" calcext:value-type="float">
            <text:p>3</text:p>
          </table:table-cell>
          <table:table-cell table:formula="of:=RANK([.AA60];[.$W60:.$AA60];)" office:value-type="float" office:value="1" calcext:value-type="float">
            <text:p>1</text:p>
          </table:table-cell>
          <table:table-cell/>
          <table:table-cell table:style-name="ce899" table:number-columns-repeated="2"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bq</text:p>
          </table:table-cell>
          <table:table-cell table:formula="of:=SUM([.AG29];[.AL29];[.AQ29];[.AV29];[.BA29])" office:value-type="float" office:value="14" calcext:value-type="float">
            <text:p>14</text:p>
          </table:table-cell>
          <table:table-cell table:formula="of:=SUM([.AH29];[.AM29];[.AR29];[.AW29];[.BB29])" office:value-type="float" office:value="10" calcext:value-type="float">
            <text:p>10</text:p>
          </table:table-cell>
          <table:table-cell table:formula="of:=SUM([.AI29];[.AN29];[.AS29];[.AX29];[.BC29])" office:value-type="float" office:value="7" calcext:value-type="float">
            <text:p>7</text:p>
          </table:table-cell>
          <table:table-cell table:formula="of:=SUM([.AJ29];[.AO29];[.AT29];[.AY29];[.BD29])" office:value-type="float" office:value="9" calcext:value-type="float">
            <text:p>9</text:p>
          </table:table-cell>
          <table:table-cell table:formula="of:=SUM([.AK29];[.AP29];[.AU29];[.AZ29];[.BE29])" office:value-type="float" office:value="10" calcext:value-type="float">
            <text:p>10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bq</text:p>
          </table:table-cell>
          <table:table-cell table:formula="of:=SUM([.AG39];[.AL39];[.AQ39];[.AV39];[.BA39])" office:value-type="float" office:value="5" calcext:value-type="float">
            <text:p>5</text:p>
          </table:table-cell>
          <table:table-cell table:formula="of:=SUM([.AH39];[.AM39];[.AR39];[.AW39];[.BB39])" office:value-type="float" office:value="12" calcext:value-type="float">
            <text:p>12</text:p>
          </table:table-cell>
          <table:table-cell table:formula="of:=SUM([.AI39];[.AN39];[.AS39];[.AX39];[.BC39])" office:value-type="float" office:value="9" calcext:value-type="float">
            <text:p>9</text:p>
          </table:table-cell>
          <table:table-cell table:formula="of:=SUM([.AJ39];[.AO39];[.AT39];[.AY39];[.BD39])" office:value-type="float" office:value="16" calcext:value-type="float">
            <text:p>16</text:p>
          </table:table-cell>
          <table:table-cell table:formula="of:=SUM([.AK39];[.AP39];[.AU39];[.AZ39];[.BE39])" office:value-type="float" office:value="8" calcext:value-type="float">
            <text:p>8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bbq</text:p>
          </table:table-cell>
          <table:table-cell table:formula="of:=SUM([.AG49];[.AL49];[.AQ49];[.AV49];[.BA49])" office:value-type="float" office:value="8" calcext:value-type="float">
            <text:p>8</text:p>
          </table:table-cell>
          <table:table-cell table:formula="of:=SUM([.AH49];[.AM49];[.AR49];[.AW49];[.BB49])" office:value-type="float" office:value="8" calcext:value-type="float">
            <text:p>8</text:p>
          </table:table-cell>
          <table:table-cell table:formula="of:=SUM([.AI49];[.AN49];[.AS49];[.AX49];[.BC49])" office:value-type="float" office:value="20" calcext:value-type="float">
            <text:p>20</text:p>
          </table:table-cell>
          <table:table-cell table:formula="of:=SUM([.AJ49];[.AO49];[.AT49];[.AY49];[.BD49])" office:value-type="float" office:value="9" calcext:value-type="float">
            <text:p>9</text:p>
          </table:table-cell>
          <table:table-cell table:formula="of:=SUM([.AK49];[.AP49];[.AU49];[.AZ49];[.BE49])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61]; OFFSET([.$C61]; 0; 0; 1; 5))" office:value-type="float" office:value="4" calcext:value-type="float">
            <text:p>4</text:p>
          </table:table-cell>
          <table:table-cell table:formula="of:=RANK([.D61]; OFFSET([.$C61]; 0; 0; 1; 5))" office:value-type="float" office:value="5" calcext:value-type="float">
            <text:p>5</text:p>
          </table:table-cell>
          <table:table-cell table:formula="of:=RANK([.E61]; OFFSET([.$C61]; 0; 0; 1; 5))" office:value-type="float" office:value="2" calcext:value-type="float">
            <text:p>2</text:p>
          </table:table-cell>
          <table:table-cell table:formula="of:=RANK([.F61]; OFFSET([.$C61]; 0; 0; 1; 5))" office:value-type="float" office:value="2" calcext:value-type="float">
            <text:p>2</text:p>
          </table:table-cell>
          <table:table-cell table:formula="of:=RANK([.G61]; OFFSET([.$C61]; 0; 0; 1; 5))" office:value-type="float" office:value="1" calcext:value-type="float">
            <text:p>1</text:p>
          </table:table-cell>
          <table:table-cell table:formula="of:=RANK([.H61];[.$H61:.$L61];)" office:value-type="float" office:value="3" calcext:value-type="float">
            <text:p>3</text:p>
          </table:table-cell>
          <table:table-cell table:formula="of:=RANK([.I61];[.$H61:.$L61];)" office:value-type="float" office:value="4" calcext:value-type="float">
            <text:p>4</text:p>
          </table:table-cell>
          <table:table-cell table:formula="of:=RANK([.J61];[.$H61:.$L61];)" office:value-type="float" office:value="5" calcext:value-type="float">
            <text:p>5</text:p>
          </table:table-cell>
          <table:table-cell table:formula="of:=RANK([.K61];[.$H61:.$L61];)" office:value-type="float" office:value="1" calcext:value-type="float">
            <text:p>1</text:p>
          </table:table-cell>
          <table:table-cell table:formula="of:=RANK([.L61];[.$H61:.$L61];)" office:value-type="float" office:value="1" calcext:value-type="float">
            <text:p>1</text:p>
          </table:table-cell>
          <table:table-cell table:formula="of:=RANK([.M61];[.$M61:.$Q61];)" office:value-type="float" office:value="4" calcext:value-type="float">
            <text:p>4</text:p>
          </table:table-cell>
          <table:table-cell table:formula="of:=RANK([.N61];[.$M61:.$Q61];)" office:value-type="float" office:value="2" calcext:value-type="float">
            <text:p>2</text:p>
          </table:table-cell>
          <table:table-cell table:formula="of:=RANK([.O61];[.$M61:.$Q61];)" office:value-type="float" office:value="2" calcext:value-type="float">
            <text:p>2</text:p>
          </table:table-cell>
          <table:table-cell table:formula="of:=RANK([.P61];[.$M61:.$Q61];)" office:value-type="float" office:value="5" calcext:value-type="float">
            <text:p>5</text:p>
          </table:table-cell>
          <table:table-cell table:formula="of:=RANK([.Q61];[.$M61:.$Q61];)" office:value-type="float" office:value="1" calcext:value-type="float">
            <text:p>1</text:p>
          </table:table-cell>
          <table:table-cell table:formula="of:=RANK([.R61];[.$R61:.$V61];)" office:value-type="float" office:value="2" calcext:value-type="float">
            <text:p>2</text:p>
          </table:table-cell>
          <table:table-cell table:formula="of:=RANK([.S61];[.$R61:.$V61];)" office:value-type="float" office:value="1" calcext:value-type="float">
            <text:p>1</text:p>
          </table:table-cell>
          <table:table-cell table:formula="of:=RANK([.T61];[.$R61:.$V61];)" office:value-type="float" office:value="5" calcext:value-type="float">
            <text:p>5</text:p>
          </table:table-cell>
          <table:table-cell table:formula="of:=RANK([.U61];[.$R61:.$V61];)" office:value-type="float" office:value="2" calcext:value-type="float">
            <text:p>2</text:p>
          </table:table-cell>
          <table:table-cell table:formula="of:=RANK([.V61];[.$R61:.$V61];)" office:value-type="float" office:value="2" calcext:value-type="float">
            <text:p>2</text:p>
          </table:table-cell>
          <table:table-cell table:formula="of:=RANK([.W61];[.$W61:.$AA61];)" office:value-type="float" office:value="2" calcext:value-type="float">
            <text:p>2</text:p>
          </table:table-cell>
          <table:table-cell table:formula="of:=RANK([.X61];[.$W61:.$AA61];)" office:value-type="float" office:value="3" calcext:value-type="float">
            <text:p>3</text:p>
          </table:table-cell>
          <table:table-cell table:formula="of:=RANK([.Y61];[.$W61:.$AA61];)" office:value-type="float" office:value="5" calcext:value-type="float">
            <text:p>5</text:p>
          </table:table-cell>
          <table:table-cell table:formula="of:=RANK([.Z61];[.$W61:.$AA61];)" office:value-type="float" office:value="4" calcext:value-type="float">
            <text:p>4</text:p>
          </table:table-cell>
          <table:table-cell table:formula="of:=RANK([.AA61];[.$W61:.$AA61];)" office:value-type="float" office:value="1" calcext:value-type="float">
            <text:p>1</text:p>
          </table:table-cell>
          <table:table-cell/>
          <table:table-cell table:style-name="ce899" table:number-columns-repeated="2"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his</text:p>
          </table:table-cell>
          <table:table-cell table:formula="of:=SUM([.AG30];[.AL30];[.AQ30];[.AV30];[.BA30])" office:value-type="float" office:value="15" calcext:value-type="float">
            <text:p>15</text:p>
          </table:table-cell>
          <table:table-cell table:formula="of:=SUM([.AH30];[.AM30];[.AR30];[.AW30];[.BB30])" office:value-type="float" office:value="12" calcext:value-type="float">
            <text:p>12</text:p>
          </table:table-cell>
          <table:table-cell table:formula="of:=SUM([.AI30];[.AN30];[.AS30];[.AX30];[.BC30])" office:value-type="float" office:value="5" calcext:value-type="float">
            <text:p>5</text:p>
          </table:table-cell>
          <table:table-cell table:formula="of:=SUM([.AJ30];[.AO30];[.AT30];[.AY30];[.BD30])" office:value-type="float" office:value="12" calcext:value-type="float">
            <text:p>12</text:p>
          </table:table-cell>
          <table:table-cell table:formula="of:=SUM([.AK30];[.AP30];[.AU30];[.AZ30];[.BE30])" office:value-type="float" office:value="6" calcext:value-type="float">
            <text:p>6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his</text:p>
          </table:table-cell>
          <table:table-cell table:formula="of:=SUM([.AG40];[.AL40];[.AQ40];[.AV40];[.BA40])" office:value-type="float" office:value="13" calcext:value-type="float">
            <text:p>13</text:p>
          </table:table-cell>
          <table:table-cell table:formula="of:=SUM([.AH40];[.AM40];[.AR40];[.AW40];[.BB40])" office:value-type="float" office:value="9" calcext:value-type="float">
            <text:p>9</text:p>
          </table:table-cell>
          <table:table-cell table:formula="of:=SUM([.AI40];[.AN40];[.AS40];[.AX40];[.BC40])" office:value-type="float" office:value="8" calcext:value-type="float">
            <text:p>8</text:p>
          </table:table-cell>
          <table:table-cell table:formula="of:=SUM([.AJ40];[.AO40];[.AT40];[.AY40];[.BD40])" office:value-type="float" office:value="11" calcext:value-type="float">
            <text:p>11</text:p>
          </table:table-cell>
          <table:table-cell table:formula="of:=SUM([.AK40];[.AP40];[.AU40];[.AZ40];[.BE40])" office:value-type="float" office:value="9" calcext:value-type="float">
            <text:p>9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his</text:p>
          </table:table-cell>
          <table:table-cell table:formula="of:=SUM([.AG50];[.AL50];[.AQ50];[.AV50];[.BA50])" office:value-type="float" office:value="7" calcext:value-type="float">
            <text:p>7</text:p>
          </table:table-cell>
          <table:table-cell table:formula="of:=SUM([.AH50];[.AM50];[.AR50];[.AW50];[.BB50])" office:value-type="float" office:value="9" calcext:value-type="float">
            <text:p>9</text:p>
          </table:table-cell>
          <table:table-cell table:formula="of:=SUM([.AI50];[.AN50];[.AS50];[.AX50];[.BC50])" office:value-type="float" office:value="12" calcext:value-type="float">
            <text:p>12</text:p>
          </table:table-cell>
          <table:table-cell table:formula="of:=SUM([.AJ50];[.AO50];[.AT50];[.AY50];[.BD50])" office:value-type="float" office:value="13" calcext:value-type="float">
            <text:p>13</text:p>
          </table:table-cell>
          <table:table-cell table:formula="of:=SUM([.AK50];[.AP50];[.AU50];[.AZ50];[.BE50])" office:value-type="float" office:value="9" calcext:value-type="float">
            <text:p>9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62]; OFFSET([.$C62]; 0; 0; 1; 5))" office:value-type="float" office:value="5" calcext:value-type="float">
            <text:p>5</text:p>
          </table:table-cell>
          <table:table-cell table:formula="of:=RANK([.D62]; OFFSET([.$C62]; 0; 0; 1; 5))" office:value-type="float" office:value="3" calcext:value-type="float">
            <text:p>3</text:p>
          </table:table-cell>
          <table:table-cell table:formula="of:=RANK([.E62]; OFFSET([.$C62]; 0; 0; 1; 5))" office:value-type="float" office:value="3" calcext:value-type="float">
            <text:p>3</text:p>
          </table:table-cell>
          <table:table-cell table:formula="of:=RANK([.F62]; OFFSET([.$C62]; 0; 0; 1; 5))" office:value-type="float" office:value="1" calcext:value-type="float">
            <text:p>1</text:p>
          </table:table-cell>
          <table:table-cell table:formula="of:=RANK([.G62]; OFFSET([.$C62]; 0; 0; 1; 5))" office:value-type="float" office:value="2" calcext:value-type="float">
            <text:p>2</text:p>
          </table:table-cell>
          <table:table-cell table:formula="of:=RANK([.H62];[.$H62:.$L62];)" office:value-type="float" office:value="5" calcext:value-type="float">
            <text:p>5</text:p>
          </table:table-cell>
          <table:table-cell table:formula="of:=RANK([.I62];[.$H62:.$L62];)" office:value-type="float" office:value="1" calcext:value-type="float">
            <text:p>1</text:p>
          </table:table-cell>
          <table:table-cell table:formula="of:=RANK([.J62];[.$H62:.$L62];)" office:value-type="float" office:value="1" calcext:value-type="float">
            <text:p>1</text:p>
          </table:table-cell>
          <table:table-cell table:formula="of:=RANK([.K62];[.$H62:.$L62];)" office:value-type="float" office:value="4" calcext:value-type="float">
            <text:p>4</text:p>
          </table:table-cell>
          <table:table-cell table:formula="of:=RANK([.L62];[.$H62:.$L62];)" office:value-type="float" office:value="3" calcext:value-type="float">
            <text:p>3</text:p>
          </table:table-cell>
          <table:table-cell table:formula="of:=RANK([.M62];[.$M62:.$Q62];)" office:value-type="float" office:value="5" calcext:value-type="float">
            <text:p>5</text:p>
          </table:table-cell>
          <table:table-cell table:formula="of:=RANK([.N62];[.$M62:.$Q62];)" office:value-type="float" office:value="1" calcext:value-type="float">
            <text:p>1</text:p>
          </table:table-cell>
          <table:table-cell table:formula="of:=RANK([.O62];[.$M62:.$Q62];)" office:value-type="float" office:value="3" calcext:value-type="float">
            <text:p>3</text:p>
          </table:table-cell>
          <table:table-cell table:formula="of:=RANK([.P62];[.$M62:.$Q62];)" office:value-type="float" office:value="4" calcext:value-type="float">
            <text:p>4</text:p>
          </table:table-cell>
          <table:table-cell table:formula="of:=RANK([.Q62];[.$M62:.$Q62];)" office:value-type="float" office:value="1" calcext:value-type="float">
            <text:p>1</text:p>
          </table:table-cell>
          <table:table-cell table:formula="of:=RANK([.R62];[.$R62:.$V62];)" office:value-type="float" office:value="5" calcext:value-type="float">
            <text:p>5</text:p>
          </table:table-cell>
          <table:table-cell table:formula="of:=RANK([.S62];[.$R62:.$V62];)" office:value-type="float" office:value="2" calcext:value-type="float">
            <text:p>2</text:p>
          </table:table-cell>
          <table:table-cell table:formula="of:=RANK([.T62];[.$R62:.$V62];)" office:value-type="float" office:value="3" calcext:value-type="float">
            <text:p>3</text:p>
          </table:table-cell>
          <table:table-cell table:formula="of:=RANK([.U62];[.$R62:.$V62];)" office:value-type="float" office:value="1" calcext:value-type="float">
            <text:p>1</text:p>
          </table:table-cell>
          <table:table-cell table:formula="of:=RANK([.V62];[.$R62:.$V62];)" office:value-type="float" office:value="3" calcext:value-type="float">
            <text:p>3</text:p>
          </table:table-cell>
          <table:table-cell table:formula="of:=RANK([.W62];[.$W62:.$AA62];)" office:value-type="float" office:value="1" calcext:value-type="float">
            <text:p>1</text:p>
          </table:table-cell>
          <table:table-cell table:formula="of:=RANK([.X62];[.$W62:.$AA62];)" office:value-type="float" office:value="5" calcext:value-type="float">
            <text:p>5</text:p>
          </table:table-cell>
          <table:table-cell table:formula="of:=RANK([.Y62];[.$W62:.$AA62];)" office:value-type="float" office:value="2" calcext:value-type="float">
            <text:p>2</text:p>
          </table:table-cell>
          <table:table-cell table:formula="of:=RANK([.Z62];[.$W62:.$AA62];)" office:value-type="float" office:value="4" calcext:value-type="float">
            <text:p>4</text:p>
          </table:table-cell>
          <table:table-cell table:formula="of:=RANK([.AA62];[.$W62:.$AA62];)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iso</text:p>
          </table:table-cell>
          <table:table-cell table:formula="of:=SUM([.AG31];[.AL31];[.AQ31];[.AV31];[.BA31])" office:value-type="float" office:value="16" calcext:value-type="float">
            <text:p>16</text:p>
          </table:table-cell>
          <table:table-cell table:formula="of:=SUM([.AH31];[.AM31];[.AR31];[.AW31];[.BB31])" office:value-type="float" office:value="6" calcext:value-type="float">
            <text:p>6</text:p>
          </table:table-cell>
          <table:table-cell table:formula="of:=SUM([.AI31];[.AN31];[.AS31];[.AX31];[.BC31])" office:value-type="float" office:value="9" calcext:value-type="float">
            <text:p>9</text:p>
          </table:table-cell>
          <table:table-cell table:formula="of:=SUM([.AJ31];[.AO31];[.AT31];[.AY31];[.BD31])" office:value-type="float" office:value="5" calcext:value-type="float">
            <text:p>5</text:p>
          </table:table-cell>
          <table:table-cell table:formula="of:=SUM([.AK31];[.AP31];[.AU31];[.AZ31];[.BE31])" office:value-type="float" office:value="14" calcext:value-type="float">
            <text:p>14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iso</text:p>
          </table:table-cell>
          <table:table-cell table:formula="of:=SUM([.AG41];[.AL41];[.AQ41];[.AV41];[.BA41])" office:value-type="float" office:value="14" calcext:value-type="float">
            <text:p>14</text:p>
          </table:table-cell>
          <table:table-cell table:formula="of:=SUM([.AH41];[.AM41];[.AR41];[.AW41];[.BB41])" office:value-type="float" office:value="7" calcext:value-type="float">
            <text:p>7</text:p>
          </table:table-cell>
          <table:table-cell table:formula="of:=SUM([.AI41];[.AN41];[.AS41];[.AX41];[.BC41])" office:value-type="float" office:value="6" calcext:value-type="float">
            <text:p>6</text:p>
          </table:table-cell>
          <table:table-cell table:formula="of:=SUM([.AJ41];[.AO41];[.AT41];[.AY41];[.BD41])" office:value-type="float" office:value="6" calcext:value-type="float">
            <text:p>6</text:p>
          </table:table-cell>
          <table:table-cell table:formula="of:=SUM([.AK41];[.AP41];[.AU41];[.AZ41];[.BE41])" office:value-type="float" office:value="17" calcext:value-type="float">
            <text:p>17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iso</text:p>
          </table:table-cell>
          <table:table-cell table:formula="of:=SUM([.AG51];[.AL51];[.AQ51];[.AV51];[.BA51])" office:value-type="float" office:value="20" calcext:value-type="float">
            <text:p>20</text:p>
          </table:table-cell>
          <table:table-cell table:formula="of:=SUM([.AH51];[.AM51];[.AR51];[.AW51];[.BB51])" office:value-type="float" office:value="4" calcext:value-type="float">
            <text:p>4</text:p>
          </table:table-cell>
          <table:table-cell table:formula="of:=SUM([.AI51];[.AN51];[.AS51];[.AX51];[.BC51])" office:value-type="float" office:value="2" calcext:value-type="float">
            <text:p>2</text:p>
          </table:table-cell>
          <table:table-cell table:formula="of:=SUM([.AJ51];[.AO51];[.AT51];[.AY51];[.BD51])" office:value-type="float" office:value="9" calcext:value-type="float">
            <text:p>9</text:p>
          </table:table-cell>
          <table:table-cell table:formula="of:=SUM([.AK51];[.AP51];[.AU51];[.AZ51];[.BE51])" office:value-type="float" office:value="15" calcext:value-type="float">
            <text:p>15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63]; OFFSET([.$C63]; 0; 0; 1; 5))" office:value-type="float" office:value="2" calcext:value-type="float">
            <text:p>2</text:p>
          </table:table-cell>
          <table:table-cell table:formula="of:=RANK([.D63]; OFFSET([.$C63]; 0; 0; 1; 5))" office:value-type="float" office:value="4" calcext:value-type="float">
            <text:p>4</text:p>
          </table:table-cell>
          <table:table-cell table:formula="of:=RANK([.E63]; OFFSET([.$C63]; 0; 0; 1; 5))" office:value-type="float" office:value="4" calcext:value-type="float">
            <text:p>4</text:p>
          </table:table-cell>
          <table:table-cell table:formula="of:=RANK([.F63]; OFFSET([.$C63]; 0; 0; 1; 5))" office:value-type="float" office:value="1" calcext:value-type="float">
            <text:p>1</text:p>
          </table:table-cell>
          <table:table-cell table:formula="of:=RANK([.G63]; OFFSET([.$C63]; 0; 0; 1; 5))" office:value-type="float" office:value="2" calcext:value-type="float">
            <text:p>2</text:p>
          </table:table-cell>
          <table:table-cell table:formula="of:=RANK([.H63];[.$H63:.$L63];)" office:value-type="float" office:value="3" calcext:value-type="float">
            <text:p>3</text:p>
          </table:table-cell>
          <table:table-cell table:formula="of:=RANK([.I63];[.$H63:.$L63];)" office:value-type="float" office:value="1" calcext:value-type="float">
            <text:p>1</text:p>
          </table:table-cell>
          <table:table-cell table:formula="of:=RANK([.J63];[.$H63:.$L63];)" office:value-type="float" office:value="1" calcext:value-type="float">
            <text:p>1</text:p>
          </table:table-cell>
          <table:table-cell table:formula="of:=RANK([.K63];[.$H63:.$L63];)" office:value-type="float" office:value="5" calcext:value-type="float">
            <text:p>5</text:p>
          </table:table-cell>
          <table:table-cell table:formula="of:=RANK([.L63];[.$H63:.$L63];)" office:value-type="float" office:value="3" calcext:value-type="float">
            <text:p>3</text:p>
          </table:table-cell>
          <table:table-cell table:formula="of:=RANK([.M63];[.$M63:.$Q63];)" office:value-type="float" office:value="1" calcext:value-type="float">
            <text:p>1</text:p>
          </table:table-cell>
          <table:table-cell table:formula="of:=RANK([.N63];[.$M63:.$Q63];)" office:value-type="float" office:value="1" calcext:value-type="float">
            <text:p>1</text:p>
          </table:table-cell>
          <table:table-cell table:formula="of:=RANK([.O63];[.$M63:.$Q63];)" office:value-type="float" office:value="4" calcext:value-type="float">
            <text:p>4</text:p>
          </table:table-cell>
          <table:table-cell table:formula="of:=RANK([.P63];[.$M63:.$Q63];)" office:value-type="float" office:value="5" calcext:value-type="float">
            <text:p>5</text:p>
          </table:table-cell>
          <table:table-cell table:formula="of:=RANK([.Q63];[.$M63:.$Q63];)" office:value-type="float" office:value="1" calcext:value-type="float">
            <text:p>1</text:p>
          </table:table-cell>
          <table:table-cell table:formula="of:=RANK([.R63];[.$R63:.$V63];)" office:value-type="float" office:value="2" calcext:value-type="float">
            <text:p>2</text:p>
          </table:table-cell>
          <table:table-cell table:formula="of:=RANK([.S63];[.$R63:.$V63];)" office:value-type="float" office:value="1" calcext:value-type="float">
            <text:p>1</text:p>
          </table:table-cell>
          <table:table-cell table:formula="of:=RANK([.T63];[.$R63:.$V63];)" office:value-type="float" office:value="2" calcext:value-type="float">
            <text:p>2</text:p>
          </table:table-cell>
          <table:table-cell table:formula="of:=RANK([.U63];[.$R63:.$V63];)" office:value-type="float" office:value="5" calcext:value-type="float">
            <text:p>5</text:p>
          </table:table-cell>
          <table:table-cell table:formula="of:=RANK([.V63];[.$R63:.$V63];)" office:value-type="float" office:value="2" calcext:value-type="float">
            <text:p>2</text:p>
          </table:table-cell>
          <table:table-cell table:formula="of:=RANK([.W63];[.$W63:.$AA63];)" office:value-type="float" office:value="4" calcext:value-type="float">
            <text:p>4</text:p>
          </table:table-cell>
          <table:table-cell table:formula="of:=RANK([.X63];[.$W63:.$AA63];)" office:value-type="float" office:value="3" calcext:value-type="float">
            <text:p>3</text:p>
          </table:table-cell>
          <table:table-cell table:formula="of:=RANK([.Y63];[.$W63:.$AA63];)" office:value-type="float" office:value="1" calcext:value-type="float">
            <text:p>1</text:p>
          </table:table-cell>
          <table:table-cell table:formula="of:=RANK([.Z63];[.$W63:.$AA63];)" office:value-type="float" office:value="2" calcext:value-type="float">
            <text:p>2</text:p>
          </table:table-cell>
          <table:table-cell table:formula="of:=RANK([.AA63];[.$W63:.$AA63];)" office:value-type="float" office:value="4" calcext:value-type="float">
            <text:p>4</text:p>
          </table:table-cell>
          <table:table-cell/>
          <table:table-cell table:style-name="ce899" table:number-columns-repeated="2"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pla</text:p>
          </table:table-cell>
          <table:table-cell table:formula="of:=SUM([.AG32];[.AL32];[.AQ32];[.AV32];[.BA32])" office:value-type="float" office:value="13" calcext:value-type="float">
            <text:p>13</text:p>
          </table:table-cell>
          <table:table-cell table:formula="of:=SUM([.AH32];[.AM32];[.AR32];[.AW32];[.BB32])" office:value-type="float" office:value="16" calcext:value-type="float">
            <text:p>16</text:p>
          </table:table-cell>
          <table:table-cell table:formula="of:=SUM([.AI32];[.AN32];[.AS32];[.AX32];[.BC32])" office:value-type="float" office:value="8" calcext:value-type="float">
            <text:p>8</text:p>
          </table:table-cell>
          <table:table-cell table:formula="of:=SUM([.AJ32];[.AO32];[.AT32];[.AY32];[.BD32])" office:value-type="float" office:value="12" calcext:value-type="float">
            <text:p>12</text:p>
          </table:table-cell>
          <table:table-cell table:formula="of:=SUM([.AK32];[.AP32];[.AU32];[.AZ32];[.BE32])" office:value-type="float" office:value="1" calcext:value-type="float">
            <text:p>1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pla</text:p>
          </table:table-cell>
          <table:table-cell table:formula="of:=SUM([.AG42];[.AL42];[.AQ42];[.AV42];[.BA42])" office:value-type="float" office:value="8" calcext:value-type="float">
            <text:p>8</text:p>
          </table:table-cell>
          <table:table-cell table:formula="of:=SUM([.AH42];[.AM42];[.AR42];[.AW42];[.BB42])" office:value-type="float" office:value="9" calcext:value-type="float">
            <text:p>9</text:p>
          </table:table-cell>
          <table:table-cell table:formula="of:=SUM([.AI42];[.AN42];[.AS42];[.AX42];[.BC42])" office:value-type="float" office:value="20" calcext:value-type="float">
            <text:p>20</text:p>
          </table:table-cell>
          <table:table-cell table:formula="of:=SUM([.AJ42];[.AO42];[.AT42];[.AY42];[.BD42])" office:value-type="float" office:value="6" calcext:value-type="float">
            <text:p>6</text:p>
          </table:table-cell>
          <table:table-cell table:formula="of:=SUM([.AK42];[.AP42];[.AU42];[.AZ42];[.BE42])" office:value-type="float" office:value="7" calcext:value-type="float">
            <text:p>7</text:p>
          </table:table-cell>
          <table:table-cell/>
          <table:table-cell table:style-name="ce900" office:value-type="string" calcext:value-type="string">
            <text:p>auc_optimal</text:p>
          </table:table-cell>
          <table:table-cell table:style-name="ce900" office:value-type="string" calcext:value-type="string">
            <text:p>pla</text:p>
          </table:table-cell>
          <table:table-cell table:formula="of:=SUM([.AG52];[.AL52];[.AQ52];[.AV52];[.BA52])" office:value-type="float" office:value="9" calcext:value-type="float">
            <text:p>9</text:p>
          </table:table-cell>
          <table:table-cell table:formula="of:=SUM([.AH52];[.AM52];[.AR52];[.AW52];[.BB52])" office:value-type="float" office:value="14" calcext:value-type="float">
            <text:p>14</text:p>
          </table:table-cell>
          <table:table-cell table:formula="of:=SUM([.AI52];[.AN52];[.AS52];[.AX52];[.BC52])" office:value-type="float" office:value="11" calcext:value-type="float">
            <text:p>11</text:p>
          </table:table-cell>
          <table:table-cell table:formula="of:=SUM([.AJ52];[.AO52];[.AT52];[.AY52];[.BD52])" office:value-type="float" office:value="11" calcext:value-type="float">
            <text:p>11</text:p>
          </table:table-cell>
          <table:table-cell table:formula="of:=SUM([.AK52];[.AP52];[.AU52];[.AZ52];[.BE52])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64]; OFFSET([.$C64]; 0; 0; 1; 5))" office:value-type="float" office:value="5" calcext:value-type="float">
            <text:p>5</text:p>
          </table:table-cell>
          <table:table-cell table:formula="of:=RANK([.D64]; OFFSET([.$C64]; 0; 0; 1; 5))" office:value-type="float" office:value="2" calcext:value-type="float">
            <text:p>2</text:p>
          </table:table-cell>
          <table:table-cell table:formula="of:=RANK([.E64]; OFFSET([.$C64]; 0; 0; 1; 5))" office:value-type="float" office:value="4" calcext:value-type="float">
            <text:p>4</text:p>
          </table:table-cell>
          <table:table-cell table:formula="of:=RANK([.F64]; OFFSET([.$C64]; 0; 0; 1; 5))" office:value-type="float" office:value="1" calcext:value-type="float">
            <text:p>1</text:p>
          </table:table-cell>
          <table:table-cell table:formula="of:=RANK([.G64]; OFFSET([.$C64]; 0; 0; 1; 5))" office:value-type="float" office:value="3" calcext:value-type="float">
            <text:p>3</text:p>
          </table:table-cell>
          <table:table-cell table:formula="of:=RANK([.H64];[.$H64:.$L64];)" office:value-type="float" office:value="5" calcext:value-type="float">
            <text:p>5</text:p>
          </table:table-cell>
          <table:table-cell table:formula="of:=RANK([.I64];[.$H64:.$L64];)" office:value-type="float" office:value="3" calcext:value-type="float">
            <text:p>3</text:p>
          </table:table-cell>
          <table:table-cell table:formula="of:=RANK([.J64];[.$H64:.$L64];)" office:value-type="float" office:value="1" calcext:value-type="float">
            <text:p>1</text:p>
          </table:table-cell>
          <table:table-cell table:formula="of:=RANK([.K64];[.$H64:.$L64];)" office:value-type="float" office:value="4" calcext:value-type="float">
            <text:p>4</text:p>
          </table:table-cell>
          <table:table-cell table:formula="of:=RANK([.L64];[.$H64:.$L64];)" office:value-type="float" office:value="2" calcext:value-type="float">
            <text:p>2</text:p>
          </table:table-cell>
          <table:table-cell table:formula="of:=RANK([.M64];[.$M64:.$Q64];)" office:value-type="float" office:value="5" calcext:value-type="float">
            <text:p>5</text:p>
          </table:table-cell>
          <table:table-cell table:formula="of:=RANK([.N64];[.$M64:.$Q64];)" office:value-type="float" office:value="3" calcext:value-type="float">
            <text:p>3</text:p>
          </table:table-cell>
          <table:table-cell table:formula="of:=RANK([.O64];[.$M64:.$Q64];)" office:value-type="float" office:value="4" calcext:value-type="float">
            <text:p>4</text:p>
          </table:table-cell>
          <table:table-cell table:formula="of:=RANK([.P64];[.$M64:.$Q64];)" office:value-type="float" office:value="1" calcext:value-type="float">
            <text:p>1</text:p>
          </table:table-cell>
          <table:table-cell table:formula="of:=RANK([.Q64];[.$M64:.$Q64];)" office:value-type="float" office:value="2" calcext:value-type="float">
            <text:p>2</text:p>
          </table:table-cell>
          <table:table-cell table:formula="of:=RANK([.R64];[.$R64:.$V64];)" office:value-type="float" office:value="1" calcext:value-type="float">
            <text:p>1</text:p>
          </table:table-cell>
          <table:table-cell table:formula="of:=RANK([.S64];[.$R64:.$V64];)" office:value-type="float" office:value="4" calcext:value-type="float">
            <text:p>4</text:p>
          </table:table-cell>
          <table:table-cell table:formula="of:=RANK([.T64];[.$R64:.$V64];)" office:value-type="float" office:value="2" calcext:value-type="float">
            <text:p>2</text:p>
          </table:table-cell>
          <table:table-cell table:formula="of:=RANK([.U64];[.$R64:.$V64];)" office:value-type="float" office:value="5" calcext:value-type="float">
            <text:p>5</text:p>
          </table:table-cell>
          <table:table-cell table:formula="of:=RANK([.V64];[.$R64:.$V64];)" office:value-type="float" office:value="3" calcext:value-type="float">
            <text:p>3</text:p>
          </table:table-cell>
          <table:table-cell table:formula="of:=RANK([.W64];[.$W64:.$AA64];)" office:value-type="float" office:value="4" calcext:value-type="float">
            <text:p>4</text:p>
          </table:table-cell>
          <table:table-cell table:formula="of:=RANK([.X64];[.$W64:.$AA64];)" office:value-type="float" office:value="5" calcext:value-type="float">
            <text:p>5</text:p>
          </table:table-cell>
          <table:table-cell table:formula="of:=RANK([.Y64];[.$W64:.$AA64];)" office:value-type="float" office:value="2" calcext:value-type="float">
            <text:p>2</text:p>
          </table:table-cell>
          <table:table-cell table:formula="of:=RANK([.Z64];[.$W64:.$AA64];)" office:value-type="float" office:value="1" calcext:value-type="float">
            <text:p>1</text:p>
          </table:table-cell>
          <table:table-cell table:formula="of:=RANK([.AA64];[.$W64:.$AA64];)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65]; OFFSET([.$C65]; 0; 0; 1; 5))" office:value-type="float" office:value="3" calcext:value-type="float">
            <text:p>3</text:p>
          </table:table-cell>
          <table:table-cell table:formula="of:=RANK([.D65]; OFFSET([.$C65]; 0; 0; 1; 5))" office:value-type="float" office:value="2" calcext:value-type="float">
            <text:p>2</text:p>
          </table:table-cell>
          <table:table-cell table:formula="of:=RANK([.E65]; OFFSET([.$C65]; 0; 0; 1; 5))" office:value-type="float" office:value="5" calcext:value-type="float">
            <text:p>5</text:p>
          </table:table-cell>
          <table:table-cell table:formula="of:=RANK([.F65]; OFFSET([.$C65]; 0; 0; 1; 5))" office:value-type="float" office:value="1" calcext:value-type="float">
            <text:p>1</text:p>
          </table:table-cell>
          <table:table-cell table:formula="of:=RANK([.G65]; OFFSET([.$C65]; 0; 0; 1; 5))" office:value-type="float" office:value="4" calcext:value-type="float">
            <text:p>4</text:p>
          </table:table-cell>
          <table:table-cell table:formula="of:=RANK([.H65];[.$H65:.$L65];)" office:value-type="float" office:value="2" calcext:value-type="float">
            <text:p>2</text:p>
          </table:table-cell>
          <table:table-cell table:formula="of:=RANK([.I65];[.$H65:.$L65];)" office:value-type="float" office:value="4" calcext:value-type="float">
            <text:p>4</text:p>
          </table:table-cell>
          <table:table-cell table:formula="of:=RANK([.J65];[.$H65:.$L65];)" office:value-type="float" office:value="1" calcext:value-type="float">
            <text:p>1</text:p>
          </table:table-cell>
          <table:table-cell table:formula="of:=RANK([.K65];[.$H65:.$L65];)" office:value-type="float" office:value="5" calcext:value-type="float">
            <text:p>5</text:p>
          </table:table-cell>
          <table:table-cell table:formula="of:=RANK([.L65];[.$H65:.$L65];)" office:value-type="float" office:value="3" calcext:value-type="float">
            <text:p>3</text:p>
          </table:table-cell>
          <table:table-cell table:formula="of:=RANK([.M65];[.$M65:.$Q65];)" office:value-type="float" office:value="1" calcext:value-type="float">
            <text:p>1</text:p>
          </table:table-cell>
          <table:table-cell table:formula="of:=RANK([.N65];[.$M65:.$Q65];)" office:value-type="float" office:value="3" calcext:value-type="float">
            <text:p>3</text:p>
          </table:table-cell>
          <table:table-cell table:formula="of:=RANK([.O65];[.$M65:.$Q65];)" office:value-type="float" office:value="4" calcext:value-type="float">
            <text:p>4</text:p>
          </table:table-cell>
          <table:table-cell table:formula="of:=RANK([.P65];[.$M65:.$Q65];)" office:value-type="float" office:value="4" calcext:value-type="float">
            <text:p>4</text:p>
          </table:table-cell>
          <table:table-cell table:formula="of:=RANK([.Q65];[.$M65:.$Q65];)" office:value-type="float" office:value="1" calcext:value-type="float">
            <text:p>1</text:p>
          </table:table-cell>
          <table:table-cell table:formula="of:=RANK([.R65];[.$R65:.$V65];)" office:value-type="float" office:value="1" calcext:value-type="float">
            <text:p>1</text:p>
          </table:table-cell>
          <table:table-cell table:formula="of:=RANK([.S65];[.$R65:.$V65];)" office:value-type="float" office:value="5" calcext:value-type="float">
            <text:p>5</text:p>
          </table:table-cell>
          <table:table-cell table:formula="of:=RANK([.T65];[.$R65:.$V65];)" office:value-type="float" office:value="4" calcext:value-type="float">
            <text:p>4</text:p>
          </table:table-cell>
          <table:table-cell table:formula="of:=RANK([.U65];[.$R65:.$V65];)" office:value-type="float" office:value="2" calcext:value-type="float">
            <text:p>2</text:p>
          </table:table-cell>
          <table:table-cell table:formula="of:=RANK([.V65];[.$R65:.$V65];)" office:value-type="float" office:value="3" calcext:value-type="float">
            <text:p>3</text:p>
          </table:table-cell>
          <table:table-cell table:formula="of:=RANK([.W65];[.$W65:.$AA65];)" office:value-type="float" office:value="5" calcext:value-type="float">
            <text:p>5</text:p>
          </table:table-cell>
          <table:table-cell table:formula="of:=RANK([.X65];[.$W65:.$AA65];)" office:value-type="float" office:value="2" calcext:value-type="float">
            <text:p>2</text:p>
          </table:table-cell>
          <table:table-cell table:formula="of:=RANK([.Y65];[.$W65:.$AA65];)" office:value-type="float" office:value="1" calcext:value-type="float">
            <text:p>1</text:p>
          </table:table-cell>
          <table:table-cell table:formula="of:=RANK([.Z65];[.$W65:.$AA65];)" office:value-type="float" office:value="3" calcext:value-type="float">
            <text:p>3</text:p>
          </table:table-cell>
          <table:table-cell table:formula="of:=RANK([.AA65];[.$W65:.$AA65];)" office:value-type="float" office:value="4" calcext:value-type="float">
            <text:p>4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66]; OFFSET([.$C66]; 0; 0; 1; 5))" office:value-type="float" office:value="5" calcext:value-type="float">
            <text:p>5</text:p>
          </table:table-cell>
          <table:table-cell table:formula="of:=RANK([.D66]; OFFSET([.$C66]; 0; 0; 1; 5))" office:value-type="float" office:value="3" calcext:value-type="float">
            <text:p>3</text:p>
          </table:table-cell>
          <table:table-cell table:formula="of:=RANK([.E66]; OFFSET([.$C66]; 0; 0; 1; 5))" office:value-type="float" office:value="3" calcext:value-type="float">
            <text:p>3</text:p>
          </table:table-cell>
          <table:table-cell table:formula="of:=RANK([.F66]; OFFSET([.$C66]; 0; 0; 1; 5))" office:value-type="float" office:value="1" calcext:value-type="float">
            <text:p>1</text:p>
          </table:table-cell>
          <table:table-cell table:formula="of:=RANK([.G66]; OFFSET([.$C66]; 0; 0; 1; 5))" office:value-type="float" office:value="2" calcext:value-type="float">
            <text:p>2</text:p>
          </table:table-cell>
          <table:table-cell table:formula="of:=RANK([.H66];[.$H66:.$L66];)" office:value-type="float" office:value="5" calcext:value-type="float">
            <text:p>5</text:p>
          </table:table-cell>
          <table:table-cell table:formula="of:=RANK([.I66];[.$H66:.$L66];)" office:value-type="float" office:value="3" calcext:value-type="float">
            <text:p>3</text:p>
          </table:table-cell>
          <table:table-cell table:formula="of:=RANK([.J66];[.$H66:.$L66];)" office:value-type="float" office:value="3" calcext:value-type="float">
            <text:p>3</text:p>
          </table:table-cell>
          <table:table-cell table:formula="of:=RANK([.K66];[.$H66:.$L66];)" office:value-type="float" office:value="2" calcext:value-type="float">
            <text:p>2</text:p>
          </table:table-cell>
          <table:table-cell table:formula="of:=RANK([.L66];[.$H66:.$L66];)" office:value-type="float" office:value="1" calcext:value-type="float">
            <text:p>1</text:p>
          </table:table-cell>
          <table:table-cell table:formula="of:=RANK([.M66];[.$M66:.$Q66];)" office:value-type="float" office:value="5" calcext:value-type="float">
            <text:p>5</text:p>
          </table:table-cell>
          <table:table-cell table:formula="of:=RANK([.N66];[.$M66:.$Q66];)" office:value-type="float" office:value="2" calcext:value-type="float">
            <text:p>2</text:p>
          </table:table-cell>
          <table:table-cell table:formula="of:=RANK([.O66];[.$M66:.$Q66];)" office:value-type="float" office:value="4" calcext:value-type="float">
            <text:p>4</text:p>
          </table:table-cell>
          <table:table-cell table:formula="of:=RANK([.P66];[.$M66:.$Q66];)" office:value-type="float" office:value="1" calcext:value-type="float">
            <text:p>1</text:p>
          </table:table-cell>
          <table:table-cell table:formula="of:=RANK([.Q66];[.$M66:.$Q66];)" office:value-type="float" office:value="3" calcext:value-type="float">
            <text:p>3</text:p>
          </table:table-cell>
          <table:table-cell table:formula="of:=RANK([.R66];[.$R66:.$V66];)" office:value-type="float" office:value="5" calcext:value-type="float">
            <text:p>5</text:p>
          </table:table-cell>
          <table:table-cell table:formula="of:=RANK([.S66];[.$R66:.$V66];)" office:value-type="float" office:value="1" calcext:value-type="float">
            <text:p>1</text:p>
          </table:table-cell>
          <table:table-cell table:formula="of:=RANK([.T66];[.$R66:.$V66];)" office:value-type="float" office:value="3" calcext:value-type="float">
            <text:p>3</text:p>
          </table:table-cell>
          <table:table-cell table:formula="of:=RANK([.U66];[.$R66:.$V66];)" office:value-type="float" office:value="4" calcext:value-type="float">
            <text:p>4</text:p>
          </table:table-cell>
          <table:table-cell table:formula="of:=RANK([.V66];[.$R66:.$V66];)" office:value-type="float" office:value="1" calcext:value-type="float">
            <text:p>1</text:p>
          </table:table-cell>
          <table:table-cell table:formula="of:=RANK([.W66];[.$W66:.$AA66];)" office:value-type="float" office:value="2" calcext:value-type="float">
            <text:p>2</text:p>
          </table:table-cell>
          <table:table-cell table:formula="of:=RANK([.X66];[.$W66:.$AA66];)" office:value-type="float" office:value="4" calcext:value-type="float">
            <text:p>4</text:p>
          </table:table-cell>
          <table:table-cell table:formula="of:=RANK([.Y66];[.$W66:.$AA66];)" office:value-type="float" office:value="3" calcext:value-type="float">
            <text:p>3</text:p>
          </table:table-cell>
          <table:table-cell table:formula="of:=RANK([.Z66];[.$W66:.$AA66];)" office:value-type="float" office:value="1" calcext:value-type="float">
            <text:p>1</text:p>
          </table:table-cell>
          <table:table-cell table:formula="of:=RANK([.AA66];[.$W66:.$AA66];)" office:value-type="float" office:value="5" calcext:value-type="float">
            <text:p>5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67]; OFFSET([.$C67]; 0; 0; 1; 5))" office:value-type="float" office:value="3" calcext:value-type="float">
            <text:p>3</text:p>
          </table:table-cell>
          <table:table-cell table:formula="of:=RANK([.D67]; OFFSET([.$C67]; 0; 0; 1; 5))" office:value-type="float" office:value="4" calcext:value-type="float">
            <text:p>4</text:p>
          </table:table-cell>
          <table:table-cell table:formula="of:=RANK([.E67]; OFFSET([.$C67]; 0; 0; 1; 5))" office:value-type="float" office:value="4" calcext:value-type="float">
            <text:p>4</text:p>
          </table:table-cell>
          <table:table-cell table:formula="of:=RANK([.F67]; OFFSET([.$C67]; 0; 0; 1; 5))" office:value-type="float" office:value="1" calcext:value-type="float">
            <text:p>1</text:p>
          </table:table-cell>
          <table:table-cell table:formula="of:=RANK([.G67]; OFFSET([.$C67]; 0; 0; 1; 5))" office:value-type="float" office:value="2" calcext:value-type="float">
            <text:p>2</text:p>
          </table:table-cell>
          <table:table-cell table:formula="of:=RANK([.H67];[.$H67:.$L67];)" office:value-type="float" office:value="1" calcext:value-type="float">
            <text:p>1</text:p>
          </table:table-cell>
          <table:table-cell table:formula="of:=RANK([.I67];[.$H67:.$L67];)" office:value-type="float" office:value="3" calcext:value-type="float">
            <text:p>3</text:p>
          </table:table-cell>
          <table:table-cell table:formula="of:=RANK([.J67];[.$H67:.$L67];)" office:value-type="float" office:value="3" calcext:value-type="float">
            <text:p>3</text:p>
          </table:table-cell>
          <table:table-cell table:formula="of:=RANK([.K67];[.$H67:.$L67];)" office:value-type="float" office:value="5" calcext:value-type="float">
            <text:p>5</text:p>
          </table:table-cell>
          <table:table-cell table:formula="of:=RANK([.L67];[.$H67:.$L67];)" office:value-type="float" office:value="1" calcext:value-type="float">
            <text:p>1</text:p>
          </table:table-cell>
          <table:table-cell table:formula="of:=RANK([.M67];[.$M67:.$Q67];)" office:value-type="float" office:value="3" calcext:value-type="float">
            <text:p>3</text:p>
          </table:table-cell>
          <table:table-cell table:formula="of:=RANK([.N67];[.$M67:.$Q67];)" office:value-type="float" office:value="2" calcext:value-type="float">
            <text:p>2</text:p>
          </table:table-cell>
          <table:table-cell table:formula="of:=RANK([.O67];[.$M67:.$Q67];)" office:value-type="float" office:value="5" calcext:value-type="float">
            <text:p>5</text:p>
          </table:table-cell>
          <table:table-cell table:formula="of:=RANK([.P67];[.$M67:.$Q67];)" office:value-type="float" office:value="1" calcext:value-type="float">
            <text:p>1</text:p>
          </table:table-cell>
          <table:table-cell table:formula="of:=RANK([.Q67];[.$M67:.$Q67];)" office:value-type="float" office:value="3" calcext:value-type="float">
            <text:p>3</text:p>
          </table:table-cell>
          <table:table-cell table:formula="of:=RANK([.R67];[.$R67:.$V67];)" office:value-type="float" office:value="1" calcext:value-type="float">
            <text:p>1</text:p>
          </table:table-cell>
          <table:table-cell table:formula="of:=RANK([.S67];[.$R67:.$V67];)" office:value-type="float" office:value="2" calcext:value-type="float">
            <text:p>2</text:p>
          </table:table-cell>
          <table:table-cell table:formula="of:=RANK([.T67];[.$R67:.$V67];)" office:value-type="float" office:value="5" calcext:value-type="float">
            <text:p>5</text:p>
          </table:table-cell>
          <table:table-cell table:formula="of:=RANK([.U67];[.$R67:.$V67];)" office:value-type="float" office:value="4" calcext:value-type="float">
            <text:p>4</text:p>
          </table:table-cell>
          <table:table-cell table:formula="of:=RANK([.V67];[.$R67:.$V67];)" office:value-type="float" office:value="2" calcext:value-type="float">
            <text:p>2</text:p>
          </table:table-cell>
          <table:table-cell table:formula="of:=RANK([.W67];[.$W67:.$AA67];)" office:value-type="float" office:value="5" calcext:value-type="float">
            <text:p>5</text:p>
          </table:table-cell>
          <table:table-cell table:formula="of:=RANK([.X67];[.$W67:.$AA67];)" office:value-type="float" office:value="3" calcext:value-type="float">
            <text:p>3</text:p>
          </table:table-cell>
          <table:table-cell table:formula="of:=RANK([.Y67];[.$W67:.$AA67];)" office:value-type="float" office:value="2" calcext:value-type="float">
            <text:p>2</text:p>
          </table:table-cell>
          <table:table-cell table:formula="of:=RANK([.Z67];[.$W67:.$AA67];)" office:value-type="float" office:value="1" calcext:value-type="float">
            <text:p>1</text:p>
          </table:table-cell>
          <table:table-cell table:formula="of:=RANK([.AA67];[.$W67:.$AA67];)" office:value-type="float" office:value="4" calcext:value-type="float">
            <text:p>4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office:value-type="float" office:value="578231" calcext:value-type="float">
            <text:p>578231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06380858632324" calcext:value-type="float">
            <text:p>-1,06380858632324</text:p>
          </table:table-cell>
          <table:table-cell table:style-name="ce499" office:value-type="float" office:value="0.000610898179156886" calcext:value-type="float">
            <text:p>0,000610898179156886</text:p>
          </table:table-cell>
          <table:table-cell table:style-name="ce498" office:value-type="float" office:value="-0.305041824125672" calcext:value-type="float">
            <text:p>-0,305041824125672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494" office:value-type="float" office:value="-1.10156884136702" calcext:value-type="float">
            <text:p>-1,10156884136702</text:p>
          </table:table-cell>
          <table:table-cell table:number-columns-repeated="4" table:style-name="ce499" office:value-type="float" office:value="0" calcext:value-type="float">
            <text:p>0</text:p>
          </table:table-cell>
          <table:table-cell table:style-name="ce494" office:value-type="float" office:value="-1.61300810312738" calcext:value-type="float">
            <text:p>-1,61300810312738</text:p>
          </table:table-cell>
          <table:table-cell table:style-name="ce495" office:value-type="float" office:value="-0.0011840474471493" calcext:value-type="float">
            <text:p>-0,0011840474471493</text:p>
          </table:table-cell>
          <table:table-cell table:style-name="ce658" office:value-type="float" office:value="-0.22141687261692" calcext:value-type="float">
            <text:p>-0,22141687261692</text:p>
          </table:table-cell>
          <table:table-cell table:number-columns-repeated="2" table:style-name="ce499" office:value-type="float" office:value="0" calcext:value-type="float">
            <text:p>0</text:p>
          </table:table-cell>
          <table:table-cell table:style-name="ce494" office:value-type="float" office:value="-1.30870715786919" calcext:value-type="float">
            <text:p>-1,30870715786919</text:p>
          </table:table-cell>
          <table:table-cell table:style-name="ce526" office:value-type="float" office:value="-0.0707670411281059" calcext:value-type="float">
            <text:p>-0,0707670411281059</text:p>
          </table:table-cell>
          <table:table-cell table:style-name="ce499" office:value-type="float" office:value="0" calcext:value-type="float">
            <text:p>0</text:p>
          </table:table-cell>
          <table:table-cell table:style-name="ce502" office:value-type="float" office:value="-0.00160405293223703" calcext:value-type="float">
            <text:p>-0,00160405293223703</text:p>
          </table:table-cell>
          <table:table-cell table:style-name="ce502" office:value-type="float" office:value="-0.00251679050269817" calcext:value-type="float">
            <text:p>-0,00251679050269817</text:p>
          </table:table-cell>
          <table:table-cell table:style-name="ce494" office:value-type="float" office:value="-2.66155902621246" calcext:value-type="float">
            <text:p>-2,66155902621246</text:p>
          </table:table-cell>
          <table:table-cell table:style-name="ce616" office:value-type="float" office:value="-0.170440643062605" calcext:value-type="float">
            <text:p>-0,170440643062605</text:p>
          </table:table-cell>
          <table:table-cell table:style-name="ce541" office:value-type="float" office:value="0.0435936097132427" calcext:value-type="float">
            <text:p>0,0435936097132427</text:p>
          </table:table-cell>
          <table:table-cell table:style-name="ce593" office:value-type="float" office:value="0.0635853983317511" calcext:value-type="float">
            <text:p>0,0635853983317511</text:p>
          </table:table-cell>
          <table:table-cell table:style-name="ce816" office:value-type="float" office:value="0.013810007342847" calcext:value-type="float">
            <text:p>0,013810007342847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5" office:value-type="float" office:value="0" calcext:value-type="float">
            <text:p>0</text:p>
          </table:table-cell>
          <table:table-cell table:style-name="ce495" office:value-type="float" office:value="0.000610898179156886" calcext:value-type="float">
            <text:p>0,000610898179156886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499" office:value-type="float" office:value="0.000814530905542515" calcext:value-type="float">
            <text:p>0,000814530905542515</text:p>
          </table:table-cell>
          <table:table-cell table:number-columns-repeated="6" table:style-name="ce499" office:value-type="float" office:value="0" calcext:value-type="float">
            <text:p>0</text:p>
          </table:table-cell>
          <table:table-cell table:style-name="ce658" office:value-type="float" office:value="-0.222896931925856" calcext:value-type="float">
            <text:p>-0,222896931925856</text:p>
          </table:table-cell>
          <table:table-cell table:number-columns-repeated="3" table:style-name="ce499" office:value-type="float" office:value="0" calcext:value-type="float">
            <text:p>0</text:p>
          </table:table-cell>
          <table:table-cell table:style-name="ce512" office:value-type="float" office:value="-0.00660492383862316" calcext:value-type="float">
            <text:p>-0,00660492383862316</text:p>
          </table:table-cell>
          <table:table-cell table:style-name="ce526" office:value-type="float" office:value="-0.0707670411281059" calcext:value-type="float">
            <text:p>-0,0707670411281059</text:p>
          </table:table-cell>
          <table:table-cell table:style-name="ce499" office:value-type="float" office:value="0" calcext:value-type="float">
            <text:p>0</text:p>
          </table:table-cell>
          <table:table-cell table:style-name="ce502" office:value-type="float" office:value="-0.00160405293223703" calcext:value-type="float">
            <text:p>-0,00160405293223703</text:p>
          </table:table-cell>
          <table:table-cell table:style-name="ce501" office:value-type="float" office:value="-0.0030193937547991" calcext:value-type="float">
            <text:p>-0,0030193937547991</text:p>
          </table:table-cell>
          <table:table-cell table:style-name="ce500" office:value-type="float" office:value="0.0636202064641992" calcext:value-type="float">
            <text:p>0,0636202064641992</text:p>
          </table:table-cell>
          <table:table-cell table:style-name="ce502" office:value-type="float" office:value="0.0705937535471216" calcext:value-type="float">
            <text:p>0,0705937535471216</text:p>
          </table:table-cell>
          <table:table-cell table:style-name="ce541" office:value-type="float" office:value="0.0435936097132427" calcext:value-type="float">
            <text:p>0,0435936097132427</text:p>
          </table:table-cell>
          <table:table-cell table:style-name="ce499" office:value-type="float" office:value="0.0735224049100828" calcext:value-type="float">
            <text:p>0,0735224049100828</text:p>
          </table:table-cell>
          <table:table-cell table:style-name="ce495" office:value-type="float" office:value="0.0713335455675765" calcext:value-type="float">
            <text:p>0,0713335455675765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183623774690977" calcext:value-type="float">
            <text:p>-0,183623774690977</text:p>
          </table:table-cell>
          <table:table-cell table:number-columns-repeated="2" table:style-name="ce523" office:value-type="float" office:value="-0.151299115704522" calcext:value-type="float">
            <text:p>-0,151299115704522</text:p>
          </table:table-cell>
          <table:table-cell table:style-name="ce499" office:value-type="float" office:value="0.00122179635831377" calcext:value-type="float">
            <text:p>0,00122179635831377</text:p>
          </table:table-cell>
          <table:table-cell table:style-name="ce512" office:value-type="float" office:value="0.000203632726385629" calcext:value-type="float">
            <text:p>0,000203632726385629</text:p>
          </table:table-cell>
          <table:table-cell table:style-name="ce499" office:value-type="float" office:value="0.00112009426713343" calcext:value-type="float">
            <text:p>0,00112009426713343</text:p>
          </table:table-cell>
          <table:table-cell table:style-name="ce514" office:value-type="float" office:value="0" calcext:value-type="float">
            <text:p>0</text:p>
          </table:table-cell>
          <table:table-cell table:style-name="ce494" office:value-type="float" office:value="-0.104448790410201" calcext:value-type="float">
            <text:p>-0,104448790410201</text:p>
          </table:table-cell>
          <table:table-cell table:style-name="ce512" office:value-type="float" office:value="0.000560047133566667" calcext:value-type="float">
            <text:p>0,000560047133566667</text:p>
          </table:table-cell>
          <table:table-cell table:style-name="ce504" office:value-type="float" office:value="0.00042003535017505" calcext:value-type="float">
            <text:p>0,00042003535017505</text:p>
          </table:table-cell>
          <table:table-cell table:style-name="ce628" office:value-type="float" office:value="-0.168924102459967" calcext:value-type="float">
            <text:p>-0,168924102459967</text:p>
          </table:table-cell>
          <table:table-cell table:style-name="ce499" office:value-type="float" office:value="0.000148005930893613" calcext:value-type="float">
            <text:p>0,000148005930893613</text:p>
          </table:table-cell>
          <table:table-cell table:style-name="ce495" office:value-type="float" office:value="0" calcext:value-type="float">
            <text:p>0</text:p>
          </table:table-cell>
          <table:table-cell table:style-name="ce692" office:value-type="float" office:value="-0.110412424446672" calcext:value-type="float">
            <text:p>-0,110412424446672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494" office:value-type="float" office:value="-0.138042908227225" calcext:value-type="float">
            <text:p>-0,138042908227225</text:p>
          </table:table-cell>
          <table:table-cell table:style-name="ce495" office:value-type="float" office:value="0" calcext:value-type="float">
            <text:p>0</text:p>
          </table:table-cell>
          <table:table-cell table:style-name="ce499" office:value-type="float" office:value="0.0000943560548374745" calcext:value-type="float">
            <text:p>9,43560548374745E-05</text:p>
          </table:table-cell>
          <table:table-cell table:style-name="ce495" office:value-type="float" office:value="0" calcext:value-type="float">
            <text:p>0</text:p>
          </table:table-cell>
          <table:table-cell table:style-name="ce809" office:value-type="float" office:value="0.0863537315426599" calcext:value-type="float">
            <text:p>0,0863537315426599</text:p>
          </table:table-cell>
          <table:table-cell table:style-name="ce840" office:value-type="float" office:value="0.0888322613024569" calcext:value-type="float">
            <text:p>0,0888322613024569</text:p>
          </table:table-cell>
          <table:table-cell table:style-name="ce856" office:value-type="float" office:value="0.0843620388134041" calcext:value-type="float">
            <text:p>0,0843620388134041</text:p>
          </table:table-cell>
          <table:table-cell table:style-name="ce867" office:value-type="float" office:value="0.0861620484023293" calcext:value-type="float">
            <text:p>0,0861620484023293</text:p>
          </table:table-cell>
          <table:table-cell table:style-name="ce494" office:value-type="float" office:value="0.0444537997260695" calcext:value-type="float">
            <text:p>0,0444537997260695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-0.151299115704522" calcext:value-type="float">
            <text:p>-0,151299115704522</text:p>
          </table:table-cell>
          <table:table-cell table:style-name="ce499" office:value-type="float" office:value="0.00122179635831377" calcext:value-type="float">
            <text:p>0,00122179635831377</text:p>
          </table:table-cell>
          <table:table-cell table:style-name="ce562" office:value-type="float" office:value="-0.146819195724039" calcext:value-type="float">
            <text:p>-0,146819195724039</text:p>
          </table:table-cell>
          <table:table-cell table:style-name="ce529" office:value-type="float" office:value="0.000140011783391617" calcext:value-type="float">
            <text:p>0,000140011783391617</text:p>
          </table:table-cell>
          <table:table-cell table:number-columns-repeated="2" table:style-name="ce514" office:value-type="float" office:value="0" calcext:value-type="float">
            <text:p>0</text:p>
          </table:table-cell>
          <table:table-cell table:style-name="ce538" office:value-type="float" office:value="0.0008400707003501" calcext:value-type="float">
            <text:p>0,0008400707003501</text:p>
          </table:table-cell>
          <table:table-cell table:style-name="ce500" office:value-type="float" office:value="0.000700058916958383" calcext:value-type="float">
            <text:p>0,000700058916958383</text:p>
          </table:table-cell>
          <table:table-cell table:style-name="ce494" office:value-type="float" office:value="-0.22141687261692" calcext:value-type="float">
            <text:p>-0,22141687261692</text:p>
          </table:table-cell>
          <table:table-cell table:style-name="ce499" office:value-type="float" office:value="0.000148005930893613" calcext:value-type="float">
            <text:p>0,000148005930893613</text:p>
          </table:table-cell>
          <table:table-cell table:style-name="ce495" office:value-type="float" office:value="0" calcext:value-type="float">
            <text:p>0</text:p>
          </table:table-cell>
          <table:table-cell table:style-name="ce494" office:value-type="float" office:value="-0.22141687261692" calcext:value-type="float">
            <text:p>-0,22141687261692</text:p>
          </table:table-cell>
          <table:table-cell table:style-name="ce495" office:value-type="float" office:value="0" calcext:value-type="float">
            <text:p>0</text:p>
          </table:table-cell>
          <table:table-cell table:style-name="ce499" office:value-type="float" office:value="0" calcext:value-type="float">
            <text:p>0</text:p>
          </table:table-cell>
          <table:table-cell table:style-name="ce494" office:value-type="float" office:value="-0.138042908227225" calcext:value-type="float">
            <text:p>-0,138042908227225</text:p>
          </table:table-cell>
          <table:table-cell table:number-columns-repeated="3" table:style-name="ce499" office:value-type="float" office:value="0" calcext:value-type="float">
            <text:p>0</text:p>
          </table:table-cell>
          <table:table-cell table:style-name="ce499" office:value-type="float" office:value="0.10717805439753" calcext:value-type="float">
            <text:p>0,10717805439753</text:p>
          </table:table-cell>
          <table:table-cell table:style-name="ce518" office:value-type="float" office:value="0.0888322613024569" calcext:value-type="float">
            <text:p>0,0888322613024569</text:p>
          </table:table-cell>
          <table:table-cell table:style-name="ce856" office:value-type="float" office:value="0.0843620388134041" calcext:value-type="float">
            <text:p>0,0843620388134041</text:p>
          </table:table-cell>
          <table:table-cell table:style-name="ce867" office:value-type="float" office:value="0.0861620484023293" calcext:value-type="float">
            <text:p>0,0861620484023293</text:p>
          </table:table-cell>
          <table:table-cell table:style-name="ce824" office:value-type="float" office:value="0.101860992960151" calcext:value-type="float">
            <text:p>0,101860992960151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3.03860754312636" calcext:value-type="float">
            <text:p>-3,03860754312636</text:p>
          </table:table-cell>
          <table:table-cell table:style-name="ce495" office:value-type="float" office:value="0.00549808361241198" calcext:value-type="float">
            <text:p>0,00549808361241198</text:p>
          </table:table-cell>
          <table:table-cell table:style-name="ce502" office:value-type="float" office:value="0.00447991998048383" calcext:value-type="float">
            <text:p>0,00447991998048383</text:p>
          </table:table-cell>
          <table:table-cell table:style-name="ce499" office:value-type="float" office:value="0.00753441087626826" calcext:value-type="float">
            <text:p>0,00753441087626826</text:p>
          </table:table-cell>
          <table:table-cell table:style-name="ce502" office:value-type="float" office:value="0.00386902180132695" calcext:value-type="float">
            <text:p>0,00386902180132695</text:p>
          </table:table-cell>
          <table:table-cell table:style-name="ce494" office:value-type="float" office:value="-3.30063778167571" calcext:value-type="float">
            <text:p>-3,30063778167571</text:p>
          </table:table-cell>
          <table:table-cell table:number-columns-repeated="2" table:style-name="ce495" office:value-type="float" office:value="0.00322027101800878" calcext:value-type="float">
            <text:p>0,00322027101800878</text:p>
          </table:table-cell>
          <table:table-cell table:number-columns-repeated="2" table:style-name="ce499" office:value-type="float" office:value="0.0033602828014005" calcext:value-type="float">
            <text:p>0,0033602828014005</text:p>
          </table:table-cell>
          <table:table-cell table:style-name="ce629" office:value-type="float" office:value="0.0161326464674092" calcext:value-type="float">
            <text:p>0,0161326464674092</text:p>
          </table:table-cell>
          <table:table-cell table:style-name="ce659" office:value-type="float" office:value="0.0130245219186423" calcext:value-type="float">
            <text:p>0,0130245219186423</text:p>
          </table:table-cell>
          <table:table-cell table:style-name="ce677" office:value-type="float" office:value="0.0133205337804296" calcext:value-type="float">
            <text:p>0,0133205337804296</text:p>
          </table:table-cell>
          <table:table-cell table:style-name="ce499" office:value-type="float" office:value="0.0683481521804875" calcext:value-type="float">
            <text:p>0,0683481521804875</text:p>
          </table:table-cell>
          <table:table-cell table:style-name="ce494" office:value-type="float" office:value="0.011840474471493" calcext:value-type="float">
            <text:p>0,011840474471493</text:p>
          </table:table-cell>
          <table:table-cell table:style-name="ce494" office:value-type="float" office:value="-0.0918084413568627" calcext:value-type="float">
            <text:p>-0,0918084413568627</text:p>
          </table:table-cell>
          <table:table-cell table:number-columns-repeated="2" table:style-name="ce736" office:value-type="float" office:value="0.0079259086063478" calcext:value-type="float">
            <text:p>0,0079259086063478</text:p>
          </table:table-cell>
          <table:table-cell table:style-name="ce499" office:value-type="float" office:value="0.01863406274967" calcext:value-type="float">
            <text:p>0,01863406274967</text:p>
          </table:table-cell>
          <table:table-cell table:style-name="ce736" office:value-type="float" office:value="0.0079259086063478" calcext:value-type="float">
            <text:p>0,0079259086063478</text:p>
          </table:table-cell>
          <table:table-cell table:style-name="ce533" office:value-type="float" office:value="0.968071382229271" calcext:value-type="float">
            <text:p>0,968071382229271</text:p>
          </table:table-cell>
          <table:table-cell table:style-name="ce822" office:value-type="float" office:value="0.968786617827519" calcext:value-type="float">
            <text:p>0,968786617827519</text:p>
          </table:table-cell>
          <table:table-cell table:style-name="ce597" office:value-type="float" office:value="0.967821049769884" calcext:value-type="float">
            <text:p>0,967821049769884</text:p>
          </table:table-cell>
          <table:table-cell table:style-name="ce748" office:value-type="float" office:value="0.99228210722998" calcext:value-type="float">
            <text:p>0,99228210722998</text:p>
          </table:table-cell>
          <table:table-cell table:style-name="ce555" office:value-type="float" office:value="0.972537074892868" calcext:value-type="float">
            <text:p>0,972537074892868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2" office:value-type="float" office:value="0.00386902180132695" calcext:value-type="float">
            <text:p>0,00386902180132695</text:p>
          </table:table-cell>
          <table:table-cell table:style-name="ce495" office:value-type="float" office:value="0.00549808361241198" calcext:value-type="float">
            <text:p>0,00549808361241198</text:p>
          </table:table-cell>
          <table:table-cell table:style-name="ce502" office:value-type="float" office:value="0.00447991998048383" calcext:value-type="float">
            <text:p>0,00447991998048383</text:p>
          </table:table-cell>
          <table:table-cell table:style-name="ce499" office:value-type="float" office:value="0.00753441087626826" calcext:value-type="float">
            <text:p>0,00753441087626826</text:p>
          </table:table-cell>
          <table:table-cell table:style-name="ce502" office:value-type="float" office:value="0.00386902180132695" calcext:value-type="float">
            <text:p>0,00386902180132695</text:p>
          </table:table-cell>
          <table:table-cell table:style-name="ce499" office:value-type="float" office:value="0.0033602828014005" calcext:value-type="float">
            <text:p>0,0033602828014005</text:p>
          </table:table-cell>
          <table:table-cell table:number-columns-repeated="2" table:style-name="ce495" office:value-type="float" office:value="0.00322027101800878" calcext:value-type="float">
            <text:p>0,00322027101800878</text:p>
          </table:table-cell>
          <table:table-cell table:number-columns-repeated="2" table:style-name="ce499" office:value-type="float" office:value="0.0033602828014005" calcext:value-type="float">
            <text:p>0,0033602828014005</text:p>
          </table:table-cell>
          <table:table-cell table:style-name="ce630" office:value-type="float" office:value="0.0346462150097945" calcext:value-type="float">
            <text:p>0,0346462150097945</text:p>
          </table:table-cell>
          <table:table-cell table:style-name="ce659" office:value-type="float" office:value="0.0130245219186423" calcext:value-type="float">
            <text:p>0,0130245219186423</text:p>
          </table:table-cell>
          <table:table-cell table:style-name="ce677" office:value-type="float" office:value="0.0133205337804296" calcext:value-type="float">
            <text:p>0,0133205337804296</text:p>
          </table:table-cell>
          <table:table-cell table:style-name="ce693" office:value-type="float" office:value="0.0358302624569438" calcext:value-type="float">
            <text:p>0,0358302624569438</text:p>
          </table:table-cell>
          <table:table-cell table:style-name="ce630" office:value-type="float" office:value="0.0346462150097945" calcext:value-type="float">
            <text:p>0,0346462150097945</text:p>
          </table:table-cell>
          <table:table-cell table:number-columns-repeated="3" table:style-name="ce736" office:value-type="float" office:value="0.0079259086063478" calcext:value-type="float">
            <text:p>0,0079259086063478</text:p>
          </table:table-cell>
          <table:table-cell table:style-name="ce774" office:value-type="float" office:value="0.00830333282569771" calcext:value-type="float">
            <text:p>0,00830333282569771</text:p>
          </table:table-cell>
          <table:table-cell table:style-name="ce736" office:value-type="float" office:value="0.0079259086063478" calcext:value-type="float">
            <text:p>0,0079259086063478</text:p>
          </table:table-cell>
          <table:table-cell table:style-name="ce676" office:value-type="float" office:value="0.989242355937425" calcext:value-type="float">
            <text:p>0,989242355937425</text:p>
          </table:table-cell>
          <table:table-cell table:style-name="ce494" office:value-type="float" office:value="0.862323799028238" calcext:value-type="float">
            <text:p>0,862323799028238</text:p>
          </table:table-cell>
          <table:table-cell table:style-name="ce597" office:value-type="float" office:value="0.967821049769884" calcext:value-type="float">
            <text:p>0,967821049769884</text:p>
          </table:table-cell>
          <table:table-cell table:style-name="ce541" office:value-type="float" office:value="0.99228210722998" calcext:value-type="float">
            <text:p>0,99228210722998</text:p>
          </table:table-cell>
          <table:table-cell table:style-name="ce499" office:value-type="float" office:value="0.993784101986302" calcext:value-type="float">
            <text:p>0,993784101986302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54749061354948" calcext:value-type="float">
            <text:p>-1,54749061354948</text:p>
          </table:table-cell>
          <table:table-cell table:style-name="ce495" office:value-type="float" office:value="0.00264722544301317" calcext:value-type="float">
            <text:p>0,00264722544301317</text:p>
          </table:table-cell>
          <table:table-cell table:style-name="ce499" office:value-type="float" office:value="0.00386902180132695" calcext:value-type="float">
            <text:p>0,00386902180132695</text:p>
          </table:table-cell>
          <table:table-cell table:style-name="ce549" office:value-type="float" office:value="-0.415003496373912" calcext:value-type="float">
            <text:p>-0,415003496373912</text:p>
          </table:table-cell>
          <table:table-cell table:style-name="ce495" office:value-type="float" office:value="0.00305449089578443" calcext:value-type="float">
            <text:p>0,00305449089578443</text:p>
          </table:table-cell>
          <table:table-cell table:style-name="ce494" office:value-type="float" office:value="-1.33649554613183" calcext:value-type="float">
            <text:p>-1,33649554613183</text:p>
          </table:table-cell>
          <table:table-cell table:style-name="ce495" office:value-type="float" office:value="0.00406034171835898" calcext:value-type="float">
            <text:p>0,00406034171835898</text:p>
          </table:table-cell>
          <table:table-cell table:style-name="ce499" office:value-type="float" office:value="0.00518043598549252" calcext:value-type="float">
            <text:p>0,00518043598549252</text:p>
          </table:table-cell>
          <table:table-cell table:style-name="ce595" office:value-type="float" office:value="-0.198396697066025" calcext:value-type="float">
            <text:p>-0,198396697066025</text:p>
          </table:table-cell>
          <table:table-cell table:style-name="ce495" office:value-type="float" office:value="0.00462038885192575" calcext:value-type="float">
            <text:p>0,00462038885192575</text:p>
          </table:table-cell>
          <table:table-cell table:style-name="ce499" office:value-type="float" office:value="0.128312261728952" calcext:value-type="float">
            <text:p>0,128312261728952</text:p>
          </table:table-cell>
          <table:table-cell table:number-columns-repeated="2" table:style-name="ce494" office:value-type="float" office:value="0.0158366346056219" calcext:value-type="float">
            <text:p>0,0158366346056219</text:p>
          </table:table-cell>
          <table:table-cell table:style-name="ce620" office:value-type="float" office:value="0.0927375561793512" calcext:value-type="float">
            <text:p>0,0927375561793512</text:p>
          </table:table-cell>
          <table:table-cell table:style-name="ce580" office:value-type="float" office:value="0.0162806523983029" calcext:value-type="float">
            <text:p>0,0162806523983029</text:p>
          </table:table-cell>
          <table:table-cell table:style-name="ce499" office:value-type="float" office:value="0.197241897032257" calcext:value-type="float">
            <text:p>0,197241897032257</text:p>
          </table:table-cell>
          <table:table-cell table:style-name="ce622" office:value-type="float" office:value="0.012549355293384" calcext:value-type="float">
            <text:p>0,012549355293384</text:p>
          </table:table-cell>
          <table:table-cell table:style-name="ce622" office:value-type="float" office:value="0.0124549992385466" calcext:value-type="float">
            <text:p>0,0124549992385466</text:p>
          </table:table-cell>
          <table:table-cell table:style-name="ce775" office:value-type="float" office:value="0.0677992286832845" calcext:value-type="float">
            <text:p>0,0677992286832845</text:p>
          </table:table-cell>
          <table:table-cell table:style-name="ce494" office:value-type="float" office:value="0.0120775750191967" calcext:value-type="float">
            <text:p>0,0120775750191967</text:p>
          </table:table-cell>
          <table:table-cell table:style-name="ce494" office:value-type="float" office:value="0.966359585030796" calcext:value-type="float">
            <text:p>0,966359585030796</text:p>
          </table:table-cell>
          <table:table-cell table:style-name="ce499" office:value-type="float" office:value="0.996358950139997" calcext:value-type="float">
            <text:p>0,996358950139997</text:p>
          </table:table-cell>
          <table:table-cell table:style-name="ce508" office:value-type="float" office:value="0.99610861768061" calcext:value-type="float">
            <text:p>0,99610861768061</text:p>
          </table:table-cell>
          <table:table-cell table:style-name="ce785" office:value-type="float" office:value="0.993533769526916" calcext:value-type="float">
            <text:p>0,993533769526916</text:p>
          </table:table-cell>
          <table:table-cell table:style-name="ce508" office:value-type="float" office:value="0.996137942340138" calcext:value-type="float">
            <text:p>0,996137942340138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5" office:value-type="float" office:value="0.00305449089578443" calcext:value-type="float">
            <text:p>0,00305449089578443</text:p>
          </table:table-cell>
          <table:table-cell table:style-name="ce495" office:value-type="float" office:value="0.00264722544301317" calcext:value-type="float">
            <text:p>0,00264722544301317</text:p>
          </table:table-cell>
          <table:table-cell table:style-name="ce499" office:value-type="float" office:value="0.00386902180132695" calcext:value-type="float">
            <text:p>0,00386902180132695</text:p>
          </table:table-cell>
          <table:table-cell table:style-name="ce549" office:value-type="float" office:value="-0.415003496373912" calcext:value-type="float">
            <text:p>-0,415003496373912</text:p>
          </table:table-cell>
          <table:table-cell table:style-name="ce495" office:value-type="float" office:value="0.00305449089578443" calcext:value-type="float">
            <text:p>0,00305449089578443</text:p>
          </table:table-cell>
          <table:table-cell table:style-name="ce495" office:value-type="float" office:value="0.00462038885192575" calcext:value-type="float">
            <text:p>0,00462038885192575</text:p>
          </table:table-cell>
          <table:table-cell table:style-name="ce495" office:value-type="float" office:value="0.00406034171835898" calcext:value-type="float">
            <text:p>0,00406034171835898</text:p>
          </table:table-cell>
          <table:table-cell table:number-columns-repeated="2" table:style-name="ce499" office:value-type="float" office:value="0.00518043598549252" calcext:value-type="float">
            <text:p>0,00518043598549252</text:p>
          </table:table-cell>
          <table:table-cell table:style-name="ce495" office:value-type="float" office:value="0.00462038885192575" calcext:value-type="float">
            <text:p>0,00462038885192575</text:p>
          </table:table-cell>
          <table:table-cell table:style-name="ce631" office:value-type="float" office:value="0.0990850372022774" calcext:value-type="float">
            <text:p>0,0990850372022774</text:p>
          </table:table-cell>
          <table:table-cell table:number-columns-repeated="2" table:style-name="ce494" office:value-type="float" office:value="0.0158366346056219" calcext:value-type="float">
            <text:p>0,0158366346056219</text:p>
          </table:table-cell>
          <table:table-cell table:style-name="ce694" office:value-type="float" office:value="0.046917880093291" calcext:value-type="float">
            <text:p>0,046917880093291</text:p>
          </table:table-cell>
          <table:table-cell table:style-name="ce720" office:value-type="float" office:value="0.0395087031927543" calcext:value-type="float">
            <text:p>0,0395087031927543</text:p>
          </table:table-cell>
          <table:table-cell table:style-name="ce737" office:value-type="float" office:value="0.0943516515549154" calcext:value-type="float">
            <text:p>0,0943516515549154</text:p>
          </table:table-cell>
          <table:table-cell table:style-name="ce622" office:value-type="float" office:value="0.012549355293384" calcext:value-type="float">
            <text:p>0,012549355293384</text:p>
          </table:table-cell>
          <table:table-cell table:style-name="ce622" office:value-type="float" office:value="0.0124549992385466" calcext:value-type="float">
            <text:p>0,0124549992385466</text:p>
          </table:table-cell>
          <table:table-cell table:style-name="ce776" office:value-type="float" office:value="0.08167145586549" calcext:value-type="float">
            <text:p>0,08167145586549</text:p>
          </table:table-cell>
          <table:table-cell table:style-name="ce740" office:value-type="float" office:value="0.048174427357821" calcext:value-type="float">
            <text:p>0,048174427357821</text:p>
          </table:table-cell>
          <table:table-cell table:style-name="ce810" office:value-type="float" office:value="0.994892717163587" calcext:value-type="float">
            <text:p>0,994892717163587</text:p>
          </table:table-cell>
          <table:table-cell table:style-name="ce499" office:value-type="float" office:value="0.996358950139997" calcext:value-type="float">
            <text:p>0,996358950139997</text:p>
          </table:table-cell>
          <table:table-cell table:style-name="ce508" office:value-type="float" office:value="0.99610861768061" calcext:value-type="float">
            <text:p>0,99610861768061</text:p>
          </table:table-cell>
          <table:table-cell table:style-name="ce785" office:value-type="float" office:value="0.993533769526916" calcext:value-type="float">
            <text:p>0,993533769526916</text:p>
          </table:table-cell>
          <table:table-cell table:style-name="ce585" office:value-type="float" office:value="0.995929808781047" calcext:value-type="float">
            <text:p>0,995929808781047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65314613241042" calcext:value-type="float">
            <text:p>-1,65314613241042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50" office:value-type="float" office:value="-0.405636390960173" calcext:value-type="float">
            <text:p>-0,405636390960173</text:p>
          </table:table-cell>
          <table:table-cell table:style-name="ce499" office:value-type="float" office:value="0.0107925344984383" calcext:value-type="float">
            <text:p>0,0107925344984383</text:p>
          </table:table-cell>
          <table:table-cell table:style-name="ce494" office:value-type="float" office:value="-0.670071193191619" calcext:value-type="float">
            <text:p>-0,670071193191619</text:p>
          </table:table-cell>
          <table:table-cell table:number-columns-repeated="2" table:style-name="ce500" office:value-type="float" office:value="0" calcext:value-type="float">
            <text:p>0</text:p>
          </table:table-cell>
          <table:table-cell table:style-name="ce596" office:value-type="float" office:value="-0.305925746710843" calcext:value-type="float">
            <text:p>-0,305925746710843</text:p>
          </table:table-cell>
          <table:table-cell table:style-name="ce499" office:value-type="float" office:value="0.00266022388444202" calcext:value-type="float">
            <text:p>0,00266022388444202</text:p>
          </table:table-cell>
          <table:table-cell table:style-name="ce494" office:value-type="float" office:value="0.00389255598250332" calcext:value-type="float">
            <text:p>0,00389255598250332</text:p>
          </table:table-cell>
          <table:table-cell table:number-columns-repeated="2" table:style-name="ce660" office:value-type="float" office:value="0.0195367828779635" calcext:value-type="float">
            <text:p>0,0195367828779635</text:p>
          </table:table-cell>
          <table:table-cell table:style-name="ce499" office:value-type="float" office:value="0.0553542181542298" calcext:value-type="float">
            <text:p>0,0553542181542298</text:p>
          </table:table-cell>
          <table:table-cell table:style-name="ce520" office:value-type="float" office:value="0.0205728243942191" calcext:value-type="float">
            <text:p>0,0205728243942191</text:p>
          </table:table-cell>
          <table:table-cell table:style-name="ce499" office:value-type="float" office:value="0.103140603542843" calcext:value-type="float">
            <text:p>0,103140603542843</text:p>
          </table:table-cell>
          <table:table-cell table:style-name="ce537" office:value-type="float" office:value="0.0169840898707454" calcext:value-type="float">
            <text:p>0,0169840898707454</text:p>
          </table:table-cell>
          <table:table-cell table:style-name="ce494" office:value-type="float" office:value="0.0157574611578582" calcext:value-type="float">
            <text:p>0,0157574611578582</text:p>
          </table:table-cell>
          <table:table-cell table:style-name="ce777" office:value-type="float" office:value="0.045690346954133" calcext:value-type="float">
            <text:p>0,045690346954133</text:p>
          </table:table-cell>
          <table:table-cell table:style-name="ce494" office:value-type="float" office:value="0.0156631051030208" calcext:value-type="float">
            <text:p>0,0156631051030208</text:p>
          </table:table-cell>
          <table:table-cell table:style-name="ce811" office:value-type="float" office:value="0.980153618778616" calcext:value-type="float">
            <text:p>0,980153618778616</text:p>
          </table:table-cell>
          <table:table-cell table:style-name="ce677" office:value-type="float" office:value="0.943038136290575" calcext:value-type="float">
            <text:p>0,943038136290575</text:p>
          </table:table-cell>
          <table:table-cell table:style-name="ce494" office:value-type="float" office:value="0.941750712213728" calcext:value-type="float">
            <text:p>0,941750712213728</text:p>
          </table:table-cell>
          <table:table-cell table:style-name="ce499" office:value-type="float" office:value="0.990458256454447" calcext:value-type="float">
            <text:p>0,990458256454447</text:p>
          </table:table-cell>
          <table:table-cell table:style-name="ce653" office:value-type="float" office:value="0.942661445542164" calcext:value-type="float">
            <text:p>0,942661445542164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9" office:value-type="float" office:value="0.0107925344984383" calcext:value-type="float">
            <text:p>0,0107925344984383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50" office:value-type="float" office:value="-0.405432758233787" calcext:value-type="float">
            <text:p>-0,405432758233787</text:p>
          </table:table-cell>
          <table:table-cell table:style-name="ce499" office:value-type="float" office:value="0.0107925344984383" calcext:value-type="float">
            <text:p>0,0107925344984383</text:p>
          </table:table-cell>
          <table:table-cell table:style-name="ce499" office:value-type="float" office:value="0.00308025923461717" calcext:value-type="float">
            <text:p>0,00308025923461717</text:p>
          </table:table-cell>
          <table:table-cell table:number-columns-repeated="2" table:style-name="ce500" office:value-type="float" office:value="0" calcext:value-type="float">
            <text:p>0</text:p>
          </table:table-cell>
          <table:table-cell table:style-name="ce596" office:value-type="float" office:value="-0.305925746710843" calcext:value-type="float">
            <text:p>-0,305925746710843</text:p>
          </table:table-cell>
          <table:table-cell table:style-name="ce495" office:value-type="float" office:value="0.00266022388444202" calcext:value-type="float">
            <text:p>0,00266022388444202</text:p>
          </table:table-cell>
          <table:table-cell table:style-name="ce520" office:value-type="float" office:value="0.0205728243942191" calcext:value-type="float">
            <text:p>0,0205728243942191</text:p>
          </table:table-cell>
          <table:table-cell table:number-columns-repeated="2" table:style-name="ce660" office:value-type="float" office:value="0.0195367828779635" calcext:value-type="float">
            <text:p>0,0195367828779635</text:p>
          </table:table-cell>
          <table:table-cell table:style-name="ce499" office:value-type="float" office:value="0.0553542181542298" calcext:value-type="float">
            <text:p>0,0553542181542298</text:p>
          </table:table-cell>
          <table:table-cell table:style-name="ce520" office:value-type="float" office:value="0.0205728243942191" calcext:value-type="float">
            <text:p>0,0205728243942191</text:p>
          </table:table-cell>
          <table:table-cell table:style-name="ce494" office:value-type="float" office:value="0.0157574611578582" calcext:value-type="float">
            <text:p>0,0157574611578582</text:p>
          </table:table-cell>
          <table:table-cell table:style-name="ce537" office:value-type="float" office:value="0.0169840898707454" calcext:value-type="float">
            <text:p>0,0169840898707454</text:p>
          </table:table-cell>
          <table:table-cell table:style-name="ce494" office:value-type="float" office:value="0.0157574611578582" calcext:value-type="float">
            <text:p>0,0157574611578582</text:p>
          </table:table-cell>
          <table:table-cell table:style-name="ce778" office:value-type="float" office:value="0.0458570426510126" calcext:value-type="float">
            <text:p>0,0458570426510126</text:p>
          </table:table-cell>
          <table:table-cell table:style-name="ce494" office:value-type="float" office:value="0.0156631051030208" calcext:value-type="float">
            <text:p>0,0156631051030208</text:p>
          </table:table-cell>
          <table:table-cell table:style-name="ce812" office:value-type="float" office:value="0.969287282746293" calcext:value-type="float">
            <text:p>0,969287282746293</text:p>
          </table:table-cell>
          <table:table-cell table:style-name="ce677" office:value-type="float" office:value="0.943038136290575" calcext:value-type="float">
            <text:p>0,943038136290575</text:p>
          </table:table-cell>
          <table:table-cell table:style-name="ce494" office:value-type="float" office:value="0.941750712213728" calcext:value-type="float">
            <text:p>0,941750712213728</text:p>
          </table:table-cell>
          <table:table-cell table:style-name="ce868" office:value-type="float" office:value="0.967928335109621" calcext:value-type="float">
            <text:p>0,967928335109621</text:p>
          </table:table-cell>
          <table:table-cell table:style-name="ce750" office:value-type="float" office:value="0.942537471371801" calcext:value-type="float">
            <text:p>0,942537471371801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85]; OFFSET([.$C85]; 0; 0; 1; 5))" office:value-type="float" office:value="5" calcext:value-type="float">
            <text:p>5</text:p>
          </table:table-cell>
          <table:table-cell table:formula="of:=RANK([.D85]; OFFSET([.$C85]; 0; 0; 1; 5))" office:value-type="float" office:value="1" calcext:value-type="float">
            <text:p>1</text:p>
          </table:table-cell>
          <table:table-cell table:formula="of:=RANK([.E85]; OFFSET([.$C85]; 0; 0; 1; 5))" office:value-type="float" office:value="4" calcext:value-type="float">
            <text:p>4</text:p>
          </table:table-cell>
          <table:table-cell table:formula="of:=RANK([.F85]; OFFSET([.$C85]; 0; 0; 1; 5))" office:value-type="float" office:value="2" calcext:value-type="float">
            <text:p>2</text:p>
          </table:table-cell>
          <table:table-cell table:formula="of:=RANK([.G85]; OFFSET([.$C85]; 0; 0; 1; 5))" office:value-type="float" office:value="2" calcext:value-type="float">
            <text:p>2</text:p>
          </table:table-cell>
          <table:table-cell table:formula="of:=RANK([.H85];[.$H85:.$L85];)" office:value-type="float" office:value="5" calcext:value-type="float">
            <text:p>5</text:p>
          </table:table-cell>
          <table:table-cell table:formula="of:=RANK([.I85];[.$H85:.$L85];)" office:value-type="float" office:value="1" calcext:value-type="float">
            <text:p>1</text:p>
          </table:table-cell>
          <table:table-cell table:formula="of:=RANK([.J85];[.$H85:.$L85];)" office:value-type="float" office:value="1" calcext:value-type="float">
            <text:p>1</text:p>
          </table:table-cell>
          <table:table-cell table:formula="of:=RANK([.K85];[.$H85:.$L85];)" office:value-type="float" office:value="1" calcext:value-type="float">
            <text:p>1</text:p>
          </table:table-cell>
          <table:table-cell table:formula="of:=RANK([.L85];[.$H85:.$L85];)" office:value-type="float" office:value="1" calcext:value-type="float">
            <text:p>1</text:p>
          </table:table-cell>
          <table:table-cell table:formula="of:=RANK([.M85];[.$M85:.$Q85];)" office:value-type="float" office:value="5" calcext:value-type="float">
            <text:p>5</text:p>
          </table:table-cell>
          <table:table-cell table:formula="of:=RANK([.N85];[.$M85:.$Q85];)" office:value-type="float" office:value="3" calcext:value-type="float">
            <text:p>3</text:p>
          </table:table-cell>
          <table:table-cell table:formula="of:=RANK([.O85];[.$M85:.$Q85];)" office:value-type="float" office:value="4" calcext:value-type="float">
            <text:p>4</text:p>
          </table:table-cell>
          <table:table-cell table:formula="of:=RANK([.P85];[.$M85:.$Q85];)" office:value-type="float" office:value="1" calcext:value-type="float">
            <text:p>1</text:p>
          </table:table-cell>
          <table:table-cell table:formula="of:=RANK([.Q85];[.$M85:.$Q85];)" office:value-type="float" office:value="1" calcext:value-type="float">
            <text:p>1</text:p>
          </table:table-cell>
          <table:table-cell table:formula="of:=RANK([.R85];[.$R85:.$V85];)" office:value-type="float" office:value="5" calcext:value-type="float">
            <text:p>5</text:p>
          </table:table-cell>
          <table:table-cell table:formula="of:=RANK([.S85];[.$R85:.$V85];)" office:value-type="float" office:value="4" calcext:value-type="float">
            <text:p>4</text:p>
          </table:table-cell>
          <table:table-cell table:formula="of:=RANK([.T85];[.$R85:.$V85];)" office:value-type="float" office:value="1" calcext:value-type="float">
            <text:p>1</text:p>
          </table:table-cell>
          <table:table-cell table:formula="of:=RANK([.U85];[.$R85:.$V85];)" office:value-type="float" office:value="2" calcext:value-type="float">
            <text:p>2</text:p>
          </table:table-cell>
          <table:table-cell table:formula="of:=RANK([.V85];[.$R85:.$V85];)" office:value-type="float" office:value="3" calcext:value-type="float">
            <text:p>3</text:p>
          </table:table-cell>
          <table:table-cell table:formula="of:=RANK([.W85];[.$W85:.$AA85];)" office:value-type="float" office:value="5" calcext:value-type="float">
            <text:p>5</text:p>
          </table:table-cell>
          <table:table-cell table:formula="of:=RANK([.X85];[.$W85:.$AA85];)" office:value-type="float" office:value="4" calcext:value-type="float">
            <text:p>4</text:p>
          </table:table-cell>
          <table:table-cell table:formula="of:=RANK([.Y85];[.$W85:.$AA85];)" office:value-type="float" office:value="2" calcext:value-type="float">
            <text:p>2</text:p>
          </table:table-cell>
          <table:table-cell table:formula="of:=RANK([.Z85];[.$W85:.$AA85];)" office:value-type="float" office:value="1" calcext:value-type="float">
            <text:p>1</text:p>
          </table:table-cell>
          <table:table-cell table:formula="of:=RANK([.AA85];[.$W85:.$AA85];)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86]; OFFSET([.$C86]; 0; 0; 1; 5))" office:value-type="float" office:value="3" calcext:value-type="float">
            <text:p>3</text:p>
          </table:table-cell>
          <table:table-cell table:formula="of:=RANK([.D86]; OFFSET([.$C86]; 0; 0; 1; 5))" office:value-type="float" office:value="2" calcext:value-type="float">
            <text:p>2</text:p>
          </table:table-cell>
          <table:table-cell table:formula="of:=RANK([.E86]; OFFSET([.$C86]; 0; 0; 1; 5))" office:value-type="float" office:value="3" calcext:value-type="float">
            <text:p>3</text:p>
          </table:table-cell>
          <table:table-cell table:formula="of:=RANK([.F86]; OFFSET([.$C86]; 0; 0; 1; 5))" office:value-type="float" office:value="3" calcext:value-type="float">
            <text:p>3</text:p>
          </table:table-cell>
          <table:table-cell table:formula="of:=RANK([.G86]; OFFSET([.$C86]; 0; 0; 1; 5))" office:value-type="float" office:value="1" calcext:value-type="float">
            <text:p>1</text:p>
          </table:table-cell>
          <table:table-cell table:formula="of:=RANK([.H86];[.$H86:.$L86];)" office:value-type="float" office:value="1" calcext:value-type="float">
            <text:p>1</text:p>
          </table:table-cell>
          <table:table-cell table:formula="of:=RANK([.I86];[.$H86:.$L86];)" office:value-type="float" office:value="1" calcext:value-type="float">
            <text:p>1</text:p>
          </table:table-cell>
          <table:table-cell table:formula="of:=RANK([.J86];[.$H86:.$L86];)" office:value-type="float" office:value="1" calcext:value-type="float">
            <text:p>1</text:p>
          </table:table-cell>
          <table:table-cell table:formula="of:=RANK([.K86];[.$H86:.$L86];)" office:value-type="float" office:value="1" calcext:value-type="float">
            <text:p>1</text:p>
          </table:table-cell>
          <table:table-cell table:formula="of:=RANK([.L86];[.$H86:.$L86];)" office:value-type="float" office:value="1" calcext:value-type="float">
            <text:p>1</text:p>
          </table:table-cell>
          <table:table-cell table:formula="of:=RANK([.M86];[.$M86:.$Q86];)" office:value-type="float" office:value="1" calcext:value-type="float">
            <text:p>1</text:p>
          </table:table-cell>
          <table:table-cell table:formula="of:=RANK([.N86];[.$M86:.$Q86];)" office:value-type="float" office:value="5" calcext:value-type="float">
            <text:p>5</text:p>
          </table:table-cell>
          <table:table-cell table:formula="of:=RANK([.O86];[.$M86:.$Q86];)" office:value-type="float" office:value="1" calcext:value-type="float">
            <text:p>1</text:p>
          </table:table-cell>
          <table:table-cell table:formula="of:=RANK([.P86];[.$M86:.$Q86];)" office:value-type="float" office:value="1" calcext:value-type="float">
            <text:p>1</text:p>
          </table:table-cell>
          <table:table-cell table:formula="of:=RANK([.Q86];[.$M86:.$Q86];)" office:value-type="float" office:value="1" calcext:value-type="float">
            <text:p>1</text:p>
          </table:table-cell>
          <table:table-cell table:formula="of:=RANK([.R86];[.$R86:.$V86];)" office:value-type="float" office:value="4" calcext:value-type="float">
            <text:p>4</text:p>
          </table:table-cell>
          <table:table-cell table:formula="of:=RANK([.S86];[.$R86:.$V86];)" office:value-type="float" office:value="5" calcext:value-type="float">
            <text:p>5</text:p>
          </table:table-cell>
          <table:table-cell table:formula="of:=RANK([.T86];[.$R86:.$V86];)" office:value-type="float" office:value="1" calcext:value-type="float">
            <text:p>1</text:p>
          </table:table-cell>
          <table:table-cell table:formula="of:=RANK([.U86];[.$R86:.$V86];)" office:value-type="float" office:value="2" calcext:value-type="float">
            <text:p>2</text:p>
          </table:table-cell>
          <table:table-cell table:formula="of:=RANK([.V86];[.$R86:.$V86];)" office:value-type="float" office:value="3" calcext:value-type="float">
            <text:p>3</text:p>
          </table:table-cell>
          <table:table-cell table:formula="of:=RANK([.W86];[.$W86:.$AA86];)" office:value-type="float" office:value="4" calcext:value-type="float">
            <text:p>4</text:p>
          </table:table-cell>
          <table:table-cell table:formula="of:=RANK([.X86];[.$W86:.$AA86];)" office:value-type="float" office:value="3" calcext:value-type="float">
            <text:p>3</text:p>
          </table:table-cell>
          <table:table-cell table:formula="of:=RANK([.Y86];[.$W86:.$AA86];)" office:value-type="float" office:value="5" calcext:value-type="float">
            <text:p>5</text:p>
          </table:table-cell>
          <table:table-cell table:formula="of:=RANK([.Z86];[.$W86:.$AA86];)" office:value-type="float" office:value="1" calcext:value-type="float">
            <text:p>1</text:p>
          </table:table-cell>
          <table:table-cell table:formula="of:=RANK([.AA86];[.$W86:.$AA86];)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87]; OFFSET([.$C87]; 0; 0; 1; 5))" office:value-type="float" office:value="5" calcext:value-type="float">
            <text:p>5</text:p>
          </table:table-cell>
          <table:table-cell table:formula="of:=RANK([.D87]; OFFSET([.$C87]; 0; 0; 1; 5))" office:value-type="float" office:value="3" calcext:value-type="float">
            <text:p>3</text:p>
          </table:table-cell>
          <table:table-cell table:formula="of:=RANK([.E87]; OFFSET([.$C87]; 0; 0; 1; 5))" office:value-type="float" office:value="3" calcext:value-type="float">
            <text:p>3</text:p>
          </table:table-cell>
          <table:table-cell table:formula="of:=RANK([.F87]; OFFSET([.$C87]; 0; 0; 1; 5))" office:value-type="float" office:value="1" calcext:value-type="float">
            <text:p>1</text:p>
          </table:table-cell>
          <table:table-cell table:formula="of:=RANK([.G87]; OFFSET([.$C87]; 0; 0; 1; 5))" office:value-type="float" office:value="2" calcext:value-type="float">
            <text:p>2</text:p>
          </table:table-cell>
          <table:table-cell table:formula="of:=RANK([.H87];[.$H87:.$L87];)" office:value-type="float" office:value="1" calcext:value-type="float">
            <text:p>1</text:p>
          </table:table-cell>
          <table:table-cell table:formula="of:=RANK([.I87];[.$H87:.$L87];)" office:value-type="float" office:value="4" calcext:value-type="float">
            <text:p>4</text:p>
          </table:table-cell>
          <table:table-cell table:formula="of:=RANK([.J87];[.$H87:.$L87];)" office:value-type="float" office:value="5" calcext:value-type="float">
            <text:p>5</text:p>
          </table:table-cell>
          <table:table-cell table:formula="of:=RANK([.K87];[.$H87:.$L87];)" office:value-type="float" office:value="2" calcext:value-type="float">
            <text:p>2</text:p>
          </table:table-cell>
          <table:table-cell table:formula="of:=RANK([.L87];[.$H87:.$L87];)" office:value-type="float" office:value="3" calcext:value-type="float">
            <text:p>3</text:p>
          </table:table-cell>
          <table:table-cell table:formula="of:=RANK([.M87];[.$M87:.$Q87];)" office:value-type="float" office:value="5" calcext:value-type="float">
            <text:p>5</text:p>
          </table:table-cell>
          <table:table-cell table:formula="of:=RANK([.N87];[.$M87:.$Q87];)" office:value-type="float" office:value="1" calcext:value-type="float">
            <text:p>1</text:p>
          </table:table-cell>
          <table:table-cell table:formula="of:=RANK([.O87];[.$M87:.$Q87];)" office:value-type="float" office:value="2" calcext:value-type="float">
            <text:p>2</text:p>
          </table:table-cell>
          <table:table-cell table:formula="of:=RANK([.P87];[.$M87:.$Q87];)" office:value-type="float" office:value="4" calcext:value-type="float">
            <text:p>4</text:p>
          </table:table-cell>
          <table:table-cell table:formula="of:=RANK([.Q87];[.$M87:.$Q87];)" office:value-type="float" office:value="2" calcext:value-type="float">
            <text:p>2</text:p>
          </table:table-cell>
          <table:table-cell table:formula="of:=RANK([.R87];[.$R87:.$V87];)" office:value-type="float" office:value="2" calcext:value-type="float">
            <text:p>2</text:p>
          </table:table-cell>
          <table:table-cell table:formula="of:=RANK([.S87];[.$R87:.$V87];)" office:value-type="float" office:value="5" calcext:value-type="float">
            <text:p>5</text:p>
          </table:table-cell>
          <table:table-cell table:formula="of:=RANK([.T87];[.$R87:.$V87];)" office:value-type="float" office:value="2" calcext:value-type="float">
            <text:p>2</text:p>
          </table:table-cell>
          <table:table-cell table:formula="of:=RANK([.U87];[.$R87:.$V87];)" office:value-type="float" office:value="1" calcext:value-type="float">
            <text:p>1</text:p>
          </table:table-cell>
          <table:table-cell table:formula="of:=RANK([.V87];[.$R87:.$V87];)" office:value-type="float" office:value="2" calcext:value-type="float">
            <text:p>2</text:p>
          </table:table-cell>
          <table:table-cell table:formula="of:=RANK([.W87];[.$W87:.$AA87];)" office:value-type="float" office:value="2" calcext:value-type="float">
            <text:p>2</text:p>
          </table:table-cell>
          <table:table-cell table:formula="of:=RANK([.X87];[.$W87:.$AA87];)" office:value-type="float" office:value="1" calcext:value-type="float">
            <text:p>1</text:p>
          </table:table-cell>
          <table:table-cell table:formula="of:=RANK([.Y87];[.$W87:.$AA87];)" office:value-type="float" office:value="4" calcext:value-type="float">
            <text:p>4</text:p>
          </table:table-cell>
          <table:table-cell table:formula="of:=RANK([.Z87];[.$W87:.$AA87];)" office:value-type="float" office:value="3" calcext:value-type="float">
            <text:p>3</text:p>
          </table:table-cell>
          <table:table-cell table:formula="of:=RANK([.AA87];[.$W87:.$AA87];)" office:value-type="float" office:value="5" calcext:value-type="float">
            <text:p>5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88]; OFFSET([.$C88]; 0; 0; 1; 5))" office:value-type="float" office:value="2" calcext:value-type="float">
            <text:p>2</text:p>
          </table:table-cell>
          <table:table-cell table:formula="of:=RANK([.D88]; OFFSET([.$C88]; 0; 0; 1; 5))" office:value-type="float" office:value="4" calcext:value-type="float">
            <text:p>4</text:p>
          </table:table-cell>
          <table:table-cell table:formula="of:=RANK([.E88]; OFFSET([.$C88]; 0; 0; 1; 5))" office:value-type="float" office:value="4" calcext:value-type="float">
            <text:p>4</text:p>
          </table:table-cell>
          <table:table-cell table:formula="of:=RANK([.F88]; OFFSET([.$C88]; 0; 0; 1; 5))" office:value-type="float" office:value="1" calcext:value-type="float">
            <text:p>1</text:p>
          </table:table-cell>
          <table:table-cell table:formula="of:=RANK([.G88]; OFFSET([.$C88]; 0; 0; 1; 5))" office:value-type="float" office:value="3" calcext:value-type="float">
            <text:p>3</text:p>
          </table:table-cell>
          <table:table-cell table:formula="of:=RANK([.H88];[.$H88:.$L88];)" office:value-type="float" office:value="3" calcext:value-type="float">
            <text:p>3</text:p>
          </table:table-cell>
          <table:table-cell table:formula="of:=RANK([.I88];[.$H88:.$L88];)" office:value-type="float" office:value="4" calcext:value-type="float">
            <text:p>4</text:p>
          </table:table-cell>
          <table:table-cell table:formula="of:=RANK([.J88];[.$H88:.$L88];)" office:value-type="float" office:value="4" calcext:value-type="float">
            <text:p>4</text:p>
          </table:table-cell>
          <table:table-cell table:formula="of:=RANK([.K88];[.$H88:.$L88];)" office:value-type="float" office:value="1" calcext:value-type="float">
            <text:p>1</text:p>
          </table:table-cell>
          <table:table-cell table:formula="of:=RANK([.L88];[.$H88:.$L88];)" office:value-type="float" office:value="2" calcext:value-type="float">
            <text:p>2</text:p>
          </table:table-cell>
          <table:table-cell table:formula="of:=RANK([.M88];[.$M88:.$Q88];)" office:value-type="float" office:value="4" calcext:value-type="float">
            <text:p>4</text:p>
          </table:table-cell>
          <table:table-cell table:formula="of:=RANK([.N88];[.$M88:.$Q88];)" office:value-type="float" office:value="1" calcext:value-type="float">
            <text:p>1</text:p>
          </table:table-cell>
          <table:table-cell table:formula="of:=RANK([.O88];[.$M88:.$Q88];)" office:value-type="float" office:value="2" calcext:value-type="float">
            <text:p>2</text:p>
          </table:table-cell>
          <table:table-cell table:formula="of:=RANK([.P88];[.$M88:.$Q88];)" office:value-type="float" office:value="4" calcext:value-type="float">
            <text:p>4</text:p>
          </table:table-cell>
          <table:table-cell table:formula="of:=RANK([.Q88];[.$M88:.$Q88];)" office:value-type="float" office:value="2" calcext:value-type="float">
            <text:p>2</text:p>
          </table:table-cell>
          <table:table-cell table:formula="of:=RANK([.R88];[.$R88:.$V88];)" office:value-type="float" office:value="1" calcext:value-type="float">
            <text:p>1</text:p>
          </table:table-cell>
          <table:table-cell table:formula="of:=RANK([.S88];[.$R88:.$V88];)" office:value-type="float" office:value="5" calcext:value-type="float">
            <text:p>5</text:p>
          </table:table-cell>
          <table:table-cell table:formula="of:=RANK([.T88];[.$R88:.$V88];)" office:value-type="float" office:value="1" calcext:value-type="float">
            <text:p>1</text:p>
          </table:table-cell>
          <table:table-cell table:formula="of:=RANK([.U88];[.$R88:.$V88];)" office:value-type="float" office:value="1" calcext:value-type="float">
            <text:p>1</text:p>
          </table:table-cell>
          <table:table-cell table:formula="of:=RANK([.V88];[.$R88:.$V88];)" office:value-type="float" office:value="1" calcext:value-type="float">
            <text:p>1</text:p>
          </table:table-cell>
          <table:table-cell table:formula="of:=RANK([.W88];[.$W88:.$AA88];)" office:value-type="float" office:value="1" calcext:value-type="float">
            <text:p>1</text:p>
          </table:table-cell>
          <table:table-cell table:formula="of:=RANK([.X88];[.$W88:.$AA88];)" office:value-type="float" office:value="3" calcext:value-type="float">
            <text:p>3</text:p>
          </table:table-cell>
          <table:table-cell table:formula="of:=RANK([.Y88];[.$W88:.$AA88];)" office:value-type="float" office:value="5" calcext:value-type="float">
            <text:p>5</text:p>
          </table:table-cell>
          <table:table-cell table:formula="of:=RANK([.Z88];[.$W88:.$AA88];)" office:value-type="float" office:value="4" calcext:value-type="float">
            <text:p>4</text:p>
          </table:table-cell>
          <table:table-cell table:formula="of:=RANK([.AA88];[.$W88:.$AA88];)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89]; OFFSET([.$C89]; 0; 0; 1; 5))" office:value-type="float" office:value="5" calcext:value-type="float">
            <text:p>5</text:p>
          </table:table-cell>
          <table:table-cell table:formula="of:=RANK([.D89]; OFFSET([.$C89]; 0; 0; 1; 5))" office:value-type="float" office:value="2" calcext:value-type="float">
            <text:p>2</text:p>
          </table:table-cell>
          <table:table-cell table:formula="of:=RANK([.E89]; OFFSET([.$C89]; 0; 0; 1; 5))" office:value-type="float" office:value="3" calcext:value-type="float">
            <text:p>3</text:p>
          </table:table-cell>
          <table:table-cell table:formula="of:=RANK([.F89]; OFFSET([.$C89]; 0; 0; 1; 5))" office:value-type="float" office:value="1" calcext:value-type="float">
            <text:p>1</text:p>
          </table:table-cell>
          <table:table-cell table:formula="of:=RANK([.G89]; OFFSET([.$C89]; 0; 0; 1; 5))" office:value-type="float" office:value="4" calcext:value-type="float">
            <text:p>4</text:p>
          </table:table-cell>
          <table:table-cell table:formula="of:=RANK([.H89];[.$H89:.$L89];)" office:value-type="float" office:value="5" calcext:value-type="float">
            <text:p>5</text:p>
          </table:table-cell>
          <table:table-cell table:formula="of:=RANK([.I89];[.$H89:.$L89];)" office:value-type="float" office:value="3" calcext:value-type="float">
            <text:p>3</text:p>
          </table:table-cell>
          <table:table-cell table:formula="of:=RANK([.J89];[.$H89:.$L89];)" office:value-type="float" office:value="3" calcext:value-type="float">
            <text:p>3</text:p>
          </table:table-cell>
          <table:table-cell table:formula="of:=RANK([.K89];[.$H89:.$L89];)" office:value-type="float" office:value="1" calcext:value-type="float">
            <text:p>1</text:p>
          </table:table-cell>
          <table:table-cell table:formula="of:=RANK([.L89];[.$H89:.$L89];)" office:value-type="float" office:value="1" calcext:value-type="float">
            <text:p>1</text:p>
          </table:table-cell>
          <table:table-cell table:formula="of:=RANK([.M89];[.$M89:.$Q89];)" office:value-type="float" office:value="2" calcext:value-type="float">
            <text:p>2</text:p>
          </table:table-cell>
          <table:table-cell table:formula="of:=RANK([.N89];[.$M89:.$Q89];)" office:value-type="float" office:value="4" calcext:value-type="float">
            <text:p>4</text:p>
          </table:table-cell>
          <table:table-cell table:formula="of:=RANK([.O89];[.$M89:.$Q89];)" office:value-type="float" office:value="3" calcext:value-type="float">
            <text:p>3</text:p>
          </table:table-cell>
          <table:table-cell table:formula="of:=RANK([.P89];[.$M89:.$Q89];)" office:value-type="float" office:value="1" calcext:value-type="float">
            <text:p>1</text:p>
          </table:table-cell>
          <table:table-cell table:formula="of:=RANK([.Q89];[.$M89:.$Q89];)" office:value-type="float" office:value="5" calcext:value-type="float">
            <text:p>5</text:p>
          </table:table-cell>
          <table:table-cell table:formula="of:=RANK([.R89];[.$R89:.$V89];)" office:value-type="float" office:value="5" calcext:value-type="float">
            <text:p>5</text:p>
          </table:table-cell>
          <table:table-cell table:formula="of:=RANK([.S89];[.$R89:.$V89];)" office:value-type="float" office:value="2" calcext:value-type="float">
            <text:p>2</text:p>
          </table:table-cell>
          <table:table-cell table:formula="of:=RANK([.T89];[.$R89:.$V89];)" office:value-type="float" office:value="2" calcext:value-type="float">
            <text:p>2</text:p>
          </table:table-cell>
          <table:table-cell table:formula="of:=RANK([.U89];[.$R89:.$V89];)" office:value-type="float" office:value="1" calcext:value-type="float">
            <text:p>1</text:p>
          </table:table-cell>
          <table:table-cell table:formula="of:=RANK([.V89];[.$R89:.$V89];)" office:value-type="float" office:value="2" calcext:value-type="float">
            <text:p>2</text:p>
          </table:table-cell>
          <table:table-cell table:formula="of:=RANK([.W89];[.$W89:.$AA89];)" office:value-type="float" office:value="4" calcext:value-type="float">
            <text:p>4</text:p>
          </table:table-cell>
          <table:table-cell table:formula="of:=RANK([.X89];[.$W89:.$AA89];)" office:value-type="float" office:value="3" calcext:value-type="float">
            <text:p>3</text:p>
          </table:table-cell>
          <table:table-cell table:formula="of:=RANK([.Y89];[.$W89:.$AA89];)" office:value-type="float" office:value="5" calcext:value-type="float">
            <text:p>5</text:p>
          </table:table-cell>
          <table:table-cell table:formula="of:=RANK([.Z89];[.$W89:.$AA89];)" office:value-type="float" office:value="1" calcext:value-type="float">
            <text:p>1</text:p>
          </table:table-cell>
          <table:table-cell table:formula="of:=RANK([.AA89];[.$W89:.$AA89];)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90]; OFFSET([.$C90]; 0; 0; 1; 5))" office:value-type="float" office:value="4" calcext:value-type="float">
            <text:p>4</text:p>
          </table:table-cell>
          <table:table-cell table:formula="of:=RANK([.D90]; OFFSET([.$C90]; 0; 0; 1; 5))" office:value-type="float" office:value="2" calcext:value-type="float">
            <text:p>2</text:p>
          </table:table-cell>
          <table:table-cell table:formula="of:=RANK([.E90]; OFFSET([.$C90]; 0; 0; 1; 5))" office:value-type="float" office:value="3" calcext:value-type="float">
            <text:p>3</text:p>
          </table:table-cell>
          <table:table-cell table:formula="of:=RANK([.F90]; OFFSET([.$C90]; 0; 0; 1; 5))" office:value-type="float" office:value="1" calcext:value-type="float">
            <text:p>1</text:p>
          </table:table-cell>
          <table:table-cell table:formula="of:=RANK([.G90]; OFFSET([.$C90]; 0; 0; 1; 5))" office:value-type="float" office:value="4" calcext:value-type="float">
            <text:p>4</text:p>
          </table:table-cell>
          <table:table-cell table:formula="of:=RANK([.H90];[.$H90:.$L90];)" office:value-type="float" office:value="1" calcext:value-type="float">
            <text:p>1</text:p>
          </table:table-cell>
          <table:table-cell table:formula="of:=RANK([.I90];[.$H90:.$L90];)" office:value-type="float" office:value="4" calcext:value-type="float">
            <text:p>4</text:p>
          </table:table-cell>
          <table:table-cell table:formula="of:=RANK([.J90];[.$H90:.$L90];)" office:value-type="float" office:value="4" calcext:value-type="float">
            <text:p>4</text:p>
          </table:table-cell>
          <table:table-cell table:formula="of:=RANK([.K90];[.$H90:.$L90];)" office:value-type="float" office:value="1" calcext:value-type="float">
            <text:p>1</text:p>
          </table:table-cell>
          <table:table-cell table:formula="of:=RANK([.L90];[.$H90:.$L90];)" office:value-type="float" office:value="1" calcext:value-type="float">
            <text:p>1</text:p>
          </table:table-cell>
          <table:table-cell table:formula="of:=RANK([.M90];[.$M90:.$Q90];)" office:value-type="float" office:value="2" calcext:value-type="float">
            <text:p>2</text:p>
          </table:table-cell>
          <table:table-cell table:formula="of:=RANK([.N90];[.$M90:.$Q90];)" office:value-type="float" office:value="5" calcext:value-type="float">
            <text:p>5</text:p>
          </table:table-cell>
          <table:table-cell table:formula="of:=RANK([.O90];[.$M90:.$Q90];)" office:value-type="float" office:value="4" calcext:value-type="float">
            <text:p>4</text:p>
          </table:table-cell>
          <table:table-cell table:formula="of:=RANK([.P90];[.$M90:.$Q90];)" office:value-type="float" office:value="1" calcext:value-type="float">
            <text:p>1</text:p>
          </table:table-cell>
          <table:table-cell table:formula="of:=RANK([.Q90];[.$M90:.$Q90];)" office:value-type="float" office:value="2" calcext:value-type="float">
            <text:p>2</text:p>
          </table:table-cell>
          <table:table-cell table:formula="of:=RANK([.R90];[.$R90:.$V90];)" office:value-type="float" office:value="2" calcext:value-type="float">
            <text:p>2</text:p>
          </table:table-cell>
          <table:table-cell table:formula="of:=RANK([.S90];[.$R90:.$V90];)" office:value-type="float" office:value="2" calcext:value-type="float">
            <text:p>2</text:p>
          </table:table-cell>
          <table:table-cell table:formula="of:=RANK([.T90];[.$R90:.$V90];)" office:value-type="float" office:value="2" calcext:value-type="float">
            <text:p>2</text:p>
          </table:table-cell>
          <table:table-cell table:formula="of:=RANK([.U90];[.$R90:.$V90];)" office:value-type="float" office:value="1" calcext:value-type="float">
            <text:p>1</text:p>
          </table:table-cell>
          <table:table-cell table:formula="of:=RANK([.V90];[.$R90:.$V90];)" office:value-type="float" office:value="2" calcext:value-type="float">
            <text:p>2</text:p>
          </table:table-cell>
          <table:table-cell table:formula="of:=RANK([.W90];[.$W90:.$AA90];)" office:value-type="float" office:value="3" calcext:value-type="float">
            <text:p>3</text:p>
          </table:table-cell>
          <table:table-cell table:formula="of:=RANK([.X90];[.$W90:.$AA90];)" office:value-type="float" office:value="5" calcext:value-type="float">
            <text:p>5</text:p>
          </table:table-cell>
          <table:table-cell table:formula="of:=RANK([.Y90];[.$W90:.$AA90];)" office:value-type="float" office:value="4" calcext:value-type="float">
            <text:p>4</text:p>
          </table:table-cell>
          <table:table-cell table:formula="of:=RANK([.Z90];[.$W90:.$AA90];)" office:value-type="float" office:value="2" calcext:value-type="float">
            <text:p>2</text:p>
          </table:table-cell>
          <table:table-cell table:formula="of:=RANK([.AA90];[.$W90:.$AA90];)" office:value-type="float" office:value="1" calcext:value-type="float">
            <text:p>1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91]; OFFSET([.$C91]; 0; 0; 1; 5))" office:value-type="float" office:value="5" calcext:value-type="float">
            <text:p>5</text:p>
          </table:table-cell>
          <table:table-cell table:formula="of:=RANK([.D91]; OFFSET([.$C91]; 0; 0; 1; 5))" office:value-type="float" office:value="3" calcext:value-type="float">
            <text:p>3</text:p>
          </table:table-cell>
          <table:table-cell table:formula="of:=RANK([.E91]; OFFSET([.$C91]; 0; 0; 1; 5))" office:value-type="float" office:value="1" calcext:value-type="float">
            <text:p>1</text:p>
          </table:table-cell>
          <table:table-cell table:formula="of:=RANK([.F91]; OFFSET([.$C91]; 0; 0; 1; 5))" office:value-type="float" office:value="4" calcext:value-type="float">
            <text:p>4</text:p>
          </table:table-cell>
          <table:table-cell table:formula="of:=RANK([.G91]; OFFSET([.$C91]; 0; 0; 1; 5))" office:value-type="float" office:value="2" calcext:value-type="float">
            <text:p>2</text:p>
          </table:table-cell>
          <table:table-cell table:formula="of:=RANK([.H91];[.$H91:.$L91];)" office:value-type="float" office:value="5" calcext:value-type="float">
            <text:p>5</text:p>
          </table:table-cell>
          <table:table-cell table:formula="of:=RANK([.I91];[.$H91:.$L91];)" office:value-type="float" office:value="3" calcext:value-type="float">
            <text:p>3</text:p>
          </table:table-cell>
          <table:table-cell table:formula="of:=RANK([.J91];[.$H91:.$L91];)" office:value-type="float" office:value="1" calcext:value-type="float">
            <text:p>1</text:p>
          </table:table-cell>
          <table:table-cell table:formula="of:=RANK([.K91];[.$H91:.$L91];)" office:value-type="float" office:value="4" calcext:value-type="float">
            <text:p>4</text:p>
          </table:table-cell>
          <table:table-cell table:formula="of:=RANK([.L91];[.$H91:.$L91];)" office:value-type="float" office:value="2" calcext:value-type="float">
            <text:p>2</text:p>
          </table:table-cell>
          <table:table-cell table:formula="of:=RANK([.M91];[.$M91:.$Q91];)" office:value-type="float" office:value="1" calcext:value-type="float">
            <text:p>1</text:p>
          </table:table-cell>
          <table:table-cell table:formula="of:=RANK([.N91];[.$M91:.$Q91];)" office:value-type="float" office:value="4" calcext:value-type="float">
            <text:p>4</text:p>
          </table:table-cell>
          <table:table-cell table:formula="of:=RANK([.O91];[.$M91:.$Q91];)" office:value-type="float" office:value="4" calcext:value-type="float">
            <text:p>4</text:p>
          </table:table-cell>
          <table:table-cell table:formula="of:=RANK([.P91];[.$M91:.$Q91];)" office:value-type="float" office:value="2" calcext:value-type="float">
            <text:p>2</text:p>
          </table:table-cell>
          <table:table-cell table:formula="of:=RANK([.Q91];[.$M91:.$Q91];)" office:value-type="float" office:value="3" calcext:value-type="float">
            <text:p>3</text:p>
          </table:table-cell>
          <table:table-cell table:formula="of:=RANK([.R91];[.$R91:.$V91];)" office:value-type="float" office:value="1" calcext:value-type="float">
            <text:p>1</text:p>
          </table:table-cell>
          <table:table-cell table:formula="of:=RANK([.S91];[.$R91:.$V91];)" office:value-type="float" office:value="3" calcext:value-type="float">
            <text:p>3</text:p>
          </table:table-cell>
          <table:table-cell table:formula="of:=RANK([.T91];[.$R91:.$V91];)" office:value-type="float" office:value="4" calcext:value-type="float">
            <text:p>4</text:p>
          </table:table-cell>
          <table:table-cell table:formula="of:=RANK([.U91];[.$R91:.$V91];)" office:value-type="float" office:value="2" calcext:value-type="float">
            <text:p>2</text:p>
          </table:table-cell>
          <table:table-cell table:formula="of:=RANK([.V91];[.$R91:.$V91];)" office:value-type="float" office:value="5" calcext:value-type="float">
            <text:p>5</text:p>
          </table:table-cell>
          <table:table-cell table:formula="of:=RANK([.W91];[.$W91:.$AA91];)" office:value-type="float" office:value="5" calcext:value-type="float">
            <text:p>5</text:p>
          </table:table-cell>
          <table:table-cell table:formula="of:=RANK([.X91];[.$W91:.$AA91];)" office:value-type="float" office:value="1" calcext:value-type="float">
            <text:p>1</text:p>
          </table:table-cell>
          <table:table-cell table:formula="of:=RANK([.Y91];[.$W91:.$AA91];)" office:value-type="float" office:value="3" calcext:value-type="float">
            <text:p>3</text:p>
          </table:table-cell>
          <table:table-cell table:formula="of:=RANK([.Z91];[.$W91:.$AA91];)" office:value-type="float" office:value="4" calcext:value-type="float">
            <text:p>4</text:p>
          </table:table-cell>
          <table:table-cell table:formula="of:=RANK([.AA91];[.$W91:.$AA91];)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92]; OFFSET([.$C92]; 0; 0; 1; 5))" office:value-type="float" office:value="2" calcext:value-type="float">
            <text:p>2</text:p>
          </table:table-cell>
          <table:table-cell table:formula="of:=RANK([.D92]; OFFSET([.$C92]; 0; 0; 1; 5))" office:value-type="float" office:value="4" calcext:value-type="float">
            <text:p>4</text:p>
          </table:table-cell>
          <table:table-cell table:formula="of:=RANK([.E92]; OFFSET([.$C92]; 0; 0; 1; 5))" office:value-type="float" office:value="1" calcext:value-type="float">
            <text:p>1</text:p>
          </table:table-cell>
          <table:table-cell table:formula="of:=RANK([.F92]; OFFSET([.$C92]; 0; 0; 1; 5))" office:value-type="float" office:value="5" calcext:value-type="float">
            <text:p>5</text:p>
          </table:table-cell>
          <table:table-cell table:formula="of:=RANK([.G92]; OFFSET([.$C92]; 0; 0; 1; 5))" office:value-type="float" office:value="2" calcext:value-type="float">
            <text:p>2</text:p>
          </table:table-cell>
          <table:table-cell table:formula="of:=RANK([.H92];[.$H92:.$L92];)" office:value-type="float" office:value="3" calcext:value-type="float">
            <text:p>3</text:p>
          </table:table-cell>
          <table:table-cell table:formula="of:=RANK([.I92];[.$H92:.$L92];)" office:value-type="float" office:value="5" calcext:value-type="float">
            <text:p>5</text:p>
          </table:table-cell>
          <table:table-cell table:formula="of:=RANK([.J92];[.$H92:.$L92];)" office:value-type="float" office:value="1" calcext:value-type="float">
            <text:p>1</text:p>
          </table:table-cell>
          <table:table-cell table:formula="of:=RANK([.K92];[.$H92:.$L92];)" office:value-type="float" office:value="1" calcext:value-type="float">
            <text:p>1</text:p>
          </table:table-cell>
          <table:table-cell table:formula="of:=RANK([.L92];[.$H92:.$L92];)" office:value-type="float" office:value="3" calcext:value-type="float">
            <text:p>3</text:p>
          </table:table-cell>
          <table:table-cell table:formula="of:=RANK([.M92];[.$M92:.$Q92];)" office:value-type="float" office:value="1" calcext:value-type="float">
            <text:p>1</text:p>
          </table:table-cell>
          <table:table-cell table:formula="of:=RANK([.N92];[.$M92:.$Q92];)" office:value-type="float" office:value="4" calcext:value-type="float">
            <text:p>4</text:p>
          </table:table-cell>
          <table:table-cell table:formula="of:=RANK([.O92];[.$M92:.$Q92];)" office:value-type="float" office:value="4" calcext:value-type="float">
            <text:p>4</text:p>
          </table:table-cell>
          <table:table-cell table:formula="of:=RANK([.P92];[.$M92:.$Q92];)" office:value-type="float" office:value="2" calcext:value-type="float">
            <text:p>2</text:p>
          </table:table-cell>
          <table:table-cell table:formula="of:=RANK([.Q92];[.$M92:.$Q92];)" office:value-type="float" office:value="3" calcext:value-type="float">
            <text:p>3</text:p>
          </table:table-cell>
          <table:table-cell table:formula="of:=RANK([.R92];[.$R92:.$V92];)" office:value-type="float" office:value="1" calcext:value-type="float">
            <text:p>1</text:p>
          </table:table-cell>
          <table:table-cell table:formula="of:=RANK([.S92];[.$R92:.$V92];)" office:value-type="float" office:value="4" calcext:value-type="float">
            <text:p>4</text:p>
          </table:table-cell>
          <table:table-cell table:formula="of:=RANK([.T92];[.$R92:.$V92];)" office:value-type="float" office:value="5" calcext:value-type="float">
            <text:p>5</text:p>
          </table:table-cell>
          <table:table-cell table:formula="of:=RANK([.U92];[.$R92:.$V92];)" office:value-type="float" office:value="2" calcext:value-type="float">
            <text:p>2</text:p>
          </table:table-cell>
          <table:table-cell table:formula="of:=RANK([.V92];[.$R92:.$V92];)" office:value-type="float" office:value="3" calcext:value-type="float">
            <text:p>3</text:p>
          </table:table-cell>
          <table:table-cell table:formula="of:=RANK([.W92];[.$W92:.$AA92];)" office:value-type="float" office:value="4" calcext:value-type="float">
            <text:p>4</text:p>
          </table:table-cell>
          <table:table-cell table:formula="of:=RANK([.X92];[.$W92:.$AA92];)" office:value-type="float" office:value="1" calcext:value-type="float">
            <text:p>1</text:p>
          </table:table-cell>
          <table:table-cell table:formula="of:=RANK([.Y92];[.$W92:.$AA92];)" office:value-type="float" office:value="2" calcext:value-type="float">
            <text:p>2</text:p>
          </table:table-cell>
          <table:table-cell table:formula="of:=RANK([.Z92];[.$W92:.$AA92];)" office:value-type="float" office:value="5" calcext:value-type="float">
            <text:p>5</text:p>
          </table:table-cell>
          <table:table-cell table:formula="of:=RANK([.AA92];[.$W92:.$AA92];)" office:value-type="float" office:value="3" calcext:value-type="float">
            <text:p>3</text:p>
          </table:table-cell>
          <table:table-cell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93]; OFFSET([.$C93]; 0; 0; 1; 5))" office:value-type="float" office:value="5" calcext:value-type="float">
            <text:p>5</text:p>
          </table:table-cell>
          <table:table-cell table:formula="of:=RANK([.D93]; OFFSET([.$C93]; 0; 0; 1; 5))" office:value-type="float" office:value="2" calcext:value-type="float">
            <text:p>2</text:p>
          </table:table-cell>
          <table:table-cell table:formula="of:=RANK([.E93]; OFFSET([.$C93]; 0; 0; 1; 5))" office:value-type="float" office:value="2" calcext:value-type="float">
            <text:p>2</text:p>
          </table:table-cell>
          <table:table-cell table:formula="of:=RANK([.F93]; OFFSET([.$C93]; 0; 0; 1; 5))" office:value-type="float" office:value="4" calcext:value-type="float">
            <text:p>4</text:p>
          </table:table-cell>
          <table:table-cell table:formula="of:=RANK([.G93]; OFFSET([.$C93]; 0; 0; 1; 5))" office:value-type="float" office:value="1" calcext:value-type="float">
            <text:p>1</text:p>
          </table:table-cell>
          <table:table-cell table:formula="of:=RANK([.H93];[.$H93:.$L93];)" office:value-type="float" office:value="5" calcext:value-type="float">
            <text:p>5</text:p>
          </table:table-cell>
          <table:table-cell table:formula="of:=RANK([.I93];[.$H93:.$L93];)" office:value-type="float" office:value="2" calcext:value-type="float">
            <text:p>2</text:p>
          </table:table-cell>
          <table:table-cell table:formula="of:=RANK([.J93];[.$H93:.$L93];)" office:value-type="float" office:value="2" calcext:value-type="float">
            <text:p>2</text:p>
          </table:table-cell>
          <table:table-cell table:formula="of:=RANK([.K93];[.$H93:.$L93];)" office:value-type="float" office:value="4" calcext:value-type="float">
            <text:p>4</text:p>
          </table:table-cell>
          <table:table-cell table:formula="of:=RANK([.L93];[.$H93:.$L93];)" office:value-type="float" office:value="1" calcext:value-type="float">
            <text:p>1</text:p>
          </table:table-cell>
          <table:table-cell table:formula="of:=RANK([.M93];[.$M93:.$Q93];)" office:value-type="float" office:value="5" calcext:value-type="float">
            <text:p>5</text:p>
          </table:table-cell>
          <table:table-cell table:formula="of:=RANK([.N93];[.$M93:.$Q93];)" office:value-type="float" office:value="3" calcext:value-type="float">
            <text:p>3</text:p>
          </table:table-cell>
          <table:table-cell table:formula="of:=RANK([.O93];[.$M93:.$Q93];)" office:value-type="float" office:value="3" calcext:value-type="float">
            <text:p>3</text:p>
          </table:table-cell>
          <table:table-cell table:formula="of:=RANK([.P93];[.$M93:.$Q93];)" office:value-type="float" office:value="1" calcext:value-type="float">
            <text:p>1</text:p>
          </table:table-cell>
          <table:table-cell table:formula="of:=RANK([.Q93];[.$M93:.$Q93];)" office:value-type="float" office:value="2" calcext:value-type="float">
            <text:p>2</text:p>
          </table:table-cell>
          <table:table-cell table:formula="of:=RANK([.R93];[.$R93:.$V93];)" office:value-type="float" office:value="1" calcext:value-type="float">
            <text:p>1</text:p>
          </table:table-cell>
          <table:table-cell table:formula="of:=RANK([.S93];[.$R93:.$V93];)" office:value-type="float" office:value="3" calcext:value-type="float">
            <text:p>3</text:p>
          </table:table-cell>
          <table:table-cell table:formula="of:=RANK([.T93];[.$R93:.$V93];)" office:value-type="float" office:value="4" calcext:value-type="float">
            <text:p>4</text:p>
          </table:table-cell>
          <table:table-cell table:formula="of:=RANK([.U93];[.$R93:.$V93];)" office:value-type="float" office:value="2" calcext:value-type="float">
            <text:p>2</text:p>
          </table:table-cell>
          <table:table-cell table:formula="of:=RANK([.V93];[.$R93:.$V93];)" office:value-type="float" office:value="5" calcext:value-type="float">
            <text:p>5</text:p>
          </table:table-cell>
          <table:table-cell table:formula="of:=RANK([.W93];[.$W93:.$AA93];)" office:value-type="float" office:value="2" calcext:value-type="float">
            <text:p>2</text:p>
          </table:table-cell>
          <table:table-cell table:formula="of:=RANK([.X93];[.$W93:.$AA93];)" office:value-type="float" office:value="3" calcext:value-type="float">
            <text:p>3</text:p>
          </table:table-cell>
          <table:table-cell table:formula="of:=RANK([.Y93];[.$W93:.$AA93];)" office:value-type="float" office:value="5" calcext:value-type="float">
            <text:p>5</text:p>
          </table:table-cell>
          <table:table-cell table:formula="of:=RANK([.Z93];[.$W93:.$AA93];)" office:value-type="float" office:value="1" calcext:value-type="float">
            <text:p>1</text:p>
          </table:table-cell>
          <table:table-cell table:formula="of:=RANK([.AA93];[.$W93:.$AA93];)" office:value-type="float" office:value="4" calcext:value-type="float">
            <text:p>4</text:p>
          </table:table-cell>
          <table:table-cell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94]; OFFSET([.$C94]; 0; 0; 1; 5))" office:value-type="float" office:value="1" calcext:value-type="float">
            <text:p>1</text:p>
          </table:table-cell>
          <table:table-cell table:formula="of:=RANK([.D94]; OFFSET([.$C94]; 0; 0; 1; 5))" office:value-type="float" office:value="3" calcext:value-type="float">
            <text:p>3</text:p>
          </table:table-cell>
          <table:table-cell table:formula="of:=RANK([.E94]; OFFSET([.$C94]; 0; 0; 1; 5))" office:value-type="float" office:value="3" calcext:value-type="float">
            <text:p>3</text:p>
          </table:table-cell>
          <table:table-cell table:formula="of:=RANK([.F94]; OFFSET([.$C94]; 0; 0; 1; 5))" office:value-type="float" office:value="5" calcext:value-type="float">
            <text:p>5</text:p>
          </table:table-cell>
          <table:table-cell table:formula="of:=RANK([.G94]; OFFSET([.$C94]; 0; 0; 1; 5))" office:value-type="float" office:value="1" calcext:value-type="float">
            <text:p>1</text:p>
          </table:table-cell>
          <table:table-cell table:formula="of:=RANK([.H94];[.$H94:.$L94];)" office:value-type="float" office:value="1" calcext:value-type="float">
            <text:p>1</text:p>
          </table:table-cell>
          <table:table-cell table:formula="of:=RANK([.I94];[.$H94:.$L94];)" office:value-type="float" office:value="3" calcext:value-type="float">
            <text:p>3</text:p>
          </table:table-cell>
          <table:table-cell table:formula="of:=RANK([.J94];[.$H94:.$L94];)" office:value-type="float" office:value="3" calcext:value-type="float">
            <text:p>3</text:p>
          </table:table-cell>
          <table:table-cell table:formula="of:=RANK([.K94];[.$H94:.$L94];)" office:value-type="float" office:value="5" calcext:value-type="float">
            <text:p>5</text:p>
          </table:table-cell>
          <table:table-cell table:formula="of:=RANK([.L94];[.$H94:.$L94];)" office:value-type="float" office:value="2" calcext:value-type="float">
            <text:p>2</text:p>
          </table:table-cell>
          <table:table-cell table:formula="of:=RANK([.M94];[.$M94:.$Q94];)" office:value-type="float" office:value="2" calcext:value-type="float">
            <text:p>2</text:p>
          </table:table-cell>
          <table:table-cell table:formula="of:=RANK([.N94];[.$M94:.$Q94];)" office:value-type="float" office:value="4" calcext:value-type="float">
            <text:p>4</text:p>
          </table:table-cell>
          <table:table-cell table:formula="of:=RANK([.O94];[.$M94:.$Q94];)" office:value-type="float" office:value="4" calcext:value-type="float">
            <text:p>4</text:p>
          </table:table-cell>
          <table:table-cell table:formula="of:=RANK([.P94];[.$M94:.$Q94];)" office:value-type="float" office:value="1" calcext:value-type="float">
            <text:p>1</text:p>
          </table:table-cell>
          <table:table-cell table:formula="of:=RANK([.Q94];[.$M94:.$Q94];)" office:value-type="float" office:value="2" calcext:value-type="float">
            <text:p>2</text:p>
          </table:table-cell>
          <table:table-cell table:formula="of:=RANK([.R94];[.$R94:.$V94];)" office:value-type="float" office:value="3" calcext:value-type="float">
            <text:p>3</text:p>
          </table:table-cell>
          <table:table-cell table:formula="of:=RANK([.S94];[.$R94:.$V94];)" office:value-type="float" office:value="2" calcext:value-type="float">
            <text:p>2</text:p>
          </table:table-cell>
          <table:table-cell table:formula="of:=RANK([.T94];[.$R94:.$V94];)" office:value-type="float" office:value="3" calcext:value-type="float">
            <text:p>3</text:p>
          </table:table-cell>
          <table:table-cell table:formula="of:=RANK([.U94];[.$R94:.$V94];)" office:value-type="float" office:value="1" calcext:value-type="float">
            <text:p>1</text:p>
          </table:table-cell>
          <table:table-cell table:formula="of:=RANK([.V94];[.$R94:.$V94];)" office:value-type="float" office:value="5" calcext:value-type="float">
            <text:p>5</text:p>
          </table:table-cell>
          <table:table-cell table:formula="of:=RANK([.W94];[.$W94:.$AA94];)" office:value-type="float" office:value="1" calcext:value-type="float">
            <text:p>1</text:p>
          </table:table-cell>
          <table:table-cell table:formula="of:=RANK([.X94];[.$W94:.$AA94];)" office:value-type="float" office:value="3" calcext:value-type="float">
            <text:p>3</text:p>
          </table:table-cell>
          <table:table-cell table:formula="of:=RANK([.Y94];[.$W94:.$AA94];)" office:value-type="float" office:value="5" calcext:value-type="float">
            <text:p>5</text:p>
          </table:table-cell>
          <table:table-cell table:formula="of:=RANK([.Z94];[.$W94:.$AA94];)" office:value-type="float" office:value="2" calcext:value-type="float">
            <text:p>2</text:p>
          </table:table-cell>
          <table:table-cell table:formula="of:=RANK([.AA94];[.$W94:.$AA94];)" office:value-type="float" office:value="4" calcext:value-type="float">
            <text:p>4</text:p>
          </table:table-cell>
          <table:table-cell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table-cell table:number-columns-repeated="28"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table-cell office:value-type="float" office:value="596657" calcext:value-type="float">
            <text:p>596657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286224802656131" calcext:value-type="float">
            <text:p>-0,286224802656131</text:p>
          </table:table-cell>
          <table:table-cell table:style-name="ce504" office:value-type="float" office:value="0" calcext:value-type="float">
            <text:p>0</text:p>
          </table:table-cell>
          <table:table-cell table:style-name="ce535" office:value-type="float" office:value="0.000203632726385629" calcext:value-type="float">
            <text:p>0,000203632726385629</text:p>
          </table:table-cell>
          <table:table-cell table:style-name="ce521" office:value-type="float" office:value="-0.0057017163387976" calcext:value-type="float">
            <text:p>-0,0057017163387976</text:p>
          </table:table-cell>
          <table:table-cell table:style-name="ce563" office:value-type="float" office:value="-0.00203632726385629" calcext:value-type="float">
            <text:p>-0,00203632726385629</text:p>
          </table:table-cell>
          <table:table-cell table:style-name="ce494" office:value-type="float" office:value="-1.66937262773368" calcext:value-type="float">
            <text:p>-1,66937262773368</text:p>
          </table:table-cell>
          <table:table-cell table:number-columns-repeated="2" table:style-name="ce502" office:value-type="float" office:value="0" calcext:value-type="float">
            <text:p>0</text:p>
          </table:table-cell>
          <table:table-cell table:style-name="ce499" office:value-type="float" office:value="0.00280023566783373" calcext:value-type="float">
            <text:p>0,00280023566783373</text:p>
          </table:table-cell>
          <table:table-cell table:style-name="ce500" office:value-type="float" office:value="-0.0025202121010504" calcext:value-type="float">
            <text:p>-0,0025202121010504</text:p>
          </table:table-cell>
          <table:table-cell table:style-name="ce494" office:value-type="float" office:value="-1.71567981738831" calcext:value-type="float">
            <text:p>-1,71567981738831</text:p>
          </table:table-cell>
          <table:table-cell table:number-columns-repeated="2" table:style-name="ce499" office:value-type="float" office:value="0" calcext:value-type="float">
            <text:p>0</text:p>
          </table:table-cell>
          <table:table-cell table:number-columns-repeated="2" table:style-name="ce695" office:value-type="float" office:value="-0.226153062405517" calcext:value-type="float">
            <text:p>-0,226153062405517</text:p>
          </table:table-cell>
          <table:table-cell table:style-name="ce494" office:value-type="float" office:value="-1.16745928897932" calcext:value-type="float">
            <text:p>-1,16745928897932</text:p>
          </table:table-cell>
          <table:table-cell table:style-name="ce502" office:value-type="float" office:value="-0.00132098476772455" calcext:value-type="float">
            <text:p>-0,00132098476772455</text:p>
          </table:table-cell>
          <table:table-cell table:number-columns-repeated="2" table:style-name="ce499" office:value-type="float" office:value="0" calcext:value-type="float">
            <text:p>0</text:p>
          </table:table-cell>
          <table:table-cell table:style-name="ce794" office:value-type="float" office:value="-0.147088508684311" calcext:value-type="float">
            <text:p>-0,147088508684311</text:p>
          </table:table-cell>
          <table:table-cell table:style-name="ce494" office:value-type="float" office:value="-2.59064890011904" calcext:value-type="float">
            <text:p>-2,59064890011904</text:p>
          </table:table-cell>
          <table:table-cell table:style-name="ce495" office:value-type="float" office:value="0.0740626461986265" calcext:value-type="float">
            <text:p>0,0740626461986265</text:p>
          </table:table-cell>
          <table:table-cell table:style-name="ce563" office:value-type="float" office:value="0.0425565180957824" calcext:value-type="float">
            <text:p>0,0425565180957824</text:p>
          </table:table-cell>
          <table:table-cell table:style-name="ce499" office:value-type="float" office:value="0.0761814124525045" calcext:value-type="float">
            <text:p>0,0761814124525045</text:p>
          </table:table-cell>
          <table:table-cell table:style-name="ce582" office:value-type="float" office:value="0.0115236375471128" calcext:value-type="float">
            <text:p>0,0115236375471128</text:p>
          </table:table-cell>
          <table:table-cell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7" office:value-type="float" office:value="-0.00549808361241198" calcext:value-type="float">
            <text:p>-0,00549808361241198</text:p>
          </table:table-cell>
          <table:table-cell table:style-name="ce504" office:value-type="float" office:value="0" calcext:value-type="float">
            <text:p>0</text:p>
          </table:table-cell>
          <table:table-cell table:style-name="ce512" office:value-type="float" office:value="0.000203632726385629" calcext:value-type="float">
            <text:p>0,000203632726385629</text:p>
          </table:table-cell>
          <table:table-cell table:style-name="ce521" office:value-type="float" office:value="-0.0057017163387976" calcext:value-type="float">
            <text:p>-0,0057017163387976</text:p>
          </table:table-cell>
          <table:table-cell table:style-name="ce499" office:value-type="float" office:value="0.00183269453747066" calcext:value-type="float">
            <text:p>0,00183269453747066</text:p>
          </table:table-cell>
          <table:table-cell table:number-columns-repeated="3" table:style-name="ce502" office:value-type="float" office:value="0" calcext:value-type="float">
            <text:p>0</text:p>
          </table:table-cell>
          <table:table-cell table:style-name="ce499" office:value-type="float" office:value="0.00280023566783373" calcext:value-type="float">
            <text:p>0,00280023566783373</text:p>
          </table:table-cell>
          <table:table-cell table:style-name="ce613" office:value-type="float" office:value="-0.106969002511251" calcext:value-type="float">
            <text:p>-0,106969002511251</text:p>
          </table:table-cell>
          <table:table-cell table:style-name="ce499" office:value-type="float" office:value="0" calcext:value-type="float">
            <text:p>0</text:p>
          </table:table-cell>
          <table:table-cell table:style-name="ce661" office:value-type="float" office:value="-0.111004448170247" calcext:value-type="float">
            <text:p>-0,111004448170247</text:p>
          </table:table-cell>
          <table:table-cell table:style-name="ce499" office:value-type="float" office:value="0" calcext:value-type="float">
            <text:p>0</text:p>
          </table:table-cell>
          <table:table-cell table:style-name="ce695" office:value-type="float" office:value="-0.226153062405517" calcext:value-type="float">
            <text:p>-0,226153062405517</text:p>
          </table:table-cell>
          <table:table-cell table:style-name="ce721" office:value-type="float" office:value="-1.00214815808099" calcext:value-type="float">
            <text:p>-1,00214815808099</text:p>
          </table:table-cell>
          <table:table-cell table:style-name="ce499" office:value-type="float" office:value="0" calcext:value-type="float">
            <text:p>0</text:p>
          </table:table-cell>
          <table:table-cell table:style-name="ce502" office:value-type="float" office:value="-0.00132098476772455" calcext:value-type="float">
            <text:p>-0,00132098476772455</text:p>
          </table:table-cell>
          <table:table-cell table:number-columns-repeated="2" table:style-name="ce499" office:value-type="float" office:value="0" calcext:value-type="float">
            <text:p>0</text:p>
          </table:table-cell>
          <table:table-cell table:style-name="ce795" office:value-type="float" office:value="-0.21182934311013" calcext:value-type="float">
            <text:p>-0,21182934311013</text:p>
          </table:table-cell>
          <table:table-cell table:style-name="ce512" office:value-type="float" office:value="0.0611168818703296" calcext:value-type="float">
            <text:p>0,0611168818703296</text:p>
          </table:table-cell>
          <table:table-cell table:style-name="ce495" office:value-type="float" office:value="0.0739911226388016" calcext:value-type="float">
            <text:p>0,0739911226388016</text:p>
          </table:table-cell>
          <table:table-cell table:style-name="ce563" office:value-type="float" office:value="0.0425565180957824" calcext:value-type="float">
            <text:p>0,0425565180957824</text:p>
          </table:table-cell>
          <table:table-cell table:style-name="ce500" office:value-type="float" office:value="0.0683448144143623" calcext:value-type="float">
            <text:p>0,0683448144143623</text:p>
          </table:table-cell>
          <table:table-cell table:style-name="ce499" office:value-type="float" office:value="0.0766208055216951" calcext:value-type="float">
            <text:p>0,0766208055216951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499274863861341" calcext:value-type="float">
            <text:p>-0,499274863861341</text:p>
          </table:table-cell>
          <table:table-cell table:style-name="ce500" office:value-type="float" office:value="0" calcext:value-type="float">
            <text:p>0</text:p>
          </table:table-cell>
          <table:table-cell table:style-name="ce501" office:value-type="float" office:value="0.000814530905542515" calcext:value-type="float">
            <text:p>0,000814530905542515</text:p>
          </table:table-cell>
          <table:table-cell table:style-name="ce499" office:value-type="float" office:value="0.00198066765197755" calcext:value-type="float">
            <text:p>0,00198066765197755</text:p>
          </table:table-cell>
          <table:table-cell table:style-name="ce500" office:value-type="float" office:value="0" calcext:value-type="float">
            <text:p>0</text:p>
          </table:table-cell>
          <table:table-cell table:style-name="ce494" office:value-type="float" office:value="-0.104868825760376" calcext:value-type="float">
            <text:p>-0,104868825760376</text:p>
          </table:table-cell>
          <table:table-cell table:number-columns-repeated="2" table:style-name="ce541" office:value-type="float" office:value="0.000140011783391617" calcext:value-type="float">
            <text:p>0,000140011783391617</text:p>
          </table:table-cell>
          <table:table-cell table:style-name="ce535" office:value-type="float" office:value="0.0008400707003501" calcext:value-type="float">
            <text:p>0,0008400707003501</text:p>
          </table:table-cell>
          <table:table-cell table:style-name="ce563" office:value-type="float" office:value="0" calcext:value-type="float">
            <text:p>0</text:p>
          </table:table-cell>
          <table:table-cell table:style-name="ce499" office:value-type="float" office:value="0.000444017792680938" calcext:value-type="float">
            <text:p>0,000444017792680938</text:p>
          </table:table-cell>
          <table:table-cell table:style-name="ce500" office:value-type="float" office:value="0" calcext:value-type="float">
            <text:p>0</text:p>
          </table:table-cell>
          <table:table-cell table:style-name="ce502" office:value-type="float" office:value="0.000296011861787325" calcext:value-type="float">
            <text:p>0,000296011861787325</text:p>
          </table:table-cell>
          <table:table-cell table:style-name="ce499" office:value-type="float" office:value="0.000444017792680938" calcext:value-type="float">
            <text:p>0,000444017792680938</text:p>
          </table:table-cell>
          <table:table-cell table:style-name="ce500" office:value-type="float" office:value="0" calcext:value-type="float">
            <text:p>0</text:p>
          </table:table-cell>
          <table:table-cell table:style-name="ce499" office:value-type="float" office:value="0" calcext:value-type="float">
            <text:p>0</text:p>
          </table:table-cell>
          <table:table-cell table:style-name="ce609" office:value-type="float" office:value="-0.00706978466878917" calcext:value-type="float">
            <text:p>-0,00706978466878917</text:p>
          </table:table-cell>
          <table:table-cell table:style-name="ce644" office:value-type="float" office:value="-0.0707670411281059" calcext:value-type="float">
            <text:p>-0,0707670411281059</text:p>
          </table:table-cell>
          <table:table-cell table:number-columns-repeated="2" table:style-name="ce499" office:value-type="float" office:value="0" calcext:value-type="float">
            <text:p>0</text:p>
          </table:table-cell>
          <table:table-cell table:style-name="ce813" office:value-type="float" office:value="0.0835059018023007" calcext:value-type="float">
            <text:p>0,0835059018023007</text:p>
          </table:table-cell>
          <table:table-cell table:style-name="ce841" office:value-type="float" office:value="0.0874375518858724" calcext:value-type="float">
            <text:p>0,0874375518858724</text:p>
          </table:table-cell>
          <table:table-cell table:style-name="ce857" office:value-type="float" office:value="0.0811077168413737" calcext:value-type="float">
            <text:p>0,0811077168413737</text:p>
          </table:table-cell>
          <table:table-cell table:style-name="ce869" office:value-type="float" office:value="0.0922935247742472" calcext:value-type="float">
            <text:p>0,0922935247742472</text:p>
          </table:table-cell>
          <table:table-cell table:style-name="ce494" office:value-type="float" office:value="0.0788413736423904" calcext:value-type="float">
            <text:p>0,0788413736423904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8" office:value-type="float" office:value="-0.00203632726385629" calcext:value-type="float">
            <text:p>-0,00203632726385629</text:p>
          </table:table-cell>
          <table:table-cell table:style-name="ce524" office:value-type="float" office:value="-0.151299115704522" calcext:value-type="float">
            <text:p>-0,151299115704522</text:p>
          </table:table-cell>
          <table:table-cell table:style-name="ce500" office:value-type="float" office:value="0" calcext:value-type="float">
            <text:p>0</text:p>
          </table:table-cell>
          <table:table-cell table:style-name="ce499" office:value-type="float" office:value="0.00203632726385629" calcext:value-type="float">
            <text:p>0,00203632726385629</text:p>
          </table:table-cell>
          <table:table-cell table:style-name="ce564" office:value-type="float" office:value="-0.299951005966032" calcext:value-type="float">
            <text:p>-0,299951005966032</text:p>
          </table:table-cell>
          <table:table-cell table:style-name="ce521" office:value-type="float" office:value="-0.00140011783391687" calcext:value-type="float">
            <text:p>-0,00140011783391687</text:p>
          </table:table-cell>
          <table:table-cell table:number-columns-repeated="2" table:style-name="ce563" office:value-type="float" office:value="0" calcext:value-type="float">
            <text:p>0</text:p>
          </table:table-cell>
          <table:table-cell table:style-name="ce500" office:value-type="float" office:value="0.000980082483741817" calcext:value-type="float">
            <text:p>0,000980082483741817</text:p>
          </table:table-cell>
          <table:table-cell table:style-name="ce499" office:value-type="float" office:value="0.00140011783391687" calcext:value-type="float">
            <text:p>0,00140011783391687</text:p>
          </table:table-cell>
          <table:table-cell table:style-name="ce499" office:value-type="float" office:value="0.000444017792680938" calcext:value-type="float">
            <text:p>0,000444017792680938</text:p>
          </table:table-cell>
          <table:table-cell table:number-columns-repeated="2" table:style-name="ce500" office:value-type="float" office:value="0" calcext:value-type="float">
            <text:p>0</text:p>
          </table:table-cell>
          <table:table-cell table:style-name="ce499" office:value-type="float" office:value="0.000444017792680938" calcext:value-type="float">
            <text:p>0,000444017792680938</text:p>
          </table:table-cell>
          <table:table-cell table:style-name="ce494" office:value-type="float" office:value="-0.110560430377566" calcext:value-type="float">
            <text:p>-0,110560430377566</text:p>
          </table:table-cell>
          <table:table-cell table:style-name="ce499" office:value-type="float" office:value="0" calcext:value-type="float">
            <text:p>0</text:p>
          </table:table-cell>
          <table:table-cell table:style-name="ce494" office:value-type="float" office:value="-0.141251014091699" calcext:value-type="float">
            <text:p>-0,141251014091699</text:p>
          </table:table-cell>
          <table:table-cell table:style-name="ce644" office:value-type="float" office:value="-0.0707670411281059" calcext:value-type="float">
            <text:p>-0,0707670411281059</text:p>
          </table:table-cell>
          <table:table-cell table:number-columns-repeated="2" table:style-name="ce499" office:value-type="float" office:value="0" calcext:value-type="float">
            <text:p>0</text:p>
          </table:table-cell>
          <table:table-cell table:style-name="ce499" office:value-type="float" office:value="0.0977531565075436" calcext:value-type="float">
            <text:p>0,0977531565075436</text:p>
          </table:table-cell>
          <table:table-cell table:style-name="ce841" office:value-type="float" office:value="0.0874375518858724" calcext:value-type="float">
            <text:p>0,0874375518858724</text:p>
          </table:table-cell>
          <table:table-cell table:style-name="ce857" office:value-type="float" office:value="0.0811077168413737" calcext:value-type="float">
            <text:p>0,0811077168413737</text:p>
          </table:table-cell>
          <table:table-cell table:style-name="ce870" office:value-type="float" office:value="0.0934264579618727" calcext:value-type="float">
            <text:p>0,0934264579618727</text:p>
          </table:table-cell>
          <table:table-cell table:style-name="ce753" office:value-type="float" office:value="0.096127664404591" calcext:value-type="float">
            <text:p>0,096127664404591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4.07855987677776" calcext:value-type="float">
            <text:p>-4,07855987677776</text:p>
          </table:table-cell>
          <table:table-cell table:style-name="ce502" office:value-type="float" office:value="0.00773804360265389" calcext:value-type="float">
            <text:p>0,00773804360265389</text:p>
          </table:table-cell>
          <table:table-cell table:style-name="ce495" office:value-type="float" office:value="0.00997800359289581" calcext:value-type="float">
            <text:p>0,00997800359289581</text:p>
          </table:table-cell>
          <table:table-cell table:style-name="ce502" office:value-type="float" office:value="0.00814530905542515" calcext:value-type="float">
            <text:p>0,00814530905542515</text:p>
          </table:table-cell>
          <table:table-cell table:style-name="ce499" office:value-type="float" office:value="0.0124215963095234" calcext:value-type="float">
            <text:p>0,0124215963095234</text:p>
          </table:table-cell>
          <table:table-cell table:style-name="ce494" office:value-type="float" office:value="-2.53981375072526" calcext:value-type="float">
            <text:p>-2,53981375072526</text:p>
          </table:table-cell>
          <table:table-cell table:style-name="ce499" office:value-type="float" office:value="0.00560047133566757" calcext:value-type="float">
            <text:p>0,00560047133566757</text:p>
          </table:table-cell>
          <table:table-cell table:style-name="ce495" office:value-type="float" office:value="0.0050404242021008" calcext:value-type="float">
            <text:p>0,0050404242021008</text:p>
          </table:table-cell>
          <table:table-cell table:style-name="ce495" office:value-type="float" office:value="0.00378031815157555" calcext:value-type="float">
            <text:p>0,00378031815157555</text:p>
          </table:table-cell>
          <table:table-cell table:style-name="ce499" office:value-type="float" office:value="0.00560047133566757" calcext:value-type="float">
            <text:p>0,00560047133566757</text:p>
          </table:table-cell>
          <table:table-cell table:style-name="ce494" office:value-type="float" office:value="-0.102568110109308" calcext:value-type="float">
            <text:p>-0,102568110109308</text:p>
          </table:table-cell>
          <table:table-cell table:style-name="ce532" office:value-type="float" office:value="0.00976839143898174" calcext:value-type="float">
            <text:p>0,00976839143898174</text:p>
          </table:table-cell>
          <table:table-cell table:style-name="ce601" office:value-type="float" office:value="0.0100644033007691" calcext:value-type="float">
            <text:p>0,0100644033007691</text:p>
          </table:table-cell>
          <table:table-cell table:style-name="ce499" office:value-type="float" office:value="0.0233721099005213" calcext:value-type="float">
            <text:p>0,0233721099005213</text:p>
          </table:table-cell>
          <table:table-cell table:style-name="ce532" office:value-type="float" office:value="0.00976839143898174" calcext:value-type="float">
            <text:p>0,00976839143898174</text:p>
          </table:table-cell>
          <table:table-cell table:style-name="ce494" office:value-type="float" office:value="-0.0264196953544929" calcext:value-type="float">
            <text:p>-0,0264196953544929</text:p>
          </table:table-cell>
          <table:table-cell table:style-name="ce505" office:value-type="float" office:value="0.0133042037320838" calcext:value-type="float">
            <text:p>0,0133042037320838</text:p>
          </table:table-cell>
          <table:table-cell table:number-columns-repeated="2" table:style-name="ce499" office:value-type="float" office:value="0.0144364763901335" calcext:value-type="float">
            <text:p>0,0144364763901335</text:p>
          </table:table-cell>
          <table:table-cell table:style-name="ce609" office:value-type="float" office:value="0.0123606431837091" calcext:value-type="float">
            <text:p>0,0123606431837091</text:p>
          </table:table-cell>
          <table:table-cell table:style-name="ce789" office:value-type="float" office:value="0.969001188506994" calcext:value-type="float">
            <text:p>0,969001188506994</text:p>
          </table:table-cell>
          <table:table-cell table:style-name="ce541" office:value-type="float" office:value="0.993569531306828" calcext:value-type="float">
            <text:p>0,993569531306828</text:p>
          </table:table-cell>
          <table:table-cell table:style-name="ce502" office:value-type="float" office:value="0.994356290464901" calcext:value-type="float">
            <text:p>0,994356290464901</text:p>
          </table:table-cell>
          <table:table-cell table:style-name="ce585" office:value-type="float" office:value="0.993283437067528" calcext:value-type="float">
            <text:p>0,993283437067528</text:p>
          </table:table-cell>
          <table:table-cell table:style-name="ce499" office:value-type="float" office:value="0.994443072384155" calcext:value-type="float">
            <text:p>0,994443072384155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9" office:value-type="float" office:value="0.0124215963095234" calcext:value-type="float">
            <text:p>0,0124215963095234</text:p>
          </table:table-cell>
          <table:table-cell table:style-name="ce502" office:value-type="float" office:value="0.00773804360265389" calcext:value-type="float">
            <text:p>0,00773804360265389</text:p>
          </table:table-cell>
          <table:table-cell table:style-name="ce495" office:value-type="float" office:value="0.00997800359289581" calcext:value-type="float">
            <text:p>0,00997800359289581</text:p>
          </table:table-cell>
          <table:table-cell table:style-name="ce502" office:value-type="float" office:value="0.00814530905542515" calcext:value-type="float">
            <text:p>0,00814530905542515</text:p>
          </table:table-cell>
          <table:table-cell table:style-name="ce499" office:value-type="float" office:value="0.0124215963095234" calcext:value-type="float">
            <text:p>0,0124215963095234</text:p>
          </table:table-cell>
          <table:table-cell table:number-columns-repeated="2" table:style-name="ce499" office:value-type="float" office:value="0.00560047133566757" calcext:value-type="float">
            <text:p>0,00560047133566757</text:p>
          </table:table-cell>
          <table:table-cell table:style-name="ce495" office:value-type="float" office:value="0.0050404242021008" calcext:value-type="float">
            <text:p>0,0050404242021008</text:p>
          </table:table-cell>
          <table:table-cell table:style-name="ce495" office:value-type="float" office:value="0.00378031815157555" calcext:value-type="float">
            <text:p>0,00378031815157555</text:p>
          </table:table-cell>
          <table:table-cell table:style-name="ce499" office:value-type="float" office:value="0.00560047133566757" calcext:value-type="float">
            <text:p>0,00560047133566757</text:p>
          </table:table-cell>
          <table:table-cell table:style-name="ce632" office:value-type="float" office:value="-0.026717043938718" calcext:value-type="float">
            <text:p>-0,026717043938718</text:p>
          </table:table-cell>
          <table:table-cell table:style-name="ce532" office:value-type="float" office:value="0.00976839143898174" calcext:value-type="float">
            <text:p>0,00976839143898174</text:p>
          </table:table-cell>
          <table:table-cell table:style-name="ce678" office:value-type="float" office:value="0.0100644033007691" calcext:value-type="float">
            <text:p>0,0100644033007691</text:p>
          </table:table-cell>
          <table:table-cell table:style-name="ce696" office:value-type="float" office:value="-0.0264210320769307" calcext:value-type="float">
            <text:p>-0,0264210320769307</text:p>
          </table:table-cell>
          <table:table-cell table:style-name="ce632" office:value-type="float" office:value="-0.026717043938718" calcext:value-type="float">
            <text:p>-0,026717043938718</text:p>
          </table:table-cell>
          <table:table-cell table:style-name="ce609" office:value-type="float" office:value="0.0123606431837091" calcext:value-type="float">
            <text:p>0,0123606431837091</text:p>
          </table:table-cell>
          <table:table-cell table:style-name="ce505" office:value-type="float" office:value="0.0133042037320838" calcext:value-type="float">
            <text:p>0,0133042037320838</text:p>
          </table:table-cell>
          <table:table-cell table:number-columns-repeated="2" table:style-name="ce499" office:value-type="float" office:value="0.0144364763901335" calcext:value-type="float">
            <text:p>0,0144364763901335</text:p>
          </table:table-cell>
          <table:table-cell table:style-name="ce609" office:value-type="float" office:value="0.0123606431837091" calcext:value-type="float">
            <text:p>0,0123606431837091</text:p>
          </table:table-cell>
          <table:table-cell table:style-name="ce585" office:value-type="float" office:value="0.993319198847441" calcext:value-type="float">
            <text:p>0,993319198847441</text:p>
          </table:table-cell>
          <table:table-cell table:style-name="ce745" office:value-type="float" office:value="0.941464617974429" calcext:value-type="float">
            <text:p>0,941464617974429</text:p>
          </table:table-cell>
          <table:table-cell table:style-name="ce516" office:value-type="float" office:value="0.994356290464901" calcext:value-type="float">
            <text:p>0,994356290464901</text:p>
          </table:table-cell>
          <table:table-cell table:style-name="ce585" office:value-type="float" office:value="0.993283437067528" calcext:value-type="float">
            <text:p>0,993283437067528</text:p>
          </table:table-cell>
          <table:table-cell table:style-name="ce494" office:value-type="float" office:value="0.914893615499499" calcext:value-type="float">
            <text:p>0,914893615499499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97176075652545" calcext:value-type="float">
            <text:p>-1,97176075652545</text:p>
          </table:table-cell>
          <table:table-cell table:number-columns-repeated="2" table:style-name="ce502" office:value-type="float" office:value="0.0103852690456671" calcext:value-type="float">
            <text:p>0,0103852690456671</text:p>
          </table:table-cell>
          <table:table-cell table:style-name="ce502" office:value-type="float" office:value="0.0101816363192814" calcext:value-type="float">
            <text:p>0,0101816363192814</text:p>
          </table:table-cell>
          <table:table-cell table:style-name="ce499" office:value-type="float" office:value="0.0128288617622946" calcext:value-type="float">
            <text:p>0,0128288617622946</text:p>
          </table:table-cell>
          <table:table-cell table:style-name="ce494" office:value-type="float" office:value="-1.01259415325727" calcext:value-type="float">
            <text:p>-1,01259415325727</text:p>
          </table:table-cell>
          <table:table-cell table:style-name="ce501" office:value-type="float" office:value="0.00476040063531747" calcext:value-type="float">
            <text:p>0,00476040063531747</text:p>
          </table:table-cell>
          <table:table-cell table:style-name="ce499" office:value-type="float" office:value="0.00686057738619281" calcext:value-type="float">
            <text:p>0,00686057738619281</text:p>
          </table:table-cell>
          <table:table-cell table:style-name="ce597" office:value-type="float" office:value="-0.194896402481233" calcext:value-type="float">
            <text:p>-0,194896402481233</text:p>
          </table:table-cell>
          <table:table-cell table:style-name="ce502" office:value-type="float" office:value="0.0050404242021008" calcext:value-type="float">
            <text:p>0,0050404242021008</text:p>
          </table:table-cell>
          <table:table-cell table:style-name="ce499" office:value-type="float" office:value="0.135113627606619" calcext:value-type="float">
            <text:p>0,135113627606619</text:p>
          </table:table-cell>
          <table:table-cell table:style-name="ce662" office:value-type="float" office:value="0.0115444626097057" calcext:value-type="float">
            <text:p>0,0115444626097057</text:p>
          </table:table-cell>
          <table:table-cell table:style-name="ce679" office:value-type="float" office:value="0.0155406227438345" calcext:value-type="float">
            <text:p>0,0155406227438345</text:p>
          </table:table-cell>
          <table:table-cell table:style-name="ce697" office:value-type="float" office:value="0.122634754219871" calcext:value-type="float">
            <text:p>0,122634754219871</text:p>
          </table:table-cell>
          <table:table-cell table:style-name="ce722" office:value-type="float" office:value="0.0133205337804296" calcext:value-type="float">
            <text:p>0,0133205337804296</text:p>
          </table:table-cell>
          <table:table-cell table:style-name="ce505" office:value-type="float" office:value="0.0829458916461615" calcext:value-type="float">
            <text:p>0,0829458916461615</text:p>
          </table:table-cell>
          <table:table-cell table:style-name="ce494" office:value-type="float" office:value="0.0137759840062713" calcext:value-type="float">
            <text:p>0,0137759840062713</text:p>
          </table:table-cell>
          <table:table-cell table:style-name="ce622" office:value-type="float" office:value="0.0139646961159462" calcext:value-type="float">
            <text:p>0,0139646961159462</text:p>
          </table:table-cell>
          <table:table-cell table:style-name="ce499" office:value-type="float" office:value="0.0849179331922647" calcext:value-type="float">
            <text:p>0,0849179331922647</text:p>
          </table:table-cell>
          <table:table-cell table:style-name="ce738" office:value-type="float" office:value="0.0142477642804586" calcext:value-type="float">
            <text:p>0,0142477642804586</text:p>
          </table:table-cell>
          <table:table-cell table:style-name="ce814" office:value-type="float" office:value="0.966704805412884" calcext:value-type="float">
            <text:p>0,966704805412884</text:p>
          </table:table-cell>
          <table:table-cell table:style-name="ce516" office:value-type="float" office:value="0.995858285221223" calcext:value-type="float">
            <text:p>0,995858285221223</text:p>
          </table:table-cell>
          <table:table-cell table:style-name="ce500" office:value-type="float" office:value="0.995500667422099" calcext:value-type="float">
            <text:p>0,995500667422099</text:p>
          </table:table-cell>
          <table:table-cell table:style-name="ce507" office:value-type="float" office:value="0.993283437067528" calcext:value-type="float">
            <text:p>0,993283437067528</text:p>
          </table:table-cell>
          <table:table-cell table:style-name="ce500" office:value-type="float" office:value="0.995676615379268" calcext:value-type="float">
            <text:p>0,995676615379268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9" office:value-type="float" office:value="0.0128288617622946" calcext:value-type="float">
            <text:p>0,0128288617622946</text:p>
          </table:table-cell>
          <table:table-cell table:number-columns-repeated="2" table:style-name="ce502" office:value-type="float" office:value="0.0103852690456671" calcext:value-type="float">
            <text:p>0,0103852690456671</text:p>
          </table:table-cell>
          <table:table-cell table:style-name="ce502" office:value-type="float" office:value="0.0101816363192814" calcext:value-type="float">
            <text:p>0,0101816363192814</text:p>
          </table:table-cell>
          <table:table-cell table:style-name="ce499" office:value-type="float" office:value="0.0128288617622946" calcext:value-type="float">
            <text:p>0,0128288617622946</text:p>
          </table:table-cell>
          <table:table-cell table:style-name="ce502" office:value-type="float" office:value="0.00518043598549252" calcext:value-type="float">
            <text:p>0,00518043598549252</text:p>
          </table:table-cell>
          <table:table-cell table:style-name="ce501" office:value-type="float" office:value="0.00476040063531747" calcext:value-type="float">
            <text:p>0,00476040063531747</text:p>
          </table:table-cell>
          <table:table-cell table:style-name="ce499" office:value-type="float" office:value="0.00686057738619281" calcext:value-type="float">
            <text:p>0,00686057738619281</text:p>
          </table:table-cell>
          <table:table-cell table:style-name="ce597" office:value-type="float" office:value="-0.194896402481233" calcext:value-type="float">
            <text:p>-0,194896402481233</text:p>
          </table:table-cell>
          <table:table-cell table:style-name="ce502" office:value-type="float" office:value="0.0050404242021008" calcext:value-type="float">
            <text:p>0,0050404242021008</text:p>
          </table:table-cell>
          <table:table-cell table:style-name="ce633" office:value-type="float" office:value="-0.132169296288041" calcext:value-type="float">
            <text:p>-0,132169296288041</text:p>
          </table:table-cell>
          <table:table-cell table:style-name="ce662" office:value-type="float" office:value="0.0115444626097057" calcext:value-type="float">
            <text:p>0,0115444626097057</text:p>
          </table:table-cell>
          <table:table-cell table:style-name="ce679" office:value-type="float" office:value="0.0155406227438345" calcext:value-type="float">
            <text:p>0,0155406227438345</text:p>
          </table:table-cell>
          <table:table-cell table:style-name="ce499" office:value-type="float" office:value="0.134988315918462" calcext:value-type="float">
            <text:p>0,134988315918462</text:p>
          </table:table-cell>
          <table:table-cell table:style-name="ce494" office:value-type="float" office:value="-0.135277420836808" calcext:value-type="float">
            <text:p>-0,135277420836808</text:p>
          </table:table-cell>
          <table:table-cell table:style-name="ce738" office:value-type="float" office:value="0.0142477642804586" calcext:value-type="float">
            <text:p>0,0142477642804586</text:p>
          </table:table-cell>
          <table:table-cell table:style-name="ce494" office:value-type="float" office:value="0.0137759840062713" calcext:value-type="float">
            <text:p>0,0137759840062713</text:p>
          </table:table-cell>
          <table:table-cell table:style-name="ce622" office:value-type="float" office:value="0.0139646961159462" calcext:value-type="float">
            <text:p>0,0139646961159462</text:p>
          </table:table-cell>
          <table:table-cell table:style-name="ce779" office:value-type="float" office:value="0.0691434879445357" calcext:value-type="float">
            <text:p>0,0691434879445357</text:p>
          </table:table-cell>
          <table:table-cell table:style-name="ce793" office:value-type="float" office:value="0.0532671381575822" calcext:value-type="float">
            <text:p>0,0532671381575822</text:p>
          </table:table-cell>
          <table:table-cell table:style-name="ce621" office:value-type="float" office:value="0.994392052244814" calcext:value-type="float">
            <text:p>0,994392052244814</text:p>
          </table:table-cell>
          <table:table-cell table:style-name="ce499" office:value-type="float" office:value="0.996001332340873" calcext:value-type="float">
            <text:p>0,996001332340873</text:p>
          </table:table-cell>
          <table:table-cell table:style-name="ce566" office:value-type="float" office:value="0.969251520966381" calcext:value-type="float">
            <text:p>0,969251520966381</text:p>
          </table:table-cell>
          <table:table-cell table:style-name="ce507" office:value-type="float" office:value="0.993319198847441" calcext:value-type="float">
            <text:p>0,993319198847441</text:p>
          </table:table-cell>
          <table:table-cell table:style-name="ce494" office:value-type="float" office:value="0.888894801503168" calcext:value-type="float">
            <text:p>0,888894801503168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92506098460767" calcext:value-type="float">
            <text:p>-1,92506098460767</text:p>
          </table:table-cell>
          <table:table-cell table:number-columns-repeated="2" table:style-name="ce499" office:value-type="float" office:value="0.0132361272150659" calcext:value-type="float">
            <text:p>0,0132361272150659</text:p>
          </table:table-cell>
          <table:table-cell table:style-name="ce495" office:value-type="float" office:value="0.0129008119922842" calcext:value-type="float">
            <text:p>0,0129008119922842</text:p>
          </table:table-cell>
          <table:table-cell table:style-name="ce502" office:value-type="float" office:value="0.010996167224824" calcext:value-type="float">
            <text:p>0,010996167224824</text:p>
          </table:table-cell>
          <table:table-cell table:style-name="ce494" office:value-type="float" office:value="-0.933068393702681" calcext:value-type="float">
            <text:p>-0,933068393702681</text:p>
          </table:table-cell>
          <table:table-cell table:number-columns-repeated="2" table:style-name="ce502" office:value-type="float" office:value="0" calcext:value-type="float">
            <text:p>0</text:p>
          </table:table-cell>
          <table:table-cell table:style-name="ce598" office:value-type="float" office:value="-0.194259815572745" calcext:value-type="float">
            <text:p>-0,194259815572745</text:p>
          </table:table-cell>
          <table:table-cell table:style-name="ce499" office:value-type="float" office:value="0.00140011783391687" calcext:value-type="float">
            <text:p>0,00140011783391687</text:p>
          </table:table-cell>
          <table:table-cell table:style-name="ce499" office:value-type="float" office:value="0.102529628567276" calcext:value-type="float">
            <text:p>0,102529628567276</text:p>
          </table:table-cell>
          <table:table-cell table:style-name="ce494" office:value-type="float" office:value="0.0139125575040043" calcext:value-type="float">
            <text:p>0,0139125575040043</text:p>
          </table:table-cell>
          <table:table-cell table:style-name="ce680" office:value-type="float" office:value="0.0176127057763458" calcext:value-type="float">
            <text:p>0,0176127057763458</text:p>
          </table:table-cell>
          <table:table-cell table:style-name="ce698" office:value-type="float" office:value="0.0261743555254413" calcext:value-type="float">
            <text:p>0,0261743555254413</text:p>
          </table:table-cell>
          <table:table-cell table:style-name="ce680" office:value-type="float" office:value="0.0176127057763458" calcext:value-type="float">
            <text:p>0,0176127057763458</text:p>
          </table:table-cell>
          <table:table-cell table:style-name="ce494" office:value-type="float" office:value="-0.0668229580358995" calcext:value-type="float">
            <text:p>-0,0668229580358995</text:p>
          </table:table-cell>
          <table:table-cell table:style-name="ce746" office:value-type="float" office:value="0.0180220064739576" calcext:value-type="float">
            <text:p>0,0180220064739576</text:p>
          </table:table-cell>
          <table:table-cell table:style-name="ce765" office:value-type="float" office:value="0.0174558701449327" calcext:value-type="float">
            <text:p>0,0174558701449327</text:p>
          </table:table-cell>
          <table:table-cell table:style-name="ce499" office:value-type="float" office:value="0.0303568590026778" calcext:value-type="float">
            <text:p>0,0303568590026778</text:p>
          </table:table-cell>
          <table:table-cell table:style-name="ce695" office:value-type="float" office:value="0.0176445822546077" calcext:value-type="float">
            <text:p>0,0176445822546077</text:p>
          </table:table-cell>
          <table:table-cell table:style-name="ce815" office:value-type="float" office:value="0.980259473647156" calcext:value-type="float">
            <text:p>0,980259473647156</text:p>
          </table:table-cell>
          <table:table-cell table:style-name="ce500" office:value-type="float" office:value="0.995607952761836" calcext:value-type="float">
            <text:p>0,995607952761836</text:p>
          </table:table-cell>
          <table:table-cell table:style-name="ce494" office:value-type="float" office:value="0.915251233298623" calcext:value-type="float">
            <text:p>0,915251233298623</text:p>
          </table:table-cell>
          <table:table-cell table:style-name="ce613" office:value-type="float" office:value="0.990708588913834" calcext:value-type="float">
            <text:p>0,990708588913834</text:p>
          </table:table-cell>
          <table:table-cell table:style-name="ce499" office:value-type="float" office:value="0.995998948222212" calcext:value-type="float">
            <text:p>0,995998948222212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2" office:value-type="float" office:value="0.0107925344984383" calcext:value-type="float">
            <text:p>0,0107925344984383</text:p>
          </table:table-cell>
          <table:table-cell table:number-columns-repeated="2" table:style-name="ce499" office:value-type="float" office:value="0.0132361272150659" calcext:value-type="float">
            <text:p>0,0132361272150659</text:p>
          </table:table-cell>
          <table:table-cell table:style-name="ce495" office:value-type="float" office:value="0.0130324944886802" calcext:value-type="float">
            <text:p>0,0130324944886802</text:p>
          </table:table-cell>
          <table:table-cell table:style-name="ce502" office:value-type="float" office:value="0.010996167224824" calcext:value-type="float">
            <text:p>0,010996167224824</text:p>
          </table:table-cell>
          <table:table-cell table:style-name="ce495" office:value-type="float" office:value="0.00112009426713343" calcext:value-type="float">
            <text:p>0,00112009426713343</text:p>
          </table:table-cell>
          <table:table-cell table:number-columns-repeated="2" table:style-name="ce502" office:value-type="float" office:value="0" calcext:value-type="float">
            <text:p>0</text:p>
          </table:table-cell>
          <table:table-cell table:style-name="ce598" office:value-type="float" office:value="-0.193776308214099" calcext:value-type="float">
            <text:p>-0,193776308214099</text:p>
          </table:table-cell>
          <table:table-cell table:style-name="ce499" office:value-type="float" office:value="0.00140011783391687" calcext:value-type="float">
            <text:p>0,00140011783391687</text:p>
          </table:table-cell>
          <table:table-cell table:style-name="ce634" office:value-type="float" office:value="0.0492198656717905" calcext:value-type="float">
            <text:p>0,0492198656717905</text:p>
          </table:table-cell>
          <table:table-cell table:style-name="ce494" office:value-type="float" office:value="0.0139125575040043" calcext:value-type="float">
            <text:p>0,0139125575040043</text:p>
          </table:table-cell>
          <table:table-cell table:style-name="ce680" office:value-type="float" office:value="0.0176127057763458" calcext:value-type="float">
            <text:p>0,0176127057763458</text:p>
          </table:table-cell>
          <table:table-cell table:style-name="ce699" office:value-type="float" office:value="0.0445497851989924" calcext:value-type="float">
            <text:p>0,0445497851989924</text:p>
          </table:table-cell>
          <table:table-cell table:style-name="ce680" office:value-type="float" office:value="0.0176127057763458" calcext:value-type="float">
            <text:p>0,0176127057763458</text:p>
          </table:table-cell>
          <table:table-cell table:style-name="ce695" office:value-type="float" office:value="0.0176445822546077" calcext:value-type="float">
            <text:p>0,0176445822546077</text:p>
          </table:table-cell>
          <table:table-cell table:style-name="ce755" office:value-type="float" office:value="0.0180220064739576" calcext:value-type="float">
            <text:p>0,0180220064739576</text:p>
          </table:table-cell>
          <table:table-cell table:style-name="ce765" office:value-type="float" office:value="0.0174558701449327" calcext:value-type="float">
            <text:p>0,0174558701449327</text:p>
          </table:table-cell>
          <table:table-cell table:style-name="ce695" office:value-type="float" office:value="0.0175514842805014" calcext:value-type="float">
            <text:p>0,0175514842805014</text:p>
          </table:table-cell>
          <table:table-cell table:style-name="ce695" office:value-type="float" office:value="0.0176445822546077" calcext:value-type="float">
            <text:p>0,0176445822546077</text:p>
          </table:table-cell>
          <table:table-cell table:style-name="ce816" office:value-type="float" office:value="0.994249005125164" calcext:value-type="float">
            <text:p>0,994249005125164</text:p>
          </table:table-cell>
          <table:table-cell table:style-name="ce502" office:value-type="float" office:value="0.995858285221223" calcext:value-type="float">
            <text:p>0,995858285221223</text:p>
          </table:table-cell>
          <table:table-cell table:style-name="ce494" office:value-type="float" office:value="0.915251233298623" calcext:value-type="float">
            <text:p>0,915251233298623</text:p>
          </table:table-cell>
          <table:table-cell table:style-name="ce613" office:value-type="float" office:value="0.990708588913834" calcext:value-type="float">
            <text:p>0,990708588913834</text:p>
          </table:table-cell>
          <table:table-cell table:style-name="ce499" office:value-type="float" office:value="0.995929808781047" calcext:value-type="float">
            <text:p>0,995929808781047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112]; OFFSET([.$C112]; 0; 0; 1; 5))" office:value-type="float" office:value="5" calcext:value-type="float">
            <text:p>5</text:p>
          </table:table-cell>
          <table:table-cell table:formula="of:=RANK([.D112]; OFFSET([.$C112]; 0; 0; 1; 5))" office:value-type="float" office:value="2" calcext:value-type="float">
            <text:p>2</text:p>
          </table:table-cell>
          <table:table-cell table:formula="of:=RANK([.E112]; OFFSET([.$C112]; 0; 0; 1; 5))" office:value-type="float" office:value="1" calcext:value-type="float">
            <text:p>1</text:p>
          </table:table-cell>
          <table:table-cell table:formula="of:=RANK([.F112]; OFFSET([.$C112]; 0; 0; 1; 5))" office:value-type="float" office:value="4" calcext:value-type="float">
            <text:p>4</text:p>
          </table:table-cell>
          <table:table-cell table:formula="of:=RANK([.G112]; OFFSET([.$C112]; 0; 0; 1; 5))" office:value-type="float" office:value="3" calcext:value-type="float">
            <text:p>3</text:p>
          </table:table-cell>
          <table:table-cell table:formula="of:=RANK([.H112];[.$H112:.$L112];)" office:value-type="float" office:value="5" calcext:value-type="float">
            <text:p>5</text:p>
          </table:table-cell>
          <table:table-cell table:formula="of:=RANK([.I112];[.$H112:.$L112];)" office:value-type="float" office:value="2" calcext:value-type="float">
            <text:p>2</text:p>
          </table:table-cell>
          <table:table-cell table:formula="of:=RANK([.J112];[.$H112:.$L112];)" office:value-type="float" office:value="2" calcext:value-type="float">
            <text:p>2</text:p>
          </table:table-cell>
          <table:table-cell table:formula="of:=RANK([.K112];[.$H112:.$L112];)" office:value-type="float" office:value="1" calcext:value-type="float">
            <text:p>1</text:p>
          </table:table-cell>
          <table:table-cell table:formula="of:=RANK([.L112];[.$H112:.$L112];)" office:value-type="float" office:value="4" calcext:value-type="float">
            <text:p>4</text:p>
          </table:table-cell>
          <table:table-cell table:formula="of:=RANK([.M112];[.$M112:.$Q112];)" office:value-type="float" office:value="5" calcext:value-type="float">
            <text:p>5</text:p>
          </table:table-cell>
          <table:table-cell table:formula="of:=RANK([.N112];[.$M112:.$Q112];)" office:value-type="float" office:value="1" calcext:value-type="float">
            <text:p>1</text:p>
          </table:table-cell>
          <table:table-cell table:formula="of:=RANK([.O112];[.$M112:.$Q112];)" office:value-type="float" office:value="1" calcext:value-type="float">
            <text:p>1</text:p>
          </table:table-cell>
          <table:table-cell table:formula="of:=RANK([.P112];[.$M112:.$Q112];)" office:value-type="float" office:value="3" calcext:value-type="float">
            <text:p>3</text:p>
          </table:table-cell>
          <table:table-cell table:formula="of:=RANK([.Q112];[.$M112:.$Q112];)" office:value-type="float" office:value="3" calcext:value-type="float">
            <text:p>3</text:p>
          </table:table-cell>
          <table:table-cell table:formula="of:=RANK([.R112];[.$R112:.$V112];)" office:value-type="float" office:value="5" calcext:value-type="float">
            <text:p>5</text:p>
          </table:table-cell>
          <table:table-cell table:formula="of:=RANK([.S112];[.$R112:.$V112];)" office:value-type="float" office:value="3" calcext:value-type="float">
            <text:p>3</text:p>
          </table:table-cell>
          <table:table-cell table:formula="of:=RANK([.T112];[.$R112:.$V112];)" office:value-type="float" office:value="1" calcext:value-type="float">
            <text:p>1</text:p>
          </table:table-cell>
          <table:table-cell table:formula="of:=RANK([.U112];[.$R112:.$V112];)" office:value-type="float" office:value="1" calcext:value-type="float">
            <text:p>1</text:p>
          </table:table-cell>
          <table:table-cell table:formula="of:=RANK([.V112];[.$R112:.$V112];)" office:value-type="float" office:value="4" calcext:value-type="float">
            <text:p>4</text:p>
          </table:table-cell>
          <table:table-cell table:formula="of:=RANK([.W112];[.$W112:.$AA112];)" office:value-type="float" office:value="5" calcext:value-type="float">
            <text:p>5</text:p>
          </table:table-cell>
          <table:table-cell table:formula="of:=RANK([.X112];[.$W112:.$AA112];)" office:value-type="float" office:value="2" calcext:value-type="float">
            <text:p>2</text:p>
          </table:table-cell>
          <table:table-cell table:formula="of:=RANK([.Y112];[.$W112:.$AA112];)" office:value-type="float" office:value="3" calcext:value-type="float">
            <text:p>3</text:p>
          </table:table-cell>
          <table:table-cell table:formula="of:=RANK([.Z112];[.$W112:.$AA112];)" office:value-type="float" office:value="1" calcext:value-type="float">
            <text:p>1</text:p>
          </table:table-cell>
          <table:table-cell table:formula="of:=RANK([.AA112];[.$W112:.$AA112];)" office:value-type="float" office:value="4" calcext:value-type="float">
            <text:p>4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3]; OFFSET([.$C113]; 0; 0; 1; 5))" office:value-type="float" office:value="4" calcext:value-type="float">
            <text:p>4</text:p>
          </table:table-cell>
          <table:table-cell table:formula="of:=RANK([.D113]; OFFSET([.$C113]; 0; 0; 1; 5))" office:value-type="float" office:value="3" calcext:value-type="float">
            <text:p>3</text:p>
          </table:table-cell>
          <table:table-cell table:formula="of:=RANK([.E113]; OFFSET([.$C113]; 0; 0; 1; 5))" office:value-type="float" office:value="2" calcext:value-type="float">
            <text:p>2</text:p>
          </table:table-cell>
          <table:table-cell table:formula="of:=RANK([.F113]; OFFSET([.$C113]; 0; 0; 1; 5))" office:value-type="float" office:value="5" calcext:value-type="float">
            <text:p>5</text:p>
          </table:table-cell>
          <table:table-cell table:formula="of:=RANK([.G113]; OFFSET([.$C113]; 0; 0; 1; 5))" office:value-type="float" office:value="1" calcext:value-type="float">
            <text:p>1</text:p>
          </table:table-cell>
          <table:table-cell table:formula="of:=RANK([.H113];[.$H113:.$L113];)" office:value-type="float" office:value="2" calcext:value-type="float">
            <text:p>2</text:p>
          </table:table-cell>
          <table:table-cell table:formula="of:=RANK([.I113];[.$H113:.$L113];)" office:value-type="float" office:value="2" calcext:value-type="float">
            <text:p>2</text:p>
          </table:table-cell>
          <table:table-cell table:formula="of:=RANK([.J113];[.$H113:.$L113];)" office:value-type="float" office:value="2" calcext:value-type="float">
            <text:p>2</text:p>
          </table:table-cell>
          <table:table-cell table:formula="of:=RANK([.K113];[.$H113:.$L113];)" office:value-type="float" office:value="1" calcext:value-type="float">
            <text:p>1</text:p>
          </table:table-cell>
          <table:table-cell table:formula="of:=RANK([.L113];[.$H113:.$L113];)" office:value-type="float" office:value="5" calcext:value-type="float">
            <text:p>5</text:p>
          </table:table-cell>
          <table:table-cell table:formula="of:=RANK([.M113];[.$M113:.$Q113];)" office:value-type="float" office:value="1" calcext:value-type="float">
            <text:p>1</text:p>
          </table:table-cell>
          <table:table-cell table:formula="of:=RANK([.N113];[.$M113:.$Q113];)" office:value-type="float" office:value="3" calcext:value-type="float">
            <text:p>3</text:p>
          </table:table-cell>
          <table:table-cell table:formula="of:=RANK([.O113];[.$M113:.$Q113];)" office:value-type="float" office:value="1" calcext:value-type="float">
            <text:p>1</text:p>
          </table:table-cell>
          <table:table-cell table:formula="of:=RANK([.P113];[.$M113:.$Q113];)" office:value-type="float" office:value="4" calcext:value-type="float">
            <text:p>4</text:p>
          </table:table-cell>
          <table:table-cell table:formula="of:=RANK([.Q113];[.$M113:.$Q113];)" office:value-type="float" office:value="5" calcext:value-type="float">
            <text:p>5</text:p>
          </table:table-cell>
          <table:table-cell table:formula="of:=RANK([.R113];[.$R113:.$V113];)" office:value-type="float" office:value="1" calcext:value-type="float">
            <text:p>1</text:p>
          </table:table-cell>
          <table:table-cell table:formula="of:=RANK([.S113];[.$R113:.$V113];)" office:value-type="float" office:value="4" calcext:value-type="float">
            <text:p>4</text:p>
          </table:table-cell>
          <table:table-cell table:formula="of:=RANK([.T113];[.$R113:.$V113];)" office:value-type="float" office:value="1" calcext:value-type="float">
            <text:p>1</text:p>
          </table:table-cell>
          <table:table-cell table:formula="of:=RANK([.U113];[.$R113:.$V113];)" office:value-type="float" office:value="1" calcext:value-type="float">
            <text:p>1</text:p>
          </table:table-cell>
          <table:table-cell table:formula="of:=RANK([.V113];[.$R113:.$V113];)" office:value-type="float" office:value="5" calcext:value-type="float">
            <text:p>5</text:p>
          </table:table-cell>
          <table:table-cell table:formula="of:=RANK([.W113];[.$W113:.$AA113];)" office:value-type="float" office:value="4" calcext:value-type="float">
            <text:p>4</text:p>
          </table:table-cell>
          <table:table-cell table:formula="of:=RANK([.X113];[.$W113:.$AA113];)" office:value-type="float" office:value="2" calcext:value-type="float">
            <text:p>2</text:p>
          </table:table-cell>
          <table:table-cell table:formula="of:=RANK([.Y113];[.$W113:.$AA113];)" office:value-type="float" office:value="5" calcext:value-type="float">
            <text:p>5</text:p>
          </table:table-cell>
          <table:table-cell table:formula="of:=RANK([.Z113];[.$W113:.$AA113];)" office:value-type="float" office:value="3" calcext:value-type="float">
            <text:p>3</text:p>
          </table:table-cell>
          <table:table-cell table:formula="of:=RANK([.AA113];[.$W113:.$AA113];)" office:value-type="float" office:value="1" calcext:value-type="float">
            <text:p>1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114]; OFFSET([.$C114]; 0; 0; 1; 5))" office:value-type="float" office:value="5" calcext:value-type="float">
            <text:p>5</text:p>
          </table:table-cell>
          <table:table-cell table:formula="of:=RANK([.D114]; OFFSET([.$C114]; 0; 0; 1; 5))" office:value-type="float" office:value="3" calcext:value-type="float">
            <text:p>3</text:p>
          </table:table-cell>
          <table:table-cell table:formula="of:=RANK([.E114]; OFFSET([.$C114]; 0; 0; 1; 5))" office:value-type="float" office:value="2" calcext:value-type="float">
            <text:p>2</text:p>
          </table:table-cell>
          <table:table-cell table:formula="of:=RANK([.F114]; OFFSET([.$C114]; 0; 0; 1; 5))" office:value-type="float" office:value="1" calcext:value-type="float">
            <text:p>1</text:p>
          </table:table-cell>
          <table:table-cell table:formula="of:=RANK([.G114]; OFFSET([.$C114]; 0; 0; 1; 5))" office:value-type="float" office:value="3" calcext:value-type="float">
            <text:p>3</text:p>
          </table:table-cell>
          <table:table-cell table:formula="of:=RANK([.H114];[.$H114:.$L114];)" office:value-type="float" office:value="5" calcext:value-type="float">
            <text:p>5</text:p>
          </table:table-cell>
          <table:table-cell table:formula="of:=RANK([.I114];[.$H114:.$L114];)" office:value-type="float" office:value="2" calcext:value-type="float">
            <text:p>2</text:p>
          </table:table-cell>
          <table:table-cell table:formula="of:=RANK([.J114];[.$H114:.$L114];)" office:value-type="float" office:value="2" calcext:value-type="float">
            <text:p>2</text:p>
          </table:table-cell>
          <table:table-cell table:formula="of:=RANK([.K114];[.$H114:.$L114];)" office:value-type="float" office:value="1" calcext:value-type="float">
            <text:p>1</text:p>
          </table:table-cell>
          <table:table-cell table:formula="of:=RANK([.L114];[.$H114:.$L114];)" office:value-type="float" office:value="4" calcext:value-type="float">
            <text:p>4</text:p>
          </table:table-cell>
          <table:table-cell table:formula="of:=RANK([.M114];[.$M114:.$Q114];)" office:value-type="float" office:value="1" calcext:value-type="float">
            <text:p>1</text:p>
          </table:table-cell>
          <table:table-cell table:formula="of:=RANK([.N114];[.$M114:.$Q114];)" office:value-type="float" office:value="4" calcext:value-type="float">
            <text:p>4</text:p>
          </table:table-cell>
          <table:table-cell table:formula="of:=RANK([.O114];[.$M114:.$Q114];)" office:value-type="float" office:value="3" calcext:value-type="float">
            <text:p>3</text:p>
          </table:table-cell>
          <table:table-cell table:formula="of:=RANK([.P114];[.$M114:.$Q114];)" office:value-type="float" office:value="1" calcext:value-type="float">
            <text:p>1</text:p>
          </table:table-cell>
          <table:table-cell table:formula="of:=RANK([.Q114];[.$M114:.$Q114];)" office:value-type="float" office:value="4" calcext:value-type="float">
            <text:p>4</text:p>
          </table:table-cell>
          <table:table-cell table:formula="of:=RANK([.R114];[.$R114:.$V114];)" office:value-type="float" office:value="1" calcext:value-type="float">
            <text:p>1</text:p>
          </table:table-cell>
          <table:table-cell table:formula="of:=RANK([.S114];[.$R114:.$V114];)" office:value-type="float" office:value="4" calcext:value-type="float">
            <text:p>4</text:p>
          </table:table-cell>
          <table:table-cell table:formula="of:=RANK([.T114];[.$R114:.$V114];)" office:value-type="float" office:value="5" calcext:value-type="float">
            <text:p>5</text:p>
          </table:table-cell>
          <table:table-cell table:formula="of:=RANK([.U114];[.$R114:.$V114];)" office:value-type="float" office:value="1" calcext:value-type="float">
            <text:p>1</text:p>
          </table:table-cell>
          <table:table-cell table:formula="of:=RANK([.V114];[.$R114:.$V114];)" office:value-type="float" office:value="1" calcext:value-type="float">
            <text:p>1</text:p>
          </table:table-cell>
          <table:table-cell table:formula="of:=RANK([.W114];[.$W114:.$AA114];)" office:value-type="float" office:value="3" calcext:value-type="float">
            <text:p>3</text:p>
          </table:table-cell>
          <table:table-cell table:formula="of:=RANK([.X114];[.$W114:.$AA114];)" office:value-type="float" office:value="2" calcext:value-type="float">
            <text:p>2</text:p>
          </table:table-cell>
          <table:table-cell table:formula="of:=RANK([.Y114];[.$W114:.$AA114];)" office:value-type="float" office:value="4" calcext:value-type="float">
            <text:p>4</text:p>
          </table:table-cell>
          <table:table-cell table:formula="of:=RANK([.Z114];[.$W114:.$AA114];)" office:value-type="float" office:value="1" calcext:value-type="float">
            <text:p>1</text:p>
          </table:table-cell>
          <table:table-cell table:formula="of:=RANK([.AA114];[.$W114:.$AA114];)" office:value-type="float" office:value="5" calcext:value-type="float">
            <text:p>5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5]; OFFSET([.$C115]; 0; 0; 1; 5))" office:value-type="float" office:value="3" calcext:value-type="float">
            <text:p>3</text:p>
          </table:table-cell>
          <table:table-cell table:formula="of:=RANK([.D115]; OFFSET([.$C115]; 0; 0; 1; 5))" office:value-type="float" office:value="4" calcext:value-type="float">
            <text:p>4</text:p>
          </table:table-cell>
          <table:table-cell table:formula="of:=RANK([.E115]; OFFSET([.$C115]; 0; 0; 1; 5))" office:value-type="float" office:value="2" calcext:value-type="float">
            <text:p>2</text:p>
          </table:table-cell>
          <table:table-cell table:formula="of:=RANK([.F115]; OFFSET([.$C115]; 0; 0; 1; 5))" office:value-type="float" office:value="1" calcext:value-type="float">
            <text:p>1</text:p>
          </table:table-cell>
          <table:table-cell table:formula="of:=RANK([.G115]; OFFSET([.$C115]; 0; 0; 1; 5))" office:value-type="float" office:value="5" calcext:value-type="float">
            <text:p>5</text:p>
          </table:table-cell>
          <table:table-cell table:formula="of:=RANK([.H115];[.$H115:.$L115];)" office:value-type="float" office:value="5" calcext:value-type="float">
            <text:p>5</text:p>
          </table:table-cell>
          <table:table-cell table:formula="of:=RANK([.I115];[.$H115:.$L115];)" office:value-type="float" office:value="3" calcext:value-type="float">
            <text:p>3</text:p>
          </table:table-cell>
          <table:table-cell table:formula="of:=RANK([.J115];[.$H115:.$L115];)" office:value-type="float" office:value="3" calcext:value-type="float">
            <text:p>3</text:p>
          </table:table-cell>
          <table:table-cell table:formula="of:=RANK([.K115];[.$H115:.$L115];)" office:value-type="float" office:value="2" calcext:value-type="float">
            <text:p>2</text:p>
          </table:table-cell>
          <table:table-cell table:formula="of:=RANK([.L115];[.$H115:.$L115];)" office:value-type="float" office:value="1" calcext:value-type="float">
            <text:p>1</text:p>
          </table:table-cell>
          <table:table-cell table:formula="of:=RANK([.M115];[.$M115:.$Q115];)" office:value-type="float" office:value="1" calcext:value-type="float">
            <text:p>1</text:p>
          </table:table-cell>
          <table:table-cell table:formula="of:=RANK([.N115];[.$M115:.$Q115];)" office:value-type="float" office:value="3" calcext:value-type="float">
            <text:p>3</text:p>
          </table:table-cell>
          <table:table-cell table:formula="of:=RANK([.O115];[.$M115:.$Q115];)" office:value-type="float" office:value="3" calcext:value-type="float">
            <text:p>3</text:p>
          </table:table-cell>
          <table:table-cell table:formula="of:=RANK([.P115];[.$M115:.$Q115];)" office:value-type="float" office:value="1" calcext:value-type="float">
            <text:p>1</text:p>
          </table:table-cell>
          <table:table-cell table:formula="of:=RANK([.Q115];[.$M115:.$Q115];)" office:value-type="float" office:value="5" calcext:value-type="float">
            <text:p>5</text:p>
          </table:table-cell>
          <table:table-cell table:formula="of:=RANK([.R115];[.$R115:.$V115];)" office:value-type="float" office:value="1" calcext:value-type="float">
            <text:p>1</text:p>
          </table:table-cell>
          <table:table-cell table:formula="of:=RANK([.S115];[.$R115:.$V115];)" office:value-type="float" office:value="5" calcext:value-type="float">
            <text:p>5</text:p>
          </table:table-cell>
          <table:table-cell table:formula="of:=RANK([.T115];[.$R115:.$V115];)" office:value-type="float" office:value="4" calcext:value-type="float">
            <text:p>4</text:p>
          </table:table-cell>
          <table:table-cell table:formula="of:=RANK([.U115];[.$R115:.$V115];)" office:value-type="float" office:value="1" calcext:value-type="float">
            <text:p>1</text:p>
          </table:table-cell>
          <table:table-cell table:formula="of:=RANK([.V115];[.$R115:.$V115];)" office:value-type="float" office:value="1" calcext:value-type="float">
            <text:p>1</text:p>
          </table:table-cell>
          <table:table-cell table:formula="of:=RANK([.W115];[.$W115:.$AA115];)" office:value-type="float" office:value="1" calcext:value-type="float">
            <text:p>1</text:p>
          </table:table-cell>
          <table:table-cell table:formula="of:=RANK([.X115];[.$W115:.$AA115];)" office:value-type="float" office:value="4" calcext:value-type="float">
            <text:p>4</text:p>
          </table:table-cell>
          <table:table-cell table:formula="of:=RANK([.Y115];[.$W115:.$AA115];)" office:value-type="float" office:value="5" calcext:value-type="float">
            <text:p>5</text:p>
          </table:table-cell>
          <table:table-cell table:formula="of:=RANK([.Z115];[.$W115:.$AA115];)" office:value-type="float" office:value="3" calcext:value-type="float">
            <text:p>3</text:p>
          </table:table-cell>
          <table:table-cell table:formula="of:=RANK([.AA115];[.$W115:.$AA115];)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116]; OFFSET([.$C116]; 0; 0; 1; 5))" office:value-type="float" office:value="5" calcext:value-type="float">
            <text:p>5</text:p>
          </table:table-cell>
          <table:table-cell table:formula="of:=RANK([.D116]; OFFSET([.$C116]; 0; 0; 1; 5))" office:value-type="float" office:value="4" calcext:value-type="float">
            <text:p>4</text:p>
          </table:table-cell>
          <table:table-cell table:formula="of:=RANK([.E116]; OFFSET([.$C116]; 0; 0; 1; 5))" office:value-type="float" office:value="2" calcext:value-type="float">
            <text:p>2</text:p>
          </table:table-cell>
          <table:table-cell table:formula="of:=RANK([.F116]; OFFSET([.$C116]; 0; 0; 1; 5))" office:value-type="float" office:value="3" calcext:value-type="float">
            <text:p>3</text:p>
          </table:table-cell>
          <table:table-cell table:formula="of:=RANK([.G116]; OFFSET([.$C116]; 0; 0; 1; 5))" office:value-type="float" office:value="1" calcext:value-type="float">
            <text:p>1</text:p>
          </table:table-cell>
          <table:table-cell table:formula="of:=RANK([.H116];[.$H116:.$L116];)" office:value-type="float" office:value="5" calcext:value-type="float">
            <text:p>5</text:p>
          </table:table-cell>
          <table:table-cell table:formula="of:=RANK([.I116];[.$H116:.$L116];)" office:value-type="float" office:value="1" calcext:value-type="float">
            <text:p>1</text:p>
          </table:table-cell>
          <table:table-cell table:formula="of:=RANK([.J116];[.$H116:.$L116];)" office:value-type="float" office:value="3" calcext:value-type="float">
            <text:p>3</text:p>
          </table:table-cell>
          <table:table-cell table:formula="of:=RANK([.K116];[.$H116:.$L116];)" office:value-type="float" office:value="4" calcext:value-type="float">
            <text:p>4</text:p>
          </table:table-cell>
          <table:table-cell table:formula="of:=RANK([.L116];[.$H116:.$L116];)" office:value-type="float" office:value="1" calcext:value-type="float">
            <text:p>1</text:p>
          </table:table-cell>
          <table:table-cell table:formula="of:=RANK([.M116];[.$M116:.$Q116];)" office:value-type="float" office:value="5" calcext:value-type="float">
            <text:p>5</text:p>
          </table:table-cell>
          <table:table-cell table:formula="of:=RANK([.N116];[.$M116:.$Q116];)" office:value-type="float" office:value="3" calcext:value-type="float">
            <text:p>3</text:p>
          </table:table-cell>
          <table:table-cell table:formula="of:=RANK([.O116];[.$M116:.$Q116];)" office:value-type="float" office:value="2" calcext:value-type="float">
            <text:p>2</text:p>
          </table:table-cell>
          <table:table-cell table:formula="of:=RANK([.P116];[.$M116:.$Q116];)" office:value-type="float" office:value="1" calcext:value-type="float">
            <text:p>1</text:p>
          </table:table-cell>
          <table:table-cell table:formula="of:=RANK([.Q116];[.$M116:.$Q116];)" office:value-type="float" office:value="3" calcext:value-type="float">
            <text:p>3</text:p>
          </table:table-cell>
          <table:table-cell table:formula="of:=RANK([.R116];[.$R116:.$V116];)" office:value-type="float" office:value="5" calcext:value-type="float">
            <text:p>5</text:p>
          </table:table-cell>
          <table:table-cell table:formula="of:=RANK([.S116];[.$R116:.$V116];)" office:value-type="float" office:value="3" calcext:value-type="float">
            <text:p>3</text:p>
          </table:table-cell>
          <table:table-cell table:formula="of:=RANK([.T116];[.$R116:.$V116];)" office:value-type="float" office:value="1" calcext:value-type="float">
            <text:p>1</text:p>
          </table:table-cell>
          <table:table-cell table:formula="of:=RANK([.U116];[.$R116:.$V116];)" office:value-type="float" office:value="1" calcext:value-type="float">
            <text:p>1</text:p>
          </table:table-cell>
          <table:table-cell table:formula="of:=RANK([.V116];[.$R116:.$V116];)" office:value-type="float" office:value="4" calcext:value-type="float">
            <text:p>4</text:p>
          </table:table-cell>
          <table:table-cell table:formula="of:=RANK([.W116];[.$W116:.$AA116];)" office:value-type="float" office:value="5" calcext:value-type="float">
            <text:p>5</text:p>
          </table:table-cell>
          <table:table-cell table:formula="of:=RANK([.X116];[.$W116:.$AA116];)" office:value-type="float" office:value="3" calcext:value-type="float">
            <text:p>3</text:p>
          </table:table-cell>
          <table:table-cell table:formula="of:=RANK([.Y116];[.$W116:.$AA116];)" office:value-type="float" office:value="2" calcext:value-type="float">
            <text:p>2</text:p>
          </table:table-cell>
          <table:table-cell table:formula="of:=RANK([.Z116];[.$W116:.$AA116];)" office:value-type="float" office:value="4" calcext:value-type="float">
            <text:p>4</text:p>
          </table:table-cell>
          <table:table-cell table:formula="of:=RANK([.AA116];[.$W116:.$AA116];)" office:value-type="float" office:value="1" calcext:value-type="float">
            <text:p>1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7]; OFFSET([.$C117]; 0; 0; 1; 5))" office:value-type="float" office:value="1" calcext:value-type="float">
            <text:p>1</text:p>
          </table:table-cell>
          <table:table-cell table:formula="of:=RANK([.D117]; OFFSET([.$C117]; 0; 0; 1; 5))" office:value-type="float" office:value="5" calcext:value-type="float">
            <text:p>5</text:p>
          </table:table-cell>
          <table:table-cell table:formula="of:=RANK([.E117]; OFFSET([.$C117]; 0; 0; 1; 5))" office:value-type="float" office:value="3" calcext:value-type="float">
            <text:p>3</text:p>
          </table:table-cell>
          <table:table-cell table:formula="of:=RANK([.F117]; OFFSET([.$C117]; 0; 0; 1; 5))" office:value-type="float" office:value="4" calcext:value-type="float">
            <text:p>4</text:p>
          </table:table-cell>
          <table:table-cell table:formula="of:=RANK([.G117]; OFFSET([.$C117]; 0; 0; 1; 5))" office:value-type="float" office:value="1" calcext:value-type="float">
            <text:p>1</text:p>
          </table:table-cell>
          <table:table-cell table:formula="of:=RANK([.H117];[.$H117:.$L117];)" office:value-type="float" office:value="1" calcext:value-type="float">
            <text:p>1</text:p>
          </table:table-cell>
          <table:table-cell table:formula="of:=RANK([.I117];[.$H117:.$L117];)" office:value-type="float" office:value="1" calcext:value-type="float">
            <text:p>1</text:p>
          </table:table-cell>
          <table:table-cell table:formula="of:=RANK([.J117];[.$H117:.$L117];)" office:value-type="float" office:value="4" calcext:value-type="float">
            <text:p>4</text:p>
          </table:table-cell>
          <table:table-cell table:formula="of:=RANK([.K117];[.$H117:.$L117];)" office:value-type="float" office:value="5" calcext:value-type="float">
            <text:p>5</text:p>
          </table:table-cell>
          <table:table-cell table:formula="of:=RANK([.L117];[.$H117:.$L117];)" office:value-type="float" office:value="1" calcext:value-type="float">
            <text:p>1</text:p>
          </table:table-cell>
          <table:table-cell table:formula="of:=RANK([.M117];[.$M117:.$Q117];)" office:value-type="float" office:value="4" calcext:value-type="float">
            <text:p>4</text:p>
          </table:table-cell>
          <table:table-cell table:formula="of:=RANK([.N117];[.$M117:.$Q117];)" office:value-type="float" office:value="2" calcext:value-type="float">
            <text:p>2</text:p>
          </table:table-cell>
          <table:table-cell table:formula="of:=RANK([.O117];[.$M117:.$Q117];)" office:value-type="float" office:value="1" calcext:value-type="float">
            <text:p>1</text:p>
          </table:table-cell>
          <table:table-cell table:formula="of:=RANK([.P117];[.$M117:.$Q117];)" office:value-type="float" office:value="3" calcext:value-type="float">
            <text:p>3</text:p>
          </table:table-cell>
          <table:table-cell table:formula="of:=RANK([.Q117];[.$M117:.$Q117];)" office:value-type="float" office:value="4" calcext:value-type="float">
            <text:p>4</text:p>
          </table:table-cell>
          <table:table-cell table:formula="of:=RANK([.R117];[.$R117:.$V117];)" office:value-type="float" office:value="4" calcext:value-type="float">
            <text:p>4</text:p>
          </table:table-cell>
          <table:table-cell table:formula="of:=RANK([.S117];[.$R117:.$V117];)" office:value-type="float" office:value="3" calcext:value-type="float">
            <text:p>3</text:p>
          </table:table-cell>
          <table:table-cell table:formula="of:=RANK([.T117];[.$R117:.$V117];)" office:value-type="float" office:value="1" calcext:value-type="float">
            <text:p>1</text:p>
          </table:table-cell>
          <table:table-cell table:formula="of:=RANK([.U117];[.$R117:.$V117];)" office:value-type="float" office:value="1" calcext:value-type="float">
            <text:p>1</text:p>
          </table:table-cell>
          <table:table-cell table:formula="of:=RANK([.V117];[.$R117:.$V117];)" office:value-type="float" office:value="4" calcext:value-type="float">
            <text:p>4</text:p>
          </table:table-cell>
          <table:table-cell table:formula="of:=RANK([.W117];[.$W117:.$AA117];)" office:value-type="float" office:value="2" calcext:value-type="float">
            <text:p>2</text:p>
          </table:table-cell>
          <table:table-cell table:formula="of:=RANK([.X117];[.$W117:.$AA117];)" office:value-type="float" office:value="4" calcext:value-type="float">
            <text:p>4</text:p>
          </table:table-cell>
          <table:table-cell table:formula="of:=RANK([.Y117];[.$W117:.$AA117];)" office:value-type="float" office:value="1" calcext:value-type="float">
            <text:p>1</text:p>
          </table:table-cell>
          <table:table-cell table:formula="of:=RANK([.Z117];[.$W117:.$AA117];)" office:value-type="float" office:value="3" calcext:value-type="float">
            <text:p>3</text:p>
          </table:table-cell>
          <table:table-cell table:formula="of:=RANK([.AA117];[.$W117:.$AA117];)" office:value-type="float" office:value="5" calcext:value-type="float">
            <text:p>5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18]; OFFSET([.$C118]; 0; 0; 1; 5))" office:value-type="float" office:value="5" calcext:value-type="float">
            <text:p>5</text:p>
          </table:table-cell>
          <table:table-cell table:formula="of:=RANK([.D118]; OFFSET([.$C118]; 0; 0; 1; 5))" office:value-type="float" office:value="2" calcext:value-type="float">
            <text:p>2</text:p>
          </table:table-cell>
          <table:table-cell table:formula="of:=RANK([.E118]; OFFSET([.$C118]; 0; 0; 1; 5))" office:value-type="float" office:value="2" calcext:value-type="float">
            <text:p>2</text:p>
          </table:table-cell>
          <table:table-cell table:formula="of:=RANK([.F118]; OFFSET([.$C118]; 0; 0; 1; 5))" office:value-type="float" office:value="4" calcext:value-type="float">
            <text:p>4</text:p>
          </table:table-cell>
          <table:table-cell table:formula="of:=RANK([.G118]; OFFSET([.$C118]; 0; 0; 1; 5))" office:value-type="float" office:value="1" calcext:value-type="float">
            <text:p>1</text:p>
          </table:table-cell>
          <table:table-cell table:formula="of:=RANK([.H118];[.$H118:.$L118];)" office:value-type="float" office:value="5" calcext:value-type="float">
            <text:p>5</text:p>
          </table:table-cell>
          <table:table-cell table:formula="of:=RANK([.I118];[.$H118:.$L118];)" office:value-type="float" office:value="3" calcext:value-type="float">
            <text:p>3</text:p>
          </table:table-cell>
          <table:table-cell table:formula="of:=RANK([.J118];[.$H118:.$L118];)" office:value-type="float" office:value="1" calcext:value-type="float">
            <text:p>1</text:p>
          </table:table-cell>
          <table:table-cell table:formula="of:=RANK([.K118];[.$H118:.$L118];)" office:value-type="float" office:value="4" calcext:value-type="float">
            <text:p>4</text:p>
          </table:table-cell>
          <table:table-cell table:formula="of:=RANK([.L118];[.$H118:.$L118];)" office:value-type="float" office:value="2" calcext:value-type="float">
            <text:p>2</text:p>
          </table:table-cell>
          <table:table-cell table:formula="of:=RANK([.M118];[.$M118:.$Q118];)" office:value-type="float" office:value="1" calcext:value-type="float">
            <text:p>1</text:p>
          </table:table-cell>
          <table:table-cell table:formula="of:=RANK([.N118];[.$M118:.$Q118];)" office:value-type="float" office:value="5" calcext:value-type="float">
            <text:p>5</text:p>
          </table:table-cell>
          <table:table-cell table:formula="of:=RANK([.O118];[.$M118:.$Q118];)" office:value-type="float" office:value="3" calcext:value-type="float">
            <text:p>3</text:p>
          </table:table-cell>
          <table:table-cell table:formula="of:=RANK([.P118];[.$M118:.$Q118];)" office:value-type="float" office:value="2" calcext:value-type="float">
            <text:p>2</text:p>
          </table:table-cell>
          <table:table-cell table:formula="of:=RANK([.Q118];[.$M118:.$Q118];)" office:value-type="float" office:value="4" calcext:value-type="float">
            <text:p>4</text:p>
          </table:table-cell>
          <table:table-cell table:formula="of:=RANK([.R118];[.$R118:.$V118];)" office:value-type="float" office:value="2" calcext:value-type="float">
            <text:p>2</text:p>
          </table:table-cell>
          <table:table-cell table:formula="of:=RANK([.S118];[.$R118:.$V118];)" office:value-type="float" office:value="5" calcext:value-type="float">
            <text:p>5</text:p>
          </table:table-cell>
          <table:table-cell table:formula="of:=RANK([.T118];[.$R118:.$V118];)" office:value-type="float" office:value="4" calcext:value-type="float">
            <text:p>4</text:p>
          </table:table-cell>
          <table:table-cell table:formula="of:=RANK([.U118];[.$R118:.$V118];)" office:value-type="float" office:value="1" calcext:value-type="float">
            <text:p>1</text:p>
          </table:table-cell>
          <table:table-cell table:formula="of:=RANK([.V118];[.$R118:.$V118];)" office:value-type="float" office:value="3" calcext:value-type="float">
            <text:p>3</text:p>
          </table:table-cell>
          <table:table-cell table:formula="of:=RANK([.W118];[.$W118:.$AA118];)" office:value-type="float" office:value="5" calcext:value-type="float">
            <text:p>5</text:p>
          </table:table-cell>
          <table:table-cell table:formula="of:=RANK([.X118];[.$W118:.$AA118];)" office:value-type="float" office:value="1" calcext:value-type="float">
            <text:p>1</text:p>
          </table:table-cell>
          <table:table-cell table:formula="of:=RANK([.Y118];[.$W118:.$AA118];)" office:value-type="float" office:value="3" calcext:value-type="float">
            <text:p>3</text:p>
          </table:table-cell>
          <table:table-cell table:formula="of:=RANK([.Z118];[.$W118:.$AA118];)" office:value-type="float" office:value="4" calcext:value-type="float">
            <text:p>4</text:p>
          </table:table-cell>
          <table:table-cell table:formula="of:=RANK([.AA118];[.$W118:.$AA118];)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9]; OFFSET([.$C119]; 0; 0; 1; 5))" office:value-type="float" office:value="1" calcext:value-type="float">
            <text:p>1</text:p>
          </table:table-cell>
          <table:table-cell table:formula="of:=RANK([.D119]; OFFSET([.$C119]; 0; 0; 1; 5))" office:value-type="float" office:value="3" calcext:value-type="float">
            <text:p>3</text:p>
          </table:table-cell>
          <table:table-cell table:formula="of:=RANK([.E119]; OFFSET([.$C119]; 0; 0; 1; 5))" office:value-type="float" office:value="3" calcext:value-type="float">
            <text:p>3</text:p>
          </table:table-cell>
          <table:table-cell table:formula="of:=RANK([.F119]; OFFSET([.$C119]; 0; 0; 1; 5))" office:value-type="float" office:value="5" calcext:value-type="float">
            <text:p>5</text:p>
          </table:table-cell>
          <table:table-cell table:formula="of:=RANK([.G119]; OFFSET([.$C119]; 0; 0; 1; 5))" office:value-type="float" office:value="1" calcext:value-type="float">
            <text:p>1</text:p>
          </table:table-cell>
          <table:table-cell table:formula="of:=RANK([.H119];[.$H119:.$L119];)" office:value-type="float" office:value="2" calcext:value-type="float">
            <text:p>2</text:p>
          </table:table-cell>
          <table:table-cell table:formula="of:=RANK([.I119];[.$H119:.$L119];)" office:value-type="float" office:value="4" calcext:value-type="float">
            <text:p>4</text:p>
          </table:table-cell>
          <table:table-cell table:formula="of:=RANK([.J119];[.$H119:.$L119];)" office:value-type="float" office:value="1" calcext:value-type="float">
            <text:p>1</text:p>
          </table:table-cell>
          <table:table-cell table:formula="of:=RANK([.K119];[.$H119:.$L119];)" office:value-type="float" office:value="5" calcext:value-type="float">
            <text:p>5</text:p>
          </table:table-cell>
          <table:table-cell table:formula="of:=RANK([.L119];[.$H119:.$L119];)" office:value-type="float" office:value="3" calcext:value-type="float">
            <text:p>3</text:p>
          </table:table-cell>
          <table:table-cell table:formula="of:=RANK([.M119];[.$M119:.$Q119];)" office:value-type="float" office:value="4" calcext:value-type="float">
            <text:p>4</text:p>
          </table:table-cell>
          <table:table-cell table:formula="of:=RANK([.N119];[.$M119:.$Q119];)" office:value-type="float" office:value="3" calcext:value-type="float">
            <text:p>3</text:p>
          </table:table-cell>
          <table:table-cell table:formula="of:=RANK([.O119];[.$M119:.$Q119];)" office:value-type="float" office:value="2" calcext:value-type="float">
            <text:p>2</text:p>
          </table:table-cell>
          <table:table-cell table:formula="of:=RANK([.P119];[.$M119:.$Q119];)" office:value-type="float" office:value="1" calcext:value-type="float">
            <text:p>1</text:p>
          </table:table-cell>
          <table:table-cell table:formula="of:=RANK([.Q119];[.$M119:.$Q119];)" office:value-type="float" office:value="5" calcext:value-type="float">
            <text:p>5</text:p>
          </table:table-cell>
          <table:table-cell table:formula="of:=RANK([.R119];[.$R119:.$V119];)" office:value-type="float" office:value="3" calcext:value-type="float">
            <text:p>3</text:p>
          </table:table-cell>
          <table:table-cell table:formula="of:=RANK([.S119];[.$R119:.$V119];)" office:value-type="float" office:value="5" calcext:value-type="float">
            <text:p>5</text:p>
          </table:table-cell>
          <table:table-cell table:formula="of:=RANK([.T119];[.$R119:.$V119];)" office:value-type="float" office:value="4" calcext:value-type="float">
            <text:p>4</text:p>
          </table:table-cell>
          <table:table-cell table:formula="of:=RANK([.U119];[.$R119:.$V119];)" office:value-type="float" office:value="1" calcext:value-type="float">
            <text:p>1</text:p>
          </table:table-cell>
          <table:table-cell table:formula="of:=RANK([.V119];[.$R119:.$V119];)" office:value-type="float" office:value="2" calcext:value-type="float">
            <text:p>2</text:p>
          </table:table-cell>
          <table:table-cell table:formula="of:=RANK([.W119];[.$W119:.$AA119];)" office:value-type="float" office:value="2" calcext:value-type="float">
            <text:p>2</text:p>
          </table:table-cell>
          <table:table-cell table:formula="of:=RANK([.X119];[.$W119:.$AA119];)" office:value-type="float" office:value="1" calcext:value-type="float">
            <text:p>1</text:p>
          </table:table-cell>
          <table:table-cell table:formula="of:=RANK([.Y119];[.$W119:.$AA119];)" office:value-type="float" office:value="4" calcext:value-type="float">
            <text:p>4</text:p>
          </table:table-cell>
          <table:table-cell table:formula="of:=RANK([.Z119];[.$W119:.$AA119];)" office:value-type="float" office:value="3" calcext:value-type="float">
            <text:p>3</text:p>
          </table:table-cell>
          <table:table-cell table:formula="of:=RANK([.AA119];[.$W119:.$AA119];)" office:value-type="float" office:value="5" calcext:value-type="float">
            <text:p>5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120]; OFFSET([.$C120]; 0; 0; 1; 5))" office:value-type="float" office:value="5" calcext:value-type="float">
            <text:p>5</text:p>
          </table:table-cell>
          <table:table-cell table:formula="of:=RANK([.D120]; OFFSET([.$C120]; 0; 0; 1; 5))" office:value-type="float" office:value="1" calcext:value-type="float">
            <text:p>1</text:p>
          </table:table-cell>
          <table:table-cell table:formula="of:=RANK([.E120]; OFFSET([.$C120]; 0; 0; 1; 5))" office:value-type="float" office:value="1" calcext:value-type="float">
            <text:p>1</text:p>
          </table:table-cell>
          <table:table-cell table:formula="of:=RANK([.F120]; OFFSET([.$C120]; 0; 0; 1; 5))" office:value-type="float" office:value="3" calcext:value-type="float">
            <text:p>3</text:p>
          </table:table-cell>
          <table:table-cell table:formula="of:=RANK([.G120]; OFFSET([.$C120]; 0; 0; 1; 5))" office:value-type="float" office:value="4" calcext:value-type="float">
            <text:p>4</text:p>
          </table:table-cell>
          <table:table-cell table:formula="of:=RANK([.H120];[.$H120:.$L120];)" office:value-type="float" office:value="5" calcext:value-type="float">
            <text:p>5</text:p>
          </table:table-cell>
          <table:table-cell table:formula="of:=RANK([.I120];[.$H120:.$L120];)" office:value-type="float" office:value="2" calcext:value-type="float">
            <text:p>2</text:p>
          </table:table-cell>
          <table:table-cell table:formula="of:=RANK([.J120];[.$H120:.$L120];)" office:value-type="float" office:value="2" calcext:value-type="float">
            <text:p>2</text:p>
          </table:table-cell>
          <table:table-cell table:formula="of:=RANK([.K120];[.$H120:.$L120];)" office:value-type="float" office:value="4" calcext:value-type="float">
            <text:p>4</text:p>
          </table:table-cell>
          <table:table-cell table:formula="of:=RANK([.L120];[.$H120:.$L120];)" office:value-type="float" office:value="1" calcext:value-type="float">
            <text:p>1</text:p>
          </table:table-cell>
          <table:table-cell table:formula="of:=RANK([.M120];[.$M120:.$Q120];)" office:value-type="float" office:value="1" calcext:value-type="float">
            <text:p>1</text:p>
          </table:table-cell>
          <table:table-cell table:formula="of:=RANK([.N120];[.$M120:.$Q120];)" office:value-type="float" office:value="5" calcext:value-type="float">
            <text:p>5</text:p>
          </table:table-cell>
          <table:table-cell table:formula="of:=RANK([.O120];[.$M120:.$Q120];)" office:value-type="float" office:value="3" calcext:value-type="float">
            <text:p>3</text:p>
          </table:table-cell>
          <table:table-cell table:formula="of:=RANK([.P120];[.$M120:.$Q120];)" office:value-type="float" office:value="2" calcext:value-type="float">
            <text:p>2</text:p>
          </table:table-cell>
          <table:table-cell table:formula="of:=RANK([.Q120];[.$M120:.$Q120];)" office:value-type="float" office:value="3" calcext:value-type="float">
            <text:p>3</text:p>
          </table:table-cell>
          <table:table-cell table:formula="of:=RANK([.R120];[.$R120:.$V120];)" office:value-type="float" office:value="5" calcext:value-type="float">
            <text:p>5</text:p>
          </table:table-cell>
          <table:table-cell table:formula="of:=RANK([.S120];[.$R120:.$V120];)" office:value-type="float" office:value="2" calcext:value-type="float">
            <text:p>2</text:p>
          </table:table-cell>
          <table:table-cell table:formula="of:=RANK([.T120];[.$R120:.$V120];)" office:value-type="float" office:value="4" calcext:value-type="float">
            <text:p>4</text:p>
          </table:table-cell>
          <table:table-cell table:formula="of:=RANK([.U120];[.$R120:.$V120];)" office:value-type="float" office:value="1" calcext:value-type="float">
            <text:p>1</text:p>
          </table:table-cell>
          <table:table-cell table:formula="of:=RANK([.V120];[.$R120:.$V120];)" office:value-type="float" office:value="3" calcext:value-type="float">
            <text:p>3</text:p>
          </table:table-cell>
          <table:table-cell table:formula="of:=RANK([.W120];[.$W120:.$AA120];)" office:value-type="float" office:value="4" calcext:value-type="float">
            <text:p>4</text:p>
          </table:table-cell>
          <table:table-cell table:formula="of:=RANK([.X120];[.$W120:.$AA120];)" office:value-type="float" office:value="2" calcext:value-type="float">
            <text:p>2</text:p>
          </table:table-cell>
          <table:table-cell table:formula="of:=RANK([.Y120];[.$W120:.$AA120];)" office:value-type="float" office:value="5" calcext:value-type="float">
            <text:p>5</text:p>
          </table:table-cell>
          <table:table-cell table:formula="of:=RANK([.Z120];[.$W120:.$AA120];)" office:value-type="float" office:value="3" calcext:value-type="float">
            <text:p>3</text:p>
          </table:table-cell>
          <table:table-cell table:formula="of:=RANK([.AA120];[.$W120:.$AA120];)" office:value-type="float" office:value="1" calcext:value-type="float">
            <text:p>1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21]; OFFSET([.$C121]; 0; 0; 1; 5))" office:value-type="float" office:value="5" calcext:value-type="float">
            <text:p>5</text:p>
          </table:table-cell>
          <table:table-cell table:formula="of:=RANK([.D121]; OFFSET([.$C121]; 0; 0; 1; 5))" office:value-type="float" office:value="1" calcext:value-type="float">
            <text:p>1</text:p>
          </table:table-cell>
          <table:table-cell table:formula="of:=RANK([.E121]; OFFSET([.$C121]; 0; 0; 1; 5))" office:value-type="float" office:value="1" calcext:value-type="float">
            <text:p>1</text:p>
          </table:table-cell>
          <table:table-cell table:formula="of:=RANK([.F121]; OFFSET([.$C121]; 0; 0; 1; 5))" office:value-type="float" office:value="3" calcext:value-type="float">
            <text:p>3</text:p>
          </table:table-cell>
          <table:table-cell table:formula="of:=RANK([.G121]; OFFSET([.$C121]; 0; 0; 1; 5))" office:value-type="float" office:value="4" calcext:value-type="float">
            <text:p>4</text:p>
          </table:table-cell>
          <table:table-cell table:formula="of:=RANK([.H121];[.$H121:.$L121];)" office:value-type="float" office:value="2" calcext:value-type="float">
            <text:p>2</text:p>
          </table:table-cell>
          <table:table-cell table:formula="of:=RANK([.I121];[.$H121:.$L121];)" office:value-type="float" office:value="3" calcext:value-type="float">
            <text:p>3</text:p>
          </table:table-cell>
          <table:table-cell table:formula="of:=RANK([.J121];[.$H121:.$L121];)" office:value-type="float" office:value="3" calcext:value-type="float">
            <text:p>3</text:p>
          </table:table-cell>
          <table:table-cell table:formula="of:=RANK([.K121];[.$H121:.$L121];)" office:value-type="float" office:value="5" calcext:value-type="float">
            <text:p>5</text:p>
          </table:table-cell>
          <table:table-cell table:formula="of:=RANK([.L121];[.$H121:.$L121];)" office:value-type="float" office:value="1" calcext:value-type="float">
            <text:p>1</text:p>
          </table:table-cell>
          <table:table-cell table:formula="of:=RANK([.M121];[.$M121:.$Q121];)" office:value-type="float" office:value="1" calcext:value-type="float">
            <text:p>1</text:p>
          </table:table-cell>
          <table:table-cell table:formula="of:=RANK([.N121];[.$M121:.$Q121];)" office:value-type="float" office:value="5" calcext:value-type="float">
            <text:p>5</text:p>
          </table:table-cell>
          <table:table-cell table:formula="of:=RANK([.O121];[.$M121:.$Q121];)" office:value-type="float" office:value="3" calcext:value-type="float">
            <text:p>3</text:p>
          </table:table-cell>
          <table:table-cell table:formula="of:=RANK([.P121];[.$M121:.$Q121];)" office:value-type="float" office:value="2" calcext:value-type="float">
            <text:p>2</text:p>
          </table:table-cell>
          <table:table-cell table:formula="of:=RANK([.Q121];[.$M121:.$Q121];)" office:value-type="float" office:value="3" calcext:value-type="float">
            <text:p>3</text:p>
          </table:table-cell>
          <table:table-cell table:formula="of:=RANK([.R121];[.$R121:.$V121];)" office:value-type="float" office:value="2" calcext:value-type="float">
            <text:p>2</text:p>
          </table:table-cell>
          <table:table-cell table:formula="of:=RANK([.S121];[.$R121:.$V121];)" office:value-type="float" office:value="1" calcext:value-type="float">
            <text:p>1</text:p>
          </table:table-cell>
          <table:table-cell table:formula="of:=RANK([.T121];[.$R121:.$V121];)" office:value-type="float" office:value="5" calcext:value-type="float">
            <text:p>5</text:p>
          </table:table-cell>
          <table:table-cell table:formula="of:=RANK([.U121];[.$R121:.$V121];)" office:value-type="float" office:value="4" calcext:value-type="float">
            <text:p>4</text:p>
          </table:table-cell>
          <table:table-cell table:formula="of:=RANK([.V121];[.$R121:.$V121];)" office:value-type="float" office:value="2" calcext:value-type="float">
            <text:p>2</text:p>
          </table:table-cell>
          <table:table-cell table:formula="of:=RANK([.W121];[.$W121:.$AA121];)" office:value-type="float" office:value="3" calcext:value-type="float">
            <text:p>3</text:p>
          </table:table-cell>
          <table:table-cell table:formula="of:=RANK([.X121];[.$W121:.$AA121];)" office:value-type="float" office:value="2" calcext:value-type="float">
            <text:p>2</text:p>
          </table:table-cell>
          <table:table-cell table:formula="of:=RANK([.Y121];[.$W121:.$AA121];)" office:value-type="float" office:value="5" calcext:value-type="float">
            <text:p>5</text:p>
          </table:table-cell>
          <table:table-cell table:formula="of:=RANK([.Z121];[.$W121:.$AA121];)" office:value-type="float" office:value="4" calcext:value-type="float">
            <text:p>4</text:p>
          </table:table-cell>
          <table:table-cell table:formula="of:=RANK([.AA121];[.$W121:.$AA121];)" office:value-type="float" office:value="1" calcext:value-type="float">
            <text:p>1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office:value-type="float" office:value="652894" calcext:value-type="float">
            <text:p>652894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2.87359987228155" calcext:value-type="float">
            <text:p>-2,87359987228155</text:p>
          </table:table-cell>
          <table:table-cell table:style-name="ce495" office:value-type="float" office:value="0.000203632726385629" calcext:value-type="float">
            <text:p>0,000203632726385629</text:p>
          </table:table-cell>
          <table:table-cell table:style-name="ce495" office:value-type="float" office:value="0.000610898179156886" calcext:value-type="float">
            <text:p>0,000610898179156886</text:p>
          </table:table-cell>
          <table:table-cell table:style-name="ce499" office:value-type="float" office:value="0.00122179635831377" calcext:value-type="float">
            <text:p>0,00122179635831377</text:p>
          </table:table-cell>
          <table:table-cell table:style-name="ce544" office:value-type="float" office:value="-0.152724544789222" calcext:value-type="float">
            <text:p>-0,152724544789222</text:p>
          </table:table-cell>
          <table:table-cell table:style-name="ce494" office:value-type="float" office:value="-1.05365680909039" calcext:value-type="float">
            <text:p>-1,05365680909039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-0.00112009426713343" calcext:value-type="float">
            <text:p>-0,00112009426713343</text:p>
          </table:table-cell>
          <table:table-cell table:style-name="ce593" office:value-type="float" office:value="0.00406034171835898" calcext:value-type="float">
            <text:p>0,00406034171835898</text:p>
          </table:table-cell>
          <table:table-cell table:style-name="ce500" office:value-type="float" office:value="0.00392032993496727" calcext:value-type="float">
            <text:p>0,00392032993496727</text:p>
          </table:table-cell>
          <table:table-cell table:style-name="ce494" office:value-type="float" office:value="-1.45355835365701" calcext:value-type="float">
            <text:p>-1,45355835365701</text:p>
          </table:table-cell>
          <table:table-cell table:style-name="ce499" office:value-type="float" office:value="0.00000493353102978709" calcext:value-type="float">
            <text:p>4,93353102978709E-06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500" office:value-type="float" office:value="-0.00458818385770349" calcext:value-type="float">
            <text:p>-0,00458818385770349</text:p>
          </table:table-cell>
          <table:table-cell table:style-name="ce494" office:value-type="float" office:value="-1.13447241220814" calcext:value-type="float">
            <text:p>-1,13447241220814</text:p>
          </table:table-cell>
          <table:table-cell table:style-name="ce756" office:value-type="float" office:value="-0.0705783290184309" calcext:value-type="float">
            <text:p>-0,0705783290184309</text:p>
          </table:table-cell>
          <table:table-cell table:style-name="ce499" office:value-type="float" office:value="0" calcext:value-type="float">
            <text:p>0</text:p>
          </table:table-cell>
          <table:table-cell table:style-name="ce502" office:value-type="float" office:value="-0.00160405293223703" calcext:value-type="float">
            <text:p>-0,00160405293223703</text:p>
          </table:table-cell>
          <table:table-cell table:style-name="ce501" office:value-type="float" office:value="-0.0022645453160993" calcext:value-type="float">
            <text:p>-0,0022645453160993</text:p>
          </table:table-cell>
          <table:table-cell table:style-name="ce494" office:value-type="float" office:value="-2.49487456209999" calcext:value-type="float">
            <text:p>-2,49487456209999</text:p>
          </table:table-cell>
          <table:table-cell table:style-name="ce499" office:value-type="float" office:value="0.0746348346772253" calcext:value-type="float">
            <text:p>0,0746348346772253</text:p>
          </table:table-cell>
          <table:table-cell table:style-name="ce563" office:value-type="float" office:value="0.0398386228224383" calcext:value-type="float">
            <text:p>0,0398386228224383</text:p>
          </table:table-cell>
          <table:table-cell table:style-name="ce500" office:value-type="float" office:value="0.063262588665075" calcext:value-type="float">
            <text:p>0,063262588665075</text:p>
          </table:table-cell>
          <table:table-cell table:style-name="ce501" office:value-type="float" office:value="0.0671932851011823" calcext:value-type="float">
            <text:p>0,067193285101182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9" office:value-type="float" office:value="0.00183269453747066" calcext:value-type="float">
            <text:p>0,00183269453747066</text:p>
          </table:table-cell>
          <table:table-cell table:style-name="ce495" office:value-type="float" office:value="0.000203632726385629" calcext:value-type="float">
            <text:p>0,000203632726385629</text:p>
          </table:table-cell>
          <table:table-cell table:style-name="ce495" office:value-type="float" office:value="0.000610898179156886" calcext:value-type="float">
            <text:p>0,000610898179156886</text:p>
          </table:table-cell>
          <table:table-cell table:style-name="ce495" office:value-type="float" office:value="0.00122179635831377" calcext:value-type="float">
            <text:p>0,00122179635831377</text:p>
          </table:table-cell>
          <table:table-cell table:style-name="ce544" office:value-type="float" office:value="-0.152724544789222" calcext:value-type="float">
            <text:p>-0,152724544789222</text:p>
          </table:table-cell>
          <table:table-cell table:style-name="ce502" office:value-type="float" office:value="0.00658055381940938" calcext:value-type="float">
            <text:p>0,00658055381940938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-0.00112009426713343" calcext:value-type="float">
            <text:p>-0,00112009426713343</text:p>
          </table:table-cell>
          <table:table-cell table:style-name="ce500" office:value-type="float" office:value="0.00406034171835898" calcext:value-type="float">
            <text:p>0,00406034171835898</text:p>
          </table:table-cell>
          <table:table-cell table:style-name="ce499" office:value-type="float" office:value="0.00812068343671796" calcext:value-type="float">
            <text:p>0,00812068343671796</text:p>
          </table:table-cell>
          <table:table-cell table:style-name="ce495" office:value-type="float" office:value="0" calcext:value-type="float">
            <text:p>0</text:p>
          </table:table-cell>
          <table:table-cell table:style-name="ce499" office:value-type="float" office:value="0.000148005930893613" calcext:value-type="float">
            <text:p>0,000148005930893613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500" office:value-type="float" office:value="-0.00458818385770349" calcext:value-type="float">
            <text:p>-0,00458818385770349</text:p>
          </table:table-cell>
          <table:table-cell table:style-name="ce499" office:value-type="float" office:value="0" calcext:value-type="float">
            <text:p>0</text:p>
          </table:table-cell>
          <table:table-cell table:style-name="ce756" office:value-type="float" office:value="-0.0705783290184309" calcext:value-type="float">
            <text:p>-0,0705783290184309</text:p>
          </table:table-cell>
          <table:table-cell table:style-name="ce499" office:value-type="float" office:value="0" calcext:value-type="float">
            <text:p>0</text:p>
          </table:table-cell>
          <table:table-cell table:style-name="ce502" office:value-type="float" office:value="-0.00160405293223703" calcext:value-type="float">
            <text:p>-0,00160405293223703</text:p>
          </table:table-cell>
          <table:table-cell table:style-name="ce501" office:value-type="float" office:value="-0.0026419695354492" calcext:value-type="float">
            <text:p>-0,0026419695354492</text:p>
          </table:table-cell>
          <table:table-cell table:style-name="ce500" office:value-type="float" office:value="0.0630837797655129" calcext:value-type="float">
            <text:p>0,0630837797655129</text:p>
          </table:table-cell>
          <table:table-cell table:style-name="ce499" office:value-type="float" office:value="0.0746348346772253" calcext:value-type="float">
            <text:p>0,0746348346772253</text:p>
          </table:table-cell>
          <table:table-cell table:style-name="ce563" office:value-type="float" office:value="0.0398386228224383" calcext:value-type="float">
            <text:p>0,0398386228224383</text:p>
          </table:table-cell>
          <table:table-cell table:style-name="ce500" office:value-type="float" office:value="0.063262588665075" calcext:value-type="float">
            <text:p>0,063262588665075</text:p>
          </table:table-cell>
          <table:table-cell table:style-name="ce500" office:value-type="float" office:value="0.0631910651052501" calcext:value-type="float">
            <text:p>0,0631910651052501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509" office:value-type="float" office:value="-0.65761288414126" calcext:value-type="float">
            <text:p>-0,65761288414126</text:p>
          </table:table-cell>
          <table:table-cell table:style-name="ce525" office:value-type="float" office:value="-0.150891850251751" calcext:value-type="float">
            <text:p>-0,150891850251751</text:p>
          </table:table-cell>
          <table:table-cell table:style-name="ce536" office:value-type="float" office:value="-0.150688217525366" calcext:value-type="float">
            <text:p>-0,150688217525366</text:p>
          </table:table-cell>
          <table:table-cell table:style-name="ce499" office:value-type="float" office:value="0" calcext:value-type="float">
            <text:p>0</text:p>
          </table:table-cell>
          <table:table-cell table:style-name="ce501" office:value-type="float" office:value="-0.00203632726385629" calcext:value-type="float">
            <text:p>-0,00203632726385629</text:p>
          </table:table-cell>
          <table:table-cell table:style-name="ce501" office:value-type="float" office:value="0" calcext:value-type="float">
            <text:p>0</text:p>
          </table:table-cell>
          <table:table-cell table:style-name="ce577" office:value-type="float" office:value="-0.104728813976984" calcext:value-type="float">
            <text:p>-0,104728813976984</text:p>
          </table:table-cell>
          <table:table-cell table:style-name="ce584" office:value-type="float" office:value="-0.314186441930953" calcext:value-type="float">
            <text:p>-0,314186441930953</text:p>
          </table:table-cell>
          <table:table-cell table:style-name="ce494" office:value-type="float" office:value="-0.529728048579235" calcext:value-type="float">
            <text:p>-0,529728048579235</text:p>
          </table:table-cell>
          <table:table-cell table:style-name="ce499" office:value-type="float" office:value="0.00112009426713343" calcext:value-type="float">
            <text:p>0,00112009426713343</text:p>
          </table:table-cell>
          <table:table-cell table:style-name="ce635" office:value-type="float" office:value="0.000300945392817112" calcext:value-type="float">
            <text:p>0,000300945392817112</text:p>
          </table:table-cell>
          <table:table-cell table:style-name="ce663" office:value-type="float" office:value="0" calcext:value-type="float">
            <text:p>0</text:p>
          </table:table-cell>
          <table:table-cell table:style-name="ce494" office:value-type="float" office:value="-0.00148005930893663" calcext:value-type="float">
            <text:p>-0,00148005930893663</text:p>
          </table:table-cell>
          <table:table-cell table:style-name="ce499" office:value-type="float" office:value="0.00162806523983024" calcext:value-type="float">
            <text:p>0,00162806523983024</text:p>
          </table:table-cell>
          <table:table-cell table:style-name="ce723" office:value-type="float" office:value="0.000148005930893613" calcext:value-type="float">
            <text:p>0,000148005930893613</text:p>
          </table:table-cell>
          <table:table-cell table:style-name="ce494" office:value-type="float" office:value="0" calcext:value-type="float">
            <text:p>0</text:p>
          </table:table-cell>
          <table:table-cell table:style-name="ce725" office:value-type="float" office:value="0.00018871210967485" calcext:value-type="float">
            <text:p>0,00018871210967485</text:p>
          </table:table-cell>
          <table:table-cell table:style-name="ce494" office:value-type="float" office:value="0" calcext:value-type="float">
            <text:p>0</text:p>
          </table:table-cell>
          <table:table-cell table:style-name="ce499" office:value-type="float" office:value="0.000943560548374651" calcext:value-type="float">
            <text:p>0,000943560548374651</text:p>
          </table:table-cell>
          <table:table-cell table:style-name="ce494" office:value-type="float" office:value="0" calcext:value-type="float">
            <text:p>0</text:p>
          </table:table-cell>
          <table:table-cell table:style-name="ce676" office:value-type="float" office:value="0.140467503258673" calcext:value-type="float">
            <text:p>0,140467503258673</text:p>
          </table:table-cell>
          <table:table-cell table:style-name="ce562" office:value-type="float" office:value="0.0902269707190413" calcext:value-type="float">
            <text:p>0,0902269707190413</text:p>
          </table:table-cell>
          <table:table-cell table:style-name="ce494" office:value-type="float" office:value="0.077245444610832" calcext:value-type="float">
            <text:p>0,077245444610832</text:p>
          </table:table-cell>
          <table:table-cell table:style-name="ce871" office:value-type="float" office:value="0.089690544020355" calcext:value-type="float">
            <text:p>0,089690544020355</text:p>
          </table:table-cell>
          <table:table-cell table:style-name="ce499" office:value-type="float" office:value="0.142847092094046" calcext:value-type="float">
            <text:p>0,142847092094046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4" office:value-type="float" office:value="-0.899853017898095" calcext:value-type="float">
            <text:p>-0,899853017898095</text:p>
          </table:table-cell>
          <table:table-cell table:number-columns-repeated="3" table:style-name="ce499" office:value-type="float" office:value="0" calcext:value-type="float">
            <text:p>0</text:p>
          </table:table-cell>
          <table:table-cell table:style-name="ce501" office:value-type="float" office:value="-0.00203632726385629" calcext:value-type="float">
            <text:p>-0,00203632726385629</text:p>
          </table:table-cell>
          <table:table-cell table:style-name="ce500" office:value-type="float" office:value="-0.00126010605052515" calcext:value-type="float">
            <text:p>-0,00126010605052515</text:p>
          </table:table-cell>
          <table:table-cell table:style-name="ce577" office:value-type="float" office:value="-0.104728813976984" calcext:value-type="float">
            <text:p>-0,104728813976984</text:p>
          </table:table-cell>
          <table:table-cell table:style-name="ce501" office:value-type="float" office:value="0" calcext:value-type="float">
            <text:p>0</text:p>
          </table:table-cell>
          <table:table-cell table:style-name="ce502" office:value-type="float" office:value="0.000140011783391617" calcext:value-type="float">
            <text:p>0,000140011783391617</text:p>
          </table:table-cell>
          <table:table-cell table:style-name="ce499" office:value-type="float" office:value="0.00112009426713343" calcext:value-type="float">
            <text:p>0,00112009426713343</text:p>
          </table:table-cell>
          <table:table-cell table:style-name="ce636" office:value-type="float" office:value="-0.00133205337804292" calcext:value-type="float">
            <text:p>-0,00133205337804292</text:p>
          </table:table-cell>
          <table:table-cell table:style-name="ce664" office:value-type="float" office:value="0" calcext:value-type="float">
            <text:p>0</text:p>
          </table:table-cell>
          <table:table-cell table:style-name="ce494" office:value-type="float" office:value="-0.00148005930893663" calcext:value-type="float">
            <text:p>-0,00148005930893663</text:p>
          </table:table-cell>
          <table:table-cell table:number-columns-repeated="2" table:style-name="ce664" office:value-type="float" office:value="0" calcext:value-type="float">
            <text:p>0</text:p>
          </table:table-cell>
          <table:table-cell table:style-name="ce494" office:value-type="float" office:value="0" calcext:value-type="float">
            <text:p>0</text:p>
          </table:table-cell>
          <table:table-cell table:style-name="ce757" office:value-type="float" office:value="0.00018871210967485" calcext:value-type="float">
            <text:p>0,00018871210967485</text:p>
          </table:table-cell>
          <table:table-cell table:number-columns-repeated="3" table:style-name="ce494" office:value-type="float" office:value="0" calcext:value-type="float">
            <text:p>0</text:p>
          </table:table-cell>
          <table:table-cell table:style-name="ce817" office:value-type="float" office:value="0.0944203970315719" calcext:value-type="float">
            <text:p>0,0944203970315719</text:p>
          </table:table-cell>
          <table:table-cell table:style-name="ce562" office:value-type="float" office:value="0.0902269707190413" calcext:value-type="float">
            <text:p>0,0902269707190413</text:p>
          </table:table-cell>
          <table:table-cell table:style-name="ce494" office:value-type="float" office:value="0.077245444610832" calcext:value-type="float">
            <text:p>0,077245444610832</text:p>
          </table:table-cell>
          <table:table-cell table:style-name="ce871" office:value-type="float" office:value="0.089690544020355" calcext:value-type="float">
            <text:p>0,089690544020355</text:p>
          </table:table-cell>
          <table:table-cell table:style-name="ce657" office:value-type="float" office:value="0.0919232711462206" calcext:value-type="float">
            <text:p>0,0919232711462206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3.06222893938709" calcext:value-type="float">
            <text:p>-3,06222893938709</text:p>
          </table:table-cell>
          <table:table-cell table:style-name="ce495" office:value-type="float" office:value="0.00773804360265389" calcext:value-type="float">
            <text:p>0,00773804360265389</text:p>
          </table:table-cell>
          <table:table-cell table:style-name="ce499" office:value-type="float" office:value="0.00834894178181078" calcext:value-type="float">
            <text:p>0,00834894178181078</text:p>
          </table:table-cell>
          <table:table-cell table:style-name="ce502" office:value-type="float" office:value="0.00529445088602635" calcext:value-type="float">
            <text:p>0,00529445088602635</text:p>
          </table:table-cell>
          <table:table-cell table:style-name="ce495" office:value-type="float" office:value="0.00773804360265389" calcext:value-type="float">
            <text:p>0,00773804360265389</text:p>
          </table:table-cell>
          <table:table-cell table:style-name="ce494" office:value-type="float" office:value="-3.18470802502739" calcext:value-type="float">
            <text:p>-3,18470802502739</text:p>
          </table:table-cell>
          <table:table-cell table:style-name="ce495" office:value-type="float" office:value="0.00350029458479222" calcext:value-type="float">
            <text:p>0,00350029458479222</text:p>
          </table:table-cell>
          <table:table-cell table:style-name="ce495" office:value-type="float" office:value="0.00210017675087535" calcext:value-type="float">
            <text:p>0,00210017675087535</text:p>
          </table:table-cell>
          <table:table-cell table:style-name="ce495" office:value-type="float" office:value="0.00322027101800878" calcext:value-type="float">
            <text:p>0,00322027101800878</text:p>
          </table:table-cell>
          <table:table-cell table:style-name="ce499" office:value-type="float" office:value="0.00378031815157555" calcext:value-type="float">
            <text:p>0,00378031815157555</text:p>
          </table:table-cell>
          <table:table-cell table:style-name="ce637" office:value-type="float" office:value="0.0182047294999205" calcext:value-type="float">
            <text:p>0,0182047294999205</text:p>
          </table:table-cell>
          <table:table-cell table:style-name="ce665" office:value-type="float" office:value="0.0134685397113233" calcext:value-type="float">
            <text:p>0,0134685397113233</text:p>
          </table:table-cell>
          <table:table-cell table:style-name="ce494" office:value-type="float" office:value="0.00991639736987535" calcext:value-type="float">
            <text:p>0,00991639736987535</text:p>
          </table:table-cell>
          <table:table-cell table:style-name="ce499" office:value-type="float" office:value="0.0383187355083692" calcext:value-type="float">
            <text:p>0,0383187355083692</text:p>
          </table:table-cell>
          <table:table-cell table:style-name="ce724" office:value-type="float" office:value="0.0159846405365156" calcext:value-type="float">
            <text:p>0,0159846405365156</text:p>
          </table:table-cell>
          <table:table-cell table:style-name="ce499" office:value-type="float" office:value="0.201450177078008" calcext:value-type="float">
            <text:p>0,201450177078008</text:p>
          </table:table-cell>
          <table:table-cell table:number-columns-repeated="3" table:style-name="ce494" office:value-type="float" office:value="0.0116057947450093" calcext:value-type="float">
            <text:p>0,0116057947450093</text:p>
          </table:table-cell>
          <table:table-cell table:style-name="ce717" office:value-type="float" office:value="0.0133042037320838" calcext:value-type="float">
            <text:p>0,0133042037320838</text:p>
          </table:table-cell>
          <table:table-cell table:style-name="ce573" office:value-type="float" office:value="0.971003848182089" calcext:value-type="float">
            <text:p>0,971003848182089</text:p>
          </table:table-cell>
          <table:table-cell table:style-name="ce842" office:value-type="float" office:value="0.969144235626643" calcext:value-type="float">
            <text:p>0,969144235626643</text:p>
          </table:table-cell>
          <table:table-cell table:style-name="ce700" office:value-type="float" office:value="0.968965426727081" calcext:value-type="float">
            <text:p>0,968965426727081</text:p>
          </table:table-cell>
          <table:table-cell table:style-name="ce499" office:value-type="float" office:value="0.984521800988985" calcext:value-type="float">
            <text:p>0,984521800988985</text:p>
          </table:table-cell>
          <table:table-cell table:style-name="ce698" office:value-type="float" office:value="0.968195356399634" calcext:value-type="float">
            <text:p>0,968195356399634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number-columns-repeated="2" table:style-name="ce495" office:value-type="float" office:value="0.00773804360265389" calcext:value-type="float">
            <text:p>0,00773804360265389</text:p>
          </table:table-cell>
          <table:table-cell table:style-name="ce499" office:value-type="float" office:value="0.00834894178181078" calcext:value-type="float">
            <text:p>0,00834894178181078</text:p>
          </table:table-cell>
          <table:table-cell table:style-name="ce502" office:value-type="float" office:value="0.00529445088602635" calcext:value-type="float">
            <text:p>0,00529445088602635</text:p>
          </table:table-cell>
          <table:table-cell table:style-name="ce495" office:value-type="float" office:value="0.00773804360265389" calcext:value-type="float">
            <text:p>0,00773804360265389</text:p>
          </table:table-cell>
          <table:table-cell table:style-name="ce499" office:value-type="float" office:value="0.00378031815157555" calcext:value-type="float">
            <text:p>0,00378031815157555</text:p>
          </table:table-cell>
          <table:table-cell table:style-name="ce495" office:value-type="float" office:value="0.00350029458479222" calcext:value-type="float">
            <text:p>0,00350029458479222</text:p>
          </table:table-cell>
          <table:table-cell table:style-name="ce495" office:value-type="float" office:value="0.00210017675087535" calcext:value-type="float">
            <text:p>0,00210017675087535</text:p>
          </table:table-cell>
          <table:table-cell table:style-name="ce495" office:value-type="float" office:value="0.00322027101800878" calcext:value-type="float">
            <text:p>0,00322027101800878</text:p>
          </table:table-cell>
          <table:table-cell table:style-name="ce499" office:value-type="float" office:value="0.00378031815157555" calcext:value-type="float">
            <text:p>0,00378031815157555</text:p>
          </table:table-cell>
          <table:table-cell table:style-name="ce638" office:value-type="float" office:value="0.0174795004385416" calcext:value-type="float">
            <text:p>0,0174795004385416</text:p>
          </table:table-cell>
          <table:table-cell table:style-name="ce665" office:value-type="float" office:value="0.0134685397113233" calcext:value-type="float">
            <text:p>0,0134685397113233</text:p>
          </table:table-cell>
          <table:table-cell table:style-name="ce494" office:value-type="float" office:value="0.00991639736987535" calcext:value-type="float">
            <text:p>0,00991639736987535</text:p>
          </table:table-cell>
          <table:table-cell table:style-name="ce700" office:value-type="float" office:value="0.0149633996133493" calcext:value-type="float">
            <text:p>0,0149633996133493</text:p>
          </table:table-cell>
          <table:table-cell table:style-name="ce638" office:value-type="float" office:value="0.0174795004385416" calcext:value-type="float">
            <text:p>0,0174795004385416</text:p>
          </table:table-cell>
          <table:table-cell table:style-name="ce739" office:value-type="float" office:value="0.0133042037320838" calcext:value-type="float">
            <text:p>0,0133042037320838</text:p>
          </table:table-cell>
          <table:table-cell table:number-columns-repeated="3" table:style-name="ce494" office:value-type="float" office:value="0.0116057947450093" calcext:value-type="float">
            <text:p>0,0116057947450093</text:p>
          </table:table-cell>
          <table:table-cell table:style-name="ce739" office:value-type="float" office:value="0.0133042037320838" calcext:value-type="float">
            <text:p>0,0133042037320838</text:p>
          </table:table-cell>
          <table:table-cell table:style-name="ce818" office:value-type="float" office:value="0.968679332487782" calcext:value-type="float">
            <text:p>0,968679332487782</text:p>
          </table:table-cell>
          <table:table-cell table:style-name="ce843" office:value-type="float" office:value="0.969144235626643" calcext:value-type="float">
            <text:p>0,969144235626643</text:p>
          </table:table-cell>
          <table:table-cell table:style-name="ce700" office:value-type="float" office:value="0.968965426727081" calcext:value-type="float">
            <text:p>0,968965426727081</text:p>
          </table:table-cell>
          <table:table-cell table:style-name="ce494" office:value-type="float" office:value="0.965603819415314" calcext:value-type="float">
            <text:p>0,965603819415314</text:p>
          </table:table-cell>
          <table:table-cell table:style-name="ce885" office:value-type="float" office:value="0.967534955530584" calcext:value-type="float">
            <text:p>0,967534955530584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36089380105327" calcext:value-type="float">
            <text:p>-1,36089380105327</text:p>
          </table:table-cell>
          <table:table-cell table:style-name="ce502" office:value-type="float" office:value="0.00488718543325509" calcext:value-type="float">
            <text:p>0,00488718543325509</text:p>
          </table:table-cell>
          <table:table-cell table:style-name="ce499" office:value-type="float" office:value="0.00733077814988264" calcext:value-type="float">
            <text:p>0,00733077814988264</text:p>
          </table:table-cell>
          <table:table-cell table:style-name="ce551" office:value-type="float" office:value="-0.286167785492743" calcext:value-type="float">
            <text:p>-0,286167785492743</text:p>
          </table:table-cell>
          <table:table-cell table:style-name="ce501" office:value-type="float" office:value="0.00366538907494132" calcext:value-type="float">
            <text:p>0,00366538907494132</text:p>
          </table:table-cell>
          <table:table-cell table:style-name="ce494" office:value-type="float" office:value="-1.55804365828762" calcext:value-type="float">
            <text:p>-1,55804365828762</text:p>
          </table:table-cell>
          <table:table-cell table:style-name="ce495" office:value-type="float" office:value="0.00210017675087535" calcext:value-type="float">
            <text:p>0,00210017675087535</text:p>
          </table:table-cell>
          <table:table-cell table:style-name="ce499" office:value-type="float" office:value="0.00350029458479222" calcext:value-type="float">
            <text:p>0,00350029458479222</text:p>
          </table:table-cell>
          <table:table-cell table:style-name="ce599" office:value-type="float" office:value="-0.136750442250553" calcext:value-type="float">
            <text:p>-0,136750442250553</text:p>
          </table:table-cell>
          <table:table-cell table:style-name="ce502" office:value-type="float" office:value="0.00182015318409192" calcext:value-type="float">
            <text:p>0,00182015318409192</text:p>
          </table:table-cell>
          <table:table-cell table:style-name="ce499" office:value-type="float" office:value="0.0820821158612134" calcext:value-type="float">
            <text:p>0,0820821158612134</text:p>
          </table:table-cell>
          <table:table-cell table:style-name="ce494" office:value-type="float" office:value="0.0165766642600902" calcext:value-type="float">
            <text:p>0,0165766642600902</text:p>
          </table:table-cell>
          <table:table-cell table:style-name="ce653" office:value-type="float" office:value="0.0179087176381331" calcext:value-type="float">
            <text:p>0,0179087176381331</text:p>
          </table:table-cell>
          <table:table-cell table:style-name="ce701" office:value-type="float" office:value="0.0433400833904882" calcext:value-type="float">
            <text:p>0,0433400833904882</text:p>
          </table:table-cell>
          <table:table-cell table:style-name="ce494" office:value-type="float" office:value="0.0165766642600902" calcext:value-type="float">
            <text:p>0,0165766642600902</text:p>
          </table:table-cell>
          <table:table-cell table:style-name="ce499" office:value-type="float" office:value="0.277694901709612" calcext:value-type="float">
            <text:p>0,277694901709612</text:p>
          </table:table-cell>
          <table:table-cell table:style-name="ce738" office:value-type="float" office:value="0.0181163625287951" calcext:value-type="float">
            <text:p>0,0181163625287951</text:p>
          </table:table-cell>
          <table:table-cell table:style-name="ce494" office:value-type="float" office:value="0.0159461732675331" calcext:value-type="float">
            <text:p>0,0159461732675331</text:p>
          </table:table-cell>
          <table:table-cell table:style-name="ce690" office:value-type="float" office:value="0.107704291395149" calcext:value-type="float">
            <text:p>0,107704291395149</text:p>
          </table:table-cell>
          <table:table-cell table:style-name="ce717" office:value-type="float" office:value="0.0182107185836325" calcext:value-type="float">
            <text:p>0,0182107185836325</text:p>
          </table:table-cell>
          <table:table-cell table:style-name="ce622" office:value-type="float" office:value="0.968079249820851" calcext:value-type="float">
            <text:p>0,968079249820851</text:p>
          </table:table-cell>
          <table:table-cell table:style-name="ce666" office:value-type="float" office:value="0.968758485227321" calcext:value-type="float">
            <text:p>0,968758485227321</text:p>
          </table:table-cell>
          <table:table-cell table:style-name="ce494" office:value-type="float" office:value="0.968035620449358" calcext:value-type="float">
            <text:p>0,968035620449358</text:p>
          </table:table-cell>
          <table:table-cell table:style-name="ce499" office:value-type="float" office:value="0.99153110985182" calcext:value-type="float">
            <text:p>0,99153110985182</text:p>
          </table:table-cell>
          <table:table-cell table:style-name="ce886" office:value-type="float" office:value="0.968752524930669" calcext:value-type="float">
            <text:p>0,968752524930669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1" office:value-type="float" office:value="0.00366538907494132" calcext:value-type="float">
            <text:p>0,00366538907494132</text:p>
          </table:table-cell>
          <table:table-cell table:style-name="ce502" office:value-type="float" office:value="0.00488718543325509" calcext:value-type="float">
            <text:p>0,00488718543325509</text:p>
          </table:table-cell>
          <table:table-cell table:style-name="ce499" office:value-type="float" office:value="0.00733077814988264" calcext:value-type="float">
            <text:p>0,00733077814988264</text:p>
          </table:table-cell>
          <table:table-cell table:style-name="ce551" office:value-type="float" office:value="-0.286103980571809" calcext:value-type="float">
            <text:p>-0,286103980571809</text:p>
          </table:table-cell>
          <table:table-cell table:style-name="ce501" office:value-type="float" office:value="0.00366538907494132" calcext:value-type="float">
            <text:p>0,00366538907494132</text:p>
          </table:table-cell>
          <table:table-cell table:style-name="ce495" office:value-type="float" office:value="0.00266022388444202" calcext:value-type="float">
            <text:p>0,00266022388444202</text:p>
          </table:table-cell>
          <table:table-cell table:style-name="ce495" office:value-type="float" office:value="0.00210017675087535" calcext:value-type="float">
            <text:p>0,00210017675087535</text:p>
          </table:table-cell>
          <table:table-cell table:style-name="ce499" office:value-type="float" office:value="0.00350029458479222" calcext:value-type="float">
            <text:p>0,00350029458479222</text:p>
          </table:table-cell>
          <table:table-cell table:style-name="ce600" office:value-type="float" office:value="-0.0900275767208568" calcext:value-type="float">
            <text:p>-0,0900275767208568</text:p>
          </table:table-cell>
          <table:table-cell table:style-name="ce502" office:value-type="float" office:value="0.00182015318409192" calcext:value-type="float">
            <text:p>0,00182015318409192</text:p>
          </table:table-cell>
          <table:table-cell table:style-name="ce639" office:value-type="float" office:value="0.0323126548327044" calcext:value-type="float">
            <text:p>0,0323126548327044</text:p>
          </table:table-cell>
          <table:table-cell table:style-name="ce494" office:value-type="float" office:value="0.0165766642600902" calcext:value-type="float">
            <text:p>0,0165766642600902</text:p>
          </table:table-cell>
          <table:table-cell table:style-name="ce653" office:value-type="float" office:value="0.0179087176381331" calcext:value-type="float">
            <text:p>0,0179087176381331</text:p>
          </table:table-cell>
          <table:table-cell table:style-name="ce702" office:value-type="float" office:value="0.0329915087024033" calcext:value-type="float">
            <text:p>0,0329915087024033</text:p>
          </table:table-cell>
          <table:table-cell table:style-name="ce494" office:value-type="float" office:value="0.0165766642600902" calcext:value-type="float">
            <text:p>0,0165766642600902</text:p>
          </table:table-cell>
          <table:table-cell table:style-name="ce740" office:value-type="float" office:value="0.0672790123009472" calcext:value-type="float">
            <text:p>0,0672790123009472</text:p>
          </table:table-cell>
          <table:table-cell table:style-name="ce738" office:value-type="float" office:value="0.0181163625287951" calcext:value-type="float">
            <text:p>0,0181163625287951</text:p>
          </table:table-cell>
          <table:table-cell table:style-name="ce494" office:value-type="float" office:value="0.0159461732675331" calcext:value-type="float">
            <text:p>0,0159461732675331</text:p>
          </table:table-cell>
          <table:table-cell table:style-name="ce780" office:value-type="float" office:value="0.187957261236249" calcext:value-type="float">
            <text:p>0,187957261236249</text:p>
          </table:table-cell>
          <table:table-cell table:style-name="ce717" office:value-type="float" office:value="0.0182107185836325" calcext:value-type="float">
            <text:p>0,0182107185836325</text:p>
          </table:table-cell>
          <table:table-cell table:style-name="ce677" office:value-type="float" office:value="0.968679332487782" calcext:value-type="float">
            <text:p>0,968679332487782</text:p>
          </table:table-cell>
          <table:table-cell table:style-name="ce680" office:value-type="float" office:value="0.969036950286906" calcext:value-type="float">
            <text:p>0,969036950286906</text:p>
          </table:table-cell>
          <table:table-cell table:style-name="ce494" office:value-type="float" office:value="0.968035620449358" calcext:value-type="float">
            <text:p>0,968035620449358</text:p>
          </table:table-cell>
          <table:table-cell table:style-name="ce750" office:value-type="float" office:value="0.968429000028395" calcext:value-type="float">
            <text:p>0,968429000028395</text:p>
          </table:table-cell>
          <table:table-cell table:style-name="ce887" office:value-type="float" office:value="0.969144235626643" calcext:value-type="float">
            <text:p>0,96914423562664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912242032971397" calcext:value-type="float">
            <text:p>-0,912242032971397</text:p>
          </table:table-cell>
          <table:table-cell table:style-name="ce500" office:value-type="float" office:value="-0.0042762872540982" calcext:value-type="float">
            <text:p>-0,0042762872540982</text:p>
          </table:table-cell>
          <table:table-cell table:style-name="ce501" office:value-type="float" office:value="-0.00162906181108503" calcext:value-type="float">
            <text:p>-0,00162906181108503</text:p>
          </table:table-cell>
          <table:table-cell table:style-name="ce552" office:value-type="float" office:value="-0.295469728434039" calcext:value-type="float">
            <text:p>-0,295469728434039</text:p>
          </table:table-cell>
          <table:table-cell table:style-name="ce499" office:value-type="float" office:value="-0.000203632726385629" calcext:value-type="float">
            <text:p>-0,000203632726385629</text:p>
          </table:table-cell>
          <table:table-cell table:style-name="ce494" office:value-type="float" office:value="-0.848330462158362" calcext:value-type="float">
            <text:p>-0,848330462158362</text:p>
          </table:table-cell>
          <table:table-cell table:style-name="ce529" office:value-type="float" office:value="-0.00308025923461717" calcext:value-type="float">
            <text:p>-0,00308025923461717</text:p>
          </table:table-cell>
          <table:table-cell table:style-name="ce529" office:value-type="float" office:value="-0.0033602828014005" calcext:value-type="float">
            <text:p>-0,0033602828014005</text:p>
          </table:table-cell>
          <table:table-cell table:style-name="ce519" office:value-type="float" office:value="-0.287890362186215" calcext:value-type="float">
            <text:p>-0,287890362186215</text:p>
          </table:table-cell>
          <table:table-cell table:style-name="ce499" office:value-type="float" office:value="0.00476040063531747" calcext:value-type="float">
            <text:p>0,00476040063531747</text:p>
          </table:table-cell>
          <table:table-cell table:style-name="ce494" office:value-type="float" office:value="-0.370241769661527" calcext:value-type="float">
            <text:p>-0,370241769661527</text:p>
          </table:table-cell>
          <table:table-cell table:number-columns-repeated="2" table:style-name="ce499" office:value-type="float" office:value="0.0204248184633255" calcext:value-type="float">
            <text:p>0,0204248184633255</text:p>
          </table:table-cell>
          <table:table-cell table:style-name="ce550" office:value-type="float" office:value="-0.077490971884892" calcext:value-type="float">
            <text:p>-0,077490971884892</text:p>
          </table:table-cell>
          <table:table-cell table:style-name="ce501" office:value-type="float" office:value="0.0195367828779635" calcext:value-type="float">
            <text:p>0,0195367828779635</text:p>
          </table:table-cell>
          <table:table-cell table:style-name="ce499" office:value-type="float" office:value="0.193451299789253" calcext:value-type="float">
            <text:p>0,193451299789253</text:p>
          </table:table-cell>
          <table:table-cell table:style-name="ce494" office:value-type="float" office:value="0.0177389383094452" calcext:value-type="float">
            <text:p>0,0177389383094452</text:p>
          </table:table-cell>
          <table:table-cell table:style-name="ce494" office:value-type="float" office:value="0.0176445822546077" calcext:value-type="float">
            <text:p>0,0176445822546077</text:p>
          </table:table-cell>
          <table:table-cell table:style-name="ce781" office:value-type="float" office:value="0.0764988569392996" calcext:value-type="float">
            <text:p>0,0764988569392996</text:p>
          </table:table-cell>
          <table:table-cell table:style-name="ce494" office:value-type="float" office:value="0.0177389383094452" calcext:value-type="float">
            <text:p>0,0177389383094452</text:p>
          </table:table-cell>
          <table:table-cell table:style-name="ce559" office:value-type="float" office:value="0.979916637383729" calcext:value-type="float">
            <text:p>0,979916637383729</text:p>
          </table:table-cell>
          <table:table-cell table:style-name="ce714" office:value-type="float" office:value="0.969144235626643" calcext:value-type="float">
            <text:p>0,969144235626643</text:p>
          </table:table-cell>
          <table:table-cell table:style-name="ce858" office:value-type="float" office:value="0.915716136437485" calcext:value-type="float">
            <text:p>0,915716136437485</text:p>
          </table:table-cell>
          <table:table-cell table:style-name="ce872" office:value-type="float" office:value="0.985272798367146" calcext:value-type="float">
            <text:p>0,985272798367146</text:p>
          </table:table-cell>
          <table:table-cell table:style-name="ce819" office:value-type="float" office:value="0.96855225896316" calcext:value-type="float">
            <text:p>0,96855225896316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9" office:value-type="float" office:value="0.000203632726385629" calcext:value-type="float">
            <text:p>0,000203632726385629</text:p>
          </table:table-cell>
          <table:table-cell table:style-name="ce500" office:value-type="float" office:value="-0.0042762872540982" calcext:value-type="float">
            <text:p>-0,0042762872540982</text:p>
          </table:table-cell>
          <table:table-cell table:style-name="ce501" office:value-type="float" office:value="-0.00162906181108503" calcext:value-type="float">
            <text:p>-0,00162906181108503</text:p>
          </table:table-cell>
          <table:table-cell table:style-name="ce552" office:value-type="float" office:value="-0.295267453259162" calcext:value-type="float">
            <text:p>-0,295267453259162</text:p>
          </table:table-cell>
          <table:table-cell table:style-name="ce495" office:value-type="float" office:value="-0.000203632726385629" calcext:value-type="float">
            <text:p>-0,000203632726385629</text:p>
          </table:table-cell>
          <table:table-cell table:style-name="ce499" office:value-type="float" office:value="0.00490041241870908" calcext:value-type="float">
            <text:p>0,00490041241870908</text:p>
          </table:table-cell>
          <table:table-cell table:style-name="ce529" office:value-type="float" office:value="-0.00308025923461717" calcext:value-type="float">
            <text:p>-0,00308025923461717</text:p>
          </table:table-cell>
          <table:table-cell table:style-name="ce529" office:value-type="float" office:value="-0.0033602828014005" calcext:value-type="float">
            <text:p>-0,0033602828014005</text:p>
          </table:table-cell>
          <table:table-cell table:style-name="ce601" office:value-type="float" office:value="-0.0858272232191061" calcext:value-type="float">
            <text:p>-0,0858272232191061</text:p>
          </table:table-cell>
          <table:table-cell table:style-name="ce495" office:value-type="float" office:value="0.00476040063531747" calcext:value-type="float">
            <text:p>0,00476040063531747</text:p>
          </table:table-cell>
          <table:table-cell table:style-name="ce501" office:value-type="float" office:value="0.0195367828779635" calcext:value-type="float">
            <text:p>0,0195367828779635</text:p>
          </table:table-cell>
          <table:table-cell table:number-columns-repeated="2" table:style-name="ce499" office:value-type="float" office:value="0.0204248184633255" calcext:value-type="float">
            <text:p>0,0204248184633255</text:p>
          </table:table-cell>
          <table:table-cell table:style-name="ce529" office:value-type="float" office:value="0.0169121443701159" calcext:value-type="float">
            <text:p>0,0169121443701159</text:p>
          </table:table-cell>
          <table:table-cell table:style-name="ce501" office:value-type="float" office:value="0.0195367828779635" calcext:value-type="float">
            <text:p>0,0195367828779635</text:p>
          </table:table-cell>
          <table:table-cell table:style-name="ce693" office:value-type="float" office:value="0.0921795751725568" calcext:value-type="float">
            <text:p>0,0921795751725568</text:p>
          </table:table-cell>
          <table:table-cell table:style-name="ce494" office:value-type="float" office:value="0.0177389383094452" calcext:value-type="float">
            <text:p>0,0177389383094452</text:p>
          </table:table-cell>
          <table:table-cell table:style-name="ce494" office:value-type="float" office:value="0.0176445822546077" calcext:value-type="float">
            <text:p>0,0176445822546077</text:p>
          </table:table-cell>
          <table:table-cell table:style-name="ce781" office:value-type="float" office:value="0.0765227604731918" calcext:value-type="float">
            <text:p>0,0765227604731918</text:p>
          </table:table-cell>
          <table:table-cell table:style-name="ce494" office:value-type="float" office:value="0.0177389383094452" calcext:value-type="float">
            <text:p>0,0177389383094452</text:p>
          </table:table-cell>
          <table:table-cell table:style-name="ce819" office:value-type="float" office:value="0.96850052358822" calcext:value-type="float">
            <text:p>0,96850052358822</text:p>
          </table:table-cell>
          <table:table-cell table:style-name="ce714" office:value-type="float" office:value="0.969144235626643" calcext:value-type="float">
            <text:p>0,969144235626643</text:p>
          </table:table-cell>
          <table:table-cell table:style-name="ce858" office:value-type="float" office:value="0.915716136437485" calcext:value-type="float">
            <text:p>0,915716136437485</text:p>
          </table:table-cell>
          <table:table-cell table:style-name="ce499" office:value-type="float" office:value="0.994713908264025" calcext:value-type="float">
            <text:p>0,994713908264025</text:p>
          </table:table-cell>
          <table:table-cell table:style-name="ce494" office:value-type="float" office:value="0.888429898364306" calcext:value-type="float">
            <text:p>0,888429898364306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139]; OFFSET([.$C139]; 0; 0; 1; 5))" office:value-type="float" office:value="5" calcext:value-type="float">
            <text:p>5</text:p>
          </table:table-cell>
          <table:table-cell table:formula="of:=RANK([.D139]; OFFSET([.$C139]; 0; 0; 1; 5))" office:value-type="float" office:value="3" calcext:value-type="float">
            <text:p>3</text:p>
          </table:table-cell>
          <table:table-cell table:formula="of:=RANK([.E139]; OFFSET([.$C139]; 0; 0; 1; 5))" office:value-type="float" office:value="2" calcext:value-type="float">
            <text:p>2</text:p>
          </table:table-cell>
          <table:table-cell table:formula="of:=RANK([.F139]; OFFSET([.$C139]; 0; 0; 1; 5))" office:value-type="float" office:value="1" calcext:value-type="float">
            <text:p>1</text:p>
          </table:table-cell>
          <table:table-cell table:formula="of:=RANK([.G139]; OFFSET([.$C139]; 0; 0; 1; 5))" office:value-type="float" office:value="4" calcext:value-type="float">
            <text:p>4</text:p>
          </table:table-cell>
          <table:table-cell table:formula="of:=RANK([.H139];[.$H139:.$L139];)" office:value-type="float" office:value="5" calcext:value-type="float">
            <text:p>5</text:p>
          </table:table-cell>
          <table:table-cell table:formula="of:=RANK([.I139];[.$H139:.$L139];)" office:value-type="float" office:value="3" calcext:value-type="float">
            <text:p>3</text:p>
          </table:table-cell>
          <table:table-cell table:formula="of:=RANK([.J139];[.$H139:.$L139];)" office:value-type="float" office:value="4" calcext:value-type="float">
            <text:p>4</text:p>
          </table:table-cell>
          <table:table-cell table:formula="of:=RANK([.K139];[.$H139:.$L139];)" office:value-type="float" office:value="1" calcext:value-type="float">
            <text:p>1</text:p>
          </table:table-cell>
          <table:table-cell table:formula="of:=RANK([.L139];[.$H139:.$L139];)" office:value-type="float" office:value="2" calcext:value-type="float">
            <text:p>2</text:p>
          </table:table-cell>
          <table:table-cell table:formula="of:=RANK([.M139];[.$M139:.$Q139];)" office:value-type="float" office:value="5" calcext:value-type="float">
            <text:p>5</text:p>
          </table:table-cell>
          <table:table-cell table:formula="of:=RANK([.N139];[.$M139:.$Q139];)" office:value-type="float" office:value="1" calcext:value-type="float">
            <text:p>1</text:p>
          </table:table-cell>
          <table:table-cell table:formula="of:=RANK([.O139];[.$M139:.$Q139];)" office:value-type="float" office:value="2" calcext:value-type="float">
            <text:p>2</text:p>
          </table:table-cell>
          <table:table-cell table:formula="of:=RANK([.P139];[.$M139:.$Q139];)" office:value-type="float" office:value="2" calcext:value-type="float">
            <text:p>2</text:p>
          </table:table-cell>
          <table:table-cell table:formula="of:=RANK([.Q139];[.$M139:.$Q139];)" office:value-type="float" office:value="4" calcext:value-type="float">
            <text:p>4</text:p>
          </table:table-cell>
          <table:table-cell table:formula="of:=RANK([.R139];[.$R139:.$V139];)" office:value-type="float" office:value="5" calcext:value-type="float">
            <text:p>5</text:p>
          </table:table-cell>
          <table:table-cell table:formula="of:=RANK([.S139];[.$R139:.$V139];)" office:value-type="float" office:value="4" calcext:value-type="float">
            <text:p>4</text:p>
          </table:table-cell>
          <table:table-cell table:formula="of:=RANK([.T139];[.$R139:.$V139];)" office:value-type="float" office:value="1" calcext:value-type="float">
            <text:p>1</text:p>
          </table:table-cell>
          <table:table-cell table:formula="of:=RANK([.U139];[.$R139:.$V139];)" office:value-type="float" office:value="2" calcext:value-type="float">
            <text:p>2</text:p>
          </table:table-cell>
          <table:table-cell table:formula="of:=RANK([.V139];[.$R139:.$V139];)" office:value-type="float" office:value="3" calcext:value-type="float">
            <text:p>3</text:p>
          </table:table-cell>
          <table:table-cell table:formula="of:=RANK([.W139];[.$W139:.$AA139];)" office:value-type="float" office:value="5" calcext:value-type="float">
            <text:p>5</text:p>
          </table:table-cell>
          <table:table-cell table:formula="of:=RANK([.X139];[.$W139:.$AA139];)" office:value-type="float" office:value="1" calcext:value-type="float">
            <text:p>1</text:p>
          </table:table-cell>
          <table:table-cell table:formula="of:=RANK([.Y139];[.$W139:.$AA139];)" office:value-type="float" office:value="4" calcext:value-type="float">
            <text:p>4</text:p>
          </table:table-cell>
          <table:table-cell table:formula="of:=RANK([.Z139];[.$W139:.$AA139];)" office:value-type="float" office:value="3" calcext:value-type="float">
            <text:p>3</text:p>
          </table:table-cell>
          <table:table-cell table:formula="of:=RANK([.AA139];[.$W139:.$AA139];)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0]; OFFSET([.$C140]; 0; 0; 1; 5))" office:value-type="float" office:value="1" calcext:value-type="float">
            <text:p>1</text:p>
          </table:table-cell>
          <table:table-cell table:formula="of:=RANK([.D140]; OFFSET([.$C140]; 0; 0; 1; 5))" office:value-type="float" office:value="4" calcext:value-type="float">
            <text:p>4</text:p>
          </table:table-cell>
          <table:table-cell table:formula="of:=RANK([.E140]; OFFSET([.$C140]; 0; 0; 1; 5))" office:value-type="float" office:value="3" calcext:value-type="float">
            <text:p>3</text:p>
          </table:table-cell>
          <table:table-cell table:formula="of:=RANK([.F140]; OFFSET([.$C140]; 0; 0; 1; 5))" office:value-type="float" office:value="2" calcext:value-type="float">
            <text:p>2</text:p>
          </table:table-cell>
          <table:table-cell table:formula="of:=RANK([.G140]; OFFSET([.$C140]; 0; 0; 1; 5))" office:value-type="float" office:value="5" calcext:value-type="float">
            <text:p>5</text:p>
          </table:table-cell>
          <table:table-cell table:formula="of:=RANK([.H140];[.$H140:.$L140];)" office:value-type="float" office:value="2" calcext:value-type="float">
            <text:p>2</text:p>
          </table:table-cell>
          <table:table-cell table:formula="of:=RANK([.I140];[.$H140:.$L140];)" office:value-type="float" office:value="4" calcext:value-type="float">
            <text:p>4</text:p>
          </table:table-cell>
          <table:table-cell table:formula="of:=RANK([.J140];[.$H140:.$L140];)" office:value-type="float" office:value="5" calcext:value-type="float">
            <text:p>5</text:p>
          </table:table-cell>
          <table:table-cell table:formula="of:=RANK([.K140];[.$H140:.$L140];)" office:value-type="float" office:value="3" calcext:value-type="float">
            <text:p>3</text:p>
          </table:table-cell>
          <table:table-cell table:formula="of:=RANK([.L140];[.$H140:.$L140];)" office:value-type="float" office:value="1" calcext:value-type="float">
            <text:p>1</text:p>
          </table:table-cell>
          <table:table-cell table:formula="of:=RANK([.M140];[.$M140:.$Q140];)" office:value-type="float" office:value="2" calcext:value-type="float">
            <text:p>2</text:p>
          </table:table-cell>
          <table:table-cell table:formula="of:=RANK([.N140];[.$M140:.$Q140];)" office:value-type="float" office:value="1" calcext:value-type="float">
            <text:p>1</text:p>
          </table:table-cell>
          <table:table-cell table:formula="of:=RANK([.O140];[.$M140:.$Q140];)" office:value-type="float" office:value="2" calcext:value-type="float">
            <text:p>2</text:p>
          </table:table-cell>
          <table:table-cell table:formula="of:=RANK([.P140];[.$M140:.$Q140];)" office:value-type="float" office:value="2" calcext:value-type="float">
            <text:p>2</text:p>
          </table:table-cell>
          <table:table-cell table:formula="of:=RANK([.Q140];[.$M140:.$Q140];)" office:value-type="float" office:value="5" calcext:value-type="float">
            <text:p>5</text:p>
          </table:table-cell>
          <table:table-cell table:formula="of:=RANK([.R140];[.$R140:.$V140];)" office:value-type="float" office:value="1" calcext:value-type="float">
            <text:p>1</text:p>
          </table:table-cell>
          <table:table-cell table:formula="of:=RANK([.S140];[.$R140:.$V140];)" office:value-type="float" office:value="5" calcext:value-type="float">
            <text:p>5</text:p>
          </table:table-cell>
          <table:table-cell table:formula="of:=RANK([.T140];[.$R140:.$V140];)" office:value-type="float" office:value="1" calcext:value-type="float">
            <text:p>1</text:p>
          </table:table-cell>
          <table:table-cell table:formula="of:=RANK([.U140];[.$R140:.$V140];)" office:value-type="float" office:value="3" calcext:value-type="float">
            <text:p>3</text:p>
          </table:table-cell>
          <table:table-cell table:formula="of:=RANK([.V140];[.$R140:.$V140];)" office:value-type="float" office:value="4" calcext:value-type="float">
            <text:p>4</text:p>
          </table:table-cell>
          <table:table-cell table:formula="of:=RANK([.W140];[.$W140:.$AA140];)" office:value-type="float" office:value="4" calcext:value-type="float">
            <text:p>4</text:p>
          </table:table-cell>
          <table:table-cell table:formula="of:=RANK([.X140];[.$W140:.$AA140];)" office:value-type="float" office:value="1" calcext:value-type="float">
            <text:p>1</text:p>
          </table:table-cell>
          <table:table-cell table:formula="of:=RANK([.Y140];[.$W140:.$AA140];)" office:value-type="float" office:value="5" calcext:value-type="float">
            <text:p>5</text:p>
          </table:table-cell>
          <table:table-cell table:formula="of:=RANK([.Z140];[.$W140:.$AA140];)" office:value-type="float" office:value="2" calcext:value-type="float">
            <text:p>2</text:p>
          </table:table-cell>
          <table:table-cell table:formula="of:=RANK([.AA140];[.$W140:.$AA140];)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141]; OFFSET([.$C141]; 0; 0; 1; 5))" office:value-type="float" office:value="5" calcext:value-type="float">
            <text:p>5</text:p>
          </table:table-cell>
          <table:table-cell table:formula="of:=RANK([.D141]; OFFSET([.$C141]; 0; 0; 1; 5))" office:value-type="float" office:value="4" calcext:value-type="float">
            <text:p>4</text:p>
          </table:table-cell>
          <table:table-cell table:formula="of:=RANK([.E141]; OFFSET([.$C141]; 0; 0; 1; 5))" office:value-type="float" office:value="3" calcext:value-type="float">
            <text:p>3</text:p>
          </table:table-cell>
          <table:table-cell table:formula="of:=RANK([.F141]; OFFSET([.$C141]; 0; 0; 1; 5))" office:value-type="float" office:value="1" calcext:value-type="float">
            <text:p>1</text:p>
          </table:table-cell>
          <table:table-cell table:formula="of:=RANK([.G141]; OFFSET([.$C141]; 0; 0; 1; 5))" office:value-type="float" office:value="2" calcext:value-type="float">
            <text:p>2</text:p>
          </table:table-cell>
          <table:table-cell table:formula="of:=RANK([.H141];[.$H141:.$L141];)" office:value-type="float" office:value="2" calcext:value-type="float">
            <text:p>2</text:p>
          </table:table-cell>
          <table:table-cell table:formula="of:=RANK([.I141];[.$H141:.$L141];)" office:value-type="float" office:value="3" calcext:value-type="float">
            <text:p>3</text:p>
          </table:table-cell>
          <table:table-cell table:formula="of:=RANK([.J141];[.$H141:.$L141];)" office:value-type="float" office:value="4" calcext:value-type="float">
            <text:p>4</text:p>
          </table:table-cell>
          <table:table-cell table:formula="of:=RANK([.K141];[.$H141:.$L141];)" office:value-type="float" office:value="5" calcext:value-type="float">
            <text:p>5</text:p>
          </table:table-cell>
          <table:table-cell table:formula="of:=RANK([.L141];[.$H141:.$L141];)" office:value-type="float" office:value="1" calcext:value-type="float">
            <text:p>1</text:p>
          </table:table-cell>
          <table:table-cell table:formula="of:=RANK([.M141];[.$M141:.$Q141];)" office:value-type="float" office:value="2" calcext:value-type="float">
            <text:p>2</text:p>
          </table:table-cell>
          <table:table-cell table:formula="of:=RANK([.N141];[.$M141:.$Q141];)" office:value-type="float" office:value="4" calcext:value-type="float">
            <text:p>4</text:p>
          </table:table-cell>
          <table:table-cell table:formula="of:=RANK([.O141];[.$M141:.$Q141];)" office:value-type="float" office:value="5" calcext:value-type="float">
            <text:p>5</text:p>
          </table:table-cell>
          <table:table-cell table:formula="of:=RANK([.P141];[.$M141:.$Q141];)" office:value-type="float" office:value="1" calcext:value-type="float">
            <text:p>1</text:p>
          </table:table-cell>
          <table:table-cell table:formula="of:=RANK([.Q141];[.$M141:.$Q141];)" office:value-type="float" office:value="3" calcext:value-type="float">
            <text:p>3</text:p>
          </table:table-cell>
          <table:table-cell table:formula="of:=RANK([.R141];[.$R141:.$V141];)" office:value-type="float" office:value="3" calcext:value-type="float">
            <text:p>3</text:p>
          </table:table-cell>
          <table:table-cell table:formula="of:=RANK([.S141];[.$R141:.$V141];)" office:value-type="float" office:value="2" calcext:value-type="float">
            <text:p>2</text:p>
          </table:table-cell>
          <table:table-cell table:formula="of:=RANK([.T141];[.$R141:.$V141];)" office:value-type="float" office:value="3" calcext:value-type="float">
            <text:p>3</text:p>
          </table:table-cell>
          <table:table-cell table:formula="of:=RANK([.U141];[.$R141:.$V141];)" office:value-type="float" office:value="1" calcext:value-type="float">
            <text:p>1</text:p>
          </table:table-cell>
          <table:table-cell table:formula="of:=RANK([.V141];[.$R141:.$V141];)" office:value-type="float" office:value="3" calcext:value-type="float">
            <text:p>3</text:p>
          </table:table-cell>
          <table:table-cell table:formula="of:=RANK([.W141];[.$W141:.$AA141];)" office:value-type="float" office:value="2" calcext:value-type="float">
            <text:p>2</text:p>
          </table:table-cell>
          <table:table-cell table:formula="of:=RANK([.X141];[.$W141:.$AA141];)" office:value-type="float" office:value="3" calcext:value-type="float">
            <text:p>3</text:p>
          </table:table-cell>
          <table:table-cell table:formula="of:=RANK([.Y141];[.$W141:.$AA141];)" office:value-type="float" office:value="5" calcext:value-type="float">
            <text:p>5</text:p>
          </table:table-cell>
          <table:table-cell table:formula="of:=RANK([.Z141];[.$W141:.$AA141];)" office:value-type="float" office:value="4" calcext:value-type="float">
            <text:p>4</text:p>
          </table:table-cell>
          <table:table-cell table:formula="of:=RANK([.AA141];[.$W141:.$AA141];)" office:value-type="float" office:value="1" calcext:value-type="float">
            <text:p>1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2]; OFFSET([.$C142]; 0; 0; 1; 5))" office:value-type="float" office:value="5" calcext:value-type="float">
            <text:p>5</text:p>
          </table:table-cell>
          <table:table-cell table:formula="of:=RANK([.D142]; OFFSET([.$C142]; 0; 0; 1; 5))" office:value-type="float" office:value="1" calcext:value-type="float">
            <text:p>1</text:p>
          </table:table-cell>
          <table:table-cell table:formula="of:=RANK([.E142]; OFFSET([.$C142]; 0; 0; 1; 5))" office:value-type="float" office:value="1" calcext:value-type="float">
            <text:p>1</text:p>
          </table:table-cell>
          <table:table-cell table:formula="of:=RANK([.F142]; OFFSET([.$C142]; 0; 0; 1; 5))" office:value-type="float" office:value="1" calcext:value-type="float">
            <text:p>1</text:p>
          </table:table-cell>
          <table:table-cell table:formula="of:=RANK([.G142]; OFFSET([.$C142]; 0; 0; 1; 5))" office:value-type="float" office:value="4" calcext:value-type="float">
            <text:p>4</text:p>
          </table:table-cell>
          <table:table-cell table:formula="of:=RANK([.H142];[.$H142:.$L142];)" office:value-type="float" office:value="4" calcext:value-type="float">
            <text:p>4</text:p>
          </table:table-cell>
          <table:table-cell table:formula="of:=RANK([.I142];[.$H142:.$L142];)" office:value-type="float" office:value="5" calcext:value-type="float">
            <text:p>5</text:p>
          </table:table-cell>
          <table:table-cell table:formula="of:=RANK([.J142];[.$H142:.$L142];)" office:value-type="float" office:value="3" calcext:value-type="float">
            <text:p>3</text:p>
          </table:table-cell>
          <table:table-cell table:formula="of:=RANK([.K142];[.$H142:.$L142];)" office:value-type="float" office:value="2" calcext:value-type="float">
            <text:p>2</text:p>
          </table:table-cell>
          <table:table-cell table:formula="of:=RANK([.L142];[.$H142:.$L142];)" office:value-type="float" office:value="1" calcext:value-type="float">
            <text:p>1</text:p>
          </table:table-cell>
          <table:table-cell table:formula="of:=RANK([.M142];[.$M142:.$Q142];)" office:value-type="float" office:value="4" calcext:value-type="float">
            <text:p>4</text:p>
          </table:table-cell>
          <table:table-cell table:formula="of:=RANK([.N142];[.$M142:.$Q142];)" office:value-type="float" office:value="1" calcext:value-type="float">
            <text:p>1</text:p>
          </table:table-cell>
          <table:table-cell table:formula="of:=RANK([.O142];[.$M142:.$Q142];)" office:value-type="float" office:value="5" calcext:value-type="float">
            <text:p>5</text:p>
          </table:table-cell>
          <table:table-cell table:formula="of:=RANK([.P142];[.$M142:.$Q142];)" office:value-type="float" office:value="1" calcext:value-type="float">
            <text:p>1</text:p>
          </table:table-cell>
          <table:table-cell table:formula="of:=RANK([.Q142];[.$M142:.$Q142];)" office:value-type="float" office:value="1" calcext:value-type="float">
            <text:p>1</text:p>
          </table:table-cell>
          <table:table-cell table:formula="of:=RANK([.R142];[.$R142:.$V142];)" office:value-type="float" office:value="2" calcext:value-type="float">
            <text:p>2</text:p>
          </table:table-cell>
          <table:table-cell table:formula="of:=RANK([.S142];[.$R142:.$V142];)" office:value-type="float" office:value="1" calcext:value-type="float">
            <text:p>1</text:p>
          </table:table-cell>
          <table:table-cell table:formula="of:=RANK([.T142];[.$R142:.$V142];)" office:value-type="float" office:value="2" calcext:value-type="float">
            <text:p>2</text:p>
          </table:table-cell>
          <table:table-cell table:formula="of:=RANK([.U142];[.$R142:.$V142];)" office:value-type="float" office:value="2" calcext:value-type="float">
            <text:p>2</text:p>
          </table:table-cell>
          <table:table-cell table:formula="of:=RANK([.V142];[.$R142:.$V142];)" office:value-type="float" office:value="2" calcext:value-type="float">
            <text:p>2</text:p>
          </table:table-cell>
          <table:table-cell table:formula="of:=RANK([.W142];[.$W142:.$AA142];)" office:value-type="float" office:value="1" calcext:value-type="float">
            <text:p>1</text:p>
          </table:table-cell>
          <table:table-cell table:formula="of:=RANK([.X142];[.$W142:.$AA142];)" office:value-type="float" office:value="3" calcext:value-type="float">
            <text:p>3</text:p>
          </table:table-cell>
          <table:table-cell table:formula="of:=RANK([.Y142];[.$W142:.$AA142];)" office:value-type="float" office:value="5" calcext:value-type="float">
            <text:p>5</text:p>
          </table:table-cell>
          <table:table-cell table:formula="of:=RANK([.Z142];[.$W142:.$AA142];)" office:value-type="float" office:value="4" calcext:value-type="float">
            <text:p>4</text:p>
          </table:table-cell>
          <table:table-cell table:formula="of:=RANK([.AA142];[.$W142:.$AA142];)" office:value-type="float" office:value="2" calcext:value-type="float">
            <text:p>2</text:p>
          </table:table-cell>
          <table:table-cell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143]; OFFSET([.$C143]; 0; 0; 1; 5))" office:value-type="float" office:value="5" calcext:value-type="float">
            <text:p>5</text:p>
          </table:table-cell>
          <table:table-cell table:formula="of:=RANK([.D143]; OFFSET([.$C143]; 0; 0; 1; 5))" office:value-type="float" office:value="2" calcext:value-type="float">
            <text:p>2</text:p>
          </table:table-cell>
          <table:table-cell table:formula="of:=RANK([.E143]; OFFSET([.$C143]; 0; 0; 1; 5))" office:value-type="float" office:value="1" calcext:value-type="float">
            <text:p>1</text:p>
          </table:table-cell>
          <table:table-cell table:formula="of:=RANK([.F143]; OFFSET([.$C143]; 0; 0; 1; 5))" office:value-type="float" office:value="4" calcext:value-type="float">
            <text:p>4</text:p>
          </table:table-cell>
          <table:table-cell table:formula="of:=RANK([.G143]; OFFSET([.$C143]; 0; 0; 1; 5))" office:value-type="float" office:value="2" calcext:value-type="float">
            <text:p>2</text:p>
          </table:table-cell>
          <table:table-cell table:formula="of:=RANK([.H143];[.$H143:.$L143];)" office:value-type="float" office:value="5" calcext:value-type="float">
            <text:p>5</text:p>
          </table:table-cell>
          <table:table-cell table:formula="of:=RANK([.I143];[.$H143:.$L143];)" office:value-type="float" office:value="2" calcext:value-type="float">
            <text:p>2</text:p>
          </table:table-cell>
          <table:table-cell table:formula="of:=RANK([.J143];[.$H143:.$L143];)" office:value-type="float" office:value="4" calcext:value-type="float">
            <text:p>4</text:p>
          </table:table-cell>
          <table:table-cell table:formula="of:=RANK([.K143];[.$H143:.$L143];)" office:value-type="float" office:value="3" calcext:value-type="float">
            <text:p>3</text:p>
          </table:table-cell>
          <table:table-cell table:formula="of:=RANK([.L143];[.$H143:.$L143];)" office:value-type="float" office:value="1" calcext:value-type="float">
            <text:p>1</text:p>
          </table:table-cell>
          <table:table-cell table:formula="of:=RANK([.M143];[.$M143:.$Q143];)" office:value-type="float" office:value="2" calcext:value-type="float">
            <text:p>2</text:p>
          </table:table-cell>
          <table:table-cell table:formula="of:=RANK([.N143];[.$M143:.$Q143];)" office:value-type="float" office:value="4" calcext:value-type="float">
            <text:p>4</text:p>
          </table:table-cell>
          <table:table-cell table:formula="of:=RANK([.O143];[.$M143:.$Q143];)" office:value-type="float" office:value="5" calcext:value-type="float">
            <text:p>5</text:p>
          </table:table-cell>
          <table:table-cell table:formula="of:=RANK([.P143];[.$M143:.$Q143];)" office:value-type="float" office:value="1" calcext:value-type="float">
            <text:p>1</text:p>
          </table:table-cell>
          <table:table-cell table:formula="of:=RANK([.Q143];[.$M143:.$Q143];)" office:value-type="float" office:value="3" calcext:value-type="float">
            <text:p>3</text:p>
          </table:table-cell>
          <table:table-cell table:formula="of:=RANK([.R143];[.$R143:.$V143];)" office:value-type="float" office:value="1" calcext:value-type="float">
            <text:p>1</text:p>
          </table:table-cell>
          <table:table-cell table:formula="of:=RANK([.S143];[.$R143:.$V143];)" office:value-type="float" office:value="3" calcext:value-type="float">
            <text:p>3</text:p>
          </table:table-cell>
          <table:table-cell table:formula="of:=RANK([.T143];[.$R143:.$V143];)" office:value-type="float" office:value="3" calcext:value-type="float">
            <text:p>3</text:p>
          </table:table-cell>
          <table:table-cell table:formula="of:=RANK([.U143];[.$R143:.$V143];)" office:value-type="float" office:value="3" calcext:value-type="float">
            <text:p>3</text:p>
          </table:table-cell>
          <table:table-cell table:formula="of:=RANK([.V143];[.$R143:.$V143];)" office:value-type="float" office:value="2" calcext:value-type="float">
            <text:p>2</text:p>
          </table:table-cell>
          <table:table-cell table:formula="of:=RANK([.W143];[.$W143:.$AA143];)" office:value-type="float" office:value="2" calcext:value-type="float">
            <text:p>2</text:p>
          </table:table-cell>
          <table:table-cell table:formula="of:=RANK([.X143];[.$W143:.$AA143];)" office:value-type="float" office:value="3" calcext:value-type="float">
            <text:p>3</text:p>
          </table:table-cell>
          <table:table-cell table:formula="of:=RANK([.Y143];[.$W143:.$AA143];)" office:value-type="float" office:value="4" calcext:value-type="float">
            <text:p>4</text:p>
          </table:table-cell>
          <table:table-cell table:formula="of:=RANK([.Z143];[.$W143:.$AA143];)" office:value-type="float" office:value="1" calcext:value-type="float">
            <text:p>1</text:p>
          </table:table-cell>
          <table:table-cell table:formula="of:=RANK([.AA143];[.$W143:.$AA143];)" office:value-type="float" office:value="5" calcext:value-type="float">
            <text:p>5</text:p>
          </table:table-cell>
          <table:table-cell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4]; OFFSET([.$C144]; 0; 0; 1; 5))" office:value-type="float" office:value="2" calcext:value-type="float">
            <text:p>2</text:p>
          </table:table-cell>
          <table:table-cell table:formula="of:=RANK([.D144]; OFFSET([.$C144]; 0; 0; 1; 5))" office:value-type="float" office:value="2" calcext:value-type="float">
            <text:p>2</text:p>
          </table:table-cell>
          <table:table-cell table:formula="of:=RANK([.E144]; OFFSET([.$C144]; 0; 0; 1; 5))" office:value-type="float" office:value="1" calcext:value-type="float">
            <text:p>1</text:p>
          </table:table-cell>
          <table:table-cell table:formula="of:=RANK([.F144]; OFFSET([.$C144]; 0; 0; 1; 5))" office:value-type="float" office:value="5" calcext:value-type="float">
            <text:p>5</text:p>
          </table:table-cell>
          <table:table-cell table:formula="of:=RANK([.G144]; OFFSET([.$C144]; 0; 0; 1; 5))" office:value-type="float" office:value="2" calcext:value-type="float">
            <text:p>2</text:p>
          </table:table-cell>
          <table:table-cell table:formula="of:=RANK([.H144];[.$H144:.$L144];)" office:value-type="float" office:value="1" calcext:value-type="float">
            <text:p>1</text:p>
          </table:table-cell>
          <table:table-cell table:formula="of:=RANK([.I144];[.$H144:.$L144];)" office:value-type="float" office:value="3" calcext:value-type="float">
            <text:p>3</text:p>
          </table:table-cell>
          <table:table-cell table:formula="of:=RANK([.J144];[.$H144:.$L144];)" office:value-type="float" office:value="5" calcext:value-type="float">
            <text:p>5</text:p>
          </table:table-cell>
          <table:table-cell table:formula="of:=RANK([.K144];[.$H144:.$L144];)" office:value-type="float" office:value="4" calcext:value-type="float">
            <text:p>4</text:p>
          </table:table-cell>
          <table:table-cell table:formula="of:=RANK([.L144];[.$H144:.$L144];)" office:value-type="float" office:value="1" calcext:value-type="float">
            <text:p>1</text:p>
          </table:table-cell>
          <table:table-cell table:formula="of:=RANK([.M144];[.$M144:.$Q144];)" office:value-type="float" office:value="1" calcext:value-type="float">
            <text:p>1</text:p>
          </table:table-cell>
          <table:table-cell table:formula="of:=RANK([.N144];[.$M144:.$Q144];)" office:value-type="float" office:value="4" calcext:value-type="float">
            <text:p>4</text:p>
          </table:table-cell>
          <table:table-cell table:formula="of:=RANK([.O144];[.$M144:.$Q144];)" office:value-type="float" office:value="5" calcext:value-type="float">
            <text:p>5</text:p>
          </table:table-cell>
          <table:table-cell table:formula="of:=RANK([.P144];[.$M144:.$Q144];)" office:value-type="float" office:value="3" calcext:value-type="float">
            <text:p>3</text:p>
          </table:table-cell>
          <table:table-cell table:formula="of:=RANK([.Q144];[.$M144:.$Q144];)" office:value-type="float" office:value="1" calcext:value-type="float">
            <text:p>1</text:p>
          </table:table-cell>
          <table:table-cell table:formula="of:=RANK([.R144];[.$R144:.$V144];)" office:value-type="float" office:value="1" calcext:value-type="float">
            <text:p>1</text:p>
          </table:table-cell>
          <table:table-cell table:formula="of:=RANK([.S144];[.$R144:.$V144];)" office:value-type="float" office:value="3" calcext:value-type="float">
            <text:p>3</text:p>
          </table:table-cell>
          <table:table-cell table:formula="of:=RANK([.T144];[.$R144:.$V144];)" office:value-type="float" office:value="3" calcext:value-type="float">
            <text:p>3</text:p>
          </table:table-cell>
          <table:table-cell table:formula="of:=RANK([.U144];[.$R144:.$V144];)" office:value-type="float" office:value="3" calcext:value-type="float">
            <text:p>3</text:p>
          </table:table-cell>
          <table:table-cell table:formula="of:=RANK([.V144];[.$R144:.$V144];)" office:value-type="float" office:value="1" calcext:value-type="float">
            <text:p>1</text:p>
          </table:table-cell>
          <table:table-cell table:formula="of:=RANK([.W144];[.$W144:.$AA144];)" office:value-type="float" office:value="3" calcext:value-type="float">
            <text:p>3</text:p>
          </table:table-cell>
          <table:table-cell table:formula="of:=RANK([.X144];[.$W144:.$AA144];)" office:value-type="float" office:value="1" calcext:value-type="float">
            <text:p>1</text:p>
          </table:table-cell>
          <table:table-cell table:formula="of:=RANK([.Y144];[.$W144:.$AA144];)" office:value-type="float" office:value="2" calcext:value-type="float">
            <text:p>2</text:p>
          </table:table-cell>
          <table:table-cell table:formula="of:=RANK([.Z144];[.$W144:.$AA144];)" office:value-type="float" office:value="5" calcext:value-type="float">
            <text:p>5</text:p>
          </table:table-cell>
          <table:table-cell table:formula="of:=RANK([.AA144];[.$W144:.$AA144];)" office:value-type="float" office:value="4" calcext:value-type="float">
            <text:p>4</text:p>
          </table:table-cell>
          <table:table-cell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45]; OFFSET([.$C145]; 0; 0; 1; 5))" office:value-type="float" office:value="5" calcext:value-type="float">
            <text:p>5</text:p>
          </table:table-cell>
          <table:table-cell table:formula="of:=RANK([.D145]; OFFSET([.$C145]; 0; 0; 1; 5))" office:value-type="float" office:value="2" calcext:value-type="float">
            <text:p>2</text:p>
          </table:table-cell>
          <table:table-cell table:formula="of:=RANK([.E145]; OFFSET([.$C145]; 0; 0; 1; 5))" office:value-type="float" office:value="1" calcext:value-type="float">
            <text:p>1</text:p>
          </table:table-cell>
          <table:table-cell table:formula="of:=RANK([.F145]; OFFSET([.$C145]; 0; 0; 1; 5))" office:value-type="float" office:value="4" calcext:value-type="float">
            <text:p>4</text:p>
          </table:table-cell>
          <table:table-cell table:formula="of:=RANK([.G145]; OFFSET([.$C145]; 0; 0; 1; 5))" office:value-type="float" office:value="3" calcext:value-type="float">
            <text:p>3</text:p>
          </table:table-cell>
          <table:table-cell table:formula="of:=RANK([.H145];[.$H145:.$L145];)" office:value-type="float" office:value="5" calcext:value-type="float">
            <text:p>5</text:p>
          </table:table-cell>
          <table:table-cell table:formula="of:=RANK([.I145];[.$H145:.$L145];)" office:value-type="float" office:value="2" calcext:value-type="float">
            <text:p>2</text:p>
          </table:table-cell>
          <table:table-cell table:formula="of:=RANK([.J145];[.$H145:.$L145];)" office:value-type="float" office:value="1" calcext:value-type="float">
            <text:p>1</text:p>
          </table:table-cell>
          <table:table-cell table:formula="of:=RANK([.K145];[.$H145:.$L145];)" office:value-type="float" office:value="4" calcext:value-type="float">
            <text:p>4</text:p>
          </table:table-cell>
          <table:table-cell table:formula="of:=RANK([.L145];[.$H145:.$L145];)" office:value-type="float" office:value="3" calcext:value-type="float">
            <text:p>3</text:p>
          </table:table-cell>
          <table:table-cell table:formula="of:=RANK([.M145];[.$M145:.$Q145];)" office:value-type="float" office:value="1" calcext:value-type="float">
            <text:p>1</text:p>
          </table:table-cell>
          <table:table-cell table:formula="of:=RANK([.N145];[.$M145:.$Q145];)" office:value-type="float" office:value="4" calcext:value-type="float">
            <text:p>4</text:p>
          </table:table-cell>
          <table:table-cell table:formula="of:=RANK([.O145];[.$M145:.$Q145];)" office:value-type="float" office:value="3" calcext:value-type="float">
            <text:p>3</text:p>
          </table:table-cell>
          <table:table-cell table:formula="of:=RANK([.P145];[.$M145:.$Q145];)" office:value-type="float" office:value="2" calcext:value-type="float">
            <text:p>2</text:p>
          </table:table-cell>
          <table:table-cell table:formula="of:=RANK([.Q145];[.$M145:.$Q145];)" office:value-type="float" office:value="4" calcext:value-type="float">
            <text:p>4</text:p>
          </table:table-cell>
          <table:table-cell table:formula="of:=RANK([.R145];[.$R145:.$V145];)" office:value-type="float" office:value="1" calcext:value-type="float">
            <text:p>1</text:p>
          </table:table-cell>
          <table:table-cell table:formula="of:=RANK([.S145];[.$R145:.$V145];)" office:value-type="float" office:value="4" calcext:value-type="float">
            <text:p>4</text:p>
          </table:table-cell>
          <table:table-cell table:formula="of:=RANK([.T145];[.$R145:.$V145];)" office:value-type="float" office:value="5" calcext:value-type="float">
            <text:p>5</text:p>
          </table:table-cell>
          <table:table-cell table:formula="of:=RANK([.U145];[.$R145:.$V145];)" office:value-type="float" office:value="2" calcext:value-type="float">
            <text:p>2</text:p>
          </table:table-cell>
          <table:table-cell table:formula="of:=RANK([.V145];[.$R145:.$V145];)" office:value-type="float" office:value="3" calcext:value-type="float">
            <text:p>3</text:p>
          </table:table-cell>
          <table:table-cell table:formula="of:=RANK([.W145];[.$W145:.$AA145];)" office:value-type="float" office:value="4" calcext:value-type="float">
            <text:p>4</text:p>
          </table:table-cell>
          <table:table-cell table:formula="of:=RANK([.X145];[.$W145:.$AA145];)" office:value-type="float" office:value="2" calcext:value-type="float">
            <text:p>2</text:p>
          </table:table-cell>
          <table:table-cell table:formula="of:=RANK([.Y145];[.$W145:.$AA145];)" office:value-type="float" office:value="5" calcext:value-type="float">
            <text:p>5</text:p>
          </table:table-cell>
          <table:table-cell table:formula="of:=RANK([.Z145];[.$W145:.$AA145];)" office:value-type="float" office:value="1" calcext:value-type="float">
            <text:p>1</text:p>
          </table:table-cell>
          <table:table-cell table:formula="of:=RANK([.AA145];[.$W145:.$AA145];)" office:value-type="float" office:value="3" calcext:value-type="float">
            <text:p>3</text:p>
          </table:table-cell>
          <table:table-cell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6]; OFFSET([.$C146]; 0; 0; 1; 5))" office:value-type="float" office:value="3" calcext:value-type="float">
            <text:p>3</text:p>
          </table:table-cell>
          <table:table-cell table:formula="of:=RANK([.D146]; OFFSET([.$C146]; 0; 0; 1; 5))" office:value-type="float" office:value="2" calcext:value-type="float">
            <text:p>2</text:p>
          </table:table-cell>
          <table:table-cell table:formula="of:=RANK([.E146]; OFFSET([.$C146]; 0; 0; 1; 5))" office:value-type="float" office:value="1" calcext:value-type="float">
            <text:p>1</text:p>
          </table:table-cell>
          <table:table-cell table:formula="of:=RANK([.F146]; OFFSET([.$C146]; 0; 0; 1; 5))" office:value-type="float" office:value="5" calcext:value-type="float">
            <text:p>5</text:p>
          </table:table-cell>
          <table:table-cell table:formula="of:=RANK([.G146]; OFFSET([.$C146]; 0; 0; 1; 5))" office:value-type="float" office:value="3" calcext:value-type="float">
            <text:p>3</text:p>
          </table:table-cell>
          <table:table-cell table:formula="of:=RANK([.H146];[.$H146:.$L146];)" office:value-type="float" office:value="2" calcext:value-type="float">
            <text:p>2</text:p>
          </table:table-cell>
          <table:table-cell table:formula="of:=RANK([.I146];[.$H146:.$L146];)" office:value-type="float" office:value="3" calcext:value-type="float">
            <text:p>3</text:p>
          </table:table-cell>
          <table:table-cell table:formula="of:=RANK([.J146];[.$H146:.$L146];)" office:value-type="float" office:value="1" calcext:value-type="float">
            <text:p>1</text:p>
          </table:table-cell>
          <table:table-cell table:formula="of:=RANK([.K146];[.$H146:.$L146];)" office:value-type="float" office:value="5" calcext:value-type="float">
            <text:p>5</text:p>
          </table:table-cell>
          <table:table-cell table:formula="of:=RANK([.L146];[.$H146:.$L146];)" office:value-type="float" office:value="4" calcext:value-type="float">
            <text:p>4</text:p>
          </table:table-cell>
          <table:table-cell table:formula="of:=RANK([.M146];[.$M146:.$Q146];)" office:value-type="float" office:value="2" calcext:value-type="float">
            <text:p>2</text:p>
          </table:table-cell>
          <table:table-cell table:formula="of:=RANK([.N146];[.$M146:.$Q146];)" office:value-type="float" office:value="4" calcext:value-type="float">
            <text:p>4</text:p>
          </table:table-cell>
          <table:table-cell table:formula="of:=RANK([.O146];[.$M146:.$Q146];)" office:value-type="float" office:value="3" calcext:value-type="float">
            <text:p>3</text:p>
          </table:table-cell>
          <table:table-cell table:formula="of:=RANK([.P146];[.$M146:.$Q146];)" office:value-type="float" office:value="1" calcext:value-type="float">
            <text:p>1</text:p>
          </table:table-cell>
          <table:table-cell table:formula="of:=RANK([.Q146];[.$M146:.$Q146];)" office:value-type="float" office:value="4" calcext:value-type="float">
            <text:p>4</text:p>
          </table:table-cell>
          <table:table-cell table:formula="of:=RANK([.R146];[.$R146:.$V146];)" office:value-type="float" office:value="2" calcext:value-type="float">
            <text:p>2</text:p>
          </table:table-cell>
          <table:table-cell table:formula="of:=RANK([.S146];[.$R146:.$V146];)" office:value-type="float" office:value="4" calcext:value-type="float">
            <text:p>4</text:p>
          </table:table-cell>
          <table:table-cell table:formula="of:=RANK([.T146];[.$R146:.$V146];)" office:value-type="float" office:value="5" calcext:value-type="float">
            <text:p>5</text:p>
          </table:table-cell>
          <table:table-cell table:formula="of:=RANK([.U146];[.$R146:.$V146];)" office:value-type="float" office:value="1" calcext:value-type="float">
            <text:p>1</text:p>
          </table:table-cell>
          <table:table-cell table:formula="of:=RANK([.V146];[.$R146:.$V146];)" office:value-type="float" office:value="3" calcext:value-type="float">
            <text:p>3</text:p>
          </table:table-cell>
          <table:table-cell table:formula="of:=RANK([.W146];[.$W146:.$AA146];)" office:value-type="float" office:value="3" calcext:value-type="float">
            <text:p>3</text:p>
          </table:table-cell>
          <table:table-cell table:formula="of:=RANK([.X146];[.$W146:.$AA146];)" office:value-type="float" office:value="2" calcext:value-type="float">
            <text:p>2</text:p>
          </table:table-cell>
          <table:table-cell table:formula="of:=RANK([.Y146];[.$W146:.$AA146];)" office:value-type="float" office:value="5" calcext:value-type="float">
            <text:p>5</text:p>
          </table:table-cell>
          <table:table-cell table:formula="of:=RANK([.Z146];[.$W146:.$AA146];)" office:value-type="float" office:value="4" calcext:value-type="float">
            <text:p>4</text:p>
          </table:table-cell>
          <table:table-cell table:formula="of:=RANK([.AA146];[.$W146:.$AA146];)" office:value-type="float" office:value="1" calcext:value-type="float">
            <text:p>1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147]; OFFSET([.$C147]; 0; 0; 1; 5))" office:value-type="float" office:value="5" calcext:value-type="float">
            <text:p>5</text:p>
          </table:table-cell>
          <table:table-cell table:formula="of:=RANK([.D147]; OFFSET([.$C147]; 0; 0; 1; 5))" office:value-type="float" office:value="3" calcext:value-type="float">
            <text:p>3</text:p>
          </table:table-cell>
          <table:table-cell table:formula="of:=RANK([.E147]; OFFSET([.$C147]; 0; 0; 1; 5))" office:value-type="float" office:value="2" calcext:value-type="float">
            <text:p>2</text:p>
          </table:table-cell>
          <table:table-cell table:formula="of:=RANK([.F147]; OFFSET([.$C147]; 0; 0; 1; 5))" office:value-type="float" office:value="4" calcext:value-type="float">
            <text:p>4</text:p>
          </table:table-cell>
          <table:table-cell table:formula="of:=RANK([.G147]; OFFSET([.$C147]; 0; 0; 1; 5))" office:value-type="float" office:value="1" calcext:value-type="float">
            <text:p>1</text:p>
          </table:table-cell>
          <table:table-cell table:formula="of:=RANK([.H147];[.$H147:.$L147];)" office:value-type="float" office:value="5" calcext:value-type="float">
            <text:p>5</text:p>
          </table:table-cell>
          <table:table-cell table:formula="of:=RANK([.I147];[.$H147:.$L147];)" office:value-type="float" office:value="2" calcext:value-type="float">
            <text:p>2</text:p>
          </table:table-cell>
          <table:table-cell table:formula="of:=RANK([.J147];[.$H147:.$L147];)" office:value-type="float" office:value="3" calcext:value-type="float">
            <text:p>3</text:p>
          </table:table-cell>
          <table:table-cell table:formula="of:=RANK([.K147];[.$H147:.$L147];)" office:value-type="float" office:value="4" calcext:value-type="float">
            <text:p>4</text:p>
          </table:table-cell>
          <table:table-cell table:formula="of:=RANK([.L147];[.$H147:.$L147];)" office:value-type="float" office:value="1" calcext:value-type="float">
            <text:p>1</text:p>
          </table:table-cell>
          <table:table-cell table:formula="of:=RANK([.M147];[.$M147:.$Q147];)" office:value-type="float" office:value="5" calcext:value-type="float">
            <text:p>5</text:p>
          </table:table-cell>
          <table:table-cell table:formula="of:=RANK([.N147];[.$M147:.$Q147];)" office:value-type="float" office:value="1" calcext:value-type="float">
            <text:p>1</text:p>
          </table:table-cell>
          <table:table-cell table:formula="of:=RANK([.O147];[.$M147:.$Q147];)" office:value-type="float" office:value="1" calcext:value-type="float">
            <text:p>1</text:p>
          </table:table-cell>
          <table:table-cell table:formula="of:=RANK([.P147];[.$M147:.$Q147];)" office:value-type="float" office:value="4" calcext:value-type="float">
            <text:p>4</text:p>
          </table:table-cell>
          <table:table-cell table:formula="of:=RANK([.Q147];[.$M147:.$Q147];)" office:value-type="float" office:value="3" calcext:value-type="float">
            <text:p>3</text:p>
          </table:table-cell>
          <table:table-cell table:formula="of:=RANK([.R147];[.$R147:.$V147];)" office:value-type="float" office:value="1" calcext:value-type="float">
            <text:p>1</text:p>
          </table:table-cell>
          <table:table-cell table:formula="of:=RANK([.S147];[.$R147:.$V147];)" office:value-type="float" office:value="3" calcext:value-type="float">
            <text:p>3</text:p>
          </table:table-cell>
          <table:table-cell table:formula="of:=RANK([.T147];[.$R147:.$V147];)" office:value-type="float" office:value="5" calcext:value-type="float">
            <text:p>5</text:p>
          </table:table-cell>
          <table:table-cell table:formula="of:=RANK([.U147];[.$R147:.$V147];)" office:value-type="float" office:value="2" calcext:value-type="float">
            <text:p>2</text:p>
          </table:table-cell>
          <table:table-cell table:formula="of:=RANK([.V147];[.$R147:.$V147];)" office:value-type="float" office:value="3" calcext:value-type="float">
            <text:p>3</text:p>
          </table:table-cell>
          <table:table-cell table:formula="of:=RANK([.W147];[.$W147:.$AA147];)" office:value-type="float" office:value="2" calcext:value-type="float">
            <text:p>2</text:p>
          </table:table-cell>
          <table:table-cell table:formula="of:=RANK([.X147];[.$W147:.$AA147];)" office:value-type="float" office:value="3" calcext:value-type="float">
            <text:p>3</text:p>
          </table:table-cell>
          <table:table-cell table:formula="of:=RANK([.Y147];[.$W147:.$AA147];)" office:value-type="float" office:value="5" calcext:value-type="float">
            <text:p>5</text:p>
          </table:table-cell>
          <table:table-cell table:formula="of:=RANK([.Z147];[.$W147:.$AA147];)" office:value-type="float" office:value="1" calcext:value-type="float">
            <text:p>1</text:p>
          </table:table-cell>
          <table:table-cell table:formula="of:=RANK([.AA147];[.$W147:.$AA147];)" office:value-type="float" office:value="4" calcext:value-type="float">
            <text:p>4</text:p>
          </table:table-cell>
          <table:table-cell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8]; OFFSET([.$C148]; 0; 0; 1; 5))" office:value-type="float" office:value="1" calcext:value-type="float">
            <text:p>1</text:p>
          </table:table-cell>
          <table:table-cell table:formula="of:=RANK([.D148]; OFFSET([.$C148]; 0; 0; 1; 5))" office:value-type="float" office:value="4" calcext:value-type="float">
            <text:p>4</text:p>
          </table:table-cell>
          <table:table-cell table:formula="of:=RANK([.E148]; OFFSET([.$C148]; 0; 0; 1; 5))" office:value-type="float" office:value="3" calcext:value-type="float">
            <text:p>3</text:p>
          </table:table-cell>
          <table:table-cell table:formula="of:=RANK([.F148]; OFFSET([.$C148]; 0; 0; 1; 5))" office:value-type="float" office:value="5" calcext:value-type="float">
            <text:p>5</text:p>
          </table:table-cell>
          <table:table-cell table:formula="of:=RANK([.G148]; OFFSET([.$C148]; 0; 0; 1; 5))" office:value-type="float" office:value="2" calcext:value-type="float">
            <text:p>2</text:p>
          </table:table-cell>
          <table:table-cell table:formula="of:=RANK([.H148];[.$H148:.$L148];)" office:value-type="float" office:value="1" calcext:value-type="float">
            <text:p>1</text:p>
          </table:table-cell>
          <table:table-cell table:formula="of:=RANK([.I148];[.$H148:.$L148];)" office:value-type="float" office:value="3" calcext:value-type="float">
            <text:p>3</text:p>
          </table:table-cell>
          <table:table-cell table:formula="of:=RANK([.J148];[.$H148:.$L148];)" office:value-type="float" office:value="4" calcext:value-type="float">
            <text:p>4</text:p>
          </table:table-cell>
          <table:table-cell table:formula="of:=RANK([.K148];[.$H148:.$L148];)" office:value-type="float" office:value="5" calcext:value-type="float">
            <text:p>5</text:p>
          </table:table-cell>
          <table:table-cell table:formula="of:=RANK([.L148];[.$H148:.$L148];)" office:value-type="float" office:value="2" calcext:value-type="float">
            <text:p>2</text:p>
          </table:table-cell>
          <table:table-cell table:formula="of:=RANK([.M148];[.$M148:.$Q148];)" office:value-type="float" office:value="3" calcext:value-type="float">
            <text:p>3</text:p>
          </table:table-cell>
          <table:table-cell table:formula="of:=RANK([.N148];[.$M148:.$Q148];)" office:value-type="float" office:value="1" calcext:value-type="float">
            <text:p>1</text:p>
          </table:table-cell>
          <table:table-cell table:formula="of:=RANK([.O148];[.$M148:.$Q148];)" office:value-type="float" office:value="1" calcext:value-type="float">
            <text:p>1</text:p>
          </table:table-cell>
          <table:table-cell table:formula="of:=RANK([.P148];[.$M148:.$Q148];)" office:value-type="float" office:value="5" calcext:value-type="float">
            <text:p>5</text:p>
          </table:table-cell>
          <table:table-cell table:formula="of:=RANK([.Q148];[.$M148:.$Q148];)" office:value-type="float" office:value="3" calcext:value-type="float">
            <text:p>3</text:p>
          </table:table-cell>
          <table:table-cell table:formula="of:=RANK([.R148];[.$R148:.$V148];)" office:value-type="float" office:value="1" calcext:value-type="float">
            <text:p>1</text:p>
          </table:table-cell>
          <table:table-cell table:formula="of:=RANK([.S148];[.$R148:.$V148];)" office:value-type="float" office:value="3" calcext:value-type="float">
            <text:p>3</text:p>
          </table:table-cell>
          <table:table-cell table:formula="of:=RANK([.T148];[.$R148:.$V148];)" office:value-type="float" office:value="5" calcext:value-type="float">
            <text:p>5</text:p>
          </table:table-cell>
          <table:table-cell table:formula="of:=RANK([.U148];[.$R148:.$V148];)" office:value-type="float" office:value="2" calcext:value-type="float">
            <text:p>2</text:p>
          </table:table-cell>
          <table:table-cell table:formula="of:=RANK([.V148];[.$R148:.$V148];)" office:value-type="float" office:value="3" calcext:value-type="float">
            <text:p>3</text:p>
          </table:table-cell>
          <table:table-cell table:formula="of:=RANK([.W148];[.$W148:.$AA148];)" office:value-type="float" office:value="3" calcext:value-type="float">
            <text:p>3</text:p>
          </table:table-cell>
          <table:table-cell table:formula="of:=RANK([.X148];[.$W148:.$AA148];)" office:value-type="float" office:value="2" calcext:value-type="float">
            <text:p>2</text:p>
          </table:table-cell>
          <table:table-cell table:formula="of:=RANK([.Y148];[.$W148:.$AA148];)" office:value-type="float" office:value="4" calcext:value-type="float">
            <text:p>4</text:p>
          </table:table-cell>
          <table:table-cell table:formula="of:=RANK([.Z148];[.$W148:.$AA148];)" office:value-type="float" office:value="1" calcext:value-type="float">
            <text:p>1</text:p>
          </table:table-cell>
          <table:table-cell table:formula="of:=RANK([.AA148];[.$W148:.$AA148];)" office:value-type="float" office:value="5" calcext:value-type="float">
            <text:p>5</text:p>
          </table:table-cell>
          <table:table-cell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table-cell table:number-columns-repeated="28"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table-cell office:value-type="float" office:value="657492" calcext:value-type="float">
            <text:p>657492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87213276636552" calcext:value-type="float">
            <text:p>-1,87213276636552</text:p>
          </table:table-cell>
          <table:table-cell table:style-name="ce501" office:value-type="float" office:value="-0.00549808361241198" calcext:value-type="float">
            <text:p>-0,00549808361241198</text:p>
          </table:table-cell>
          <table:table-cell table:number-columns-repeated="2" table:style-name="ce499" office:value-type="float" office:value="0" calcext:value-type="float">
            <text:p>0</text:p>
          </table:table-cell>
          <table:table-cell table:style-name="ce565" office:value-type="float" office:value="-0.610694546430502" calcext:value-type="float">
            <text:p>-0,610694546430502</text:p>
          </table:table-cell>
          <table:table-cell table:style-name="ce494" office:value-type="float" office:value="-1.92822361263257" calcext:value-type="float">
            <text:p>-1,92822361263257</text:p>
          </table:table-cell>
          <table:table-cell table:style-name="ce501" office:value-type="float" office:value="-0.0016801414007002" calcext:value-type="float">
            <text:p>-0,0016801414007002</text:p>
          </table:table-cell>
          <table:table-cell table:style-name="ce502" office:value-type="float" office:value="0" calcext:value-type="float">
            <text:p>0</text:p>
          </table:table-cell>
          <table:table-cell table:style-name="ce499" office:value-type="float" office:value="0.00364030636818393" calcext:value-type="float">
            <text:p>0,00364030636818393</text:p>
          </table:table-cell>
          <table:table-cell table:style-name="ce526" office:value-type="float" office:value="-0.102768649009501" calcext:value-type="float">
            <text:p>-0,102768649009501</text:p>
          </table:table-cell>
          <table:table-cell table:style-name="ce494" office:value-type="float" office:value="-0.930924744016342" calcext:value-type="float">
            <text:p>-0,930924744016342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499" office:value-type="float" office:value="0.000148005930893613" calcext:value-type="float">
            <text:p>0,000148005930893613</text:p>
          </table:table-cell>
          <table:table-cell table:style-name="ce686" office:value-type="float" office:value="-0.114260578649908" calcext:value-type="float">
            <text:p>-0,114260578649908</text:p>
          </table:table-cell>
          <table:table-cell table:style-name="ce494" office:value-type="float" office:value="-0.880540768389162" calcext:value-type="float">
            <text:p>-0,880540768389162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502" office:value-type="float" office:value="-0.000849204493537226" calcext:value-type="float">
            <text:p>-0,000849204493537226</text:p>
          </table:table-cell>
          <table:table-cell table:style-name="ce499" office:value-type="float" office:value="0.00061457243717468" calcext:value-type="float">
            <text:p>0,00061457243717468</text:p>
          </table:table-cell>
          <table:table-cell table:style-name="ce494" office:value-type="float" office:value="-2.61302266169158" calcext:value-type="float">
            <text:p>-2,61302266169158</text:p>
          </table:table-cell>
          <table:table-cell table:style-name="ce540" office:value-type="float" office:value="-0.059543363554183" calcext:value-type="float">
            <text:p>-0,059543363554183</text:p>
          </table:table-cell>
          <table:table-cell table:style-name="ce621" office:value-type="float" office:value="0.0526413400310855" calcext:value-type="float">
            <text:p>0,0526413400310855</text:p>
          </table:table-cell>
          <table:table-cell table:style-name="ce655" office:value-type="float" office:value="0.0741396532313712" calcext:value-type="float">
            <text:p>0,0741396532313712</text:p>
          </table:table-cell>
          <table:table-cell table:style-name="ce570" office:value-type="float" office:value="0.0417747655868969" calcext:value-type="float">
            <text:p>0,0417747655868969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9" office:value-type="float" office:value="0" calcext:value-type="float">
            <text:p>0</text:p>
          </table:table-cell>
          <table:table-cell table:style-name="ce501" office:value-type="float" office:value="-0.00549808361241198" calcext:value-type="float">
            <text:p>-0,00549808361241198</text:p>
          </table:table-cell>
          <table:table-cell table:number-columns-repeated="3" table:style-name="ce499" office:value-type="float" office:value="0" calcext:value-type="float">
            <text:p>0</text:p>
          </table:table-cell>
          <table:table-cell table:style-name="ce502" office:value-type="float" office:value="-0.000140011783391617" calcext:value-type="float">
            <text:p>-0,000140011783391617</text:p>
          </table:table-cell>
          <table:table-cell table:style-name="ce501" office:value-type="float" office:value="-0.0016801414007002" calcext:value-type="float">
            <text:p>-0,0016801414007002</text:p>
          </table:table-cell>
          <table:table-cell table:style-name="ce502" office:value-type="float" office:value="0" calcext:value-type="float">
            <text:p>0</text:p>
          </table:table-cell>
          <table:table-cell table:style-name="ce499" office:value-type="float" office:value="0.00364030636818393" calcext:value-type="float">
            <text:p>0,00364030636818393</text:p>
          </table:table-cell>
          <table:table-cell table:style-name="ce526" office:value-type="float" office:value="-0.102768649009501" calcext:value-type="float">
            <text:p>-0,102768649009501</text:p>
          </table:table-cell>
          <table:table-cell table:number-columns-repeated="3" table:style-name="ce495" office:value-type="float" office:value="0" calcext:value-type="float">
            <text:p>0</text:p>
          </table:table-cell>
          <table:table-cell table:style-name="ce499" office:value-type="float" office:value="0.000148005930893613" calcext:value-type="float">
            <text:p>0,000148005930893613</text:p>
          </table:table-cell>
          <table:table-cell table:style-name="ce714" office:value-type="float" office:value="-0.225265026820155" calcext:value-type="float">
            <text:p>-0,225265026820155</text:p>
          </table:table-cell>
          <table:table-cell table:number-columns-repeated="3" table:style-name="ce499" office:value-type="float" office:value="0" calcext:value-type="float">
            <text:p>0</text:p>
          </table:table-cell>
          <table:table-cell table:style-name="ce502" office:value-type="float" office:value="-0.000849204493537226" calcext:value-type="float">
            <text:p>-0,000849204493537226</text:p>
          </table:table-cell>
          <table:table-cell table:style-name="ce796" office:value-type="float" office:value="-0.0694460563603812" calcext:value-type="float">
            <text:p>-0,0694460563603812</text:p>
          </table:table-cell>
          <table:table-cell table:style-name="ce541" office:value-type="float" office:value="0.0631910651052501" calcext:value-type="float">
            <text:p>0,0631910651052501</text:p>
          </table:table-cell>
          <table:table-cell table:style-name="ce508" office:value-type="float" office:value="0.0743845022178383" calcext:value-type="float">
            <text:p>0,0743845022178383</text:p>
          </table:table-cell>
          <table:table-cell table:style-name="ce621" office:value-type="float" office:value="0.0526413400310855" calcext:value-type="float">
            <text:p>0,0526413400310855</text:p>
          </table:table-cell>
          <table:table-cell table:style-name="ce499" office:value-type="float" office:value="0.0941250047294954" calcext:value-type="float">
            <text:p>0,0941250047294954</text:p>
          </table:table-cell>
          <table:table-cell table:style-name="ce512" office:value-type="float" office:value="0.0782825362282923" calcext:value-type="float">
            <text:p>0,078282536228292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510" office:value-type="float" office:value="-0.120827514528177" calcext:value-type="float">
            <text:p>-0,120827514528177</text:p>
          </table:table-cell>
          <table:table-cell table:style-name="ce494" office:value-type="float" office:value="-0.153539075694764" calcext:value-type="float">
            <text:p>-0,153539075694764</text:p>
          </table:table-cell>
          <table:table-cell table:style-name="ce537" office:value-type="float" office:value="-0.151299115704522" calcext:value-type="float">
            <text:p>-0,151299115704522</text:p>
          </table:table-cell>
          <table:table-cell table:style-name="ce553" office:value-type="float" office:value="-0.000610898179156886" calcext:value-type="float">
            <text:p>-0,000610898179156886</text:p>
          </table:table-cell>
          <table:table-cell table:style-name="ce511" office:value-type="float" office:value="-0.00203632726385629" calcext:value-type="float">
            <text:p>-0,00203632726385629</text:p>
          </table:table-cell>
          <table:table-cell table:style-name="ce499" office:value-type="float" office:value="0.00140011783391687" calcext:value-type="float">
            <text:p>0,00140011783391687</text:p>
          </table:table-cell>
          <table:table-cell table:style-name="ce578" office:value-type="float" office:value="-0.104868825760376" calcext:value-type="float">
            <text:p>-0,104868825760376</text:p>
          </table:table-cell>
          <table:table-cell table:style-name="ce494" office:value-type="float" office:value="-0.313766406580778" calcext:value-type="float">
            <text:p>-0,313766406580778</text:p>
          </table:table-cell>
          <table:table-cell table:style-name="ce499" office:value-type="float" office:value="0.00140011783391687" calcext:value-type="float">
            <text:p>0,00140011783391687</text:p>
          </table:table-cell>
          <table:table-cell table:style-name="ce501" office:value-type="float" office:value="0.00072152739041178" calcext:value-type="float">
            <text:p>0,00072152739041178</text:p>
          </table:table-cell>
          <table:table-cell table:style-name="ce640" office:value-type="float" office:value="0.000592023723574651" calcext:value-type="float">
            <text:p>0,000592023723574651</text:p>
          </table:table-cell>
          <table:table-cell table:number-columns-repeated="2" table:style-name="ce494" office:value-type="float" office:value="0" calcext:value-type="float">
            <text:p>0</text:p>
          </table:table-cell>
          <table:table-cell table:style-name="ce703" office:value-type="float" office:value="0.000444017792680938" calcext:value-type="float">
            <text:p>0,000444017792680938</text:p>
          </table:table-cell>
          <table:table-cell table:style-name="ce725" office:value-type="float" office:value="0.000148005930893613" calcext:value-type="float">
            <text:p>0,000148005930893613</text:p>
          </table:table-cell>
          <table:table-cell table:number-columns-repeated="3" table:style-name="ce516" office:value-type="float" office:value="0" calcext:value-type="float">
            <text:p>0</text:p>
          </table:table-cell>
          <table:table-cell table:style-name="ce494" office:value-type="float" office:value="-0.0707670411281059" calcext:value-type="float">
            <text:p>-0,0707670411281059</text:p>
          </table:table-cell>
          <table:table-cell table:style-name="ce516" office:value-type="float" office:value="0" calcext:value-type="float">
            <text:p>0</text:p>
          </table:table-cell>
          <table:table-cell table:style-name="ce820" office:value-type="float" office:value="0.111294473677315" calcext:value-type="float">
            <text:p>0,111294473677315</text:p>
          </table:table-cell>
          <table:table-cell table:style-name="ce836" office:value-type="float" office:value="0.0880097403644712" calcext:value-type="float">
            <text:p>0,0880097403644712</text:p>
          </table:table-cell>
          <table:table-cell table:style-name="ce494" office:value-type="float" office:value="0.0833249471959438" calcext:value-type="float">
            <text:p>0,0833249471959438</text:p>
          </table:table-cell>
          <table:table-cell table:style-name="ce873" office:value-type="float" office:value="0.103750645410723" calcext:value-type="float">
            <text:p>0,103750645410723</text:p>
          </table:table-cell>
          <table:table-cell table:style-name="ce888" office:value-type="float" office:value="0.108507677374673" calcext:value-type="float">
            <text:p>0,10850767737467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number-columns-repeated="2" table:style-name="ce511" office:value-type="float" office:value="-0.00203632726385629" calcext:value-type="float">
            <text:p>-0,00203632726385629</text:p>
          </table:table-cell>
          <table:table-cell table:style-name="ce537" office:value-type="float" office:value="-0.151299115704522" calcext:value-type="float">
            <text:p>-0,151299115704522</text:p>
          </table:table-cell>
          <table:table-cell table:style-name="ce522" office:value-type="float" office:value="-0.000610898179156886" calcext:value-type="float">
            <text:p>-0,000610898179156886</text:p>
          </table:table-cell>
          <table:table-cell table:style-name="ce499" office:value-type="float" office:value="0.00468355270686946" calcext:value-type="float">
            <text:p>0,00468355270686946</text:p>
          </table:table-cell>
          <table:table-cell table:style-name="ce499" office:value-type="float" office:value="0.00140011783391687" calcext:value-type="float">
            <text:p>0,00140011783391687</text:p>
          </table:table-cell>
          <table:table-cell table:style-name="ce578" office:value-type="float" office:value="-0.104868825760376" calcext:value-type="float">
            <text:p>-0,104868825760376</text:p>
          </table:table-cell>
          <table:table-cell table:style-name="ce500" office:value-type="float" office:value="0" calcext:value-type="float">
            <text:p>0</text:p>
          </table:table-cell>
          <table:table-cell table:number-columns-repeated="2" table:style-name="ce499" office:value-type="float" office:value="0.00140011783391687" calcext:value-type="float">
            <text:p>0,00140011783391687</text:p>
          </table:table-cell>
          <table:table-cell table:style-name="ce499" office:value-type="float" office:value="0.000740029654468263" calcext:value-type="float">
            <text:p>0,000740029654468263</text:p>
          </table:table-cell>
          <table:table-cell table:number-columns-repeated="2" table:style-name="ce494" office:value-type="float" office:value="0" calcext:value-type="float">
            <text:p>0</text:p>
          </table:table-cell>
          <table:table-cell table:style-name="ce703" office:value-type="float" office:value="0.000444017792680938" calcext:value-type="float">
            <text:p>0,000444017792680938</text:p>
          </table:table-cell>
          <table:table-cell table:style-name="ce726" office:value-type="float" office:value="0.000296011861787325" calcext:value-type="float">
            <text:p>0,000296011861787325</text:p>
          </table:table-cell>
          <table:table-cell table:style-name="ce580" office:value-type="float" office:value="-0.070389616908756" calcext:value-type="float">
            <text:p>-0,070389616908756</text:p>
          </table:table-cell>
          <table:table-cell table:style-name="ce499" office:value-type="float" office:value="0.0000943560548374745" calcext:value-type="float">
            <text:p>9,43560548374745E-05</text:p>
          </table:table-cell>
          <table:table-cell table:style-name="ce502" office:value-type="float" office:value="0" calcext:value-type="float">
            <text:p>0</text:p>
          </table:table-cell>
          <table:table-cell table:style-name="ce494" office:value-type="float" office:value="-0.0707670411281059" calcext:value-type="float">
            <text:p>-0,0707670411281059</text:p>
          </table:table-cell>
          <table:table-cell table:style-name="ce622" office:value-type="float" office:value="-0.0705783290184309" calcext:value-type="float">
            <text:p>-0,0705783290184309</text:p>
          </table:table-cell>
          <table:table-cell table:style-name="ce821" office:value-type="float" office:value="0.10818224517747" calcext:value-type="float">
            <text:p>0,10818224517747</text:p>
          </table:table-cell>
          <table:table-cell table:style-name="ce836" office:value-type="float" office:value="0.0880097403644712" calcext:value-type="float">
            <text:p>0,0880097403644712</text:p>
          </table:table-cell>
          <table:table-cell table:style-name="ce494" office:value-type="float" office:value="0.0833249471959438" calcext:value-type="float">
            <text:p>0,0833249471959438</text:p>
          </table:table-cell>
          <table:table-cell table:style-name="ce499" office:value-type="float" office:value="0.123485426037594" calcext:value-type="float">
            <text:p>0,123485426037594</text:p>
          </table:table-cell>
          <table:table-cell table:style-name="ce889" office:value-type="float" office:value="0.112756892063867" calcext:value-type="float">
            <text:p>0,112756892063867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2.28618461913146" calcext:value-type="float">
            <text:p>-2,28618461913146</text:p>
          </table:table-cell>
          <table:table-cell table:style-name="ce502" office:value-type="float" office:value="0.00549808361241198" calcext:value-type="float">
            <text:p>0,00549808361241198</text:p>
          </table:table-cell>
          <table:table-cell table:style-name="ce495" office:value-type="float" office:value="0.00651624724434012" calcext:value-type="float">
            <text:p>0,00651624724434012</text:p>
          </table:table-cell>
          <table:table-cell table:style-name="ce499" office:value-type="float" office:value="0.00834894178181078" calcext:value-type="float">
            <text:p>0,00834894178181078</text:p>
          </table:table-cell>
          <table:table-cell table:style-name="ce502" office:value-type="float" office:value="0.0057017163387976" calcext:value-type="float">
            <text:p>0,0057017163387976</text:p>
          </table:table-cell>
          <table:table-cell table:style-name="ce494" office:value-type="float" office:value="-3.09468044830653" calcext:value-type="float">
            <text:p>-3,09468044830653</text:p>
          </table:table-cell>
          <table:table-cell table:style-name="ce495" office:value-type="float" office:value="0.00616051846923433" calcext:value-type="float">
            <text:p>0,00616051846923433</text:p>
          </table:table-cell>
          <table:table-cell table:style-name="ce495" office:value-type="float" office:value="0.00532044776888413" calcext:value-type="float">
            <text:p>0,00532044776888413</text:p>
          </table:table-cell>
          <table:table-cell table:style-name="ce499" office:value-type="float" office:value="0.0067205656028011" calcext:value-type="float">
            <text:p>0,0067205656028011</text:p>
          </table:table-cell>
          <table:table-cell table:style-name="ce495" office:value-type="float" office:value="0.00658055381940938" calcext:value-type="float">
            <text:p>0,00658055381940938</text:p>
          </table:table-cell>
          <table:table-cell table:style-name="ce494" office:value-type="float" office:value="-0.215940653173854" calcext:value-type="float">
            <text:p>-0,215940653173854</text:p>
          </table:table-cell>
          <table:table-cell table:style-name="ce512" office:value-type="float" office:value="0.011840474471493" calcext:value-type="float">
            <text:p>0,011840474471493</text:p>
          </table:table-cell>
          <table:table-cell table:style-name="ce500" office:value-type="float" office:value="0.012284492264174" calcext:value-type="float">
            <text:p>0,012284492264174</text:p>
          </table:table-cell>
          <table:table-cell table:style-name="ce704" office:value-type="float" office:value="-0.0242808663162084" calcext:value-type="float">
            <text:p>-0,0242808663162084</text:p>
          </table:table-cell>
          <table:table-cell table:style-name="ce499" office:value-type="float" office:value="0.0131725278495359" calcext:value-type="float">
            <text:p>0,0131725278495359</text:p>
          </table:table-cell>
          <table:table-cell table:style-name="ce494" office:value-type="float" office:value="-0.170784459255829" calcext:value-type="float">
            <text:p>-0,170784459255829</text:p>
          </table:table-cell>
          <table:table-cell table:style-name="ce758" office:value-type="float" office:value="0.014719544554646" calcext:value-type="float">
            <text:p>0,014719544554646</text:p>
          </table:table-cell>
          <table:table-cell table:style-name="ce576" office:value-type="float" office:value="0.0133042037320838" calcext:value-type="float">
            <text:p>0,0133042037320838</text:p>
          </table:table-cell>
          <table:table-cell table:style-name="ce758" office:value-type="float" office:value="0.014719544554646" calcext:value-type="float">
            <text:p>0,014719544554646</text:p>
          </table:table-cell>
          <table:table-cell table:style-name="ce522" office:value-type="float" office:value="0.0134929158417588" calcext:value-type="float">
            <text:p>0,0134929158417588</text:p>
          </table:table-cell>
          <table:table-cell table:style-name="ce499" office:value-type="float" office:value="0.941357332634691" calcext:value-type="float">
            <text:p>0,941357332634691</text:p>
          </table:table-cell>
          <table:table-cell table:style-name="ce494" office:value-type="float" office:value="0.889145133962555" calcext:value-type="float">
            <text:p>0,889145133962555</text:p>
          </table:table-cell>
          <table:table-cell table:style-name="ce859" office:value-type="float" office:value="0.914214141681163" calcext:value-type="float">
            <text:p>0,914214141681163</text:p>
          </table:table-cell>
          <table:table-cell table:style-name="ce625" office:value-type="float" office:value="0.936279159887127" calcext:value-type="float">
            <text:p>0,936279159887127</text:p>
          </table:table-cell>
          <table:table-cell table:style-name="ce890" office:value-type="float" office:value="0.914311413722525" calcext:value-type="float">
            <text:p>0,914311413722525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2" office:value-type="float" office:value="0.0057017163387976" calcext:value-type="float">
            <text:p>0,0057017163387976</text:p>
          </table:table-cell>
          <table:table-cell table:style-name="ce502" office:value-type="float" office:value="0.00549808361241198" calcext:value-type="float">
            <text:p>0,00549808361241198</text:p>
          </table:table-cell>
          <table:table-cell table:style-name="ce495" office:value-type="float" office:value="0.00651624724434012" calcext:value-type="float">
            <text:p>0,00651624724434012</text:p>
          </table:table-cell>
          <table:table-cell table:style-name="ce499" office:value-type="float" office:value="0.00834894178181078" calcext:value-type="float">
            <text:p>0,00834894178181078</text:p>
          </table:table-cell>
          <table:table-cell table:style-name="ce502" office:value-type="float" office:value="0.0057017163387976" calcext:value-type="float">
            <text:p>0,0057017163387976</text:p>
          </table:table-cell>
          <table:table-cell table:style-name="ce495" office:value-type="float" office:value="0.00658055381940938" calcext:value-type="float">
            <text:p>0,00658055381940938</text:p>
          </table:table-cell>
          <table:table-cell table:style-name="ce495" office:value-type="float" office:value="0.00616051846923433" calcext:value-type="float">
            <text:p>0,00616051846923433</text:p>
          </table:table-cell>
          <table:table-cell table:style-name="ce495" office:value-type="float" office:value="0.00532044776888413" calcext:value-type="float">
            <text:p>0,00532044776888413</text:p>
          </table:table-cell>
          <table:table-cell table:style-name="ce499" office:value-type="float" office:value="0.0067205656028011" calcext:value-type="float">
            <text:p>0,0067205656028011</text:p>
          </table:table-cell>
          <table:table-cell table:style-name="ce495" office:value-type="float" office:value="0.00658055381940938" calcext:value-type="float">
            <text:p>0,00658055381940938</text:p>
          </table:table-cell>
          <table:table-cell table:style-name="ce641" office:value-type="float" office:value="-0.120044650429232" calcext:value-type="float">
            <text:p>-0,120044650429232</text:p>
          </table:table-cell>
          <table:table-cell table:style-name="ce512" office:value-type="float" office:value="0.011840474471493" calcext:value-type="float">
            <text:p>0,011840474471493</text:p>
          </table:table-cell>
          <table:table-cell table:style-name="ce593" office:value-type="float" office:value="0.012284492264174" calcext:value-type="float">
            <text:p>0,012284492264174</text:p>
          </table:table-cell>
          <table:table-cell table:style-name="ce584" office:value-type="float" office:value="-0.122856763116212" calcext:value-type="float">
            <text:p>-0,122856763116212</text:p>
          </table:table-cell>
          <table:table-cell table:style-name="ce641" office:value-type="float" office:value="-0.120044650429232" calcext:value-type="float">
            <text:p>-0,120044650429232</text:p>
          </table:table-cell>
          <table:table-cell table:style-name="ce504" office:value-type="float" office:value="0.0185636102287247" calcext:value-type="float">
            <text:p>0,0185636102287247</text:p>
          </table:table-cell>
          <table:table-cell table:style-name="ce505" office:value-type="float" office:value="0.014719544554646" calcext:value-type="float">
            <text:p>0,014719544554646</text:p>
          </table:table-cell>
          <table:table-cell table:style-name="ce576" office:value-type="float" office:value="0.0133042037320838" calcext:value-type="float">
            <text:p>0,0133042037320838</text:p>
          </table:table-cell>
          <table:table-cell table:style-name="ce499" office:value-type="float" office:value="0.0197902389416119" calcext:value-type="float">
            <text:p>0,0197902389416119</text:p>
          </table:table-cell>
          <table:table-cell table:style-name="ce522" office:value-type="float" office:value="0.0134929158417588" calcext:value-type="float">
            <text:p>0,0134929158417588</text:p>
          </table:table-cell>
          <table:table-cell table:style-name="ce614" office:value-type="float" office:value="0.935181273243816" calcext:value-type="float">
            <text:p>0,935181273243816</text:p>
          </table:table-cell>
          <table:table-cell table:style-name="ce494" office:value-type="float" office:value="0.889145133962555" calcext:value-type="float">
            <text:p>0,889145133962555</text:p>
          </table:table-cell>
          <table:table-cell table:style-name="ce860" office:value-type="float" office:value="0.915394280418273" calcext:value-type="float">
            <text:p>0,915394280418273</text:p>
          </table:table-cell>
          <table:table-cell table:style-name="ce874" office:value-type="float" office:value="0.936279159887127" calcext:value-type="float">
            <text:p>0,936279159887127</text:p>
          </table:table-cell>
          <table:table-cell table:style-name="ce608" office:value-type="float" office:value="0.915930707116959" calcext:value-type="float">
            <text:p>0,915930707116959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587441046628772" calcext:value-type="float">
            <text:p>-0,587441046628772</text:p>
          </table:table-cell>
          <table:table-cell table:style-name="ce512" office:value-type="float" office:value="0.00794167632903953" calcext:value-type="float">
            <text:p>0,00794167632903953</text:p>
          </table:table-cell>
          <table:table-cell table:style-name="ce514" office:value-type="float" office:value="0.00488718543325509" calcext:value-type="float">
            <text:p>0,00488718543325509</text:p>
          </table:table-cell>
          <table:table-cell table:style-name="ce499" office:value-type="float" office:value="0.010996167224824" calcext:value-type="float">
            <text:p>0,010996167224824</text:p>
          </table:table-cell>
          <table:table-cell table:style-name="ce512" office:value-type="float" office:value="0.00794167632903953" calcext:value-type="float">
            <text:p>0,00794167632903953</text:p>
          </table:table-cell>
          <table:table-cell table:style-name="ce494" office:value-type="float" office:value="-1.22747677111172" calcext:value-type="float">
            <text:p>-1,22747677111172</text:p>
          </table:table-cell>
          <table:table-cell table:style-name="ce501" office:value-type="float" office:value="0.00392032993496727" calcext:value-type="float">
            <text:p>0,00392032993496727</text:p>
          </table:table-cell>
          <table:table-cell table:style-name="ce501" office:value-type="float" office:value="0.00350029458479222" calcext:value-type="float">
            <text:p>0,00350029458479222</text:p>
          </table:table-cell>
          <table:table-cell table:style-name="ce499" office:value-type="float" office:value="0.00678683784693984" calcext:value-type="float">
            <text:p>0,00678683784693984</text:p>
          </table:table-cell>
          <table:table-cell table:style-name="ce502" office:value-type="float" office:value="0.0050404242021008" calcext:value-type="float">
            <text:p>0,0050404242021008</text:p>
          </table:table-cell>
          <table:table-cell table:style-name="ce548" office:value-type="float" office:value="-0.182459738193296" calcext:value-type="float">
            <text:p>-0,182459738193296</text:p>
          </table:table-cell>
          <table:table-cell table:style-name="ce499" office:value-type="float" office:value="0.0187967532234951" calcext:value-type="float">
            <text:p>0,0187967532234951</text:p>
          </table:table-cell>
          <table:table-cell table:style-name="ce500" office:value-type="float" office:value="0.0167246701909838" calcext:value-type="float">
            <text:p>0,0167246701909838</text:p>
          </table:table-cell>
          <table:table-cell table:style-name="ce705" office:value-type="float" office:value="-0.178728015322363" calcext:value-type="float">
            <text:p>-0,178728015322363</text:p>
          </table:table-cell>
          <table:table-cell table:style-name="ce504" office:value-type="float" office:value="0.0155406227438345" calcext:value-type="float">
            <text:p>0,0155406227438345</text:p>
          </table:table-cell>
          <table:table-cell table:style-name="ce741" office:value-type="float" office:value="0.130013207960556" calcext:value-type="float">
            <text:p>0,130013207960556</text:p>
          </table:table-cell>
          <table:table-cell table:number-columns-repeated="2" table:style-name="ce694" office:value-type="float" office:value="0.0159461732675331" calcext:value-type="float">
            <text:p>0,0159461732675331</text:p>
          </table:table-cell>
          <table:table-cell table:style-name="ce494" office:value-type="float" office:value="-0.0303354716302481" calcext:value-type="float">
            <text:p>-0,0303354716302481</text:p>
          </table:table-cell>
          <table:table-cell table:style-name="ce573" office:value-type="float" office:value="0.0170784459255828" calcext:value-type="float">
            <text:p>0,0170784459255828</text:p>
          </table:table-cell>
          <table:table-cell table:style-name="ce498" office:value-type="float" office:value="0.965556137042097" calcext:value-type="float">
            <text:p>0,965556137042097</text:p>
          </table:table-cell>
          <table:table-cell table:style-name="ce653" office:value-type="float" office:value="0.916324086695996" calcext:value-type="float">
            <text:p>0,916324086695996</text:p>
          </table:table-cell>
          <table:table-cell table:style-name="ce633" office:value-type="float" office:value="0.915823421777222" calcext:value-type="float">
            <text:p>0,915823421777222</text:p>
          </table:table-cell>
          <table:table-cell table:style-name="ce875" office:value-type="float" office:value="0.982340332414327" calcext:value-type="float">
            <text:p>0,982340332414327</text:p>
          </table:table-cell>
          <table:table-cell table:style-name="ce580" office:value-type="float" office:value="0.915379498882576" calcext:value-type="float">
            <text:p>0,915379498882576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number-columns-repeated="2" table:style-name="ce512" office:value-type="float" office:value="0.00794167632903953" calcext:value-type="float">
            <text:p>0,00794167632903953</text:p>
          </table:table-cell>
          <table:table-cell table:style-name="ce514" office:value-type="float" office:value="0.00488718543325509" calcext:value-type="float">
            <text:p>0,00488718543325509</text:p>
          </table:table-cell>
          <table:table-cell table:style-name="ce499" office:value-type="float" office:value="0.0111997999512096" calcext:value-type="float">
            <text:p>0,0111997999512096</text:p>
          </table:table-cell>
          <table:table-cell table:style-name="ce512" office:value-type="float" office:value="0.00794167632903953" calcext:value-type="float">
            <text:p>0,00794167632903953</text:p>
          </table:table-cell>
          <table:table-cell table:style-name="ce516" office:value-type="float" office:value="0.00532044776888413" calcext:value-type="float">
            <text:p>0,00532044776888413</text:p>
          </table:table-cell>
          <table:table-cell table:style-name="ce501" office:value-type="float" office:value="0.00392032993496727" calcext:value-type="float">
            <text:p>0,00392032993496727</text:p>
          </table:table-cell>
          <table:table-cell table:style-name="ce501" office:value-type="float" office:value="0.00350029458479222" calcext:value-type="float">
            <text:p>0,00350029458479222</text:p>
          </table:table-cell>
          <table:table-cell table:style-name="ce500" office:value-type="float" office:value="0.00196016496748363" calcext:value-type="float">
            <text:p>0,00196016496748363</text:p>
          </table:table-cell>
          <table:table-cell table:style-name="ce502" office:value-type="float" office:value="0.0050404242021008" calcext:value-type="float">
            <text:p>0,0050404242021008</text:p>
          </table:table-cell>
          <table:table-cell table:style-name="ce642" office:value-type="float" office:value="-0.252646124035482" calcext:value-type="float">
            <text:p>-0,252646124035482</text:p>
          </table:table-cell>
          <table:table-cell table:style-name="ce499" office:value-type="float" office:value="0.0187967532234951" calcext:value-type="float">
            <text:p>0,0187967532234951</text:p>
          </table:table-cell>
          <table:table-cell table:style-name="ce500" office:value-type="float" office:value="0.0167246701909838" calcext:value-type="float">
            <text:p>0,0167246701909838</text:p>
          </table:table-cell>
          <table:table-cell table:style-name="ce706" office:value-type="float" office:value="-0.246429874937949" calcext:value-type="float">
            <text:p>-0,246429874937949</text:p>
          </table:table-cell>
          <table:table-cell table:style-name="ce494" office:value-type="float" office:value="-0.482351328782447" calcext:value-type="float">
            <text:p>-0,482351328782447</text:p>
          </table:table-cell>
          <table:table-cell table:style-name="ce499" office:value-type="float" office:value="0.136721923459501" calcext:value-type="float">
            <text:p>0,136721923459501</text:p>
          </table:table-cell>
          <table:table-cell table:number-columns-repeated="2" table:style-name="ce694" office:value-type="float" office:value="0.0159461732675331" calcext:value-type="float">
            <text:p>0,0159461732675331</text:p>
          </table:table-cell>
          <table:table-cell table:style-name="ce639" office:value-type="float" office:value="0.0097520127876358" calcext:value-type="float">
            <text:p>0,0097520127876358</text:p>
          </table:table-cell>
          <table:table-cell table:style-name="ce573" office:value-type="float" office:value="0.0170784459255828" calcext:value-type="float">
            <text:p>0,0170784459255828</text:p>
          </table:table-cell>
          <table:table-cell table:style-name="ce499" office:value-type="float" office:value="0.986131081085044" calcext:value-type="float">
            <text:p>0,986131081085044</text:p>
          </table:table-cell>
          <table:table-cell table:style-name="ce653" office:value-type="float" office:value="0.916324086695996" calcext:value-type="float">
            <text:p>0,916324086695996</text:p>
          </table:table-cell>
          <table:table-cell table:style-name="ce633" office:value-type="float" office:value="0.915823421777222" calcext:value-type="float">
            <text:p>0,915823421777222</text:p>
          </table:table-cell>
          <table:table-cell table:style-name="ce544" office:value-type="float" office:value="0.982340332414327" calcext:value-type="float">
            <text:p>0,982340332414327</text:p>
          </table:table-cell>
          <table:table-cell table:style-name="ce494" office:value-type="float" office:value="0.914965139059324" calcext:value-type="float">
            <text:p>0,914965139059324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436242389735933" calcext:value-type="float">
            <text:p>-0,436242389735933</text:p>
          </table:table-cell>
          <table:table-cell table:number-columns-repeated="2" table:style-name="ce526" office:value-type="float" office:value="0.000610898179156886" calcext:value-type="float">
            <text:p>0,000610898179156886</text:p>
          </table:table-cell>
          <table:table-cell table:style-name="ce554" office:value-type="float" office:value="0.0118106981303665" calcext:value-type="float">
            <text:p>0,0118106981303665</text:p>
          </table:table-cell>
          <table:table-cell table:style-name="ce511" office:value-type="float" office:value="0.00529445088602635" calcext:value-type="float">
            <text:p>0,00529445088602635</text:p>
          </table:table-cell>
          <table:table-cell table:style-name="ce494" office:value-type="float" office:value="-0.89817932410525" calcext:value-type="float">
            <text:p>-0,89817932410525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499" office:value-type="float" office:value="0.00538018612979794" calcext:value-type="float">
            <text:p>0,00538018612979794</text:p>
          </table:table-cell>
          <table:table-cell table:style-name="ce508" office:value-type="float" office:value="-0.00238020031765868" calcext:value-type="float">
            <text:p>-0,00238020031765868</text:p>
          </table:table-cell>
          <table:table-cell table:style-name="ce643" office:value-type="float" office:value="-0.186746976658182" calcext:value-type="float">
            <text:p>-0,186746976658182</text:p>
          </table:table-cell>
          <table:table-cell table:style-name="ce502" office:value-type="float" office:value="0.0171686879836649" calcext:value-type="float">
            <text:p>0,0171686879836649</text:p>
          </table:table-cell>
          <table:table-cell table:style-name="ce499" office:value-type="float" office:value="0.0176127057763458" calcext:value-type="float">
            <text:p>0,0176127057763458</text:p>
          </table:table-cell>
          <table:table-cell table:style-name="ce707" office:value-type="float" office:value="-0.0913196593613899" calcext:value-type="float">
            <text:p>-0,0913196593613899</text:p>
          </table:table-cell>
          <table:table-cell table:style-name="ce508" office:value-type="float" office:value="0.0155406227438345" calcext:value-type="float">
            <text:p>0,0155406227438345</text:p>
          </table:table-cell>
          <table:table-cell table:style-name="ce494" office:value-type="float" office:value="-0.0937087723012895" calcext:value-type="float">
            <text:p>-0,0937087723012895</text:p>
          </table:table-cell>
          <table:table-cell table:style-name="ce570" office:value-type="float" office:value="0.0188712109674948" calcext:value-type="float">
            <text:p>0,0188712109674948</text:p>
          </table:table-cell>
          <table:table-cell table:style-name="ce655" office:value-type="float" office:value="0.0201921957352195" calcext:value-type="float">
            <text:p>0,0201921957352195</text:p>
          </table:table-cell>
          <table:table-cell table:style-name="ce782" office:value-type="float" office:value="-0.00406360076166723" calcext:value-type="float">
            <text:p>-0,00406360076166723</text:p>
          </table:table-cell>
          <table:table-cell table:style-name="ce514" office:value-type="float" office:value="0.0198147715158696" calcext:value-type="float">
            <text:p>0,0198147715158696</text:p>
          </table:table-cell>
          <table:table-cell table:style-name="ce712" office:value-type="float" office:value="0.98012047952923" calcext:value-type="float">
            <text:p>0,98012047952923</text:p>
          </table:table-cell>
          <table:table-cell table:style-name="ce844" office:value-type="float" office:value="0.88921665752238" calcext:value-type="float">
            <text:p>0,88921665752238</text:p>
          </table:table-cell>
          <table:table-cell table:style-name="ce844" office:value-type="float" office:value="0.889323942862117" calcext:value-type="float">
            <text:p>0,889323942862117</text:p>
          </table:table-cell>
          <table:table-cell table:style-name="ce499" office:value-type="float" office:value="0.990529780014272" calcext:value-type="float">
            <text:p>0,990529780014272</text:p>
          </table:table-cell>
          <table:table-cell table:style-name="ce720" office:value-type="float" office:value="0.889461983332579" calcext:value-type="float">
            <text:p>0,889461983332579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11" office:value-type="float" office:value="0.00529445088602635" calcext:value-type="float">
            <text:p>0,00529445088602635</text:p>
          </table:table-cell>
          <table:table-cell table:number-columns-repeated="2" table:style-name="ce526" office:value-type="float" office:value="0.000610898179156886" calcext:value-type="float">
            <text:p>0,000610898179156886</text:p>
          </table:table-cell>
          <table:table-cell table:style-name="ce499" office:value-type="float" office:value="0.0256577235245892" calcext:value-type="float">
            <text:p>0,0256577235245892</text:p>
          </table:table-cell>
          <table:table-cell table:style-name="ce511" office:value-type="float" office:value="0.00529445088602635" calcext:value-type="float">
            <text:p>0,00529445088602635</text:p>
          </table:table-cell>
          <table:table-cell table:style-name="ce504" office:value-type="float" office:value="-0.000560047133566667" calcext:value-type="float">
            <text:p>-0,000560047133566667</text:p>
          </table:table-cell>
          <table:table-cell table:number-columns-repeated="2" table:style-name="ce579" office:value-type="float" office:value="0" calcext:value-type="float">
            <text:p>0</text:p>
          </table:table-cell>
          <table:table-cell table:style-name="ce508" office:value-type="float" office:value="-0.000980082483741817" calcext:value-type="float">
            <text:p>-0,000980082483741817</text:p>
          </table:table-cell>
          <table:table-cell table:style-name="ce508" office:value-type="float" office:value="-0.00238020031765868" calcext:value-type="float">
            <text:p>-0,00238020031765868</text:p>
          </table:table-cell>
          <table:table-cell table:style-name="ce494" office:value-type="float" office:value="-0.243913774112756" calcext:value-type="float">
            <text:p>-0,243913774112756</text:p>
          </table:table-cell>
          <table:table-cell table:style-name="ce502" office:value-type="float" office:value="0.0171686879836649" calcext:value-type="float">
            <text:p>0,0171686879836649</text:p>
          </table:table-cell>
          <table:table-cell table:style-name="ce499" office:value-type="float" office:value="0.0176127057763458" calcext:value-type="float">
            <text:p>0,0176127057763458</text:p>
          </table:table-cell>
          <table:table-cell table:style-name="ce708" office:value-type="float" office:value="-0.123585939002414" calcext:value-type="float">
            <text:p>-0,123585939002414</text:p>
          </table:table-cell>
          <table:table-cell table:style-name="ce508" office:value-type="float" office:value="0.0155406227438345" calcext:value-type="float">
            <text:p>0,0155406227438345</text:p>
          </table:table-cell>
          <table:table-cell table:style-name="ce499" office:value-type="float" office:value="0.0210401421480256" calcext:value-type="float">
            <text:p>0,0210401421480256</text:p>
          </table:table-cell>
          <table:table-cell table:style-name="ce570" office:value-type="float" office:value="0.0188712109674948" calcext:value-type="float">
            <text:p>0,0188712109674948</text:p>
          </table:table-cell>
          <table:table-cell table:style-name="ce508" office:value-type="float" office:value="0.0201921957352195" calcext:value-type="float">
            <text:p>0,0201921957352195</text:p>
          </table:table-cell>
          <table:table-cell table:style-name="ce541" office:value-type="float" office:value="0.019711608895914" calcext:value-type="float">
            <text:p>0,019711608895914</text:p>
          </table:table-cell>
          <table:table-cell table:style-name="ce514" office:value-type="float" office:value="0.0198147715158696" calcext:value-type="float">
            <text:p>0,0198147715158696</text:p>
          </table:table-cell>
          <table:table-cell table:style-name="ce822" office:value-type="float" office:value="0.966211769673825" calcext:value-type="float">
            <text:p>0,966211769673825</text:p>
          </table:table-cell>
          <table:table-cell table:style-name="ce494" office:value-type="float" office:value="0.86264565504745" calcext:value-type="float">
            <text:p>0,86264565504745</text:p>
          </table:table-cell>
          <table:table-cell table:style-name="ce844" office:value-type="float" office:value="0.889323942862117" calcext:value-type="float">
            <text:p>0,889323942862117</text:p>
          </table:table-cell>
          <table:table-cell table:style-name="ce499" office:value-type="float" office:value="0.990529780014272" calcext:value-type="float">
            <text:p>0,990529780014272</text:p>
          </table:table-cell>
          <table:table-cell table:style-name="ce844" office:value-type="float" office:value="0.889323942862117" calcext:value-type="float">
            <text:p>0,889323942862117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166]; OFFSET([.$C166]; 0; 0; 1; 5))" office:value-type="float" office:value="5" calcext:value-type="float">
            <text:p>5</text:p>
          </table:table-cell>
          <table:table-cell table:formula="of:=RANK([.D166]; OFFSET([.$C166]; 0; 0; 1; 5))" office:value-type="float" office:value="3" calcext:value-type="float">
            <text:p>3</text:p>
          </table:table-cell>
          <table:table-cell table:formula="of:=RANK([.E166]; OFFSET([.$C166]; 0; 0; 1; 5))" office:value-type="float" office:value="1" calcext:value-type="float">
            <text:p>1</text:p>
          </table:table-cell>
          <table:table-cell table:formula="of:=RANK([.F166]; OFFSET([.$C166]; 0; 0; 1; 5))" office:value-type="float" office:value="1" calcext:value-type="float">
            <text:p>1</text:p>
          </table:table-cell>
          <table:table-cell table:formula="of:=RANK([.G166]; OFFSET([.$C166]; 0; 0; 1; 5))" office:value-type="float" office:value="4" calcext:value-type="float">
            <text:p>4</text:p>
          </table:table-cell>
          <table:table-cell table:formula="of:=RANK([.H166];[.$H166:.$L166];)" office:value-type="float" office:value="5" calcext:value-type="float">
            <text:p>5</text:p>
          </table:table-cell>
          <table:table-cell table:formula="of:=RANK([.I166];[.$H166:.$L166];)" office:value-type="float" office:value="3" calcext:value-type="float">
            <text:p>3</text:p>
          </table:table-cell>
          <table:table-cell table:formula="of:=RANK([.J166];[.$H166:.$L166];)" office:value-type="float" office:value="2" calcext:value-type="float">
            <text:p>2</text:p>
          </table:table-cell>
          <table:table-cell table:formula="of:=RANK([.K166];[.$H166:.$L166];)" office:value-type="float" office:value="1" calcext:value-type="float">
            <text:p>1</text:p>
          </table:table-cell>
          <table:table-cell table:formula="of:=RANK([.L166];[.$H166:.$L166];)" office:value-type="float" office:value="4" calcext:value-type="float">
            <text:p>4</text:p>
          </table:table-cell>
          <table:table-cell table:formula="of:=RANK([.M166];[.$M166:.$Q166];)" office:value-type="float" office:value="5" calcext:value-type="float">
            <text:p>5</text:p>
          </table:table-cell>
          <table:table-cell table:formula="of:=RANK([.N166];[.$M166:.$Q166];)" office:value-type="float" office:value="2" calcext:value-type="float">
            <text:p>2</text:p>
          </table:table-cell>
          <table:table-cell table:formula="of:=RANK([.O166];[.$M166:.$Q166];)" office:value-type="float" office:value="2" calcext:value-type="float">
            <text:p>2</text:p>
          </table:table-cell>
          <table:table-cell table:formula="of:=RANK([.P166];[.$M166:.$Q166];)" office:value-type="float" office:value="1" calcext:value-type="float">
            <text:p>1</text:p>
          </table:table-cell>
          <table:table-cell table:formula="of:=RANK([.Q166];[.$M166:.$Q166];)" office:value-type="float" office:value="4" calcext:value-type="float">
            <text:p>4</text:p>
          </table:table-cell>
          <table:table-cell table:formula="of:=RANK([.R166];[.$R166:.$V166];)" office:value-type="float" office:value="5" calcext:value-type="float">
            <text:p>5</text:p>
          </table:table-cell>
          <table:table-cell table:formula="of:=RANK([.S166];[.$R166:.$V166];)" office:value-type="float" office:value="2" calcext:value-type="float">
            <text:p>2</text:p>
          </table:table-cell>
          <table:table-cell table:formula="of:=RANK([.T166];[.$R166:.$V166];)" office:value-type="float" office:value="2" calcext:value-type="float">
            <text:p>2</text:p>
          </table:table-cell>
          <table:table-cell table:formula="of:=RANK([.U166];[.$R166:.$V166];)" office:value-type="float" office:value="4" calcext:value-type="float">
            <text:p>4</text:p>
          </table:table-cell>
          <table:table-cell table:formula="of:=RANK([.V166];[.$R166:.$V166];)" office:value-type="float" office:value="1" calcext:value-type="float">
            <text:p>1</text:p>
          </table:table-cell>
          <table:table-cell table:formula="of:=RANK([.W166];[.$W166:.$AA166];)" office:value-type="float" office:value="5" calcext:value-type="float">
            <text:p>5</text:p>
          </table:table-cell>
          <table:table-cell table:formula="of:=RANK([.X166];[.$W166:.$AA166];)" office:value-type="float" office:value="4" calcext:value-type="float">
            <text:p>4</text:p>
          </table:table-cell>
          <table:table-cell table:formula="of:=RANK([.Y166];[.$W166:.$AA166];)" office:value-type="float" office:value="2" calcext:value-type="float">
            <text:p>2</text:p>
          </table:table-cell>
          <table:table-cell table:formula="of:=RANK([.Z166];[.$W166:.$AA166];)" office:value-type="float" office:value="1" calcext:value-type="float">
            <text:p>1</text:p>
          </table:table-cell>
          <table:table-cell table:formula="of:=RANK([.AA166];[.$W166:.$AA166];)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67]; OFFSET([.$C167]; 0; 0; 1; 5))" office:value-type="float" office:value="1" calcext:value-type="float">
            <text:p>1</text:p>
          </table:table-cell>
          <table:table-cell table:formula="of:=RANK([.D167]; OFFSET([.$C167]; 0; 0; 1; 5))" office:value-type="float" office:value="5" calcext:value-type="float">
            <text:p>5</text:p>
          </table:table-cell>
          <table:table-cell table:formula="of:=RANK([.E167]; OFFSET([.$C167]; 0; 0; 1; 5))" office:value-type="float" office:value="1" calcext:value-type="float">
            <text:p>1</text:p>
          </table:table-cell>
          <table:table-cell table:formula="of:=RANK([.F167]; OFFSET([.$C167]; 0; 0; 1; 5))" office:value-type="float" office:value="1" calcext:value-type="float">
            <text:p>1</text:p>
          </table:table-cell>
          <table:table-cell table:formula="of:=RANK([.G167]; OFFSET([.$C167]; 0; 0; 1; 5))" office:value-type="float" office:value="1" calcext:value-type="float">
            <text:p>1</text:p>
          </table:table-cell>
          <table:table-cell table:formula="of:=RANK([.H167];[.$H167:.$L167];)" office:value-type="float" office:value="3" calcext:value-type="float">
            <text:p>3</text:p>
          </table:table-cell>
          <table:table-cell table:formula="of:=RANK([.I167];[.$H167:.$L167];)" office:value-type="float" office:value="4" calcext:value-type="float">
            <text:p>4</text:p>
          </table:table-cell>
          <table:table-cell table:formula="of:=RANK([.J167];[.$H167:.$L167];)" office:value-type="float" office:value="2" calcext:value-type="float">
            <text:p>2</text:p>
          </table:table-cell>
          <table:table-cell table:formula="of:=RANK([.K167];[.$H167:.$L167];)" office:value-type="float" office:value="1" calcext:value-type="float">
            <text:p>1</text:p>
          </table:table-cell>
          <table:table-cell table:formula="of:=RANK([.L167];[.$H167:.$L167];)" office:value-type="float" office:value="5" calcext:value-type="float">
            <text:p>5</text:p>
          </table:table-cell>
          <table:table-cell table:formula="of:=RANK([.M167];[.$M167:.$Q167];)" office:value-type="float" office:value="2" calcext:value-type="float">
            <text:p>2</text:p>
          </table:table-cell>
          <table:table-cell table:formula="of:=RANK([.N167];[.$M167:.$Q167];)" office:value-type="float" office:value="2" calcext:value-type="float">
            <text:p>2</text:p>
          </table:table-cell>
          <table:table-cell table:formula="of:=RANK([.O167];[.$M167:.$Q167];)" office:value-type="float" office:value="2" calcext:value-type="float">
            <text:p>2</text:p>
          </table:table-cell>
          <table:table-cell table:formula="of:=RANK([.P167];[.$M167:.$Q167];)" office:value-type="float" office:value="1" calcext:value-type="float">
            <text:p>1</text:p>
          </table:table-cell>
          <table:table-cell table:formula="of:=RANK([.Q167];[.$M167:.$Q167];)" office:value-type="float" office:value="5" calcext:value-type="float">
            <text:p>5</text:p>
          </table:table-cell>
          <table:table-cell table:formula="of:=RANK([.R167];[.$R167:.$V167];)" office:value-type="float" office:value="1" calcext:value-type="float">
            <text:p>1</text:p>
          </table:table-cell>
          <table:table-cell table:formula="of:=RANK([.S167];[.$R167:.$V167];)" office:value-type="float" office:value="1" calcext:value-type="float">
            <text:p>1</text:p>
          </table:table-cell>
          <table:table-cell table:formula="of:=RANK([.T167];[.$R167:.$V167];)" office:value-type="float" office:value="1" calcext:value-type="float">
            <text:p>1</text:p>
          </table:table-cell>
          <table:table-cell table:formula="of:=RANK([.U167];[.$R167:.$V167];)" office:value-type="float" office:value="4" calcext:value-type="float">
            <text:p>4</text:p>
          </table:table-cell>
          <table:table-cell table:formula="of:=RANK([.V167];[.$R167:.$V167];)" office:value-type="float" office:value="5" calcext:value-type="float">
            <text:p>5</text:p>
          </table:table-cell>
          <table:table-cell table:formula="of:=RANK([.W167];[.$W167:.$AA167];)" office:value-type="float" office:value="4" calcext:value-type="float">
            <text:p>4</text:p>
          </table:table-cell>
          <table:table-cell table:formula="of:=RANK([.X167];[.$W167:.$AA167];)" office:value-type="float" office:value="3" calcext:value-type="float">
            <text:p>3</text:p>
          </table:table-cell>
          <table:table-cell table:formula="of:=RANK([.Y167];[.$W167:.$AA167];)" office:value-type="float" office:value="5" calcext:value-type="float">
            <text:p>5</text:p>
          </table:table-cell>
          <table:table-cell table:formula="of:=RANK([.Z167];[.$W167:.$AA167];)" office:value-type="float" office:value="1" calcext:value-type="float">
            <text:p>1</text:p>
          </table:table-cell>
          <table:table-cell table:formula="of:=RANK([.AA167];[.$W167:.$AA167];)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168]; OFFSET([.$C168]; 0; 0; 1; 5))" office:value-type="float" office:value="3" calcext:value-type="float">
            <text:p>3</text:p>
          </table:table-cell>
          <table:table-cell table:formula="of:=RANK([.D168]; OFFSET([.$C168]; 0; 0; 1; 5))" office:value-type="float" office:value="5" calcext:value-type="float">
            <text:p>5</text:p>
          </table:table-cell>
          <table:table-cell table:formula="of:=RANK([.E168]; OFFSET([.$C168]; 0; 0; 1; 5))" office:value-type="float" office:value="4" calcext:value-type="float">
            <text:p>4</text:p>
          </table:table-cell>
          <table:table-cell table:formula="of:=RANK([.F168]; OFFSET([.$C168]; 0; 0; 1; 5))" office:value-type="float" office:value="1" calcext:value-type="float">
            <text:p>1</text:p>
          </table:table-cell>
          <table:table-cell table:formula="of:=RANK([.G168]; OFFSET([.$C168]; 0; 0; 1; 5))" office:value-type="float" office:value="2" calcext:value-type="float">
            <text:p>2</text:p>
          </table:table-cell>
          <table:table-cell table:formula="of:=RANK([.H168];[.$H168:.$L168];)" office:value-type="float" office:value="1" calcext:value-type="float">
            <text:p>1</text:p>
          </table:table-cell>
          <table:table-cell table:formula="of:=RANK([.I168];[.$H168:.$L168];)" office:value-type="float" office:value="4" calcext:value-type="float">
            <text:p>4</text:p>
          </table:table-cell>
          <table:table-cell table:formula="of:=RANK([.J168];[.$H168:.$L168];)" office:value-type="float" office:value="5" calcext:value-type="float">
            <text:p>5</text:p>
          </table:table-cell>
          <table:table-cell table:formula="of:=RANK([.K168];[.$H168:.$L168];)" office:value-type="float" office:value="1" calcext:value-type="float">
            <text:p>1</text:p>
          </table:table-cell>
          <table:table-cell table:formula="of:=RANK([.L168];[.$H168:.$L168];)" office:value-type="float" office:value="3" calcext:value-type="float">
            <text:p>3</text:p>
          </table:table-cell>
          <table:table-cell table:formula="of:=RANK([.M168];[.$M168:.$Q168];)" office:value-type="float" office:value="1" calcext:value-type="float">
            <text:p>1</text:p>
          </table:table-cell>
          <table:table-cell table:formula="of:=RANK([.N168];[.$M168:.$Q168];)" office:value-type="float" office:value="4" calcext:value-type="float">
            <text:p>4</text:p>
          </table:table-cell>
          <table:table-cell table:formula="of:=RANK([.O168];[.$M168:.$Q168];)" office:value-type="float" office:value="4" calcext:value-type="float">
            <text:p>4</text:p>
          </table:table-cell>
          <table:table-cell table:formula="of:=RANK([.P168];[.$M168:.$Q168];)" office:value-type="float" office:value="2" calcext:value-type="float">
            <text:p>2</text:p>
          </table:table-cell>
          <table:table-cell table:formula="of:=RANK([.Q168];[.$M168:.$Q168];)" office:value-type="float" office:value="3" calcext:value-type="float">
            <text:p>3</text:p>
          </table:table-cell>
          <table:table-cell table:formula="of:=RANK([.R168];[.$R168:.$V168];)" office:value-type="float" office:value="1" calcext:value-type="float">
            <text:p>1</text:p>
          </table:table-cell>
          <table:table-cell table:formula="of:=RANK([.S168];[.$R168:.$V168];)" office:value-type="float" office:value="1" calcext:value-type="float">
            <text:p>1</text:p>
          </table:table-cell>
          <table:table-cell table:formula="of:=RANK([.T168];[.$R168:.$V168];)" office:value-type="float" office:value="1" calcext:value-type="float">
            <text:p>1</text:p>
          </table:table-cell>
          <table:table-cell table:formula="of:=RANK([.U168];[.$R168:.$V168];)" office:value-type="float" office:value="5" calcext:value-type="float">
            <text:p>5</text:p>
          </table:table-cell>
          <table:table-cell table:formula="of:=RANK([.V168];[.$R168:.$V168];)" office:value-type="float" office:value="1" calcext:value-type="float">
            <text:p>1</text:p>
          </table:table-cell>
          <table:table-cell table:formula="of:=RANK([.W168];[.$W168:.$AA168];)" office:value-type="float" office:value="1" calcext:value-type="float">
            <text:p>1</text:p>
          </table:table-cell>
          <table:table-cell table:formula="of:=RANK([.X168];[.$W168:.$AA168];)" office:value-type="float" office:value="4" calcext:value-type="float">
            <text:p>4</text:p>
          </table:table-cell>
          <table:table-cell table:formula="of:=RANK([.Y168];[.$W168:.$AA168];)" office:value-type="float" office:value="5" calcext:value-type="float">
            <text:p>5</text:p>
          </table:table-cell>
          <table:table-cell table:formula="of:=RANK([.Z168];[.$W168:.$AA168];)" office:value-type="float" office:value="3" calcext:value-type="float">
            <text:p>3</text:p>
          </table:table-cell>
          <table:table-cell table:formula="of:=RANK([.AA168];[.$W168:.$AA168];)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69]; OFFSET([.$C169]; 0; 0; 1; 5))" office:value-type="float" office:value="3" calcext:value-type="float">
            <text:p>3</text:p>
          </table:table-cell>
          <table:table-cell table:formula="of:=RANK([.D169]; OFFSET([.$C169]; 0; 0; 1; 5))" office:value-type="float" office:value="3" calcext:value-type="float">
            <text:p>3</text:p>
          </table:table-cell>
          <table:table-cell table:formula="of:=RANK([.E169]; OFFSET([.$C169]; 0; 0; 1; 5))" office:value-type="float" office:value="5" calcext:value-type="float">
            <text:p>5</text:p>
          </table:table-cell>
          <table:table-cell table:formula="of:=RANK([.F169]; OFFSET([.$C169]; 0; 0; 1; 5))" office:value-type="float" office:value="2" calcext:value-type="float">
            <text:p>2</text:p>
          </table:table-cell>
          <table:table-cell table:formula="of:=RANK([.G169]; OFFSET([.$C169]; 0; 0; 1; 5))" office:value-type="float" office:value="1" calcext:value-type="float">
            <text:p>1</text:p>
          </table:table-cell>
          <table:table-cell table:formula="of:=RANK([.H169];[.$H169:.$L169];)" office:value-type="float" office:value="1" calcext:value-type="float">
            <text:p>1</text:p>
          </table:table-cell>
          <table:table-cell table:formula="of:=RANK([.I169];[.$H169:.$L169];)" office:value-type="float" office:value="5" calcext:value-type="float">
            <text:p>5</text:p>
          </table:table-cell>
          <table:table-cell table:formula="of:=RANK([.J169];[.$H169:.$L169];)" office:value-type="float" office:value="4" calcext:value-type="float">
            <text:p>4</text:p>
          </table:table-cell>
          <table:table-cell table:formula="of:=RANK([.K169];[.$H169:.$L169];)" office:value-type="float" office:value="1" calcext:value-type="float">
            <text:p>1</text:p>
          </table:table-cell>
          <table:table-cell table:formula="of:=RANK([.L169];[.$H169:.$L169];)" office:value-type="float" office:value="1" calcext:value-type="float">
            <text:p>1</text:p>
          </table:table-cell>
          <table:table-cell table:formula="of:=RANK([.M169];[.$M169:.$Q169];)" office:value-type="float" office:value="1" calcext:value-type="float">
            <text:p>1</text:p>
          </table:table-cell>
          <table:table-cell table:formula="of:=RANK([.N169];[.$M169:.$Q169];)" office:value-type="float" office:value="4" calcext:value-type="float">
            <text:p>4</text:p>
          </table:table-cell>
          <table:table-cell table:formula="of:=RANK([.O169];[.$M169:.$Q169];)" office:value-type="float" office:value="4" calcext:value-type="float">
            <text:p>4</text:p>
          </table:table-cell>
          <table:table-cell table:formula="of:=RANK([.P169];[.$M169:.$Q169];)" office:value-type="float" office:value="2" calcext:value-type="float">
            <text:p>2</text:p>
          </table:table-cell>
          <table:table-cell table:formula="of:=RANK([.Q169];[.$M169:.$Q169];)" office:value-type="float" office:value="3" calcext:value-type="float">
            <text:p>3</text:p>
          </table:table-cell>
          <table:table-cell table:formula="of:=RANK([.R169];[.$R169:.$V169];)" office:value-type="float" office:value="3" calcext:value-type="float">
            <text:p>3</text:p>
          </table:table-cell>
          <table:table-cell table:formula="of:=RANK([.S169];[.$R169:.$V169];)" office:value-type="float" office:value="1" calcext:value-type="float">
            <text:p>1</text:p>
          </table:table-cell>
          <table:table-cell table:formula="of:=RANK([.T169];[.$R169:.$V169];)" office:value-type="float" office:value="2" calcext:value-type="float">
            <text:p>2</text:p>
          </table:table-cell>
          <table:table-cell table:formula="of:=RANK([.U169];[.$R169:.$V169];)" office:value-type="float" office:value="5" calcext:value-type="float">
            <text:p>5</text:p>
          </table:table-cell>
          <table:table-cell table:formula="of:=RANK([.V169];[.$R169:.$V169];)" office:value-type="float" office:value="4" calcext:value-type="float">
            <text:p>4</text:p>
          </table:table-cell>
          <table:table-cell table:formula="of:=RANK([.W169];[.$W169:.$AA169];)" office:value-type="float" office:value="3" calcext:value-type="float">
            <text:p>3</text:p>
          </table:table-cell>
          <table:table-cell table:formula="of:=RANK([.X169];[.$W169:.$AA169];)" office:value-type="float" office:value="4" calcext:value-type="float">
            <text:p>4</text:p>
          </table:table-cell>
          <table:table-cell table:formula="of:=RANK([.Y169];[.$W169:.$AA169];)" office:value-type="float" office:value="5" calcext:value-type="float">
            <text:p>5</text:p>
          </table:table-cell>
          <table:table-cell table:formula="of:=RANK([.Z169];[.$W169:.$AA169];)" office:value-type="float" office:value="1" calcext:value-type="float">
            <text:p>1</text:p>
          </table:table-cell>
          <table:table-cell table:formula="of:=RANK([.AA169];[.$W169:.$AA169];)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170]; OFFSET([.$C170]; 0; 0; 1; 5))" office:value-type="float" office:value="5" calcext:value-type="float">
            <text:p>5</text:p>
          </table:table-cell>
          <table:table-cell table:formula="of:=RANK([.D170]; OFFSET([.$C170]; 0; 0; 1; 5))" office:value-type="float" office:value="4" calcext:value-type="float">
            <text:p>4</text:p>
          </table:table-cell>
          <table:table-cell table:formula="of:=RANK([.E170]; OFFSET([.$C170]; 0; 0; 1; 5))" office:value-type="float" office:value="2" calcext:value-type="float">
            <text:p>2</text:p>
          </table:table-cell>
          <table:table-cell table:formula="of:=RANK([.F170]; OFFSET([.$C170]; 0; 0; 1; 5))" office:value-type="float" office:value="1" calcext:value-type="float">
            <text:p>1</text:p>
          </table:table-cell>
          <table:table-cell table:formula="of:=RANK([.G170]; OFFSET([.$C170]; 0; 0; 1; 5))" office:value-type="float" office:value="3" calcext:value-type="float">
            <text:p>3</text:p>
          </table:table-cell>
          <table:table-cell table:formula="of:=RANK([.H170];[.$H170:.$L170];)" office:value-type="float" office:value="5" calcext:value-type="float">
            <text:p>5</text:p>
          </table:table-cell>
          <table:table-cell table:formula="of:=RANK([.I170];[.$H170:.$L170];)" office:value-type="float" office:value="3" calcext:value-type="float">
            <text:p>3</text:p>
          </table:table-cell>
          <table:table-cell table:formula="of:=RANK([.J170];[.$H170:.$L170];)" office:value-type="float" office:value="4" calcext:value-type="float">
            <text:p>4</text:p>
          </table:table-cell>
          <table:table-cell table:formula="of:=RANK([.K170];[.$H170:.$L170];)" office:value-type="float" office:value="1" calcext:value-type="float">
            <text:p>1</text:p>
          </table:table-cell>
          <table:table-cell table:formula="of:=RANK([.L170];[.$H170:.$L170];)" office:value-type="float" office:value="2" calcext:value-type="float">
            <text:p>2</text:p>
          </table:table-cell>
          <table:table-cell table:formula="of:=RANK([.M170];[.$M170:.$Q170];)" office:value-type="float" office:value="5" calcext:value-type="float">
            <text:p>5</text:p>
          </table:table-cell>
          <table:table-cell table:formula="of:=RANK([.N170];[.$M170:.$Q170];)" office:value-type="float" office:value="3" calcext:value-type="float">
            <text:p>3</text:p>
          </table:table-cell>
          <table:table-cell table:formula="of:=RANK([.O170];[.$M170:.$Q170];)" office:value-type="float" office:value="2" calcext:value-type="float">
            <text:p>2</text:p>
          </table:table-cell>
          <table:table-cell table:formula="of:=RANK([.P170];[.$M170:.$Q170];)" office:value-type="float" office:value="4" calcext:value-type="float">
            <text:p>4</text:p>
          </table:table-cell>
          <table:table-cell table:formula="of:=RANK([.Q170];[.$M170:.$Q170];)" office:value-type="float" office:value="1" calcext:value-type="float">
            <text:p>1</text:p>
          </table:table-cell>
          <table:table-cell table:formula="of:=RANK([.R170];[.$R170:.$V170];)" office:value-type="float" office:value="5" calcext:value-type="float">
            <text:p>5</text:p>
          </table:table-cell>
          <table:table-cell table:formula="of:=RANK([.S170];[.$R170:.$V170];)" office:value-type="float" office:value="1" calcext:value-type="float">
            <text:p>1</text:p>
          </table:table-cell>
          <table:table-cell table:formula="of:=RANK([.T170];[.$R170:.$V170];)" office:value-type="float" office:value="4" calcext:value-type="float">
            <text:p>4</text:p>
          </table:table-cell>
          <table:table-cell table:formula="of:=RANK([.U170];[.$R170:.$V170];)" office:value-type="float" office:value="1" calcext:value-type="float">
            <text:p>1</text:p>
          </table:table-cell>
          <table:table-cell table:formula="of:=RANK([.V170];[.$R170:.$V170];)" office:value-type="float" office:value="3" calcext:value-type="float">
            <text:p>3</text:p>
          </table:table-cell>
          <table:table-cell table:formula="of:=RANK([.W170];[.$W170:.$AA170];)" office:value-type="float" office:value="1" calcext:value-type="float">
            <text:p>1</text:p>
          </table:table-cell>
          <table:table-cell table:formula="of:=RANK([.X170];[.$W170:.$AA170];)" office:value-type="float" office:value="5" calcext:value-type="float">
            <text:p>5</text:p>
          </table:table-cell>
          <table:table-cell table:formula="of:=RANK([.Y170];[.$W170:.$AA170];)" office:value-type="float" office:value="4" calcext:value-type="float">
            <text:p>4</text:p>
          </table:table-cell>
          <table:table-cell table:formula="of:=RANK([.Z170];[.$W170:.$AA170];)" office:value-type="float" office:value="2" calcext:value-type="float">
            <text:p>2</text:p>
          </table:table-cell>
          <table:table-cell table:formula="of:=RANK([.AA170];[.$W170:.$AA170];)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71]; OFFSET([.$C171]; 0; 0; 1; 5))" office:value-type="float" office:value="3" calcext:value-type="float">
            <text:p>3</text:p>
          </table:table-cell>
          <table:table-cell table:formula="of:=RANK([.D171]; OFFSET([.$C171]; 0; 0; 1; 5))" office:value-type="float" office:value="5" calcext:value-type="float">
            <text:p>5</text:p>
          </table:table-cell>
          <table:table-cell table:formula="of:=RANK([.E171]; OFFSET([.$C171]; 0; 0; 1; 5))" office:value-type="float" office:value="2" calcext:value-type="float">
            <text:p>2</text:p>
          </table:table-cell>
          <table:table-cell table:formula="of:=RANK([.F171]; OFFSET([.$C171]; 0; 0; 1; 5))" office:value-type="float" office:value="1" calcext:value-type="float">
            <text:p>1</text:p>
          </table:table-cell>
          <table:table-cell table:formula="of:=RANK([.G171]; OFFSET([.$C171]; 0; 0; 1; 5))" office:value-type="float" office:value="3" calcext:value-type="float">
            <text:p>3</text:p>
          </table:table-cell>
          <table:table-cell table:formula="of:=RANK([.H171];[.$H171:.$L171];)" office:value-type="float" office:value="2" calcext:value-type="float">
            <text:p>2</text:p>
          </table:table-cell>
          <table:table-cell table:formula="of:=RANK([.I171];[.$H171:.$L171];)" office:value-type="float" office:value="4" calcext:value-type="float">
            <text:p>4</text:p>
          </table:table-cell>
          <table:table-cell table:formula="of:=RANK([.J171];[.$H171:.$L171];)" office:value-type="float" office:value="5" calcext:value-type="float">
            <text:p>5</text:p>
          </table:table-cell>
          <table:table-cell table:formula="of:=RANK([.K171];[.$H171:.$L171];)" office:value-type="float" office:value="1" calcext:value-type="float">
            <text:p>1</text:p>
          </table:table-cell>
          <table:table-cell table:formula="of:=RANK([.L171];[.$H171:.$L171];)" office:value-type="float" office:value="2" calcext:value-type="float">
            <text:p>2</text:p>
          </table:table-cell>
          <table:table-cell table:formula="of:=RANK([.M171];[.$M171:.$Q171];)" office:value-type="float" office:value="3" calcext:value-type="float">
            <text:p>3</text:p>
          </table:table-cell>
          <table:table-cell table:formula="of:=RANK([.N171];[.$M171:.$Q171];)" office:value-type="float" office:value="2" calcext:value-type="float">
            <text:p>2</text:p>
          </table:table-cell>
          <table:table-cell table:formula="of:=RANK([.O171];[.$M171:.$Q171];)" office:value-type="float" office:value="1" calcext:value-type="float">
            <text:p>1</text:p>
          </table:table-cell>
          <table:table-cell table:formula="of:=RANK([.P171];[.$M171:.$Q171];)" office:value-type="float" office:value="5" calcext:value-type="float">
            <text:p>5</text:p>
          </table:table-cell>
          <table:table-cell table:formula="of:=RANK([.Q171];[.$M171:.$Q171];)" office:value-type="float" office:value="3" calcext:value-type="float">
            <text:p>3</text:p>
          </table:table-cell>
          <table:table-cell table:formula="of:=RANK([.R171];[.$R171:.$V171];)" office:value-type="float" office:value="2" calcext:value-type="float">
            <text:p>2</text:p>
          </table:table-cell>
          <table:table-cell table:formula="of:=RANK([.S171];[.$R171:.$V171];)" office:value-type="float" office:value="3" calcext:value-type="float">
            <text:p>3</text:p>
          </table:table-cell>
          <table:table-cell table:formula="of:=RANK([.T171];[.$R171:.$V171];)" office:value-type="float" office:value="5" calcext:value-type="float">
            <text:p>5</text:p>
          </table:table-cell>
          <table:table-cell table:formula="of:=RANK([.U171];[.$R171:.$V171];)" office:value-type="float" office:value="1" calcext:value-type="float">
            <text:p>1</text:p>
          </table:table-cell>
          <table:table-cell table:formula="of:=RANK([.V171];[.$R171:.$V171];)" office:value-type="float" office:value="4" calcext:value-type="float">
            <text:p>4</text:p>
          </table:table-cell>
          <table:table-cell table:formula="of:=RANK([.W171];[.$W171:.$AA171];)" office:value-type="float" office:value="2" calcext:value-type="float">
            <text:p>2</text:p>
          </table:table-cell>
          <table:table-cell table:formula="of:=RANK([.X171];[.$W171:.$AA171];)" office:value-type="float" office:value="5" calcext:value-type="float">
            <text:p>5</text:p>
          </table:table-cell>
          <table:table-cell table:formula="of:=RANK([.Y171];[.$W171:.$AA171];)" office:value-type="float" office:value="4" calcext:value-type="float">
            <text:p>4</text:p>
          </table:table-cell>
          <table:table-cell table:formula="of:=RANK([.Z171];[.$W171:.$AA171];)" office:value-type="float" office:value="1" calcext:value-type="float">
            <text:p>1</text:p>
          </table:table-cell>
          <table:table-cell table:formula="of:=RANK([.AA171];[.$W171:.$AA171];)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72]; OFFSET([.$C172]; 0; 0; 1; 5))" office:value-type="float" office:value="5" calcext:value-type="float">
            <text:p>5</text:p>
          </table:table-cell>
          <table:table-cell table:formula="of:=RANK([.D172]; OFFSET([.$C172]; 0; 0; 1; 5))" office:value-type="float" office:value="2" calcext:value-type="float">
            <text:p>2</text:p>
          </table:table-cell>
          <table:table-cell table:formula="of:=RANK([.E172]; OFFSET([.$C172]; 0; 0; 1; 5))" office:value-type="float" office:value="4" calcext:value-type="float">
            <text:p>4</text:p>
          </table:table-cell>
          <table:table-cell table:formula="of:=RANK([.F172]; OFFSET([.$C172]; 0; 0; 1; 5))" office:value-type="float" office:value="1" calcext:value-type="float">
            <text:p>1</text:p>
          </table:table-cell>
          <table:table-cell table:formula="of:=RANK([.G172]; OFFSET([.$C172]; 0; 0; 1; 5))" office:value-type="float" office:value="2" calcext:value-type="float">
            <text:p>2</text:p>
          </table:table-cell>
          <table:table-cell table:formula="of:=RANK([.H172];[.$H172:.$L172];)" office:value-type="float" office:value="5" calcext:value-type="float">
            <text:p>5</text:p>
          </table:table-cell>
          <table:table-cell table:formula="of:=RANK([.I172];[.$H172:.$L172];)" office:value-type="float" office:value="3" calcext:value-type="float">
            <text:p>3</text:p>
          </table:table-cell>
          <table:table-cell table:formula="of:=RANK([.J172];[.$H172:.$L172];)" office:value-type="float" office:value="4" calcext:value-type="float">
            <text:p>4</text:p>
          </table:table-cell>
          <table:table-cell table:formula="of:=RANK([.K172];[.$H172:.$L172];)" office:value-type="float" office:value="1" calcext:value-type="float">
            <text:p>1</text:p>
          </table:table-cell>
          <table:table-cell table:formula="of:=RANK([.L172];[.$H172:.$L172];)" office:value-type="float" office:value="2" calcext:value-type="float">
            <text:p>2</text:p>
          </table:table-cell>
          <table:table-cell table:formula="of:=RANK([.M172];[.$M172:.$Q172];)" office:value-type="float" office:value="5" calcext:value-type="float">
            <text:p>5</text:p>
          </table:table-cell>
          <table:table-cell table:formula="of:=RANK([.N172];[.$M172:.$Q172];)" office:value-type="float" office:value="1" calcext:value-type="float">
            <text:p>1</text:p>
          </table:table-cell>
          <table:table-cell table:formula="of:=RANK([.O172];[.$M172:.$Q172];)" office:value-type="float" office:value="2" calcext:value-type="float">
            <text:p>2</text:p>
          </table:table-cell>
          <table:table-cell table:formula="of:=RANK([.P172];[.$M172:.$Q172];)" office:value-type="float" office:value="4" calcext:value-type="float">
            <text:p>4</text:p>
          </table:table-cell>
          <table:table-cell table:formula="of:=RANK([.Q172];[.$M172:.$Q172];)" office:value-type="float" office:value="3" calcext:value-type="float">
            <text:p>3</text:p>
          </table:table-cell>
          <table:table-cell table:formula="of:=RANK([.R172];[.$R172:.$V172];)" office:value-type="float" office:value="1" calcext:value-type="float">
            <text:p>1</text:p>
          </table:table-cell>
          <table:table-cell table:formula="of:=RANK([.S172];[.$R172:.$V172];)" office:value-type="float" office:value="3" calcext:value-type="float">
            <text:p>3</text:p>
          </table:table-cell>
          <table:table-cell table:formula="of:=RANK([.T172];[.$R172:.$V172];)" office:value-type="float" office:value="3" calcext:value-type="float">
            <text:p>3</text:p>
          </table:table-cell>
          <table:table-cell table:formula="of:=RANK([.U172];[.$R172:.$V172];)" office:value-type="float" office:value="5" calcext:value-type="float">
            <text:p>5</text:p>
          </table:table-cell>
          <table:table-cell table:formula="of:=RANK([.V172];[.$R172:.$V172];)" office:value-type="float" office:value="2" calcext:value-type="float">
            <text:p>2</text:p>
          </table:table-cell>
          <table:table-cell table:formula="of:=RANK([.W172];[.$W172:.$AA172];)" office:value-type="float" office:value="2" calcext:value-type="float">
            <text:p>2</text:p>
          </table:table-cell>
          <table:table-cell table:formula="of:=RANK([.X172];[.$W172:.$AA172];)" office:value-type="float" office:value="3" calcext:value-type="float">
            <text:p>3</text:p>
          </table:table-cell>
          <table:table-cell table:formula="of:=RANK([.Y172];[.$W172:.$AA172];)" office:value-type="float" office:value="4" calcext:value-type="float">
            <text:p>4</text:p>
          </table:table-cell>
          <table:table-cell table:formula="of:=RANK([.Z172];[.$W172:.$AA172];)" office:value-type="float" office:value="1" calcext:value-type="float">
            <text:p>1</text:p>
          </table:table-cell>
          <table:table-cell table:formula="of:=RANK([.AA172];[.$W172:.$AA172];)" office:value-type="float" office:value="5" calcext:value-type="float">
            <text:p>5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73]; OFFSET([.$C173]; 0; 0; 1; 5))" office:value-type="float" office:value="2" calcext:value-type="float">
            <text:p>2</text:p>
          </table:table-cell>
          <table:table-cell table:formula="of:=RANK([.D173]; OFFSET([.$C173]; 0; 0; 1; 5))" office:value-type="float" office:value="2" calcext:value-type="float">
            <text:p>2</text:p>
          </table:table-cell>
          <table:table-cell table:formula="of:=RANK([.E173]; OFFSET([.$C173]; 0; 0; 1; 5))" office:value-type="float" office:value="5" calcext:value-type="float">
            <text:p>5</text:p>
          </table:table-cell>
          <table:table-cell table:formula="of:=RANK([.F173]; OFFSET([.$C173]; 0; 0; 1; 5))" office:value-type="float" office:value="1" calcext:value-type="float">
            <text:p>1</text:p>
          </table:table-cell>
          <table:table-cell table:formula="of:=RANK([.G173]; OFFSET([.$C173]; 0; 0; 1; 5))" office:value-type="float" office:value="2" calcext:value-type="float">
            <text:p>2</text:p>
          </table:table-cell>
          <table:table-cell table:formula="of:=RANK([.H173];[.$H173:.$L173];)" office:value-type="float" office:value="1" calcext:value-type="float">
            <text:p>1</text:p>
          </table:table-cell>
          <table:table-cell table:formula="of:=RANK([.I173];[.$H173:.$L173];)" office:value-type="float" office:value="3" calcext:value-type="float">
            <text:p>3</text:p>
          </table:table-cell>
          <table:table-cell table:formula="of:=RANK([.J173];[.$H173:.$L173];)" office:value-type="float" office:value="4" calcext:value-type="float">
            <text:p>4</text:p>
          </table:table-cell>
          <table:table-cell table:formula="of:=RANK([.K173];[.$H173:.$L173];)" office:value-type="float" office:value="5" calcext:value-type="float">
            <text:p>5</text:p>
          </table:table-cell>
          <table:table-cell table:formula="of:=RANK([.L173];[.$H173:.$L173];)" office:value-type="float" office:value="2" calcext:value-type="float">
            <text:p>2</text:p>
          </table:table-cell>
          <table:table-cell table:formula="of:=RANK([.M173];[.$M173:.$Q173];)" office:value-type="float" office:value="4" calcext:value-type="float">
            <text:p>4</text:p>
          </table:table-cell>
          <table:table-cell table:formula="of:=RANK([.N173];[.$M173:.$Q173];)" office:value-type="float" office:value="1" calcext:value-type="float">
            <text:p>1</text:p>
          </table:table-cell>
          <table:table-cell table:formula="of:=RANK([.O173];[.$M173:.$Q173];)" office:value-type="float" office:value="2" calcext:value-type="float">
            <text:p>2</text:p>
          </table:table-cell>
          <table:table-cell table:formula="of:=RANK([.P173];[.$M173:.$Q173];)" office:value-type="float" office:value="3" calcext:value-type="float">
            <text:p>3</text:p>
          </table:table-cell>
          <table:table-cell table:formula="of:=RANK([.Q173];[.$M173:.$Q173];)" office:value-type="float" office:value="5" calcext:value-type="float">
            <text:p>5</text:p>
          </table:table-cell>
          <table:table-cell table:formula="of:=RANK([.R173];[.$R173:.$V173];)" office:value-type="float" office:value="1" calcext:value-type="float">
            <text:p>1</text:p>
          </table:table-cell>
          <table:table-cell table:formula="of:=RANK([.S173];[.$R173:.$V173];)" office:value-type="float" office:value="3" calcext:value-type="float">
            <text:p>3</text:p>
          </table:table-cell>
          <table:table-cell table:formula="of:=RANK([.T173];[.$R173:.$V173];)" office:value-type="float" office:value="3" calcext:value-type="float">
            <text:p>3</text:p>
          </table:table-cell>
          <table:table-cell table:formula="of:=RANK([.U173];[.$R173:.$V173];)" office:value-type="float" office:value="5" calcext:value-type="float">
            <text:p>5</text:p>
          </table:table-cell>
          <table:table-cell table:formula="of:=RANK([.V173];[.$R173:.$V173];)" office:value-type="float" office:value="2" calcext:value-type="float">
            <text:p>2</text:p>
          </table:table-cell>
          <table:table-cell table:formula="of:=RANK([.W173];[.$W173:.$AA173];)" office:value-type="float" office:value="1" calcext:value-type="float">
            <text:p>1</text:p>
          </table:table-cell>
          <table:table-cell table:formula="of:=RANK([.X173];[.$W173:.$AA173];)" office:value-type="float" office:value="3" calcext:value-type="float">
            <text:p>3</text:p>
          </table:table-cell>
          <table:table-cell table:formula="of:=RANK([.Y173];[.$W173:.$AA173];)" office:value-type="float" office:value="4" calcext:value-type="float">
            <text:p>4</text:p>
          </table:table-cell>
          <table:table-cell table:formula="of:=RANK([.Z173];[.$W173:.$AA173];)" office:value-type="float" office:value="2" calcext:value-type="float">
            <text:p>2</text:p>
          </table:table-cell>
          <table:table-cell table:formula="of:=RANK([.AA173];[.$W173:.$AA173];)" office:value-type="float" office:value="5" calcext:value-type="float">
            <text:p>5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174]; OFFSET([.$C174]; 0; 0; 1; 5))" office:value-type="float" office:value="5" calcext:value-type="float">
            <text:p>5</text:p>
          </table:table-cell>
          <table:table-cell table:formula="of:=RANK([.D174]; OFFSET([.$C174]; 0; 0; 1; 5))" office:value-type="float" office:value="3" calcext:value-type="float">
            <text:p>3</text:p>
          </table:table-cell>
          <table:table-cell table:formula="of:=RANK([.E174]; OFFSET([.$C174]; 0; 0; 1; 5))" office:value-type="float" office:value="3" calcext:value-type="float">
            <text:p>3</text:p>
          </table:table-cell>
          <table:table-cell table:formula="of:=RANK([.F174]; OFFSET([.$C174]; 0; 0; 1; 5))" office:value-type="float" office:value="1" calcext:value-type="float">
            <text:p>1</text:p>
          </table:table-cell>
          <table:table-cell table:formula="of:=RANK([.G174]; OFFSET([.$C174]; 0; 0; 1; 5))" office:value-type="float" office:value="2" calcext:value-type="float">
            <text:p>2</text:p>
          </table:table-cell>
          <table:table-cell table:formula="of:=RANK([.H174];[.$H174:.$L174];)" office:value-type="float" office:value="5" calcext:value-type="float">
            <text:p>5</text:p>
          </table:table-cell>
          <table:table-cell table:formula="of:=RANK([.I174];[.$H174:.$L174];)" office:value-type="float" office:value="2" calcext:value-type="float">
            <text:p>2</text:p>
          </table:table-cell>
          <table:table-cell table:formula="of:=RANK([.J174];[.$H174:.$L174];)" office:value-type="float" office:value="2" calcext:value-type="float">
            <text:p>2</text:p>
          </table:table-cell>
          <table:table-cell table:formula="of:=RANK([.K174];[.$H174:.$L174];)" office:value-type="float" office:value="1" calcext:value-type="float">
            <text:p>1</text:p>
          </table:table-cell>
          <table:table-cell table:formula="of:=RANK([.L174];[.$H174:.$L174];)" office:value-type="float" office:value="4" calcext:value-type="float">
            <text:p>4</text:p>
          </table:table-cell>
          <table:table-cell table:formula="of:=RANK([.M174];[.$M174:.$Q174];)" office:value-type="float" office:value="5" calcext:value-type="float">
            <text:p>5</text:p>
          </table:table-cell>
          <table:table-cell table:formula="of:=RANK([.N174];[.$M174:.$Q174];)" office:value-type="float" office:value="2" calcext:value-type="float">
            <text:p>2</text:p>
          </table:table-cell>
          <table:table-cell table:formula="of:=RANK([.O174];[.$M174:.$Q174];)" office:value-type="float" office:value="1" calcext:value-type="float">
            <text:p>1</text:p>
          </table:table-cell>
          <table:table-cell table:formula="of:=RANK([.P174];[.$M174:.$Q174];)" office:value-type="float" office:value="4" calcext:value-type="float">
            <text:p>4</text:p>
          </table:table-cell>
          <table:table-cell table:formula="of:=RANK([.Q174];[.$M174:.$Q174];)" office:value-type="float" office:value="3" calcext:value-type="float">
            <text:p>3</text:p>
          </table:table-cell>
          <table:table-cell table:formula="of:=RANK([.R174];[.$R174:.$V174];)" office:value-type="float" office:value="5" calcext:value-type="float">
            <text:p>5</text:p>
          </table:table-cell>
          <table:table-cell table:formula="of:=RANK([.S174];[.$R174:.$V174];)" office:value-type="float" office:value="3" calcext:value-type="float">
            <text:p>3</text:p>
          </table:table-cell>
          <table:table-cell table:formula="of:=RANK([.T174];[.$R174:.$V174];)" office:value-type="float" office:value="1" calcext:value-type="float">
            <text:p>1</text:p>
          </table:table-cell>
          <table:table-cell table:formula="of:=RANK([.U174];[.$R174:.$V174];)" office:value-type="float" office:value="4" calcext:value-type="float">
            <text:p>4</text:p>
          </table:table-cell>
          <table:table-cell table:formula="of:=RANK([.V174];[.$R174:.$V174];)" office:value-type="float" office:value="2" calcext:value-type="float">
            <text:p>2</text:p>
          </table:table-cell>
          <table:table-cell table:formula="of:=RANK([.W174];[.$W174:.$AA174];)" office:value-type="float" office:value="2" calcext:value-type="float">
            <text:p>2</text:p>
          </table:table-cell>
          <table:table-cell table:formula="of:=RANK([.X174];[.$W174:.$AA174];)" office:value-type="float" office:value="5" calcext:value-type="float">
            <text:p>5</text:p>
          </table:table-cell>
          <table:table-cell table:formula="of:=RANK([.Y174];[.$W174:.$AA174];)" office:value-type="float" office:value="4" calcext:value-type="float">
            <text:p>4</text:p>
          </table:table-cell>
          <table:table-cell table:formula="of:=RANK([.Z174];[.$W174:.$AA174];)" office:value-type="float" office:value="1" calcext:value-type="float">
            <text:p>1</text:p>
          </table:table-cell>
          <table:table-cell table:formula="of:=RANK([.AA174];[.$W174:.$AA174];)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75]; OFFSET([.$C175]; 0; 0; 1; 5))" office:value-type="float" office:value="2" calcext:value-type="float">
            <text:p>2</text:p>
          </table:table-cell>
          <table:table-cell table:formula="of:=RANK([.D175]; OFFSET([.$C175]; 0; 0; 1; 5))" office:value-type="float" office:value="4" calcext:value-type="float">
            <text:p>4</text:p>
          </table:table-cell>
          <table:table-cell table:formula="of:=RANK([.E175]; OFFSET([.$C175]; 0; 0; 1; 5))" office:value-type="float" office:value="4" calcext:value-type="float">
            <text:p>4</text:p>
          </table:table-cell>
          <table:table-cell table:formula="of:=RANK([.F175]; OFFSET([.$C175]; 0; 0; 1; 5))" office:value-type="float" office:value="1" calcext:value-type="float">
            <text:p>1</text:p>
          </table:table-cell>
          <table:table-cell table:formula="of:=RANK([.G175]; OFFSET([.$C175]; 0; 0; 1; 5))" office:value-type="float" office:value="2" calcext:value-type="float">
            <text:p>2</text:p>
          </table:table-cell>
          <table:table-cell table:formula="of:=RANK([.H175];[.$H175:.$L175];)" office:value-type="float" office:value="3" calcext:value-type="float">
            <text:p>3</text:p>
          </table:table-cell>
          <table:table-cell table:formula="of:=RANK([.I175];[.$H175:.$L175];)" office:value-type="float" office:value="1" calcext:value-type="float">
            <text:p>1</text:p>
          </table:table-cell>
          <table:table-cell table:formula="of:=RANK([.J175];[.$H175:.$L175];)" office:value-type="float" office:value="1" calcext:value-type="float">
            <text:p>1</text:p>
          </table:table-cell>
          <table:table-cell table:formula="of:=RANK([.K175];[.$H175:.$L175];)" office:value-type="float" office:value="4" calcext:value-type="float">
            <text:p>4</text:p>
          </table:table-cell>
          <table:table-cell table:formula="of:=RANK([.L175];[.$H175:.$L175];)" office:value-type="float" office:value="5" calcext:value-type="float">
            <text:p>5</text:p>
          </table:table-cell>
          <table:table-cell table:formula="of:=RANK([.M175];[.$M175:.$Q175];)" office:value-type="float" office:value="5" calcext:value-type="float">
            <text:p>5</text:p>
          </table:table-cell>
          <table:table-cell table:formula="of:=RANK([.N175];[.$M175:.$Q175];)" office:value-type="float" office:value="2" calcext:value-type="float">
            <text:p>2</text:p>
          </table:table-cell>
          <table:table-cell table:formula="of:=RANK([.O175];[.$M175:.$Q175];)" office:value-type="float" office:value="1" calcext:value-type="float">
            <text:p>1</text:p>
          </table:table-cell>
          <table:table-cell table:formula="of:=RANK([.P175];[.$M175:.$Q175];)" office:value-type="float" office:value="4" calcext:value-type="float">
            <text:p>4</text:p>
          </table:table-cell>
          <table:table-cell table:formula="of:=RANK([.Q175];[.$M175:.$Q175];)" office:value-type="float" office:value="3" calcext:value-type="float">
            <text:p>3</text:p>
          </table:table-cell>
          <table:table-cell table:formula="of:=RANK([.R175];[.$R175:.$V175];)" office:value-type="float" office:value="1" calcext:value-type="float">
            <text:p>1</text:p>
          </table:table-cell>
          <table:table-cell table:formula="of:=RANK([.S175];[.$R175:.$V175];)" office:value-type="float" office:value="5" calcext:value-type="float">
            <text:p>5</text:p>
          </table:table-cell>
          <table:table-cell table:formula="of:=RANK([.T175];[.$R175:.$V175];)" office:value-type="float" office:value="2" calcext:value-type="float">
            <text:p>2</text:p>
          </table:table-cell>
          <table:table-cell table:formula="of:=RANK([.U175];[.$R175:.$V175];)" office:value-type="float" office:value="4" calcext:value-type="float">
            <text:p>4</text:p>
          </table:table-cell>
          <table:table-cell table:formula="of:=RANK([.V175];[.$R175:.$V175];)" office:value-type="float" office:value="3" calcext:value-type="float">
            <text:p>3</text:p>
          </table:table-cell>
          <table:table-cell table:formula="of:=RANK([.W175];[.$W175:.$AA175];)" office:value-type="float" office:value="2" calcext:value-type="float">
            <text:p>2</text:p>
          </table:table-cell>
          <table:table-cell table:formula="of:=RANK([.X175];[.$W175:.$AA175];)" office:value-type="float" office:value="5" calcext:value-type="float">
            <text:p>5</text:p>
          </table:table-cell>
          <table:table-cell table:formula="of:=RANK([.Y175];[.$W175:.$AA175];)" office:value-type="float" office:value="3" calcext:value-type="float">
            <text:p>3</text:p>
          </table:table-cell>
          <table:table-cell table:formula="of:=RANK([.Z175];[.$W175:.$AA175];)" office:value-type="float" office:value="1" calcext:value-type="float">
            <text:p>1</text:p>
          </table:table-cell>
          <table:table-cell table:formula="of:=RANK([.AA175];[.$W175:.$AA175];)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office:value-type="float" office:value="678430" calcext:value-type="float">
            <text:p>678430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21749020492647" calcext:value-type="float">
            <text:p>-1,21749020492647</text:p>
          </table:table-cell>
          <table:table-cell table:style-name="ce502" office:value-type="float" office:value="-0.00203632726385629" calcext:value-type="float">
            <text:p>-0,00203632726385629</text:p>
          </table:table-cell>
          <table:table-cell table:style-name="ce499" office:value-type="float" office:value="0" calcext:value-type="float">
            <text:p>0</text:p>
          </table:table-cell>
          <table:table-cell table:number-columns-repeated="2" table:style-name="ce502" office:value-type="float" office:value="-0.00223995999024192" calcext:value-type="float">
            <text:p>-0,00223995999024192</text:p>
          </table:table-cell>
          <table:table-cell table:style-name="ce494" office:value-type="float" office:value="-0.875707432870884" calcext:value-type="float">
            <text:p>-0,875707432870884</text:p>
          </table:table-cell>
          <table:table-cell table:style-name="ce512" office:value-type="float" office:value="0" calcext:value-type="float">
            <text:p>0</text:p>
          </table:table-cell>
          <table:table-cell table:style-name="ce508" office:value-type="float" office:value="-0.00224018853426697" calcext:value-type="float">
            <text:p>-0,00224018853426697</text:p>
          </table:table-cell>
          <table:table-cell table:style-name="ce500" office:value-type="float" office:value="0.00196016496748363" calcext:value-type="float">
            <text:p>0,00196016496748363</text:p>
          </table:table-cell>
          <table:table-cell table:style-name="ce516" office:value-type="float" office:value="0.00364030636818393" calcext:value-type="float">
            <text:p>0,00364030636818393</text:p>
          </table:table-cell>
          <table:table-cell table:style-name="ce494" office:value-type="float" office:value="-0.914537527347796" calcext:value-type="float">
            <text:p>-0,914537527347796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499" office:value-type="float" office:value="0.000148005930893613" calcext:value-type="float">
            <text:p>0,000148005930893613</text:p>
          </table:table-cell>
          <table:table-cell table:style-name="ce508" office:value-type="float" office:value="-0.0069562787520021" calcext:value-type="float">
            <text:p>-0,0069562787520021</text:p>
          </table:table-cell>
          <table:table-cell table:style-name="ce494" office:value-type="float" office:value="-0.80996118129" calcext:value-type="float">
            <text:p>-0,80996118129</text:p>
          </table:table-cell>
          <table:table-cell table:style-name="ce501" office:value-type="float" office:value="-0.0018871210967494" calcext:value-type="float">
            <text:p>-0,0018871210967494</text:p>
          </table:table-cell>
          <table:table-cell table:style-name="ce495" office:value-type="float" office:value="0" calcext:value-type="float">
            <text:p>0</text:p>
          </table:table-cell>
          <table:table-cell table:style-name="ce499" office:value-type="float" office:value="0.000325213869006425" calcext:value-type="float">
            <text:p>0,000325213869006425</text:p>
          </table:table-cell>
          <table:table-cell table:style-name="ce753" office:value-type="float" office:value="-0.0700310639003736" calcext:value-type="float">
            <text:p>-0,0700310639003736</text:p>
          </table:table-cell>
          <table:table-cell table:style-name="ce494" office:value-type="float" office:value="-2.15846111434517" calcext:value-type="float">
            <text:p>-2,15846111434517</text:p>
          </table:table-cell>
          <table:table-cell table:style-name="ce499" office:value-type="float" office:value="0.0690917587907998" calcext:value-type="float">
            <text:p>0,0690917587907998</text:p>
          </table:table-cell>
          <table:table-cell table:style-name="ce541" office:value-type="float" office:value="0.0442015599717539" calcext:value-type="float">
            <text:p>0,0442015599717539</text:p>
          </table:table-cell>
          <table:table-cell table:style-name="ce673" office:value-type="float" office:value="0.0311842720836322" calcext:value-type="float">
            <text:p>0,0311842720836322</text:p>
          </table:table-cell>
          <table:table-cell table:style-name="ce810" office:value-type="float" office:value="-0.0402174592776439" calcext:value-type="float">
            <text:p>-0,0402174592776439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9" office:value-type="float" office:value="0" calcext:value-type="float">
            <text:p>0</text:p>
          </table:table-cell>
          <table:table-cell table:style-name="ce502" office:value-type="float" office:value="-0.00203632726385629" calcext:value-type="float">
            <text:p>-0,00203632726385629</text:p>
          </table:table-cell>
          <table:table-cell table:style-name="ce499" office:value-type="float" office:value="0" calcext:value-type="float">
            <text:p>0</text:p>
          </table:table-cell>
          <table:table-cell table:style-name="ce502" office:value-type="float" office:value="-0.00223995999024192" calcext:value-type="float">
            <text:p>-0,00223995999024192</text:p>
          </table:table-cell>
          <table:table-cell table:style-name="ce566" office:value-type="float" office:value="-0.303005496861816" calcext:value-type="float">
            <text:p>-0,303005496861816</text:p>
          </table:table-cell>
          <table:table-cell table:style-name="ce499" office:value-type="float" office:value="0.00518043598549252" calcext:value-type="float">
            <text:p>0,00518043598549252</text:p>
          </table:table-cell>
          <table:table-cell table:style-name="ce512" office:value-type="float" office:value="0" calcext:value-type="float">
            <text:p>0</text:p>
          </table:table-cell>
          <table:table-cell table:style-name="ce508" office:value-type="float" office:value="-0.00224018853426697" calcext:value-type="float">
            <text:p>-0,00224018853426697</text:p>
          </table:table-cell>
          <table:table-cell table:style-name="ce500" office:value-type="float" office:value="0.00196016496748363" calcext:value-type="float">
            <text:p>0,00196016496748363</text:p>
          </table:table-cell>
          <table:table-cell table:style-name="ce614" office:value-type="float" office:value="-0.0987083072911416" calcext:value-type="float">
            <text:p>-0,0987083072911416</text:p>
          </table:table-cell>
          <table:table-cell table:number-columns-repeated="3" table:style-name="ce495" office:value-type="float" office:value="0" calcext:value-type="float">
            <text:p>0</text:p>
          </table:table-cell>
          <table:table-cell table:style-name="ce499" office:value-type="float" office:value="0.000148005930893613" calcext:value-type="float">
            <text:p>0,000148005930893613</text:p>
          </table:table-cell>
          <table:table-cell table:style-name="ce508" office:value-type="float" office:value="-0.0069562787520021" calcext:value-type="float">
            <text:p>-0,0069562787520021</text:p>
          </table:table-cell>
          <table:table-cell table:style-name="ce495" office:value-type="float" office:value="0" calcext:value-type="float">
            <text:p>0</text:p>
          </table:table-cell>
          <table:table-cell table:style-name="ce501" office:value-type="float" office:value="-0.0018871210967494" calcext:value-type="float">
            <text:p>-0,0018871210967494</text:p>
          </table:table-cell>
          <table:table-cell table:style-name="ce495" office:value-type="float" office:value="0" calcext:value-type="float">
            <text:p>0</text:p>
          </table:table-cell>
          <table:table-cell table:style-name="ce499" office:value-type="float" office:value="0.0003774242193498" calcext:value-type="float">
            <text:p>0,0003774242193498</text:p>
          </table:table-cell>
          <table:table-cell table:style-name="ce495" office:value-type="float" office:value="0" calcext:value-type="float">
            <text:p>0</text:p>
          </table:table-cell>
          <table:table-cell table:style-name="ce500" office:value-type="float" office:value="0.0611168818703296" calcext:value-type="float">
            <text:p>0,0611168818703296</text:p>
          </table:table-cell>
          <table:table-cell table:style-name="ce499" office:value-type="float" office:value="0.0690917587907998" calcext:value-type="float">
            <text:p>0,0690917587907998</text:p>
          </table:table-cell>
          <table:table-cell table:style-name="ce541" office:value-type="float" office:value="0.0442015599717539" calcext:value-type="float">
            <text:p>0,0442015599717539</text:p>
          </table:table-cell>
          <table:table-cell table:style-name="ce521" office:value-type="float" office:value="0.0106927721938142" calcext:value-type="float">
            <text:p>0,0106927721938142</text:p>
          </table:table-cell>
          <table:table-cell table:style-name="ce530" office:value-type="float" office:value="0.0288597563893247" calcext:value-type="float">
            <text:p>0,0288597563893247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384272602859302" calcext:value-type="float">
            <text:p>-0,384272602859302</text:p>
          </table:table-cell>
          <table:table-cell table:number-columns-repeated="2" table:style-name="ce499" office:value-type="float" office:value="0.0014254290846994" calcext:value-type="float">
            <text:p>0,0014254290846994</text:p>
          </table:table-cell>
          <table:table-cell table:style-name="ce555" office:value-type="float" office:value="-0.0607911565836565" calcext:value-type="float">
            <text:p>-0,0607911565836565</text:p>
          </table:table-cell>
          <table:table-cell table:style-name="ce500" office:value-type="float" office:value="0" calcext:value-type="float">
            <text:p>0</text:p>
          </table:table-cell>
          <table:table-cell table:style-name="ce494" office:value-type="float" office:value="-0.105288861110551" calcext:value-type="float">
            <text:p>-0,105288861110551</text:p>
          </table:table-cell>
          <table:table-cell table:number-columns-repeated="2" table:style-name="ce580" office:value-type="float" office:value="-0.104868825760376" calcext:value-type="float">
            <text:p>-0,104868825760376</text:p>
          </table:table-cell>
          <table:table-cell table:style-name="ce602" office:value-type="float" office:value="-0.100668472258625" calcext:value-type="float">
            <text:p>-0,100668472258625</text:p>
          </table:table-cell>
          <table:table-cell table:style-name="ce593" office:value-type="float" office:value="0.000548846190895345" calcext:value-type="float">
            <text:p>0,000548846190895345</text:p>
          </table:table-cell>
          <table:table-cell table:style-name="ce499" office:value-type="float" office:value="0.000592023723574651" calcext:value-type="float">
            <text:p>0,000592023723574651</text:p>
          </table:table-cell>
          <table:table-cell table:number-columns-repeated="3" table:style-name="ce501" office:value-type="float" office:value="0" calcext:value-type="float">
            <text:p>0</text:p>
          </table:table-cell>
          <table:table-cell table:style-name="ce501" office:value-type="float" office:value="0.000148005930893613" calcext:value-type="float">
            <text:p>0,000148005930893613</text:p>
          </table:table-cell>
          <table:table-cell table:number-columns-repeated="5" table:style-name="ce499" office:value-type="float" office:value="0" calcext:value-type="float">
            <text:p>0</text:p>
          </table:table-cell>
          <table:table-cell table:style-name="ce684" office:value-type="float" office:value="0.031949574173758" calcext:value-type="float">
            <text:p>0,031949574173758</text:p>
          </table:table-cell>
          <table:table-cell table:style-name="ce499" office:value-type="float" office:value="0.0855779393304264" calcext:value-type="float">
            <text:p>0,0855779393304264</text:p>
          </table:table-cell>
          <table:table-cell table:style-name="ce688" office:value-type="float" office:value="0.0804282430230376" calcext:value-type="float">
            <text:p>0,0804282430230376</text:p>
          </table:table-cell>
          <table:table-cell table:style-name="ce876" office:value-type="float" office:value="0.0628117518263123" calcext:value-type="float">
            <text:p>0,0628117518263123</text:p>
          </table:table-cell>
          <table:table-cell table:style-name="ce494" office:value-type="float" office:value="0.0301035510946788" calcext:value-type="float">
            <text:p>0,0301035510946788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13" office:value-type="float" office:value="-0.298932842334104" calcext:value-type="float">
            <text:p>-0,298932842334104</text:p>
          </table:table-cell>
          <table:table-cell table:number-columns-repeated="2" table:style-name="ce499" office:value-type="float" office:value="0.0014254290846994" calcext:value-type="float">
            <text:p>0,0014254290846994</text:p>
          </table:table-cell>
          <table:table-cell table:style-name="ce556" office:value-type="float" office:value="-0.151706381157294" calcext:value-type="float">
            <text:p>-0,151706381157294</text:p>
          </table:table-cell>
          <table:table-cell table:style-name="ce567" office:value-type="float" office:value="-0.296081984164705" calcext:value-type="float">
            <text:p>-0,296081984164705</text:p>
          </table:table-cell>
          <table:table-cell table:style-name="ce572" office:value-type="float" office:value="-0.00126010605052515" calcext:value-type="float">
            <text:p>-0,00126010605052515</text:p>
          </table:table-cell>
          <table:table-cell table:number-columns-repeated="2" table:style-name="ce580" office:value-type="float" office:value="-0.104868825760376" calcext:value-type="float">
            <text:p>-0,104868825760376</text:p>
          </table:table-cell>
          <table:table-cell table:style-name="ce529" office:value-type="float" office:value="0" calcext:value-type="float">
            <text:p>0</text:p>
          </table:table-cell>
          <table:table-cell table:style-name="ce499" office:value-type="float" office:value="0.000980082483741817" calcext:value-type="float">
            <text:p>0,000980082483741817</text:p>
          </table:table-cell>
          <table:table-cell table:style-name="ce644" office:value-type="float" office:value="-0.110116412584885" calcext:value-type="float">
            <text:p>-0,110116412584885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style-name="ce538" office:value-type="float" office:value="0.000148005930893613" calcext:value-type="float">
            <text:p>0,000148005930893613</text:p>
          </table:table-cell>
          <table:table-cell table:style-name="ce494" office:value-type="float" office:value="-0.221120860755132" calcext:value-type="float">
            <text:p>-0,221120860755132</text:p>
          </table:table-cell>
          <table:table-cell table:number-columns-repeated="5" table:style-name="ce499" office:value-type="float" office:value="0" calcext:value-type="float">
            <text:p>0</text:p>
          </table:table-cell>
          <table:table-cell table:style-name="ce823" office:value-type="float" office:value="0.054715523266006" calcext:value-type="float">
            <text:p>0,054715523266006</text:p>
          </table:table-cell>
          <table:table-cell table:style-name="ce499" office:value-type="float" office:value="0.0855779393304264" calcext:value-type="float">
            <text:p>0,0855779393304264</text:p>
          </table:table-cell>
          <table:table-cell table:style-name="ce688" office:value-type="float" office:value="0.0804282430230376" calcext:value-type="float">
            <text:p>0,0804282430230376</text:p>
          </table:table-cell>
          <table:table-cell table:style-name="ce701" office:value-type="float" office:value="0.0527843871507352" calcext:value-type="float">
            <text:p>0,0527843871507352</text:p>
          </table:table-cell>
          <table:table-cell table:style-name="ce642" office:value-type="float" office:value="0.0555022824240793" calcext:value-type="float">
            <text:p>0,055502282424079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3.32756238186757" calcext:value-type="float">
            <text:p>-3,32756238186757</text:p>
          </table:table-cell>
          <table:table-cell table:style-name="ce495" office:value-type="float" office:value="0.00773804360265389" calcext:value-type="float">
            <text:p>0,00773804360265389</text:p>
          </table:table-cell>
          <table:table-cell table:style-name="ce499" office:value-type="float" office:value="0.00957073814012455" calcext:value-type="float">
            <text:p>0,00957073814012455</text:p>
          </table:table-cell>
          <table:table-cell table:style-name="ce502" office:value-type="float" office:value="0.0042762872540982" calcext:value-type="float">
            <text:p>0,0042762872540982</text:p>
          </table:table-cell>
          <table:table-cell table:style-name="ce495" office:value-type="float" office:value="0.00773804360265389" calcext:value-type="float">
            <text:p>0,00773804360265389</text:p>
          </table:table-cell>
          <table:table-cell table:style-name="ce494" office:value-type="float" office:value="-2.55591510581531" calcext:value-type="float">
            <text:p>-2,55591510581531</text:p>
          </table:table-cell>
          <table:table-cell table:style-name="ce495" office:value-type="float" office:value="0.00462038885192575" calcext:value-type="float">
            <text:p>0,00462038885192575</text:p>
          </table:table-cell>
          <table:table-cell table:style-name="ce495" office:value-type="float" office:value="0.00476040063531747" calcext:value-type="float">
            <text:p>0,00476040063531747</text:p>
          </table:table-cell>
          <table:table-cell table:style-name="ce499" office:value-type="float" office:value="0.00644054203601766" calcext:value-type="float">
            <text:p>0,00644054203601766</text:p>
          </table:table-cell>
          <table:table-cell table:style-name="ce495" office:value-type="float" office:value="0.00462038885192575" calcext:value-type="float">
            <text:p>0,00462038885192575</text:p>
          </table:table-cell>
          <table:table-cell table:style-name="ce494" office:value-type="float" office:value="0.00192407710161761" calcext:value-type="float">
            <text:p>0,00192407710161761</text:p>
          </table:table-cell>
          <table:table-cell table:style-name="ce666" office:value-type="float" office:value="0.00310812454876687" calcext:value-type="float">
            <text:p>0,00310812454876687</text:p>
          </table:table-cell>
          <table:table-cell table:style-name="ce671" office:value-type="float" office:value="0.00414416606502256" calcext:value-type="float">
            <text:p>0,00414416606502256</text:p>
          </table:table-cell>
          <table:table-cell table:style-name="ce499" office:value-type="float" office:value="0.039773140455951" calcext:value-type="float">
            <text:p>0,039773140455951</text:p>
          </table:table-cell>
          <table:table-cell table:style-name="ce602" office:value-type="float" office:value="0.0035521423414479" calcext:value-type="float">
            <text:p>0,0035521423414479</text:p>
          </table:table-cell>
          <table:table-cell table:style-name="ce494" office:value-type="float" office:value="-0.506408946312726" calcext:value-type="float">
            <text:p>-0,506408946312726</text:p>
          </table:table-cell>
          <table:table-cell table:style-name="ce500" office:value-type="float" office:value="0.0107565902514721" calcext:value-type="float">
            <text:p>0,0107565902514721</text:p>
          </table:table-cell>
          <table:table-cell table:style-name="ce495" office:value-type="float" office:value="0.012549355293384" calcext:value-type="float">
            <text:p>0,012549355293384</text:p>
          </table:table-cell>
          <table:table-cell table:style-name="ce676" office:value-type="float" office:value="-0.00514429210973913" calcext:value-type="float">
            <text:p>-0,00514429210973913</text:p>
          </table:table-cell>
          <table:table-cell table:style-name="ce499" office:value-type="float" office:value="0.0129267795127339" calcext:value-type="float">
            <text:p>0,0129267795127339</text:p>
          </table:table-cell>
          <table:table-cell table:style-name="ce494" office:value-type="float" office:value="0.942287138912414" calcext:value-type="float">
            <text:p>0,942287138912414</text:p>
          </table:table-cell>
          <table:table-cell table:style-name="ce676" office:value-type="float" office:value="0.967570717310497" calcext:value-type="float">
            <text:p>0,967570717310497</text:p>
          </table:table-cell>
          <table:table-cell table:style-name="ce748" office:value-type="float" office:value="0.96821442934892" calcext:value-type="float">
            <text:p>0,96821442934892</text:p>
          </table:table-cell>
          <table:table-cell table:style-name="ce826" office:value-type="float" office:value="0.957128277576069" calcext:value-type="float">
            <text:p>0,957128277576069</text:p>
          </table:table-cell>
          <table:table-cell table:style-name="ce891" office:value-type="float" office:value="0.967404544239837" calcext:value-type="float">
            <text:p>0,967404544239837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number-columns-repeated="2" table:style-name="ce495" office:value-type="float" office:value="0.00773804360265389" calcext:value-type="float">
            <text:p>0,00773804360265389</text:p>
          </table:table-cell>
          <table:table-cell table:style-name="ce499" office:value-type="float" office:value="0.00957073814012455" calcext:value-type="float">
            <text:p>0,00957073814012455</text:p>
          </table:table-cell>
          <table:table-cell table:style-name="ce502" office:value-type="float" office:value="0.0042762872540982" calcext:value-type="float">
            <text:p>0,0042762872540982</text:p>
          </table:table-cell>
          <table:table-cell table:style-name="ce495" office:value-type="float" office:value="0.00773804360265389" calcext:value-type="float">
            <text:p>0,00773804360265389</text:p>
          </table:table-cell>
          <table:table-cell table:number-columns-repeated="2" table:style-name="ce495" office:value-type="float" office:value="0.00462038885192575" calcext:value-type="float">
            <text:p>0,00462038885192575</text:p>
          </table:table-cell>
          <table:table-cell table:style-name="ce495" office:value-type="float" office:value="0.00476040063531747" calcext:value-type="float">
            <text:p>0,00476040063531747</text:p>
          </table:table-cell>
          <table:table-cell table:style-name="ce499" office:value-type="float" office:value="0.00644054203601766" calcext:value-type="float">
            <text:p>0,00644054203601766</text:p>
          </table:table-cell>
          <table:table-cell table:style-name="ce495" office:value-type="float" office:value="0.00462038885192575" calcext:value-type="float">
            <text:p>0,00462038885192575</text:p>
          </table:table-cell>
          <table:table-cell table:style-name="ce645" office:value-type="float" office:value="0.005021347882119" calcext:value-type="float">
            <text:p>0,005021347882119</text:p>
          </table:table-cell>
          <table:table-cell table:style-name="ce666" office:value-type="float" office:value="0.00310812454876687" calcext:value-type="float">
            <text:p>0,00310812454876687</text:p>
          </table:table-cell>
          <table:table-cell table:style-name="ce671" office:value-type="float" office:value="0.00414416606502256" calcext:value-type="float">
            <text:p>0,00414416606502256</text:p>
          </table:table-cell>
          <table:table-cell table:style-name="ce709" office:value-type="float" office:value="0.00516935381301261" calcext:value-type="float">
            <text:p>0,00516935381301261</text:p>
          </table:table-cell>
          <table:table-cell table:style-name="ce645" office:value-type="float" office:value="0.005021347882119" calcext:value-type="float">
            <text:p>0,005021347882119</text:p>
          </table:table-cell>
          <table:table-cell table:style-name="ce742" office:value-type="float" office:value="-0.113629851638943" calcext:value-type="float">
            <text:p>-0,113629851638943</text:p>
          </table:table-cell>
          <table:table-cell table:style-name="ce500" office:value-type="float" office:value="0.0107565902514721" calcext:value-type="float">
            <text:p>0,0107565902514721</text:p>
          </table:table-cell>
          <table:table-cell table:style-name="ce499" office:value-type="float" office:value="0.012549355293384" calcext:value-type="float">
            <text:p>0,012549355293384</text:p>
          </table:table-cell>
          <table:table-cell table:style-name="ce742" office:value-type="float" office:value="-0.113158071364755" calcext:value-type="float">
            <text:p>-0,113158071364755</text:p>
          </table:table-cell>
          <table:table-cell table:style-name="ce742" office:value-type="float" office:value="-0.113629851638943" calcext:value-type="float">
            <text:p>-0,113629851638943</text:p>
          </table:table-cell>
          <table:table-cell table:style-name="ce499" office:value-type="float" office:value="0.96850052358822" calcext:value-type="float">
            <text:p>0,96850052358822</text:p>
          </table:table-cell>
          <table:table-cell table:style-name="ce676" office:value-type="float" office:value="0.967570717310497" calcext:value-type="float">
            <text:p>0,967570717310497</text:p>
          </table:table-cell>
          <table:table-cell table:style-name="ce541" office:value-type="float" office:value="0.96821442934892" calcext:value-type="float">
            <text:p>0,96821442934892</text:p>
          </table:table-cell>
          <table:table-cell table:style-name="ce606" office:value-type="float" office:value="0.965317725176014" calcext:value-type="float">
            <text:p>0,965317725176014</text:p>
          </table:table-cell>
          <table:table-cell table:style-name="ce504" office:value-type="float" office:value="0.968321714688658" calcext:value-type="float">
            <text:p>0,968321714688658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09345479618197" calcext:value-type="float">
            <text:p>-1,09345479618197</text:p>
          </table:table-cell>
          <table:table-cell table:style-name="ce512" office:value-type="float" office:value="0.0134397599414515" calcext:value-type="float">
            <text:p>0,0134397599414515</text:p>
          </table:table-cell>
          <table:table-cell table:style-name="ce501" office:value-type="float" office:value="0.0156797199316934" calcext:value-type="float">
            <text:p>0,0156797199316934</text:p>
          </table:table-cell>
          <table:table-cell table:style-name="ce499" office:value-type="float" office:value="0.0189378435538635" calcext:value-type="float">
            <text:p>0,0189378435538635</text:p>
          </table:table-cell>
          <table:table-cell table:style-name="ce508" office:value-type="float" office:value="0.00957073814012455" calcext:value-type="float">
            <text:p>0,00957073814012455</text:p>
          </table:table-cell>
          <table:table-cell table:style-name="ce494" office:value-type="float" office:value="-0.620901855100125" calcext:value-type="float">
            <text:p>-0,620901855100125</text:p>
          </table:table-cell>
          <table:table-cell table:style-name="ce502" office:value-type="float" office:value="0.00448037706853403" calcext:value-type="float">
            <text:p>0,00448037706853403</text:p>
          </table:table-cell>
          <table:table-cell table:style-name="ce495" office:value-type="float" office:value="0.00518043598549252" calcext:value-type="float">
            <text:p>0,00518043598549252</text:p>
          </table:table-cell>
          <table:table-cell table:style-name="ce603" office:value-type="float" office:value="-0.0921277534717321" calcext:value-type="float">
            <text:p>-0,0921277534717321</text:p>
          </table:table-cell>
          <table:table-cell table:style-name="ce499" office:value-type="float" office:value="0.00532044776888413" calcext:value-type="float">
            <text:p>0,00532044776888413</text:p>
          </table:table-cell>
          <table:table-cell table:style-name="ce499" office:value-type="float" office:value="0.121845389255105" calcext:value-type="float">
            <text:p>0,121845389255105</text:p>
          </table:table-cell>
          <table:table-cell table:style-name="ce667" office:value-type="float" office:value="0.0103604151625564" calcext:value-type="float">
            <text:p>0,0103604151625564</text:p>
          </table:table-cell>
          <table:table-cell table:style-name="ce494" office:value-type="float" office:value="0.00621624909753383" calcext:value-type="float">
            <text:p>0,00621624909753383</text:p>
          </table:table-cell>
          <table:table-cell table:style-name="ce710" office:value-type="float" office:value="0.0311039397304063" calcext:value-type="float">
            <text:p>0,0311039397304063</text:p>
          </table:table-cell>
          <table:table-cell table:style-name="ce727" office:value-type="float" office:value="0.0131725278495359" calcext:value-type="float">
            <text:p>0,0131725278495359</text:p>
          </table:table-cell>
          <table:table-cell table:style-name="ce646" office:value-type="float" office:value="-0.0764699210824828" calcext:value-type="float">
            <text:p>-0,0764699210824828</text:p>
          </table:table-cell>
          <table:table-cell table:style-name="ce514" office:value-type="float" office:value="0.0133985597869214" calcext:value-type="float">
            <text:p>0,0133985597869214</text:p>
          </table:table-cell>
          <table:table-cell table:style-name="ce499" office:value-type="float" office:value="0.014719544554646" calcext:value-type="float">
            <text:p>0,014719544554646</text:p>
          </table:table-cell>
          <table:table-cell table:style-name="ce783" office:value-type="float" office:value="0.00427432928413761" calcext:value-type="float">
            <text:p>0,00427432928413761</text:p>
          </table:table-cell>
          <table:table-cell table:style-name="ce541" office:value-type="float" office:value="0.0133042037320838" calcext:value-type="float">
            <text:p>0,0133042037320838</text:p>
          </table:table-cell>
          <table:table-cell table:style-name="ce824" office:value-type="float" office:value="0.966463294192542" calcext:value-type="float">
            <text:p>0,966463294192542</text:p>
          </table:table-cell>
          <table:table-cell table:style-name="ce530" office:value-type="float" office:value="0.968290482734201" calcext:value-type="float">
            <text:p>0,968290482734201</text:p>
          </table:table-cell>
          <table:table-cell table:style-name="ce861" office:value-type="float" office:value="0.968321714688658" calcext:value-type="float">
            <text:p>0,968321714688658</text:p>
          </table:table-cell>
          <table:table-cell table:style-name="ce803" office:value-type="float" office:value="0.965711104755051" calcext:value-type="float">
            <text:p>0,965711104755051</text:p>
          </table:table-cell>
          <table:table-cell table:style-name="ce675" office:value-type="float" office:value="0.964952955020908" calcext:value-type="float">
            <text:p>0,964952955020908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8" office:value-type="float" office:value="0.00977437086651018" calcext:value-type="float">
            <text:p>0,00977437086651018</text:p>
          </table:table-cell>
          <table:table-cell table:style-name="ce512" office:value-type="float" office:value="0.0134397599414515" calcext:value-type="float">
            <text:p>0,0134397599414515</text:p>
          </table:table-cell>
          <table:table-cell table:style-name="ce501" office:value-type="float" office:value="0.0156797199316934" calcext:value-type="float">
            <text:p>0,0156797199316934</text:p>
          </table:table-cell>
          <table:table-cell table:style-name="ce499" office:value-type="float" office:value="0.0189378435538635" calcext:value-type="float">
            <text:p>0,0189378435538635</text:p>
          </table:table-cell>
          <table:table-cell table:style-name="ce508" office:value-type="float" office:value="0.00957073814012455" calcext:value-type="float">
            <text:p>0,00957073814012455</text:p>
          </table:table-cell>
          <table:table-cell table:style-name="ce499" office:value-type="float" office:value="0.00532044776888413" calcext:value-type="float">
            <text:p>0,00532044776888413</text:p>
          </table:table-cell>
          <table:table-cell table:style-name="ce502" office:value-type="float" office:value="0.00448037706853403" calcext:value-type="float">
            <text:p>0,00448037706853403</text:p>
          </table:table-cell>
          <table:table-cell table:style-name="ce495" office:value-type="float" office:value="0.00518043598549252" calcext:value-type="float">
            <text:p>0,00518043598549252</text:p>
          </table:table-cell>
          <table:table-cell table:style-name="ce592" office:value-type="float" office:value="-0.0919877416883405" calcext:value-type="float">
            <text:p>-0,0919877416883405</text:p>
          </table:table-cell>
          <table:table-cell table:style-name="ce499" office:value-type="float" office:value="0.00532044776888413" calcext:value-type="float">
            <text:p>0,00532044776888413</text:p>
          </table:table-cell>
          <table:table-cell table:style-name="ce646" office:value-type="float" office:value="0.0370537781523314" calcext:value-type="float">
            <text:p>0,0370537781523314</text:p>
          </table:table-cell>
          <table:table-cell table:style-name="ce667" office:value-type="float" office:value="0.0103604151625564" calcext:value-type="float">
            <text:p>0,0103604151625564</text:p>
          </table:table-cell>
          <table:table-cell table:style-name="ce494" office:value-type="float" office:value="0.00621624909753383" calcext:value-type="float">
            <text:p>0,00621624909753383</text:p>
          </table:table-cell>
          <table:table-cell table:style-name="ce711" office:value-type="float" office:value="0.0400829662046217" calcext:value-type="float">
            <text:p>0,0400829662046217</text:p>
          </table:table-cell>
          <table:table-cell table:style-name="ce727" office:value-type="float" office:value="0.0131725278495359" calcext:value-type="float">
            <text:p>0,0131725278495359</text:p>
          </table:table-cell>
          <table:table-cell table:style-name="ce494" office:value-type="float" office:value="-0.109659348851382" calcext:value-type="float">
            <text:p>-0,109659348851382</text:p>
          </table:table-cell>
          <table:table-cell table:style-name="ce514" office:value-type="float" office:value="0.0133985597869214" calcext:value-type="float">
            <text:p>0,0133985597869214</text:p>
          </table:table-cell>
          <table:table-cell table:style-name="ce499" office:value-type="float" office:value="0.014719544554646" calcext:value-type="float">
            <text:p>0,014719544554646</text:p>
          </table:table-cell>
          <table:table-cell table:style-name="ce602" office:value-type="float" office:value="-0.104141406764486" calcext:value-type="float">
            <text:p>-0,104141406764486</text:p>
          </table:table-cell>
          <table:table-cell table:style-name="ce797" office:value-type="float" office:value="0.0111491114395959" calcext:value-type="float">
            <text:p>0,0111491114395959</text:p>
          </table:table-cell>
          <table:table-cell table:style-name="ce761" office:value-type="float" office:value="0.942608994931626" calcext:value-type="float">
            <text:p>0,942608994931626</text:p>
          </table:table-cell>
          <table:table-cell table:style-name="ce494" office:value-type="float" office:value="0.941536141534253" calcext:value-type="float">
            <text:p>0,941536141534253</text:p>
          </table:table-cell>
          <table:table-cell table:style-name="ce673" office:value-type="float" office:value="0.968321714688658" calcext:value-type="float">
            <text:p>0,968321714688658</text:p>
          </table:table-cell>
          <table:table-cell table:style-name="ce499" office:value-type="float" office:value="0.968786617827519" calcext:value-type="float">
            <text:p>0,968786617827519</text:p>
          </table:table-cell>
          <table:table-cell table:style-name="ce761" office:value-type="float" office:value="0.942608994931626" calcext:value-type="float">
            <text:p>0,942608994931626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499251785485684" calcext:value-type="float">
            <text:p>-0,499251785485684</text:p>
          </table:table-cell>
          <table:table-cell table:style-name="ce500" office:value-type="float" office:value="0.0138470253942228" calcext:value-type="float">
            <text:p>0,0138470253942228</text:p>
          </table:table-cell>
          <table:table-cell table:style-name="ce501" office:value-type="float" office:value="0.0144579235733796" calcext:value-type="float">
            <text:p>0,0144579235733796</text:p>
          </table:table-cell>
          <table:table-cell table:style-name="ce499" office:value-type="float" office:value="0.0156797199316934" calcext:value-type="float">
            <text:p>0,0156797199316934</text:p>
          </table:table-cell>
          <table:table-cell table:style-name="ce514" office:value-type="float" office:value="0.0101816363192814" calcext:value-type="float">
            <text:p>0,0101816363192814</text:p>
          </table:table-cell>
          <table:table-cell table:style-name="ce494" office:value-type="float" office:value="-0.539295520444334" calcext:value-type="float">
            <text:p>-0,539295520444334</text:p>
          </table:table-cell>
          <table:table-cell table:number-columns-repeated="2" table:style-name="ce500" office:value-type="float" office:value="0" calcext:value-type="float">
            <text:p>0</text:p>
          </table:table-cell>
          <table:table-cell table:style-name="ce604" office:value-type="float" office:value="-0.0907276356378152" calcext:value-type="float">
            <text:p>-0,0907276356378152</text:p>
          </table:table-cell>
          <table:table-cell table:style-name="ce499" office:value-type="float" office:value="0.00196016496748363" calcext:value-type="float">
            <text:p>0,00196016496748363</text:p>
          </table:table-cell>
          <table:table-cell table:style-name="ce499" office:value-type="float" office:value="0.19712416582624" calcext:value-type="float">
            <text:p>0,19712416582624</text:p>
          </table:table-cell>
          <table:table-cell table:style-name="ce523" office:value-type="float" office:value="0.00991639736987535" calcext:value-type="float">
            <text:p>0,00991639736987535</text:p>
          </table:table-cell>
          <table:table-cell table:style-name="ce681" office:value-type="float" office:value="0.00666026689021477" calcext:value-type="float">
            <text:p>0,00666026689021477</text:p>
          </table:table-cell>
          <table:table-cell table:style-name="ce494" office:value-type="float" office:value="-0.0295607312242883" calcext:value-type="float">
            <text:p>-0,0295607312242883</text:p>
          </table:table-cell>
          <table:table-cell table:style-name="ce681" office:value-type="float" office:value="0.00680827282110848" calcext:value-type="float">
            <text:p>0,00680827282110848</text:p>
          </table:table-cell>
          <table:table-cell table:style-name="ce494" office:value-type="float" office:value="-0.12893314565285" calcext:value-type="float">
            <text:p>-0,12893314565285</text:p>
          </table:table-cell>
          <table:table-cell table:style-name="ce606" office:value-type="float" office:value="0.0157574611578582" calcext:value-type="float">
            <text:p>0,0157574611578582</text:p>
          </table:table-cell>
          <table:table-cell table:style-name="ce686" office:value-type="float" office:value="0.0154743929933458" calcext:value-type="float">
            <text:p>0,0154743929933458</text:p>
          </table:table-cell>
          <table:table-cell table:style-name="ce499" office:value-type="float" office:value="0.0359093983096804" calcext:value-type="float">
            <text:p>0,0359093983096804</text:p>
          </table:table-cell>
          <table:table-cell table:style-name="ce743" office:value-type="float" office:value="0.0112283705256594" calcext:value-type="float">
            <text:p>0,0112283705256594</text:p>
          </table:table-cell>
          <table:table-cell table:style-name="ce605" office:value-type="float" office:value="0.9806907607129" calcext:value-type="float">
            <text:p>0,9806907607129</text:p>
          </table:table-cell>
          <table:table-cell table:style-name="ce537" office:value-type="float" office:value="0.942608994931626" calcext:value-type="float">
            <text:p>0,942608994931626</text:p>
          </table:table-cell>
          <table:table-cell table:style-name="ce738" office:value-type="float" office:value="0.942251377132502" calcext:value-type="float">
            <text:p>0,942251377132502</text:p>
          </table:table-cell>
          <table:table-cell table:style-name="ce499" office:value-type="float" office:value="0.988634405678914" calcext:value-type="float">
            <text:p>0,988634405678914</text:p>
          </table:table-cell>
          <table:table-cell table:style-name="ce633" office:value-type="float" office:value="0.942479537288343" calcext:value-type="float">
            <text:p>0,94247953728834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14" office:value-type="float" office:value="0.0101816363192814" calcext:value-type="float">
            <text:p>0,0101816363192814</text:p>
          </table:table-cell>
          <table:table-cell table:style-name="ce500" office:value-type="float" office:value="0.0138470253942228" calcext:value-type="float">
            <text:p>0,0138470253942228</text:p>
          </table:table-cell>
          <table:table-cell table:style-name="ce538" office:value-type="float" office:value="0.0144579235733796" calcext:value-type="float">
            <text:p>0,0144579235733796</text:p>
          </table:table-cell>
          <table:table-cell table:style-name="ce557" office:value-type="float" office:value="-0.11973604311475" calcext:value-type="float">
            <text:p>-0,11973604311475</text:p>
          </table:table-cell>
          <table:table-cell table:style-name="ce514" office:value-type="float" office:value="0.0101816363192814" calcext:value-type="float">
            <text:p>0,0101816363192814</text:p>
          </table:table-cell>
          <table:table-cell table:style-name="ce499" office:value-type="float" office:value="0.00224018853426697" calcext:value-type="float">
            <text:p>0,00224018853426697</text:p>
          </table:table-cell>
          <table:table-cell table:number-columns-repeated="2" table:style-name="ce500" office:value-type="float" office:value="0" calcext:value-type="float">
            <text:p>0</text:p>
          </table:table-cell>
          <table:table-cell table:style-name="ce605" office:value-type="float" office:value="-0.0904476120710319" calcext:value-type="float">
            <text:p>-0,0904476120710319</text:p>
          </table:table-cell>
          <table:table-cell table:style-name="ce495" office:value-type="float" office:value="0.00196016496748363" calcext:value-type="float">
            <text:p>0,00196016496748363</text:p>
          </table:table-cell>
          <table:table-cell table:style-name="ce647" office:value-type="float" office:value="0.0143565752966852" calcext:value-type="float">
            <text:p>0,0143565752966852</text:p>
          </table:table-cell>
          <table:table-cell table:style-name="ce523" office:value-type="float" office:value="0.00991639736987535" calcext:value-type="float">
            <text:p>0,00991639736987535</text:p>
          </table:table-cell>
          <table:table-cell table:style-name="ce681" office:value-type="float" office:value="0.00666026689021477" calcext:value-type="float">
            <text:p>0,00666026689021477</text:p>
          </table:table-cell>
          <table:table-cell table:style-name="ce494" office:value-type="float" office:value="-0.0294531802478388" calcext:value-type="float">
            <text:p>-0,0294531802478388</text:p>
          </table:table-cell>
          <table:table-cell table:style-name="ce728" office:value-type="float" office:value="0.0396695363043255" calcext:value-type="float">
            <text:p>0,0396695363043255</text:p>
          </table:table-cell>
          <table:table-cell table:style-name="ce743" office:value-type="float" office:value="0.0112283705256594" calcext:value-type="float">
            <text:p>0,0112283705256594</text:p>
          </table:table-cell>
          <table:table-cell table:style-name="ce759" office:value-type="float" office:value="0.0157574611578582" calcext:value-type="float">
            <text:p>0,0157574611578582</text:p>
          </table:table-cell>
          <table:table-cell table:style-name="ce686" office:value-type="float" office:value="0.0154743929933458" calcext:value-type="float">
            <text:p>0,0154743929933458</text:p>
          </table:table-cell>
          <table:table-cell table:style-name="ce784" office:value-type="float" office:value="0.0145616554228846" calcext:value-type="float">
            <text:p>0,0145616554228846</text:p>
          </table:table-cell>
          <table:table-cell table:style-name="ce743" office:value-type="float" office:value="0.0112283705256594" calcext:value-type="float">
            <text:p>0,0112283705256594</text:p>
          </table:table-cell>
          <table:table-cell table:style-name="ce633" office:value-type="float" office:value="0.942537471371801" calcext:value-type="float">
            <text:p>0,942537471371801</text:p>
          </table:table-cell>
          <table:table-cell table:style-name="ce845" office:value-type="float" office:value="0.942608994931626" calcext:value-type="float">
            <text:p>0,942608994931626</text:p>
          </table:table-cell>
          <table:table-cell table:style-name="ce738" office:value-type="float" office:value="0.942251377132502" calcext:value-type="float">
            <text:p>0,942251377132502</text:p>
          </table:table-cell>
          <table:table-cell table:style-name="ce494" office:value-type="float" office:value="0.94192952111329" calcext:value-type="float">
            <text:p>0,94192952111329</text:p>
          </table:table-cell>
          <table:table-cell table:style-name="ce717" office:value-type="float" office:value="0.942358662472239" calcext:value-type="float">
            <text:p>0,942358662472239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193]; OFFSET([.$C193]; 0; 0; 1; 5))" office:value-type="float" office:value="5" calcext:value-type="float">
            <text:p>5</text:p>
          </table:table-cell>
          <table:table-cell table:formula="of:=RANK([.D193]; OFFSET([.$C193]; 0; 0; 1; 5))" office:value-type="float" office:value="2" calcext:value-type="float">
            <text:p>2</text:p>
          </table:table-cell>
          <table:table-cell table:formula="of:=RANK([.E193]; OFFSET([.$C193]; 0; 0; 1; 5))" office:value-type="float" office:value="1" calcext:value-type="float">
            <text:p>1</text:p>
          </table:table-cell>
          <table:table-cell table:formula="of:=RANK([.F193]; OFFSET([.$C193]; 0; 0; 1; 5))" office:value-type="float" office:value="3" calcext:value-type="float">
            <text:p>3</text:p>
          </table:table-cell>
          <table:table-cell table:formula="of:=RANK([.G193]; OFFSET([.$C193]; 0; 0; 1; 5))" office:value-type="float" office:value="3" calcext:value-type="float">
            <text:p>3</text:p>
          </table:table-cell>
          <table:table-cell table:formula="of:=RANK([.H193];[.$H193:.$L193];)" office:value-type="float" office:value="5" calcext:value-type="float">
            <text:p>5</text:p>
          </table:table-cell>
          <table:table-cell table:formula="of:=RANK([.I193];[.$H193:.$L193];)" office:value-type="float" office:value="3" calcext:value-type="float">
            <text:p>3</text:p>
          </table:table-cell>
          <table:table-cell table:formula="of:=RANK([.J193];[.$H193:.$L193];)" office:value-type="float" office:value="4" calcext:value-type="float">
            <text:p>4</text:p>
          </table:table-cell>
          <table:table-cell table:formula="of:=RANK([.K193];[.$H193:.$L193];)" office:value-type="float" office:value="2" calcext:value-type="float">
            <text:p>2</text:p>
          </table:table-cell>
          <table:table-cell table:formula="of:=RANK([.L193];[.$H193:.$L193];)" office:value-type="float" office:value="1" calcext:value-type="float">
            <text:p>1</text:p>
          </table:table-cell>
          <table:table-cell table:formula="of:=RANK([.M193];[.$M193:.$Q193];)" office:value-type="float" office:value="5" calcext:value-type="float">
            <text:p>5</text:p>
          </table:table-cell>
          <table:table-cell table:formula="of:=RANK([.N193];[.$M193:.$Q193];)" office:value-type="float" office:value="2" calcext:value-type="float">
            <text:p>2</text:p>
          </table:table-cell>
          <table:table-cell table:formula="of:=RANK([.O193];[.$M193:.$Q193];)" office:value-type="float" office:value="2" calcext:value-type="float">
            <text:p>2</text:p>
          </table:table-cell>
          <table:table-cell table:formula="of:=RANK([.P193];[.$M193:.$Q193];)" office:value-type="float" office:value="1" calcext:value-type="float">
            <text:p>1</text:p>
          </table:table-cell>
          <table:table-cell table:formula="of:=RANK([.Q193];[.$M193:.$Q193];)" office:value-type="float" office:value="4" calcext:value-type="float">
            <text:p>4</text:p>
          </table:table-cell>
          <table:table-cell table:formula="of:=RANK([.R193];[.$R193:.$V193];)" office:value-type="float" office:value="5" calcext:value-type="float">
            <text:p>5</text:p>
          </table:table-cell>
          <table:table-cell table:formula="of:=RANK([.S193];[.$R193:.$V193];)" office:value-type="float" office:value="3" calcext:value-type="float">
            <text:p>3</text:p>
          </table:table-cell>
          <table:table-cell table:formula="of:=RANK([.T193];[.$R193:.$V193];)" office:value-type="float" office:value="2" calcext:value-type="float">
            <text:p>2</text:p>
          </table:table-cell>
          <table:table-cell table:formula="of:=RANK([.U193];[.$R193:.$V193];)" office:value-type="float" office:value="1" calcext:value-type="float">
            <text:p>1</text:p>
          </table:table-cell>
          <table:table-cell table:formula="of:=RANK([.V193];[.$R193:.$V193];)" office:value-type="float" office:value="4" calcext:value-type="float">
            <text:p>4</text:p>
          </table:table-cell>
          <table:table-cell table:formula="of:=RANK([.W193];[.$W193:.$AA193];)" office:value-type="float" office:value="5" calcext:value-type="float">
            <text:p>5</text:p>
          </table:table-cell>
          <table:table-cell table:formula="of:=RANK([.X193];[.$W193:.$AA193];)" office:value-type="float" office:value="1" calcext:value-type="float">
            <text:p>1</text:p>
          </table:table-cell>
          <table:table-cell table:formula="of:=RANK([.Y193];[.$W193:.$AA193];)" office:value-type="float" office:value="2" calcext:value-type="float">
            <text:p>2</text:p>
          </table:table-cell>
          <table:table-cell table:formula="of:=RANK([.Z193];[.$W193:.$AA193];)" office:value-type="float" office:value="3" calcext:value-type="float">
            <text:p>3</text:p>
          </table:table-cell>
          <table:table-cell table:formula="of:=RANK([.AA193];[.$W193:.$AA193];)" office:value-type="float" office:value="4" calcext:value-type="float">
            <text:p>4</text:p>
          </table:table-cell>
          <table:table-cell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94]; OFFSET([.$C194]; 0; 0; 1; 5))" office:value-type="float" office:value="1" calcext:value-type="float">
            <text:p>1</text:p>
          </table:table-cell>
          <table:table-cell table:formula="of:=RANK([.D194]; OFFSET([.$C194]; 0; 0; 1; 5))" office:value-type="float" office:value="3" calcext:value-type="float">
            <text:p>3</text:p>
          </table:table-cell>
          <table:table-cell table:formula="of:=RANK([.E194]; OFFSET([.$C194]; 0; 0; 1; 5))" office:value-type="float" office:value="1" calcext:value-type="float">
            <text:p>1</text:p>
          </table:table-cell>
          <table:table-cell table:formula="of:=RANK([.F194]; OFFSET([.$C194]; 0; 0; 1; 5))" office:value-type="float" office:value="4" calcext:value-type="float">
            <text:p>4</text:p>
          </table:table-cell>
          <table:table-cell table:formula="of:=RANK([.G194]; OFFSET([.$C194]; 0; 0; 1; 5))" office:value-type="float" office:value="5" calcext:value-type="float">
            <text:p>5</text:p>
          </table:table-cell>
          <table:table-cell table:formula="of:=RANK([.H194];[.$H194:.$L194];)" office:value-type="float" office:value="1" calcext:value-type="float">
            <text:p>1</text:p>
          </table:table-cell>
          <table:table-cell table:formula="of:=RANK([.I194];[.$H194:.$L194];)" office:value-type="float" office:value="3" calcext:value-type="float">
            <text:p>3</text:p>
          </table:table-cell>
          <table:table-cell table:formula="of:=RANK([.J194];[.$H194:.$L194];)" office:value-type="float" office:value="4" calcext:value-type="float">
            <text:p>4</text:p>
          </table:table-cell>
          <table:table-cell table:formula="of:=RANK([.K194];[.$H194:.$L194];)" office:value-type="float" office:value="2" calcext:value-type="float">
            <text:p>2</text:p>
          </table:table-cell>
          <table:table-cell table:formula="of:=RANK([.L194];[.$H194:.$L194];)" office:value-type="float" office:value="5" calcext:value-type="float">
            <text:p>5</text:p>
          </table:table-cell>
          <table:table-cell table:formula="of:=RANK([.M194];[.$M194:.$Q194];)" office:value-type="float" office:value="2" calcext:value-type="float">
            <text:p>2</text:p>
          </table:table-cell>
          <table:table-cell table:formula="of:=RANK([.N194];[.$M194:.$Q194];)" office:value-type="float" office:value="2" calcext:value-type="float">
            <text:p>2</text:p>
          </table:table-cell>
          <table:table-cell table:formula="of:=RANK([.O194];[.$M194:.$Q194];)" office:value-type="float" office:value="2" calcext:value-type="float">
            <text:p>2</text:p>
          </table:table-cell>
          <table:table-cell table:formula="of:=RANK([.P194];[.$M194:.$Q194];)" office:value-type="float" office:value="1" calcext:value-type="float">
            <text:p>1</text:p>
          </table:table-cell>
          <table:table-cell table:formula="of:=RANK([.Q194];[.$M194:.$Q194];)" office:value-type="float" office:value="5" calcext:value-type="float">
            <text:p>5</text:p>
          </table:table-cell>
          <table:table-cell table:formula="of:=RANK([.R194];[.$R194:.$V194];)" office:value-type="float" office:value="2" calcext:value-type="float">
            <text:p>2</text:p>
          </table:table-cell>
          <table:table-cell table:formula="of:=RANK([.S194];[.$R194:.$V194];)" office:value-type="float" office:value="5" calcext:value-type="float">
            <text:p>5</text:p>
          </table:table-cell>
          <table:table-cell table:formula="of:=RANK([.T194];[.$R194:.$V194];)" office:value-type="float" office:value="2" calcext:value-type="float">
            <text:p>2</text:p>
          </table:table-cell>
          <table:table-cell table:formula="of:=RANK([.U194];[.$R194:.$V194];)" office:value-type="float" office:value="1" calcext:value-type="float">
            <text:p>1</text:p>
          </table:table-cell>
          <table:table-cell table:formula="of:=RANK([.V194];[.$R194:.$V194];)" office:value-type="float" office:value="2" calcext:value-type="float">
            <text:p>2</text:p>
          </table:table-cell>
          <table:table-cell table:formula="of:=RANK([.W194];[.$W194:.$AA194];)" office:value-type="float" office:value="2" calcext:value-type="float">
            <text:p>2</text:p>
          </table:table-cell>
          <table:table-cell table:formula="of:=RANK([.X194];[.$W194:.$AA194];)" office:value-type="float" office:value="1" calcext:value-type="float">
            <text:p>1</text:p>
          </table:table-cell>
          <table:table-cell table:formula="of:=RANK([.Y194];[.$W194:.$AA194];)" office:value-type="float" office:value="3" calcext:value-type="float">
            <text:p>3</text:p>
          </table:table-cell>
          <table:table-cell table:formula="of:=RANK([.Z194];[.$W194:.$AA194];)" office:value-type="float" office:value="5" calcext:value-type="float">
            <text:p>5</text:p>
          </table:table-cell>
          <table:table-cell table:formula="of:=RANK([.AA194];[.$W194:.$AA194];)" office:value-type="float" office:value="4" calcext:value-type="float">
            <text:p>4</text:p>
          </table:table-cell>
          <table:table-cell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195]; OFFSET([.$C195]; 0; 0; 1; 5))" office:value-type="float" office:value="5" calcext:value-type="float">
            <text:p>5</text:p>
          </table:table-cell>
          <table:table-cell table:formula="of:=RANK([.D195]; OFFSET([.$C195]; 0; 0; 1; 5))" office:value-type="float" office:value="1" calcext:value-type="float">
            <text:p>1</text:p>
          </table:table-cell>
          <table:table-cell table:formula="of:=RANK([.E195]; OFFSET([.$C195]; 0; 0; 1; 5))" office:value-type="float" office:value="1" calcext:value-type="float">
            <text:p>1</text:p>
          </table:table-cell>
          <table:table-cell table:formula="of:=RANK([.F195]; OFFSET([.$C195]; 0; 0; 1; 5))" office:value-type="float" office:value="4" calcext:value-type="float">
            <text:p>4</text:p>
          </table:table-cell>
          <table:table-cell table:formula="of:=RANK([.G195]; OFFSET([.$C195]; 0; 0; 1; 5))" office:value-type="float" office:value="3" calcext:value-type="float">
            <text:p>3</text:p>
          </table:table-cell>
          <table:table-cell table:formula="of:=RANK([.H195];[.$H195:.$L195];)" office:value-type="float" office:value="5" calcext:value-type="float">
            <text:p>5</text:p>
          </table:table-cell>
          <table:table-cell table:formula="of:=RANK([.I195];[.$H195:.$L195];)" office:value-type="float" office:value="3" calcext:value-type="float">
            <text:p>3</text:p>
          </table:table-cell>
          <table:table-cell table:formula="of:=RANK([.J195];[.$H195:.$L195];)" office:value-type="float" office:value="3" calcext:value-type="float">
            <text:p>3</text:p>
          </table:table-cell>
          <table:table-cell table:formula="of:=RANK([.K195];[.$H195:.$L195];)" office:value-type="float" office:value="2" calcext:value-type="float">
            <text:p>2</text:p>
          </table:table-cell>
          <table:table-cell table:formula="of:=RANK([.L195];[.$H195:.$L195];)" office:value-type="float" office:value="1" calcext:value-type="float">
            <text:p>1</text:p>
          </table:table-cell>
          <table:table-cell table:formula="of:=RANK([.M195];[.$M195:.$Q195];)" office:value-type="float" office:value="1" calcext:value-type="float">
            <text:p>1</text:p>
          </table:table-cell>
          <table:table-cell table:formula="of:=RANK([.N195];[.$M195:.$Q195];)" office:value-type="float" office:value="3" calcext:value-type="float">
            <text:p>3</text:p>
          </table:table-cell>
          <table:table-cell table:formula="of:=RANK([.O195];[.$M195:.$Q195];)" office:value-type="float" office:value="3" calcext:value-type="float">
            <text:p>3</text:p>
          </table:table-cell>
          <table:table-cell table:formula="of:=RANK([.P195];[.$M195:.$Q195];)" office:value-type="float" office:value="3" calcext:value-type="float">
            <text:p>3</text:p>
          </table:table-cell>
          <table:table-cell table:formula="of:=RANK([.Q195];[.$M195:.$Q195];)" office:value-type="float" office:value="2" calcext:value-type="float">
            <text:p>2</text:p>
          </table:table-cell>
          <table:table-cell table:formula="of:=RANK([.R195];[.$R195:.$V195];)" office:value-type="float" office:value="1" calcext:value-type="float">
            <text:p>1</text:p>
          </table:table-cell>
          <table:table-cell table:formula="of:=RANK([.S195];[.$R195:.$V195];)" office:value-type="float" office:value="1" calcext:value-type="float">
            <text:p>1</text:p>
          </table:table-cell>
          <table:table-cell table:formula="of:=RANK([.T195];[.$R195:.$V195];)" office:value-type="float" office:value="1" calcext:value-type="float">
            <text:p>1</text:p>
          </table:table-cell>
          <table:table-cell table:formula="of:=RANK([.U195];[.$R195:.$V195];)" office:value-type="float" office:value="1" calcext:value-type="float">
            <text:p>1</text:p>
          </table:table-cell>
          <table:table-cell table:formula="of:=RANK([.V195];[.$R195:.$V195];)" office:value-type="float" office:value="1" calcext:value-type="float">
            <text:p>1</text:p>
          </table:table-cell>
          <table:table-cell table:formula="of:=RANK([.W195];[.$W195:.$AA195];)" office:value-type="float" office:value="4" calcext:value-type="float">
            <text:p>4</text:p>
          </table:table-cell>
          <table:table-cell table:formula="of:=RANK([.X195];[.$W195:.$AA195];)" office:value-type="float" office:value="1" calcext:value-type="float">
            <text:p>1</text:p>
          </table:table-cell>
          <table:table-cell table:formula="of:=RANK([.Y195];[.$W195:.$AA195];)" office:value-type="float" office:value="2" calcext:value-type="float">
            <text:p>2</text:p>
          </table:table-cell>
          <table:table-cell table:formula="of:=RANK([.Z195];[.$W195:.$AA195];)" office:value-type="float" office:value="3" calcext:value-type="float">
            <text:p>3</text:p>
          </table:table-cell>
          <table:table-cell table:formula="of:=RANK([.AA195];[.$W195:.$AA195];)" office:value-type="float" office:value="5" calcext:value-type="float">
            <text:p>5</text:p>
          </table:table-cell>
          <table:table-cell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96]; OFFSET([.$C196]; 0; 0; 1; 5))" office:value-type="float" office:value="5" calcext:value-type="float">
            <text:p>5</text:p>
          </table:table-cell>
          <table:table-cell table:formula="of:=RANK([.D196]; OFFSET([.$C196]; 0; 0; 1; 5))" office:value-type="float" office:value="1" calcext:value-type="float">
            <text:p>1</text:p>
          </table:table-cell>
          <table:table-cell table:formula="of:=RANK([.E196]; OFFSET([.$C196]; 0; 0; 1; 5))" office:value-type="float" office:value="1" calcext:value-type="float">
            <text:p>1</text:p>
          </table:table-cell>
          <table:table-cell table:formula="of:=RANK([.F196]; OFFSET([.$C196]; 0; 0; 1; 5))" office:value-type="float" office:value="3" calcext:value-type="float">
            <text:p>3</text:p>
          </table:table-cell>
          <table:table-cell table:formula="of:=RANK([.G196]; OFFSET([.$C196]; 0; 0; 1; 5))" office:value-type="float" office:value="4" calcext:value-type="float">
            <text:p>4</text:p>
          </table:table-cell>
          <table:table-cell table:formula="of:=RANK([.H196];[.$H196:.$L196];)" office:value-type="float" office:value="3" calcext:value-type="float">
            <text:p>3</text:p>
          </table:table-cell>
          <table:table-cell table:formula="of:=RANK([.I196];[.$H196:.$L196];)" office:value-type="float" office:value="4" calcext:value-type="float">
            <text:p>4</text:p>
          </table:table-cell>
          <table:table-cell table:formula="of:=RANK([.J196];[.$H196:.$L196];)" office:value-type="float" office:value="4" calcext:value-type="float">
            <text:p>4</text:p>
          </table:table-cell>
          <table:table-cell table:formula="of:=RANK([.K196];[.$H196:.$L196];)" office:value-type="float" office:value="2" calcext:value-type="float">
            <text:p>2</text:p>
          </table:table-cell>
          <table:table-cell table:formula="of:=RANK([.L196];[.$H196:.$L196];)" office:value-type="float" office:value="1" calcext:value-type="float">
            <text:p>1</text:p>
          </table:table-cell>
          <table:table-cell table:formula="of:=RANK([.M196];[.$M196:.$Q196];)" office:value-type="float" office:value="4" calcext:value-type="float">
            <text:p>4</text:p>
          </table:table-cell>
          <table:table-cell table:formula="of:=RANK([.N196];[.$M196:.$Q196];)" office:value-type="float" office:value="2" calcext:value-type="float">
            <text:p>2</text:p>
          </table:table-cell>
          <table:table-cell table:formula="of:=RANK([.O196];[.$M196:.$Q196];)" office:value-type="float" office:value="2" calcext:value-type="float">
            <text:p>2</text:p>
          </table:table-cell>
          <table:table-cell table:formula="of:=RANK([.P196];[.$M196:.$Q196];)" office:value-type="float" office:value="1" calcext:value-type="float">
            <text:p>1</text:p>
          </table:table-cell>
          <table:table-cell table:formula="of:=RANK([.Q196];[.$M196:.$Q196];)" office:value-type="float" office:value="5" calcext:value-type="float">
            <text:p>5</text:p>
          </table:table-cell>
          <table:table-cell table:formula="of:=RANK([.R196];[.$R196:.$V196];)" office:value-type="float" office:value="1" calcext:value-type="float">
            <text:p>1</text:p>
          </table:table-cell>
          <table:table-cell table:formula="of:=RANK([.S196];[.$R196:.$V196];)" office:value-type="float" office:value="1" calcext:value-type="float">
            <text:p>1</text:p>
          </table:table-cell>
          <table:table-cell table:formula="of:=RANK([.T196];[.$R196:.$V196];)" office:value-type="float" office:value="1" calcext:value-type="float">
            <text:p>1</text:p>
          </table:table-cell>
          <table:table-cell table:formula="of:=RANK([.U196];[.$R196:.$V196];)" office:value-type="float" office:value="1" calcext:value-type="float">
            <text:p>1</text:p>
          </table:table-cell>
          <table:table-cell table:formula="of:=RANK([.V196];[.$R196:.$V196];)" office:value-type="float" office:value="1" calcext:value-type="float">
            <text:p>1</text:p>
          </table:table-cell>
          <table:table-cell table:formula="of:=RANK([.W196];[.$W196:.$AA196];)" office:value-type="float" office:value="4" calcext:value-type="float">
            <text:p>4</text:p>
          </table:table-cell>
          <table:table-cell table:formula="of:=RANK([.X196];[.$W196:.$AA196];)" office:value-type="float" office:value="1" calcext:value-type="float">
            <text:p>1</text:p>
          </table:table-cell>
          <table:table-cell table:formula="of:=RANK([.Y196];[.$W196:.$AA196];)" office:value-type="float" office:value="2" calcext:value-type="float">
            <text:p>2</text:p>
          </table:table-cell>
          <table:table-cell table:formula="of:=RANK([.Z196];[.$W196:.$AA196];)" office:value-type="float" office:value="5" calcext:value-type="float">
            <text:p>5</text:p>
          </table:table-cell>
          <table:table-cell table:formula="of:=RANK([.AA196];[.$W196:.$AA196];)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197]; OFFSET([.$C197]; 0; 0; 1; 5))" office:value-type="float" office:value="5" calcext:value-type="float">
            <text:p>5</text:p>
          </table:table-cell>
          <table:table-cell table:formula="of:=RANK([.D197]; OFFSET([.$C197]; 0; 0; 1; 5))" office:value-type="float" office:value="2" calcext:value-type="float">
            <text:p>2</text:p>
          </table:table-cell>
          <table:table-cell table:formula="of:=RANK([.E197]; OFFSET([.$C197]; 0; 0; 1; 5))" office:value-type="float" office:value="1" calcext:value-type="float">
            <text:p>1</text:p>
          </table:table-cell>
          <table:table-cell table:formula="of:=RANK([.F197]; OFFSET([.$C197]; 0; 0; 1; 5))" office:value-type="float" office:value="4" calcext:value-type="float">
            <text:p>4</text:p>
          </table:table-cell>
          <table:table-cell table:formula="of:=RANK([.G197]; OFFSET([.$C197]; 0; 0; 1; 5))" office:value-type="float" office:value="2" calcext:value-type="float">
            <text:p>2</text:p>
          </table:table-cell>
          <table:table-cell table:formula="of:=RANK([.H197];[.$H197:.$L197];)" office:value-type="float" office:value="5" calcext:value-type="float">
            <text:p>5</text:p>
          </table:table-cell>
          <table:table-cell table:formula="of:=RANK([.I197];[.$H197:.$L197];)" office:value-type="float" office:value="3" calcext:value-type="float">
            <text:p>3</text:p>
          </table:table-cell>
          <table:table-cell table:formula="of:=RANK([.J197];[.$H197:.$L197];)" office:value-type="float" office:value="2" calcext:value-type="float">
            <text:p>2</text:p>
          </table:table-cell>
          <table:table-cell table:formula="of:=RANK([.K197];[.$H197:.$L197];)" office:value-type="float" office:value="1" calcext:value-type="float">
            <text:p>1</text:p>
          </table:table-cell>
          <table:table-cell table:formula="of:=RANK([.L197];[.$H197:.$L197];)" office:value-type="float" office:value="3" calcext:value-type="float">
            <text:p>3</text:p>
          </table:table-cell>
          <table:table-cell table:formula="of:=RANK([.M197];[.$M197:.$Q197];)" office:value-type="float" office:value="5" calcext:value-type="float">
            <text:p>5</text:p>
          </table:table-cell>
          <table:table-cell table:formula="of:=RANK([.N197];[.$M197:.$Q197];)" office:value-type="float" office:value="4" calcext:value-type="float">
            <text:p>4</text:p>
          </table:table-cell>
          <table:table-cell table:formula="of:=RANK([.O197];[.$M197:.$Q197];)" office:value-type="float" office:value="2" calcext:value-type="float">
            <text:p>2</text:p>
          </table:table-cell>
          <table:table-cell table:formula="of:=RANK([.P197];[.$M197:.$Q197];)" office:value-type="float" office:value="1" calcext:value-type="float">
            <text:p>1</text:p>
          </table:table-cell>
          <table:table-cell table:formula="of:=RANK([.Q197];[.$M197:.$Q197];)" office:value-type="float" office:value="3" calcext:value-type="float">
            <text:p>3</text:p>
          </table:table-cell>
          <table:table-cell table:formula="of:=RANK([.R197];[.$R197:.$V197];)" office:value-type="float" office:value="5" calcext:value-type="float">
            <text:p>5</text:p>
          </table:table-cell>
          <table:table-cell table:formula="of:=RANK([.S197];[.$R197:.$V197];)" office:value-type="float" office:value="3" calcext:value-type="float">
            <text:p>3</text:p>
          </table:table-cell>
          <table:table-cell table:formula="of:=RANK([.T197];[.$R197:.$V197];)" office:value-type="float" office:value="2" calcext:value-type="float">
            <text:p>2</text:p>
          </table:table-cell>
          <table:table-cell table:formula="of:=RANK([.U197];[.$R197:.$V197];)" office:value-type="float" office:value="4" calcext:value-type="float">
            <text:p>4</text:p>
          </table:table-cell>
          <table:table-cell table:formula="of:=RANK([.V197];[.$R197:.$V197];)" office:value-type="float" office:value="1" calcext:value-type="float">
            <text:p>1</text:p>
          </table:table-cell>
          <table:table-cell table:formula="of:=RANK([.W197];[.$W197:.$AA197];)" office:value-type="float" office:value="5" calcext:value-type="float">
            <text:p>5</text:p>
          </table:table-cell>
          <table:table-cell table:formula="of:=RANK([.X197];[.$W197:.$AA197];)" office:value-type="float" office:value="2" calcext:value-type="float">
            <text:p>2</text:p>
          </table:table-cell>
          <table:table-cell table:formula="of:=RANK([.Y197];[.$W197:.$AA197];)" office:value-type="float" office:value="1" calcext:value-type="float">
            <text:p>1</text:p>
          </table:table-cell>
          <table:table-cell table:formula="of:=RANK([.Z197];[.$W197:.$AA197];)" office:value-type="float" office:value="4" calcext:value-type="float">
            <text:p>4</text:p>
          </table:table-cell>
          <table:table-cell table:formula="of:=RANK([.AA197];[.$W197:.$AA197];)" office:value-type="float" office:value="3" calcext:value-type="float">
            <text:p>3</text:p>
          </table:table-cell>
          <table:table-cell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98]; OFFSET([.$C198]; 0; 0; 1; 5))" office:value-type="float" office:value="2" calcext:value-type="float">
            <text:p>2</text:p>
          </table:table-cell>
          <table:table-cell table:formula="of:=RANK([.D198]; OFFSET([.$C198]; 0; 0; 1; 5))" office:value-type="float" office:value="2" calcext:value-type="float">
            <text:p>2</text:p>
          </table:table-cell>
          <table:table-cell table:formula="of:=RANK([.E198]; OFFSET([.$C198]; 0; 0; 1; 5))" office:value-type="float" office:value="1" calcext:value-type="float">
            <text:p>1</text:p>
          </table:table-cell>
          <table:table-cell table:formula="of:=RANK([.F198]; OFFSET([.$C198]; 0; 0; 1; 5))" office:value-type="float" office:value="5" calcext:value-type="float">
            <text:p>5</text:p>
          </table:table-cell>
          <table:table-cell table:formula="of:=RANK([.G198]; OFFSET([.$C198]; 0; 0; 1; 5))" office:value-type="float" office:value="2" calcext:value-type="float">
            <text:p>2</text:p>
          </table:table-cell>
          <table:table-cell table:formula="of:=RANK([.H198];[.$H198:.$L198];)" office:value-type="float" office:value="3" calcext:value-type="float">
            <text:p>3</text:p>
          </table:table-cell>
          <table:table-cell table:formula="of:=RANK([.I198];[.$H198:.$L198];)" office:value-type="float" office:value="3" calcext:value-type="float">
            <text:p>3</text:p>
          </table:table-cell>
          <table:table-cell table:formula="of:=RANK([.J198];[.$H198:.$L198];)" office:value-type="float" office:value="2" calcext:value-type="float">
            <text:p>2</text:p>
          </table:table-cell>
          <table:table-cell table:formula="of:=RANK([.K198];[.$H198:.$L198];)" office:value-type="float" office:value="1" calcext:value-type="float">
            <text:p>1</text:p>
          </table:table-cell>
          <table:table-cell table:formula="of:=RANK([.L198];[.$H198:.$L198];)" office:value-type="float" office:value="3" calcext:value-type="float">
            <text:p>3</text:p>
          </table:table-cell>
          <table:table-cell table:formula="of:=RANK([.M198];[.$M198:.$Q198];)" office:value-type="float" office:value="2" calcext:value-type="float">
            <text:p>2</text:p>
          </table:table-cell>
          <table:table-cell table:formula="of:=RANK([.N198];[.$M198:.$Q198];)" office:value-type="float" office:value="5" calcext:value-type="float">
            <text:p>5</text:p>
          </table:table-cell>
          <table:table-cell table:formula="of:=RANK([.O198];[.$M198:.$Q198];)" office:value-type="float" office:value="4" calcext:value-type="float">
            <text:p>4</text:p>
          </table:table-cell>
          <table:table-cell table:formula="of:=RANK([.P198];[.$M198:.$Q198];)" office:value-type="float" office:value="1" calcext:value-type="float">
            <text:p>1</text:p>
          </table:table-cell>
          <table:table-cell table:formula="of:=RANK([.Q198];[.$M198:.$Q198];)" office:value-type="float" office:value="2" calcext:value-type="float">
            <text:p>2</text:p>
          </table:table-cell>
          <table:table-cell table:formula="of:=RANK([.R198];[.$R198:.$V198];)" office:value-type="float" office:value="4" calcext:value-type="float">
            <text:p>4</text:p>
          </table:table-cell>
          <table:table-cell table:formula="of:=RANK([.S198];[.$R198:.$V198];)" office:value-type="float" office:value="2" calcext:value-type="float">
            <text:p>2</text:p>
          </table:table-cell>
          <table:table-cell table:formula="of:=RANK([.T198];[.$R198:.$V198];)" office:value-type="float" office:value="1" calcext:value-type="float">
            <text:p>1</text:p>
          </table:table-cell>
          <table:table-cell table:formula="of:=RANK([.U198];[.$R198:.$V198];)" office:value-type="float" office:value="3" calcext:value-type="float">
            <text:p>3</text:p>
          </table:table-cell>
          <table:table-cell table:formula="of:=RANK([.V198];[.$R198:.$V198];)" office:value-type="float" office:value="4" calcext:value-type="float">
            <text:p>4</text:p>
          </table:table-cell>
          <table:table-cell table:formula="of:=RANK([.W198];[.$W198:.$AA198];)" office:value-type="float" office:value="1" calcext:value-type="float">
            <text:p>1</text:p>
          </table:table-cell>
          <table:table-cell table:formula="of:=RANK([.X198];[.$W198:.$AA198];)" office:value-type="float" office:value="4" calcext:value-type="float">
            <text:p>4</text:p>
          </table:table-cell>
          <table:table-cell table:formula="of:=RANK([.Y198];[.$W198:.$AA198];)" office:value-type="float" office:value="3" calcext:value-type="float">
            <text:p>3</text:p>
          </table:table-cell>
          <table:table-cell table:formula="of:=RANK([.Z198];[.$W198:.$AA198];)" office:value-type="float" office:value="5" calcext:value-type="float">
            <text:p>5</text:p>
          </table:table-cell>
          <table:table-cell table:formula="of:=RANK([.AA198];[.$W198:.$AA198];)" office:value-type="float" office:value="2" calcext:value-type="float">
            <text:p>2</text:p>
          </table:table-cell>
          <table:table-cell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99]; OFFSET([.$C199]; 0; 0; 1; 5))" office:value-type="float" office:value="5" calcext:value-type="float">
            <text:p>5</text:p>
          </table:table-cell>
          <table:table-cell table:formula="of:=RANK([.D199]; OFFSET([.$C199]; 0; 0; 1; 5))" office:value-type="float" office:value="3" calcext:value-type="float">
            <text:p>3</text:p>
          </table:table-cell>
          <table:table-cell table:formula="of:=RANK([.E199]; OFFSET([.$C199]; 0; 0; 1; 5))" office:value-type="float" office:value="2" calcext:value-type="float">
            <text:p>2</text:p>
          </table:table-cell>
          <table:table-cell table:formula="of:=RANK([.F199]; OFFSET([.$C199]; 0; 0; 1; 5))" office:value-type="float" office:value="1" calcext:value-type="float">
            <text:p>1</text:p>
          </table:table-cell>
          <table:table-cell table:formula="of:=RANK([.G199]; OFFSET([.$C199]; 0; 0; 1; 5))" office:value-type="float" office:value="4" calcext:value-type="float">
            <text:p>4</text:p>
          </table:table-cell>
          <table:table-cell table:formula="of:=RANK([.H199];[.$H199:.$L199];)" office:value-type="float" office:value="5" calcext:value-type="float">
            <text:p>5</text:p>
          </table:table-cell>
          <table:table-cell table:formula="of:=RANK([.I199];[.$H199:.$L199];)" office:value-type="float" office:value="3" calcext:value-type="float">
            <text:p>3</text:p>
          </table:table-cell>
          <table:table-cell table:formula="of:=RANK([.J199];[.$H199:.$L199];)" office:value-type="float" office:value="2" calcext:value-type="float">
            <text:p>2</text:p>
          </table:table-cell>
          <table:table-cell table:formula="of:=RANK([.K199];[.$H199:.$L199];)" office:value-type="float" office:value="4" calcext:value-type="float">
            <text:p>4</text:p>
          </table:table-cell>
          <table:table-cell table:formula="of:=RANK([.L199];[.$H199:.$L199];)" office:value-type="float" office:value="1" calcext:value-type="float">
            <text:p>1</text:p>
          </table:table-cell>
          <table:table-cell table:formula="of:=RANK([.M199];[.$M199:.$Q199];)" office:value-type="float" office:value="1" calcext:value-type="float">
            <text:p>1</text:p>
          </table:table-cell>
          <table:table-cell table:formula="of:=RANK([.N199];[.$M199:.$Q199];)" office:value-type="float" office:value="4" calcext:value-type="float">
            <text:p>4</text:p>
          </table:table-cell>
          <table:table-cell table:formula="of:=RANK([.O199];[.$M199:.$Q199];)" office:value-type="float" office:value="5" calcext:value-type="float">
            <text:p>5</text:p>
          </table:table-cell>
          <table:table-cell table:formula="of:=RANK([.P199];[.$M199:.$Q199];)" office:value-type="float" office:value="2" calcext:value-type="float">
            <text:p>2</text:p>
          </table:table-cell>
          <table:table-cell table:formula="of:=RANK([.Q199];[.$M199:.$Q199];)" office:value-type="float" office:value="3" calcext:value-type="float">
            <text:p>3</text:p>
          </table:table-cell>
          <table:table-cell table:formula="of:=RANK([.R199];[.$R199:.$V199];)" office:value-type="float" office:value="5" calcext:value-type="float">
            <text:p>5</text:p>
          </table:table-cell>
          <table:table-cell table:formula="of:=RANK([.S199];[.$R199:.$V199];)" office:value-type="float" office:value="2" calcext:value-type="float">
            <text:p>2</text:p>
          </table:table-cell>
          <table:table-cell table:formula="of:=RANK([.T199];[.$R199:.$V199];)" office:value-type="float" office:value="1" calcext:value-type="float">
            <text:p>1</text:p>
          </table:table-cell>
          <table:table-cell table:formula="of:=RANK([.U199];[.$R199:.$V199];)" office:value-type="float" office:value="4" calcext:value-type="float">
            <text:p>4</text:p>
          </table:table-cell>
          <table:table-cell table:formula="of:=RANK([.V199];[.$R199:.$V199];)" office:value-type="float" office:value="3" calcext:value-type="float">
            <text:p>3</text:p>
          </table:table-cell>
          <table:table-cell table:formula="of:=RANK([.W199];[.$W199:.$AA199];)" office:value-type="float" office:value="3" calcext:value-type="float">
            <text:p>3</text:p>
          </table:table-cell>
          <table:table-cell table:formula="of:=RANK([.X199];[.$W199:.$AA199];)" office:value-type="float" office:value="2" calcext:value-type="float">
            <text:p>2</text:p>
          </table:table-cell>
          <table:table-cell table:formula="of:=RANK([.Y199];[.$W199:.$AA199];)" office:value-type="float" office:value="1" calcext:value-type="float">
            <text:p>1</text:p>
          </table:table-cell>
          <table:table-cell table:formula="of:=RANK([.Z199];[.$W199:.$AA199];)" office:value-type="float" office:value="4" calcext:value-type="float">
            <text:p>4</text:p>
          </table:table-cell>
          <table:table-cell table:formula="of:=RANK([.AA199];[.$W199:.$AA199];)" office:value-type="float" office:value="5" calcext:value-type="float">
            <text:p>5</text:p>
          </table:table-cell>
          <table:table-cell/>
          <table:table-cell table:style-name="ce899"/>
          <table:table-cell table:style-name="ce900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00]; OFFSET([.$C200]; 0; 0; 1; 5))" office:value-type="float" office:value="4" calcext:value-type="float">
            <text:p>4</text:p>
          </table:table-cell>
          <table:table-cell table:formula="of:=RANK([.D200]; OFFSET([.$C200]; 0; 0; 1; 5))" office:value-type="float" office:value="3" calcext:value-type="float">
            <text:p>3</text:p>
          </table:table-cell>
          <table:table-cell table:formula="of:=RANK([.E200]; OFFSET([.$C200]; 0; 0; 1; 5))" office:value-type="float" office:value="2" calcext:value-type="float">
            <text:p>2</text:p>
          </table:table-cell>
          <table:table-cell table:formula="of:=RANK([.F200]; OFFSET([.$C200]; 0; 0; 1; 5))" office:value-type="float" office:value="1" calcext:value-type="float">
            <text:p>1</text:p>
          </table:table-cell>
          <table:table-cell table:formula="of:=RANK([.G200]; OFFSET([.$C200]; 0; 0; 1; 5))" office:value-type="float" office:value="5" calcext:value-type="float">
            <text:p>5</text:p>
          </table:table-cell>
          <table:table-cell table:formula="of:=RANK([.H200];[.$H200:.$L200];)" office:value-type="float" office:value="1" calcext:value-type="float">
            <text:p>1</text:p>
          </table:table-cell>
          <table:table-cell table:formula="of:=RANK([.I200];[.$H200:.$L200];)" office:value-type="float" office:value="4" calcext:value-type="float">
            <text:p>4</text:p>
          </table:table-cell>
          <table:table-cell table:formula="of:=RANK([.J200];[.$H200:.$L200];)" office:value-type="float" office:value="3" calcext:value-type="float">
            <text:p>3</text:p>
          </table:table-cell>
          <table:table-cell table:formula="of:=RANK([.K200];[.$H200:.$L200];)" office:value-type="float" office:value="5" calcext:value-type="float">
            <text:p>5</text:p>
          </table:table-cell>
          <table:table-cell table:formula="of:=RANK([.L200];[.$H200:.$L200];)" office:value-type="float" office:value="1" calcext:value-type="float">
            <text:p>1</text:p>
          </table:table-cell>
          <table:table-cell table:formula="of:=RANK([.M200];[.$M200:.$Q200];)" office:value-type="float" office:value="2" calcext:value-type="float">
            <text:p>2</text:p>
          </table:table-cell>
          <table:table-cell table:formula="of:=RANK([.N200];[.$M200:.$Q200];)" office:value-type="float" office:value="4" calcext:value-type="float">
            <text:p>4</text:p>
          </table:table-cell>
          <table:table-cell table:formula="of:=RANK([.O200];[.$M200:.$Q200];)" office:value-type="float" office:value="5" calcext:value-type="float">
            <text:p>5</text:p>
          </table:table-cell>
          <table:table-cell table:formula="of:=RANK([.P200];[.$M200:.$Q200];)" office:value-type="float" office:value="1" calcext:value-type="float">
            <text:p>1</text:p>
          </table:table-cell>
          <table:table-cell table:formula="of:=RANK([.Q200];[.$M200:.$Q200];)" office:value-type="float" office:value="3" calcext:value-type="float">
            <text:p>3</text:p>
          </table:table-cell>
          <table:table-cell table:formula="of:=RANK([.R200];[.$R200:.$V200];)" office:value-type="float" office:value="5" calcext:value-type="float">
            <text:p>5</text:p>
          </table:table-cell>
          <table:table-cell table:formula="of:=RANK([.S200];[.$R200:.$V200];)" office:value-type="float" office:value="2" calcext:value-type="float">
            <text:p>2</text:p>
          </table:table-cell>
          <table:table-cell table:formula="of:=RANK([.T200];[.$R200:.$V200];)" office:value-type="float" office:value="1" calcext:value-type="float">
            <text:p>1</text:p>
          </table:table-cell>
          <table:table-cell table:formula="of:=RANK([.U200];[.$R200:.$V200];)" office:value-type="float" office:value="4" calcext:value-type="float">
            <text:p>4</text:p>
          </table:table-cell>
          <table:table-cell table:formula="of:=RANK([.V200];[.$R200:.$V200];)" office:value-type="float" office:value="3" calcext:value-type="float">
            <text:p>3</text:p>
          </table:table-cell>
          <table:table-cell table:formula="of:=RANK([.W200];[.$W200:.$AA200];)" office:value-type="float" office:value="3" calcext:value-type="float">
            <text:p>3</text:p>
          </table:table-cell>
          <table:table-cell table:formula="of:=RANK([.X200];[.$W200:.$AA200];)" office:value-type="float" office:value="5" calcext:value-type="float">
            <text:p>5</text:p>
          </table:table-cell>
          <table:table-cell table:formula="of:=RANK([.Y200];[.$W200:.$AA200];)" office:value-type="float" office:value="2" calcext:value-type="float">
            <text:p>2</text:p>
          </table:table-cell>
          <table:table-cell table:formula="of:=RANK([.Z200];[.$W200:.$AA200];)" office:value-type="float" office:value="1" calcext:value-type="float">
            <text:p>1</text:p>
          </table:table-cell>
          <table:table-cell table:formula="of:=RANK([.AA200];[.$W200:.$AA200];)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201]; OFFSET([.$C201]; 0; 0; 1; 5))" office:value-type="float" office:value="5" calcext:value-type="float">
            <text:p>5</text:p>
          </table:table-cell>
          <table:table-cell table:formula="of:=RANK([.D201]; OFFSET([.$C201]; 0; 0; 1; 5))" office:value-type="float" office:value="3" calcext:value-type="float">
            <text:p>3</text:p>
          </table:table-cell>
          <table:table-cell table:formula="of:=RANK([.E201]; OFFSET([.$C201]; 0; 0; 1; 5))" office:value-type="float" office:value="2" calcext:value-type="float">
            <text:p>2</text:p>
          </table:table-cell>
          <table:table-cell table:formula="of:=RANK([.F201]; OFFSET([.$C201]; 0; 0; 1; 5))" office:value-type="float" office:value="1" calcext:value-type="float">
            <text:p>1</text:p>
          </table:table-cell>
          <table:table-cell table:formula="of:=RANK([.G201]; OFFSET([.$C201]; 0; 0; 1; 5))" office:value-type="float" office:value="4" calcext:value-type="float">
            <text:p>4</text:p>
          </table:table-cell>
          <table:table-cell table:formula="of:=RANK([.H201];[.$H201:.$L201];)" office:value-type="float" office:value="5" calcext:value-type="float">
            <text:p>5</text:p>
          </table:table-cell>
          <table:table-cell table:formula="of:=RANK([.I201];[.$H201:.$L201];)" office:value-type="float" office:value="2" calcext:value-type="float">
            <text:p>2</text:p>
          </table:table-cell>
          <table:table-cell table:formula="of:=RANK([.J201];[.$H201:.$L201];)" office:value-type="float" office:value="2" calcext:value-type="float">
            <text:p>2</text:p>
          </table:table-cell>
          <table:table-cell table:formula="of:=RANK([.K201];[.$H201:.$L201];)" office:value-type="float" office:value="4" calcext:value-type="float">
            <text:p>4</text:p>
          </table:table-cell>
          <table:table-cell table:formula="of:=RANK([.L201];[.$H201:.$L201];)" office:value-type="float" office:value="1" calcext:value-type="float">
            <text:p>1</text:p>
          </table:table-cell>
          <table:table-cell table:formula="of:=RANK([.M201];[.$M201:.$Q201];)" office:value-type="float" office:value="1" calcext:value-type="float">
            <text:p>1</text:p>
          </table:table-cell>
          <table:table-cell table:formula="of:=RANK([.N201];[.$M201:.$Q201];)" office:value-type="float" office:value="2" calcext:value-type="float">
            <text:p>2</text:p>
          </table:table-cell>
          <table:table-cell table:formula="of:=RANK([.O201];[.$M201:.$Q201];)" office:value-type="float" office:value="4" calcext:value-type="float">
            <text:p>4</text:p>
          </table:table-cell>
          <table:table-cell table:formula="of:=RANK([.P201];[.$M201:.$Q201];)" office:value-type="float" office:value="5" calcext:value-type="float">
            <text:p>5</text:p>
          </table:table-cell>
          <table:table-cell table:formula="of:=RANK([.Q201];[.$M201:.$Q201];)" office:value-type="float" office:value="3" calcext:value-type="float">
            <text:p>3</text:p>
          </table:table-cell>
          <table:table-cell table:formula="of:=RANK([.R201];[.$R201:.$V201];)" office:value-type="float" office:value="5" calcext:value-type="float">
            <text:p>5</text:p>
          </table:table-cell>
          <table:table-cell table:formula="of:=RANK([.S201];[.$R201:.$V201];)" office:value-type="float" office:value="2" calcext:value-type="float">
            <text:p>2</text:p>
          </table:table-cell>
          <table:table-cell table:formula="of:=RANK([.T201];[.$R201:.$V201];)" office:value-type="float" office:value="3" calcext:value-type="float">
            <text:p>3</text:p>
          </table:table-cell>
          <table:table-cell table:formula="of:=RANK([.U201];[.$R201:.$V201];)" office:value-type="float" office:value="1" calcext:value-type="float">
            <text:p>1</text:p>
          </table:table-cell>
          <table:table-cell table:formula="of:=RANK([.V201];[.$R201:.$V201];)" office:value-type="float" office:value="4" calcext:value-type="float">
            <text:p>4</text:p>
          </table:table-cell>
          <table:table-cell table:formula="of:=RANK([.W201];[.$W201:.$AA201];)" office:value-type="float" office:value="2" calcext:value-type="float">
            <text:p>2</text:p>
          </table:table-cell>
          <table:table-cell table:formula="of:=RANK([.X201];[.$W201:.$AA201];)" office:value-type="float" office:value="3" calcext:value-type="float">
            <text:p>3</text:p>
          </table:table-cell>
          <table:table-cell table:formula="of:=RANK([.Y201];[.$W201:.$AA201];)" office:value-type="float" office:value="5" calcext:value-type="float">
            <text:p>5</text:p>
          </table:table-cell>
          <table:table-cell table:formula="of:=RANK([.Z201];[.$W201:.$AA201];)" office:value-type="float" office:value="1" calcext:value-type="float">
            <text:p>1</text:p>
          </table:table-cell>
          <table:table-cell table:formula="of:=RANK([.AA201];[.$W201:.$AA201];)" office:value-type="float" office:value="4" calcext:value-type="float">
            <text:p>4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02]; OFFSET([.$C202]; 0; 0; 1; 5))" office:value-type="float" office:value="3" calcext:value-type="float">
            <text:p>3</text:p>
          </table:table-cell>
          <table:table-cell table:formula="of:=RANK([.D202]; OFFSET([.$C202]; 0; 0; 1; 5))" office:value-type="float" office:value="2" calcext:value-type="float">
            <text:p>2</text:p>
          </table:table-cell>
          <table:table-cell table:formula="of:=RANK([.E202]; OFFSET([.$C202]; 0; 0; 1; 5))" office:value-type="float" office:value="1" calcext:value-type="float">
            <text:p>1</text:p>
          </table:table-cell>
          <table:table-cell table:formula="of:=RANK([.F202]; OFFSET([.$C202]; 0; 0; 1; 5))" office:value-type="float" office:value="5" calcext:value-type="float">
            <text:p>5</text:p>
          </table:table-cell>
          <table:table-cell table:formula="of:=RANK([.G202]; OFFSET([.$C202]; 0; 0; 1; 5))" office:value-type="float" office:value="3" calcext:value-type="float">
            <text:p>3</text:p>
          </table:table-cell>
          <table:table-cell table:formula="of:=RANK([.H202];[.$H202:.$L202];)" office:value-type="float" office:value="1" calcext:value-type="float">
            <text:p>1</text:p>
          </table:table-cell>
          <table:table-cell table:formula="of:=RANK([.I202];[.$H202:.$L202];)" office:value-type="float" office:value="3" calcext:value-type="float">
            <text:p>3</text:p>
          </table:table-cell>
          <table:table-cell table:formula="of:=RANK([.J202];[.$H202:.$L202];)" office:value-type="float" office:value="3" calcext:value-type="float">
            <text:p>3</text:p>
          </table:table-cell>
          <table:table-cell table:formula="of:=RANK([.K202];[.$H202:.$L202];)" office:value-type="float" office:value="5" calcext:value-type="float">
            <text:p>5</text:p>
          </table:table-cell>
          <table:table-cell table:formula="of:=RANK([.L202];[.$H202:.$L202];)" office:value-type="float" office:value="2" calcext:value-type="float">
            <text:p>2</text:p>
          </table:table-cell>
          <table:table-cell table:formula="of:=RANK([.M202];[.$M202:.$Q202];)" office:value-type="float" office:value="2" calcext:value-type="float">
            <text:p>2</text:p>
          </table:table-cell>
          <table:table-cell table:formula="of:=RANK([.N202];[.$M202:.$Q202];)" office:value-type="float" office:value="3" calcext:value-type="float">
            <text:p>3</text:p>
          </table:table-cell>
          <table:table-cell table:formula="of:=RANK([.O202];[.$M202:.$Q202];)" office:value-type="float" office:value="4" calcext:value-type="float">
            <text:p>4</text:p>
          </table:table-cell>
          <table:table-cell table:formula="of:=RANK([.P202];[.$M202:.$Q202];)" office:value-type="float" office:value="5" calcext:value-type="float">
            <text:p>5</text:p>
          </table:table-cell>
          <table:table-cell table:formula="of:=RANK([.Q202];[.$M202:.$Q202];)" office:value-type="float" office:value="1" calcext:value-type="float">
            <text:p>1</text:p>
          </table:table-cell>
          <table:table-cell table:formula="of:=RANK([.R202];[.$R202:.$V202];)" office:value-type="float" office:value="4" calcext:value-type="float">
            <text:p>4</text:p>
          </table:table-cell>
          <table:table-cell table:formula="of:=RANK([.S202];[.$R202:.$V202];)" office:value-type="float" office:value="1" calcext:value-type="float">
            <text:p>1</text:p>
          </table:table-cell>
          <table:table-cell table:formula="of:=RANK([.T202];[.$R202:.$V202];)" office:value-type="float" office:value="2" calcext:value-type="float">
            <text:p>2</text:p>
          </table:table-cell>
          <table:table-cell table:formula="of:=RANK([.U202];[.$R202:.$V202];)" office:value-type="float" office:value="3" calcext:value-type="float">
            <text:p>3</text:p>
          </table:table-cell>
          <table:table-cell table:formula="of:=RANK([.V202];[.$R202:.$V202];)" office:value-type="float" office:value="4" calcext:value-type="float">
            <text:p>4</text:p>
          </table:table-cell>
          <table:table-cell table:formula="of:=RANK([.W202];[.$W202:.$AA202];)" office:value-type="float" office:value="2" calcext:value-type="float">
            <text:p>2</text:p>
          </table:table-cell>
          <table:table-cell table:formula="of:=RANK([.X202];[.$W202:.$AA202];)" office:value-type="float" office:value="1" calcext:value-type="float">
            <text:p>1</text:p>
          </table:table-cell>
          <table:table-cell table:formula="of:=RANK([.Y202];[.$W202:.$AA202];)" office:value-type="float" office:value="4" calcext:value-type="float">
            <text:p>4</text:p>
          </table:table-cell>
          <table:table-cell table:formula="of:=RANK([.Z202];[.$W202:.$AA202];)" office:value-type="float" office:value="5" calcext:value-type="float">
            <text:p>5</text:p>
          </table:table-cell>
          <table:table-cell table:formula="of:=RANK([.AA202];[.$W202:.$AA202];)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office:value-type="float" office:value="938465" calcext:value-type="float">
            <text:p>938465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36610951395176" calcext:value-type="float">
            <text:p>-1,36610951395176</text:p>
          </table:table-cell>
          <table:table-cell table:style-name="ce502" office:value-type="float" office:value="-0.00162906181108503" calcext:value-type="float">
            <text:p>-0,00162906181108503</text:p>
          </table:table-cell>
          <table:table-cell table:style-name="ce499" office:value-type="float" office:value="0" calcext:value-type="float">
            <text:p>0</text:p>
          </table:table-cell>
          <table:table-cell table:style-name="ce558" office:value-type="float" office:value="-0.610490913704116" calcext:value-type="float">
            <text:p>-0,610490913704116</text:p>
          </table:table-cell>
          <table:table-cell table:style-name="ce568" office:value-type="float" office:value="-0.612119975515201" calcext:value-type="float">
            <text:p>-0,612119975515201</text:p>
          </table:table-cell>
          <table:table-cell table:style-name="ce494" office:value-type="float" office:value="-1.30338462618347" calcext:value-type="float">
            <text:p>-1,30338462618347</text:p>
          </table:table-cell>
          <table:table-cell table:style-name="ce499" office:value-type="float" office:value="0.00042003535017505" calcext:value-type="float">
            <text:p>0,00042003535017505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615" office:value-type="float" office:value="-0.104987369070314" calcext:value-type="float">
            <text:p>-0,104987369070314</text:p>
          </table:table-cell>
          <table:table-cell table:style-name="ce494" office:value-type="float" office:value="-2.07160053317657" calcext:value-type="float">
            <text:p>-2,07160053317657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499" office:value-type="float" office:value="0.000148005930893613" calcext:value-type="float">
            <text:p>0,000148005930893613</text:p>
          </table:table-cell>
          <table:table-cell table:style-name="ce495" office:value-type="float" office:value="0" calcext:value-type="float">
            <text:p>0</text:p>
          </table:table-cell>
          <table:table-cell table:style-name="ce494" office:value-type="float" office:value="-1.01891203568722" calcext:value-type="float">
            <text:p>-1,01891203568722</text:p>
          </table:table-cell>
          <table:table-cell table:number-columns-repeated="2" table:style-name="ce499" office:value-type="float" office:value="0" calcext:value-type="float">
            <text:p>0</text:p>
          </table:table-cell>
          <table:table-cell table:style-name="ce502" office:value-type="float" office:value="-0.00103791660321218" calcext:value-type="float">
            <text:p>-0,00103791660321218</text:p>
          </table:table-cell>
          <table:table-cell table:style-name="ce543" office:value-type="float" office:value="-0.0754219398334213" calcext:value-type="float">
            <text:p>-0,0754219398334213</text:p>
          </table:table-cell>
          <table:table-cell table:style-name="ce494" office:value-type="float" office:value="-3.03668865372419" calcext:value-type="float">
            <text:p>-3,03668865372419</text:p>
          </table:table-cell>
          <table:table-cell table:style-name="ce521" office:value-type="float" office:value="-0.00954839523661673" calcext:value-type="float">
            <text:p>-0,00954839523661673</text:p>
          </table:table-cell>
          <table:table-cell table:style-name="ce508" office:value-type="float" office:value="0.0449883191298272" calcext:value-type="float">
            <text:p>0,0449883191298272</text:p>
          </table:table-cell>
          <table:table-cell table:style-name="ce593" office:value-type="float" office:value="0.0594150979702305" calcext:value-type="float">
            <text:p>0,0594150979702305</text:p>
          </table:table-cell>
          <table:table-cell table:style-name="ce892" office:value-type="float" office:value="-0.0919471123328288" calcext:value-type="float">
            <text:p>-0,0919471123328288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9" office:value-type="float" office:value="0" calcext:value-type="float">
            <text:p>0</text:p>
          </table:table-cell>
          <table:table-cell table:style-name="ce502" office:value-type="float" office:value="-0.00162906181108503" calcext:value-type="float">
            <text:p>-0,00162906181108503</text:p>
          </table:table-cell>
          <table:table-cell table:number-columns-repeated="2" table:style-name="ce499" office:value-type="float" office:value="0" calcext:value-type="float">
            <text:p>0</text:p>
          </table:table-cell>
          <table:table-cell table:style-name="ce495" office:value-type="float" office:value="-0.00122179635831377" calcext:value-type="float">
            <text:p>-0,00122179635831377</text:p>
          </table:table-cell>
          <table:table-cell table:style-name="ce499" office:value-type="float" office:value="0" calcext:value-type="float">
            <text:p>0</text:p>
          </table:table-cell>
          <table:table-cell table:style-name="ce555" office:value-type="float" office:value="-0.20959763973736" calcext:value-type="float">
            <text:p>-0,20959763973736</text:p>
          </table:table-cell>
          <table:table-cell table:number-columns-repeated="2" table:style-name="ce499" office:value-type="float" office:value="0" calcext:value-type="float">
            <text:p>0</text:p>
          </table:table-cell>
          <table:table-cell table:style-name="ce615" office:value-type="float" office:value="-0.104868825760376" calcext:value-type="float">
            <text:p>-0,104868825760376</text:p>
          </table:table-cell>
          <table:table-cell table:number-columns-repeated="3" table:style-name="ce495" office:value-type="float" office:value="0" calcext:value-type="float">
            <text:p>0</text:p>
          </table:table-cell>
          <table:table-cell table:style-name="ce499" office:value-type="float" office:value="0.000148005930893613" calcext:value-type="float">
            <text:p>0,000148005930893613</text:p>
          </table:table-cell>
          <table:table-cell table:style-name="ce544" office:value-type="float" office:value="-0.111004448170247" calcext:value-type="float">
            <text:p>-0,111004448170247</text:p>
          </table:table-cell>
          <table:table-cell table:style-name="ce504" office:value-type="float" office:value="-0.0060387875095983" calcext:value-type="float">
            <text:p>-0,0060387875095983</text:p>
          </table:table-cell>
          <table:table-cell table:number-columns-repeated="2" table:style-name="ce499" office:value-type="float" office:value="0" calcext:value-type="float">
            <text:p>0</text:p>
          </table:table-cell>
          <table:table-cell table:style-name="ce502" office:value-type="float" office:value="-0.00103791660321218" calcext:value-type="float">
            <text:p>-0,00103791660321218</text:p>
          </table:table-cell>
          <table:table-cell table:style-name="ce543" office:value-type="float" office:value="-0.0754848438699796" calcext:value-type="float">
            <text:p>-0,0754848438699796</text:p>
          </table:table-cell>
          <table:table-cell table:style-name="ce501" office:value-type="float" office:value="0.063942062483411" calcext:value-type="float">
            <text:p>0,063942062483411</text:p>
          </table:table-cell>
          <table:table-cell table:style-name="ce499" office:value-type="float" office:value="0.0705222299872966" calcext:value-type="float">
            <text:p>0,0705222299872966</text:p>
          </table:table-cell>
          <table:table-cell table:style-name="ce508" office:value-type="float" office:value="0.0449883191298272" calcext:value-type="float">
            <text:p>0,0449883191298272</text:p>
          </table:table-cell>
          <table:table-cell table:style-name="ce576" office:value-type="float" office:value="-0.0335445495578521" calcext:value-type="float">
            <text:p>-0,0335445495578521</text:p>
          </table:table-cell>
          <table:table-cell table:style-name="ce893" office:value-type="float" office:value="-0.0547894309444917" calcext:value-type="float">
            <text:p>-0,0547894309444917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515" office:value-type="float" office:value="-0.554058855016621" calcext:value-type="float">
            <text:p>-0,554058855016621</text:p>
          </table:table-cell>
          <table:table-cell table:style-name="ce527" office:value-type="float" office:value="-0.158018995675248" calcext:value-type="float">
            <text:p>-0,158018995675248</text:p>
          </table:table-cell>
          <table:table-cell table:style-name="ce539" office:value-type="float" office:value="-0.303820027767359" calcext:value-type="float">
            <text:p>-0,303820027767359</text:p>
          </table:table-cell>
          <table:table-cell table:number-columns-repeated="2" table:style-name="ce499" office:value-type="float" office:value="0" calcext:value-type="float">
            <text:p>0</text:p>
          </table:table-cell>
          <table:table-cell table:number-columns-repeated="2" table:style-name="ce504" office:value-type="float" office:value="0.000280023566783333" calcext:value-type="float">
            <text:p>0,000280023566783333</text:p>
          </table:table-cell>
          <table:table-cell table:style-name="ce494" office:value-type="float" office:value="-0.210717734004494" calcext:value-type="float">
            <text:p>-0,210717734004494</text:p>
          </table:table-cell>
          <table:table-cell table:style-name="ce499" office:value-type="float" office:value="0.00154012961730858" calcext:value-type="float">
            <text:p>0,00154012961730858</text:p>
          </table:table-cell>
          <table:table-cell table:style-name="ce495" office:value-type="float" office:value="0.00140011783391687" calcext:value-type="float">
            <text:p>0,00140011783391687</text:p>
          </table:table-cell>
          <table:table-cell table:style-name="ce499" office:value-type="float" office:value="0.000296011861787325" calcext:value-type="float">
            <text:p>0,000296011861787325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style-name="ce499" office:value-type="float" office:value="0.000296011861787325" calcext:value-type="float">
            <text:p>0,000296011861787325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3" table:style-name="ce494" office:value-type="float" office:value="0" calcext:value-type="float">
            <text:p>0</text:p>
          </table:table-cell>
          <table:table-cell table:style-name="ce499" office:value-type="float" office:value="0.00132098476772455" calcext:value-type="float">
            <text:p>0,00132098476772455</text:p>
          </table:table-cell>
          <table:table-cell table:style-name="ce494" office:value-type="float" office:value="0" calcext:value-type="float">
            <text:p>0</text:p>
          </table:table-cell>
          <table:table-cell table:style-name="ce825" office:value-type="float" office:value="-0.0135689729462373" calcext:value-type="float">
            <text:p>-0,0135689729462373</text:p>
          </table:table-cell>
          <table:table-cell table:style-name="ce499" office:value-type="float" office:value="0.0885819288430699" calcext:value-type="float">
            <text:p>0,0885819288430699</text:p>
          </table:table-cell>
          <table:table-cell table:style-name="ce526" office:value-type="float" office:value="0.0820375231190966" calcext:value-type="float">
            <text:p>0,0820375231190966</text:p>
          </table:table-cell>
          <table:table-cell table:style-name="ce508" office:value-type="float" office:value="0.0875796453580578" calcext:value-type="float">
            <text:p>0,0875796453580578</text:p>
          </table:table-cell>
          <table:table-cell table:style-name="ce515" office:value-type="float" office:value="-0.0167987384960612" calcext:value-type="float">
            <text:p>-0,0167987384960612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9" office:value-type="float" office:value="0.000203632726385629" calcext:value-type="float">
            <text:p>0,000203632726385629</text:p>
          </table:table-cell>
          <table:table-cell table:style-name="ce494" office:value-type="float" office:value="-0.615378099137371" calcext:value-type="float">
            <text:p>-0,615378099137371</text:p>
          </table:table-cell>
          <table:table-cell table:number-columns-repeated="3" table:style-name="ce495" office:value-type="float" office:value="0" calcext:value-type="float">
            <text:p>0</text:p>
          </table:table-cell>
          <table:table-cell table:number-columns-repeated="2" table:style-name="ce504" office:value-type="float" office:value="0.000280023566783333" calcext:value-type="float">
            <text:p>0,000280023566783333</text:p>
          </table:table-cell>
          <table:table-cell table:style-name="ce585" office:value-type="float" office:value="-0.00140011783391687" calcext:value-type="float">
            <text:p>-0,00140011783391687</text:p>
          </table:table-cell>
          <table:table-cell table:number-columns-repeated="2" table:style-name="ce499" office:value-type="float" office:value="0.00154012961730858" calcext:value-type="float">
            <text:p>0,00154012961730858</text:p>
          </table:table-cell>
          <table:table-cell table:style-name="ce494" office:value-type="float" office:value="-0.220972854824239" calcext:value-type="float">
            <text:p>-0,220972854824239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style-name="ce499" office:value-type="float" office:value="0.000444017792680938" calcext:value-type="float">
            <text:p>0,000444017792680938</text:p>
          </table:table-cell>
          <table:table-cell table:style-name="ce494" office:value-type="float" office:value="-0.221120860755132" calcext:value-type="float">
            <text:p>-0,221120860755132</text:p>
          </table:table-cell>
          <table:table-cell table:style-name="ce744" office:value-type="float" office:value="0.00018871210967485" calcext:value-type="float">
            <text:p>0,00018871210967485</text:p>
          </table:table-cell>
          <table:table-cell table:number-columns-repeated="3" table:style-name="ce494" office:value-type="float" office:value="0" calcext:value-type="float">
            <text:p>0</text:p>
          </table:table-cell>
          <table:table-cell table:style-name="ce798" office:value-type="float" office:value="0.0003774242193498" calcext:value-type="float">
            <text:p>0,0003774242193498</text:p>
          </table:table-cell>
          <table:table-cell table:style-name="ce494" office:value-type="float" office:value="-0.0287109873848891" calcext:value-type="float">
            <text:p>-0,0287109873848891</text:p>
          </table:table-cell>
          <table:table-cell table:style-name="ce499" office:value-type="float" office:value="0.0885819288430699" calcext:value-type="float">
            <text:p>0,0885819288430699</text:p>
          </table:table-cell>
          <table:table-cell table:style-name="ce526" office:value-type="float" office:value="0.0820375231190966" calcext:value-type="float">
            <text:p>0,0820375231190966</text:p>
          </table:table-cell>
          <table:table-cell table:style-name="ce818" office:value-type="float" office:value="-0.00961991879644158" calcext:value-type="float">
            <text:p>-0,00961991879644158</text:p>
          </table:table-cell>
          <table:table-cell table:style-name="ce660" office:value-type="float" office:value="0.00690202352309749" calcext:value-type="float">
            <text:p>0,00690202352309749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2.43768736756237" calcext:value-type="float">
            <text:p>-2,43768736756237</text:p>
          </table:table-cell>
          <table:table-cell table:style-name="ce502" office:value-type="float" office:value="0.00488718543325509" calcext:value-type="float">
            <text:p>0,00488718543325509</text:p>
          </table:table-cell>
          <table:table-cell table:style-name="ce502" office:value-type="float" office:value="0.00529445088602635" calcext:value-type="float">
            <text:p>0,00529445088602635</text:p>
          </table:table-cell>
          <table:table-cell table:number-columns-repeated="2" table:style-name="ce499" office:value-type="float" office:value="0.00834894178181078" calcext:value-type="float">
            <text:p>0,00834894178181078</text:p>
          </table:table-cell>
          <table:table-cell table:style-name="ce494" office:value-type="float" office:value="-2.33287633487234" calcext:value-type="float">
            <text:p>-2,33287633487234</text:p>
          </table:table-cell>
          <table:table-cell table:style-name="ce502" office:value-type="float" office:value="-0.00210017675087535" calcext:value-type="float">
            <text:p>-0,00210017675087535</text:p>
          </table:table-cell>
          <table:table-cell table:style-name="ce495" office:value-type="float" office:value="0" calcext:value-type="float">
            <text:p>0</text:p>
          </table:table-cell>
          <table:table-cell table:style-name="ce499" office:value-type="float" office:value="0.00042003535017505" calcext:value-type="float">
            <text:p>0,00042003535017505</text:p>
          </table:table-cell>
          <table:table-cell table:style-name="ce495" office:value-type="float" office:value="0.000280023566783333" calcext:value-type="float">
            <text:p>0,000280023566783333</text:p>
          </table:table-cell>
          <table:table-cell table:style-name="ce548" office:value-type="float" office:value="-0.328573166583931" calcext:value-type="float">
            <text:p>-0,328573166583931</text:p>
          </table:table-cell>
          <table:table-cell table:style-name="ce508" office:value-type="float" office:value="0.00680827282110848" calcext:value-type="float">
            <text:p>0,00680827282110848</text:p>
          </table:table-cell>
          <table:table-cell table:style-name="ce499" office:value-type="float" office:value="0.0130245219186423" calcext:value-type="float">
            <text:p>0,0130245219186423</text:p>
          </table:table-cell>
          <table:table-cell table:style-name="ce712" office:value-type="float" office:value="-0.0571283159125419" calcext:value-type="float">
            <text:p>-0,0571283159125419</text:p>
          </table:table-cell>
          <table:table-cell table:style-name="ce495" office:value-type="float" office:value="0.0124324981950677" calcext:value-type="float">
            <text:p>0,0124324981950677</text:p>
          </table:table-cell>
          <table:table-cell table:style-name="ce494" office:value-type="float" office:value="-0.365157932221026" calcext:value-type="float">
            <text:p>-0,365157932221026</text:p>
          </table:table-cell>
          <table:table-cell table:style-name="ce499" office:value-type="float" office:value="0.0136816279514337" calcext:value-type="float">
            <text:p>0,0136816279514337</text:p>
          </table:table-cell>
          <table:table-cell table:style-name="ce508" office:value-type="float" office:value="0.0106622341966345" calcext:value-type="float">
            <text:p>0,0106622341966345</text:p>
          </table:table-cell>
          <table:table-cell table:style-name="ce785" office:value-type="float" office:value="-0.0217666837702743" calcext:value-type="float">
            <text:p>-0,0217666837702743</text:p>
          </table:table-cell>
          <table:table-cell table:style-name="ce508" office:value-type="float" office:value="0.0106622341966345" calcext:value-type="float">
            <text:p>0,0106622341966345</text:p>
          </table:table-cell>
          <table:table-cell table:style-name="ce826" office:value-type="float" office:value="0.94414675146786" calcext:value-type="float">
            <text:p>0,94414675146786</text:p>
          </table:table-cell>
          <table:table-cell table:style-name="ce530" office:value-type="float" office:value="0.966748196372511" calcext:value-type="float">
            <text:p>0,966748196372511</text:p>
          </table:table-cell>
          <table:table-cell table:style-name="ce499" office:value-type="float" office:value="0.967749526210059" calcext:value-type="float">
            <text:p>0,967749526210059</text:p>
          </table:table-cell>
          <table:table-cell table:style-name="ce784" office:value-type="float" office:value="0.960704455567312" calcext:value-type="float">
            <text:p>0,960704455567312</text:p>
          </table:table-cell>
          <table:table-cell table:style-name="ce502" office:value-type="float" office:value="0.967674188060377" calcext:value-type="float">
            <text:p>0,967674188060377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9" office:value-type="float" office:value="0.00834894178181078" calcext:value-type="float">
            <text:p>0,00834894178181078</text:p>
          </table:table-cell>
          <table:table-cell table:style-name="ce502" office:value-type="float" office:value="0.00488718543325509" calcext:value-type="float">
            <text:p>0,00488718543325509</text:p>
          </table:table-cell>
          <table:table-cell table:style-name="ce502" office:value-type="float" office:value="0.00529445088602635" calcext:value-type="float">
            <text:p>0,00529445088602635</text:p>
          </table:table-cell>
          <table:table-cell table:number-columns-repeated="2" table:style-name="ce499" office:value-type="float" office:value="0.00834894178181078" calcext:value-type="float">
            <text:p>0,00834894178181078</text:p>
          </table:table-cell>
          <table:table-cell table:style-name="ce495" office:value-type="float" office:value="0.000280023566783333" calcext:value-type="float">
            <text:p>0,000280023566783333</text:p>
          </table:table-cell>
          <table:table-cell table:style-name="ce502" office:value-type="float" office:value="-0.00210017675087535" calcext:value-type="float">
            <text:p>-0,00210017675087535</text:p>
          </table:table-cell>
          <table:table-cell table:style-name="ce495" office:value-type="float" office:value="0" calcext:value-type="float">
            <text:p>0</text:p>
          </table:table-cell>
          <table:table-cell table:style-name="ce499" office:value-type="float" office:value="0.00042003535017505" calcext:value-type="float">
            <text:p>0,00042003535017505</text:p>
          </table:table-cell>
          <table:table-cell table:style-name="ce495" office:value-type="float" office:value="0.000280023566783333" calcext:value-type="float">
            <text:p>0,000280023566783333</text:p>
          </table:table-cell>
          <table:table-cell table:style-name="ce648" office:value-type="float" office:value="-0.755112445532584" calcext:value-type="float">
            <text:p>-0,755112445532584</text:p>
          </table:table-cell>
          <table:table-cell table:style-name="ce508" office:value-type="float" office:value="0.00680827282110848" calcext:value-type="float">
            <text:p>0,00680827282110848</text:p>
          </table:table-cell>
          <table:table-cell table:style-name="ce499" office:value-type="float" office:value="0.0130245219186423" calcext:value-type="float">
            <text:p>0,0130245219186423</text:p>
          </table:table-cell>
          <table:table-cell table:style-name="ce494" office:value-type="float" office:value="-0.837522147854176" calcext:value-type="float">
            <text:p>-0,837522147854176</text:p>
          </table:table-cell>
          <table:table-cell table:style-name="ce648" office:value-type="float" office:value="-0.755112445532584" calcext:value-type="float">
            <text:p>-0,755112445532584</text:p>
          </table:table-cell>
          <table:table-cell table:style-name="ce508" office:value-type="float" office:value="0.0106622341966345" calcext:value-type="float">
            <text:p>0,0106622341966345</text:p>
          </table:table-cell>
          <table:table-cell table:style-name="ce499" office:value-type="float" office:value="0.0136816279514337" calcext:value-type="float">
            <text:p>0,0136816279514337</text:p>
          </table:table-cell>
          <table:table-cell table:number-columns-repeated="3" table:style-name="ce508" office:value-type="float" office:value="0.0106622341966345" calcext:value-type="float">
            <text:p>0,0106622341966345</text:p>
          </table:table-cell>
          <table:table-cell table:style-name="ce521" office:value-type="float" office:value="0.966354816793475" calcext:value-type="float">
            <text:p>0,966354816793475</text:p>
          </table:table-cell>
          <table:table-cell table:style-name="ce494" office:value-type="float" office:value="0.913391620743177" calcext:value-type="float">
            <text:p>0,913391620743177</text:p>
          </table:table-cell>
          <table:table-cell table:style-name="ce499" office:value-type="float" office:value="0.967749526210059" calcext:value-type="float">
            <text:p>0,967749526210059</text:p>
          </table:table-cell>
          <table:table-cell table:style-name="ce784" office:value-type="float" office:value="0.960704455567312" calcext:value-type="float">
            <text:p>0,960704455567312</text:p>
          </table:table-cell>
          <table:table-cell table:style-name="ce504" office:value-type="float" office:value="0.967391908410935" calcext:value-type="float">
            <text:p>0,967391908410935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97718729717332" calcext:value-type="float">
            <text:p>-0,97718729717332</text:p>
          </table:table-cell>
          <table:table-cell table:style-name="ce501" office:value-type="float" office:value="0.0130324944886802" calcext:value-type="float">
            <text:p>0,0130324944886802</text:p>
          </table:table-cell>
          <table:table-cell table:style-name="ce500" office:value-type="float" office:value="0.0111997999512096" calcext:value-type="float">
            <text:p>0,0111997999512096</text:p>
          </table:table-cell>
          <table:table-cell table:style-name="ce499" office:value-type="float" office:value="0.0150688217525365" calcext:value-type="float">
            <text:p>0,0150688217525365</text:p>
          </table:table-cell>
          <table:table-cell table:style-name="ce502" office:value-type="float" office:value="0.0132361272150659" calcext:value-type="float">
            <text:p>0,0132361272150659</text:p>
          </table:table-cell>
          <table:table-cell table:style-name="ce494" office:value-type="float" office:value="-0.835639794111739" calcext:value-type="float">
            <text:p>-0,835639794111739</text:p>
          </table:table-cell>
          <table:table-cell table:style-name="ce495" office:value-type="float" office:value="-0.000560047133566667" calcext:value-type="float">
            <text:p>-0,000560047133566667</text:p>
          </table:table-cell>
          <table:table-cell table:style-name="ce495" office:value-type="float" office:value="0" calcext:value-type="float">
            <text:p>0</text:p>
          </table:table-cell>
          <table:table-cell table:style-name="ce606" office:value-type="float" office:value="-0.100948495825409" calcext:value-type="float">
            <text:p>-0,100948495825409</text:p>
          </table:table-cell>
          <table:table-cell table:style-name="ce499" office:value-type="float" office:value="0.000140011783391617" calcext:value-type="float">
            <text:p>0,000140011783391617</text:p>
          </table:table-cell>
          <table:table-cell table:style-name="ce499" office:value-type="float" office:value="0.0305730917916009" calcext:value-type="float">
            <text:p>0,0305730917916009</text:p>
          </table:table-cell>
          <table:table-cell table:style-name="ce668" office:value-type="float" office:value="0.0100644033007691" calcext:value-type="float">
            <text:p>0,0100644033007691</text:p>
          </table:table-cell>
          <table:table-cell table:style-name="ce682" office:value-type="float" office:value="0.0140605634348979" calcext:value-type="float">
            <text:p>0,0140605634348979</text:p>
          </table:table-cell>
          <table:table-cell table:style-name="ce713" office:value-type="float" office:value="-0.15717736507804" calcext:value-type="float">
            <text:p>-0,15717736507804</text:p>
          </table:table-cell>
          <table:table-cell table:style-name="ce687" office:value-type="float" office:value="0.013616545642217" calcext:value-type="float">
            <text:p>0,013616545642217</text:p>
          </table:table-cell>
          <table:table-cell table:style-name="ce494" office:value-type="float" office:value="-0.255968476522735" calcext:value-type="float">
            <text:p>-0,255968476522735</text:p>
          </table:table-cell>
          <table:table-cell table:number-columns-repeated="2" table:style-name="ce760" office:value-type="float" office:value="0.020097839680382" calcext:value-type="float">
            <text:p>0,020097839680382</text:p>
          </table:table-cell>
          <table:table-cell table:style-name="ce786" office:value-type="float" office:value="-0.0267279251336286" calcext:value-type="float">
            <text:p>-0,0267279251336286</text:p>
          </table:table-cell>
          <table:table-cell table:style-name="ce550" office:value-type="float" office:value="0.0199091275707071" calcext:value-type="float">
            <text:p>0,0199091275707071</text:p>
          </table:table-cell>
          <table:table-cell table:style-name="ce827" office:value-type="float" office:value="0.966891005080295" calcext:value-type="float">
            <text:p>0,966891005080295</text:p>
          </table:table-cell>
          <table:table-cell table:style-name="ce567" office:value-type="float" office:value="0.950684004835851" calcext:value-type="float">
            <text:p>0,950684004835851</text:p>
          </table:table-cell>
          <table:table-cell table:style-name="ce494" office:value-type="float" office:value="0.940427526356968" calcext:value-type="float">
            <text:p>0,940427526356968</text:p>
          </table:table-cell>
          <table:table-cell table:style-name="ce877" office:value-type="float" office:value="0.965174678056365" calcext:value-type="float">
            <text:p>0,965174678056365</text:p>
          </table:table-cell>
          <table:table-cell table:style-name="ce894" office:value-type="float" office:value="0.967276040244019" calcext:value-type="float">
            <text:p>0,967276040244019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2" office:value-type="float" office:value="0.0132361272150659" calcext:value-type="float">
            <text:p>0,0132361272150659</text:p>
          </table:table-cell>
          <table:table-cell table:style-name="ce501" office:value-type="float" office:value="0.0130324944886802" calcext:value-type="float">
            <text:p>0,0130324944886802</text:p>
          </table:table-cell>
          <table:table-cell table:style-name="ce500" office:value-type="float" office:value="0.0111997999512096" calcext:value-type="float">
            <text:p>0,0111997999512096</text:p>
          </table:table-cell>
          <table:table-cell table:style-name="ce499" office:value-type="float" office:value="0.0150688217525365" calcext:value-type="float">
            <text:p>0,0150688217525365</text:p>
          </table:table-cell>
          <table:table-cell table:style-name="ce502" office:value-type="float" office:value="0.0132361272150659" calcext:value-type="float">
            <text:p>0,0132361272150659</text:p>
          </table:table-cell>
          <table:table-cell table:style-name="ce499" office:value-type="float" office:value="0.000140011783391617" calcext:value-type="float">
            <text:p>0,000140011783391617</text:p>
          </table:table-cell>
          <table:table-cell table:style-name="ce495" office:value-type="float" office:value="-0.000560047133566667" calcext:value-type="float">
            <text:p>-0,000560047133566667</text:p>
          </table:table-cell>
          <table:table-cell table:style-name="ce495" office:value-type="float" office:value="0" calcext:value-type="float">
            <text:p>0</text:p>
          </table:table-cell>
          <table:table-cell table:style-name="ce606" office:value-type="float" office:value="-0.100948495825409" calcext:value-type="float">
            <text:p>-0,100948495825409</text:p>
          </table:table-cell>
          <table:table-cell table:style-name="ce499" office:value-type="float" office:value="0.000140011783391617" calcext:value-type="float">
            <text:p>0,000140011783391617</text:p>
          </table:table-cell>
          <table:table-cell table:style-name="ce649" office:value-type="float" office:value="-0.298217150157641" calcext:value-type="float">
            <text:p>-0,298217150157641</text:p>
          </table:table-cell>
          <table:table-cell table:style-name="ce668" office:value-type="float" office:value="0.0100644033007691" calcext:value-type="float">
            <text:p>0,0100644033007691</text:p>
          </table:table-cell>
          <table:table-cell table:style-name="ce683" office:value-type="float" office:value="0.0140605634348979" calcext:value-type="float">
            <text:p>0,0140605634348979</text:p>
          </table:table-cell>
          <table:table-cell table:style-name="ce494" office:value-type="float" office:value="-0.414530077715941" calcext:value-type="float">
            <text:p>-0,414530077715941</text:p>
          </table:table-cell>
          <table:table-cell table:style-name="ce729" office:value-type="float" office:value="-0.251658431123319" calcext:value-type="float">
            <text:p>-0,251658431123319</text:p>
          </table:table-cell>
          <table:table-cell table:style-name="ce701" office:value-type="float" office:value="-0.105112645088947" calcext:value-type="float">
            <text:p>-0,105112645088947</text:p>
          </table:table-cell>
          <table:table-cell table:number-columns-repeated="2" table:style-name="ce550" office:value-type="float" office:value="0.020097839680382" calcext:value-type="float">
            <text:p>0,020097839680382</text:p>
          </table:table-cell>
          <table:table-cell table:style-name="ce499" office:value-type="float" office:value="0.11247241736627" calcext:value-type="float">
            <text:p>0,11247241736627</text:p>
          </table:table-cell>
          <table:table-cell table:style-name="ce799" office:value-type="float" office:value="0.00126751633665005" calcext:value-type="float">
            <text:p>0,00126751633665005</text:p>
          </table:table-cell>
          <table:table-cell table:style-name="ce499" office:value-type="float" office:value="0.98563041616627" calcext:value-type="float">
            <text:p>0,98563041616627</text:p>
          </table:table-cell>
          <table:table-cell table:style-name="ce846" office:value-type="float" office:value="0.96717733773146" calcext:value-type="float">
            <text:p>0,96717733773146</text:p>
          </table:table-cell>
          <table:table-cell table:style-name="ce494" office:value-type="float" office:value="0.940427526356968" calcext:value-type="float">
            <text:p>0,940427526356968</text:p>
          </table:table-cell>
          <table:table-cell table:style-name="ce877" office:value-type="float" office:value="0.965174678056365" calcext:value-type="float">
            <text:p>0,965174678056365</text:p>
          </table:table-cell>
          <table:table-cell table:style-name="ce895" office:value-type="float" office:value="0.966998528831898" calcext:value-type="float">
            <text:p>0,966998528831898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945929673673126" calcext:value-type="float">
            <text:p>-0,945929673673126</text:p>
          </table:table-cell>
          <table:table-cell table:style-name="ce508" office:value-type="float" office:value="0.00101816363192814" calcext:value-type="float">
            <text:p>0,00101816363192814</text:p>
          </table:table-cell>
          <table:table-cell table:style-name="ce529" office:value-type="float" office:value="0.000610898179156886" calcext:value-type="float">
            <text:p>0,000610898179156886</text:p>
          </table:table-cell>
          <table:table-cell table:style-name="ce499" office:value-type="float" office:value="0.00936710541373892" calcext:value-type="float">
            <text:p>0,00936710541373892</text:p>
          </table:table-cell>
          <table:table-cell table:style-name="ce501" office:value-type="float" office:value="0.00712714542349701" calcext:value-type="float">
            <text:p>0,00712714542349701</text:p>
          </table:table-cell>
          <table:table-cell table:style-name="ce494" office:value-type="float" office:value="-0.700169059561386" calcext:value-type="float">
            <text:p>-0,700169059561386</text:p>
          </table:table-cell>
          <table:table-cell table:number-columns-repeated="2" table:style-name="ce499" office:value-type="float" office:value="0" calcext:value-type="float">
            <text:p>0</text:p>
          </table:table-cell>
          <table:table-cell table:style-name="ce607" office:value-type="float" office:value="-0.208454210172995" calcext:value-type="float">
            <text:p>-0,208454210172995</text:p>
          </table:table-cell>
          <table:table-cell table:style-name="ce508" office:value-type="float" office:value="-0.00546045955227585" calcext:value-type="float">
            <text:p>-0,00546045955227585</text:p>
          </table:table-cell>
          <table:table-cell table:style-name="ce494" office:value-type="float" office:value="-0.314189950219685" calcext:value-type="float">
            <text:p>-0,314189950219685</text:p>
          </table:table-cell>
          <table:table-cell table:style-name="ce499" office:value-type="float" office:value="0.0193887769470698" calcext:value-type="float">
            <text:p>0,0193887769470698</text:p>
          </table:table-cell>
          <table:table-cell table:style-name="ce563" office:value-type="float" office:value="0.0149485990202599" calcext:value-type="float">
            <text:p>0,0149485990202599</text:p>
          </table:table-cell>
          <table:table-cell table:style-name="ce714" office:value-type="float" office:value="-0.0613139236382147" calcext:value-type="float">
            <text:p>-0,0613139236382147</text:p>
          </table:table-cell>
          <table:table-cell table:style-name="ce621" office:value-type="float" office:value="0.0143565752966852" calcext:value-type="float">
            <text:p>0,0143565752966852</text:p>
          </table:table-cell>
          <table:table-cell table:style-name="ce745" office:value-type="float" office:value="-0.294227340597869" calcext:value-type="float">
            <text:p>-0,294227340597869</text:p>
          </table:table-cell>
          <table:table-cell table:style-name="ce697" office:value-type="float" office:value="0.0209470441739193" calcext:value-type="float">
            <text:p>0,0209470441739193</text:p>
          </table:table-cell>
          <table:table-cell table:style-name="ce697" office:value-type="float" office:value="0.0210414002287568" calcext:value-type="float">
            <text:p>0,0210414002287568</text:p>
          </table:table-cell>
          <table:table-cell table:style-name="ce499" office:value-type="float" office:value="0.0452078729937308" calcext:value-type="float">
            <text:p>0,0452078729937308</text:p>
          </table:table-cell>
          <table:table-cell table:style-name="ce609" office:value-type="float" office:value="0.0195317033513572" calcext:value-type="float">
            <text:p>0,0195317033513572</text:p>
          </table:table-cell>
          <table:table-cell table:style-name="ce785" office:value-type="float" office:value="0.981099637063232" calcext:value-type="float">
            <text:p>0,981099637063232</text:p>
          </table:table-cell>
          <table:table-cell table:style-name="ce696" office:value-type="float" office:value="0.941107000175304" calcext:value-type="float">
            <text:p>0,941107000175304</text:p>
          </table:table-cell>
          <table:table-cell table:style-name="ce630" office:value-type="float" office:value="0.914607521260199" calcext:value-type="float">
            <text:p>0,914607521260199</text:p>
          </table:table-cell>
          <table:table-cell table:style-name="ce499" office:value-type="float" office:value="0.993462245967091" calcext:value-type="float">
            <text:p>0,993462245967091</text:p>
          </table:table-cell>
          <table:table-cell table:style-name="ce597" office:value-type="float" office:value="0.96728629195426" calcext:value-type="float">
            <text:p>0,96728629195426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1" office:value-type="float" office:value="0.00712714542349701" calcext:value-type="float">
            <text:p>0,00712714542349701</text:p>
          </table:table-cell>
          <table:table-cell table:style-name="ce508" office:value-type="float" office:value="0.00101816363192814" calcext:value-type="float">
            <text:p>0,00101816363192814</text:p>
          </table:table-cell>
          <table:table-cell table:style-name="ce529" office:value-type="float" office:value="0.000610898179156886" calcext:value-type="float">
            <text:p>0,000610898179156886</text:p>
          </table:table-cell>
          <table:table-cell table:style-name="ce499" office:value-type="float" office:value="0.00936710541373892" calcext:value-type="float">
            <text:p>0,00936710541373892</text:p>
          </table:table-cell>
          <table:table-cell table:style-name="ce501" office:value-type="float" office:value="0.00712714542349701" calcext:value-type="float">
            <text:p>0,00712714542349701</text:p>
          </table:table-cell>
          <table:table-cell table:style-name="ce508" office:value-type="float" office:value="-0.00518043598549252" calcext:value-type="float">
            <text:p>-0,00518043598549252</text:p>
          </table:table-cell>
          <table:table-cell table:number-columns-repeated="2" table:style-name="ce499" office:value-type="float" office:value="0" calcext:value-type="float">
            <text:p>0</text:p>
          </table:table-cell>
          <table:table-cell table:style-name="ce607" office:value-type="float" office:value="-0.208337533686835" calcext:value-type="float">
            <text:p>-0,208337533686835</text:p>
          </table:table-cell>
          <table:table-cell table:style-name="ce508" office:value-type="float" office:value="-0.00546045955227585" calcext:value-type="float">
            <text:p>-0,00546045955227585</text:p>
          </table:table-cell>
          <table:table-cell table:style-name="ce650" office:value-type="float" office:value="-0.191396336300655" calcext:value-type="float">
            <text:p>-0,191396336300655</text:p>
          </table:table-cell>
          <table:table-cell table:style-name="ce499" office:value-type="float" office:value="0.0193887769470698" calcext:value-type="float">
            <text:p>0,0193887769470698</text:p>
          </table:table-cell>
          <table:table-cell table:style-name="ce563" office:value-type="float" office:value="0.0149485990202599" calcext:value-type="float">
            <text:p>0,0149485990202599</text:p>
          </table:table-cell>
          <table:table-cell table:style-name="ce512" office:value-type="float" office:value="0.0174844339695713" calcext:value-type="float">
            <text:p>0,0174844339695713</text:p>
          </table:table-cell>
          <table:table-cell table:style-name="ce621" office:value-type="float" office:value="0.0143565752966852" calcext:value-type="float">
            <text:p>0,0143565752966852</text:p>
          </table:table-cell>
          <table:table-cell table:style-name="ce494" office:value-type="float" office:value="-0.464609214019725" calcext:value-type="float">
            <text:p>-0,464609214019725</text:p>
          </table:table-cell>
          <table:table-cell table:style-name="ce697" office:value-type="float" office:value="0.0209470441739193" calcext:value-type="float">
            <text:p>0,0209470441739193</text:p>
          </table:table-cell>
          <table:table-cell table:style-name="ce697" office:value-type="float" office:value="0.0210414002287568" calcext:value-type="float">
            <text:p>0,0210414002287568</text:p>
          </table:table-cell>
          <table:table-cell table:style-name="ce787" office:value-type="float" office:value="0.0244382182029059" calcext:value-type="float">
            <text:p>0,0244382182029059</text:p>
          </table:table-cell>
          <table:table-cell table:style-name="ce609" office:value-type="float" office:value="0.0195317033513572" calcext:value-type="float">
            <text:p>0,0195317033513572</text:p>
          </table:table-cell>
          <table:table-cell table:style-name="ce621" office:value-type="float" office:value="0.991495348071908" calcext:value-type="float">
            <text:p>0,991495348071908</text:p>
          </table:table-cell>
          <table:table-cell table:style-name="ce847" office:value-type="float" office:value="0.914285665240988" calcext:value-type="float">
            <text:p>0,914285665240988</text:p>
          </table:table-cell>
          <table:table-cell table:style-name="ce494" office:value-type="float" office:value="0.861036374951391" calcext:value-type="float">
            <text:p>0,861036374951391</text:p>
          </table:table-cell>
          <table:table-cell table:style-name="ce499" office:value-type="float" office:value="0.993498007747003" calcext:value-type="float">
            <text:p>0,993498007747003</text:p>
          </table:table-cell>
          <table:table-cell table:style-name="ce896" office:value-type="float" office:value="0.915823421777222" calcext:value-type="float">
            <text:p>0,915823421777222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220]; OFFSET([.$C220]; 0; 0; 1; 5))" office:value-type="float" office:value="5" calcext:value-type="float">
            <text:p>5</text:p>
          </table:table-cell>
          <table:table-cell table:formula="of:=RANK([.D220]; OFFSET([.$C220]; 0; 0; 1; 5))" office:value-type="float" office:value="2" calcext:value-type="float">
            <text:p>2</text:p>
          </table:table-cell>
          <table:table-cell table:formula="of:=RANK([.E220]; OFFSET([.$C220]; 0; 0; 1; 5))" office:value-type="float" office:value="1" calcext:value-type="float">
            <text:p>1</text:p>
          </table:table-cell>
          <table:table-cell table:formula="of:=RANK([.F220]; OFFSET([.$C220]; 0; 0; 1; 5))" office:value-type="float" office:value="3" calcext:value-type="float">
            <text:p>3</text:p>
          </table:table-cell>
          <table:table-cell table:formula="of:=RANK([.G220]; OFFSET([.$C220]; 0; 0; 1; 5))" office:value-type="float" office:value="4" calcext:value-type="float">
            <text:p>4</text:p>
          </table:table-cell>
          <table:table-cell table:formula="of:=RANK([.H220];[.$H220:.$L220];)" office:value-type="float" office:value="5" calcext:value-type="float">
            <text:p>5</text:p>
          </table:table-cell>
          <table:table-cell table:formula="of:=RANK([.I220];[.$H220:.$L220];)" office:value-type="float" office:value="1" calcext:value-type="float">
            <text:p>1</text:p>
          </table:table-cell>
          <table:table-cell table:formula="of:=RANK([.J220];[.$H220:.$L220];)" office:value-type="float" office:value="2" calcext:value-type="float">
            <text:p>2</text:p>
          </table:table-cell>
          <table:table-cell table:formula="of:=RANK([.K220];[.$H220:.$L220];)" office:value-type="float" office:value="2" calcext:value-type="float">
            <text:p>2</text:p>
          </table:table-cell>
          <table:table-cell table:formula="of:=RANK([.L220];[.$H220:.$L220];)" office:value-type="float" office:value="4" calcext:value-type="float">
            <text:p>4</text:p>
          </table:table-cell>
          <table:table-cell table:formula="of:=RANK([.M220];[.$M220:.$Q220];)" office:value-type="float" office:value="5" calcext:value-type="float">
            <text:p>5</text:p>
          </table:table-cell>
          <table:table-cell table:formula="of:=RANK([.N220];[.$M220:.$Q220];)" office:value-type="float" office:value="2" calcext:value-type="float">
            <text:p>2</text:p>
          </table:table-cell>
          <table:table-cell table:formula="of:=RANK([.O220];[.$M220:.$Q220];)" office:value-type="float" office:value="2" calcext:value-type="float">
            <text:p>2</text:p>
          </table:table-cell>
          <table:table-cell table:formula="of:=RANK([.P220];[.$M220:.$Q220];)" office:value-type="float" office:value="1" calcext:value-type="float">
            <text:p>1</text:p>
          </table:table-cell>
          <table:table-cell table:formula="of:=RANK([.Q220];[.$M220:.$Q220];)" office:value-type="float" office:value="2" calcext:value-type="float">
            <text:p>2</text:p>
          </table:table-cell>
          <table:table-cell table:formula="of:=RANK([.R220];[.$R220:.$V220];)" office:value-type="float" office:value="5" calcext:value-type="float">
            <text:p>5</text:p>
          </table:table-cell>
          <table:table-cell table:formula="of:=RANK([.S220];[.$R220:.$V220];)" office:value-type="float" office:value="1" calcext:value-type="float">
            <text:p>1</text:p>
          </table:table-cell>
          <table:table-cell table:formula="of:=RANK([.T220];[.$R220:.$V220];)" office:value-type="float" office:value="1" calcext:value-type="float">
            <text:p>1</text:p>
          </table:table-cell>
          <table:table-cell table:formula="of:=RANK([.U220];[.$R220:.$V220];)" office:value-type="float" office:value="3" calcext:value-type="float">
            <text:p>3</text:p>
          </table:table-cell>
          <table:table-cell table:formula="of:=RANK([.V220];[.$R220:.$V220];)" office:value-type="float" office:value="4" calcext:value-type="float">
            <text:p>4</text:p>
          </table:table-cell>
          <table:table-cell table:formula="of:=RANK([.W220];[.$W220:.$AA220];)" office:value-type="float" office:value="5" calcext:value-type="float">
            <text:p>5</text:p>
          </table:table-cell>
          <table:table-cell table:formula="of:=RANK([.X220];[.$W220:.$AA220];)" office:value-type="float" office:value="3" calcext:value-type="float">
            <text:p>3</text:p>
          </table:table-cell>
          <table:table-cell table:formula="of:=RANK([.Y220];[.$W220:.$AA220];)" office:value-type="float" office:value="2" calcext:value-type="float">
            <text:p>2</text:p>
          </table:table-cell>
          <table:table-cell table:formula="of:=RANK([.Z220];[.$W220:.$AA220];)" office:value-type="float" office:value="1" calcext:value-type="float">
            <text:p>1</text:p>
          </table:table-cell>
          <table:table-cell table:formula="of:=RANK([.AA220];[.$W220:.$AA220];)" office:value-type="float" office:value="4" calcext:value-type="float">
            <text:p>4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1]; OFFSET([.$C221]; 0; 0; 1; 5))" office:value-type="float" office:value="1" calcext:value-type="float">
            <text:p>1</text:p>
          </table:table-cell>
          <table:table-cell table:formula="of:=RANK([.D221]; OFFSET([.$C221]; 0; 0; 1; 5))" office:value-type="float" office:value="5" calcext:value-type="float">
            <text:p>5</text:p>
          </table:table-cell>
          <table:table-cell table:formula="of:=RANK([.E221]; OFFSET([.$C221]; 0; 0; 1; 5))" office:value-type="float" office:value="1" calcext:value-type="float">
            <text:p>1</text:p>
          </table:table-cell>
          <table:table-cell table:formula="of:=RANK([.F221]; OFFSET([.$C221]; 0; 0; 1; 5))" office:value-type="float" office:value="1" calcext:value-type="float">
            <text:p>1</text:p>
          </table:table-cell>
          <table:table-cell table:formula="of:=RANK([.G221]; OFFSET([.$C221]; 0; 0; 1; 5))" office:value-type="float" office:value="4" calcext:value-type="float">
            <text:p>4</text:p>
          </table:table-cell>
          <table:table-cell table:formula="of:=RANK([.H221];[.$H221:.$L221];)" office:value-type="float" office:value="1" calcext:value-type="float">
            <text:p>1</text:p>
          </table:table-cell>
          <table:table-cell table:formula="of:=RANK([.I221];[.$H221:.$L221];)" office:value-type="float" office:value="5" calcext:value-type="float">
            <text:p>5</text:p>
          </table:table-cell>
          <table:table-cell table:formula="of:=RANK([.J221];[.$H221:.$L221];)" office:value-type="float" office:value="1" calcext:value-type="float">
            <text:p>1</text:p>
          </table:table-cell>
          <table:table-cell table:formula="of:=RANK([.K221];[.$H221:.$L221];)" office:value-type="float" office:value="1" calcext:value-type="float">
            <text:p>1</text:p>
          </table:table-cell>
          <table:table-cell table:formula="of:=RANK([.L221];[.$H221:.$L221];)" office:value-type="float" office:value="4" calcext:value-type="float">
            <text:p>4</text:p>
          </table:table-cell>
          <table:table-cell table:formula="of:=RANK([.M221];[.$M221:.$Q221];)" office:value-type="float" office:value="2" calcext:value-type="float">
            <text:p>2</text:p>
          </table:table-cell>
          <table:table-cell table:formula="of:=RANK([.N221];[.$M221:.$Q221];)" office:value-type="float" office:value="2" calcext:value-type="float">
            <text:p>2</text:p>
          </table:table-cell>
          <table:table-cell table:formula="of:=RANK([.O221];[.$M221:.$Q221];)" office:value-type="float" office:value="2" calcext:value-type="float">
            <text:p>2</text:p>
          </table:table-cell>
          <table:table-cell table:formula="of:=RANK([.P221];[.$M221:.$Q221];)" office:value-type="float" office:value="1" calcext:value-type="float">
            <text:p>1</text:p>
          </table:table-cell>
          <table:table-cell table:formula="of:=RANK([.Q221];[.$M221:.$Q221];)" office:value-type="float" office:value="5" calcext:value-type="float">
            <text:p>5</text:p>
          </table:table-cell>
          <table:table-cell table:formula="of:=RANK([.R221];[.$R221:.$V221];)" office:value-type="float" office:value="4" calcext:value-type="float">
            <text:p>4</text:p>
          </table:table-cell>
          <table:table-cell table:formula="of:=RANK([.S221];[.$R221:.$V221];)" office:value-type="float" office:value="1" calcext:value-type="float">
            <text:p>1</text:p>
          </table:table-cell>
          <table:table-cell table:formula="of:=RANK([.T221];[.$R221:.$V221];)" office:value-type="float" office:value="1" calcext:value-type="float">
            <text:p>1</text:p>
          </table:table-cell>
          <table:table-cell table:formula="of:=RANK([.U221];[.$R221:.$V221];)" office:value-type="float" office:value="3" calcext:value-type="float">
            <text:p>3</text:p>
          </table:table-cell>
          <table:table-cell table:formula="of:=RANK([.V221];[.$R221:.$V221];)" office:value-type="float" office:value="5" calcext:value-type="float">
            <text:p>5</text:p>
          </table:table-cell>
          <table:table-cell table:formula="of:=RANK([.W221];[.$W221:.$AA221];)" office:value-type="float" office:value="2" calcext:value-type="float">
            <text:p>2</text:p>
          </table:table-cell>
          <table:table-cell table:formula="of:=RANK([.X221];[.$W221:.$AA221];)" office:value-type="float" office:value="1" calcext:value-type="float">
            <text:p>1</text:p>
          </table:table-cell>
          <table:table-cell table:formula="of:=RANK([.Y221];[.$W221:.$AA221];)" office:value-type="float" office:value="3" calcext:value-type="float">
            <text:p>3</text:p>
          </table:table-cell>
          <table:table-cell table:formula="of:=RANK([.Z221];[.$W221:.$AA221];)" office:value-type="float" office:value="4" calcext:value-type="float">
            <text:p>4</text:p>
          </table:table-cell>
          <table:table-cell table:formula="of:=RANK([.AA221];[.$W221:.$AA221];)" office:value-type="float" office:value="5" calcext:value-type="float">
            <text:p>5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222]; OFFSET([.$C222]; 0; 0; 1; 5))" office:value-type="float" office:value="5" calcext:value-type="float">
            <text:p>5</text:p>
          </table:table-cell>
          <table:table-cell table:formula="of:=RANK([.D222]; OFFSET([.$C222]; 0; 0; 1; 5))" office:value-type="float" office:value="3" calcext:value-type="float">
            <text:p>3</text:p>
          </table:table-cell>
          <table:table-cell table:formula="of:=RANK([.E222]; OFFSET([.$C222]; 0; 0; 1; 5))" office:value-type="float" office:value="4" calcext:value-type="float">
            <text:p>4</text:p>
          </table:table-cell>
          <table:table-cell table:formula="of:=RANK([.F222]; OFFSET([.$C222]; 0; 0; 1; 5))" office:value-type="float" office:value="1" calcext:value-type="float">
            <text:p>1</text:p>
          </table:table-cell>
          <table:table-cell table:formula="of:=RANK([.G222]; OFFSET([.$C222]; 0; 0; 1; 5))" office:value-type="float" office:value="1" calcext:value-type="float">
            <text:p>1</text:p>
          </table:table-cell>
          <table:table-cell table:formula="of:=RANK([.H222];[.$H222:.$L222];)" office:value-type="float" office:value="3" calcext:value-type="float">
            <text:p>3</text:p>
          </table:table-cell>
          <table:table-cell table:formula="of:=RANK([.I222];[.$H222:.$L222];)" office:value-type="float" office:value="3" calcext:value-type="float">
            <text:p>3</text:p>
          </table:table-cell>
          <table:table-cell table:formula="of:=RANK([.J222];[.$H222:.$L222];)" office:value-type="float" office:value="5" calcext:value-type="float">
            <text:p>5</text:p>
          </table:table-cell>
          <table:table-cell table:formula="of:=RANK([.K222];[.$H222:.$L222];)" office:value-type="float" office:value="1" calcext:value-type="float">
            <text:p>1</text:p>
          </table:table-cell>
          <table:table-cell table:formula="of:=RANK([.L222];[.$H222:.$L222];)" office:value-type="float" office:value="2" calcext:value-type="float">
            <text:p>2</text:p>
          </table:table-cell>
          <table:table-cell table:formula="of:=RANK([.M222];[.$M222:.$Q222];)" office:value-type="float" office:value="1" calcext:value-type="float">
            <text:p>1</text:p>
          </table:table-cell>
          <table:table-cell table:formula="of:=RANK([.N222];[.$M222:.$Q222];)" office:value-type="float" office:value="3" calcext:value-type="float">
            <text:p>3</text:p>
          </table:table-cell>
          <table:table-cell table:formula="of:=RANK([.O222];[.$M222:.$Q222];)" office:value-type="float" office:value="3" calcext:value-type="float">
            <text:p>3</text:p>
          </table:table-cell>
          <table:table-cell table:formula="of:=RANK([.P222];[.$M222:.$Q222];)" office:value-type="float" office:value="1" calcext:value-type="float">
            <text:p>1</text:p>
          </table:table-cell>
          <table:table-cell table:formula="of:=RANK([.Q222];[.$M222:.$Q222];)" office:value-type="float" office:value="3" calcext:value-type="float">
            <text:p>3</text:p>
          </table:table-cell>
          <table:table-cell table:formula="of:=RANK([.R222];[.$R222:.$V222];)" office:value-type="float" office:value="2" calcext:value-type="float">
            <text:p>2</text:p>
          </table:table-cell>
          <table:table-cell table:formula="of:=RANK([.S222];[.$R222:.$V222];)" office:value-type="float" office:value="2" calcext:value-type="float">
            <text:p>2</text:p>
          </table:table-cell>
          <table:table-cell table:formula="of:=RANK([.T222];[.$R222:.$V222];)" office:value-type="float" office:value="2" calcext:value-type="float">
            <text:p>2</text:p>
          </table:table-cell>
          <table:table-cell table:formula="of:=RANK([.U222];[.$R222:.$V222];)" office:value-type="float" office:value="1" calcext:value-type="float">
            <text:p>1</text:p>
          </table:table-cell>
          <table:table-cell table:formula="of:=RANK([.V222];[.$R222:.$V222];)" office:value-type="float" office:value="2" calcext:value-type="float">
            <text:p>2</text:p>
          </table:table-cell>
          <table:table-cell table:formula="of:=RANK([.W222];[.$W222:.$AA222];)" office:value-type="float" office:value="4" calcext:value-type="float">
            <text:p>4</text:p>
          </table:table-cell>
          <table:table-cell table:formula="of:=RANK([.X222];[.$W222:.$AA222];)" office:value-type="float" office:value="1" calcext:value-type="float">
            <text:p>1</text:p>
          </table:table-cell>
          <table:table-cell table:formula="of:=RANK([.Y222];[.$W222:.$AA222];)" office:value-type="float" office:value="3" calcext:value-type="float">
            <text:p>3</text:p>
          </table:table-cell>
          <table:table-cell table:formula="of:=RANK([.Z222];[.$W222:.$AA222];)" office:value-type="float" office:value="2" calcext:value-type="float">
            <text:p>2</text:p>
          </table:table-cell>
          <table:table-cell table:formula="of:=RANK([.AA222];[.$W222:.$AA222];)" office:value-type="float" office:value="5" calcext:value-type="float">
            <text:p>5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3]; OFFSET([.$C223]; 0; 0; 1; 5))" office:value-type="float" office:value="1" calcext:value-type="float">
            <text:p>1</text:p>
          </table:table-cell>
          <table:table-cell table:formula="of:=RANK([.D223]; OFFSET([.$C223]; 0; 0; 1; 5))" office:value-type="float" office:value="5" calcext:value-type="float">
            <text:p>5</text:p>
          </table:table-cell>
          <table:table-cell table:formula="of:=RANK([.E223]; OFFSET([.$C223]; 0; 0; 1; 5))" office:value-type="float" office:value="2" calcext:value-type="float">
            <text:p>2</text:p>
          </table:table-cell>
          <table:table-cell table:formula="of:=RANK([.F223]; OFFSET([.$C223]; 0; 0; 1; 5))" office:value-type="float" office:value="2" calcext:value-type="float">
            <text:p>2</text:p>
          </table:table-cell>
          <table:table-cell table:formula="of:=RANK([.G223]; OFFSET([.$C223]; 0; 0; 1; 5))" office:value-type="float" office:value="2" calcext:value-type="float">
            <text:p>2</text:p>
          </table:table-cell>
          <table:table-cell table:formula="of:=RANK([.H223];[.$H223:.$L223];)" office:value-type="float" office:value="3" calcext:value-type="float">
            <text:p>3</text:p>
          </table:table-cell>
          <table:table-cell table:formula="of:=RANK([.I223];[.$H223:.$L223];)" office:value-type="float" office:value="3" calcext:value-type="float">
            <text:p>3</text:p>
          </table:table-cell>
          <table:table-cell table:formula="of:=RANK([.J223];[.$H223:.$L223];)" office:value-type="float" office:value="5" calcext:value-type="float">
            <text:p>5</text:p>
          </table:table-cell>
          <table:table-cell table:formula="of:=RANK([.K223];[.$H223:.$L223];)" office:value-type="float" office:value="1" calcext:value-type="float">
            <text:p>1</text:p>
          </table:table-cell>
          <table:table-cell table:formula="of:=RANK([.L223];[.$H223:.$L223];)" office:value-type="float" office:value="1" calcext:value-type="float">
            <text:p>1</text:p>
          </table:table-cell>
          <table:table-cell table:formula="of:=RANK([.M223];[.$M223:.$Q223];)" office:value-type="float" office:value="4" calcext:value-type="float">
            <text:p>4</text:p>
          </table:table-cell>
          <table:table-cell table:formula="of:=RANK([.N223];[.$M223:.$Q223];)" office:value-type="float" office:value="2" calcext:value-type="float">
            <text:p>2</text:p>
          </table:table-cell>
          <table:table-cell table:formula="of:=RANK([.O223];[.$M223:.$Q223];)" office:value-type="float" office:value="2" calcext:value-type="float">
            <text:p>2</text:p>
          </table:table-cell>
          <table:table-cell table:formula="of:=RANK([.P223];[.$M223:.$Q223];)" office:value-type="float" office:value="1" calcext:value-type="float">
            <text:p>1</text:p>
          </table:table-cell>
          <table:table-cell table:formula="of:=RANK([.Q223];[.$M223:.$Q223];)" office:value-type="float" office:value="5" calcext:value-type="float">
            <text:p>5</text:p>
          </table:table-cell>
          <table:table-cell table:formula="of:=RANK([.R223];[.$R223:.$V223];)" office:value-type="float" office:value="2" calcext:value-type="float">
            <text:p>2</text:p>
          </table:table-cell>
          <table:table-cell table:formula="of:=RANK([.S223];[.$R223:.$V223];)" office:value-type="float" office:value="3" calcext:value-type="float">
            <text:p>3</text:p>
          </table:table-cell>
          <table:table-cell table:formula="of:=RANK([.T223];[.$R223:.$V223];)" office:value-type="float" office:value="3" calcext:value-type="float">
            <text:p>3</text:p>
          </table:table-cell>
          <table:table-cell table:formula="of:=RANK([.U223];[.$R223:.$V223];)" office:value-type="float" office:value="3" calcext:value-type="float">
            <text:p>3</text:p>
          </table:table-cell>
          <table:table-cell table:formula="of:=RANK([.V223];[.$R223:.$V223];)" office:value-type="float" office:value="1" calcext:value-type="float">
            <text:p>1</text:p>
          </table:table-cell>
          <table:table-cell table:formula="of:=RANK([.W223];[.$W223:.$AA223];)" office:value-type="float" office:value="5" calcext:value-type="float">
            <text:p>5</text:p>
          </table:table-cell>
          <table:table-cell table:formula="of:=RANK([.X223];[.$W223:.$AA223];)" office:value-type="float" office:value="1" calcext:value-type="float">
            <text:p>1</text:p>
          </table:table-cell>
          <table:table-cell table:formula="of:=RANK([.Y223];[.$W223:.$AA223];)" office:value-type="float" office:value="2" calcext:value-type="float">
            <text:p>2</text:p>
          </table:table-cell>
          <table:table-cell table:formula="of:=RANK([.Z223];[.$W223:.$AA223];)" office:value-type="float" office:value="4" calcext:value-type="float">
            <text:p>4</text:p>
          </table:table-cell>
          <table:table-cell table:formula="of:=RANK([.AA223];[.$W223:.$AA223];)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224]; OFFSET([.$C224]; 0; 0; 1; 5))" office:value-type="float" office:value="5" calcext:value-type="float">
            <text:p>5</text:p>
          </table:table-cell>
          <table:table-cell table:formula="of:=RANK([.D224]; OFFSET([.$C224]; 0; 0; 1; 5))" office:value-type="float" office:value="4" calcext:value-type="float">
            <text:p>4</text:p>
          </table:table-cell>
          <table:table-cell table:formula="of:=RANK([.E224]; OFFSET([.$C224]; 0; 0; 1; 5))" office:value-type="float" office:value="3" calcext:value-type="float">
            <text:p>3</text:p>
          </table:table-cell>
          <table:table-cell table:formula="of:=RANK([.F224]; OFFSET([.$C224]; 0; 0; 1; 5))" office:value-type="float" office:value="1" calcext:value-type="float">
            <text:p>1</text:p>
          </table:table-cell>
          <table:table-cell table:formula="of:=RANK([.G224]; OFFSET([.$C224]; 0; 0; 1; 5))" office:value-type="float" office:value="1" calcext:value-type="float">
            <text:p>1</text:p>
          </table:table-cell>
          <table:table-cell table:formula="of:=RANK([.H224];[.$H224:.$L224];)" office:value-type="float" office:value="5" calcext:value-type="float">
            <text:p>5</text:p>
          </table:table-cell>
          <table:table-cell table:formula="of:=RANK([.I224];[.$H224:.$L224];)" office:value-type="float" office:value="4" calcext:value-type="float">
            <text:p>4</text:p>
          </table:table-cell>
          <table:table-cell table:formula="of:=RANK([.J224];[.$H224:.$L224];)" office:value-type="float" office:value="3" calcext:value-type="float">
            <text:p>3</text:p>
          </table:table-cell>
          <table:table-cell table:formula="of:=RANK([.K224];[.$H224:.$L224];)" office:value-type="float" office:value="1" calcext:value-type="float">
            <text:p>1</text:p>
          </table:table-cell>
          <table:table-cell table:formula="of:=RANK([.L224];[.$H224:.$L224];)" office:value-type="float" office:value="2" calcext:value-type="float">
            <text:p>2</text:p>
          </table:table-cell>
          <table:table-cell table:formula="of:=RANK([.M224];[.$M224:.$Q224];)" office:value-type="float" office:value="5" calcext:value-type="float">
            <text:p>5</text:p>
          </table:table-cell>
          <table:table-cell table:formula="of:=RANK([.N224];[.$M224:.$Q224];)" office:value-type="float" office:value="3" calcext:value-type="float">
            <text:p>3</text:p>
          </table:table-cell>
          <table:table-cell table:formula="of:=RANK([.O224];[.$M224:.$Q224];)" office:value-type="float" office:value="1" calcext:value-type="float">
            <text:p>1</text:p>
          </table:table-cell>
          <table:table-cell table:formula="of:=RANK([.P224];[.$M224:.$Q224];)" office:value-type="float" office:value="4" calcext:value-type="float">
            <text:p>4</text:p>
          </table:table-cell>
          <table:table-cell table:formula="of:=RANK([.Q224];[.$M224:.$Q224];)" office:value-type="float" office:value="2" calcext:value-type="float">
            <text:p>2</text:p>
          </table:table-cell>
          <table:table-cell table:formula="of:=RANK([.R224];[.$R224:.$V224];)" office:value-type="float" office:value="5" calcext:value-type="float">
            <text:p>5</text:p>
          </table:table-cell>
          <table:table-cell table:formula="of:=RANK([.S224];[.$R224:.$V224];)" office:value-type="float" office:value="1" calcext:value-type="float">
            <text:p>1</text:p>
          </table:table-cell>
          <table:table-cell table:formula="of:=RANK([.T224];[.$R224:.$V224];)" office:value-type="float" office:value="2" calcext:value-type="float">
            <text:p>2</text:p>
          </table:table-cell>
          <table:table-cell table:formula="of:=RANK([.U224];[.$R224:.$V224];)" office:value-type="float" office:value="4" calcext:value-type="float">
            <text:p>4</text:p>
          </table:table-cell>
          <table:table-cell table:formula="of:=RANK([.V224];[.$R224:.$V224];)" office:value-type="float" office:value="2" calcext:value-type="float">
            <text:p>2</text:p>
          </table:table-cell>
          <table:table-cell table:formula="of:=RANK([.W224];[.$W224:.$AA224];)" office:value-type="float" office:value="5" calcext:value-type="float">
            <text:p>5</text:p>
          </table:table-cell>
          <table:table-cell table:formula="of:=RANK([.X224];[.$W224:.$AA224];)" office:value-type="float" office:value="3" calcext:value-type="float">
            <text:p>3</text:p>
          </table:table-cell>
          <table:table-cell table:formula="of:=RANK([.Y224];[.$W224:.$AA224];)" office:value-type="float" office:value="1" calcext:value-type="float">
            <text:p>1</text:p>
          </table:table-cell>
          <table:table-cell table:formula="of:=RANK([.Z224];[.$W224:.$AA224];)" office:value-type="float" office:value="4" calcext:value-type="float">
            <text:p>4</text:p>
          </table:table-cell>
          <table:table-cell table:formula="of:=RANK([.AA224];[.$W224:.$AA224];)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5]; OFFSET([.$C225]; 0; 0; 1; 5))" office:value-type="float" office:value="1" calcext:value-type="float">
            <text:p>1</text:p>
          </table:table-cell>
          <table:table-cell table:formula="of:=RANK([.D225]; OFFSET([.$C225]; 0; 0; 1; 5))" office:value-type="float" office:value="5" calcext:value-type="float">
            <text:p>5</text:p>
          </table:table-cell>
          <table:table-cell table:formula="of:=RANK([.E225]; OFFSET([.$C225]; 0; 0; 1; 5))" office:value-type="float" office:value="4" calcext:value-type="float">
            <text:p>4</text:p>
          </table:table-cell>
          <table:table-cell table:formula="of:=RANK([.F225]; OFFSET([.$C225]; 0; 0; 1; 5))" office:value-type="float" office:value="1" calcext:value-type="float">
            <text:p>1</text:p>
          </table:table-cell>
          <table:table-cell table:formula="of:=RANK([.G225]; OFFSET([.$C225]; 0; 0; 1; 5))" office:value-type="float" office:value="1" calcext:value-type="float">
            <text:p>1</text:p>
          </table:table-cell>
          <table:table-cell table:formula="of:=RANK([.H225];[.$H225:.$L225];)" office:value-type="float" office:value="2" calcext:value-type="float">
            <text:p>2</text:p>
          </table:table-cell>
          <table:table-cell table:formula="of:=RANK([.I225];[.$H225:.$L225];)" office:value-type="float" office:value="5" calcext:value-type="float">
            <text:p>5</text:p>
          </table:table-cell>
          <table:table-cell table:formula="of:=RANK([.J225];[.$H225:.$L225];)" office:value-type="float" office:value="4" calcext:value-type="float">
            <text:p>4</text:p>
          </table:table-cell>
          <table:table-cell table:formula="of:=RANK([.K225];[.$H225:.$L225];)" office:value-type="float" office:value="1" calcext:value-type="float">
            <text:p>1</text:p>
          </table:table-cell>
          <table:table-cell table:formula="of:=RANK([.L225];[.$H225:.$L225];)" office:value-type="float" office:value="2" calcext:value-type="float">
            <text:p>2</text:p>
          </table:table-cell>
          <table:table-cell table:formula="of:=RANK([.M225];[.$M225:.$Q225];)" office:value-type="float" office:value="3" calcext:value-type="float">
            <text:p>3</text:p>
          </table:table-cell>
          <table:table-cell table:formula="of:=RANK([.N225];[.$M225:.$Q225];)" office:value-type="float" office:value="2" calcext:value-type="float">
            <text:p>2</text:p>
          </table:table-cell>
          <table:table-cell table:formula="of:=RANK([.O225];[.$M225:.$Q225];)" office:value-type="float" office:value="1" calcext:value-type="float">
            <text:p>1</text:p>
          </table:table-cell>
          <table:table-cell table:formula="of:=RANK([.P225];[.$M225:.$Q225];)" office:value-type="float" office:value="5" calcext:value-type="float">
            <text:p>5</text:p>
          </table:table-cell>
          <table:table-cell table:formula="of:=RANK([.Q225];[.$M225:.$Q225];)" office:value-type="float" office:value="3" calcext:value-type="float">
            <text:p>3</text:p>
          </table:table-cell>
          <table:table-cell table:formula="of:=RANK([.R225];[.$R225:.$V225];)" office:value-type="float" office:value="2" calcext:value-type="float">
            <text:p>2</text:p>
          </table:table-cell>
          <table:table-cell table:formula="of:=RANK([.S225];[.$R225:.$V225];)" office:value-type="float" office:value="1" calcext:value-type="float">
            <text:p>1</text:p>
          </table:table-cell>
          <table:table-cell table:formula="of:=RANK([.T225];[.$R225:.$V225];)" office:value-type="float" office:value="2" calcext:value-type="float">
            <text:p>2</text:p>
          </table:table-cell>
          <table:table-cell table:formula="of:=RANK([.U225];[.$R225:.$V225];)" office:value-type="float" office:value="2" calcext:value-type="float">
            <text:p>2</text:p>
          </table:table-cell>
          <table:table-cell table:formula="of:=RANK([.V225];[.$R225:.$V225];)" office:value-type="float" office:value="2" calcext:value-type="float">
            <text:p>2</text:p>
          </table:table-cell>
          <table:table-cell table:formula="of:=RANK([.W225];[.$W225:.$AA225];)" office:value-type="float" office:value="3" calcext:value-type="float">
            <text:p>3</text:p>
          </table:table-cell>
          <table:table-cell table:formula="of:=RANK([.X225];[.$W225:.$AA225];)" office:value-type="float" office:value="5" calcext:value-type="float">
            <text:p>5</text:p>
          </table:table-cell>
          <table:table-cell table:formula="of:=RANK([.Y225];[.$W225:.$AA225];)" office:value-type="float" office:value="1" calcext:value-type="float">
            <text:p>1</text:p>
          </table:table-cell>
          <table:table-cell table:formula="of:=RANK([.Z225];[.$W225:.$AA225];)" office:value-type="float" office:value="4" calcext:value-type="float">
            <text:p>4</text:p>
          </table:table-cell>
          <table:table-cell table:formula="of:=RANK([.AA225];[.$W225:.$AA225];)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226]; OFFSET([.$C226]; 0; 0; 1; 5))" office:value-type="float" office:value="5" calcext:value-type="float">
            <text:p>5</text:p>
          </table:table-cell>
          <table:table-cell table:formula="of:=RANK([.D226]; OFFSET([.$C226]; 0; 0; 1; 5))" office:value-type="float" office:value="3" calcext:value-type="float">
            <text:p>3</text:p>
          </table:table-cell>
          <table:table-cell table:formula="of:=RANK([.E226]; OFFSET([.$C226]; 0; 0; 1; 5))" office:value-type="float" office:value="4" calcext:value-type="float">
            <text:p>4</text:p>
          </table:table-cell>
          <table:table-cell table:formula="of:=RANK([.F226]; OFFSET([.$C226]; 0; 0; 1; 5))" office:value-type="float" office:value="1" calcext:value-type="float">
            <text:p>1</text:p>
          </table:table-cell>
          <table:table-cell table:formula="of:=RANK([.G226]; OFFSET([.$C226]; 0; 0; 1; 5))" office:value-type="float" office:value="2" calcext:value-type="float">
            <text:p>2</text:p>
          </table:table-cell>
          <table:table-cell table:formula="of:=RANK([.H226];[.$H226:.$L226];)" office:value-type="float" office:value="5" calcext:value-type="float">
            <text:p>5</text:p>
          </table:table-cell>
          <table:table-cell table:formula="of:=RANK([.I226];[.$H226:.$L226];)" office:value-type="float" office:value="3" calcext:value-type="float">
            <text:p>3</text:p>
          </table:table-cell>
          <table:table-cell table:formula="of:=RANK([.J226];[.$H226:.$L226];)" office:value-type="float" office:value="2" calcext:value-type="float">
            <text:p>2</text:p>
          </table:table-cell>
          <table:table-cell table:formula="of:=RANK([.K226];[.$H226:.$L226];)" office:value-type="float" office:value="4" calcext:value-type="float">
            <text:p>4</text:p>
          </table:table-cell>
          <table:table-cell table:formula="of:=RANK([.L226];[.$H226:.$L226];)" office:value-type="float" office:value="1" calcext:value-type="float">
            <text:p>1</text:p>
          </table:table-cell>
          <table:table-cell table:formula="of:=RANK([.M226];[.$M226:.$Q226];)" office:value-type="float" office:value="1" calcext:value-type="float">
            <text:p>1</text:p>
          </table:table-cell>
          <table:table-cell table:formula="of:=RANK([.N226];[.$M226:.$Q226];)" office:value-type="float" office:value="4" calcext:value-type="float">
            <text:p>4</text:p>
          </table:table-cell>
          <table:table-cell table:formula="of:=RANK([.O226];[.$M226:.$Q226];)" office:value-type="float" office:value="2" calcext:value-type="float">
            <text:p>2</text:p>
          </table:table-cell>
          <table:table-cell table:formula="of:=RANK([.P226];[.$M226:.$Q226];)" office:value-type="float" office:value="5" calcext:value-type="float">
            <text:p>5</text:p>
          </table:table-cell>
          <table:table-cell table:formula="of:=RANK([.Q226];[.$M226:.$Q226];)" office:value-type="float" office:value="3" calcext:value-type="float">
            <text:p>3</text:p>
          </table:table-cell>
          <table:table-cell table:formula="of:=RANK([.R226];[.$R226:.$V226];)" office:value-type="float" office:value="5" calcext:value-type="float">
            <text:p>5</text:p>
          </table:table-cell>
          <table:table-cell table:formula="of:=RANK([.S226];[.$R226:.$V226];)" office:value-type="float" office:value="1" calcext:value-type="float">
            <text:p>1</text:p>
          </table:table-cell>
          <table:table-cell table:formula="of:=RANK([.T226];[.$R226:.$V226];)" office:value-type="float" office:value="1" calcext:value-type="float">
            <text:p>1</text:p>
          </table:table-cell>
          <table:table-cell table:formula="of:=RANK([.U226];[.$R226:.$V226];)" office:value-type="float" office:value="4" calcext:value-type="float">
            <text:p>4</text:p>
          </table:table-cell>
          <table:table-cell table:formula="of:=RANK([.V226];[.$R226:.$V226];)" office:value-type="float" office:value="3" calcext:value-type="float">
            <text:p>3</text:p>
          </table:table-cell>
          <table:table-cell table:formula="of:=RANK([.W226];[.$W226:.$AA226];)" office:value-type="float" office:value="2" calcext:value-type="float">
            <text:p>2</text:p>
          </table:table-cell>
          <table:table-cell table:formula="of:=RANK([.X226];[.$W226:.$AA226];)" office:value-type="float" office:value="4" calcext:value-type="float">
            <text:p>4</text:p>
          </table:table-cell>
          <table:table-cell table:formula="of:=RANK([.Y226];[.$W226:.$AA226];)" office:value-type="float" office:value="5" calcext:value-type="float">
            <text:p>5</text:p>
          </table:table-cell>
          <table:table-cell table:formula="of:=RANK([.Z226];[.$W226:.$AA226];)" office:value-type="float" office:value="3" calcext:value-type="float">
            <text:p>3</text:p>
          </table:table-cell>
          <table:table-cell table:formula="of:=RANK([.AA226];[.$W226:.$AA226];)" office:value-type="float" office:value="1" calcext:value-type="float">
            <text:p>1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7]; OFFSET([.$C227]; 0; 0; 1; 5))" office:value-type="float" office:value="2" calcext:value-type="float">
            <text:p>2</text:p>
          </table:table-cell>
          <table:table-cell table:formula="of:=RANK([.D227]; OFFSET([.$C227]; 0; 0; 1; 5))" office:value-type="float" office:value="4" calcext:value-type="float">
            <text:p>4</text:p>
          </table:table-cell>
          <table:table-cell table:formula="of:=RANK([.E227]; OFFSET([.$C227]; 0; 0; 1; 5))" office:value-type="float" office:value="5" calcext:value-type="float">
            <text:p>5</text:p>
          </table:table-cell>
          <table:table-cell table:formula="of:=RANK([.F227]; OFFSET([.$C227]; 0; 0; 1; 5))" office:value-type="float" office:value="1" calcext:value-type="float">
            <text:p>1</text:p>
          </table:table-cell>
          <table:table-cell table:formula="of:=RANK([.G227]; OFFSET([.$C227]; 0; 0; 1; 5))" office:value-type="float" office:value="2" calcext:value-type="float">
            <text:p>2</text:p>
          </table:table-cell>
          <table:table-cell table:formula="of:=RANK([.H227];[.$H227:.$L227];)" office:value-type="float" office:value="1" calcext:value-type="float">
            <text:p>1</text:p>
          </table:table-cell>
          <table:table-cell table:formula="of:=RANK([.I227];[.$H227:.$L227];)" office:value-type="float" office:value="4" calcext:value-type="float">
            <text:p>4</text:p>
          </table:table-cell>
          <table:table-cell table:formula="of:=RANK([.J227];[.$H227:.$L227];)" office:value-type="float" office:value="3" calcext:value-type="float">
            <text:p>3</text:p>
          </table:table-cell>
          <table:table-cell table:formula="of:=RANK([.K227];[.$H227:.$L227];)" office:value-type="float" office:value="5" calcext:value-type="float">
            <text:p>5</text:p>
          </table:table-cell>
          <table:table-cell table:formula="of:=RANK([.L227];[.$H227:.$L227];)" office:value-type="float" office:value="1" calcext:value-type="float">
            <text:p>1</text:p>
          </table:table-cell>
          <table:table-cell table:formula="of:=RANK([.M227];[.$M227:.$Q227];)" office:value-type="float" office:value="4" calcext:value-type="float">
            <text:p>4</text:p>
          </table:table-cell>
          <table:table-cell table:formula="of:=RANK([.N227];[.$M227:.$Q227];)" office:value-type="float" office:value="2" calcext:value-type="float">
            <text:p>2</text:p>
          </table:table-cell>
          <table:table-cell table:formula="of:=RANK([.O227];[.$M227:.$Q227];)" office:value-type="float" office:value="1" calcext:value-type="float">
            <text:p>1</text:p>
          </table:table-cell>
          <table:table-cell table:formula="of:=RANK([.P227];[.$M227:.$Q227];)" office:value-type="float" office:value="5" calcext:value-type="float">
            <text:p>5</text:p>
          </table:table-cell>
          <table:table-cell table:formula="of:=RANK([.Q227];[.$M227:.$Q227];)" office:value-type="float" office:value="3" calcext:value-type="float">
            <text:p>3</text:p>
          </table:table-cell>
          <table:table-cell table:formula="of:=RANK([.R227];[.$R227:.$V227];)" office:value-type="float" office:value="5" calcext:value-type="float">
            <text:p>5</text:p>
          </table:table-cell>
          <table:table-cell table:formula="of:=RANK([.S227];[.$R227:.$V227];)" office:value-type="float" office:value="2" calcext:value-type="float">
            <text:p>2</text:p>
          </table:table-cell>
          <table:table-cell table:formula="of:=RANK([.T227];[.$R227:.$V227];)" office:value-type="float" office:value="2" calcext:value-type="float">
            <text:p>2</text:p>
          </table:table-cell>
          <table:table-cell table:formula="of:=RANK([.U227];[.$R227:.$V227];)" office:value-type="float" office:value="1" calcext:value-type="float">
            <text:p>1</text:p>
          </table:table-cell>
          <table:table-cell table:formula="of:=RANK([.V227];[.$R227:.$V227];)" office:value-type="float" office:value="4" calcext:value-type="float">
            <text:p>4</text:p>
          </table:table-cell>
          <table:table-cell table:formula="of:=RANK([.W227];[.$W227:.$AA227];)" office:value-type="float" office:value="1" calcext:value-type="float">
            <text:p>1</text:p>
          </table:table-cell>
          <table:table-cell table:formula="of:=RANK([.X227];[.$W227:.$AA227];)" office:value-type="float" office:value="2" calcext:value-type="float">
            <text:p>2</text:p>
          </table:table-cell>
          <table:table-cell table:formula="of:=RANK([.Y227];[.$W227:.$AA227];)" office:value-type="float" office:value="5" calcext:value-type="float">
            <text:p>5</text:p>
          </table:table-cell>
          <table:table-cell table:formula="of:=RANK([.Z227];[.$W227:.$AA227];)" office:value-type="float" office:value="4" calcext:value-type="float">
            <text:p>4</text:p>
          </table:table-cell>
          <table:table-cell table:formula="of:=RANK([.AA227];[.$W227:.$AA227];)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228]; OFFSET([.$C228]; 0; 0; 1; 5))" office:value-type="float" office:value="5" calcext:value-type="float">
            <text:p>5</text:p>
          </table:table-cell>
          <table:table-cell table:formula="of:=RANK([.D228]; OFFSET([.$C228]; 0; 0; 1; 5))" office:value-type="float" office:value="3" calcext:value-type="float">
            <text:p>3</text:p>
          </table:table-cell>
          <table:table-cell table:formula="of:=RANK([.E228]; OFFSET([.$C228]; 0; 0; 1; 5))" office:value-type="float" office:value="4" calcext:value-type="float">
            <text:p>4</text:p>
          </table:table-cell>
          <table:table-cell table:formula="of:=RANK([.F228]; OFFSET([.$C228]; 0; 0; 1; 5))" office:value-type="float" office:value="1" calcext:value-type="float">
            <text:p>1</text:p>
          </table:table-cell>
          <table:table-cell table:formula="of:=RANK([.G228]; OFFSET([.$C228]; 0; 0; 1; 5))" office:value-type="float" office:value="2" calcext:value-type="float">
            <text:p>2</text:p>
          </table:table-cell>
          <table:table-cell table:formula="of:=RANK([.H228];[.$H228:.$L228];)" office:value-type="float" office:value="5" calcext:value-type="float">
            <text:p>5</text:p>
          </table:table-cell>
          <table:table-cell table:formula="of:=RANK([.I228];[.$H228:.$L228];)" office:value-type="float" office:value="1" calcext:value-type="float">
            <text:p>1</text:p>
          </table:table-cell>
          <table:table-cell table:formula="of:=RANK([.J228];[.$H228:.$L228];)" office:value-type="float" office:value="1" calcext:value-type="float">
            <text:p>1</text:p>
          </table:table-cell>
          <table:table-cell table:formula="of:=RANK([.K228];[.$H228:.$L228];)" office:value-type="float" office:value="4" calcext:value-type="float">
            <text:p>4</text:p>
          </table:table-cell>
          <table:table-cell table:formula="of:=RANK([.L228];[.$H228:.$L228];)" office:value-type="float" office:value="3" calcext:value-type="float">
            <text:p>3</text:p>
          </table:table-cell>
          <table:table-cell table:formula="of:=RANK([.M228];[.$M228:.$Q228];)" office:value-type="float" office:value="5" calcext:value-type="float">
            <text:p>5</text:p>
          </table:table-cell>
          <table:table-cell table:formula="of:=RANK([.N228];[.$M228:.$Q228];)" office:value-type="float" office:value="1" calcext:value-type="float">
            <text:p>1</text:p>
          </table:table-cell>
          <table:table-cell table:formula="of:=RANK([.O228];[.$M228:.$Q228];)" office:value-type="float" office:value="2" calcext:value-type="float">
            <text:p>2</text:p>
          </table:table-cell>
          <table:table-cell table:formula="of:=RANK([.P228];[.$M228:.$Q228];)" office:value-type="float" office:value="4" calcext:value-type="float">
            <text:p>4</text:p>
          </table:table-cell>
          <table:table-cell table:formula="of:=RANK([.Q228];[.$M228:.$Q228];)" office:value-type="float" office:value="3" calcext:value-type="float">
            <text:p>3</text:p>
          </table:table-cell>
          <table:table-cell table:formula="of:=RANK([.R228];[.$R228:.$V228];)" office:value-type="float" office:value="5" calcext:value-type="float">
            <text:p>5</text:p>
          </table:table-cell>
          <table:table-cell table:formula="of:=RANK([.S228];[.$R228:.$V228];)" office:value-type="float" office:value="3" calcext:value-type="float">
            <text:p>3</text:p>
          </table:table-cell>
          <table:table-cell table:formula="of:=RANK([.T228];[.$R228:.$V228];)" office:value-type="float" office:value="2" calcext:value-type="float">
            <text:p>2</text:p>
          </table:table-cell>
          <table:table-cell table:formula="of:=RANK([.U228];[.$R228:.$V228];)" office:value-type="float" office:value="1" calcext:value-type="float">
            <text:p>1</text:p>
          </table:table-cell>
          <table:table-cell table:formula="of:=RANK([.V228];[.$R228:.$V228];)" office:value-type="float" office:value="4" calcext:value-type="float">
            <text:p>4</text:p>
          </table:table-cell>
          <table:table-cell table:formula="of:=RANK([.W228];[.$W228:.$AA228];)" office:value-type="float" office:value="2" calcext:value-type="float">
            <text:p>2</text:p>
          </table:table-cell>
          <table:table-cell table:formula="of:=RANK([.X228];[.$W228:.$AA228];)" office:value-type="float" office:value="4" calcext:value-type="float">
            <text:p>4</text:p>
          </table:table-cell>
          <table:table-cell table:formula="of:=RANK([.Y228];[.$W228:.$AA228];)" office:value-type="float" office:value="5" calcext:value-type="float">
            <text:p>5</text:p>
          </table:table-cell>
          <table:table-cell table:formula="of:=RANK([.Z228];[.$W228:.$AA228];)" office:value-type="float" office:value="1" calcext:value-type="float">
            <text:p>1</text:p>
          </table:table-cell>
          <table:table-cell table:formula="of:=RANK([.AA228];[.$W228:.$AA228];)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9]; OFFSET([.$C229]; 0; 0; 1; 5))" office:value-type="float" office:value="2" calcext:value-type="float">
            <text:p>2</text:p>
          </table:table-cell>
          <table:table-cell table:formula="of:=RANK([.D229]; OFFSET([.$C229]; 0; 0; 1; 5))" office:value-type="float" office:value="4" calcext:value-type="float">
            <text:p>4</text:p>
          </table:table-cell>
          <table:table-cell table:formula="of:=RANK([.E229]; OFFSET([.$C229]; 0; 0; 1; 5))" office:value-type="float" office:value="5" calcext:value-type="float">
            <text:p>5</text:p>
          </table:table-cell>
          <table:table-cell table:formula="of:=RANK([.F229]; OFFSET([.$C229]; 0; 0; 1; 5))" office:value-type="float" office:value="1" calcext:value-type="float">
            <text:p>1</text:p>
          </table:table-cell>
          <table:table-cell table:formula="of:=RANK([.G229]; OFFSET([.$C229]; 0; 0; 1; 5))" office:value-type="float" office:value="2" calcext:value-type="float">
            <text:p>2</text:p>
          </table:table-cell>
          <table:table-cell table:formula="of:=RANK([.H229];[.$H229:.$L229];)" office:value-type="float" office:value="3" calcext:value-type="float">
            <text:p>3</text:p>
          </table:table-cell>
          <table:table-cell table:formula="of:=RANK([.I229];[.$H229:.$L229];)" office:value-type="float" office:value="1" calcext:value-type="float">
            <text:p>1</text:p>
          </table:table-cell>
          <table:table-cell table:formula="of:=RANK([.J229];[.$H229:.$L229];)" office:value-type="float" office:value="1" calcext:value-type="float">
            <text:p>1</text:p>
          </table:table-cell>
          <table:table-cell table:formula="of:=RANK([.K229];[.$H229:.$L229];)" office:value-type="float" office:value="5" calcext:value-type="float">
            <text:p>5</text:p>
          </table:table-cell>
          <table:table-cell table:formula="of:=RANK([.L229];[.$H229:.$L229];)" office:value-type="float" office:value="4" calcext:value-type="float">
            <text:p>4</text:p>
          </table:table-cell>
          <table:table-cell table:formula="of:=RANK([.M229];[.$M229:.$Q229];)" office:value-type="float" office:value="5" calcext:value-type="float">
            <text:p>5</text:p>
          </table:table-cell>
          <table:table-cell table:formula="of:=RANK([.N229];[.$M229:.$Q229];)" office:value-type="float" office:value="1" calcext:value-type="float">
            <text:p>1</text:p>
          </table:table-cell>
          <table:table-cell table:formula="of:=RANK([.O229];[.$M229:.$Q229];)" office:value-type="float" office:value="3" calcext:value-type="float">
            <text:p>3</text:p>
          </table:table-cell>
          <table:table-cell table:formula="of:=RANK([.P229];[.$M229:.$Q229];)" office:value-type="float" office:value="2" calcext:value-type="float">
            <text:p>2</text:p>
          </table:table-cell>
          <table:table-cell table:formula="of:=RANK([.Q229];[.$M229:.$Q229];)" office:value-type="float" office:value="4" calcext:value-type="float">
            <text:p>4</text:p>
          </table:table-cell>
          <table:table-cell table:formula="of:=RANK([.R229];[.$R229:.$V229];)" office:value-type="float" office:value="5" calcext:value-type="float">
            <text:p>5</text:p>
          </table:table-cell>
          <table:table-cell table:formula="of:=RANK([.S229];[.$R229:.$V229];)" office:value-type="float" office:value="3" calcext:value-type="float">
            <text:p>3</text:p>
          </table:table-cell>
          <table:table-cell table:formula="of:=RANK([.T229];[.$R229:.$V229];)" office:value-type="float" office:value="2" calcext:value-type="float">
            <text:p>2</text:p>
          </table:table-cell>
          <table:table-cell table:formula="of:=RANK([.U229];[.$R229:.$V229];)" office:value-type="float" office:value="1" calcext:value-type="float">
            <text:p>1</text:p>
          </table:table-cell>
          <table:table-cell table:formula="of:=RANK([.V229];[.$R229:.$V229];)" office:value-type="float" office:value="4" calcext:value-type="float">
            <text:p>4</text:p>
          </table:table-cell>
          <table:table-cell table:formula="of:=RANK([.W229];[.$W229:.$AA229];)" office:value-type="float" office:value="2" calcext:value-type="float">
            <text:p>2</text:p>
          </table:table-cell>
          <table:table-cell table:formula="of:=RANK([.X229];[.$W229:.$AA229];)" office:value-type="float" office:value="4" calcext:value-type="float">
            <text:p>4</text:p>
          </table:table-cell>
          <table:table-cell table:formula="of:=RANK([.Y229];[.$W229:.$AA229];)" office:value-type="float" office:value="5" calcext:value-type="float">
            <text:p>5</text:p>
          </table:table-cell>
          <table:table-cell table:formula="of:=RANK([.Z229];[.$W229:.$AA229];)" office:value-type="float" office:value="1" calcext:value-type="float">
            <text:p>1</text:p>
          </table:table-cell>
          <table:table-cell table:formula="of:=RANK([.AA229];[.$W229:.$AA229];)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office:value-type="float" office:value="938563" calcext:value-type="float">
            <text:p>93856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72167302475916" calcext:value-type="float">
            <text:p>-0,72167302475916</text:p>
          </table:table-cell>
          <table:table-cell table:style-name="ce499" office:value-type="float" office:value="0.00101816363192814" calcext:value-type="float">
            <text:p>0,00101816363192814</text:p>
          </table:table-cell>
          <table:table-cell table:number-columns-repeated="2" table:style-name="ce502" office:value-type="float" office:value="0" calcext:value-type="float">
            <text:p>0</text:p>
          </table:table-cell>
          <table:table-cell table:style-name="ce502" office:value-type="float" office:value="0.000203632726385629" calcext:value-type="float">
            <text:p>0,000203632726385629</text:p>
          </table:table-cell>
          <table:table-cell table:style-name="ce494" office:value-type="float" office:value="-2.36037464913047" calcext:value-type="float">
            <text:p>-2,36037464913047</text:p>
          </table:table-cell>
          <table:table-cell table:number-columns-repeated="3" table:style-name="ce499" office:value-type="float" office:value="0" calcext:value-type="float">
            <text:p>0</text:p>
          </table:table-cell>
          <table:table-cell table:style-name="ce616" office:value-type="float" office:value="-0.210017675087535" calcext:value-type="float">
            <text:p>-0,210017675087535</text:p>
          </table:table-cell>
          <table:table-cell table:style-name="ce494" office:value-type="float" office:value="-1.48145056468703" calcext:value-type="float">
            <text:p>-1,48145056468703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style-name="ce495" office:value-type="float" office:value="0.00296011861787325" calcext:value-type="float">
            <text:p>0,00296011861787325</text:p>
          </table:table-cell>
          <table:table-cell table:style-name="ce499" office:value-type="float" office:value="0.00310812454876687" calcext:value-type="float">
            <text:p>0,00310812454876687</text:p>
          </table:table-cell>
          <table:table-cell table:style-name="ce494" office:value-type="float" office:value="-0.662098323915656" calcext:value-type="float">
            <text:p>-0,662098323915656</text:p>
          </table:table-cell>
          <table:table-cell table:number-columns-repeated="2" table:style-name="ce538" office:value-type="float" office:value="0" calcext:value-type="float">
            <text:p>0</text:p>
          </table:table-cell>
          <table:table-cell table:style-name="ce501" office:value-type="float" office:value="-0.0003774242193498" calcext:value-type="float">
            <text:p>-0,0003774242193498</text:p>
          </table:table-cell>
          <table:table-cell table:style-name="ce500" office:value-type="float" office:value="-0.000943560548374651" calcext:value-type="float">
            <text:p>-0,000943560548374651</text:p>
          </table:table-cell>
          <table:table-cell table:style-name="ce494" office:value-type="float" office:value="-2.33500486276763" calcext:value-type="float">
            <text:p>-2,33500486276763</text:p>
          </table:table-cell>
          <table:table-cell table:style-name="ce499" office:value-type="float" office:value="0.0704507064274718" calcext:value-type="float">
            <text:p>0,0704507064274718</text:p>
          </table:table-cell>
          <table:table-cell table:style-name="ce508" office:value-type="float" office:value="0.0537499552083707" calcext:value-type="float">
            <text:p>0,0537499552083707</text:p>
          </table:table-cell>
          <table:table-cell table:style-name="ce508" office:value-type="float" office:value="0.0529131295584199" calcext:value-type="float">
            <text:p>0,0529131295584199</text:p>
          </table:table-cell>
          <table:table-cell table:style-name="ce526" office:value-type="float" office:value="-0.0631691312135705" calcext:value-type="float">
            <text:p>-0,0631691312135705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2" office:value-type="float" office:value="0" calcext:value-type="float">
            <text:p>0</text:p>
          </table:table-cell>
          <table:table-cell table:style-name="ce499" office:value-type="float" office:value="0.00101816363192814" calcext:value-type="float">
            <text:p>0,00101816363192814</text:p>
          </table:table-cell>
          <table:table-cell table:number-columns-repeated="2" table:style-name="ce502" office:value-type="float" office:value="0" calcext:value-type="float">
            <text:p>0</text:p>
          </table:table-cell>
          <table:table-cell table:style-name="ce495" office:value-type="float" office:value="0.000407265452771258" calcext:value-type="float">
            <text:p>0,000407265452771258</text:p>
          </table:table-cell>
          <table:table-cell table:number-columns-repeated="4" table:style-name="ce499" office:value-type="float" office:value="0" calcext:value-type="float">
            <text:p>0</text:p>
          </table:table-cell>
          <table:table-cell table:style-name="ce617" office:value-type="float" office:value="-0.622632400742847" calcext:value-type="float">
            <text:p>-0,622632400742847</text:p>
          </table:table-cell>
          <table:table-cell table:number-columns-repeated="3" table:style-name="ce501" office:value-type="float" office:value="0" calcext:value-type="float">
            <text:p>0</text:p>
          </table:table-cell>
          <table:table-cell table:style-name="ce499" office:value-type="float" office:value="0.00296011861787325" calcext:value-type="float">
            <text:p>0,00296011861787325</text:p>
          </table:table-cell>
          <table:table-cell table:style-name="ce543" office:value-type="float" office:value="-0.10789632362148" calcext:value-type="float">
            <text:p>-0,10789632362148</text:p>
          </table:table-cell>
          <table:table-cell table:number-columns-repeated="3" table:style-name="ce501" office:value-type="float" office:value="0" calcext:value-type="float">
            <text:p>0</text:p>
          </table:table-cell>
          <table:table-cell table:style-name="ce501" office:value-type="float" office:value="-0.0003774242193498" calcext:value-type="float">
            <text:p>-0,0003774242193498</text:p>
          </table:table-cell>
          <table:table-cell table:style-name="ce499" office:value-type="float" office:value="0.00132098476772455" calcext:value-type="float">
            <text:p>0,00132098476772455</text:p>
          </table:table-cell>
          <table:table-cell table:style-name="ce501" office:value-type="float" office:value="0.0648718687611339" calcext:value-type="float">
            <text:p>0,0648718687611339</text:p>
          </table:table-cell>
          <table:table-cell table:style-name="ce499" office:value-type="float" office:value="0.0704507064274718" calcext:value-type="float">
            <text:p>0,0704507064274718</text:p>
          </table:table-cell>
          <table:table-cell table:style-name="ce508" office:value-type="float" office:value="0.0537499552083707" calcext:value-type="float">
            <text:p>0,0537499552083707</text:p>
          </table:table-cell>
          <table:table-cell table:style-name="ce500" office:value-type="float" office:value="0.0614959567374013" calcext:value-type="float">
            <text:p>0,0614959567374013</text:p>
          </table:table-cell>
          <table:table-cell table:style-name="ce501" office:value-type="float" office:value="0.0650864394406085" calcext:value-type="float">
            <text:p>0,0650864394406085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506296120267117" calcext:value-type="float">
            <text:p>-0,506296120267117</text:p>
          </table:table-cell>
          <table:table-cell table:style-name="ce528" office:value-type="float" office:value="-0.152317279336451" calcext:value-type="float">
            <text:p>-0,152317279336451</text:p>
          </table:table-cell>
          <table:table-cell table:style-name="ce528" office:value-type="float" office:value="-0.151910013883679" calcext:value-type="float">
            <text:p>-0,151910013883679</text:p>
          </table:table-cell>
          <table:table-cell table:style-name="ce538" office:value-type="float" office:value="-0.0014254290846994" calcext:value-type="float">
            <text:p>-0,0014254290846994</text:p>
          </table:table-cell>
          <table:table-cell table:style-name="ce500" office:value-type="float" office:value="-0.00203632726385629" calcext:value-type="float">
            <text:p>-0,00203632726385629</text:p>
          </table:table-cell>
          <table:table-cell table:style-name="ce566" office:value-type="float" office:value="-0.103188684359676" calcext:value-type="float">
            <text:p>-0,103188684359676</text:p>
          </table:table-cell>
          <table:table-cell table:style-name="ce494" office:value-type="float" office:value="-0.419475303041504" calcext:value-type="float">
            <text:p>-0,419475303041504</text:p>
          </table:table-cell>
          <table:table-cell table:style-name="ce550" office:value-type="float" office:value="-0.104308778626809" calcext:value-type="float">
            <text:p>-0,104308778626809</text:p>
          </table:table-cell>
          <table:table-cell table:style-name="ce608" office:value-type="float" office:value="-0.203723678718134" calcext:value-type="float">
            <text:p>-0,203723678718134</text:p>
          </table:table-cell>
          <table:table-cell table:style-name="ce499" office:value-type="float" office:value="0.00112009426713343" calcext:value-type="float">
            <text:p>0,00112009426713343</text:p>
          </table:table-cell>
          <table:table-cell table:style-name="ce651" office:value-type="float" office:value="-0.000740029654468263" calcext:value-type="float">
            <text:p>-0,000740029654468263</text:p>
          </table:table-cell>
          <table:table-cell table:number-columns-repeated="2" table:style-name="ce669" office:value-type="float" office:value="0.000148005930893613" calcext:value-type="float">
            <text:p>0,000148005930893613</text:p>
          </table:table-cell>
          <table:table-cell table:style-name="ce651" office:value-type="float" office:value="-0.000740029654468263" calcext:value-type="float">
            <text:p>-0,000740029654468263</text:p>
          </table:table-cell>
          <table:table-cell table:style-name="ce669" office:value-type="float" office:value="0.000148005930893613" calcext:value-type="float">
            <text:p>0,000148005930893613</text:p>
          </table:table-cell>
          <table:table-cell table:number-columns-repeated="3" table:style-name="ce499" office:value-type="float" office:value="0" calcext:value-type="float">
            <text:p>0</text:p>
          </table:table-cell>
          <table:table-cell table:style-name="ce644" office:value-type="float" office:value="-0.0707670411281059" calcext:value-type="float">
            <text:p>-0,0707670411281059</text:p>
          </table:table-cell>
          <table:table-cell table:style-name="ce499" office:value-type="float" office:value="0" calcext:value-type="float">
            <text:p>0</text:p>
          </table:table-cell>
          <table:table-cell table:style-name="ce828" office:value-type="float" office:value="-0.00584776625127928" calcext:value-type="float">
            <text:p>-0,00584776625127928</text:p>
          </table:table-cell>
          <table:table-cell table:style-name="ce512" office:value-type="float" office:value="0.0911567769967643" calcext:value-type="float">
            <text:p>0,0911567769967643</text:p>
          </table:table-cell>
          <table:table-cell table:style-name="ce796" office:value-type="float" office:value="0.0801421487837382" calcext:value-type="float">
            <text:p>0,0801421487837382</text:p>
          </table:table-cell>
          <table:table-cell table:style-name="ce499" office:value-type="float" office:value="0.0919435361548376" calcext:value-type="float">
            <text:p>0,0919435361548376</text:p>
          </table:table-cell>
          <table:table-cell table:style-name="ce494" office:value-type="float" office:value="-0.0563021542347872" calcext:value-type="float">
            <text:p>-0,0563021542347872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0" office:value-type="float" office:value="-0.00203632726385629" calcext:value-type="float">
            <text:p>-0,00203632726385629</text:p>
          </table:table-cell>
          <table:table-cell table:style-name="ce499" office:value-type="float" office:value="0" calcext:value-type="float">
            <text:p>0</text:p>
          </table:table-cell>
          <table:table-cell table:style-name="ce528" office:value-type="float" office:value="-0.151910013883679" calcext:value-type="float">
            <text:p>-0,151910013883679</text:p>
          </table:table-cell>
          <table:table-cell table:style-name="ce501" office:value-type="float" office:value="-0.0014254290846994" calcext:value-type="float">
            <text:p>-0,0014254290846994</text:p>
          </table:table-cell>
          <table:table-cell table:style-name="ce518" office:value-type="float" office:value="-0.148244624808738" calcext:value-type="float">
            <text:p>-0,148244624808738</text:p>
          </table:table-cell>
          <table:table-cell table:style-name="ce566" office:value-type="float" office:value="-0.103188684359676" calcext:value-type="float">
            <text:p>-0,103188684359676</text:p>
          </table:table-cell>
          <table:table-cell table:number-columns-repeated="2" table:style-name="ce500" office:value-type="float" office:value="0" calcext:value-type="float">
            <text:p>0</text:p>
          </table:table-cell>
          <table:table-cell table:style-name="ce608" office:value-type="float" office:value="-0.203717144834909" calcext:value-type="float">
            <text:p>-0,203717144834909</text:p>
          </table:table-cell>
          <table:table-cell table:style-name="ce499" office:value-type="float" office:value="0.00126010605052515" calcext:value-type="float">
            <text:p>0,00126010605052515</text:p>
          </table:table-cell>
          <table:table-cell table:style-name="ce652" office:value-type="float" office:value="-0.000592023723574651" calcext:value-type="float">
            <text:p>-0,000592023723574651</text:p>
          </table:table-cell>
          <table:table-cell table:number-columns-repeated="2" table:style-name="ce670" office:value-type="float" office:value="0.000148005930893613" calcext:value-type="float">
            <text:p>0,000148005930893613</text:p>
          </table:table-cell>
          <table:table-cell table:style-name="ce494" office:value-type="float" office:value="-0.00133205337804292" calcext:value-type="float">
            <text:p>-0,00133205337804292</text:p>
          </table:table-cell>
          <table:table-cell table:style-name="ce499" office:value-type="float" office:value="0.000592023723574651" calcext:value-type="float">
            <text:p>0,000592023723574651</text:p>
          </table:table-cell>
          <table:table-cell table:style-name="ce494" office:value-type="float" office:value="-0.141345370146537" calcext:value-type="float">
            <text:p>-0,141345370146537</text:p>
          </table:table-cell>
          <table:table-cell table:number-columns-repeated="2" table:style-name="ce499" office:value-type="float" office:value="0" calcext:value-type="float">
            <text:p>0</text:p>
          </table:table-cell>
          <table:table-cell table:style-name="ce644" office:value-type="float" office:value="-0.0707670411281059" calcext:value-type="float">
            <text:p>-0,0707670411281059</text:p>
          </table:table-cell>
          <table:table-cell table:style-name="ce622" office:value-type="float" office:value="-0.140873589872349" calcext:value-type="float">
            <text:p>-0,140873589872349</text:p>
          </table:table-cell>
          <table:table-cell table:style-name="ce500" office:value-type="float" office:value="0.0914428712360637" calcext:value-type="float">
            <text:p>0,0914428712360637</text:p>
          </table:table-cell>
          <table:table-cell table:style-name="ce512" office:value-type="float" office:value="0.0911567769967643" calcext:value-type="float">
            <text:p>0,0911567769967643</text:p>
          </table:table-cell>
          <table:table-cell table:style-name="ce796" office:value-type="float" office:value="0.0801421487837382" calcext:value-type="float">
            <text:p>0,0801421487837382</text:p>
          </table:table-cell>
          <table:table-cell table:style-name="ce499" office:value-type="float" office:value="0.0919435361548376" calcext:value-type="float">
            <text:p>0,0919435361548376</text:p>
          </table:table-cell>
          <table:table-cell table:style-name="ce502" office:value-type="float" office:value="0.0917647272552754" calcext:value-type="float">
            <text:p>0,0917647272552754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2.57330676333519" calcext:value-type="float">
            <text:p>-2,57330676333519</text:p>
          </table:table-cell>
          <table:table-cell table:style-name="ce499" office:value-type="float" office:value="0.0124215963095234" calcext:value-type="float">
            <text:p>0,0124215963095234</text:p>
          </table:table-cell>
          <table:table-cell table:number-columns-repeated="3" table:style-name="ce495" office:value-type="float" office:value="0.0101816363192814" calcext:value-type="float">
            <text:p>0,0101816363192814</text:p>
          </table:table-cell>
          <table:table-cell table:style-name="ce494" office:value-type="float" office:value="-3.28635657976975" calcext:value-type="float">
            <text:p>-3,28635657976975</text:p>
          </table:table-cell>
          <table:table-cell table:style-name="ce501" office:value-type="float" office:value="-0.00126010605052515" calcext:value-type="float">
            <text:p>-0,00126010605052515</text:p>
          </table:table-cell>
          <table:table-cell table:style-name="ce499" office:value-type="float" office:value="0.00560047133566757" calcext:value-type="float">
            <text:p>0,00560047133566757</text:p>
          </table:table-cell>
          <table:table-cell table:style-name="ce501" office:value-type="float" office:value="-0.00126010605052515" calcext:value-type="float">
            <text:p>-0,00126010605052515</text:p>
          </table:table-cell>
          <table:table-cell table:style-name="ce501" office:value-type="float" office:value="-0.00350029458479222" calcext:value-type="float">
            <text:p>-0,00350029458479222</text:p>
          </table:table-cell>
          <table:table-cell table:style-name="ce588" office:value-type="float" office:value="0.115444626097057" calcext:value-type="float">
            <text:p>0,115444626097057</text:p>
          </table:table-cell>
          <table:table-cell table:style-name="ce671" office:value-type="float" office:value="0.0149485990202599" calcext:value-type="float">
            <text:p>0,0149485990202599</text:p>
          </table:table-cell>
          <table:table-cell table:style-name="ce494" office:value-type="float" office:value="0.0081403261991514" calcext:value-type="float">
            <text:p>0,0081403261991514</text:p>
          </table:table-cell>
          <table:table-cell table:style-name="ce499" office:value-type="float" office:value="0.123910565344174" calcext:value-type="float">
            <text:p>0,123910565344174</text:p>
          </table:table-cell>
          <table:table-cell table:style-name="ce653" office:value-type="float" office:value="0.0103604151625564" calcext:value-type="float">
            <text:p>0,0103604151625564</text:p>
          </table:table-cell>
          <table:table-cell table:style-name="ce746" office:value-type="float" office:value="0.0507635575025613" calcext:value-type="float">
            <text:p>0,0507635575025613</text:p>
          </table:table-cell>
          <table:table-cell table:number-columns-repeated="2" table:style-name="ce761" office:value-type="float" office:value="0.0110396584159844" calcext:value-type="float">
            <text:p>0,0110396584159844</text:p>
          </table:table-cell>
          <table:table-cell table:style-name="ce499" office:value-type="float" office:value="0.0568495230395783" calcext:value-type="float">
            <text:p>0,0568495230395783</text:p>
          </table:table-cell>
          <table:table-cell table:style-name="ce494" office:value-type="float" office:value="0.00915253731923493" calcext:value-type="float">
            <text:p>0,00915253731923493</text:p>
          </table:table-cell>
          <table:table-cell table:style-name="ce499" office:value-type="float" office:value="0.941643426873991" calcext:value-type="float">
            <text:p>0,941643426873991</text:p>
          </table:table-cell>
          <table:table-cell table:style-name="ce765" office:value-type="float" office:value="0.940963953055655" calcext:value-type="float">
            <text:p>0,940963953055655</text:p>
          </table:table-cell>
          <table:table-cell table:style-name="ce528" office:value-type="float" office:value="0.940105670337757" calcext:value-type="float">
            <text:p>0,940105670337757</text:p>
          </table:table-cell>
          <table:table-cell table:style-name="ce533" office:value-type="float" office:value="0.940642097036443" calcext:value-type="float">
            <text:p>0,940642097036443</text:p>
          </table:table-cell>
          <table:table-cell table:style-name="ce870" office:value-type="float" office:value="0.94046757955047" calcext:value-type="float">
            <text:p>0,94046757955047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5" office:value-type="float" office:value="0.0101816363192814" calcext:value-type="float">
            <text:p>0,0101816363192814</text:p>
          </table:table-cell>
          <table:table-cell table:style-name="ce499" office:value-type="float" office:value="0.0124215963095234" calcext:value-type="float">
            <text:p>0,0124215963095234</text:p>
          </table:table-cell>
          <table:table-cell table:number-columns-repeated="3" table:style-name="ce495" office:value-type="float" office:value="0.0101816363192814" calcext:value-type="float">
            <text:p>0,0101816363192814</text:p>
          </table:table-cell>
          <table:table-cell table:style-name="ce501" office:value-type="float" office:value="-0.00350029458479222" calcext:value-type="float">
            <text:p>-0,00350029458479222</text:p>
          </table:table-cell>
          <table:table-cell table:style-name="ce501" office:value-type="float" office:value="-0.00126010605052515" calcext:value-type="float">
            <text:p>-0,00126010605052515</text:p>
          </table:table-cell>
          <table:table-cell table:style-name="ce499" office:value-type="float" office:value="0.00560047133566757" calcext:value-type="float">
            <text:p>0,00560047133566757</text:p>
          </table:table-cell>
          <table:table-cell table:style-name="ce501" office:value-type="float" office:value="-0.00126010605052515" calcext:value-type="float">
            <text:p>-0,00126010605052515</text:p>
          </table:table-cell>
          <table:table-cell table:style-name="ce501" office:value-type="float" office:value="-0.00350029458479222" calcext:value-type="float">
            <text:p>-0,00350029458479222</text:p>
          </table:table-cell>
          <table:table-cell table:style-name="ce653" office:value-type="float" office:value="0.0103604151625564" calcext:value-type="float">
            <text:p>0,0103604151625564</text:p>
          </table:table-cell>
          <table:table-cell table:style-name="ce672" office:value-type="float" office:value="0.0149485990202599" calcext:value-type="float">
            <text:p>0,0149485990202599</text:p>
          </table:table-cell>
          <table:table-cell table:style-name="ce494" office:value-type="float" office:value="0.0081403261991514" calcext:value-type="float">
            <text:p>0,0081403261991514</text:p>
          </table:table-cell>
          <table:table-cell table:number-columns-repeated="2" table:style-name="ce653" office:value-type="float" office:value="0.0103604151625564" calcext:value-type="float">
            <text:p>0,0103604151625564</text:p>
          </table:table-cell>
          <table:table-cell table:style-name="ce494" office:value-type="float" office:value="0.00915253731923493" calcext:value-type="float">
            <text:p>0,00915253731923493</text:p>
          </table:table-cell>
          <table:table-cell table:number-columns-repeated="2" table:style-name="ce654" office:value-type="float" office:value="0.0110396584159844" calcext:value-type="float">
            <text:p>0,0110396584159844</text:p>
          </table:table-cell>
          <table:table-cell table:number-columns-repeated="2" table:style-name="ce494" office:value-type="float" office:value="0.00915253731923493" calcext:value-type="float">
            <text:p>0,00915253731923493</text:p>
          </table:table-cell>
          <table:table-cell table:style-name="ce494" office:value-type="float" office:value="0.936529492346514" calcext:value-type="float">
            <text:p>0,936529492346514</text:p>
          </table:table-cell>
          <table:table-cell table:style-name="ce794" office:value-type="float" office:value="0.940999714835567" calcext:value-type="float">
            <text:p>0,940999714835567</text:p>
          </table:table-cell>
          <table:table-cell table:style-name="ce528" office:value-type="float" office:value="0.940105670337757" calcext:value-type="float">
            <text:p>0,940105670337757</text:p>
          </table:table-cell>
          <table:table-cell table:style-name="ce533" office:value-type="float" office:value="0.940642097036443" calcext:value-type="float">
            <text:p>0,940642097036443</text:p>
          </table:table-cell>
          <table:table-cell table:style-name="ce733" office:value-type="float" office:value="0.941071238395392" calcext:value-type="float">
            <text:p>0,941071238395392</text:p>
          </table:table-cell>
          <table:table-cell/>
          <table:table-cell table:style-name="ce899" table:number-columns-repeated="2"/>
          <table:table-cell table:style-name="ce900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776366059963322" calcext:value-type="float">
            <text:p>-0,776366059963322</text:p>
          </table:table-cell>
          <table:table-cell table:number-columns-repeated="2" table:style-name="ce529" office:value-type="float" office:value="0.0103852690456671" calcext:value-type="float">
            <text:p>0,0103852690456671</text:p>
          </table:table-cell>
          <table:table-cell table:style-name="ce499" office:value-type="float" office:value="0.018123312648321" calcext:value-type="float">
            <text:p>0,018123312648321</text:p>
          </table:table-cell>
          <table:table-cell table:style-name="ce514" office:value-type="float" office:value="0.00957073814012455" calcext:value-type="float">
            <text:p>0,00957073814012455</text:p>
          </table:table-cell>
          <table:table-cell table:style-name="ce494" office:value-type="float" office:value="-1.22738529674657" calcext:value-type="float">
            <text:p>-1,22738529674657</text:p>
          </table:table-cell>
          <table:table-cell table:style-name="ce501" office:value-type="float" office:value="0.00140011783391687" calcext:value-type="float">
            <text:p>0,00140011783391687</text:p>
          </table:table-cell>
          <table:table-cell table:style-name="ce499" office:value-type="float" office:value="0.00434036528514232" calcext:value-type="float">
            <text:p>0,00434036528514232</text:p>
          </table:table-cell>
          <table:table-cell table:style-name="ce495" office:value-type="float" office:value="0.00406034171835898" calcext:value-type="float">
            <text:p>0,00406034171835898</text:p>
          </table:table-cell>
          <table:table-cell table:style-name="ce501" office:value-type="float" office:value="0.0016801414007002" calcext:value-type="float">
            <text:p>0,0016801414007002</text:p>
          </table:table-cell>
          <table:table-cell table:style-name="ce499" office:value-type="float" office:value="0.114043503284597" calcext:value-type="float">
            <text:p>0,114043503284597</text:p>
          </table:table-cell>
          <table:table-cell table:style-name="ce494" office:value-type="float" office:value="0.00858434399183244" calcext:value-type="float">
            <text:p>0,00858434399183244</text:p>
          </table:table-cell>
          <table:table-cell table:style-name="ce684" office:value-type="float" office:value="0.012284492264174" calcext:value-type="float">
            <text:p>0,012284492264174</text:p>
          </table:table-cell>
          <table:table-cell table:style-name="ce715" office:value-type="float" office:value="0.0745703215152571" calcext:value-type="float">
            <text:p>0,0745703215152571</text:p>
          </table:table-cell>
          <table:table-cell table:style-name="ce667" office:value-type="float" office:value="0.0125805041259613" calcext:value-type="float">
            <text:p>0,0125805041259613</text:p>
          </table:table-cell>
          <table:table-cell table:style-name="ce666" office:value-type="float" office:value="0.0128670206780036" calcext:value-type="float">
            <text:p>0,0128670206780036</text:p>
          </table:table-cell>
          <table:table-cell table:style-name="ce494" office:value-type="float" office:value="0.0116057947450093" calcext:value-type="float">
            <text:p>0,0116057947450093</text:p>
          </table:table-cell>
          <table:table-cell table:style-name="ce645" office:value-type="float" office:value="0.014719544554646" calcext:value-type="float">
            <text:p>0,014719544554646</text:p>
          </table:table-cell>
          <table:table-cell table:style-name="ce788" office:value-type="float" office:value="0.0301939375479918" calcext:value-type="float">
            <text:p>0,0301939375479918</text:p>
          </table:table-cell>
          <table:table-cell table:style-name="ce800" office:value-type="float" office:value="0.0146251884998085" calcext:value-type="float">
            <text:p>0,0146251884998085</text:p>
          </table:table-cell>
          <table:table-cell table:style-name="ce499" office:value-type="float" office:value="0.966025331594548" calcext:value-type="float">
            <text:p>0,966025331594548</text:p>
          </table:table-cell>
          <table:table-cell table:style-name="ce732" office:value-type="float" office:value="0.940820905936005" calcext:value-type="float">
            <text:p>0,940820905936005</text:p>
          </table:table-cell>
          <table:table-cell table:style-name="ce552" office:value-type="float" office:value="0.940713620596268" calcext:value-type="float">
            <text:p>0,940713620596268</text:p>
          </table:table-cell>
          <table:table-cell table:style-name="ce494" office:value-type="float" office:value="0.887607377426321" calcext:value-type="float">
            <text:p>0,887607377426321</text:p>
          </table:table-cell>
          <table:table-cell table:style-name="ce897" office:value-type="float" office:value="0.932664835997312" calcext:value-type="float">
            <text:p>0,932664835997312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14" office:value-type="float" office:value="0.0101816363192814" calcext:value-type="float">
            <text:p>0,0101816363192814</text:p>
          </table:table-cell>
          <table:table-cell table:number-columns-repeated="2" table:style-name="ce529" office:value-type="float" office:value="0.0103852690456671" calcext:value-type="float">
            <text:p>0,0103852690456671</text:p>
          </table:table-cell>
          <table:table-cell table:style-name="ce499" office:value-type="float" office:value="0.018123312648321" calcext:value-type="float">
            <text:p>0,018123312648321</text:p>
          </table:table-cell>
          <table:table-cell table:style-name="ce514" office:value-type="float" office:value="0.00957073814012455" calcext:value-type="float">
            <text:p>0,00957073814012455</text:p>
          </table:table-cell>
          <table:table-cell table:style-name="ce500" office:value-type="float" office:value="0.00042003535017505" calcext:value-type="float">
            <text:p>0,00042003535017505</text:p>
          </table:table-cell>
          <table:table-cell table:style-name="ce501" office:value-type="float" office:value="0.00140011783391687" calcext:value-type="float">
            <text:p>0,00140011783391687</text:p>
          </table:table-cell>
          <table:table-cell table:style-name="ce499" office:value-type="float" office:value="0.00434036528514232" calcext:value-type="float">
            <text:p>0,00434036528514232</text:p>
          </table:table-cell>
          <table:table-cell table:style-name="ce495" office:value-type="float" office:value="0.00406034171835898" calcext:value-type="float">
            <text:p>0,00406034171835898</text:p>
          </table:table-cell>
          <table:table-cell table:style-name="ce501" office:value-type="float" office:value="0.0016801414007002" calcext:value-type="float">
            <text:p>0,0016801414007002</text:p>
          </table:table-cell>
          <table:table-cell table:style-name="ce654" office:value-type="float" office:value="0.012728510056855" calcext:value-type="float">
            <text:p>0,012728510056855</text:p>
          </table:table-cell>
          <table:table-cell table:style-name="ce494" office:value-type="float" office:value="0.00858434399183244" calcext:value-type="float">
            <text:p>0,00858434399183244</text:p>
          </table:table-cell>
          <table:table-cell table:style-name="ce684" office:value-type="float" office:value="0.012284492264174" calcext:value-type="float">
            <text:p>0,012284492264174</text:p>
          </table:table-cell>
          <table:table-cell table:style-name="ce666" office:value-type="float" office:value="0.011840474471493" calcext:value-type="float">
            <text:p>0,011840474471493</text:p>
          </table:table-cell>
          <table:table-cell table:style-name="ce667" office:value-type="float" office:value="0.0125805041259613" calcext:value-type="float">
            <text:p>0,0125805041259613</text:p>
          </table:table-cell>
          <table:table-cell table:style-name="ce499" office:value-type="float" office:value="0.0500363868399471" calcext:value-type="float">
            <text:p>0,0500363868399471</text:p>
          </table:table-cell>
          <table:table-cell table:style-name="ce494" office:value-type="float" office:value="0.0116057947450093" calcext:value-type="float">
            <text:p>0,0116057947450093</text:p>
          </table:table-cell>
          <table:table-cell table:style-name="ce645" office:value-type="float" office:value="0.014719544554646" calcext:value-type="float">
            <text:p>0,014719544554646</text:p>
          </table:table-cell>
          <table:table-cell table:style-name="ce644" office:value-type="float" office:value="0.0308009615007795" calcext:value-type="float">
            <text:p>0,0308009615007795</text:p>
          </table:table-cell>
          <table:table-cell table:style-name="ce801" office:value-type="float" office:value="0.0153139877001221" calcext:value-type="float">
            <text:p>0,0153139877001221</text:p>
          </table:table-cell>
          <table:table-cell table:style-name="ce829" office:value-type="float" office:value="0.940570573476618" calcext:value-type="float">
            <text:p>0,940570573476618</text:p>
          </table:table-cell>
          <table:table-cell table:style-name="ce732" office:value-type="float" office:value="0.940820905936005" calcext:value-type="float">
            <text:p>0,940820905936005</text:p>
          </table:table-cell>
          <table:table-cell table:style-name="ce552" office:value-type="float" office:value="0.940713620596268" calcext:value-type="float">
            <text:p>0,940713620596268</text:p>
          </table:table-cell>
          <table:table-cell table:style-name="ce494" office:value-type="float" office:value="0.887607377426321" calcext:value-type="float">
            <text:p>0,887607377426321</text:p>
          </table:table-cell>
          <table:table-cell table:style-name="ce898" office:value-type="float" office:value="0.941178523735129" calcext:value-type="float">
            <text:p>0,941178523735129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875631583870279" calcext:value-type="float">
            <text:p>-0,875631583870279</text:p>
          </table:table-cell>
          <table:table-cell table:number-columns-repeated="2" table:style-name="ce530" office:value-type="float" office:value="0" calcext:value-type="float">
            <text:p>0</text:p>
          </table:table-cell>
          <table:table-cell table:style-name="ce499" office:value-type="float" office:value="0.015534461920205" calcext:value-type="float">
            <text:p>0,015534461920205</text:p>
          </table:table-cell>
          <table:table-cell table:style-name="ce508" office:value-type="float" office:value="0.00834894178181078" calcext:value-type="float">
            <text:p>0,00834894178181078</text:p>
          </table:table-cell>
          <table:table-cell table:style-name="ce494" office:value-type="float" office:value="-0.581113306495875" calcext:value-type="float">
            <text:p>-0,581113306495875</text:p>
          </table:table-cell>
          <table:table-cell table:style-name="ce530" office:value-type="float" office:value="-0.00406034171835898" calcext:value-type="float">
            <text:p>-0,00406034171835898</text:p>
          </table:table-cell>
          <table:table-cell table:style-name="ce512" office:value-type="float" office:value="0.0033602828014005" calcext:value-type="float">
            <text:p>0,0033602828014005</text:p>
          </table:table-cell>
          <table:table-cell table:style-name="ce499" office:value-type="float" office:value="0.00644054203601766" calcext:value-type="float">
            <text:p>0,00644054203601766</text:p>
          </table:table-cell>
          <table:table-cell table:style-name="ce501" office:value-type="float" office:value="0.00532044776888413" calcext:value-type="float">
            <text:p>0,00532044776888413</text:p>
          </table:table-cell>
          <table:table-cell table:style-name="ce494" office:value-type="float" office:value="-0.174534513947043" calcext:value-type="float">
            <text:p>-0,174534513947043</text:p>
          </table:table-cell>
          <table:table-cell table:style-name="ce508" office:value-type="float" office:value="0.0143565752966852" calcext:value-type="float">
            <text:p>0,0143565752966852</text:p>
          </table:table-cell>
          <table:table-cell table:style-name="ce535" office:value-type="float" office:value="0.0146525871584726" calcext:value-type="float">
            <text:p>0,0146525871584726</text:p>
          </table:table-cell>
          <table:table-cell table:style-name="ce716" office:value-type="float" office:value="-0.15419455221743" calcext:value-type="float">
            <text:p>-0,15419455221743</text:p>
          </table:table-cell>
          <table:table-cell table:style-name="ce570" office:value-type="float" office:value="0.0121364863332803" calcext:value-type="float">
            <text:p>0,0121364863332803</text:p>
          </table:table-cell>
          <table:table-cell table:style-name="ce494" office:value-type="float" office:value="-0.171066898379976" calcext:value-type="float">
            <text:p>-0,171066898379976</text:p>
          </table:table-cell>
          <table:table-cell table:style-name="ce579" office:value-type="float" office:value="0.0176445822546077" calcext:value-type="float">
            <text:p>0,0176445822546077</text:p>
          </table:table-cell>
          <table:table-cell table:style-name="ce508" office:value-type="float" office:value="0.0172671580352578" calcext:value-type="float">
            <text:p>0,0172671580352578</text:p>
          </table:table-cell>
          <table:table-cell table:style-name="ce789" office:value-type="float" office:value="-0.0417387153775396" calcext:value-type="float">
            <text:p>-0,0417387153775396</text:p>
          </table:table-cell>
          <table:table-cell table:style-name="ce514" office:value-type="float" office:value="0.0167953777610705" calcext:value-type="float">
            <text:p>0,0167953777610705</text:p>
          </table:table-cell>
          <table:table-cell table:style-name="ce499" office:value-type="float" office:value="0.979178991070069" calcext:value-type="float">
            <text:p>0,979178991070069</text:p>
          </table:table-cell>
          <table:table-cell table:style-name="ce622" office:value-type="float" office:value="0.860964851391566" calcext:value-type="float">
            <text:p>0,860964851391566</text:p>
          </table:table-cell>
          <table:table-cell table:style-name="ce494" office:value-type="float" office:value="0.860750280712092" calcext:value-type="float">
            <text:p>0,860750280712092</text:p>
          </table:table-cell>
          <table:table-cell table:style-name="ce878" office:value-type="float" office:value="0.937888439983186" calcext:value-type="float">
            <text:p>0,937888439983186</text:p>
          </table:table-cell>
          <table:table-cell table:style-name="ce494" office:value-type="float" office:value="0.860664214028436" calcext:value-type="float">
            <text:p>0,860664214028436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8" office:value-type="float" office:value="0.00834894178181078" calcext:value-type="float">
            <text:p>0,00834894178181078</text:p>
          </table:table-cell>
          <table:table-cell table:number-columns-repeated="2" table:style-name="ce530" office:value-type="float" office:value="0" calcext:value-type="float">
            <text:p>0</text:p>
          </table:table-cell>
          <table:table-cell table:style-name="ce499" office:value-type="float" office:value="0.0158833526580791" calcext:value-type="float">
            <text:p>0,0158833526580791</text:p>
          </table:table-cell>
          <table:table-cell table:style-name="ce508" office:value-type="float" office:value="0.00834894178181078" calcext:value-type="float">
            <text:p>0,00834894178181078</text:p>
          </table:table-cell>
          <table:table-cell table:style-name="ce501" office:value-type="float" office:value="0.0050404242021008" calcext:value-type="float">
            <text:p>0,0050404242021008</text:p>
          </table:table-cell>
          <table:table-cell table:style-name="ce530" office:value-type="float" office:value="-0.00406034171835898" calcext:value-type="float">
            <text:p>-0,00406034171835898</text:p>
          </table:table-cell>
          <table:table-cell table:style-name="ce512" office:value-type="float" office:value="0.0033602828014005" calcext:value-type="float">
            <text:p>0,0033602828014005</text:p>
          </table:table-cell>
          <table:table-cell table:style-name="ce499" office:value-type="float" office:value="0.00658055381940938" calcext:value-type="float">
            <text:p>0,00658055381940938</text:p>
          </table:table-cell>
          <table:table-cell table:style-name="ce501" office:value-type="float" office:value="0.00532044776888413" calcext:value-type="float">
            <text:p>0,00532044776888413</text:p>
          </table:table-cell>
          <table:table-cell table:style-name="ce530" office:value-type="float" office:value="0.012284492264174" calcext:value-type="float">
            <text:p>0,012284492264174</text:p>
          </table:table-cell>
          <table:table-cell table:style-name="ce508" office:value-type="float" office:value="0.0143565752966852" calcext:value-type="float">
            <text:p>0,0143565752966852</text:p>
          </table:table-cell>
          <table:table-cell table:style-name="ce512" office:value-type="float" office:value="0.0146525871584726" calcext:value-type="float">
            <text:p>0,0146525871584726</text:p>
          </table:table-cell>
          <table:table-cell table:style-name="ce499" office:value-type="float" office:value="0.0156886286747283" calcext:value-type="float">
            <text:p>0,0156886286747283</text:p>
          </table:table-cell>
          <table:table-cell table:style-name="ce570" office:value-type="float" office:value="0.0121364863332803" calcext:value-type="float">
            <text:p>0,0121364863332803</text:p>
          </table:table-cell>
          <table:table-cell table:style-name="ce499" office:value-type="float" office:value="0.018830323343732" calcext:value-type="float">
            <text:p>0,018830323343732</text:p>
          </table:table-cell>
          <table:table-cell table:style-name="ce504" office:value-type="float" office:value="0.0176445822546077" calcext:value-type="float">
            <text:p>0,0176445822546077</text:p>
          </table:table-cell>
          <table:table-cell table:style-name="ce508" office:value-type="float" office:value="0.0172671580352578" calcext:value-type="float">
            <text:p>0,0172671580352578</text:p>
          </table:table-cell>
          <table:table-cell table:style-name="ce617" office:value-type="float" office:value="-0.0313262102060415" calcext:value-type="float">
            <text:p>-0,0313262102060415</text:p>
          </table:table-cell>
          <table:table-cell table:style-name="ce514" office:value-type="float" office:value="0.0167953777610705" calcext:value-type="float">
            <text:p>0,0167953777610705</text:p>
          </table:table-cell>
          <table:table-cell table:style-name="ce503" office:value-type="float" office:value="0.936565254126427" calcext:value-type="float">
            <text:p>0,936565254126427</text:p>
          </table:table-cell>
          <table:table-cell table:style-name="ce622" office:value-type="float" office:value="0.860964851391566" calcext:value-type="float">
            <text:p>0,860964851391566</text:p>
          </table:table-cell>
          <table:table-cell table:style-name="ce494" office:value-type="float" office:value="0.860750280712092" calcext:value-type="float">
            <text:p>0,860750280712092</text:p>
          </table:table-cell>
          <table:table-cell table:style-name="ce879" office:value-type="float" office:value="0.937888439983186" calcext:value-type="float">
            <text:p>0,937888439983186</text:p>
          </table:table-cell>
          <table:table-cell table:style-name="ce494" office:value-type="float" office:value="0.860642995372354" calcext:value-type="float">
            <text:p>0,860642995372354</text:p>
          </table:table-cell>
          <table:table-cell table:number-columns-repeated="16357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 table:number-columns-repeated="16357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1638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247]; OFFSET([.$C247]; 0; 0; 1; 5))" office:value-type="float" office:value="5" calcext:value-type="float">
            <text:p>5</text:p>
          </table:table-cell>
          <table:table-cell table:formula="of:=RANK([.D247]; OFFSET([.$C247]; 0; 0; 1; 5))" office:value-type="float" office:value="1" calcext:value-type="float">
            <text:p>1</text:p>
          </table:table-cell>
          <table:table-cell table:formula="of:=RANK([.E247]; OFFSET([.$C247]; 0; 0; 1; 5))" office:value-type="float" office:value="3" calcext:value-type="float">
            <text:p>3</text:p>
          </table:table-cell>
          <table:table-cell table:formula="of:=RANK([.F247]; OFFSET([.$C247]; 0; 0; 1; 5))" office:value-type="float" office:value="3" calcext:value-type="float">
            <text:p>3</text:p>
          </table:table-cell>
          <table:table-cell table:formula="of:=RANK([.G247]; OFFSET([.$C247]; 0; 0; 1; 5))" office:value-type="float" office:value="2" calcext:value-type="float">
            <text:p>2</text:p>
          </table:table-cell>
          <table:table-cell table:formula="of:=RANK([.H247];[.$H247:.$L247];)" office:value-type="float" office:value="5" calcext:value-type="float">
            <text:p>5</text:p>
          </table:table-cell>
          <table:table-cell table:formula="of:=RANK([.I247];[.$H247:.$L247];)" office:value-type="float" office:value="1" calcext:value-type="float">
            <text:p>1</text:p>
          </table:table-cell>
          <table:table-cell table:formula="of:=RANK([.J247];[.$H247:.$L247];)" office:value-type="float" office:value="1" calcext:value-type="float">
            <text:p>1</text:p>
          </table:table-cell>
          <table:table-cell table:formula="of:=RANK([.K247];[.$H247:.$L247];)" office:value-type="float" office:value="1" calcext:value-type="float">
            <text:p>1</text:p>
          </table:table-cell>
          <table:table-cell table:formula="of:=RANK([.L247];[.$H247:.$L247];)" office:value-type="float" office:value="4" calcext:value-type="float">
            <text:p>4</text:p>
          </table:table-cell>
          <table:table-cell table:formula="of:=RANK([.M247];[.$M247:.$Q247];)" office:value-type="float" office:value="5" calcext:value-type="float">
            <text:p>5</text:p>
          </table:table-cell>
          <table:table-cell table:formula="of:=RANK([.N247];[.$M247:.$Q247];)" office:value-type="float" office:value="3" calcext:value-type="float">
            <text:p>3</text:p>
          </table:table-cell>
          <table:table-cell table:formula="of:=RANK([.O247];[.$M247:.$Q247];)" office:value-type="float" office:value="3" calcext:value-type="float">
            <text:p>3</text:p>
          </table:table-cell>
          <table:table-cell table:formula="of:=RANK([.P247];[.$M247:.$Q247];)" office:value-type="float" office:value="2" calcext:value-type="float">
            <text:p>2</text:p>
          </table:table-cell>
          <table:table-cell table:formula="of:=RANK([.Q247];[.$M247:.$Q247];)" office:value-type="float" office:value="1" calcext:value-type="float">
            <text:p>1</text:p>
          </table:table-cell>
          <table:table-cell table:formula="of:=RANK([.R247];[.$R247:.$V247];)" office:value-type="float" office:value="5" calcext:value-type="float">
            <text:p>5</text:p>
          </table:table-cell>
          <table:table-cell table:formula="of:=RANK([.S247];[.$R247:.$V247];)" office:value-type="float" office:value="1" calcext:value-type="float">
            <text:p>1</text:p>
          </table:table-cell>
          <table:table-cell table:formula="of:=RANK([.T247];[.$R247:.$V247];)" office:value-type="float" office:value="1" calcext:value-type="float">
            <text:p>1</text:p>
          </table:table-cell>
          <table:table-cell table:formula="of:=RANK([.U247];[.$R247:.$V247];)" office:value-type="float" office:value="3" calcext:value-type="float">
            <text:p>3</text:p>
          </table:table-cell>
          <table:table-cell table:formula="of:=RANK([.V247];[.$R247:.$V247];)" office:value-type="float" office:value="4" calcext:value-type="float">
            <text:p>4</text:p>
          </table:table-cell>
          <table:table-cell table:formula="of:=RANK([.W247];[.$W247:.$AA247];)" office:value-type="float" office:value="5" calcext:value-type="float">
            <text:p>5</text:p>
          </table:table-cell>
          <table:table-cell table:formula="of:=RANK([.X247];[.$W247:.$AA247];)" office:value-type="float" office:value="1" calcext:value-type="float">
            <text:p>1</text:p>
          </table:table-cell>
          <table:table-cell table:formula="of:=RANK([.Y247];[.$W247:.$AA247];)" office:value-type="float" office:value="2" calcext:value-type="float">
            <text:p>2</text:p>
          </table:table-cell>
          <table:table-cell table:formula="of:=RANK([.Z247];[.$W247:.$AA247];)" office:value-type="float" office:value="3" calcext:value-type="float">
            <text:p>3</text:p>
          </table:table-cell>
          <table:table-cell table:formula="of:=RANK([.AA247];[.$W247:.$AA247];)" office:value-type="float" office:value="4" calcext:value-type="float">
            <text:p>4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48]; OFFSET([.$C248]; 0; 0; 1; 5))" office:value-type="float" office:value="3" calcext:value-type="float">
            <text:p>3</text:p>
          </table:table-cell>
          <table:table-cell table:formula="of:=RANK([.D248]; OFFSET([.$C248]; 0; 0; 1; 5))" office:value-type="float" office:value="1" calcext:value-type="float">
            <text:p>1</text:p>
          </table:table-cell>
          <table:table-cell table:formula="of:=RANK([.E248]; OFFSET([.$C248]; 0; 0; 1; 5))" office:value-type="float" office:value="3" calcext:value-type="float">
            <text:p>3</text:p>
          </table:table-cell>
          <table:table-cell table:formula="of:=RANK([.F248]; OFFSET([.$C248]; 0; 0; 1; 5))" office:value-type="float" office:value="3" calcext:value-type="float">
            <text:p>3</text:p>
          </table:table-cell>
          <table:table-cell table:formula="of:=RANK([.G248]; OFFSET([.$C248]; 0; 0; 1; 5))" office:value-type="float" office:value="2" calcext:value-type="float">
            <text:p>2</text:p>
          </table:table-cell>
          <table:table-cell table:formula="of:=RANK([.H248];[.$H248:.$L248];)" office:value-type="float" office:value="1" calcext:value-type="float">
            <text:p>1</text:p>
          </table:table-cell>
          <table:table-cell table:formula="of:=RANK([.I248];[.$H248:.$L248];)" office:value-type="float" office:value="1" calcext:value-type="float">
            <text:p>1</text:p>
          </table:table-cell>
          <table:table-cell table:formula="of:=RANK([.J248];[.$H248:.$L248];)" office:value-type="float" office:value="1" calcext:value-type="float">
            <text:p>1</text:p>
          </table:table-cell>
          <table:table-cell table:formula="of:=RANK([.K248];[.$H248:.$L248];)" office:value-type="float" office:value="1" calcext:value-type="float">
            <text:p>1</text:p>
          </table:table-cell>
          <table:table-cell table:formula="of:=RANK([.L248];[.$H248:.$L248];)" office:value-type="float" office:value="5" calcext:value-type="float">
            <text:p>5</text:p>
          </table:table-cell>
          <table:table-cell table:formula="of:=RANK([.M248];[.$M248:.$Q248];)" office:value-type="float" office:value="2" calcext:value-type="float">
            <text:p>2</text:p>
          </table:table-cell>
          <table:table-cell table:formula="of:=RANK([.N248];[.$M248:.$Q248];)" office:value-type="float" office:value="2" calcext:value-type="float">
            <text:p>2</text:p>
          </table:table-cell>
          <table:table-cell table:formula="of:=RANK([.O248];[.$M248:.$Q248];)" office:value-type="float" office:value="2" calcext:value-type="float">
            <text:p>2</text:p>
          </table:table-cell>
          <table:table-cell table:formula="of:=RANK([.P248];[.$M248:.$Q248];)" office:value-type="float" office:value="1" calcext:value-type="float">
            <text:p>1</text:p>
          </table:table-cell>
          <table:table-cell table:formula="of:=RANK([.Q248];[.$M248:.$Q248];)" office:value-type="float" office:value="5" calcext:value-type="float">
            <text:p>5</text:p>
          </table:table-cell>
          <table:table-cell table:formula="of:=RANK([.R248];[.$R248:.$V248];)" office:value-type="float" office:value="2" calcext:value-type="float">
            <text:p>2</text:p>
          </table:table-cell>
          <table:table-cell table:formula="of:=RANK([.S248];[.$R248:.$V248];)" office:value-type="float" office:value="2" calcext:value-type="float">
            <text:p>2</text:p>
          </table:table-cell>
          <table:table-cell table:formula="of:=RANK([.T248];[.$R248:.$V248];)" office:value-type="float" office:value="2" calcext:value-type="float">
            <text:p>2</text:p>
          </table:table-cell>
          <table:table-cell table:formula="of:=RANK([.U248];[.$R248:.$V248];)" office:value-type="float" office:value="5" calcext:value-type="float">
            <text:p>5</text:p>
          </table:table-cell>
          <table:table-cell table:formula="of:=RANK([.V248];[.$R248:.$V248];)" office:value-type="float" office:value="1" calcext:value-type="float">
            <text:p>1</text:p>
          </table:table-cell>
          <table:table-cell table:formula="of:=RANK([.W248];[.$W248:.$AA248];)" office:value-type="float" office:value="3" calcext:value-type="float">
            <text:p>3</text:p>
          </table:table-cell>
          <table:table-cell table:formula="of:=RANK([.X248];[.$W248:.$AA248];)" office:value-type="float" office:value="1" calcext:value-type="float">
            <text:p>1</text:p>
          </table:table-cell>
          <table:table-cell table:formula="of:=RANK([.Y248];[.$W248:.$AA248];)" office:value-type="float" office:value="5" calcext:value-type="float">
            <text:p>5</text:p>
          </table:table-cell>
          <table:table-cell table:formula="of:=RANK([.Z248];[.$W248:.$AA248];)" office:value-type="float" office:value="4" calcext:value-type="float">
            <text:p>4</text:p>
          </table:table-cell>
          <table:table-cell table:formula="of:=RANK([.AA248];[.$W248:.$AA248];)" office:value-type="float" office:value="2" calcext:value-type="float">
            <text:p>2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249]; OFFSET([.$C249]; 0; 0; 1; 5))" office:value-type="float" office:value="5" calcext:value-type="float">
            <text:p>5</text:p>
          </table:table-cell>
          <table:table-cell table:formula="of:=RANK([.D249]; OFFSET([.$C249]; 0; 0; 1; 5))" office:value-type="float" office:value="4" calcext:value-type="float">
            <text:p>4</text:p>
          </table:table-cell>
          <table:table-cell table:formula="of:=RANK([.E249]; OFFSET([.$C249]; 0; 0; 1; 5))" office:value-type="float" office:value="3" calcext:value-type="float">
            <text:p>3</text:p>
          </table:table-cell>
          <table:table-cell table:formula="of:=RANK([.F249]; OFFSET([.$C249]; 0; 0; 1; 5))" office:value-type="float" office:value="1" calcext:value-type="float">
            <text:p>1</text:p>
          </table:table-cell>
          <table:table-cell table:formula="of:=RANK([.G249]; OFFSET([.$C249]; 0; 0; 1; 5))" office:value-type="float" office:value="2" calcext:value-type="float">
            <text:p>2</text:p>
          </table:table-cell>
          <table:table-cell table:formula="of:=RANK([.H249];[.$H249:.$L249];)" office:value-type="float" office:value="2" calcext:value-type="float">
            <text:p>2</text:p>
          </table:table-cell>
          <table:table-cell table:formula="of:=RANK([.I249];[.$H249:.$L249];)" office:value-type="float" office:value="5" calcext:value-type="float">
            <text:p>5</text:p>
          </table:table-cell>
          <table:table-cell table:formula="of:=RANK([.J249];[.$H249:.$L249];)" office:value-type="float" office:value="3" calcext:value-type="float">
            <text:p>3</text:p>
          </table:table-cell>
          <table:table-cell table:formula="of:=RANK([.K249];[.$H249:.$L249];)" office:value-type="float" office:value="4" calcext:value-type="float">
            <text:p>4</text:p>
          </table:table-cell>
          <table:table-cell table:formula="of:=RANK([.L249];[.$H249:.$L249];)" office:value-type="float" office:value="1" calcext:value-type="float">
            <text:p>1</text:p>
          </table:table-cell>
          <table:table-cell table:formula="of:=RANK([.M249];[.$M249:.$Q249];)" office:value-type="float" office:value="4" calcext:value-type="float">
            <text:p>4</text:p>
          </table:table-cell>
          <table:table-cell table:formula="of:=RANK([.N249];[.$M249:.$Q249];)" office:value-type="float" office:value="1" calcext:value-type="float">
            <text:p>1</text:p>
          </table:table-cell>
          <table:table-cell table:formula="of:=RANK([.O249];[.$M249:.$Q249];)" office:value-type="float" office:value="1" calcext:value-type="float">
            <text:p>1</text:p>
          </table:table-cell>
          <table:table-cell table:formula="of:=RANK([.P249];[.$M249:.$Q249];)" office:value-type="float" office:value="4" calcext:value-type="float">
            <text:p>4</text:p>
          </table:table-cell>
          <table:table-cell table:formula="of:=RANK([.Q249];[.$M249:.$Q249];)" office:value-type="float" office:value="1" calcext:value-type="float">
            <text:p>1</text:p>
          </table:table-cell>
          <table:table-cell table:formula="of:=RANK([.R249];[.$R249:.$V249];)" office:value-type="float" office:value="1" calcext:value-type="float">
            <text:p>1</text:p>
          </table:table-cell>
          <table:table-cell table:formula="of:=RANK([.S249];[.$R249:.$V249];)" office:value-type="float" office:value="1" calcext:value-type="float">
            <text:p>1</text:p>
          </table:table-cell>
          <table:table-cell table:formula="of:=RANK([.T249];[.$R249:.$V249];)" office:value-type="float" office:value="1" calcext:value-type="float">
            <text:p>1</text:p>
          </table:table-cell>
          <table:table-cell table:formula="of:=RANK([.U249];[.$R249:.$V249];)" office:value-type="float" office:value="5" calcext:value-type="float">
            <text:p>5</text:p>
          </table:table-cell>
          <table:table-cell table:formula="of:=RANK([.V249];[.$R249:.$V249];)" office:value-type="float" office:value="1" calcext:value-type="float">
            <text:p>1</text:p>
          </table:table-cell>
          <table:table-cell table:formula="of:=RANK([.W249];[.$W249:.$AA249];)" office:value-type="float" office:value="4" calcext:value-type="float">
            <text:p>4</text:p>
          </table:table-cell>
          <table:table-cell table:formula="of:=RANK([.X249];[.$W249:.$AA249];)" office:value-type="float" office:value="2" calcext:value-type="float">
            <text:p>2</text:p>
          </table:table-cell>
          <table:table-cell table:formula="of:=RANK([.Y249];[.$W249:.$AA249];)" office:value-type="float" office:value="3" calcext:value-type="float">
            <text:p>3</text:p>
          </table:table-cell>
          <table:table-cell table:formula="of:=RANK([.Z249];[.$W249:.$AA249];)" office:value-type="float" office:value="1" calcext:value-type="float">
            <text:p>1</text:p>
          </table:table-cell>
          <table:table-cell table:formula="of:=RANK([.AA249];[.$W249:.$AA249];)" office:value-type="float" office:value="5" calcext:value-type="float">
            <text:p>5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50]; OFFSET([.$C250]; 0; 0; 1; 5))" office:value-type="float" office:value="3" calcext:value-type="float">
            <text:p>3</text:p>
          </table:table-cell>
          <table:table-cell table:formula="of:=RANK([.D250]; OFFSET([.$C250]; 0; 0; 1; 5))" office:value-type="float" office:value="1" calcext:value-type="float">
            <text:p>1</text:p>
          </table:table-cell>
          <table:table-cell table:formula="of:=RANK([.E250]; OFFSET([.$C250]; 0; 0; 1; 5))" office:value-type="float" office:value="5" calcext:value-type="float">
            <text:p>5</text:p>
          </table:table-cell>
          <table:table-cell table:formula="of:=RANK([.F250]; OFFSET([.$C250]; 0; 0; 1; 5))" office:value-type="float" office:value="2" calcext:value-type="float">
            <text:p>2</text:p>
          </table:table-cell>
          <table:table-cell table:formula="of:=RANK([.G250]; OFFSET([.$C250]; 0; 0; 1; 5))" office:value-type="float" office:value="4" calcext:value-type="float">
            <text:p>4</text:p>
          </table:table-cell>
          <table:table-cell table:formula="of:=RANK([.H250];[.$H250:.$L250];)" office:value-type="float" office:value="4" calcext:value-type="float">
            <text:p>4</text:p>
          </table:table-cell>
          <table:table-cell table:formula="of:=RANK([.I250];[.$H250:.$L250];)" office:value-type="float" office:value="2" calcext:value-type="float">
            <text:p>2</text:p>
          </table:table-cell>
          <table:table-cell table:formula="of:=RANK([.J250];[.$H250:.$L250];)" office:value-type="float" office:value="2" calcext:value-type="float">
            <text:p>2</text:p>
          </table:table-cell>
          <table:table-cell table:formula="of:=RANK([.K250];[.$H250:.$L250];)" office:value-type="float" office:value="5" calcext:value-type="float">
            <text:p>5</text:p>
          </table:table-cell>
          <table:table-cell table:formula="of:=RANK([.L250];[.$H250:.$L250];)" office:value-type="float" office:value="1" calcext:value-type="float">
            <text:p>1</text:p>
          </table:table-cell>
          <table:table-cell table:formula="of:=RANK([.M250];[.$M250:.$Q250];)" office:value-type="float" office:value="4" calcext:value-type="float">
            <text:p>4</text:p>
          </table:table-cell>
          <table:table-cell table:formula="of:=RANK([.N250];[.$M250:.$Q250];)" office:value-type="float" office:value="2" calcext:value-type="float">
            <text:p>2</text:p>
          </table:table-cell>
          <table:table-cell table:formula="of:=RANK([.O250];[.$M250:.$Q250];)" office:value-type="float" office:value="2" calcext:value-type="float">
            <text:p>2</text:p>
          </table:table-cell>
          <table:table-cell table:formula="of:=RANK([.P250];[.$M250:.$Q250];)" office:value-type="float" office:value="5" calcext:value-type="float">
            <text:p>5</text:p>
          </table:table-cell>
          <table:table-cell table:formula="of:=RANK([.Q250];[.$M250:.$Q250];)" office:value-type="float" office:value="1" calcext:value-type="float">
            <text:p>1</text:p>
          </table:table-cell>
          <table:table-cell table:formula="of:=RANK([.R250];[.$R250:.$V250];)" office:value-type="float" office:value="5" calcext:value-type="float">
            <text:p>5</text:p>
          </table:table-cell>
          <table:table-cell table:formula="of:=RANK([.S250];[.$R250:.$V250];)" office:value-type="float" office:value="1" calcext:value-type="float">
            <text:p>1</text:p>
          </table:table-cell>
          <table:table-cell table:formula="of:=RANK([.T250];[.$R250:.$V250];)" office:value-type="float" office:value="1" calcext:value-type="float">
            <text:p>1</text:p>
          </table:table-cell>
          <table:table-cell table:formula="of:=RANK([.U250];[.$R250:.$V250];)" office:value-type="float" office:value="3" calcext:value-type="float">
            <text:p>3</text:p>
          </table:table-cell>
          <table:table-cell table:formula="of:=RANK([.V250];[.$R250:.$V250];)" office:value-type="float" office:value="4" calcext:value-type="float">
            <text:p>4</text:p>
          </table:table-cell>
          <table:table-cell table:formula="of:=RANK([.W250];[.$W250:.$AA250];)" office:value-type="float" office:value="3" calcext:value-type="float">
            <text:p>3</text:p>
          </table:table-cell>
          <table:table-cell table:formula="of:=RANK([.X250];[.$W250:.$AA250];)" office:value-type="float" office:value="4" calcext:value-type="float">
            <text:p>4</text:p>
          </table:table-cell>
          <table:table-cell table:formula="of:=RANK([.Y250];[.$W250:.$AA250];)" office:value-type="float" office:value="5" calcext:value-type="float">
            <text:p>5</text:p>
          </table:table-cell>
          <table:table-cell table:formula="of:=RANK([.Z250];[.$W250:.$AA250];)" office:value-type="float" office:value="1" calcext:value-type="float">
            <text:p>1</text:p>
          </table:table-cell>
          <table:table-cell table:formula="of:=RANK([.AA250];[.$W250:.$AA250];)" office:value-type="float" office:value="2" calcext:value-type="float">
            <text:p>2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251]; OFFSET([.$C251]; 0; 0; 1; 5))" office:value-type="float" office:value="5" calcext:value-type="float">
            <text:p>5</text:p>
          </table:table-cell>
          <table:table-cell table:formula="of:=RANK([.D251]; OFFSET([.$C251]; 0; 0; 1; 5))" office:value-type="float" office:value="1" calcext:value-type="float">
            <text:p>1</text:p>
          </table:table-cell>
          <table:table-cell table:formula="of:=RANK([.E251]; OFFSET([.$C251]; 0; 0; 1; 5))" office:value-type="float" office:value="2" calcext:value-type="float">
            <text:p>2</text:p>
          </table:table-cell>
          <table:table-cell table:formula="of:=RANK([.F251]; OFFSET([.$C251]; 0; 0; 1; 5))" office:value-type="float" office:value="2" calcext:value-type="float">
            <text:p>2</text:p>
          </table:table-cell>
          <table:table-cell table:formula="of:=RANK([.G251]; OFFSET([.$C251]; 0; 0; 1; 5))" office:value-type="float" office:value="2" calcext:value-type="float">
            <text:p>2</text:p>
          </table:table-cell>
          <table:table-cell table:formula="of:=RANK([.H251];[.$H251:.$L251];)" office:value-type="float" office:value="5" calcext:value-type="float">
            <text:p>5</text:p>
          </table:table-cell>
          <table:table-cell table:formula="of:=RANK([.I251];[.$H251:.$L251];)" office:value-type="float" office:value="2" calcext:value-type="float">
            <text:p>2</text:p>
          </table:table-cell>
          <table:table-cell table:formula="of:=RANK([.J251];[.$H251:.$L251];)" office:value-type="float" office:value="1" calcext:value-type="float">
            <text:p>1</text:p>
          </table:table-cell>
          <table:table-cell table:formula="of:=RANK([.K251];[.$H251:.$L251];)" office:value-type="float" office:value="2" calcext:value-type="float">
            <text:p>2</text:p>
          </table:table-cell>
          <table:table-cell table:formula="of:=RANK([.L251];[.$H251:.$L251];)" office:value-type="float" office:value="4" calcext:value-type="float">
            <text:p>4</text:p>
          </table:table-cell>
          <table:table-cell table:formula="of:=RANK([.M251];[.$M251:.$Q251];)" office:value-type="float" office:value="2" calcext:value-type="float">
            <text:p>2</text:p>
          </table:table-cell>
          <table:table-cell table:formula="of:=RANK([.N251];[.$M251:.$Q251];)" office:value-type="float" office:value="3" calcext:value-type="float">
            <text:p>3</text:p>
          </table:table-cell>
          <table:table-cell table:formula="of:=RANK([.O251];[.$M251:.$Q251];)" office:value-type="float" office:value="5" calcext:value-type="float">
            <text:p>5</text:p>
          </table:table-cell>
          <table:table-cell table:formula="of:=RANK([.P251];[.$M251:.$Q251];)" office:value-type="float" office:value="1" calcext:value-type="float">
            <text:p>1</text:p>
          </table:table-cell>
          <table:table-cell table:formula="of:=RANK([.Q251];[.$M251:.$Q251];)" office:value-type="float" office:value="4" calcext:value-type="float">
            <text:p>4</text:p>
          </table:table-cell>
          <table:table-cell table:formula="of:=RANK([.R251];[.$R251:.$V251];)" office:value-type="float" office:value="2" calcext:value-type="float">
            <text:p>2</text:p>
          </table:table-cell>
          <table:table-cell table:formula="of:=RANK([.S251];[.$R251:.$V251];)" office:value-type="float" office:value="3" calcext:value-type="float">
            <text:p>3</text:p>
          </table:table-cell>
          <table:table-cell table:formula="of:=RANK([.T251];[.$R251:.$V251];)" office:value-type="float" office:value="3" calcext:value-type="float">
            <text:p>3</text:p>
          </table:table-cell>
          <table:table-cell table:formula="of:=RANK([.U251];[.$R251:.$V251];)" office:value-type="float" office:value="1" calcext:value-type="float">
            <text:p>1</text:p>
          </table:table-cell>
          <table:table-cell table:formula="of:=RANK([.V251];[.$R251:.$V251];)" office:value-type="float" office:value="5" calcext:value-type="float">
            <text:p>5</text:p>
          </table:table-cell>
          <table:table-cell table:formula="of:=RANK([.W251];[.$W251:.$AA251];)" office:value-type="float" office:value="1" calcext:value-type="float">
            <text:p>1</text:p>
          </table:table-cell>
          <table:table-cell table:formula="of:=RANK([.X251];[.$W251:.$AA251];)" office:value-type="float" office:value="2" calcext:value-type="float">
            <text:p>2</text:p>
          </table:table-cell>
          <table:table-cell table:formula="of:=RANK([.Y251];[.$W251:.$AA251];)" office:value-type="float" office:value="5" calcext:value-type="float">
            <text:p>5</text:p>
          </table:table-cell>
          <table:table-cell table:formula="of:=RANK([.Z251];[.$W251:.$AA251];)" office:value-type="float" office:value="3" calcext:value-type="float">
            <text:p>3</text:p>
          </table:table-cell>
          <table:table-cell table:formula="of:=RANK([.AA251];[.$W251:.$AA251];)" office:value-type="float" office:value="4" calcext:value-type="float">
            <text:p>4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52]; OFFSET([.$C252]; 0; 0; 1; 5))" office:value-type="float" office:value="2" calcext:value-type="float">
            <text:p>2</text:p>
          </table:table-cell>
          <table:table-cell table:formula="of:=RANK([.D252]; OFFSET([.$C252]; 0; 0; 1; 5))" office:value-type="float" office:value="1" calcext:value-type="float">
            <text:p>1</text:p>
          </table:table-cell>
          <table:table-cell table:formula="of:=RANK([.E252]; OFFSET([.$C252]; 0; 0; 1; 5))" office:value-type="float" office:value="2" calcext:value-type="float">
            <text:p>2</text:p>
          </table:table-cell>
          <table:table-cell table:formula="of:=RANK([.F252]; OFFSET([.$C252]; 0; 0; 1; 5))" office:value-type="float" office:value="2" calcext:value-type="float">
            <text:p>2</text:p>
          </table:table-cell>
          <table:table-cell table:formula="of:=RANK([.G252]; OFFSET([.$C252]; 0; 0; 1; 5))" office:value-type="float" office:value="2" calcext:value-type="float">
            <text:p>2</text:p>
          </table:table-cell>
          <table:table-cell table:formula="of:=RANK([.H252];[.$H252:.$L252];)" office:value-type="float" office:value="4" calcext:value-type="float">
            <text:p>4</text:p>
          </table:table-cell>
          <table:table-cell table:formula="of:=RANK([.I252];[.$H252:.$L252];)" office:value-type="float" office:value="2" calcext:value-type="float">
            <text:p>2</text:p>
          </table:table-cell>
          <table:table-cell table:formula="of:=RANK([.J252];[.$H252:.$L252];)" office:value-type="float" office:value="1" calcext:value-type="float">
            <text:p>1</text:p>
          </table:table-cell>
          <table:table-cell table:formula="of:=RANK([.K252];[.$H252:.$L252];)" office:value-type="float" office:value="2" calcext:value-type="float">
            <text:p>2</text:p>
          </table:table-cell>
          <table:table-cell table:formula="of:=RANK([.L252];[.$H252:.$L252];)" office:value-type="float" office:value="4" calcext:value-type="float">
            <text:p>4</text:p>
          </table:table-cell>
          <table:table-cell table:formula="of:=RANK([.M252];[.$M252:.$Q252];)" office:value-type="float" office:value="2" calcext:value-type="float">
            <text:p>2</text:p>
          </table:table-cell>
          <table:table-cell table:formula="of:=RANK([.N252];[.$M252:.$Q252];)" office:value-type="float" office:value="1" calcext:value-type="float">
            <text:p>1</text:p>
          </table:table-cell>
          <table:table-cell table:formula="of:=RANK([.O252];[.$M252:.$Q252];)" office:value-type="float" office:value="5" calcext:value-type="float">
            <text:p>5</text:p>
          </table:table-cell>
          <table:table-cell table:formula="of:=RANK([.P252];[.$M252:.$Q252];)" office:value-type="float" office:value="2" calcext:value-type="float">
            <text:p>2</text:p>
          </table:table-cell>
          <table:table-cell table:formula="of:=RANK([.Q252];[.$M252:.$Q252];)" office:value-type="float" office:value="2" calcext:value-type="float">
            <text:p>2</text:p>
          </table:table-cell>
          <table:table-cell table:formula="of:=RANK([.R252];[.$R252:.$V252];)" office:value-type="float" office:value="3" calcext:value-type="float">
            <text:p>3</text:p>
          </table:table-cell>
          <table:table-cell table:formula="of:=RANK([.S252];[.$R252:.$V252];)" office:value-type="float" office:value="1" calcext:value-type="float">
            <text:p>1</text:p>
          </table:table-cell>
          <table:table-cell table:formula="of:=RANK([.T252];[.$R252:.$V252];)" office:value-type="float" office:value="1" calcext:value-type="float">
            <text:p>1</text:p>
          </table:table-cell>
          <table:table-cell table:formula="of:=RANK([.U252];[.$R252:.$V252];)" office:value-type="float" office:value="3" calcext:value-type="float">
            <text:p>3</text:p>
          </table:table-cell>
          <table:table-cell table:formula="of:=RANK([.V252];[.$R252:.$V252];)" office:value-type="float" office:value="3" calcext:value-type="float">
            <text:p>3</text:p>
          </table:table-cell>
          <table:table-cell table:formula="of:=RANK([.W252];[.$W252:.$AA252];)" office:value-type="float" office:value="5" calcext:value-type="float">
            <text:p>5</text:p>
          </table:table-cell>
          <table:table-cell table:formula="of:=RANK([.X252];[.$W252:.$AA252];)" office:value-type="float" office:value="2" calcext:value-type="float">
            <text:p>2</text:p>
          </table:table-cell>
          <table:table-cell table:formula="of:=RANK([.Y252];[.$W252:.$AA252];)" office:value-type="float" office:value="4" calcext:value-type="float">
            <text:p>4</text:p>
          </table:table-cell>
          <table:table-cell table:formula="of:=RANK([.Z252];[.$W252:.$AA252];)" office:value-type="float" office:value="3" calcext:value-type="float">
            <text:p>3</text:p>
          </table:table-cell>
          <table:table-cell table:formula="of:=RANK([.AA252];[.$W252:.$AA252];)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253]; OFFSET([.$C253]; 0; 0; 1; 5))" office:value-type="float" office:value="5" calcext:value-type="float">
            <text:p>5</text:p>
          </table:table-cell>
          <table:table-cell table:formula="of:=RANK([.D253]; OFFSET([.$C253]; 0; 0; 1; 5))" office:value-type="float" office:value="2" calcext:value-type="float">
            <text:p>2</text:p>
          </table:table-cell>
          <table:table-cell table:formula="of:=RANK([.E253]; OFFSET([.$C253]; 0; 0; 1; 5))" office:value-type="float" office:value="2" calcext:value-type="float">
            <text:p>2</text:p>
          </table:table-cell>
          <table:table-cell table:formula="of:=RANK([.F253]; OFFSET([.$C253]; 0; 0; 1; 5))" office:value-type="float" office:value="1" calcext:value-type="float">
            <text:p>1</text:p>
          </table:table-cell>
          <table:table-cell table:formula="of:=RANK([.G253]; OFFSET([.$C253]; 0; 0; 1; 5))" office:value-type="float" office:value="4" calcext:value-type="float">
            <text:p>4</text:p>
          </table:table-cell>
          <table:table-cell table:formula="of:=RANK([.H253];[.$H253:.$L253];)" office:value-type="float" office:value="5" calcext:value-type="float">
            <text:p>5</text:p>
          </table:table-cell>
          <table:table-cell table:formula="of:=RANK([.I253];[.$H253:.$L253];)" office:value-type="float" office:value="4" calcext:value-type="float">
            <text:p>4</text:p>
          </table:table-cell>
          <table:table-cell table:formula="of:=RANK([.J253];[.$H253:.$L253];)" office:value-type="float" office:value="1" calcext:value-type="float">
            <text:p>1</text:p>
          </table:table-cell>
          <table:table-cell table:formula="of:=RANK([.K253];[.$H253:.$L253];)" office:value-type="float" office:value="2" calcext:value-type="float">
            <text:p>2</text:p>
          </table:table-cell>
          <table:table-cell table:formula="of:=RANK([.L253];[.$H253:.$L253];)" office:value-type="float" office:value="3" calcext:value-type="float">
            <text:p>3</text:p>
          </table:table-cell>
          <table:table-cell table:formula="of:=RANK([.M253];[.$M253:.$Q253];)" office:value-type="float" office:value="1" calcext:value-type="float">
            <text:p>1</text:p>
          </table:table-cell>
          <table:table-cell table:formula="of:=RANK([.N253];[.$M253:.$Q253];)" office:value-type="float" office:value="5" calcext:value-type="float">
            <text:p>5</text:p>
          </table:table-cell>
          <table:table-cell table:formula="of:=RANK([.O253];[.$M253:.$Q253];)" office:value-type="float" office:value="4" calcext:value-type="float">
            <text:p>4</text:p>
          </table:table-cell>
          <table:table-cell table:formula="of:=RANK([.P253];[.$M253:.$Q253];)" office:value-type="float" office:value="2" calcext:value-type="float">
            <text:p>2</text:p>
          </table:table-cell>
          <table:table-cell table:formula="of:=RANK([.Q253];[.$M253:.$Q253];)" office:value-type="float" office:value="3" calcext:value-type="float">
            <text:p>3</text:p>
          </table:table-cell>
          <table:table-cell table:formula="of:=RANK([.R253];[.$R253:.$V253];)" office:value-type="float" office:value="4" calcext:value-type="float">
            <text:p>4</text:p>
          </table:table-cell>
          <table:table-cell table:formula="of:=RANK([.S253];[.$R253:.$V253];)" office:value-type="float" office:value="5" calcext:value-type="float">
            <text:p>5</text:p>
          </table:table-cell>
          <table:table-cell table:formula="of:=RANK([.T253];[.$R253:.$V253];)" office:value-type="float" office:value="2" calcext:value-type="float">
            <text:p>2</text:p>
          </table:table-cell>
          <table:table-cell table:formula="of:=RANK([.U253];[.$R253:.$V253];)" office:value-type="float" office:value="1" calcext:value-type="float">
            <text:p>1</text:p>
          </table:table-cell>
          <table:table-cell table:formula="of:=RANK([.V253];[.$R253:.$V253];)" office:value-type="float" office:value="3" calcext:value-type="float">
            <text:p>3</text:p>
          </table:table-cell>
          <table:table-cell table:formula="of:=RANK([.W253];[.$W253:.$AA253];)" office:value-type="float" office:value="1" calcext:value-type="float">
            <text:p>1</text:p>
          </table:table-cell>
          <table:table-cell table:formula="of:=RANK([.X253];[.$W253:.$AA253];)" office:value-type="float" office:value="2" calcext:value-type="float">
            <text:p>2</text:p>
          </table:table-cell>
          <table:table-cell table:formula="of:=RANK([.Y253];[.$W253:.$AA253];)" office:value-type="float" office:value="3" calcext:value-type="float">
            <text:p>3</text:p>
          </table:table-cell>
          <table:table-cell table:formula="of:=RANK([.Z253];[.$W253:.$AA253];)" office:value-type="float" office:value="5" calcext:value-type="float">
            <text:p>5</text:p>
          </table:table-cell>
          <table:table-cell table:formula="of:=RANK([.AA253];[.$W253:.$AA253];)" office:value-type="float" office:value="4" calcext:value-type="float">
            <text:p>4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54]; OFFSET([.$C254]; 0; 0; 1; 5))" office:value-type="float" office:value="4" calcext:value-type="float">
            <text:p>4</text:p>
          </table:table-cell>
          <table:table-cell table:formula="of:=RANK([.D254]; OFFSET([.$C254]; 0; 0; 1; 5))" office:value-type="float" office:value="2" calcext:value-type="float">
            <text:p>2</text:p>
          </table:table-cell>
          <table:table-cell table:formula="of:=RANK([.E254]; OFFSET([.$C254]; 0; 0; 1; 5))" office:value-type="float" office:value="2" calcext:value-type="float">
            <text:p>2</text:p>
          </table:table-cell>
          <table:table-cell table:formula="of:=RANK([.F254]; OFFSET([.$C254]; 0; 0; 1; 5))" office:value-type="float" office:value="1" calcext:value-type="float">
            <text:p>1</text:p>
          </table:table-cell>
          <table:table-cell table:formula="of:=RANK([.G254]; OFFSET([.$C254]; 0; 0; 1; 5))" office:value-type="float" office:value="5" calcext:value-type="float">
            <text:p>5</text:p>
          </table:table-cell>
          <table:table-cell table:formula="of:=RANK([.H254];[.$H254:.$L254];)" office:value-type="float" office:value="5" calcext:value-type="float">
            <text:p>5</text:p>
          </table:table-cell>
          <table:table-cell table:formula="of:=RANK([.I254];[.$H254:.$L254];)" office:value-type="float" office:value="4" calcext:value-type="float">
            <text:p>4</text:p>
          </table:table-cell>
          <table:table-cell table:formula="of:=RANK([.J254];[.$H254:.$L254];)" office:value-type="float" office:value="1" calcext:value-type="float">
            <text:p>1</text:p>
          </table:table-cell>
          <table:table-cell table:formula="of:=RANK([.K254];[.$H254:.$L254];)" office:value-type="float" office:value="2" calcext:value-type="float">
            <text:p>2</text:p>
          </table:table-cell>
          <table:table-cell table:formula="of:=RANK([.L254];[.$H254:.$L254];)" office:value-type="float" office:value="3" calcext:value-type="float">
            <text:p>3</text:p>
          </table:table-cell>
          <table:table-cell table:formula="of:=RANK([.M254];[.$M254:.$Q254];)" office:value-type="float" office:value="1" calcext:value-type="float">
            <text:p>1</text:p>
          </table:table-cell>
          <table:table-cell table:formula="of:=RANK([.N254];[.$M254:.$Q254];)" office:value-type="float" office:value="5" calcext:value-type="float">
            <text:p>5</text:p>
          </table:table-cell>
          <table:table-cell table:formula="of:=RANK([.O254];[.$M254:.$Q254];)" office:value-type="float" office:value="3" calcext:value-type="float">
            <text:p>3</text:p>
          </table:table-cell>
          <table:table-cell table:formula="of:=RANK([.P254];[.$M254:.$Q254];)" office:value-type="float" office:value="4" calcext:value-type="float">
            <text:p>4</text:p>
          </table:table-cell>
          <table:table-cell table:formula="of:=RANK([.Q254];[.$M254:.$Q254];)" office:value-type="float" office:value="2" calcext:value-type="float">
            <text:p>2</text:p>
          </table:table-cell>
          <table:table-cell table:formula="of:=RANK([.R254];[.$R254:.$V254];)" office:value-type="float" office:value="1" calcext:value-type="float">
            <text:p>1</text:p>
          </table:table-cell>
          <table:table-cell table:formula="of:=RANK([.S254];[.$R254:.$V254];)" office:value-type="float" office:value="5" calcext:value-type="float">
            <text:p>5</text:p>
          </table:table-cell>
          <table:table-cell table:formula="of:=RANK([.T254];[.$R254:.$V254];)" office:value-type="float" office:value="4" calcext:value-type="float">
            <text:p>4</text:p>
          </table:table-cell>
          <table:table-cell table:formula="of:=RANK([.U254];[.$R254:.$V254];)" office:value-type="float" office:value="2" calcext:value-type="float">
            <text:p>2</text:p>
          </table:table-cell>
          <table:table-cell table:formula="of:=RANK([.V254];[.$R254:.$V254];)" office:value-type="float" office:value="3" calcext:value-type="float">
            <text:p>3</text:p>
          </table:table-cell>
          <table:table-cell table:formula="of:=RANK([.W254];[.$W254:.$AA254];)" office:value-type="float" office:value="4" calcext:value-type="float">
            <text:p>4</text:p>
          </table:table-cell>
          <table:table-cell table:formula="of:=RANK([.X254];[.$W254:.$AA254];)" office:value-type="float" office:value="2" calcext:value-type="float">
            <text:p>2</text:p>
          </table:table-cell>
          <table:table-cell table:formula="of:=RANK([.Y254];[.$W254:.$AA254];)" office:value-type="float" office:value="3" calcext:value-type="float">
            <text:p>3</text:p>
          </table:table-cell>
          <table:table-cell table:formula="of:=RANK([.Z254];[.$W254:.$AA254];)" office:value-type="float" office:value="5" calcext:value-type="float">
            <text:p>5</text:p>
          </table:table-cell>
          <table:table-cell table:formula="of:=RANK([.AA254];[.$W254:.$AA254];)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255]; OFFSET([.$C255]; 0; 0; 1; 5))" office:value-type="float" office:value="5" calcext:value-type="float">
            <text:p>5</text:p>
          </table:table-cell>
          <table:table-cell table:formula="of:=RANK([.D255]; OFFSET([.$C255]; 0; 0; 1; 5))" office:value-type="float" office:value="3" calcext:value-type="float">
            <text:p>3</text:p>
          </table:table-cell>
          <table:table-cell table:formula="of:=RANK([.E255]; OFFSET([.$C255]; 0; 0; 1; 5))" office:value-type="float" office:value="3" calcext:value-type="float">
            <text:p>3</text:p>
          </table:table-cell>
          <table:table-cell table:formula="of:=RANK([.F255]; OFFSET([.$C255]; 0; 0; 1; 5))" office:value-type="float" office:value="1" calcext:value-type="float">
            <text:p>1</text:p>
          </table:table-cell>
          <table:table-cell table:formula="of:=RANK([.G255]; OFFSET([.$C255]; 0; 0; 1; 5))" office:value-type="float" office:value="2" calcext:value-type="float">
            <text:p>2</text:p>
          </table:table-cell>
          <table:table-cell table:formula="of:=RANK([.H255];[.$H255:.$L255];)" office:value-type="float" office:value="5" calcext:value-type="float">
            <text:p>5</text:p>
          </table:table-cell>
          <table:table-cell table:formula="of:=RANK([.I255];[.$H255:.$L255];)" office:value-type="float" office:value="4" calcext:value-type="float">
            <text:p>4</text:p>
          </table:table-cell>
          <table:table-cell table:formula="of:=RANK([.J255];[.$H255:.$L255];)" office:value-type="float" office:value="3" calcext:value-type="float">
            <text:p>3</text:p>
          </table:table-cell>
          <table:table-cell table:formula="of:=RANK([.K255];[.$H255:.$L255];)" office:value-type="float" office:value="1" calcext:value-type="float">
            <text:p>1</text:p>
          </table:table-cell>
          <table:table-cell table:formula="of:=RANK([.L255];[.$H255:.$L255];)" office:value-type="float" office:value="2" calcext:value-type="float">
            <text:p>2</text:p>
          </table:table-cell>
          <table:table-cell table:formula="of:=RANK([.M255];[.$M255:.$Q255];)" office:value-type="float" office:value="5" calcext:value-type="float">
            <text:p>5</text:p>
          </table:table-cell>
          <table:table-cell table:formula="of:=RANK([.N255];[.$M255:.$Q255];)" office:value-type="float" office:value="2" calcext:value-type="float">
            <text:p>2</text:p>
          </table:table-cell>
          <table:table-cell table:formula="of:=RANK([.O255];[.$M255:.$Q255];)" office:value-type="float" office:value="1" calcext:value-type="float">
            <text:p>1</text:p>
          </table:table-cell>
          <table:table-cell table:formula="of:=RANK([.P255];[.$M255:.$Q255];)" office:value-type="float" office:value="4" calcext:value-type="float">
            <text:p>4</text:p>
          </table:table-cell>
          <table:table-cell table:formula="of:=RANK([.Q255];[.$M255:.$Q255];)" office:value-type="float" office:value="3" calcext:value-type="float">
            <text:p>3</text:p>
          </table:table-cell>
          <table:table-cell table:formula="of:=RANK([.R255];[.$R255:.$V255];)" office:value-type="float" office:value="5" calcext:value-type="float">
            <text:p>5</text:p>
          </table:table-cell>
          <table:table-cell table:formula="of:=RANK([.S255];[.$R255:.$V255];)" office:value-type="float" office:value="1" calcext:value-type="float">
            <text:p>1</text:p>
          </table:table-cell>
          <table:table-cell table:formula="of:=RANK([.T255];[.$R255:.$V255];)" office:value-type="float" office:value="2" calcext:value-type="float">
            <text:p>2</text:p>
          </table:table-cell>
          <table:table-cell table:formula="of:=RANK([.U255];[.$R255:.$V255];)" office:value-type="float" office:value="4" calcext:value-type="float">
            <text:p>4</text:p>
          </table:table-cell>
          <table:table-cell table:formula="of:=RANK([.V255];[.$R255:.$V255];)" office:value-type="float" office:value="3" calcext:value-type="float">
            <text:p>3</text:p>
          </table:table-cell>
          <table:table-cell table:formula="of:=RANK([.W255];[.$W255:.$AA255];)" office:value-type="float" office:value="1" calcext:value-type="float">
            <text:p>1</text:p>
          </table:table-cell>
          <table:table-cell table:formula="of:=RANK([.X255];[.$W255:.$AA255];)" office:value-type="float" office:value="3" calcext:value-type="float">
            <text:p>3</text:p>
          </table:table-cell>
          <table:table-cell table:formula="of:=RANK([.Y255];[.$W255:.$AA255];)" office:value-type="float" office:value="4" calcext:value-type="float">
            <text:p>4</text:p>
          </table:table-cell>
          <table:table-cell table:formula="of:=RANK([.Z255];[.$W255:.$AA255];)" office:value-type="float" office:value="2" calcext:value-type="float">
            <text:p>2</text:p>
          </table:table-cell>
          <table:table-cell table:formula="of:=RANK([.AA255];[.$W255:.$AA255];)" office:value-type="float" office:value="5" calcext:value-type="float">
            <text:p>5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56]; OFFSET([.$C256]; 0; 0; 1; 5))" office:value-type="float" office:value="2" calcext:value-type="float">
            <text:p>2</text:p>
          </table:table-cell>
          <table:table-cell table:formula="of:=RANK([.D256]; OFFSET([.$C256]; 0; 0; 1; 5))" office:value-type="float" office:value="4" calcext:value-type="float">
            <text:p>4</text:p>
          </table:table-cell>
          <table:table-cell table:formula="of:=RANK([.E256]; OFFSET([.$C256]; 0; 0; 1; 5))" office:value-type="float" office:value="4" calcext:value-type="float">
            <text:p>4</text:p>
          </table:table-cell>
          <table:table-cell table:formula="of:=RANK([.F256]; OFFSET([.$C256]; 0; 0; 1; 5))" office:value-type="float" office:value="1" calcext:value-type="float">
            <text:p>1</text:p>
          </table:table-cell>
          <table:table-cell table:formula="of:=RANK([.G256]; OFFSET([.$C256]; 0; 0; 1; 5))" office:value-type="float" office:value="2" calcext:value-type="float">
            <text:p>2</text:p>
          </table:table-cell>
          <table:table-cell table:formula="of:=RANK([.H256];[.$H256:.$L256];)" office:value-type="float" office:value="3" calcext:value-type="float">
            <text:p>3</text:p>
          </table:table-cell>
          <table:table-cell table:formula="of:=RANK([.I256];[.$H256:.$L256];)" office:value-type="float" office:value="5" calcext:value-type="float">
            <text:p>5</text:p>
          </table:table-cell>
          <table:table-cell table:formula="of:=RANK([.J256];[.$H256:.$L256];)" office:value-type="float" office:value="4" calcext:value-type="float">
            <text:p>4</text:p>
          </table:table-cell>
          <table:table-cell table:formula="of:=RANK([.K256];[.$H256:.$L256];)" office:value-type="float" office:value="1" calcext:value-type="float">
            <text:p>1</text:p>
          </table:table-cell>
          <table:table-cell table:formula="of:=RANK([.L256];[.$H256:.$L256];)" office:value-type="float" office:value="2" calcext:value-type="float">
            <text:p>2</text:p>
          </table:table-cell>
          <table:table-cell table:formula="of:=RANK([.M256];[.$M256:.$Q256];)" office:value-type="float" office:value="4" calcext:value-type="float">
            <text:p>4</text:p>
          </table:table-cell>
          <table:table-cell table:formula="of:=RANK([.N256];[.$M256:.$Q256];)" office:value-type="float" office:value="3" calcext:value-type="float">
            <text:p>3</text:p>
          </table:table-cell>
          <table:table-cell table:formula="of:=RANK([.O256];[.$M256:.$Q256];)" office:value-type="float" office:value="2" calcext:value-type="float">
            <text:p>2</text:p>
          </table:table-cell>
          <table:table-cell table:formula="of:=RANK([.P256];[.$M256:.$Q256];)" office:value-type="float" office:value="1" calcext:value-type="float">
            <text:p>1</text:p>
          </table:table-cell>
          <table:table-cell table:formula="of:=RANK([.Q256];[.$M256:.$Q256];)" office:value-type="float" office:value="5" calcext:value-type="float">
            <text:p>5</text:p>
          </table:table-cell>
          <table:table-cell table:formula="of:=RANK([.R256];[.$R256:.$V256];)" office:value-type="float" office:value="1" calcext:value-type="float">
            <text:p>1</text:p>
          </table:table-cell>
          <table:table-cell table:formula="of:=RANK([.S256];[.$R256:.$V256];)" office:value-type="float" office:value="2" calcext:value-type="float">
            <text:p>2</text:p>
          </table:table-cell>
          <table:table-cell table:formula="of:=RANK([.T256];[.$R256:.$V256];)" office:value-type="float" office:value="3" calcext:value-type="float">
            <text:p>3</text:p>
          </table:table-cell>
          <table:table-cell table:formula="of:=RANK([.U256];[.$R256:.$V256];)" office:value-type="float" office:value="5" calcext:value-type="float">
            <text:p>5</text:p>
          </table:table-cell>
          <table:table-cell table:formula="of:=RANK([.V256];[.$R256:.$V256];)" office:value-type="float" office:value="4" calcext:value-type="float">
            <text:p>4</text:p>
          </table:table-cell>
          <table:table-cell table:formula="of:=RANK([.W256];[.$W256:.$AA256];)" office:value-type="float" office:value="2" calcext:value-type="float">
            <text:p>2</text:p>
          </table:table-cell>
          <table:table-cell table:formula="of:=RANK([.X256];[.$W256:.$AA256];)" office:value-type="float" office:value="3" calcext:value-type="float">
            <text:p>3</text:p>
          </table:table-cell>
          <table:table-cell table:formula="of:=RANK([.Y256];[.$W256:.$AA256];)" office:value-type="float" office:value="4" calcext:value-type="float">
            <text:p>4</text:p>
          </table:table-cell>
          <table:table-cell table:formula="of:=RANK([.Z256];[.$W256:.$AA256];)" office:value-type="float" office:value="1" calcext:value-type="float">
            <text:p>1</text:p>
          </table:table-cell>
          <table:table-cell table:formula="of:=RANK([.AA256];[.$W256:.$AA256];)" office:value-type="float" office:value="5" calcext:value-type="float">
            <text:p>5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repeated="1635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repeated="1635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3" table:number-rows-repeated="104827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text>€ </number:text>
      <number:number number:decimal-places="0" number:min-decimal-places="0" number:min-integer-digits="1" number:grouping="true"/>
    </number:number-style>
    <number:number-style style:name="N149">
      <number:text>-€ 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€ </number:text>
      <number:number number:decimal-places="0" number:min-decimal-places="0" number:min-integer-digits="1" number:grouping="true"/>
    </number:number-style>
    <number:number-style style:name="N150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€ </number:text>
      <number:number number:decimal-places="2" number:min-decimal-places="2" number:min-integer-digits="1" number:grouping="true"/>
    </number:number-style>
    <number:number-style style:name="N151">
      <number:text>-€ 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text>€ 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€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09:32:22.801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4-05-24T23:43:28</meta:creation-date>
    <dc:date>2024-06-17T09:42:13.524000000</dc:date>
    <meta:generator>LibreOffice/7.6.2.1$Windows_X86_64 LibreOffice_project/56f7684011345957bbf33a7ee678afaf4d2ba333</meta:generator>
    <meta:editing-duration>PT16H9M10S</meta:editing-duration>
    <meta:editing-cycles>9</meta:editing-cycles>
    <meta:document-statistic meta:table-count="1" meta:cell-count="7861" meta:object-count="0"/>
    <meta:user-defined meta:name="AppVersion">3.1</meta:user-defined>
  </office:meta>
</office:document-meta>
</file>